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2.984cm" table:align="left"/>
    </style:style>
    <style:style style:name="Таблица1.A" style:family="table-column">
      <style:table-column-properties style:column-width="2.434cm"/>
    </style:style>
    <style:style style:name="Таблица1.B" style:family="table-column">
      <style:table-column-properties style:column-width="5.32cm"/>
    </style:style>
    <style:style style:name="Таблица1.C" style:family="table-column">
      <style:table-column-properties style:column-width="1.969cm"/>
    </style:style>
    <style:style style:name="Таблица1.D" style:family="table-column">
      <style:table-column-properties style:column-width="3.261cm"/>
    </style:style>
    <style:style style:name="Таблица1.A1" style:family="table-cell">
      <style:table-cell-properties style:vertical-align="middle" fo:padding="0.049cm" fo:border="none"/>
    </style:style>
    <style:style style:name="Таблица2" style:family="table">
      <style:table-properties style:width="12.984cm" table:align="left"/>
    </style:style>
    <style:style style:name="Таблица2.A" style:family="table-column">
      <style:table-column-properties style:column-width="2.434cm"/>
    </style:style>
    <style:style style:name="Таблица2.B" style:family="table-column">
      <style:table-column-properties style:column-width="5.32cm"/>
    </style:style>
    <style:style style:name="Таблица2.C" style:family="table-column">
      <style:table-column-properties style:column-width="1.969cm"/>
    </style:style>
    <style:style style:name="Таблица2.D" style:family="table-column">
      <style:table-column-properties style:column-width="3.261cm"/>
    </style:style>
    <style:style style:name="Таблица2.A1" style:family="table-cell">
      <style:table-cell-properties style:vertical-align="middle" fo:padding="0.049cm" fo:border="none"/>
    </style:style>
    <style:style style:name="Таблица4" style:family="table">
      <style:table-properties style:width="16.351cm" table:align="left"/>
    </style:style>
    <style:style style:name="Таблица4.A" style:family="table-column">
      <style:table-column-properties style:column-width="2.434cm"/>
    </style:style>
    <style:style style:name="Таблица4.B" style:family="table-column">
      <style:table-column-properties style:column-width="8.135cm"/>
    </style:style>
    <style:style style:name="Таблица4.C" style:family="table-column">
      <style:table-column-properties style:column-width="1.431cm"/>
    </style:style>
    <style:style style:name="Таблица4.D" style:family="table-column">
      <style:table-column-properties style:column-width="4.352cm"/>
    </style:style>
    <style:style style:name="Таблица4.A1" style:family="table-cell">
      <style:table-cell-properties style:vertical-align="middle" fo:padding="0.049cm" fo:border="none"/>
    </style:style>
    <style:style style:name="Таблица3" style:family="table">
      <style:table-properties style:width="12.984cm" table:align="left"/>
    </style:style>
    <style:style style:name="Таблица3.A" style:family="table-column">
      <style:table-column-properties style:column-width="2.434cm"/>
    </style:style>
    <style:style style:name="Таблица3.B" style:family="table-column">
      <style:table-column-properties style:column-width="5.32cm"/>
    </style:style>
    <style:style style:name="Таблица3.C" style:family="table-column">
      <style:table-column-properties style:column-width="1.969cm"/>
    </style:style>
    <style:style style:name="Таблица3.D" style:family="table-column">
      <style:table-column-properties style:column-width="3.261cm"/>
    </style:style>
    <style:style style:name="Таблица3.A1" style:family="table-cell">
      <style:table-cell-properties style:vertical-align="middle" fo:padding="0.049cm" fo:border="none"/>
    </style:style>
    <style:style style:name="Таблица5" style:family="table">
      <style:table-properties style:width="12.984cm" table:align="left"/>
    </style:style>
    <style:style style:name="Таблица5.A" style:family="table-column">
      <style:table-column-properties style:column-width="2.434cm"/>
    </style:style>
    <style:style style:name="Таблица5.B" style:family="table-column">
      <style:table-column-properties style:column-width="5.32cm"/>
    </style:style>
    <style:style style:name="Таблица5.C" style:family="table-column">
      <style:table-column-properties style:column-width="1.969cm"/>
    </style:style>
    <style:style style:name="Таблица5.D" style:family="table-column">
      <style:table-column-properties style:column-width="3.261cm"/>
    </style:style>
    <style:style style:name="Таблица5.A1" style:family="table-cell">
      <style:table-cell-properties style:vertical-align="middle" fo:padding="0.049cm" fo:border="none"/>
    </style:style>
    <style:style style:name="Таблица6" style:family="table">
      <style:table-properties style:width="15.438cm" table:align="left"/>
    </style:style>
    <style:style style:name="Таблица6.A" style:family="table-column">
      <style:table-column-properties style:column-width="2.764cm"/>
    </style:style>
    <style:style style:name="Таблица6.B" style:family="table-column">
      <style:table-column-properties style:column-width="12.674cm"/>
    </style:style>
    <style:style style:name="Таблица6.A1" style:family="table-cell">
      <style:table-cell-properties style:vertical-align="middle" fo:padding="0.049cm" fo:border="none"/>
    </style:style>
    <style:style style:name="Таблица7" style:family="table">
      <style:table-properties style:width="17cm" table:align="left"/>
    </style:style>
    <style:style style:name="Таблица7.A" style:family="table-column">
      <style:table-column-properties style:column-width="2.764cm"/>
    </style:style>
    <style:style style:name="Таблица7.B" style:family="table-column">
      <style:table-column-properties style:column-width="12.638cm"/>
    </style:style>
    <style:style style:name="Таблица7.C" style:family="table-column">
      <style:table-column-properties style:column-width="1.598cm"/>
    </style:style>
    <style:style style:name="Таблица7.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16pt" fo:language="ru" fo:country="RU" officeooo:rsid="0006d002" officeooo:paragraph-rsid="001022f5" style:font-size-asian="16pt" style:font-size-complex="16pt"/>
    </style:style>
    <style:style style:name="P2" style:family="paragraph" style:parent-style-name="Heading_20_2">
      <style:paragraph-properties fo:text-align="center" style:justify-single-word="false"/>
      <style:text-properties fo:color="#c9211e" fo:font-size="20pt" fo:language="ru" fo:country="RU" officeooo:rsid="0006d002" officeooo:paragraph-rsid="001022f5" style:font-size-asian="20pt" style:font-size-complex="20pt"/>
    </style:style>
    <style:style style:name="P3" style:family="paragraph" style:parent-style-name="Table_20_Contents">
      <style:paragraph-properties fo:margin-top="0cm" fo:margin-bottom="0cm" loext:contextual-spacing="false"/>
      <style:text-properties officeooo:paragraph-rsid="001022f5"/>
    </style:style>
    <style:style style:name="P4" style:family="paragraph" style:parent-style-name="Table_20_Heading">
      <style:paragraph-properties fo:margin-top="0cm" fo:margin-bottom="0cm" loext:contextual-spacing="false"/>
      <style:text-properties officeooo:paragraph-rsid="001022f5"/>
    </style:style>
    <style:style style:name="P5" style:family="paragraph" style:parent-style-name="Heading_20_1">
      <style:paragraph-properties fo:margin-top="0cm" fo:margin-bottom="0cm" loext:contextual-spacing="false" fo:text-align="center" style:justify-single-word="false"/>
      <style:text-properties fo:font-size="28pt" fo:language="ru" fo:country="RU" officeooo:rsid="0006d002" officeooo:paragraph-rsid="001022f5" style:font-size-asian="28pt" style:font-size-complex="28pt"/>
    </style:style>
    <style:style style:name="P6" style:family="paragraph" style:parent-style-name="Heading_20_1">
      <style:paragraph-properties fo:margin-top="0cm" fo:margin-bottom="0cm" loext:contextual-spacing="false" fo:text-align="center" style:justify-single-word="false"/>
      <style:text-properties fo:font-size="28pt" officeooo:rsid="0006d002" officeooo:paragraph-rsid="001022f5" style:font-size-asian="28pt" style:font-size-complex="28pt"/>
    </style:style>
    <style:style style:name="P7" style:family="paragraph" style:parent-style-name="Heading_20_1">
      <style:paragraph-properties fo:margin-top="0cm" fo:margin-bottom="0cm" loext:contextual-spacing="false" fo:text-align="center" style:justify-single-word="false"/>
      <style:text-properties fo:font-size="28pt" officeooo:paragraph-rsid="001022f5" style:font-size-asian="28pt" style:font-size-complex="28pt"/>
    </style:style>
    <style:style style:name="P8" style:family="paragraph" style:parent-style-name="Heading_20_1">
      <style:paragraph-properties fo:margin-top="0cm" fo:margin-bottom="0cm" loext:contextual-spacing="false" fo:text-align="center" style:justify-single-word="false"/>
      <style:text-properties fo:font-size="16pt" fo:language="ru" fo:country="RU" officeooo:rsid="0006d002" officeooo:paragraph-rsid="001022f5" style:font-size-asian="16pt" style:font-size-complex="16pt"/>
    </style:style>
    <style:style style:name="P9" style:family="paragraph" style:parent-style-name="Heading_20_1">
      <style:paragraph-properties fo:margin-top="0cm" fo:margin-bottom="0cm" loext:contextual-spacing="false" fo:text-align="center" style:justify-single-word="false"/>
      <style:text-properties fo:font-size="16pt" fo:language="ru" fo:country="RU" officeooo:rsid="026412ff" officeooo:paragraph-rsid="001022f5" style:font-size-asian="16pt" style:font-size-complex="16pt"/>
    </style:style>
    <style:style style:name="P10" style:family="paragraph" style:parent-style-name="Heading_20_1">
      <style:paragraph-properties fo:margin-top="0cm" fo:margin-bottom="0cm" loext:contextual-spacing="false" fo:text-align="center" style:justify-single-word="false"/>
      <style:text-properties fo:font-size="16pt" fo:language="ru" fo:country="RU" officeooo:rsid="02e784f8" officeooo:paragraph-rsid="001022f5" style:font-size-asian="16pt" style:font-size-complex="16pt"/>
    </style:style>
    <style:style style:name="P11" style:family="paragraph" style:parent-style-name="Heading_20_1">
      <style:paragraph-properties fo:margin-top="0cm" fo:margin-bottom="0cm" loext:contextual-spacing="false" fo:text-align="center" style:justify-single-word="false"/>
      <style:text-properties officeooo:paragraph-rsid="001022f5"/>
    </style:style>
    <style:style style:name="P12" style:family="paragraph" style:parent-style-name="Heading_20_1">
      <style:paragraph-properties fo:margin-top="0cm" fo:margin-bottom="0cm" loext:contextual-spacing="false" fo:text-align="center" style:justify-single-word="false"/>
      <style:text-properties officeooo:paragraph-rsid="00a9f382"/>
    </style:style>
    <style:style style:name="P13" style:family="paragraph" style:parent-style-name="Heading_20_2">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4" style:family="paragraph" style:parent-style-name="Heading_20_2">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15" style:family="paragraph" style:parent-style-name="Heading_20_2">
      <style:paragraph-properties fo:margin-top="0cm" fo:margin-bottom="0cm" loext:contextual-spacing="false"/>
      <style:text-properties officeooo:paragraph-rsid="001022f5"/>
    </style:style>
    <style:style style:name="P16" style:family="paragraph" style:parent-style-name="Heading_20_2">
      <style:paragraph-properties fo:margin-top="0cm" fo:margin-bottom="0cm" loext:contextual-spacing="false"/>
      <style:text-properties officeooo:paragraph-rsid="003ff405"/>
    </style:style>
    <style:style style:name="P17" style:family="paragraph" style:parent-style-name="Heading_20_2">
      <style:paragraph-properties fo:margin-top="0cm" fo:margin-bottom="0cm" loext:contextual-spacing="false"/>
      <style:text-properties officeooo:paragraph-rsid="00489320"/>
    </style:style>
    <style:style style:name="P18" style:family="paragraph" style:parent-style-name="Heading_20_2">
      <style:paragraph-properties fo:margin-top="0cm" fo:margin-bottom="0cm" loext:contextual-spacing="false"/>
      <style:text-properties fo:language="ru" fo:country="RU" officeooo:paragraph-rsid="001022f5"/>
    </style:style>
    <style:style style:name="P19" style:family="paragraph" style:parent-style-name="Heading_20_2">
      <style:paragraph-properties fo:margin-top="0cm" fo:margin-bottom="0cm" loext:contextual-spacing="false"/>
      <style:text-properties style:font-name="Liberation Serif" fo:font-size="16pt" fo:language="ru" fo:country="RU" fo:font-weight="bold" officeooo:rsid="00d05621" officeooo:paragraph-rsid="00d05621" style:font-name-asian="Noto Serif CJK SC" style:font-size-asian="16pt" style:font-weight-asian="bold" style:font-name-complex="Lohit Devanagari" style:font-size-complex="16pt" style:font-weight-complex="bold"/>
    </style:style>
    <style:style style:name="P20" style:family="paragraph" style:parent-style-name="Heading_20_3">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21" style:family="paragraph" style:parent-style-name="Heading_20_3">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22" style:family="paragraph" style:parent-style-name="Heading_20_3">
      <style:paragraph-properties fo:margin-top="0cm" fo:margin-bottom="0cm" loext:contextual-spacing="false"/>
      <style:text-properties officeooo:paragraph-rsid="001022f5"/>
    </style:style>
    <style:style style:name="P23" style:family="paragraph" style:parent-style-name="Heading_20_3">
      <style:paragraph-properties fo:margin-top="0cm" fo:margin-bottom="0cm" loext:contextual-spacing="false"/>
      <style:text-properties fo:language="ru" fo:country="RU" officeooo:paragraph-rsid="001022f5"/>
    </style:style>
    <style:style style:name="P24" style:family="paragraph" style:parent-style-name="Heading_20_3">
      <style:paragraph-properties fo:margin-top="0cm" fo:margin-bottom="0cm" loext:contextual-spacing="false"/>
      <style:text-properties officeooo:paragraph-rsid="003ff405"/>
    </style:style>
    <style:style style:name="P25" style:family="paragraph" style:parent-style-name="Heading_20_3">
      <style:paragraph-properties fo:margin-top="0cm" fo:margin-bottom="0cm" loext:contextual-spacing="false"/>
      <style:text-properties style:font-name="Liberation Mono" fo:font-size="16pt" fo:language="ru" fo:country="RU" fo:font-weight="bold" officeooo:rsid="0006d002" officeooo:paragraph-rsid="00755d66" style:font-name-asian="Noto Sans Mono CJK SC" style:font-size-asian="16pt" style:font-weight-asian="bold" style:font-name-complex="Liberation Mono" style:font-size-complex="16pt" style:font-weight-complex="bold"/>
    </style:style>
    <style:style style:name="P26" style:family="paragraph" style:parent-style-name="Heading_20_3">
      <style:paragraph-properties fo:margin-top="0cm" fo:margin-bottom="0cm" loext:contextual-spacing="false"/>
      <style:text-properties style:font-name="Liberation Serif" fo:font-size="16pt" fo:language="ru" fo:country="RU" fo:font-weight="bold" officeooo:rsid="007ed1f2" officeooo:paragraph-rsid="007ed1f2" style:font-name-asian="Noto Serif CJK SC" style:font-size-asian="16pt" style:font-weight-asian="bold" style:font-name-complex="Lohit Devanagari" style:font-size-complex="16pt" style:font-weight-complex="bold"/>
    </style:style>
    <style:style style:name="P27" style:family="paragraph" style:parent-style-name="Heading_20_3">
      <style:paragraph-properties fo:margin-top="0cm" fo:margin-bottom="0cm" loext:contextual-spacing="false"/>
      <style:text-properties fo:font-size="18pt" fo:language="ru" fo:country="RU" officeooo:paragraph-rsid="001022f5" style:font-size-asian="18pt" style:font-size-complex="18pt"/>
    </style:style>
    <style:style style:name="P28" style:family="paragraph" style:parent-style-name="Heading_20_4">
      <style:paragraph-properties fo:margin-top="0cm" fo:margin-bottom="0cm" loext:contextual-spacing="false"/>
      <style:text-properties officeooo:paragraph-rsid="001022f5"/>
    </style:style>
    <style:style style:name="P29" style:family="paragraph" style:parent-style-name="Heading_20_4">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30" style:family="paragraph" style:parent-style-name="Heading_20_4">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31" style:family="paragraph" style:parent-style-name="Heading_20_4">
      <style:paragraph-properties fo:margin-top="0cm" fo:margin-bottom="0cm" loext:contextual-spacing="false"/>
      <style:text-properties fo:font-size="16pt" fo:language="ru" fo:country="RU" officeooo:rsid="038309db" officeooo:paragraph-rsid="001022f5" style:font-size-asian="16pt" style:font-size-complex="16pt"/>
    </style:style>
    <style:style style:name="P32" style:family="paragraph" style:parent-style-name="Heading_20_4">
      <style:paragraph-properties fo:margin-top="0cm" fo:margin-bottom="0cm" loext:contextual-spacing="false"/>
      <style:text-properties fo:font-size="16pt" style:font-size-asian="16pt" style:font-size-complex="16pt"/>
    </style:style>
    <style:style style:name="P33" style:family="paragraph" style:parent-style-name="Heading_20_4">
      <style:paragraph-properties fo:margin-top="0cm" fo:margin-bottom="0cm" loext:contextual-spacing="false"/>
      <style:text-properties fo:font-size="16pt" officeooo:rsid="0006d002" officeooo:paragraph-rsid="001022f5" style:font-size-asian="16pt" style:font-size-complex="16pt"/>
    </style:style>
    <style:style style:name="P34" style:family="paragraph" style:parent-style-name="Heading_20_4">
      <style:paragraph-properties fo:margin-top="0cm" fo:margin-bottom="0cm" loext:contextual-spacing="false"/>
      <style:text-properties fo:font-size="16pt" officeooo:paragraph-rsid="001022f5" style:font-size-asian="16pt" style:font-size-complex="16pt"/>
    </style:style>
    <style:style style:name="P35" style:family="paragraph" style:parent-style-name="Heading_20_4">
      <style:paragraph-properties fo:margin-top="0cm" fo:margin-bottom="0cm" loext:contextual-spacing="false"/>
      <style:text-properties fo:language="ru" fo:country="RU" officeooo:paragraph-rsid="001022f5"/>
    </style:style>
    <style:style style:name="P36" style:family="paragraph" style:parent-style-name="Heading_20_4">
      <style:paragraph-properties fo:margin-top="0cm" fo:margin-bottom="0cm" loext:contextual-spacing="false"/>
      <style:text-properties fo:language="ru" fo:country="RU" officeooo:rsid="007bbd5c" officeooo:paragraph-rsid="007bbd5c"/>
    </style:style>
    <style:style style:name="P37" style:family="paragraph" style:parent-style-name="Preformatted_20_Text">
      <style:paragraph-properties fo:margin-top="0cm" fo:margin-bottom="0cm" loext:contextual-spacing="false"/>
    </style:style>
    <style:style style:name="P38" style:family="paragraph" style:parent-style-name="Preformatted_20_Text">
      <style:paragraph-properties fo:margin-top="0cm" fo:margin-bottom="0cm" loext:contextual-spacing="false"/>
      <style:text-properties officeooo:paragraph-rsid="001022f5"/>
    </style:style>
    <style:style style:name="P39" style:family="paragraph" style:parent-style-name="Preformatted_20_Text">
      <style:paragraph-properties fo:margin-top="0cm" fo:margin-bottom="0cm" loext:contextual-spacing="false"/>
      <style:text-properties officeooo:paragraph-rsid="001e7ca4"/>
    </style:style>
    <style:style style:name="P40" style:family="paragraph" style:parent-style-name="Preformatted_20_Text">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41" style:family="paragraph" style:parent-style-name="Preformatted_20_Text">
      <style:paragraph-properties fo:margin-top="0cm" fo:margin-bottom="0cm" loext:contextual-spacing="false"/>
      <style:text-properties fo:font-size="16pt" fo:language="ru" fo:country="RU" officeooo:rsid="0006d002" officeooo:paragraph-rsid="002aef96" style:font-size-asian="16pt" style:font-size-complex="16pt"/>
    </style:style>
    <style:style style:name="P42" style:family="paragraph" style:parent-style-name="Preformatted_20_Text">
      <style:paragraph-properties fo:margin-top="0cm" fo:margin-bottom="0cm" loext:contextual-spacing="false"/>
      <style:text-properties fo:font-size="16pt" fo:language="ru" fo:country="RU" officeooo:rsid="0006d002" officeooo:paragraph-rsid="002f8a06" style:font-size-asian="16pt" style:font-size-complex="16pt"/>
    </style:style>
    <style:style style:name="P43" style:family="paragraph" style:parent-style-name="Preformatted_20_Text">
      <style:paragraph-properties fo:margin-top="0cm" fo:margin-bottom="0cm" loext:contextual-spacing="false"/>
      <style:text-properties fo:font-size="16pt" fo:language="ru" fo:country="RU" officeooo:rsid="0006d002" officeooo:paragraph-rsid="00755d66" style:font-size-asian="16pt" style:font-size-complex="16pt"/>
    </style:style>
    <style:style style:name="P44" style:family="paragraph" style:parent-style-name="Preformatted_20_Text">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45" style:family="paragraph" style:parent-style-name="Preformatted_20_Text">
      <style:paragraph-properties fo:margin-top="0cm" fo:margin-bottom="0cm" loext:contextual-spacing="false"/>
      <style:text-properties fo:font-size="16pt" fo:language="ru" fo:country="RU" officeooo:rsid="02e784f8" officeooo:paragraph-rsid="001022f5" style:font-size-asian="16pt" style:font-size-complex="16pt"/>
    </style:style>
    <style:style style:name="P46" style:family="paragraph" style:parent-style-name="Preformatted_20_Text">
      <style:paragraph-properties fo:margin-top="0cm" fo:margin-bottom="0cm" loext:contextual-spacing="false"/>
      <style:text-properties fo:font-size="16pt" fo:language="ru" fo:country="RU" officeooo:rsid="02fccd22" officeooo:paragraph-rsid="001022f5" style:font-size-asian="16pt" style:font-size-complex="16pt"/>
    </style:style>
    <style:style style:name="P47" style:family="paragraph" style:parent-style-name="Preformatted_20_Text">
      <style:paragraph-properties fo:margin-top="0cm" fo:margin-bottom="0cm" loext:contextual-spacing="false"/>
      <style:text-properties fo:font-size="16pt" fo:language="ru" fo:country="RU" officeooo:rsid="0367e9c2" officeooo:paragraph-rsid="001022f5" style:font-size-asian="16pt" style:font-size-complex="16pt"/>
    </style:style>
    <style:style style:name="P48" style:family="paragraph" style:parent-style-name="Preformatted_20_Text">
      <style:paragraph-properties fo:margin-top="0cm" fo:margin-bottom="0cm" loext:contextual-spacing="false"/>
      <style:text-properties fo:font-size="16pt" fo:language="ru" fo:country="RU" officeooo:rsid="038309db" officeooo:paragraph-rsid="001022f5" style:font-size-asian="16pt" style:font-size-complex="16pt"/>
    </style:style>
    <style:style style:name="P49" style:family="paragraph" style:parent-style-name="Preformatted_20_Text">
      <style:paragraph-properties fo:margin-top="0cm" fo:margin-bottom="0cm" loext:contextual-spacing="false"/>
      <style:text-properties fo:font-size="16pt" officeooo:rsid="0006d002" officeooo:paragraph-rsid="001022f5" style:font-size-asian="16pt" style:font-size-complex="16pt"/>
    </style:style>
    <style:style style:name="P50" style:family="paragraph" style:parent-style-name="Preformatted_20_Text">
      <style:paragraph-properties fo:margin-top="0cm" fo:margin-bottom="0cm" loext:contextual-spacing="false"/>
      <style:text-properties fo:language="ru" fo:country="RU" officeooo:paragraph-rsid="001022f5"/>
    </style:style>
    <style:style style:name="P51" style:family="paragraph" style:parent-style-name="Preformatted_20_Text">
      <style:paragraph-properties fo:margin-top="0cm" fo:margin-bottom="0cm" loext:contextual-spacing="false"/>
      <style:text-properties officeooo:paragraph-rsid="00755d66"/>
    </style:style>
    <style:style style:name="P52" style:family="paragraph" style:parent-style-name="Preformatted_20_Text">
      <style:paragraph-properties fo:margin-top="0cm" fo:margin-bottom="0cm" loext:contextual-spacing="false"/>
      <style:text-properties officeooo:paragraph-rsid="007a036b"/>
    </style:style>
    <style:style style:name="P53" style:family="paragraph" style:parent-style-name="Preformatted_20_Text">
      <style:paragraph-properties fo:margin-top="0cm" fo:margin-bottom="0cm" loext:contextual-spacing="false"/>
      <style:text-properties officeooo:paragraph-rsid="008eda75"/>
    </style:style>
    <style:style style:name="P54" style:family="paragraph" style:parent-style-name="Preformatted_20_Text">
      <style:paragraph-properties fo:margin-top="0cm" fo:margin-bottom="0cm" loext:contextual-spacing="false"/>
      <style:text-properties officeooo:paragraph-rsid="00b234bb"/>
    </style:style>
    <style:style style:name="P55" style:family="paragraph" style:parent-style-name="Preformatted_20_Text">
      <style:paragraph-properties fo:margin-top="0cm" fo:margin-bottom="0cm" loext:contextual-spacing="false"/>
      <style:text-properties fo:font-size="14pt" style:font-size-asian="14pt" style:font-size-complex="14pt"/>
    </style:style>
    <style:style style:name="P56" style:family="paragraph" style:parent-style-name="Standard">
      <style:paragraph-properties fo:margin-top="0cm" fo:margin-bottom="0cm" loext:contextual-spacing="false"/>
    </style:style>
    <style:style style:name="P57" style:family="paragraph" style:parent-style-name="Standard">
      <style:paragraph-properties fo:margin-top="0cm" fo:margin-bottom="0cm" loext:contextual-spacing="false"/>
      <style:text-properties fo:language="ru" fo:country="RU" officeooo:paragraph-rsid="001022f5"/>
    </style:style>
    <style:style style:name="P58" style:family="paragraph" style:parent-style-name="Standard">
      <style:paragraph-properties fo:margin-top="0cm" fo:margin-bottom="0cm" loext:contextual-spacing="false"/>
      <style:text-properties officeooo:paragraph-rsid="0018fb32"/>
    </style:style>
    <style:style style:name="P59" style:family="paragraph" style:parent-style-name="Standard">
      <style:paragraph-properties fo:margin-top="0cm" fo:margin-bottom="0cm" loext:contextual-spacing="false"/>
      <style:text-properties officeooo:paragraph-rsid="007402e2"/>
    </style:style>
    <style:style style:name="P60" style:family="paragraph" style:parent-style-name="Standard">
      <style:paragraph-properties fo:margin-top="0cm" fo:margin-bottom="0cm" loext:contextual-spacing="false"/>
      <style:text-properties officeooo:paragraph-rsid="001cb2c3"/>
    </style:style>
    <style:style style:name="P61" style:family="paragraph" style:parent-style-name="Standard">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62" style:family="paragraph" style:parent-style-name="Standard">
      <style:paragraph-properties fo:margin-top="0cm" fo:margin-bottom="0cm" loext:contextual-spacing="false"/>
      <style:text-properties fo:font-size="16pt" fo:language="ru" fo:country="RU" officeooo:rsid="0006d002" officeooo:paragraph-rsid="003ec331" style:font-size-asian="16pt" style:font-size-complex="16pt"/>
    </style:style>
    <style:style style:name="P63" style:family="paragraph" style:parent-style-name="Standard">
      <style:paragraph-properties fo:margin-top="0cm" fo:margin-bottom="0cm" loext:contextual-spacing="false"/>
      <style:text-properties fo:font-size="16pt" fo:language="ru" fo:country="RU" officeooo:rsid="0006d002" officeooo:paragraph-rsid="004b109d" style:font-size-asian="16pt" style:font-size-complex="16pt"/>
    </style:style>
    <style:style style:name="P64" style:family="paragraph" style:parent-style-name="Standard">
      <style:paragraph-properties fo:margin-top="0cm" fo:margin-bottom="0cm" loext:contextual-spacing="false"/>
      <style:text-properties fo:font-size="16pt" fo:language="ru" fo:country="RU" officeooo:rsid="0006d002" officeooo:paragraph-rsid="00755d66" style:font-size-asian="16pt" style:font-size-complex="16pt"/>
    </style:style>
    <style:style style:name="P65" style:family="paragraph" style:parent-style-name="Standard">
      <style:paragraph-properties fo:margin-top="0cm" fo:margin-bottom="0cm" loext:contextual-spacing="false"/>
      <style:text-properties fo:font-size="16pt" fo:language="ru" fo:country="RU" officeooo:rsid="002f8a06" officeooo:paragraph-rsid="001022f5" style:font-size-asian="16pt" style:font-size-complex="16pt"/>
    </style:style>
    <style:style style:name="P66" style:family="paragraph" style:parent-style-name="Standard">
      <style:paragraph-properties fo:margin-top="0cm" fo:margin-bottom="0cm" loext:contextual-spacing="false"/>
      <style:text-properties fo:font-size="16pt" fo:language="ru" fo:country="RU" officeooo:rsid="01b835eb" officeooo:paragraph-rsid="001022f5" style:font-size-asian="16pt" style:font-size-complex="16pt"/>
    </style:style>
    <style:style style:name="P67" style:family="paragraph" style:parent-style-name="Standard">
      <style:paragraph-properties fo:margin-top="0cm" fo:margin-bottom="0cm" loext:contextual-spacing="false"/>
      <style:text-properties fo:font-size="16pt" fo:language="ru" fo:country="RU" officeooo:rsid="038309db" officeooo:paragraph-rsid="001022f5" style:font-size-asian="16pt" style:font-size-complex="16pt"/>
    </style:style>
    <style:style style:name="P68" style:family="paragraph" style:parent-style-name="Standard">
      <style:paragraph-properties fo:margin-top="0cm" fo:margin-bottom="0cm" loext:contextual-spacing="false"/>
      <style:text-properties fo:font-size="16pt" fo:language="ru" fo:country="RU" officeooo:rsid="00b65658" officeooo:paragraph-rsid="00b65658" style:font-size-asian="16pt" style:font-size-complex="16pt"/>
    </style:style>
    <style:style style:name="P69" style:family="paragraph" style:parent-style-name="Standard">
      <style:paragraph-properties fo:margin-top="0cm" fo:margin-bottom="0cm" loext:contextual-spacing="false"/>
      <style:text-properties fo:font-size="16pt" fo:language="ru" fo:country="RU" style:text-underline-style="none" officeooo:rsid="0006d002" officeooo:paragraph-rsid="001022f5" style:font-size-asian="16pt" style:font-size-complex="16pt"/>
    </style:style>
    <style:style style:name="P70" style:family="paragraph" style:parent-style-name="Standard">
      <style:paragraph-properties fo:margin-top="0cm" fo:margin-bottom="0cm" loext:contextual-spacing="false"/>
      <style:text-properties fo:font-size="16pt" officeooo:rsid="0006d002" officeooo:paragraph-rsid="001022f5" style:font-size-asian="16pt" style:font-size-complex="16pt"/>
    </style:style>
    <style:style style:name="P71" style:family="paragraph" style:parent-style-name="Standard">
      <style:paragraph-properties fo:margin-top="0cm" fo:margin-bottom="0cm" loext:contextual-spacing="false"/>
      <style:text-properties fo:font-size="16pt" fo:font-weight="bold" style:font-size-asian="16pt" style:font-weight-asian="bold" style:font-size-complex="16pt" style:font-weight-complex="bold"/>
    </style:style>
    <style:style style:name="P72" style:family="paragraph" style:parent-style-name="Standard">
      <style:paragraph-properties fo:margin-top="0cm" fo:margin-bottom="0cm" loext:contextual-spacing="false"/>
      <style:text-properties officeooo:paragraph-rsid="001022f5"/>
    </style:style>
    <style:style style:name="P73" style:family="paragraph" style:parent-style-name="Standard">
      <style:paragraph-properties fo:margin-top="0cm" fo:margin-bottom="0cm" loext:contextual-spacing="false"/>
      <style:text-properties officeooo:paragraph-rsid="002f8a06"/>
    </style:style>
    <style:style style:name="P74" style:family="paragraph" style:parent-style-name="Standard">
      <style:paragraph-properties fo:margin-top="0cm" fo:margin-bottom="0cm" loext:contextual-spacing="false"/>
      <style:text-properties officeooo:paragraph-rsid="00346bcc"/>
    </style:style>
    <style:style style:name="P75" style:family="paragraph" style:parent-style-name="Standard">
      <style:paragraph-properties fo:margin-top="0cm" fo:margin-bottom="0cm" loext:contextual-spacing="false"/>
      <style:text-properties officeooo:paragraph-rsid="003a071d"/>
    </style:style>
    <style:style style:name="P76" style:family="paragraph" style:parent-style-name="Standard">
      <style:paragraph-properties fo:margin-top="0cm" fo:margin-bottom="0cm" loext:contextual-spacing="false"/>
      <style:text-properties officeooo:paragraph-rsid="003bd6d8"/>
    </style:style>
    <style:style style:name="P77" style:family="paragraph" style:parent-style-name="Standard">
      <style:paragraph-properties fo:margin-top="0cm" fo:margin-bottom="0cm" loext:contextual-spacing="false"/>
      <style:text-properties officeooo:paragraph-rsid="003ff405"/>
    </style:style>
    <style:style style:name="P78" style:family="paragraph" style:parent-style-name="Standard">
      <style:paragraph-properties fo:margin-top="0cm" fo:margin-bottom="0cm" loext:contextual-spacing="false"/>
      <style:text-properties officeooo:paragraph-rsid="00414985"/>
    </style:style>
    <style:style style:name="P79" style:family="paragraph" style:parent-style-name="Standard">
      <style:paragraph-properties fo:margin-top="0cm" fo:margin-bottom="0cm" loext:contextual-spacing="false"/>
      <style:text-properties officeooo:paragraph-rsid="0042a692"/>
    </style:style>
    <style:style style:name="P80" style:family="paragraph" style:parent-style-name="Standard">
      <style:paragraph-properties fo:margin-top="0cm" fo:margin-bottom="0cm" loext:contextual-spacing="false"/>
      <style:text-properties officeooo:paragraph-rsid="004cd531"/>
    </style:style>
    <style:style style:name="P81" style:family="paragraph" style:parent-style-name="Standard">
      <style:paragraph-properties fo:margin-top="0cm" fo:margin-bottom="0cm" loext:contextual-spacing="false"/>
      <style:text-properties officeooo:paragraph-rsid="0054e6a2"/>
    </style:style>
    <style:style style:name="P82" style:family="paragraph" style:parent-style-name="Standard">
      <style:paragraph-properties fo:margin-top="0cm" fo:margin-bottom="0cm" loext:contextual-spacing="false"/>
      <style:text-properties officeooo:paragraph-rsid="00755d66"/>
    </style:style>
    <style:style style:name="P83" style:family="paragraph" style:parent-style-name="Standard">
      <style:paragraph-properties fo:margin-top="0cm" fo:margin-bottom="0cm" loext:contextual-spacing="false"/>
      <style:text-properties officeooo:paragraph-rsid="007fb9a5"/>
    </style:style>
    <style:style style:name="P84" style:family="paragraph" style:parent-style-name="Standard">
      <style:paragraph-properties fo:margin-top="0cm" fo:margin-bottom="0cm" loext:contextual-spacing="false"/>
      <style:text-properties officeooo:paragraph-rsid="00806752"/>
    </style:style>
    <style:style style:name="P85" style:family="paragraph" style:parent-style-name="Standard">
      <style:paragraph-properties fo:margin-top="0cm" fo:margin-bottom="0cm" loext:contextual-spacing="false"/>
      <style:text-properties officeooo:paragraph-rsid="004b109d"/>
    </style:style>
    <style:style style:name="P86" style:family="paragraph" style:parent-style-name="Standard">
      <style:paragraph-properties fo:margin-top="0cm" fo:margin-bottom="0cm" loext:contextual-spacing="false"/>
      <style:text-properties officeooo:paragraph-rsid="008c7f2e"/>
    </style:style>
    <style:style style:name="P87" style:family="paragraph" style:parent-style-name="Standard">
      <style:paragraph-properties fo:margin-top="0cm" fo:margin-bottom="0cm" loext:contextual-spacing="false"/>
      <style:text-properties officeooo:paragraph-rsid="008ea3b5"/>
    </style:style>
    <style:style style:name="P88" style:family="paragraph" style:parent-style-name="Standard">
      <style:paragraph-properties fo:margin-top="0cm" fo:margin-bottom="0cm" loext:contextual-spacing="false"/>
      <style:text-properties officeooo:paragraph-rsid="008eda75"/>
    </style:style>
    <style:style style:name="P89" style:family="paragraph" style:parent-style-name="Standard">
      <style:paragraph-properties fo:margin-top="0cm" fo:margin-bottom="0cm" loext:contextual-spacing="false"/>
      <style:text-properties fo:font-size="14pt" style:font-size-asian="14pt" style:font-size-complex="14pt"/>
    </style:style>
    <style:style style:name="P90" style:family="paragraph" style:parent-style-name="Standard">
      <style:paragraph-properties fo:margin-top="0cm" fo:margin-bottom="0cm" loext:contextual-spacing="false"/>
      <style:text-properties fo:font-size="14pt" officeooo:paragraph-rsid="00a9f382" style:font-size-asian="14pt" style:font-size-complex="14pt"/>
    </style:style>
    <style:style style:name="P91" style:family="paragraph" style:parent-style-name="Standard">
      <style:paragraph-properties fo:margin-top="0cm" fo:margin-bottom="0cm" loext:contextual-spacing="false"/>
      <style:text-properties fo:font-size="14pt" officeooo:rsid="00a9f382" officeooo:paragraph-rsid="00a9f382" style:font-size-asian="14pt" style:font-size-complex="14pt"/>
    </style:style>
    <style:style style:name="P92" style:family="paragraph" style:parent-style-name="Standard">
      <style:paragraph-properties fo:margin-top="0cm" fo:margin-bottom="0cm" loext:contextual-spacing="false"/>
      <style:text-properties officeooo:paragraph-rsid="00ac824b"/>
    </style:style>
    <style:style style:name="P93" style:family="paragraph" style:parent-style-name="Standard">
      <style:paragraph-properties fo:margin-top="0cm" fo:margin-bottom="0cm" loext:contextual-spacing="false"/>
      <style:text-properties fo:font-weight="bold" officeooo:paragraph-rsid="00ba542a" style:font-weight-asian="bold" style:font-weight-complex="bold"/>
    </style:style>
    <style:style style:name="P94" style:family="paragraph" style:parent-style-name="Standard">
      <style:paragraph-properties fo:margin-top="0cm" fo:margin-bottom="0cm" loext:contextual-spacing="false"/>
      <style:text-properties officeooo:paragraph-rsid="00c3fca1"/>
    </style:style>
    <style:style style:name="P95" style:family="paragraph" style:parent-style-name="Text_20_body">
      <style:paragraph-properties fo:margin-top="0cm" fo:margin-bottom="0cm" loext:contextual-spacing="false"/>
    </style:style>
    <style:style style:name="P96" style:family="paragraph" style:parent-style-name="Text_20_body">
      <style:paragraph-properties fo:margin-top="0cm" fo:margin-bottom="0cm" loext:contextual-spacing="false"/>
      <style:text-properties officeooo:paragraph-rsid="001022f5"/>
    </style:style>
    <style:style style:name="P97" style:family="paragraph" style:parent-style-name="Text_20_body">
      <style:paragraph-properties fo:margin-top="0cm" fo:margin-bottom="0cm" loext:contextual-spacing="false"/>
      <style:text-properties officeooo:paragraph-rsid="006fc2ed"/>
    </style:style>
    <style:style style:name="P98" style:family="paragraph" style:parent-style-name="Text_20_body">
      <style:paragraph-properties fo:margin-top="0cm" fo:margin-bottom="0cm" loext:contextual-spacing="false"/>
      <style:text-properties fo:language="ru" fo:country="RU" officeooo:rsid="0070afdd" officeooo:paragraph-rsid="0070afdd"/>
    </style:style>
    <style:style style:name="P99" style:family="paragraph" style:parent-style-name="Text_20_body">
      <style:paragraph-properties fo:margin-top="0cm" fo:margin-bottom="0cm" loext:contextual-spacing="false"/>
      <style:text-properties fo:language="ru" fo:country="RU" officeooo:paragraph-rsid="001022f5"/>
    </style:style>
    <style:style style:name="P100" style:family="paragraph" style:parent-style-name="Text_20_body">
      <style:paragraph-properties fo:margin-top="0cm" fo:margin-bottom="0cm" loext:contextual-spacing="false"/>
      <style:text-properties fo:language="ru" fo:country="RU" officeooo:paragraph-rsid="00c83b74"/>
    </style:style>
    <style:style style:name="P101" style:family="paragraph" style:parent-style-name="Text_20_body">
      <style:paragraph-properties fo:margin-top="0cm" fo:margin-bottom="0cm" loext:contextual-spacing="false"/>
      <style:text-properties fo:font-size="16pt" fo:language="ru" fo:country="RU" officeooo:rsid="0006d002" officeooo:paragraph-rsid="0070afdd" style:font-size-asian="16pt" style:font-size-complex="16pt"/>
    </style:style>
    <style:style style:name="P102" style:family="paragraph" style:parent-style-name="Text_20_body">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03" style:family="paragraph" style:parent-style-name="Text_20_body">
      <style:paragraph-properties fo:margin-top="0cm" fo:margin-bottom="0cm" loext:contextual-spacing="false"/>
      <style:text-properties fo:font-size="16pt" fo:language="ru" fo:country="RU" officeooo:rsid="024f6a8c" officeooo:paragraph-rsid="001022f5" style:font-size-asian="16pt" style:font-size-complex="16pt"/>
    </style:style>
    <style:style style:name="P104" style:family="paragraph" style:parent-style-name="Text_20_body">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105" style:family="paragraph" style:parent-style-name="Text_20_body">
      <style:paragraph-properties fo:margin-top="0cm" fo:margin-bottom="0cm" loext:contextual-spacing="false"/>
      <style:text-properties fo:font-size="16pt" fo:language="ru" fo:country="RU" officeooo:rsid="02e784f8" officeooo:paragraph-rsid="001022f5" style:font-size-asian="16pt" style:font-size-complex="16pt"/>
    </style:style>
    <style:style style:name="P106" style:family="paragraph" style:parent-style-name="Text_20_body">
      <style:paragraph-properties fo:margin-top="0cm" fo:margin-bottom="0cm" loext:contextual-spacing="false"/>
      <style:text-properties fo:font-size="16pt" fo:language="ru" fo:country="RU" officeooo:rsid="0367e9c2" officeooo:paragraph-rsid="001022f5" style:font-size-asian="16pt" style:font-size-complex="16pt"/>
    </style:style>
    <style:style style:name="P107" style:family="paragraph" style:parent-style-name="Text_20_body">
      <style:paragraph-properties fo:margin-top="0cm" fo:margin-bottom="0cm" loext:contextual-spacing="false"/>
      <style:text-properties fo:font-size="16pt" fo:language="ru" fo:country="RU" officeooo:rsid="00c83b74" officeooo:paragraph-rsid="00c83b74" style:font-size-asian="16pt" style:font-size-complex="16pt"/>
    </style:style>
    <style:style style:name="P108" style:family="paragraph" style:parent-style-name="Text_20_body">
      <style:paragraph-properties fo:margin-top="0cm" fo:margin-bottom="0cm" loext:contextual-spacing="false"/>
      <style:text-properties fo:font-size="16pt" officeooo:rsid="0006d002" officeooo:paragraph-rsid="001022f5" style:font-size-asian="16pt" style:font-size-complex="16pt"/>
    </style:style>
    <style:style style:name="P109" style:family="paragraph" style:parent-style-name="Text_20_body">
      <style:paragraph-properties fo:margin-top="0cm" fo:margin-bottom="0cm" loext:contextual-spacing="false"/>
      <style:text-properties officeooo:paragraph-rsid="0081663d"/>
    </style:style>
    <style:style style:name="P110" style:family="paragraph" style:parent-style-name="Text_20_body">
      <style:paragraph-properties fo:margin-top="0cm" fo:margin-bottom="0cm" loext:contextual-spacing="false"/>
      <style:text-properties officeooo:paragraph-rsid="008ea3b5"/>
    </style:style>
    <style:style style:name="P111" style:family="paragraph" style:parent-style-name="Text_20_body">
      <style:paragraph-properties fo:margin-top="0cm" fo:margin-bottom="0cm" loext:contextual-spacing="false"/>
      <style:text-properties officeooo:paragraph-rsid="0094282a"/>
    </style:style>
    <style:style style:name="P112" style:family="paragraph" style:parent-style-name="Text_20_body">
      <style:paragraph-properties fo:margin-top="0cm" fo:margin-bottom="0cm" loext:contextual-spacing="false"/>
      <style:text-properties officeooo:paragraph-rsid="0096d4d6"/>
    </style:style>
    <style:style style:name="P113" style:family="paragraph" style:parent-style-name="Text_20_body">
      <style:paragraph-properties fo:margin-top="0cm" fo:margin-bottom="0cm" loext:contextual-spacing="false"/>
      <style:text-properties officeooo:rsid="0096d4d6" officeooo:paragraph-rsid="0096d4d6"/>
    </style:style>
    <style:style style:name="P114" style:family="paragraph" style:parent-style-name="Text_20_body">
      <style:paragraph-properties fo:margin-top="0cm" fo:margin-bottom="0cm" loext:contextual-spacing="false"/>
      <style:text-properties officeooo:paragraph-rsid="009cc034"/>
    </style:style>
    <style:style style:name="P115" style:family="paragraph" style:parent-style-name="Text_20_body">
      <style:paragraph-properties fo:margin-top="0cm" fo:margin-bottom="0cm" loext:contextual-spacing="false"/>
      <style:text-properties officeooo:paragraph-rsid="009d50ca"/>
    </style:style>
    <style:style style:name="P116" style:family="paragraph" style:parent-style-name="Text_20_body">
      <style:paragraph-properties fo:margin-top="0cm" fo:margin-bottom="0cm" loext:contextual-spacing="false"/>
      <style:text-properties officeooo:paragraph-rsid="00cf1b61"/>
    </style:style>
    <style:style style:name="P117" style:family="paragraph" style:parent-style-name="Text_20_body">
      <style:paragraph-properties fo:margin-top="0cm" fo:margin-bottom="0cm" loext:contextual-spacing="false"/>
      <style:text-properties officeooo:paragraph-rsid="00d05621"/>
    </style:style>
    <style:style style:name="P118" style:family="paragraph" style:parent-style-name="Text_20_body">
      <style:paragraph-properties fo:margin-top="0cm" fo:margin-bottom="0cm" loext:contextual-spacing="false"/>
      <style:text-properties officeooo:paragraph-rsid="00d207a2"/>
    </style:style>
    <style:style style:name="P119" style:family="paragraph" style:parent-style-name="Heading_20_3">
      <style:text-properties fo:font-size="16pt" style:font-size-asian="16pt" style:font-size-complex="16pt"/>
    </style:style>
    <style:style style:name="P120" style:family="paragraph" style:parent-style-name="Heading_20_4">
      <style:text-properties fo:font-size="16pt" style:font-size-asian="16pt" style:font-size-complex="16pt"/>
    </style:style>
    <style:style style:name="P121" style:family="paragraph" style:parent-style-name="Preformatted_20_Text">
      <style:paragraph-properties fo:margin-top="0cm" fo:margin-bottom="0.499cm" loext:contextual-spacing="false"/>
    </style:style>
    <style:style style:name="P122" style:family="paragraph" style:parent-style-name="Text_20_body">
      <style:text-properties officeooo:paragraph-rsid="00ba542a"/>
    </style:style>
    <style:style style:name="P123" style:family="paragraph" style:parent-style-name="Heading_20_1">
      <style:paragraph-properties fo:margin-top="0cm" fo:margin-bottom="0cm" loext:contextual-spacing="false" fo:text-align="center" style:justify-single-word="false"/>
      <style:text-properties officeooo:paragraph-rsid="001022f5"/>
    </style:style>
    <style:style style:name="P124"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font-size="16pt" fo:language="ru" fo:country="RU" officeooo:rsid="0006d002" officeooo:paragraph-rsid="001022f5" style:font-size-asian="16pt" style:font-size-complex="16pt"/>
    </style:style>
    <style:style style:name="P125" style:family="paragraph" style:parent-style-name="Heading_20_2">
      <style:paragraph-properties fo:margin-top="0cm" fo:margin-bottom="0cm" loext:contextual-spacing="false"/>
      <style:text-properties fo:font-size="20pt" fo:language="ru" fo:country="RU" fo:font-style="normal" fo:font-weight="bold" officeooo:rsid="0006d002" officeooo:paragraph-rsid="001022f5" style:font-size-asian="20pt" style:font-style-asian="normal" style:font-weight-asian="bold" style:font-size-complex="20pt" style:font-style-complex="normal" style:font-weight-complex="bold"/>
    </style:style>
    <style:style style:name="P126" style:family="paragraph" style:parent-style-name="Heading_20_2">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27" style:family="paragraph" style:parent-style-name="Heading_20_2">
      <style:paragraph-properties fo:margin-top="0cm" fo:margin-bottom="0cm" loext:contextual-spacing="false"/>
      <style:text-properties fo:font-size="16pt" fo:language="ru" fo:country="RU" officeooo:paragraph-rsid="001022f5" style:font-size-asian="16pt" style:font-size-complex="16pt"/>
    </style:style>
    <style:style style:name="P128" style:family="paragraph" style:parent-style-name="Heading_20_2">
      <style:paragraph-properties fo:margin-top="0cm" fo:margin-bottom="0cm" loext:contextual-spacing="false"/>
      <style:text-properties fo:font-size="16pt" fo:language="ru" fo:country="RU" officeooo:rsid="0202a105" officeooo:paragraph-rsid="001022f5" style:font-size-asian="16pt" style:font-size-complex="16pt"/>
    </style:style>
    <style:style style:name="P129" style:family="paragraph" style:parent-style-name="Heading_20_2">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130" style:family="paragraph" style:parent-style-name="Heading_20_2">
      <style:paragraph-properties fo:margin-top="0cm" fo:margin-bottom="0cm" loext:contextual-spacing="false"/>
      <style:text-properties fo:language="ru" fo:country="RU" officeooo:paragraph-rsid="0042a692"/>
    </style:style>
    <style:style style:name="P131" style:family="paragraph" style:parent-style-name="Heading_20_2">
      <style:paragraph-properties fo:margin-top="0cm" fo:margin-bottom="0cm" loext:contextual-spacing="false"/>
      <style:text-properties officeooo:paragraph-rsid="001022f5"/>
    </style:style>
    <style:style style:name="P132" style:family="paragraph" style:parent-style-name="Heading_20_2">
      <style:paragraph-properties fo:margin-left="0cm" fo:margin-right="0cm" fo:margin-top="0cm" fo:margin-bottom="0cm" loext:contextual-spacing="false" fo:text-indent="0cm" style:auto-text-indent="false"/>
      <style:text-properties officeooo:paragraph-rsid="001022f5"/>
    </style:style>
    <style:style style:name="P133" style:family="paragraph" style:parent-style-name="Heading_20_2">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134" style:family="paragraph" style:parent-style-name="Heading_20_2">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135" style:family="paragraph" style:parent-style-name="Heading_20_2">
      <style:paragraph-properties fo:margin-left="0cm" fo:margin-right="0cm" fo:margin-top="0cm" fo:margin-bottom="0cm" loext:contextual-spacing="false" fo:text-indent="0cm" style:auto-text-indent="false"/>
      <style:text-properties fo:language="ru" fo:country="RU" officeooo:paragraph-rsid="001022f5"/>
    </style:style>
    <style:style style:name="P136" style:family="paragraph" style:parent-style-name="Heading_20_2">
      <style:paragraph-properties fo:margin-left="0cm" fo:margin-right="0cm" fo:margin-top="0cm" fo:margin-bottom="0cm" loext:contextual-spacing="false" fo:text-indent="0cm" style:auto-text-indent="false"/>
      <style:text-properties officeooo:paragraph-rsid="0129cde6"/>
    </style:style>
    <style:style style:name="P137" style:family="paragraph" style:parent-style-name="Heading_20_2">
      <style:paragraph-properties fo:margin-left="0cm" fo:margin-right="0cm" fo:margin-top="0cm" fo:margin-bottom="0cm" loext:contextual-spacing="false" fo:text-indent="0cm" style:auto-text-indent="false"/>
      <style:text-properties officeooo:rsid="0006d002" officeooo:paragraph-rsid="012c9881"/>
    </style:style>
    <style:style style:name="P138" style:family="paragraph" style:parent-style-name="Heading_20_3">
      <style:paragraph-properties fo:margin-top="0cm" fo:margin-bottom="0cm" loext:contextual-spacing="false"/>
      <style:text-properties fo:language="ru" fo:country="RU" officeooo:paragraph-rsid="001022f5"/>
    </style:style>
    <style:style style:name="P139" style:family="paragraph" style:parent-style-name="Heading_20_3">
      <style:paragraph-properties fo:margin-top="0cm" fo:margin-bottom="0cm" loext:contextual-spacing="false"/>
      <style:text-properties fo:color="#000000" style:font-name="Liberation Serif" fo:font-size="16pt" fo:language="zxx" fo:country="none" style:text-underline-style="none" fo:font-weight="bold" officeooo:rsid="007d9cef" officeooo:paragraph-rsid="007d9cef"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140" style:family="paragraph" style:parent-style-name="Heading_20_3">
      <style:paragraph-properties fo:margin-top="0cm" fo:margin-bottom="0cm" loext:contextual-spacing="false"/>
      <style:text-properties fo:color="#000000" style:font-name="Liberation Serif" fo:font-size="16pt" fo:language="zxx" fo:country="none" style:text-underline-style="none" fo:font-weight="bold" officeooo:rsid="007ed1f2" officeooo:paragraph-rsid="007ed1f2"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141" style:family="paragraph" style:parent-style-name="Heading_20_3">
      <style:paragraph-properties fo:margin-top="0cm" fo:margin-bottom="0cm" loext:contextual-spacing="false"/>
      <style:text-properties fo:color="#000000" style:font-name="Liberation Serif" fo:font-size="16pt" fo:language="ru" fo:country="RU" style:text-underline-style="none" fo:font-weight="bold" officeooo:rsid="008c7f2e" officeooo:paragraph-rsid="008c7f2e"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P142" style:family="paragraph" style:parent-style-name="Heading_20_3">
      <style:paragraph-properties fo:margin-top="0cm" fo:margin-bottom="0cm" loext:contextual-spacing="false"/>
      <style:text-properties fo:font-size="16pt" fo:language="ru" fo:country="RU" officeooo:paragraph-rsid="001022f5" style:font-size-asian="16pt" style:font-size-complex="16pt"/>
    </style:style>
    <style:style style:name="P143" style:family="paragraph" style:parent-style-name="Heading_20_3">
      <style:paragraph-properties fo:margin-top="0cm" fo:margin-bottom="0cm" loext:contextual-spacing="false"/>
      <style:text-properties fo:font-size="16pt" fo:language="ru" fo:country="RU" officeooo:paragraph-rsid="003ff405" style:font-size-asian="16pt" style:font-size-complex="16pt"/>
    </style:style>
    <style:style style:name="P144" style:family="paragraph" style:parent-style-name="Heading_20_3">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45" style:family="paragraph" style:parent-style-name="Heading_20_3">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146" style:family="paragraph" style:parent-style-name="Heading_20_3">
      <style:paragraph-properties fo:margin-top="0cm" fo:margin-bottom="0cm" loext:contextual-spacing="false"/>
      <style:text-properties fo:font-size="18pt" fo:language="ru" fo:country="RU" officeooo:paragraph-rsid="001022f5" style:font-size-asian="18pt" style:font-size-complex="18pt"/>
    </style:style>
    <style:style style:name="P147" style:family="paragraph" style:parent-style-name="Heading_20_3">
      <style:paragraph-properties fo:margin-top="0cm" fo:margin-bottom="0cm" loext:contextual-spacing="false"/>
      <style:text-properties officeooo:paragraph-rsid="001022f5"/>
    </style:style>
    <style:style style:name="P148" style:family="paragraph" style:parent-style-name="Heading_20_3">
      <style:paragraph-properties fo:margin-left="0cm" fo:margin-right="0cm" fo:margin-top="0cm" fo:margin-bottom="0cm" loext:contextual-spacing="false" fo:text-indent="0cm" style:auto-text-indent="false"/>
      <style:text-properties officeooo:paragraph-rsid="001022f5"/>
    </style:style>
    <style:style style:name="P149" style:family="paragraph" style:parent-style-name="Heading_20_3">
      <style:paragraph-properties fo:margin-left="0cm" fo:margin-right="0cm" fo:margin-top="0cm" fo:margin-bottom="0cm" loext:contextual-spacing="false" fo:text-indent="0cm" style:auto-text-indent="false"/>
      <style:text-properties fo:language="ru" fo:country="RU" officeooo:paragraph-rsid="001022f5"/>
    </style:style>
    <style:style style:name="P150" style:family="paragraph" style:parent-style-name="Heading_20_3">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151" style:family="paragraph" style:parent-style-name="Heading_20_3">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152" style:family="paragraph" style:parent-style-name="Heading_20_4">
      <style:paragraph-properties fo:margin-top="0cm" fo:margin-bottom="0cm" loext:contextual-spacing="false"/>
      <style:text-properties fo:font-size="18pt" fo:language="ru" fo:country="RU" fo:font-style="italic" fo:font-weight="normal" officeooo:rsid="0006d002" officeooo:paragraph-rsid="001022f5" style:font-size-asian="18pt" style:font-style-asian="italic" style:font-weight-asian="normal" style:font-size-complex="18pt" style:font-style-complex="italic" style:font-weight-complex="normal"/>
    </style:style>
    <style:style style:name="P153" style:family="paragraph" style:parent-style-name="Heading_20_4">
      <style:paragraph-properties fo:margin-top="0cm" fo:margin-bottom="0cm" loext:contextual-spacing="false"/>
      <style:text-properties fo:font-size="16pt" fo:language="ru" fo:country="RU" fo:font-style="normal" fo:font-weight="bold" officeooo:rsid="0006d002" officeooo:paragraph-rsid="001022f5" style:font-size-asian="16pt" style:font-style-asian="normal" style:font-weight-asian="bold" style:font-size-complex="16pt" style:font-style-complex="normal" style:font-weight-complex="bold"/>
    </style:style>
    <style:style style:name="P154" style:family="paragraph" style:parent-style-name="Heading_20_4">
      <style:paragraph-properties fo:margin-top="0cm" fo:margin-bottom="0cm" loext:contextual-spacing="false"/>
      <style:text-properties fo:font-size="16pt" fo:language="ru" fo:country="RU" officeooo:paragraph-rsid="001022f5" style:font-size-asian="16pt" style:font-size-complex="16pt"/>
    </style:style>
    <style:style style:name="P155" style:family="paragraph" style:parent-style-name="Heading_20_4">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56" style:family="paragraph" style:parent-style-name="Heading_20_4">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157" style:family="paragraph" style:parent-style-name="Heading_20_4">
      <style:paragraph-properties fo:margin-top="0cm" fo:margin-bottom="0cm" loext:contextual-spacing="false"/>
      <style:text-properties fo:font-size="16pt" fo:language="ru" fo:country="RU" officeooo:rsid="00657fe8" officeooo:paragraph-rsid="001022f5" style:font-size-asian="16pt" style:font-size-complex="16pt"/>
    </style:style>
    <style:style style:name="P158" style:family="paragraph" style:parent-style-name="Heading_20_4">
      <style:paragraph-properties fo:margin-top="0cm" fo:margin-bottom="0cm" loext:contextual-spacing="false"/>
      <style:text-properties fo:language="ru" fo:country="RU" officeooo:paragraph-rsid="001022f5"/>
    </style:style>
    <style:style style:name="P159" style:family="paragraph" style:parent-style-name="Heading_20_4">
      <style:paragraph-properties fo:margin-top="0cm" fo:margin-bottom="0cm" loext:contextual-spacing="false"/>
      <style:text-properties officeooo:paragraph-rsid="001022f5"/>
    </style:style>
    <style:style style:name="P160" style:family="paragraph" style:parent-style-name="Heading_20_4">
      <style:paragraph-properties fo:margin-top="0cm" fo:margin-bottom="0cm" loext:contextual-spacing="false"/>
      <style:text-properties officeooo:paragraph-rsid="0120cf31"/>
    </style:style>
    <style:style style:name="P161" style:family="paragraph" style:parent-style-name="Heading_20_4">
      <style:paragraph-properties fo:margin-left="0cm" fo:margin-right="0cm" fo:margin-top="0cm" fo:margin-bottom="0cm" loext:contextual-spacing="false" fo:text-indent="0cm" style:auto-text-indent="false"/>
    </style:style>
    <style:style style:name="P162" style:family="paragraph" style:parent-style-name="Heading_20_4">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163" style:family="paragraph" style:parent-style-name="Heading_20_4">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164" style:family="paragraph" style:parent-style-name="Heading_20_4">
      <style:paragraph-properties fo:margin-left="0cm" fo:margin-right="0cm" fo:margin-top="0cm" fo:margin-bottom="0cm" loext:contextual-spacing="false" fo:text-indent="0cm" style:auto-text-indent="false"/>
      <style:text-properties officeooo:paragraph-rsid="001022f5"/>
    </style:style>
    <style:style style:name="P165" style:family="paragraph" style:parent-style-name="Heading_20_4">
      <style:paragraph-properties fo:margin-left="0cm" fo:margin-right="0cm" fo:margin-top="0cm" fo:margin-bottom="0cm" loext:contextual-spacing="false" fo:text-indent="0cm" style:auto-text-indent="false"/>
      <style:text-properties fo:language="ru" fo:country="RU" officeooo:paragraph-rsid="001022f5"/>
    </style:style>
    <style:style style:name="P166" style:family="paragraph" style:parent-style-name="Heading_20_4">
      <style:paragraph-properties fo:margin-left="0cm" fo:margin-right="0cm" fo:margin-top="0cm" fo:margin-bottom="0cm" loext:contextual-spacing="false" fo:text-indent="0cm" style:auto-text-indent="false"/>
      <style:text-properties officeooo:paragraph-rsid="01256752"/>
    </style:style>
    <style:style style:name="P167" style:family="paragraph" style:parent-style-name="Heading_20_4">
      <style:paragraph-properties fo:margin-left="0cm" fo:margin-right="0cm" fo:margin-top="0cm" fo:margin-bottom="0.499cm" loext:contextual-spacing="false" fo:text-indent="0cm" style:auto-text-indent="false"/>
      <style:text-properties officeooo:paragraph-rsid="001022f5"/>
    </style:style>
    <style:style style:name="P168" style:family="paragraph" style:parent-style-name="Preformatted_20_Text">
      <style:paragraph-properties fo:margin-top="0cm" fo:margin-bottom="0cm" loext:contextual-spacing="false"/>
      <style:text-properties fo:language="ru" fo:country="RU" officeooo:paragraph-rsid="001022f5"/>
    </style:style>
    <style:style style:name="P169" style:family="paragraph" style:parent-style-name="Preformatted_20_Text">
      <style:paragraph-properties fo:margin-top="0cm" fo:margin-bottom="0cm" loext:contextual-spacing="false"/>
      <style:text-properties fo:language="ru" fo:country="RU" officeooo:paragraph-rsid="00de2559"/>
    </style:style>
    <style:style style:name="P170" style:family="paragraph" style:parent-style-name="Preformatted_20_Text">
      <style:paragraph-properties fo:margin-top="0cm" fo:margin-bottom="0cm" loext:contextual-spacing="false"/>
      <style:text-properties officeooo:paragraph-rsid="001022f5"/>
    </style:style>
    <style:style style:name="P171" style:family="paragraph" style:parent-style-name="Preformatted_20_Text">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72" style:family="paragraph" style:parent-style-name="Preformatted_20_Text">
      <style:paragraph-properties fo:margin-top="0cm" fo:margin-bottom="0.499cm" loext:contextual-spacing="false"/>
    </style:style>
    <style:style style:name="P173" style:family="paragraph" style:parent-style-name="Preformatted_20_Text">
      <style:paragraph-properties fo:margin-left="0cm" fo:margin-right="0cm" fo:margin-top="0cm" fo:margin-bottom="0cm" loext:contextual-spacing="false" fo:text-indent="0cm" style:auto-text-indent="false"/>
    </style:style>
    <style:style style:name="P174" style:family="paragraph" style:parent-style-name="Preformatted_20_Text">
      <style:paragraph-properties fo:margin-left="0cm" fo:margin-right="0cm" fo:margin-top="0cm" fo:margin-bottom="0cm" loext:contextual-spacing="false" fo:text-indent="0cm" style:auto-text-indent="false"/>
      <style:text-properties officeooo:paragraph-rsid="001022f5"/>
    </style:style>
    <style:style style:name="P175" style:family="paragraph" style:parent-style-name="Preformatted_20_Text">
      <style:paragraph-properties fo:margin-left="0cm" fo:margin-right="0cm" fo:margin-top="0cm" fo:margin-bottom="0cm" loext:contextual-spacing="false" fo:text-indent="0cm" style:auto-text-indent="false"/>
      <style:text-properties fo:language="ru" fo:country="RU" officeooo:paragraph-rsid="001022f5"/>
    </style:style>
    <style:style style:name="P176" style:family="paragraph" style:parent-style-name="Preformatted_20_Text">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177" style:family="paragraph" style:parent-style-name="Preformatted_20_Text">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178" style:family="paragraph" style:parent-style-name="Preformatted_20_Text">
      <style:paragraph-properties fo:margin-left="0cm" fo:margin-right="0cm" fo:margin-top="0cm" fo:margin-bottom="0cm" loext:contextual-spacing="false" fo:text-indent="0cm" style:auto-text-indent="false"/>
      <style:text-properties officeooo:paragraph-rsid="01256752"/>
    </style:style>
    <style:style style:name="P179" style:family="paragraph" style:parent-style-name="Standard">
      <style:paragraph-properties fo:margin-top="0cm" fo:margin-bottom="0cm" loext:contextual-spacing="false"/>
      <style:text-properties fo:font-size="16pt" fo:language="ru" fo:country="RU" officeooo:rsid="0006d002" officeooo:paragraph-rsid="001022f5" style:font-size-asian="16pt" style:font-size-complex="16pt"/>
    </style:style>
    <style:style style:name="P180" style:family="paragraph" style:parent-style-name="Standard">
      <style:paragraph-properties fo:margin-top="0cm" fo:margin-bottom="0cm" loext:contextual-spacing="false"/>
      <style:text-properties fo:font-size="16pt" fo:language="ru" fo:country="RU" officeooo:rsid="0006d002" officeooo:paragraph-rsid="00755d66" style:font-size-asian="16pt" style:font-size-complex="16pt"/>
    </style:style>
    <style:style style:name="P181" style:family="paragraph" style:parent-style-name="Standard">
      <style:paragraph-properties fo:margin-top="0cm" fo:margin-bottom="0cm" loext:contextual-spacing="false"/>
      <style:text-properties fo:font-size="16pt" fo:language="ru" fo:country="RU" officeooo:rsid="0006d002" officeooo:paragraph-rsid="00ba542a" style:font-size-asian="16pt" style:font-size-complex="16pt"/>
    </style:style>
    <style:style style:name="P182" style:family="paragraph" style:parent-style-name="Standard">
      <style:paragraph-properties fo:margin-top="0cm" fo:margin-bottom="0cm" loext:contextual-spacing="false"/>
      <style:text-properties fo:font-size="16pt" fo:language="ru" fo:country="RU" officeooo:rsid="0006d002" officeooo:paragraph-rsid="0100c4af" style:font-size-asian="16pt" style:font-size-complex="16pt"/>
    </style:style>
    <style:style style:name="P183" style:family="paragraph" style:parent-style-name="Standard">
      <style:paragraph-properties fo:margin-top="0cm" fo:margin-bottom="0cm" loext:contextual-spacing="false"/>
      <style:text-properties fo:font-size="16pt" fo:language="ru" fo:country="RU" officeooo:rsid="0006d002" officeooo:paragraph-rsid="0115434c" style:font-size-asian="16pt" style:font-size-complex="16pt"/>
    </style:style>
    <style:style style:name="P184" style:family="paragraph" style:parent-style-name="Standard">
      <style:paragraph-properties fo:margin-top="0cm" fo:margin-bottom="0cm" loext:contextual-spacing="false"/>
      <style:text-properties fo:font-size="16pt" fo:language="ru" fo:country="RU" fo:font-weight="bold" officeooo:rsid="0006d002" officeooo:paragraph-rsid="001022f5" style:font-size-asian="16pt" style:font-weight-asian="bold" style:font-size-complex="16pt" style:font-weight-complex="bold"/>
    </style:style>
    <style:style style:name="P185" style:family="paragraph" style:parent-style-name="Standard">
      <style:paragraph-properties fo:margin-top="0cm" fo:margin-bottom="0cm" loext:contextual-spacing="false"/>
      <style:text-properties fo:font-size="16pt" officeooo:rsid="01b835eb" officeooo:paragraph-rsid="001022f5" style:font-size-asian="16pt" style:font-size-complex="16pt"/>
    </style:style>
    <style:style style:name="P186" style:family="paragraph" style:parent-style-name="Standard">
      <style:paragraph-properties fo:margin-top="0cm" fo:margin-bottom="0cm" loext:contextual-spacing="false"/>
      <style:text-properties fo:font-size="16pt" officeooo:rsid="0006d002" officeooo:paragraph-rsid="001022f5" style:font-size-asian="16pt" style:font-size-complex="16pt"/>
    </style:style>
    <style:style style:name="P187" style:family="paragraph" style:parent-style-name="Standard">
      <style:paragraph-properties fo:margin-top="0cm" fo:margin-bottom="0cm" loext:contextual-spacing="false"/>
      <style:text-properties fo:font-size="16pt" fo:font-weight="bold" officeooo:rsid="00a9f382" officeooo:paragraph-rsid="00a9f382" style:font-size-asian="16pt" style:font-weight-asian="bold" style:font-size-complex="16pt" style:font-weight-complex="bold"/>
    </style:style>
    <style:style style:name="P188" style:family="paragraph" style:parent-style-name="Standard">
      <style:paragraph-properties fo:margin-top="0cm" fo:margin-bottom="0cm" loext:contextual-spacing="false"/>
      <style:text-properties fo:language="ru" fo:country="RU" officeooo:paragraph-rsid="008eda75"/>
    </style:style>
    <style:style style:name="P189" style:family="paragraph" style:parent-style-name="Standard">
      <style:paragraph-properties fo:margin-top="0cm" fo:margin-bottom="0cm" loext:contextual-spacing="false"/>
      <style:text-properties fo:language="ru" fo:country="RU" officeooo:paragraph-rsid="001022f5"/>
    </style:style>
    <style:style style:name="P190" style:family="paragraph" style:parent-style-name="Standard">
      <style:paragraph-properties fo:margin-top="0cm" fo:margin-bottom="0cm" loext:contextual-spacing="false"/>
      <style:text-properties fo:font-size="14pt" officeooo:rsid="00a9f382" officeooo:paragraph-rsid="00a9f382" style:font-size-asian="14pt" style:font-size-complex="14pt"/>
    </style:style>
    <style:style style:name="P191" style:family="paragraph" style:parent-style-name="Standard">
      <style:paragraph-properties fo:margin-top="0cm" fo:margin-bottom="0cm" loext:contextual-spacing="false"/>
      <style:text-properties officeooo:paragraph-rsid="001022f5"/>
    </style:style>
    <style:style style:name="P192" style:family="paragraph" style:parent-style-name="Standard">
      <style:paragraph-properties fo:margin-top="0cm" fo:margin-bottom="0cm" loext:contextual-spacing="false"/>
      <style:text-properties officeooo:paragraph-rsid="0100c4af"/>
    </style:style>
    <style:style style:name="P193" style:family="paragraph" style:parent-style-name="Standard">
      <style:paragraph-properties fo:margin-top="0cm" fo:margin-bottom="0cm" loext:contextual-spacing="false"/>
      <style:text-properties officeooo:paragraph-rsid="010e392b"/>
    </style:style>
    <style:style style:name="P194" style:family="paragraph" style:parent-style-name="Standard">
      <style:paragraph-properties fo:margin-top="0cm" fo:margin-bottom="0cm" loext:contextual-spacing="false"/>
      <style:text-properties officeooo:paragraph-rsid="0115434c"/>
    </style:style>
    <style:style style:name="P195" style:family="paragraph" style:parent-style-name="Standard">
      <style:paragraph-properties fo:margin-top="0cm" fo:margin-bottom="0cm" loext:contextual-spacing="false"/>
      <style:text-properties officeooo:paragraph-rsid="0117d1a3"/>
    </style:style>
    <style:style style:name="P196" style:family="paragraph" style:parent-style-name="Standard">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197" style:family="paragraph" style:parent-style-name="Standard">
      <style:paragraph-properties fo:margin-left="0cm" fo:margin-right="0cm" fo:margin-top="0cm" fo:margin-bottom="0cm" loext:contextual-spacing="false" fo:text-indent="0cm" style:auto-text-indent="false"/>
      <style:text-properties fo:font-size="16pt" fo:language="ru" fo:country="RU" officeooo:rsid="03e0f1eb" officeooo:paragraph-rsid="001022f5" style:font-size-asian="16pt" style:font-size-complex="16pt"/>
    </style:style>
    <style:style style:name="P198" style:family="paragraph" style:parent-style-name="Standard">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01022f5"/>
    </style:style>
    <style:style style:name="P200" style:family="paragraph" style:parent-style-name="Standard">
      <style:paragraph-properties fo:margin-left="0cm" fo:margin-right="0cm" fo:margin-top="0cm" fo:margin-bottom="0cm" loext:contextual-spacing="false" fo:text-indent="0cm" style:auto-text-indent="false"/>
      <style:text-properties fo:language="ru" fo:country="RU" officeooo:paragraph-rsid="001022f5"/>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129cde6"/>
    </style:style>
    <style:style style:name="P202" style:family="paragraph" style:parent-style-name="Standard">
      <style:paragraph-properties fo:margin-left="0cm" fo:margin-right="0cm" fo:margin-top="0cm" fo:margin-bottom="0cm" loext:contextual-spacing="false" fo:text-indent="0cm" style:auto-text-indent="false"/>
      <style:text-properties fo:font-weight="bold" officeooo:paragraph-rsid="0129cde6" style:font-weight-asian="bold" style:font-weight-complex="bold"/>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12c9881"/>
    </style:style>
    <style:style style:name="P204" style:family="paragraph" style:parent-style-name="Text_20_body">
      <style:paragraph-properties fo:margin-top="0cm" fo:margin-bottom="0cm" loext:contextual-spacing="false"/>
      <style:text-properties fo:font-size="20pt" fo:language="ru" fo:country="RU" fo:font-weight="bold" officeooo:rsid="0072a587" officeooo:paragraph-rsid="0072a587" style:font-size-asian="20pt" style:font-weight-asian="bold" style:font-size-complex="20pt" style:font-weight-complex="bold"/>
    </style:style>
    <style:style style:name="P205" style:family="paragraph" style:parent-style-name="Text_20_body">
      <style:paragraph-properties fo:margin-top="0cm" fo:margin-bottom="0cm" loext:contextual-spacing="false"/>
      <style:text-properties fo:font-size="20pt" style:text-underline-style="none" fo:font-weight="bold" officeooo:rsid="0081663d" officeooo:paragraph-rsid="0081663d" style:font-size-asian="20pt" style:font-weight-asian="bold" style:font-size-complex="20pt" style:font-weight-complex="bold"/>
    </style:style>
    <style:style style:name="P206" style:family="paragraph" style:parent-style-name="Text_20_body">
      <style:paragraph-properties fo:margin-top="0cm" fo:margin-bottom="0cm" loext:contextual-spacing="false"/>
      <style:text-properties fo:language="ru" fo:country="RU" officeooo:rsid="006fc2ed" officeooo:paragraph-rsid="006fc2ed"/>
    </style:style>
    <style:style style:name="P207" style:family="paragraph" style:parent-style-name="Text_20_body">
      <style:paragraph-properties fo:margin-top="0cm" fo:margin-bottom="0cm" loext:contextual-spacing="false"/>
      <style:text-properties fo:language="ru" fo:country="RU" officeooo:rsid="0070afdd" officeooo:paragraph-rsid="0070afdd"/>
    </style:style>
    <style:style style:name="P208" style:family="paragraph" style:parent-style-name="Text_20_body">
      <style:paragraph-properties fo:margin-top="0cm" fo:margin-bottom="0cm" loext:contextual-spacing="false"/>
      <style:text-properties fo:language="ru" fo:country="RU" officeooo:paragraph-rsid="0096d4d6"/>
    </style:style>
    <style:style style:name="P209" style:family="paragraph" style:parent-style-name="Text_20_body">
      <style:paragraph-properties fo:margin-top="0cm" fo:margin-bottom="0cm" loext:contextual-spacing="false"/>
      <style:text-properties fo:language="ru" fo:country="RU" officeooo:rsid="0096d4d6" officeooo:paragraph-rsid="0096d4d6"/>
    </style:style>
    <style:style style:name="P210" style:family="paragraph" style:parent-style-name="Text_20_body">
      <style:paragraph-properties fo:margin-top="0cm" fo:margin-bottom="0cm" loext:contextual-spacing="false"/>
      <style:text-properties fo:language="ru" fo:country="RU" officeooo:rsid="0096d4d6" officeooo:paragraph-rsid="0097be99"/>
    </style:style>
    <style:style style:name="P211" style:family="paragraph" style:parent-style-name="Text_20_body">
      <style:paragraph-properties fo:margin-top="0cm" fo:margin-bottom="0cm" loext:contextual-spacing="false"/>
      <style:text-properties fo:language="ru" fo:country="RU" officeooo:paragraph-rsid="001022f5"/>
    </style:style>
    <style:style style:name="P212" style:family="paragraph" style:parent-style-name="Text_20_body" style:list-style-name="L1">
      <style:paragraph-properties fo:margin-top="0cm" fo:margin-bottom="0cm" loext:contextual-spacing="false"/>
    </style:style>
    <style:style style:name="P213" style:family="paragraph" style:parent-style-name="Text_20_body" style:list-style-name="L2">
      <style:paragraph-properties fo:margin-top="0cm" fo:margin-bottom="0cm" loext:contextual-spacing="false"/>
    </style:style>
    <style:style style:name="P214" style:family="paragraph" style:parent-style-name="Text_20_body">
      <style:paragraph-properties fo:margin-top="0cm" fo:margin-bottom="0cm" loext:contextual-spacing="false"/>
      <style:text-properties fo:font-size="16pt" style:text-underline-style="none" fo:font-weight="normal" officeooo:rsid="0081663d" officeooo:paragraph-rsid="0081663d" style:font-size-asian="14pt" style:font-weight-asian="normal" style:font-size-complex="16pt" style:font-weight-complex="normal"/>
    </style:style>
    <style:style style:name="P215" style:family="paragraph" style:parent-style-name="Text_20_body">
      <style:paragraph-properties fo:margin-top="0cm" fo:margin-bottom="0cm" loext:contextual-spacing="false"/>
      <style:text-properties fo:font-size="16pt" fo:language="ru" fo:country="RU" officeooo:rsid="0054e6a2" officeooo:paragraph-rsid="0054e6a2" style:font-size-asian="16pt" style:font-size-complex="16pt"/>
    </style:style>
    <style:style style:name="P216" style:family="paragraph" style:parent-style-name="Text_20_body">
      <style:paragraph-properties fo:margin-top="0cm" fo:margin-bottom="0cm" loext:contextual-spacing="false"/>
      <style:text-properties fo:font-size="16pt" fo:language="ru" fo:country="RU" officeooo:rsid="00c83b74" officeooo:paragraph-rsid="00c83b74" style:font-size-asian="16pt" style:font-size-complex="16pt"/>
    </style:style>
    <style:style style:name="P217" style:family="paragraph" style:parent-style-name="Text_20_body">
      <style:paragraph-properties fo:margin-top="0cm" fo:margin-bottom="0cm" loext:contextual-spacing="false"/>
      <style:text-properties fo:font-size="16pt" fo:language="ru" fo:country="RU" officeooo:rsid="026412ff" officeooo:paragraph-rsid="001022f5" style:font-size-asian="16pt" style:font-size-complex="16pt"/>
    </style:style>
    <style:style style:name="P218" style:family="paragraph" style:parent-style-name="Text_20_body">
      <style:paragraph-properties fo:margin-top="0cm" fo:margin-bottom="0cm" loext:contextual-spacing="false"/>
      <style:text-properties fo:font-size="16pt" fo:language="ru" fo:country="RU" officeooo:rsid="026412ff" officeooo:paragraph-rsid="00ed246b" style:font-size-asian="16pt" style:font-size-complex="16pt"/>
    </style:style>
    <style:style style:name="P219" style:family="paragraph" style:parent-style-name="Text_20_body">
      <style:paragraph-properties fo:margin-top="0cm" fo:margin-bottom="0cm" loext:contextual-spacing="false"/>
      <style:text-properties fo:font-size="16pt" fo:language="ru" fo:country="RU" officeooo:rsid="026412ff" officeooo:paragraph-rsid="00ed2499" style:font-size-asian="16pt" style:font-size-complex="16pt"/>
    </style:style>
    <style:style style:name="P220" style:family="paragraph" style:parent-style-name="Text_20_body">
      <style:paragraph-properties fo:margin-top="0cm" fo:margin-bottom="0cm" loext:contextual-spacing="false"/>
      <style:text-properties fo:font-size="16pt" fo:language="ru" fo:country="RU" officeooo:rsid="02e784f8" officeooo:paragraph-rsid="001022f5" style:font-size-asian="16pt" style:font-size-complex="16pt"/>
    </style:style>
    <style:style style:name="P221" style:family="paragraph" style:parent-style-name="Text_20_body">
      <style:paragraph-properties fo:margin-top="0cm" fo:margin-bottom="0cm" loext:contextual-spacing="false"/>
      <style:text-properties fo:font-size="16pt" fo:language="ru" fo:country="RU" officeooo:rsid="00ed2499" officeooo:paragraph-rsid="00ed2499" style:font-size-asian="16pt" style:font-size-complex="16pt"/>
    </style:style>
    <style:style style:name="P222" style:family="paragraph" style:parent-style-name="Text_20_body">
      <style:paragraph-properties fo:margin-top="0cm" fo:margin-bottom="0cm" loext:contextual-spacing="false"/>
      <style:text-properties fo:font-size="16pt" fo:language="ru" fo:country="RU" officeooo:rsid="00ee7c1c" officeooo:paragraph-rsid="00ee7c1c" style:font-size-asian="16pt" style:font-size-complex="16pt"/>
    </style:style>
    <style:style style:name="P223" style:family="paragraph" style:parent-style-name="Text_20_body">
      <style:paragraph-properties fo:margin-top="0cm" fo:margin-bottom="0cm" loext:contextual-spacing="false"/>
      <style:text-properties fo:font-size="16pt" fo:language="ru" fo:country="RU" fo:font-weight="bold" officeooo:rsid="00e8ffe1" officeooo:paragraph-rsid="00e8ffe1" style:font-size-asian="16pt" style:font-weight-asian="bold" style:font-size-complex="16pt" style:font-weight-complex="bold"/>
    </style:style>
    <style:style style:name="P224" style:family="paragraph" style:parent-style-name="Text_20_body">
      <style:paragraph-properties fo:margin-top="0cm" fo:margin-bottom="0cm" loext:contextual-spacing="false"/>
      <style:text-properties fo:font-size="16pt" fo:language="ru" fo:country="RU" fo:font-weight="bold" officeooo:rsid="00e63f8d" officeooo:paragraph-rsid="00e8ffe1" style:font-size-asian="16pt" style:font-weight-asian="bold" style:font-size-complex="16pt" style:font-weight-complex="bold"/>
    </style:style>
    <style:style style:name="P225" style:family="paragraph" style:parent-style-name="Text_20_body">
      <style:paragraph-properties fo:margin-top="0cm" fo:margin-bottom="0cm" loext:contextual-spacing="false"/>
      <style:text-properties fo:font-size="16pt" fo:language="ru" fo:country="RU" fo:font-weight="bold" officeooo:rsid="00e9d024" officeooo:paragraph-rsid="00e9d024" style:font-size-asian="16pt" style:font-weight-asian="bold" style:font-size-complex="16pt" style:font-weight-complex="bold"/>
    </style:style>
    <style:style style:name="P226" style:family="paragraph" style:parent-style-name="Text_20_body">
      <style:paragraph-properties fo:margin-top="0cm" fo:margin-bottom="0cm" loext:contextual-spacing="false"/>
      <style:text-properties fo:font-size="16pt" fo:language="ru" fo:country="RU" fo:font-weight="bold" officeooo:rsid="00eae3e7" officeooo:paragraph-rsid="00eae3e7" style:font-size-asian="16pt" style:font-weight-asian="bold" style:font-size-complex="16pt" style:font-weight-complex="bold"/>
    </style:style>
    <style:style style:name="P227" style:family="paragraph" style:parent-style-name="Text_20_body">
      <style:paragraph-properties fo:margin-top="0cm" fo:margin-bottom="0cm" loext:contextual-spacing="false"/>
      <style:text-properties fo:font-size="16pt" fo:font-weight="bold" officeooo:paragraph-rsid="00e7d99f" style:font-size-asian="16pt" style:font-weight-asian="bold" style:font-size-complex="16pt" style:font-weight-complex="bold"/>
    </style:style>
    <style:style style:name="P228" style:family="paragraph" style:parent-style-name="Text_20_body" style:list-style-name="L3">
      <style:paragraph-properties fo:margin-top="0cm" fo:margin-bottom="0cm" loext:contextual-spacing="false"/>
    </style:style>
    <style:style style:name="P229" style:family="paragraph" style:parent-style-name="Text_20_body" style:list-style-name="L4">
      <style:paragraph-properties fo:margin-top="0cm" fo:margin-bottom="0cm" loext:contextual-spacing="false"/>
    </style:style>
    <style:style style:name="P230" style:family="paragraph" style:parent-style-name="Text_20_body" style:list-style-name="L5">
      <style:paragraph-properties fo:margin-top="0cm" fo:margin-bottom="0cm" loext:contextual-spacing="false"/>
    </style:style>
    <style:style style:name="P231" style:family="paragraph" style:parent-style-name="Text_20_body" style:list-style-name="L6">
      <style:paragraph-properties fo:margin-top="0cm" fo:margin-bottom="0cm" loext:contextual-spacing="false"/>
    </style:style>
    <style:style style:name="P232" style:family="paragraph" style:parent-style-name="Text_20_body" style:list-style-name="L7">
      <style:paragraph-properties fo:margin-top="0cm" fo:margin-bottom="0cm" loext:contextual-spacing="false"/>
    </style:style>
    <style:style style:name="P233" style:family="paragraph" style:parent-style-name="Text_20_body" style:list-style-name="L8">
      <style:paragraph-properties fo:margin-top="0cm" fo:margin-bottom="0cm" loext:contextual-spacing="false"/>
    </style:style>
    <style:style style:name="P234" style:family="paragraph" style:parent-style-name="Text_20_body">
      <style:paragraph-properties fo:margin-top="0cm" fo:margin-bottom="0cm" loext:contextual-spacing="false"/>
      <style:text-properties fo:font-size="18pt" fo:language="ru" fo:country="RU" fo:font-weight="bold" officeooo:rsid="0006d002" officeooo:paragraph-rsid="001022f5" style:font-size-asian="18pt" style:font-weight-asian="bold" style:font-size-complex="18pt" style:font-weight-complex="bold"/>
    </style:style>
    <style:style style:name="P235" style:family="paragraph" style:parent-style-name="Text_20_body">
      <style:paragraph-properties fo:margin-top="0cm" fo:margin-bottom="0cm" loext:contextual-spacing="false"/>
      <style:text-properties officeooo:paragraph-rsid="001022f5"/>
    </style:style>
    <style:style style:name="P236" style:family="paragraph" style:parent-style-name="Text_20_body">
      <style:paragraph-properties fo:margin-top="0cm" fo:margin-bottom="0cm" loext:contextual-spacing="false"/>
      <style:text-properties officeooo:paragraph-rsid="00db2fec"/>
    </style:style>
    <style:style style:name="P237" style:family="paragraph" style:parent-style-name="Text_20_body">
      <style:paragraph-properties fo:margin-top="0cm" fo:margin-bottom="0cm" loext:contextual-spacing="false"/>
      <style:text-properties officeooo:rsid="00db2fec" officeooo:paragraph-rsid="00db2fec"/>
    </style:style>
    <style:style style:name="P238" style:family="paragraph" style:parent-style-name="Text_20_body">
      <style:paragraph-properties fo:margin-top="0cm" fo:margin-bottom="0cm" loext:contextual-spacing="false"/>
      <style:text-properties fo:font-weight="bold" officeooo:rsid="00dd057c" officeooo:paragraph-rsid="00dd057c" style:font-weight-asian="bold" style:font-weight-complex="bold"/>
    </style:style>
    <style:style style:name="P239" style:family="paragraph" style:parent-style-name="Text_20_body">
      <style:paragraph-properties fo:margin-top="0cm" fo:margin-bottom="0cm" loext:contextual-spacing="false"/>
      <style:text-properties fo:font-weight="bold" officeooo:rsid="00e44100" officeooo:paragraph-rsid="00e44100" style:font-weight-asian="bold" style:font-weight-complex="bold"/>
    </style:style>
    <style:style style:name="P240" style:family="paragraph" style:parent-style-name="Text_20_body">
      <style:paragraph-properties fo:margin-top="0cm" fo:margin-bottom="0cm" loext:contextual-spacing="false"/>
      <style:text-properties fo:font-weight="bold" officeooo:paragraph-rsid="00ed246b" style:font-weight-asian="bold" style:font-weight-complex="bold"/>
    </style:style>
    <style:style style:name="P241" style:family="paragraph" style:parent-style-name="Text_20_body">
      <style:paragraph-properties fo:margin-top="0cm" fo:margin-bottom="0cm" loext:contextual-spacing="false"/>
      <style:text-properties officeooo:paragraph-rsid="00de2559"/>
    </style:style>
    <style:style style:name="P242" style:family="paragraph" style:parent-style-name="Text_20_body">
      <style:paragraph-properties fo:margin-top="0cm" fo:margin-bottom="0cm" loext:contextual-spacing="false"/>
      <style:text-properties officeooo:paragraph-rsid="00e63f8d"/>
    </style:style>
    <style:style style:name="P243" style:family="paragraph" style:parent-style-name="Text_20_body">
      <style:paragraph-properties fo:margin-top="0cm" fo:margin-bottom="0cm" loext:contextual-spacing="false"/>
      <style:text-properties officeooo:rsid="00e63f8d" officeooo:paragraph-rsid="00e63f8d"/>
    </style:style>
    <style:style style:name="P244" style:family="paragraph" style:parent-style-name="Text_20_body">
      <style:paragraph-properties fo:margin-top="0cm" fo:margin-bottom="0cm" loext:contextual-spacing="false"/>
      <style:text-properties officeooo:paragraph-rsid="00e7d99f"/>
    </style:style>
    <style:style style:name="P245" style:family="paragraph" style:parent-style-name="Text_20_body">
      <style:paragraph-properties fo:margin-top="0cm" fo:margin-bottom="0cm" loext:contextual-spacing="false"/>
      <style:text-properties officeooo:paragraph-rsid="00ed246b"/>
    </style:style>
    <style:style style:name="P246" style:family="paragraph" style:parent-style-name="Text_20_body">
      <style:paragraph-properties fo:margin-top="0cm" fo:margin-bottom="0cm" loext:contextual-spacing="false"/>
      <style:text-properties officeooo:paragraph-rsid="00f5b61e"/>
    </style:style>
    <style:style style:name="P247" style:family="paragraph" style:parent-style-name="Text_20_body">
      <style:paragraph-properties fo:margin-top="0cm" fo:margin-bottom="0cm" loext:contextual-spacing="false"/>
      <style:text-properties officeooo:paragraph-rsid="00f778b4"/>
    </style:style>
    <style:style style:name="P248" style:family="paragraph" style:parent-style-name="Text_20_body">
      <style:paragraph-properties fo:margin-top="0cm" fo:margin-bottom="0cm" loext:contextual-spacing="false"/>
      <style:text-properties officeooo:paragraph-rsid="00feca1e"/>
    </style:style>
    <style:style style:name="P249" style:family="paragraph" style:parent-style-name="Text_20_body" style:list-style-name="L19">
      <style:paragraph-properties fo:margin-top="0cm" fo:margin-bottom="0cm" loext:contextual-spacing="false"/>
    </style:style>
    <style:style style:name="P250" style:family="paragraph" style:parent-style-name="Text_20_body">
      <style:paragraph-properties fo:margin-top="0cm" fo:margin-bottom="0cm" loext:contextual-spacing="false"/>
      <style:text-properties officeooo:paragraph-rsid="0104695b"/>
    </style:style>
    <style:style style:name="P251" style:family="paragraph" style:parent-style-name="Text_20_body">
      <style:paragraph-properties fo:margin-top="0cm" fo:margin-bottom="0cm" loext:contextual-spacing="false"/>
      <style:text-properties officeooo:rsid="0105a221" officeooo:paragraph-rsid="0105a221"/>
    </style:style>
    <style:style style:name="P252" style:family="paragraph" style:parent-style-name="Text_20_body">
      <style:paragraph-properties fo:margin-top="0cm" fo:margin-bottom="0cm" loext:contextual-spacing="false"/>
      <style:text-properties officeooo:paragraph-rsid="0105a221"/>
    </style:style>
    <style:style style:name="P253" style:family="paragraph" style:parent-style-name="Text_20_body" style:list-style-name="L29">
      <style:paragraph-properties fo:margin-top="0cm" fo:margin-bottom="0cm" loext:contextual-spacing="false"/>
    </style:style>
    <style:style style:name="P254" style:family="paragraph" style:parent-style-name="Text_20_body" style:list-style-name="L1"/>
    <style:style style:name="P255" style:family="paragraph" style:parent-style-name="Text_20_body" style:list-style-name="L2"/>
    <style:style style:name="P256" style:family="paragraph" style:parent-style-name="Text_20_body" style:list-style-name="L3"/>
    <style:style style:name="P257" style:family="paragraph" style:parent-style-name="Text_20_body" style:list-style-name="L4"/>
    <style:style style:name="P258" style:family="paragraph" style:parent-style-name="Text_20_body" style:list-style-name="L5"/>
    <style:style style:name="P259" style:family="paragraph" style:parent-style-name="Text_20_body" style:list-style-name="L6"/>
    <style:style style:name="P260" style:family="paragraph" style:parent-style-name="Text_20_body" style:list-style-name="L7"/>
    <style:style style:name="P261" style:family="paragraph" style:parent-style-name="Text_20_body" style:list-style-name="L8"/>
    <style:style style:name="P262" style:family="paragraph" style:parent-style-name="Text_20_body" style:list-style-name="L19"/>
    <style:style style:name="P263" style:family="paragraph" style:parent-style-name="Text_20_body" style:list-style-name="L29"/>
    <style:style style:name="P264" style:family="paragraph" style:parent-style-name="Text_20_body">
      <style:paragraph-properties fo:margin-left="0cm" fo:margin-right="0cm" fo:margin-top="0cm" fo:margin-bottom="0cm" loext:contextual-spacing="false" fo:text-indent="0cm" style:auto-text-indent="false"/>
    </style:style>
    <style:style style:name="P265" style:family="paragraph" style:parent-style-name="Text_20_body">
      <style:paragraph-properties fo:margin-left="0cm" fo:margin-right="0cm" fo:margin-top="0cm" fo:margin-bottom="0cm" loext:contextual-spacing="false" fo:text-indent="0cm" style:auto-text-indent="false"/>
      <style:text-properties fo:font-size="16pt" fo:language="ru" fo:country="RU" officeooo:rsid="0006d002" officeooo:paragraph-rsid="001022f5" style:font-size-asian="16pt" style:font-size-complex="16pt"/>
    </style:style>
    <style:style style:name="P266" style:family="paragraph" style:parent-style-name="Text_20_body">
      <style:paragraph-properties fo:margin-left="0cm" fo:margin-right="0cm" fo:margin-top="0cm" fo:margin-bottom="0cm" loext:contextual-spacing="false" fo:text-indent="0cm" style:auto-text-indent="false"/>
      <style:text-properties fo:font-size="16pt" officeooo:rsid="0006d002" officeooo:paragraph-rsid="001022f5" style:font-size-asian="16pt" style:font-size-complex="16pt"/>
    </style:style>
    <style:style style:name="P267" style:family="paragraph" style:parent-style-name="Text_20_body">
      <style:paragraph-properties fo:margin-left="0cm" fo:margin-right="0cm" fo:margin-top="0cm" fo:margin-bottom="0cm" loext:contextual-spacing="false" fo:text-indent="0cm" style:auto-text-indent="false"/>
      <style:text-properties fo:language="ru" fo:country="RU"/>
    </style:style>
    <style:style style:name="P268" style:family="paragraph" style:parent-style-name="Text_20_body" style:list-style-name="L27">
      <style:paragraph-properties fo:margin-left="0cm" fo:margin-right="0cm" fo:margin-top="0cm" fo:margin-bottom="0cm" loext:contextual-spacing="false" fo:text-indent="0cm" style:auto-text-indent="false"/>
    </style:style>
    <style:style style:name="P269" style:family="paragraph" style:parent-style-name="Text_20_body">
      <style:paragraph-properties fo:margin-left="0cm" fo:margin-right="0cm" fo:margin-top="0cm" fo:margin-bottom="0cm" loext:contextual-spacing="false" fo:text-indent="0cm" style:auto-text-indent="false"/>
      <style:text-properties officeooo:paragraph-rsid="001022f5"/>
    </style:style>
    <style:style style:name="P270" style:family="paragraph" style:parent-style-name="Text_20_body" style:list-style-name="L15">
      <style:paragraph-properties fo:margin-left="0cm" fo:margin-right="0cm" fo:margin-top="0cm" fo:margin-bottom="0cm" loext:contextual-spacing="false" fo:text-indent="0cm" style:auto-text-indent="false"/>
      <style:text-properties officeooo:paragraph-rsid="001022f5"/>
    </style:style>
    <style:style style:name="P271" style:family="paragraph" style:parent-style-name="Text_20_body">
      <style:paragraph-properties fo:margin-left="0cm" fo:margin-right="0cm" fo:margin-top="0cm" fo:margin-bottom="0cm" loext:contextual-spacing="false" fo:text-indent="0cm" style:auto-text-indent="false"/>
      <style:text-properties officeooo:paragraph-rsid="012526e9"/>
    </style:style>
    <style:style style:name="P272" style:family="paragraph" style:parent-style-name="Text_20_body">
      <style:paragraph-properties fo:margin-left="0cm" fo:margin-right="0cm" fo:margin-top="0cm" fo:margin-bottom="0cm" loext:contextual-spacing="false" fo:text-indent="0cm" style:auto-text-indent="false"/>
      <style:text-properties officeooo:paragraph-rsid="0128d140"/>
    </style:style>
    <style:style style:name="P27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28pt" fo:language="ru" fo:country="RU" fo:font-weight="bold" officeooo:rsid="0006d002" officeooo:paragraph-rsid="001022f5" style:font-size-asian="28pt" style:font-weight-asian="bold" style:font-size-complex="28pt" style:font-weight-complex="bold"/>
    </style:style>
    <style:style style:name="P274" style:family="paragraph" style:parent-style-name="Text_20_body">
      <style:paragraph-properties fo:margin-left="0cm" fo:margin-right="0cm" fo:margin-top="0cm" fo:margin-bottom="0cm" loext:contextual-spacing="false" fo:text-indent="0cm" style:auto-text-indent="false"/>
      <style:text-properties officeooo:paragraph-rsid="012b1c1d"/>
    </style:style>
    <style:style style:name="P275" style:family="paragraph" style:parent-style-name="Text_20_body">
      <style:paragraph-properties fo:margin-left="0cm" fo:margin-right="0cm" fo:margin-top="0cm" fo:margin-bottom="0cm" loext:contextual-spacing="false" fo:text-indent="0cm" style:auto-text-indent="false"/>
      <style:text-properties officeooo:rsid="012b1c1d" officeooo:paragraph-rsid="012b1c1d"/>
    </style:style>
    <style:style style:name="P276" style:family="paragraph" style:parent-style-name="Text_20_body">
      <style:paragraph-properties fo:margin-left="0cm" fo:margin-right="0cm" fo:margin-top="0cm" fo:margin-bottom="0cm" loext:contextual-spacing="false" fo:text-indent="0cm" style:auto-text-indent="false"/>
      <style:text-properties officeooo:rsid="012bddd9" officeooo:paragraph-rsid="012bddd9"/>
    </style:style>
    <style:style style:name="P277" style:family="paragraph" style:parent-style-name="Text_20_body">
      <style:paragraph-properties fo:margin-left="0cm" fo:margin-right="0cm" fo:margin-top="0cm" fo:margin-bottom="0cm" loext:contextual-spacing="false" fo:text-indent="0cm" style:auto-text-indent="false"/>
      <style:text-properties officeooo:rsid="012bddd9" officeooo:paragraph-rsid="012c9881"/>
    </style:style>
    <style:style style:name="P278" style:family="paragraph" style:parent-style-name="Text_20_body">
      <style:paragraph-properties fo:margin-left="0cm" fo:margin-right="0cm" fo:margin-top="0cm" fo:margin-bottom="0cm" loext:contextual-spacing="false" fo:text-indent="0cm" style:auto-text-indent="false"/>
      <style:text-properties officeooo:paragraph-rsid="012c9881"/>
    </style:style>
    <style:style style:name="T1" style:family="text">
      <style:text-properties fo:language="ru" fo:country="RU"/>
    </style:style>
    <style:style style:name="T2" style:family="text">
      <style:text-properties fo:language="ru" fo:country="RU" officeooo:rsid="01b70dd0"/>
    </style:style>
    <style:style style:name="T3" style:family="text">
      <style:text-properties fo:language="ru" fo:country="RU" officeooo:rsid="001e7ca4"/>
    </style:style>
    <style:style style:name="T4" style:family="text">
      <style:text-properties fo:language="ru" fo:country="RU" officeooo:rsid="006fc2ed"/>
    </style:style>
    <style:style style:name="T5" style:family="text">
      <style:text-properties fo:language="ru" fo:country="RU" officeooo:rsid="0070afdd"/>
    </style:style>
    <style:style style:name="T6" style:family="text">
      <style:text-properties fo:language="ru" fo:country="RU" officeooo:rsid="007844a4"/>
    </style:style>
    <style:style style:name="T7" style:family="text">
      <style:text-properties fo:language="ru" fo:country="RU" officeooo:rsid="007ed1f2"/>
    </style:style>
    <style:style style:name="T8" style:family="text">
      <style:text-properties fo:language="ru" fo:country="RU" officeooo:rsid="008eda75"/>
    </style:style>
    <style:style style:name="T9" style:family="text">
      <style:text-properties fo:language="ru" fo:country="RU" officeooo:rsid="0096d4d6"/>
    </style:style>
    <style:style style:name="T10" style:family="text">
      <style:text-properties fo:language="ru" fo:country="RU" officeooo:rsid="0097be99"/>
    </style:style>
    <style:style style:name="T11" style:family="text">
      <style:text-properties fo:language="ru" fo:country="RU" officeooo:rsid="00ac824b"/>
    </style:style>
    <style:style style:name="T12" style:family="text">
      <style:text-properties fo:language="ru" fo:country="RU" officeooo:rsid="012bddd9"/>
    </style:style>
    <style:style style:name="T13" style:family="text">
      <style:text-properties fo:font-size="16pt" fo:language="ru" fo:country="RU" style:font-size-asian="16pt" style:font-size-complex="16pt"/>
    </style:style>
    <style:style style:name="T14" style:family="text">
      <style:text-properties fo:font-size="16pt" fo:language="ru" fo:country="RU" officeooo:rsid="0006d002" style:font-size-asian="16pt" style:font-size-complex="16pt"/>
    </style:style>
    <style:style style:name="T15" style:family="text">
      <style:text-properties fo:font-size="16pt" fo:language="ru" fo:country="RU" officeooo:rsid="0175e4d3" style:font-size-asian="16pt" style:font-size-complex="16pt"/>
    </style:style>
    <style:style style:name="T16" style:family="text">
      <style:text-properties fo:font-size="16pt" fo:language="ru" fo:country="RU" officeooo:rsid="0179cca2" style:font-size-asian="16pt" style:font-size-complex="16pt"/>
    </style:style>
    <style:style style:name="T17" style:family="text">
      <style:text-properties fo:font-size="16pt" fo:language="ru" fo:country="RU" officeooo:rsid="01a991fb" style:font-size-asian="16pt" style:font-size-complex="16pt"/>
    </style:style>
    <style:style style:name="T18" style:family="text">
      <style:text-properties fo:font-size="16pt" fo:language="ru" fo:country="RU" officeooo:rsid="01afbda2" style:font-size-asian="16pt" style:font-size-complex="16pt"/>
    </style:style>
    <style:style style:name="T19" style:family="text">
      <style:text-properties fo:font-size="16pt" fo:language="ru" fo:country="RU" officeooo:rsid="01b0a486" style:font-size-asian="16pt" style:font-size-complex="16pt"/>
    </style:style>
    <style:style style:name="T20" style:family="text">
      <style:text-properties fo:font-size="16pt" fo:language="ru" fo:country="RU" officeooo:rsid="01b5107f" style:font-size-asian="16pt" style:font-size-complex="16pt"/>
    </style:style>
    <style:style style:name="T21" style:family="text">
      <style:text-properties fo:font-size="16pt" fo:language="ru" fo:country="RU" officeooo:rsid="01b5c248" style:font-size-asian="16pt" style:font-size-complex="16pt"/>
    </style:style>
    <style:style style:name="T22" style:family="text">
      <style:text-properties fo:font-size="16pt" fo:language="ru" fo:country="RU" officeooo:rsid="01cb67b6" style:font-size-asian="16pt" style:font-size-complex="16pt"/>
    </style:style>
    <style:style style:name="T23" style:family="text">
      <style:text-properties fo:font-size="16pt" fo:language="ru" fo:country="RU" officeooo:rsid="0202a105" style:font-size-asian="16pt" style:font-size-complex="16pt"/>
    </style:style>
    <style:style style:name="T24" style:family="text">
      <style:text-properties fo:font-size="16pt" fo:language="ru" fo:country="RU" officeooo:rsid="0247373b" style:font-size-asian="16pt" style:font-size-complex="16pt"/>
    </style:style>
    <style:style style:name="T25" style:family="text">
      <style:text-properties fo:font-size="16pt" fo:language="ru" fo:country="RU" officeooo:rsid="026412ff" style:font-size-asian="16pt" style:font-size-complex="16pt"/>
    </style:style>
    <style:style style:name="T26" style:family="text">
      <style:text-properties fo:font-size="16pt" fo:language="ru" fo:country="RU" officeooo:rsid="02767785" style:font-size-asian="16pt" style:font-size-complex="16pt"/>
    </style:style>
    <style:style style:name="T27" style:family="text">
      <style:text-properties fo:font-size="16pt" fo:language="ru" fo:country="RU" officeooo:rsid="02e784f8" style:font-size-asian="16pt" style:font-size-complex="16pt"/>
    </style:style>
    <style:style style:name="T28" style:family="text">
      <style:text-properties fo:font-size="16pt" fo:language="ru" fo:country="RU" officeooo:rsid="02fccd22" style:font-size-asian="16pt" style:font-size-complex="16pt"/>
    </style:style>
    <style:style style:name="T29" style:family="text">
      <style:text-properties fo:font-size="16pt" fo:language="ru" fo:country="RU" officeooo:rsid="03390271" style:font-size-asian="16pt" style:font-size-complex="16pt"/>
    </style:style>
    <style:style style:name="T30" style:family="text">
      <style:text-properties fo:font-size="16pt" fo:language="ru" fo:country="RU" officeooo:rsid="0359f3bd" style:font-size-asian="16pt" style:font-size-complex="16pt"/>
    </style:style>
    <style:style style:name="T31" style:family="text">
      <style:text-properties fo:font-size="16pt" fo:language="ru" fo:country="RU" officeooo:rsid="0367e9c2" style:font-size-asian="16pt" style:font-size-complex="16pt"/>
    </style:style>
    <style:style style:name="T32" style:family="text">
      <style:text-properties fo:font-size="16pt" fo:language="ru" fo:country="RU" officeooo:rsid="03a0d692" style:font-size-asian="16pt" style:font-size-complex="16pt"/>
    </style:style>
    <style:style style:name="T33" style:family="text">
      <style:text-properties fo:font-size="16pt" fo:language="ru" fo:country="RU" officeooo:rsid="03a2d9de" style:font-size-asian="16pt" style:font-size-complex="16pt"/>
    </style:style>
    <style:style style:name="T34" style:family="text">
      <style:text-properties fo:font-size="16pt" fo:language="ru" fo:country="RU" officeooo:rsid="0015e1b4" style:font-size-asian="16pt" style:font-size-complex="16pt"/>
    </style:style>
    <style:style style:name="T35" style:family="text">
      <style:text-properties fo:font-size="16pt" fo:language="ru" fo:country="RU" officeooo:rsid="0018fb32" style:font-size-asian="16pt" style:font-size-complex="16pt"/>
    </style:style>
    <style:style style:name="T36" style:family="text">
      <style:text-properties fo:font-size="16pt" fo:language="ru" fo:country="RU" officeooo:rsid="0019ece6" style:font-size-asian="16pt" style:font-size-complex="16pt"/>
    </style:style>
    <style:style style:name="T37" style:family="text">
      <style:text-properties fo:font-size="16pt" fo:language="ru" fo:country="RU" officeooo:rsid="001baac6" style:font-size-asian="16pt" style:font-size-complex="16pt"/>
    </style:style>
    <style:style style:name="T38" style:family="text">
      <style:text-properties fo:font-size="16pt" fo:language="ru" fo:country="RU" officeooo:rsid="001cb2c3" style:font-size-asian="16pt" style:font-size-complex="16pt"/>
    </style:style>
    <style:style style:name="T39" style:family="text">
      <style:text-properties fo:font-size="16pt" fo:language="ru" fo:country="RU" officeooo:rsid="002f8a06" style:font-size-asian="16pt" style:font-size-complex="16pt"/>
    </style:style>
    <style:style style:name="T40" style:family="text">
      <style:text-properties fo:font-size="16pt" fo:language="ru" fo:country="RU" officeooo:rsid="003a071d" style:font-size-asian="16pt" style:font-size-complex="16pt"/>
    </style:style>
    <style:style style:name="T41" style:family="text">
      <style:text-properties fo:font-size="16pt" fo:language="ru" fo:country="RU" officeooo:rsid="00498496" style:font-size-asian="16pt" style:font-size-complex="16pt"/>
    </style:style>
    <style:style style:name="T42" style:family="text">
      <style:text-properties fo:font-size="16pt" fo:language="ru" fo:country="RU" officeooo:rsid="007402e2" style:font-size-asian="16pt" style:font-size-complex="16pt"/>
    </style:style>
    <style:style style:name="T43" style:family="text">
      <style:text-properties fo:font-size="16pt" fo:language="ru" fo:country="RU" officeooo:rsid="00755d66" style:font-size-asian="16pt" style:font-size-complex="16pt"/>
    </style:style>
    <style:style style:name="T44" style:family="text">
      <style:text-properties fo:font-size="16pt" fo:language="ru" fo:country="RU" officeooo:rsid="0076acd1" style:font-size-asian="16pt" style:font-size-complex="16pt"/>
    </style:style>
    <style:style style:name="T45" style:family="text">
      <style:text-properties fo:font-size="16pt" fo:language="ru" fo:country="RU" officeooo:rsid="007fb9a5" style:font-size-asian="16pt" style:font-size-complex="16pt"/>
    </style:style>
    <style:style style:name="T46" style:family="text">
      <style:text-properties fo:font-size="16pt" fo:language="ru" fo:country="RU" officeooo:rsid="008c7f2e" style:font-size-asian="16pt" style:font-size-complex="16pt"/>
    </style:style>
    <style:style style:name="T47" style:family="text">
      <style:text-properties fo:font-size="16pt" fo:language="ru" fo:country="RU" officeooo:rsid="008ea3b5" style:font-size-asian="16pt" style:font-size-complex="16pt"/>
    </style:style>
    <style:style style:name="T48" style:family="text">
      <style:text-properties fo:font-size="16pt" fo:language="ru" fo:country="RU" officeooo:rsid="009d50ca" style:font-size-asian="16pt" style:font-size-complex="16pt"/>
    </style:style>
    <style:style style:name="T49" style:family="text">
      <style:text-properties fo:font-size="16pt" fo:language="ru" fo:country="RU" officeooo:rsid="00a06267" style:font-size-asian="16pt" style:font-size-complex="16pt"/>
    </style:style>
    <style:style style:name="T50" style:family="text">
      <style:text-properties fo:font-size="16pt" fo:language="ru" fo:country="RU" officeooo:rsid="00ab2df6" style:font-size-asian="16pt" style:font-size-complex="16pt"/>
    </style:style>
    <style:style style:name="T51" style:family="text">
      <style:text-properties fo:font-size="16pt" fo:language="ru" fo:country="RU" officeooo:rsid="00ba542a" style:font-size-asian="16pt" style:font-size-complex="16pt"/>
    </style:style>
    <style:style style:name="T52" style:family="text">
      <style:text-properties fo:font-size="16pt" fo:language="ru" fo:country="RU" officeooo:rsid="00cd37b6" style:font-size-asian="16pt" style:font-size-complex="16pt"/>
    </style:style>
    <style:style style:name="T53" style:family="text">
      <style:text-properties fo:font-size="16pt" fo:language="ru" fo:country="RU" officeooo:rsid="00d05621" style:font-size-asian="16pt" style:font-size-complex="16pt"/>
    </style:style>
    <style:style style:name="T54" style:family="text">
      <style:text-properties fo:font-size="16pt" fo:language="ru" fo:country="RU" officeooo:rsid="00dbf798" style:font-size-asian="16pt" style:font-size-complex="16pt"/>
    </style:style>
    <style:style style:name="T55" style:family="text">
      <style:text-properties fo:font-size="16pt" fo:language="ru" fo:country="RU" officeooo:rsid="00ed246b" style:font-size-asian="16pt" style:font-size-complex="16pt"/>
    </style:style>
    <style:style style:name="T56" style:family="text">
      <style:text-properties fo:font-size="16pt" fo:language="ru" fo:country="RU" officeooo:rsid="00f5b61e" style:font-size-asian="16pt" style:font-size-complex="16pt"/>
    </style:style>
    <style:style style:name="T57" style:family="text">
      <style:text-properties fo:font-size="16pt" fo:language="ru" fo:country="RU" officeooo:rsid="03915ad2" style:font-size-asian="16pt" style:font-size-complex="16pt"/>
    </style:style>
    <style:style style:name="T58" style:family="text">
      <style:text-properties fo:font-size="16pt" fo:language="ru" fo:country="RU" officeooo:rsid="012c9881" style:font-size-asian="16pt" style:font-size-complex="16pt"/>
    </style:style>
    <style:style style:name="T59" style:family="text">
      <style:text-properties fo:font-size="16pt" fo:language="ru" fo:country="RU" style:text-underline-style="none" officeooo:rsid="0006d002" style:font-size-asian="16pt" style:font-size-complex="16pt"/>
    </style:style>
    <style:style style:name="T60" style:family="text">
      <style:text-properties fo:font-size="16pt" fo:language="ru" fo:country="RU" fo:font-weight="bold" style:font-size-asian="16pt" style:font-weight-asian="bold" style:font-size-complex="16pt" style:font-weight-complex="bold"/>
    </style:style>
    <style:style style:name="T61" style:family="text">
      <style:text-properties fo:font-size="16pt" fo:language="ru" fo:country="RU" fo:font-weight="bold" officeooo:rsid="0006d002" style:font-size-asian="16pt" style:font-weight-asian="bold" style:font-size-complex="16pt" style:font-weight-complex="bold"/>
    </style:style>
    <style:style style:name="T62" style:family="text">
      <style:text-properties fo:font-size="16pt" fo:language="ru" fo:country="RU" fo:font-weight="bold" officeooo:rsid="007ed1f2" style:font-size-asian="16pt" style:font-weight-asian="bold" style:font-size-complex="16pt" style:font-weight-complex="bold"/>
    </style:style>
    <style:style style:name="T63" style:family="text">
      <style:text-properties fo:font-size="16pt" fo:language="ru" fo:country="RU" fo:font-weight="bold" officeooo:rsid="01cccad1" style:font-size-asian="16pt" style:font-weight-asian="bold" style:font-size-complex="16pt" style:font-weight-complex="bold"/>
    </style:style>
    <style:style style:name="T64" style:family="text">
      <style:text-properties fo:font-size="16pt" fo:language="ru" fo:country="RU" fo:font-weight="bold" officeooo:rsid="026412ff" style:font-size-asian="16pt" style:font-weight-asian="bold" style:font-size-complex="16pt" style:font-weight-complex="bold"/>
    </style:style>
    <style:style style:name="T65" style:family="text">
      <style:text-properties fo:font-size="16pt" fo:language="ru" fo:country="RU" fo:font-weight="bold" officeooo:rsid="03941f72" style:font-size-asian="16pt" style:font-weight-asian="bold" style:font-size-complex="16pt" style:font-weight-complex="bold"/>
    </style:style>
    <style:style style:name="T66" style:family="text">
      <style:text-properties fo:font-size="16pt" style:font-size-asian="16pt" style:font-size-complex="16pt"/>
    </style:style>
    <style:style style:name="T67" style:family="text">
      <style:text-properties fo:font-size="16pt" officeooo:rsid="0006d002" style:font-size-asian="16pt" style:font-size-complex="16pt"/>
    </style:style>
    <style:style style:name="T68" style:family="text">
      <style:text-properties fo:font-size="16pt" officeooo:rsid="0179467a" style:font-size-asian="16pt" style:font-size-complex="16pt"/>
    </style:style>
    <style:style style:name="T69" style:family="text">
      <style:text-properties fo:font-size="16pt" officeooo:rsid="0202a105" style:font-size-asian="16pt" style:font-size-complex="16pt"/>
    </style:style>
    <style:style style:name="T70" style:family="text">
      <style:text-properties fo:font-size="16pt" officeooo:rsid="021e91e3" style:font-size-asian="16pt" style:font-size-complex="16pt"/>
    </style:style>
    <style:style style:name="T71" style:family="text">
      <style:text-properties fo:font-size="16pt" officeooo:rsid="026412ff" style:font-size-asian="16pt" style:font-size-complex="16pt"/>
    </style:style>
    <style:style style:name="T72" style:family="text">
      <style:text-properties fo:font-size="16pt" officeooo:rsid="037a08a4" style:font-size-asian="16pt" style:font-size-complex="16pt"/>
    </style:style>
    <style:style style:name="T73" style:family="text">
      <style:text-properties fo:font-size="16pt" officeooo:rsid="003ff405" style:font-size-asian="16pt" style:font-size-complex="16pt"/>
    </style:style>
    <style:style style:name="T74" style:family="text">
      <style:text-properties fo:font-size="16pt" officeooo:rsid="0060a986" style:font-size-asian="16pt" style:font-size-complex="16pt"/>
    </style:style>
    <style:style style:name="T75" style:family="text">
      <style:text-properties fo:font-size="16pt" officeooo:rsid="007fb9a5" style:font-size-asian="16pt" style:font-size-complex="16pt"/>
    </style:style>
    <style:style style:name="T76" style:family="text">
      <style:text-properties fo:font-size="16pt" officeooo:rsid="00c83b74" style:font-size-asian="16pt" style:font-size-complex="16pt"/>
    </style:style>
    <style:style style:name="T77" style:family="text">
      <style:text-properties fo:font-size="16pt" officeooo:rsid="00de2559" style:font-size-asian="16pt" style:font-size-complex="16pt"/>
    </style:style>
    <style:style style:name="T78" style:family="text">
      <style:text-properties fo:font-size="16pt" officeooo:rsid="038309db" style:font-size-asian="16pt" style:font-size-complex="16pt"/>
    </style:style>
    <style:style style:name="T79" style:family="text">
      <style:text-properties fo:font-size="16pt" style:font-size-asian="14pt" style:font-size-complex="16pt"/>
    </style:style>
    <style:style style:name="T80" style:family="text">
      <style:text-properties fo:font-size="16pt" style:text-underline-style="none" fo:font-weight="normal" officeooo:rsid="0081663d" style:font-size-asian="14pt" style:font-weight-asian="normal" style:font-size-complex="16pt" style:font-weight-complex="normal"/>
    </style:style>
    <style:style style:name="T81" style:family="text">
      <style:text-properties fo:font-size="16pt" fo:font-weight="bold" style:font-size-asian="16pt" style:font-weight-asian="bold" style:font-size-complex="16pt" style:font-weight-complex="bold"/>
    </style:style>
    <style:style style:name="T82" style:family="text">
      <style:text-properties officeooo:rsid="0189c226"/>
    </style:style>
    <style:style style:name="T83" style:family="text">
      <style:text-properties officeooo:rsid="018c4d85"/>
    </style:style>
    <style:style style:name="T84" style:family="text">
      <style:text-properties officeooo:rsid="018eb159"/>
    </style:style>
    <style:style style:name="T85" style:family="text">
      <style:text-properties officeooo:rsid="01afbda2"/>
    </style:style>
    <style:style style:name="T86" style:family="text">
      <style:text-properties officeooo:rsid="02217f3f"/>
    </style:style>
    <style:style style:name="T87" style:family="text">
      <style:text-properties officeooo:rsid="0222fa7d"/>
    </style:style>
    <style:style style:name="T88" style:family="text">
      <style:text-properties officeooo:rsid="02c55cfe"/>
    </style:style>
    <style:style style:name="T89" style:family="text">
      <style:text-properties officeooo:rsid="02f47712"/>
    </style:style>
    <style:style style:name="T90" style:family="text">
      <style:text-properties officeooo:rsid="03593369"/>
    </style:style>
    <style:style style:name="T91" style:family="text">
      <style:text-properties officeooo:rsid="002aef96"/>
    </style:style>
    <style:style style:name="T92" style:family="text">
      <style:text-properties style:font-name="Liberation Serif" fo:font-size="18pt" fo:language="ru" fo:country="RU" fo:font-weight="bold" officeooo:rsid="00d2e845" style:font-name-asian="Noto Serif CJK SC" style:font-size-asian="18pt" style:font-weight-asian="bold" style:font-name-complex="Lohit Devanagari" style:font-size-complex="18pt" style:font-weight-complex="bold"/>
    </style:style>
    <style:style style:name="T93" style:family="text">
      <style:text-properties style:font-name="Liberation Serif" fo:font-size="16pt" fo:language="ru" fo:country="RU" fo:font-weight="bold" officeooo:rsid="0076acd1" style:font-name-asian="Noto Serif CJK SC" style:font-size-asian="16pt" style:font-weight-asian="bold" style:font-name-complex="Lohit Devanagari" style:font-size-complex="16pt" style:font-weight-complex="bold"/>
    </style:style>
    <style:style style:name="T94" style:family="text">
      <style:text-properties style:font-name="Liberation Serif" fo:font-size="16pt" fo:language="ru" fo:country="RU" fo:font-weight="bold" officeooo:rsid="00498496" style:font-name-asian="Noto Serif CJK SC" style:font-size-asian="16pt" style:font-weight-asian="bold" style:font-name-complex="Lohit Devanagari" style:font-size-complex="16pt" style:font-weight-complex="bold"/>
    </style:style>
    <style:style style:name="T95" style:family="text">
      <style:text-properties style:font-name="Liberation Serif" fo:font-size="16pt" fo:language="ru" fo:country="RU" fo:font-weight="bold" officeooo:rsid="00c63755" style:font-name-asian="Noto Serif CJK SC" style:font-size-asian="16pt" style:font-weight-asian="bold" style:font-name-complex="Lohit Devanagari" style:font-size-complex="16pt" style:font-weight-complex="bold"/>
    </style:style>
    <style:style style:name="T96" style:family="text">
      <style:text-properties style:font-name="Liberation Serif" fo:font-size="16pt" fo:language="ru" fo:country="RU" fo:font-weight="bold" officeooo:rsid="00c9aa6f" style:font-name-asian="Noto Serif CJK SC" style:font-size-asian="16pt" style:font-weight-asian="bold" style:font-name-complex="Lohit Devanagari" style:font-size-complex="16pt" style:font-weight-complex="bold"/>
    </style:style>
    <style:style style:name="T97" style:family="text">
      <style:text-properties style:font-name="Liberation Serif" fo:font-size="16pt" fo:language="ru" fo:country="RU" fo:font-weight="bold" officeooo:rsid="00d47c77" style:font-name-asian="Noto Serif CJK SC" style:font-size-asian="16pt" style:font-weight-asian="bold" style:font-name-complex="Lohit Devanagari" style:font-size-complex="16pt" style:font-weight-complex="bold"/>
    </style:style>
    <style:style style:name="T98" style:family="text">
      <style:text-properties style:font-name="Liberation Serif" fo:font-size="16pt" fo:language="ru" fo:country="RU" fo:font-weight="bold" officeooo:rsid="00ee7c1c" style:font-name-asian="Noto Serif CJK SC" style:font-size-asian="16pt" style:font-weight-asian="bold" style:font-name-complex="Lohit Devanagari" style:font-size-complex="16pt" style:font-weight-complex="bold"/>
    </style:style>
    <style:style style:name="T99" style:family="text">
      <style:text-properties style:font-name="Liberation Serif" fo:font-size="16pt" fo:language="ru" fo:country="RU" fo:font-weight="bold" officeooo:rsid="011ef083" style:font-name-asian="Noto Serif CJK SC" style:font-size-asian="16pt" style:font-weight-asian="bold" style:font-name-complex="Lohit Devanagari" style:font-size-complex="16pt" style:font-weight-complex="bold"/>
    </style:style>
    <style:style style:name="T100" style:family="text">
      <style:text-properties style:font-name="Liberation Serif" fo:font-size="16pt" fo:language="ru" fo:country="RU" fo:font-weight="bold" officeooo:rsid="0120cf31" style:font-name-asian="Noto Serif CJK SC" style:font-size-asian="16pt" style:font-weight-asian="bold" style:font-name-complex="Lohit Devanagari" style:font-size-complex="16pt" style:font-weight-complex="bold"/>
    </style:style>
    <style:style style:name="T101" style:family="text">
      <style:text-properties style:font-name="Liberation Serif" fo:font-weight="bold" officeooo:rsid="008ea3b5" style:font-name-asian="Noto Serif CJK SC" style:font-weight-asian="bold" style:font-name-complex="Lohit Devanagari" style:font-weight-complex="bold"/>
    </style:style>
    <style:style style:name="T102" style:family="text">
      <style:text-properties style:font-name="Liberation Serif" fo:font-size="28pt" fo:font-weight="bold" officeooo:rsid="00a8157f" style:font-name-asian="Noto Serif CJK SC" style:font-size-asian="28pt" style:font-weight-asian="bold" style:font-name-complex="Lohit Devanagari" style:font-size-complex="28pt" style:font-weight-complex="bold"/>
    </style:style>
    <style:style style:name="T103" style:family="text">
      <style:text-properties style:font-name="Liberation Serif" fo:font-size="14pt" fo:language="ru" fo:country="RU" fo:font-weight="bold" officeooo:rsid="00d355d0" style:font-name-asian="Noto Serif CJK SC" style:font-size-asian="14pt" style:font-weight-asian="bold" style:font-name-complex="Lohit Devanagari" style:font-size-complex="14pt" style:font-weight-complex="bold"/>
    </style:style>
    <style:style style:name="T104" style:family="text">
      <style:text-properties officeooo:rsid="00755d66"/>
    </style:style>
    <style:style style:name="T105" style:family="text">
      <style:text-properties officeooo:rsid="0006d002"/>
    </style:style>
    <style:style style:name="T106" style:family="text">
      <style:text-properties officeooo:rsid="007a036b"/>
    </style:style>
    <style:style style:name="T107" style:family="text">
      <style:text-properties fo:color="#000000" style:font-name="Liberation Serif" fo:font-size="16pt" fo:language="zxx" fo:country="none" style:text-underline-style="none" fo:font-weight="bold" officeooo:rsid="008673cb"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T108" style:family="text">
      <style:text-properties fo:color="#000000" fo:font-size="16pt" style:text-underline-style="none" fo:font-weight="normal" style:font-size-asian="14pt" style:font-weight-asian="normal" style:font-size-complex="16pt" style:font-weight-complex="normal"/>
    </style:style>
    <style:style style:name="T109" style:family="text">
      <style:text-properties fo:color="#000000" fo:font-size="16pt" style:text-underline-style="none" fo:font-weight="normal" officeooo:rsid="0081663d" style:font-size-asian="14pt" style:font-weight-asian="normal" style:font-size-complex="16pt" style:font-weight-complex="normal"/>
    </style:style>
    <style:style style:name="T110" style:family="text">
      <style:text-properties fo:color="#000000" fo:font-size="16pt" style:text-underline-style="none" style:font-size-asian="16pt" style:font-size-complex="16pt"/>
    </style:style>
    <style:style style:name="T111" style:family="text">
      <style:text-properties fo:font-size="28pt" style:font-size-asian="28pt" style:font-size-complex="28pt"/>
    </style:style>
    <style:style style:name="T112" style:family="text">
      <style:text-properties officeooo:rsid="00a9f382"/>
    </style:style>
    <style:style style:name="T113" style:family="text">
      <style:text-properties fo:font-size="14pt" style:font-size-asian="14pt" style:font-size-complex="14pt"/>
    </style:style>
    <style:style style:name="T114" style:family="text">
      <style:text-properties officeooo:rsid="026412ff"/>
    </style:style>
    <style:style style:name="T115" style:family="text">
      <style:text-properties officeooo:rsid="00cb2610"/>
    </style:style>
    <style:style style:name="T116" style:family="text">
      <style:text-properties officeooo:rsid="00db2fec"/>
    </style:style>
    <style:style style:name="T117" style:family="text">
      <style:text-properties fo:color="#000080" style:font-name="Liberation Serif" fo:font-size="16pt" fo:language="zxx" fo:country="none" style:text-underline-style="solid" style:text-underline-width="auto" style:text-underline-color="font-color" fo:font-weight="bold" officeooo:rsid="012c9881" style:font-name-asian="Noto Serif CJK SC" style:font-size-asian="16pt" style:language-asian="zxx" style:country-asian="none" style:font-weight-asian="bold" style:font-name-complex="Lohit Devanagari" style:font-size-complex="16pt" style:language-complex="zxx" style:country-complex="none" style:font-weight-complex="bold"/>
    </style:style>
    <style:style style:name="T118" style:family="text">
      <style:text-properties fo:color="#000080" fo:language="zxx" fo:country="none" style:text-underline-style="solid" style:text-underline-width="auto" style:text-underline-color="font-color" officeooo:rsid="0105a221" style:language-asian="zxx" style:country-asian="none" style:language-complex="zxx" style:country-complex="none"/>
    </style:style>
    <style:style style:name="T119" style:family="text">
      <style:text-properties fo:language="zxx" fo:country="none" style:language-asian="zxx" style:country-asian="none" style:language-complex="zxx" style:country-complex="none"/>
    </style:style>
    <style:style style:name="T120" style:family="text">
      <style:text-properties fo:language="zxx" fo:country="none" officeooo:rsid="00e7d99f" style:language-asian="zxx" style:country-asian="none" style:language-complex="zxx" style:country-complex="none"/>
    </style:style>
    <style:style style:name="T121" style:family="text">
      <style:text-properties fo:font-weight="bold" style:font-weight-asian="bold" style:font-weight-complex="bold"/>
    </style:style>
    <style:style style:name="T122" style:family="text">
      <style:text-properties fo:font-weight="bold" officeooo:rsid="00ed246b" style:font-weight-asian="bold" style:font-weight-complex="bold"/>
    </style:style>
    <style:style style:name="T123" style:family="text">
      <style:text-properties fo:font-weight="bold" officeooo:rsid="0115434c" style:font-weight-asian="bold" style:font-weight-complex="bold"/>
    </style:style>
    <style:style style:name="T124" style:family="text">
      <style:text-properties officeooo:rsid="00ed2499"/>
    </style:style>
    <style:style style:name="T125" style:family="text">
      <style:text-properties officeooo:rsid="0104695b"/>
    </style:style>
    <style:style style:name="T126" style:family="text">
      <style:text-properties officeooo:rsid="0105a221"/>
    </style:style>
    <style:style style:name="T127" style:family="text">
      <style:text-properties officeooo:rsid="01099f85"/>
    </style:style>
    <style:style style:name="T128" style:family="text">
      <style:text-properties officeooo:rsid="010a5cc9"/>
    </style:style>
    <style:style style:name="T129" style:family="text">
      <style:text-properties officeooo:rsid="012bddd9"/>
    </style:style>
    <style:style style:name="T130" style:family="text">
      <style:text-properties officeooo:rsid="012c988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
      <text:h text:style-name="P2" text:outline-level="2">The Basics</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5" text:outline-level="1"><text:soft-page-break/>Маршрутизация</text:h>
      <text:p text:style-name="P204">Оглавление</text:p>
      <text:p text:style-name="P206">Базовая маршрутизация</text:p>
      <text:p text:style-name="P206"><text:tab/>Перенаправление маршрутов</text:p>
      <text:p text:style-name="P206"><text:tab/>Маршруты для представлений</text:p>
      <text:p text:style-name="P206">Параметры маршрутов</text:p>
      <text:p text:style-name="P206"><text:tab/>Обязательные параметры</text:p>
      <text:p text:style-name="P206"><text:tab/>Необязательные параметры</text:p>
      <text:p text:style-name="P206"><text:tab/>Ограничения регулярными выражениями</text:p>
      <text:p text:style-name="P206">Именованные маршруты</text:p>
      <text:p text:style-name="P206">Группы маршрутов</text:p>
      <text:p text:style-name="P206"><text:tab/>Посредники</text:p>
      <text:p text:style-name="P206"><text:tab/>Доменная маршрутизация</text:p>
      <text:p text:style-name="P206"><text:tab/>Префиксы для маршрута</text:p>
      <text:p text:style-name="P206"><text:tab/>Префиксы для имен маршрутов</text:p>
      <text:p text:style-name="P206">Привязка модели для машшрута</text:p>
      <text:p text:style-name="P206"><text:tab/>Неявная привязка</text:p>
      <text:p text:style-name="P206"><text:tab/>Явная привязка</text:p>
      <text:p text:style-name="P206">Резервные маршруты</text:p>
      <text:p text:style-name="P206">Ограничения по количеству запросов</text:p>
      <text:p text:style-name="P206"><text:tab/>Определение ограничителей</text:p>
      <text:p text:style-name="P97"><text:span text:style-name="T4"><text:tab/></text:span><text:span text:style-name="T1">Прикрепление </text:span><text:span text:style-name="T4">ограничителей</text:span><text:span text:style-name="T1"> к маршрутам</text:span></text:p>
      <text:p text:style-name="P97"><text:span text:style-name="T5">Подмена</text:span><text:span text:style-name="T4"> методов форм</text:span></text:p>
      <text:p text:style-name="P98">Получение текущего маршрута </text:p>
      <text:p text:style-name="P98">Совместное использование ресурсов между источниками (CORS)</text:p>
      <text:p text:style-name="P101"/>
      <text:h text:style-name="P125" text:outline-level="2"><text:bookmark text:name="basic-routing"/>Базовая маршрутизация </text:h>
      <text:p text:style-name="P83"><text:span text:style-name="T14">Самы</text:span><text:span text:style-name="T34">й базовый</text:span><text:span text:style-name="T14"> маршрут принима</text:span><text:span text:style-name="T34">ет</text:span><text:span text:style-name="T14"> </text:span><text:span text:style-name="T34">URI</text:span><text:span text:style-name="T14"> </text:span><text:span text:style-name="T45">(путь) </text:span><text:span text:style-name="T14">и Closure </text:span><text:span text:style-name="T45">(функцию-замыкание)</text:span><text:span text:style-name="T14">, обеспечивая очень простой и выразительный метод определения маршрутов:<text:line-break/></text:span><text:span text:style-name="Source_20_Text">Route::get('foo', function () {</text:span></text:p>
      <text:p text:style-name="P38"><text:span text:style-name="Source_20_Text"><text:s text:c="4"/>return 'Hello World';</text:span></text:p>
      <text:p text:style-name="P38"><text:span text:style-name="Source_20_Text">});</text:span></text:p>
      <text:h text:style-name="P152" text:outline-level="4"/>
      <text:h text:style-name="P153" text:outline-level="4"><text:bookmark text:name="the-default-route-files"/>Файлы маршрута по умолчанию</text:h>
      <text:p text:style-name="P58"><text:span text:style-name="T14">Все маршруты определ</text:span><text:span text:style-name="T35">яются</text:span><text:span text:style-name="T14"> в файлах маршрутов, которые находятся в каталоге </text:span><text:span text:style-name="Source_20_Text"><text:span text:style-name="T14">routes</text:span></text:span><text:span text:style-name="T14">. </text:span><text:span text:style-name="T37">Например:</text:span></text:p>
      <text:p text:style-name="P60"><text:span text:style-name="T14">Файл routes / web.php определяет маршруты для вашего веб-интерфейса, </text:span><text:span text:style-name="T38">то есть к</text:span><text:span text:style-name="T14"> маршрутам, определенным в routes / web.php, можно получить доступ, введя URL-адрес определенного маршрута в вашем браузере. Например, вы можете получить доступ к </text:span><text:soft-page-break/><text:span text:style-name="T14">следующему маршруту, перейдя по адресу http: //your-app.test/user в своем браузере:</text:span></text:p>
      <text:p text:style-name="P39"><text:span text:style-name="Source_20_Text">use App\Http\Controllers\UserController;</text:span></text:p>
      <text:p text:style-name="P39"/>
      <text:p text:style-name="P39"><text:span text:style-name="Source_20_Text"><text:span text:style-name="T14">Route::get('/user', [UserController::class, 'index']);</text:span></text:span></text:p>
      <text:p text:style-name="P59"><text:span text:style-name="T14">М</text:span><text:span text:style-name="T42">аршрутам в файле <text:s/></text:span><text:span text:style-name="T14">routes / web.php назначается </text:span><text:span text:style-name="Source_20_Text">web</text:span><text:span text:style-name="T14"> </text:span><text:span text:style-name="T35">middleware </text:span><text:span text:style-name="T36">group</text:span><text:span text:style-name="T14"> </text:span><text:span text:style-name="T42">по-умолчанию. </text:span><text:span text:style-name="T37">Или, к примеру, м</text:span><text:span text:style-name="T14">аршрут</text:span><text:span text:style-name="T43">ам</text:span><text:span text:style-name="T14"> в routes / api.php <text:s/>назначена </text:span><text:span text:style-name="Source_20_Text"><text:span text:style-name="T14">api</text:span></text:span><text:span text:style-name="T14"> middleware group. </text:span><text:span text:style-name="Source_20_Text"><text:span text:style-name="T1">Маршруты, определенные в файле routes / api.php, вложены в группу маршрутов с помощью RouteServiceProvider. В этой группе автоматически применяется </text:span></text:span><text:span text:style-name="Source_20_Text"><text:span text:style-name="T3">URI префикс </text:span></text:span><text:span text:style-name="Source_20_Text"><text:span text:style-name="T1">/api, поэтому вам не нужно вручную применять его к каждому маршруту в файле. Вы можете изменить префикс и другие параметры группы маршрутов, изменив свой класс RouteServiceProvider.</text:span></text:span></text:p>
      <text:p text:style-name="P102"/>
      <text:h text:style-name="P29" text:outline-level="4"><text:bookmark text:name="available-router-methods"/>Доступные методы маршрутизатора</text:h>
      <text:p text:style-name="P83"><text:span text:style-name="T14">Маршрутизатор позволяет регистрировать маршруты, отвечающие на любой HTTP-</text:span>запроса<text:span text:style-name="T14">:</text:span></text:p>
      <text:p text:style-name="P40"><text:span text:style-name="Source_20_Text">Route::get($uri, $callback);</text:span></text:p>
      <text:p text:style-name="P38"><text:span text:style-name="Source_20_Text">Route::post($uri, $callback);</text:span></text:p>
      <text:p text:style-name="P38"><text:span text:style-name="Source_20_Text">Route::put($uri, $callback);</text:span></text:p>
      <text:p text:style-name="P38"><text:span text:style-name="Source_20_Text">Route::patch($uri, $callback);</text:span></text:p>
      <text:p text:style-name="P38"><text:span text:style-name="Source_20_Text">Route::delete($uri, $callback);</text:span></text:p>
      <text:p text:style-name="P38"><text:span text:style-name="Source_20_Text">Route::options($uri, $callback);</text:span></text:p>
      <text:p text:style-name="P61"/>
      <text:p text:style-name="P83"><text:span text:style-name="T14">Иногда вам может потребоваться зарегистрировать маршрут, который отвечает на несколько HTTP-запроса. Вы можете сделать это с помощью метода </text:span><text:span text:style-name="Source_20_Text">match</text:span><text:span text:style-name="T14">. </text:span></text:p>
      <text:p text:style-name="P43"><text:span text:style-name="Source_20_Text">Route::match(['get', 'post'], '/', function () {</text:span></text:p>
      <text:p text:style-name="P51"><text:span text:style-name="Source_20_Text"><text:s text:c="4"/>//</text:span></text:p>
      <text:p text:style-name="P51"><text:span text:style-name="Source_20_Text"><text:span text:style-name="T14">});</text:span></text:span></text:p>
      <text:p text:style-name="P64">Или вы даже можете зарегистрировать маршрут, который отвечает на все HTTP-команды, используя метод any:</text:p>
      <text:p text:style-name="P38"/>
      <text:p text:style-name="P38"><text:span text:style-name="Source_20_Text">Route::any('/', function () {</text:span></text:p>
      <text:p text:style-name="P38"><text:span text:style-name="Source_20_Text"><text:s text:c="4"/>//</text:span></text:p>
      <text:p text:style-name="P38"><text:span text:style-name="Source_20_Text">});</text:span></text:p>
      <text:p text:style-name="P72"><text:span text:style-name="Source_20_Text"/></text:p>
      <text:h text:style-name="P20" text:outline-level="3"><text:bookmark text:name="redirect-routes"/>Перенаправить маршруты</text:h>
      <text:p text:style-name="P61">Если вы определяете маршрут, который перенаправляет на другой URI, вы можете использовать метод Route :: redirect:</text:p>
      <text:p text:style-name="P40"><text:span text:style-name="Source_20_Text">Route::redirect('/here', '/there');</text:span></text:p>
      <text:p text:style-name="P61">По умолчанию Route :: redirect возвращает код состояния 302. Вы можете настроить код состояния, используя необязательный третий параметр:</text:p>
      <text:p text:style-name="P41"><text:soft-page-break/><text:span text:style-name="Source_20_Text">Route::redirect('/here', '/there', </text:span><text:span text:style-name="Source_20_Text"><text:span text:style-name="T91">301</text:span></text:span><text:span text:style-name="Source_20_Text">);</text:span></text:p>
      <text:p text:style-name="P61">Вы можете использовать метод Route :: PermanentRedirect, чтобы вернуть код состояния 301:</text:p>
      <text:p text:style-name="P40"><text:span text:style-name="Source_20_Text">Route::permanentRedirect('/here', '/there');</text:span></text:p>
      <text:p text:style-name="P73"><text:span text:style-name="Source_20_Text"><text:span text:style-name="T14"/></text:span></text:p>
      <text:p text:style-name="P82"><text:span text:style-name="Source_20_Text"><text:span text:style-name="T39">Зарезрвированы </text:span></text:span><text:span text:style-name="Source_20_Text"><text:span text:style-name="T43">слова </text:span></text:span><text:span text:style-name="Source_20_Text"><text:span text:style-name="T39">для этой операции destination and status <text:s/>- </text:span></text:span><text:span text:style-name="Source_20_Text"><text:span text:style-name="T43">они </text:span></text:span><text:span text:style-name="Source_20_Text"><text:span text:style-name="T39">не могут быть использованы </text:span></text:span><text:span text:style-name="Source_20_Text"><text:span text:style-name="T43">с этими методами</text:span></text:span><text:span text:style-name="Source_20_Text">.</text:span></text:p>
      <text:p text:style-name="P61"><text:span text:style-name="Source_20_Text"/></text:p>
      <text:h text:style-name="P25" text:outline-level="3"><text:span text:style-name="Source_20_Text"><text:span text:style-name="T104">Маршруты которые возвращают представление</text:span></text:span></text:h>
      <text:p text:style-name="P73"><text:span text:style-name="Source_20_Text"><text:span text:style-name="T14">Если ваш маршрут должен возвращать только представление, вы можете использовать метод Route :: view. </text:span></text:span></text:p>
      <text:p text:style-name="P82"><text:span text:style-name="Source_20_Text"><text:span text:style-name="T14">Метод view принимает URI в качестве первого аргумента и имя представления в качестве второго аргумента.</text:span></text:span></text:p>
      <text:p text:style-name="P42"><text:span text:style-name="Source_20_Text"><text:span text:style-name="T14">Route::view('/welcome', 'welcome');</text:span></text:span></text:p>
      <text:p text:style-name="P73"><text:span text:style-name="Source_20_Text"><text:span text:style-name="T14">Кроме того, вы можете предоставить массив данных для передачи в представление в качестве необязательного третьего аргумента:</text:span></text:span></text:p>
      <text:p text:style-name="P38"/>
      <text:p text:style-name="P38"><text:span text:style-name="Source_20_Text">Route::view('/welcome', 'welcome', ['name' =&gt; 'Taylor']);</text:span></text:p>
      <text:p text:style-name="P65"/>
      <text:p text:style-name="P73"><text:span text:style-name="Source_20_Text"><text:span text:style-name="T39">Зарезрвированы </text:span></text:span><text:span text:style-name="Source_20_Text"><text:span text:style-name="T14">Laravel <text:s/></text:span></text:span><text:span text:style-name="Source_20_Text"><text:span text:style-name="T39">для этой операции и не могут быть использованы:</text:span></text:span><text:span text:style-name="T14"> </text:span><text:span text:style-name="Source_20_Text">view</text:span>, <text:span text:style-name="Source_20_Text">data</text:span>, <text:span text:style-name="Source_20_Text">status</text:span>, and <text:span text:style-name="Source_20_Text">headers</text:span>.</text:p>
      <text:p text:style-name="P61"/>
      <text:h text:style-name="P13" text:outline-level="2"><text:bookmark text:name="route-parameters"/>Параметры маршрута </text:h>
      <text:h text:style-name="P23" text:outline-level="3"><text:bookmark text:name="required-parameters"/>Обязательные параметры </text:h>
      <text:p text:style-name="P61">Иногда вам может потребоваться захватить сегменты URI в вашем маршруте. Например, вам может потребоваться захватить идентификатор пользователя из URL-адреса. Вы можете сделать это, указав параметры маршрута:</text:p>
      <text:p text:style-name="P43"><text:span text:style-name="Source_20_Text">Route::get('posts/{post}/comments/{comment}', function ($postId, $commentId) {</text:span></text:p>
      <text:p text:style-name="P51"><text:span text:style-name="Source_20_Text"><text:s text:c="4"/>//</text:span></text:p>
      <text:p text:style-name="P51"><text:span text:style-name="Source_20_Text">});</text:span></text:p>
      <text:p text:style-name="P64">Параметры маршрута всегда заключаются в фигурные скобки {} и должны состоять из буквенных символов и не могут содержать символа -. Вместо символа - используйте подчеркивание (_).</text:p>
      <text:p text:style-name="P64"><text:soft-page-break/>Параметры роута внедряются в анонимные функции / контроллеры роута, основываясь на их порядке - названия аргументов анонимных функций / контроллеров не имеют значения.</text:p>
      <text:p text:style-name="P61"/>
      <text:h text:style-name="P22" text:outline-level="3"><text:span text:style-name="T93">Необязательные</text:span><text:span text:style-name="T14"> параметры</text:span></text:h>
      <text:p text:style-name="P83"><text:span text:style-name="T14">Иногда вам может потребоваться указать параметр маршрута, </text:span><text:span text:style-name="T44">который будет </text:span><text:span text:style-name="T14">необязательны</text:span><text:span text:style-name="T44">й</text:span><text:span text:style-name="T14">. Вы можете сделать это, поместив «?» <text:s/>после названия параметра. </text:span><text:span text:style-name="T44">Только н</text:span><text:span text:style-name="T14">е забудьте присвоить соответствующей переменной маршрута значение по умолчанию:</text:span></text:p>
      <text:p text:style-name="P38"><text:span text:style-name="Source_20_Text">Route::get('user/{name?}', function ($name = 'John') {</text:span></text:p>
      <text:p text:style-name="P38"><text:span text:style-name="Source_20_Text"><text:s text:c="4"/>return $name;</text:span></text:p>
      <text:p text:style-name="P38"><text:span text:style-name="Source_20_Text">});</text:span></text:p>
      <text:h text:style-name="P22" text:outline-level="3"><text:a xlink:type="simple" xlink:href="https://laravel.com/docs/8.x/routing#parameters-regular-expression-constraints" text:style-name="Internet_20_link" text:visited-style-name="Visited_20_Internet_20_Link"/></text:h>
      <text:h text:style-name="P22" text:outline-level="3"><text:bookmark text:name="parameters-regular-expression-constraints"/><text:span text:style-name="T1">Ограничения регулярно</text:span><text:span text:style-name="T6">ми</text:span><text:span text:style-name="T1"> выражения</text:span><text:span text:style-name="T6">ми</text:span></text:h>
      <text:p text:style-name="P61">Вы можете ограничить формат параметров вашего маршрута, используя метод where в экземпляре маршрута. Метод where принимает имя параметра и регулярное выражение, определяющее, как параметр должен быть ограничен:</text:p>
      <text:p text:style-name="P38"/>
      <text:p text:style-name="P38"><text:span text:style-name="Source_20_Text">Route::get('user/{id}', function ($id) {</text:span></text:p>
      <text:p text:style-name="P38"><text:span text:style-name="Source_20_Text"><text:s text:c="4"/>//</text:span></text:p>
      <text:p text:style-name="P38"><text:span text:style-name="Source_20_Text">})-&gt;where('id', '[0-9]+');</text:span></text:p>
      <text:p text:style-name="P38"/>
      <text:p text:style-name="P38"><text:span text:style-name="Source_20_Text">Route::get('user/{id}/{name}', function ($id, $name) {</text:span></text:p>
      <text:p text:style-name="P38"><text:span text:style-name="Source_20_Text"><text:s text:c="4"/>//</text:span></text:p>
      <text:p text:style-name="P38"><text:span text:style-name="Source_20_Text">})-&gt;where(['id' =&gt; '[0-9]+', 'name' =&gt; '[a-z]+']);</text:span></text:p>
      <text:p text:style-name="P38"><text:span text:style-name="Source_20_Text"/></text:p>
      <text:p text:style-name="P38"><text:span text:style-name="Source_20_Text"/></text:p>
      <text:h text:style-name="P154" text:outline-level="4"><text:bookmark text:name="parameters-global-constraints"/>Глобальные ограничения </text:h>
      <text:p text:style-name="P74"><text:span text:style-name="T14">Если вы хотите, чтобы параметр маршрута всегда ограничивался данным регулярным выражением, вы можете использовать метод </text:span><text:span text:style-name="Source_20_Text"><text:span text:style-name="T14">pattern</text:span></text:span><text:span text:style-name="T14">. Вы должны определить эти шаблоны в методе </text:span><text:span text:style-name="Source_20_Text"><text:span text:style-name="T15">boot</text:span></text:span><text:span text:style-name="T14"> <text:s/>вашего RouteServiceProvider:</text:span></text:p>
      <text:p text:style-name="P40"><text:span text:style-name="Source_20_Text">/**</text:span></text:p>
      <text:p text:style-name="P38"><text:span text:style-name="Source_20_Text"><text:s/>* Define your route model bindings, pattern filters, etc.</text:span></text:p>
      <text:p text:style-name="P38"><text:span text:style-name="Source_20_Text"><text:s/>*</text:span></text:p>
      <text:p text:style-name="P38"><text:span text:style-name="Source_20_Text"><text:s/>* @return void</text:span></text:p>
      <text:p text:style-name="P38"><text:span text:style-name="Source_20_Text"><text:s/>*/</text:span></text:p>
      <text:p text:style-name="P38"><text:span text:style-name="Source_20_Text">public function boot()</text:span></text:p>
      <text:p text:style-name="P38"><text:span text:style-name="Source_20_Text">{</text:span></text:p>
      <text:p text:style-name="P38"><text:span text:style-name="Source_20_Text"><text:s text:c="4"/>Route::pattern('id', '[0-9]+');</text:span></text:p>
      <text:p text:style-name="P38"><text:span text:style-name="Source_20_Text">}</text:span></text:p>
      <text:p text:style-name="P61">Как только шаблон определен, он автоматически применяется ко всем маршрутам, использующим это имя параметра:</text:p>
      <text:p text:style-name="P40"><text:span text:style-name="Source_20_Text">Route::get('user/{id}', function ($id) {</text:span></text:p>
      <text:p text:style-name="P38"><text:span text:style-name="Source_20_Text"><text:s text:c="4"/>// Only executed if {id} is numeric...</text:span></text:p>
      <text:p text:style-name="P38"><text:span text:style-name="Source_20_Text">});</text:span></text:p>
      <text:p text:style-name="P38"><text:span text:style-name="Source_20_Text"/></text:p>
      <text:p text:style-name="P38"><text:span text:style-name="Source_20_Text"/></text:p>
      <text:p text:style-name="P38"><text:soft-page-break/><text:span text:style-name="Source_20_Text"/></text:p>
      <text:h text:style-name="P13" text:outline-level="2"><text:bookmark text:name="named-routes"/>Именованные маршруты </text:h>
      <text:p text:style-name="P61">Именованные маршруты позволяют удобно создавать URL-адреса или перенаправления для определенных маршрутов. Вы можете указать имя для маршрута, связав метод name с определением маршрута:</text:p>
      <text:p text:style-name="P40"><text:span text:style-name="Source_20_Text">Route::get('user/profile', function () {</text:span></text:p>
      <text:p text:style-name="P38"><text:span text:style-name="Source_20_Text"><text:s text:c="4"/>//</text:span></text:p>
      <text:p text:style-name="P38"><text:span text:style-name="Source_20_Text">})-&gt;name('profile');</text:span></text:p>
      <text:p text:style-name="P61">Вы также можете указать имена маршрутов для действий контроллера:</text:p>
      <text:p text:style-name="P40"><text:span text:style-name="Source_20_Text">Route::get('user/profile', [UserProfileController::class, 'show'])-&gt;name('profile');</text:span></text:p>
      <text:p text:style-name="P61">Имена маршрутов всегда должны быть уникальными.</text:p>
      <text:p text:style-name="P61"/>
      <text:h text:style-name="P29" text:outline-level="4"><text:bookmark text:name="generating-urls-to-named-routes"/>Создание URL-адресов для именованных маршрутов </text:h>
      <text:p text:style-name="P75"><text:span text:style-name="T14">После того, как вы присвоили имя данному маршруту, вы можете использовать имя маршрута при создании URL-адресов или перенаправлений с помощью глобально</text:span><text:span text:style-name="T40">й </text:span><text:span text:style-name="T14">функции </text:span><text:span text:style-name="Source_20_Text"><text:span text:style-name="T14">route</text:span></text:span><text:span text:style-name="T14">:</text:span></text:p>
      <text:p text:style-name="P40"><text:span text:style-name="Source_20_Text">// Generating URLs...</text:span></text:p>
      <text:p text:style-name="P38"><text:span text:style-name="Source_20_Text">$url = route('profile');</text:span></text:p>
      <text:p text:style-name="P38"/>
      <text:p text:style-name="P38"><text:span text:style-name="Source_20_Text">// Generating Redirects...</text:span></text:p>
      <text:p text:style-name="P38"><text:span text:style-name="Source_20_Text">return redirect()→route('profile');</text:span></text:p>
      <text:p text:style-name="P52"><text:span text:style-name="Source_20_Text"><text:span text:style-name="T106">Это удобно использовать в шаблонах, особенно если в базе данных заданое url для категории например. Вы просто берете это поле для категории и rote().</text:span></text:span></text:p>
      <text:p text:style-name="P75"><text:span text:style-name="T14">Если именованный маршрут определяет параметры, вы можете передать параметры в качестве второго аргумента функции </text:span><text:span text:style-name="Source_20_Text"><text:span text:style-name="T14">route</text:span></text:span><text:span text:style-name="T14">. Указанные параметры будут автоматически вставлены в URL-адрес в правильных местах:</text:span></text:p>
      <text:p text:style-name="P40"><text:span text:style-name="Source_20_Text">Route::get('user/{id}/profile', function ($id) {</text:span></text:p>
      <text:p text:style-name="P38"><text:span text:style-name="Source_20_Text"><text:s text:c="4"/>//</text:span></text:p>
      <text:p text:style-name="P38"><text:span text:style-name="Source_20_Text">})-&gt;name('profile');</text:span></text:p>
      <text:p text:style-name="P38"/>
      <text:p text:style-name="P38"><text:span text:style-name="Source_20_Text">$url = route('profile', ['id' =&gt; 1]);</text:span></text:p>
      <text:p text:style-name="P61">Если вы передадите дополнительные параметры в массиве, эти пары ключ / значение будут автоматически добавлены в сгенерированную строку запроса URL:</text:p>
      <text:p text:style-name="P40"><text:span text:style-name="Source_20_Text">Route::get('user/{id}/profile', function ($id) {</text:span></text:p>
      <text:p text:style-name="P38"><text:span text:style-name="Source_20_Text"><text:s text:c="4"/>//</text:span></text:p>
      <text:p text:style-name="P38"><text:span text:style-name="Source_20_Text">})-&gt;name('profile');</text:span></text:p>
      <text:p text:style-name="P38"/>
      <text:p text:style-name="P38"><text:span text:style-name="Source_20_Text">$url = route('profile', ['id' =&gt; 1, 'photos' =&gt; 'yes']);</text:span></text:p>
      <text:p text:style-name="P38"/>
      <text:p text:style-name="P38"><text:span text:style-name="Source_20_Text">// /user/1/profile?photos=yes</text:span></text:p>
      <text:p text:style-name="P61"><text:soft-page-break/></text:p>
      <text:h text:style-name="P36" text:outline-level="4"><text:span text:style-name="T68">О</text:span><text:span text:style-name="T66">пределение т</text:span><text:span text:style-name="T75">е</text:span><text:span text:style-name="T66">кущего маршрута</text:span></text:h>
      <text:p text:style-name="P76"><text:span text:style-name="T14">Если вы хотите определить, был ли текущий запрос направлен на заданный именованный </text:span><text:span text:style-name="T16"><text:s/></text:span><text:span text:style-name="T14">маршрут, вы можете использовать </text:span><text:span text:style-name="Source_20_Text"><text:span text:style-name="T14">named</text:span></text:span><text:span text:style-name="T16"> </text:span><text:span text:style-name="T14">метод в экземпляре Route. Например, вы можете проверить имя текущего маршрута из промежуточного программного обеспечения маршрута:</text:span></text:p>
      <text:p text:style-name="P40"><text:span text:style-name="Source_20_Text">/**</text:span></text:p>
      <text:p text:style-name="P38"><text:span text:style-name="Source_20_Text"><text:s/>* Handle an incoming request.</text:span></text:p>
      <text:p text:style-name="P38"><text:span text:style-name="Source_20_Text"><text:s/>*</text:span></text:p>
      <text:p text:style-name="P38"><text:span text:style-name="Source_20_Text"><text:s/>* @param <text:s/>\Illuminate\Http\Request <text:s/>$request</text:span></text:p>
      <text:p text:style-name="P38"><text:span text:style-name="Source_20_Text"><text:s/>* @param <text:s/>\Closure <text:s/>$next</text:span></text:p>
      <text:p text:style-name="P38"><text:span text:style-name="Source_20_Text"><text:s/>* @return mixed</text:span></text:p>
      <text:p text:style-name="P38"><text:span text:style-name="Source_20_Text"><text:s/>*/</text:span></text:p>
      <text:p text:style-name="P38"><text:span text:style-name="Source_20_Text">public function handle($request, Closure $next)</text:span></text:p>
      <text:p text:style-name="P38"><text:span text:style-name="Source_20_Text">{</text:span></text:p>
      <text:p text:style-name="P38"><text:span text:style-name="Source_20_Text"><text:s text:c="4"/>if ($request-&gt;route()-&gt;named('profile')) {</text:span></text:p>
      <text:p text:style-name="P38"><text:span text:style-name="Source_20_Text"><text:s text:c="8"/>//</text:span></text:p>
      <text:p text:style-name="P38"><text:span text:style-name="Source_20_Text"><text:s text:c="4"/>}</text:span></text:p>
      <text:p text:style-name="P38"/>
      <text:p text:style-name="P38"><text:span text:style-name="Source_20_Text"><text:s text:c="4"/>return $next($request);</text:span></text:p>
      <text:p text:style-name="P38"><text:span text:style-name="Source_20_Text">}</text:span></text:p>
      <text:p text:style-name="P61"/>
      <text:h text:style-name="P13" text:outline-level="2"><text:bookmark text:name="route-groups"/>Группы маршрутов </text:h>
      <text:p text:style-name="P72"><text:span text:style-name="T14">Группы роутов позволяют использовать общие атрибуты роутов, такие как посредники и пространства имён, для большого числа роутов без необходимости определять эти атрибуты для каждого отдельного роута. Общие атрибуты указываются в виде массива первым аргументом метода </text:span><text:span text:style-name="Source_20_Text"><text:span text:style-name="T14">Route::group</text:span></text:span><text:span text:style-name="T14">.<text:line-break/><text:line-break/>Вложенные группы пытаются разумно «объединить» атрибуты со своей родительской группой. Промежуточное ПО и </text:span><text:span text:style-name="Source_20_Text">where</text:span><text:span text:style-name="T14"> условия объединяются, а имена и префиксы добавляются. Разделители пространства имен и косая черта в префиксах URI добавляются автоматически, где это необходимо.</text:span></text:p>
      <text:p text:style-name="P69"/>
      <text:h text:style-name="P139" text:outline-level="3">Посредники</text:h>
      <text:p text:style-name="P72"><text:span text:style-name="T59">Чтобы </text:span><text:span text:style-name="T14">назначить промежуточное программное обеспечение для всех маршрутов в группе, вы можете использовать метод </text:span><text:span text:style-name="Source_20_Text">middleware</text:span><text:span text:style-name="T14"> перед определением группы. Промежуточное ПО выполняется в том порядке, в котором они перечислены в массиве:</text:span></text:p>
      <text:p text:style-name="P61"/>
      <text:p text:style-name="P40"><text:span text:style-name="Source_20_Text">Route::middleware(['first', 'second'])-&gt;group(function () {</text:span></text:p>
      <text:p text:style-name="P38"><text:span text:style-name="Source_20_Text"><text:s text:c="4"/>Route::get('/', function () {</text:span></text:p>
      <text:p text:style-name="P38"><text:soft-page-break/><text:span text:style-name="Source_20_Text"><text:s text:c="8"/>// Uses first &amp; second middleware...</text:span></text:p>
      <text:p text:style-name="P38"><text:span text:style-name="Source_20_Text"><text:s text:c="4"/>});</text:span></text:p>
      <text:p text:style-name="P38"/>
      <text:p text:style-name="P38"><text:span text:style-name="Source_20_Text"><text:s text:c="4"/>Route::get('user/profile', function () {</text:span></text:p>
      <text:p text:style-name="P38"><text:span text:style-name="Source_20_Text"><text:s text:c="8"/>// Uses first &amp; second middleware...</text:span></text:p>
      <text:p text:style-name="P38"><text:span text:style-name="Source_20_Text"><text:s text:c="4"/>});</text:span></text:p>
      <text:p text:style-name="P38"><text:span text:style-name="Source_20_Text">});</text:span></text:p>
      <text:p text:style-name="P61"/>
      <text:h text:style-name="P26" text:outline-level="3">Доменная маршрутизация</text:h>
      <text:p text:style-name="P72"><text:span text:style-name="T14">Группы маршрутов также могут использоваться для управления маршрутизацией поддоменов. Поддоменам могут быть назначены параметры маршрута, как и URI маршрута, что позволяет вам захватывать часть поддомена для использования в вашем маршруте или контроллере. Поддомен можно указать, вызвав метод </text:span><text:span text:style-name="Source_20_Text">domain</text:span><text:span text:style-name="T14"> перед определением группы:<text:line-break/><text:line-break/>Route :: domain ('{account} .myapp.com') -&gt; group (function () {<text:line-break/><text:tab/>Route :: get ('user / {id}', function ($ account, $ id) {<text:line-break/><text:tab/><text:tab/>//<text:line-break/><text:tab/>});<text:line-break/>});<text:line-break/><text:line-break/>Чтобы обеспечить доступность маршрутов поддоменов, вы должны зарегистрировать маршруты поддоменов перед регистрацией маршрутов корневого домена. Это предотвратит перезапись маршрутами корневого домена маршрутов поддоменов, имеющих одинаковый путь URI.</text:span></text:p>
      <text:p text:style-name="P61"/>
      <text:p text:style-name="P61"/>
      <text:h text:style-name="P20" text:outline-level="3"><text:bookmark text:name="route-group-prefixes"/>Префиксы маршрутов </text:h>
      <text:p text:style-name="P72"><text:span text:style-name="T14">Метод </text:span><text:span text:style-name="Source_20_Text">prefix</text:span><text:span text:style-name="T14"> может использоваться для префикса каждого маршрута в группе с заданным URI. Например, вы можете добавить к префиксу admin для всех URI маршрутов в группе:</text:span></text:p>
      <text:p text:style-name="P40"><text:span text:style-name="Source_20_Text">Route::prefix('admin')-&gt;group(function () {</text:span></text:p>
      <text:p text:style-name="P38"><text:span text:style-name="Source_20_Text"><text:s text:c="4"/>Route::get('users', function () {</text:span></text:p>
      <text:p text:style-name="P38"><text:span text:style-name="Source_20_Text"><text:s text:c="8"/>// Matches The "/admin/users" URL</text:span></text:p>
      <text:p text:style-name="P38"><text:span text:style-name="Source_20_Text"><text:s text:c="4"/>});</text:span></text:p>
      <text:p text:style-name="P38"><text:span text:style-name="Source_20_Text">});</text:span></text:p>
      <text:p text:style-name="P38"><text:span text:style-name="Source_20_Text"><text:span text:style-name="T79"/></text:span></text:p>
      <text:h text:style-name="P142" text:outline-level="3"><text:bookmark text:name="route-group-name-prefixes"/>Префиксы имени маршрута</text:h>
      <text:p text:style-name="P96"><text:span text:style-name="T14">Метод </text:span><text:span text:style-name="Source_20_Text">name</text:span><text:span text:style-name="T14"> может использоваться для добавления к каждому имени маршрута в группе префикса заданной строки. Например, вы можете захотеть поставить перед всеми именами сгруппированных </text:span><text:soft-page-break/><text:span text:style-name="T14">маршрутов префикс admin. Данная строка имеет префикс к имени маршрута точно в том виде, в котором он указан, поэтому мы обязательно предоставим завершение. символ в префиксе:</text:span></text:p>
      <text:p text:style-name="P38"><text:span text:style-name="Source_20_Text">Route::name('admin.')-&gt;group(function () {</text:span></text:p>
      <text:p text:style-name="P38"><text:span text:style-name="Source_20_Text"><text:s text:c="4"/>Route::get('users', function () {</text:span></text:p>
      <text:p text:style-name="P38"><text:span text:style-name="Source_20_Text"><text:s text:c="8"/>// Route assigned name "admin.users"...</text:span></text:p>
      <text:p text:style-name="P38"><text:span text:style-name="Source_20_Text"><text:s text:c="4"/>})-&gt;name('users');</text:span></text:p>
      <text:p text:style-name="P38"><text:span text:style-name="Source_20_Text">});</text:span></text:p>
      <text:p text:style-name="P38"><text:span text:style-name="Source_20_Text"/></text:p>
      <text:h text:style-name="P15" text:outline-level="2"><text:span text:style-name="T1">Привязка модели </text:span><text:span text:style-name="T7">для </text:span><text:span text:style-name="T1">маршрута</text:span></text:h>
      <text:p text:style-name="P61">При внедрении ID модели в действие роута или контроллера бывает часто необходимо получить модель, соответствующую этому ID. Привязка моделей — удобный способ автоматического внедрения экземпляров модели напрямую в ваши роуты. Например, вместо внедрения ID пользователя вы можете внедрить весь экземпляр модели <text:span text:style-name="Source_20_Text">User</text:span>, который соответствует данному ID.</text:p>
      <text:p text:style-name="P61"/>
      <text:h text:style-name="P23" text:outline-level="3">Неявная привязка</text:h>
      <text:p text:style-name="P62">Laravel автоматически включает модели Eloquent, определенные в маршрутах или действиях контроллера, чьи имена переменных с указанием типа соответствуют имени сегмента маршрута. Например:</text:p>
      <text:p text:style-name="P40"><text:span text:style-name="Source_20_Text">Route::get('api/users/{user}', function (App\Models\User $user) {</text:span></text:p>
      <text:p text:style-name="P38"><text:span text:style-name="Source_20_Text"><text:s text:c="4"/>return $user-&gt;email;</text:span></text:p>
      <text:p text:style-name="P38"><text:span text:style-name="Source_20_Text">});</text:span></text:p>
      <text:p text:style-name="P102"/>
      <text:h text:style-name="Heading_20_1" text:outline-level="1">Роутинг</text:h>
      <text:list xml:id="list951172415" text:style-name="L1">
        <text:list-item>
          <text:p text:style-name="P212"><text:a xlink:type="simple" xlink:href="https://laravel.su/docs/5.4/routing#basic-routing" text:style-name="Internet_20_link" text:visited-style-name="Visited_20_Internet_20_Link">Простейший роутинг</text:a> </text:p>
        </text:list-item>
        <text:list-item>
          <text:p text:style-name="P212"><text:a xlink:type="simple" xlink:href="https://laravel.su/docs/5.4/routing#route-parameters" text:style-name="Internet_20_link" text:visited-style-name="Visited_20_Internet_20_Link">Параметры роутов</text:a> </text:p>
          <text:list>
            <text:list-item>
              <text:p text:style-name="P212"><text:a xlink:type="simple" xlink:href="https://laravel.su/docs/5.4/routing#required-parameters" text:style-name="Internet_20_link" text:visited-style-name="Visited_20_Internet_20_Link">Обязательные параметры</text:a> </text:p>
            </text:list-item>
            <text:list-item>
              <text:p text:style-name="P212"><text:a xlink:type="simple" xlink:href="https://laravel.su/docs/5.4/routing#parameters-optional-parameters" text:style-name="Internet_20_link" text:visited-style-name="Visited_20_Internet_20_Link">Необязательные параметры</text:a> </text:p>
            </text:list-item>
            <text:list-item>
              <text:p text:style-name="P212"><text:a xlink:type="simple" xlink:href="https://laravel.su/docs/5.4/routing#parameters-regular-expression-constraints" text:style-name="Internet_20_link" text:visited-style-name="Visited_20_Internet_20_Link">Ограничения регулярными выражениями</text:a> </text:p>
            </text:list-item>
          </text:list>
        </text:list-item>
        <text:list-item>
          <text:p text:style-name="P212"><text:a xlink:type="simple" xlink:href="https://laravel.su/docs/5.4/routing#named-routes" text:style-name="Internet_20_link" text:visited-style-name="Visited_20_Internet_20_Link">Именованные роуты</text:a> </text:p>
        </text:list-item>
        <text:list-item>
          <text:p text:style-name="P212"><text:a xlink:type="simple" xlink:href="https://laravel.su/docs/5.4/routing#route-groups" text:style-name="Internet_20_link" text:visited-style-name="Visited_20_Internet_20_Link">Группы роутов</text:a> </text:p>
          <text:list>
            <text:list-item>
              <text:p text:style-name="P212"><text:a xlink:type="simple" xlink:href="https://laravel.su/docs/5.4/routing#route-group-middleware" text:style-name="Internet_20_link" text:visited-style-name="Visited_20_Internet_20_Link">Посредники</text:a> </text:p>
            </text:list-item>
            <text:list-item>
              <text:p text:style-name="P212"><text:a xlink:type="simple" xlink:href="https://laravel.su/docs/5.4/routing#route-group-namespaces" text:style-name="Internet_20_link" text:visited-style-name="Visited_20_Internet_20_Link">Пространства имён</text:a> </text:p>
            </text:list-item>
            <text:list-item>
              <text:p text:style-name="P212"><text:a xlink:type="simple" xlink:href="https://laravel.su/docs/5.4/routing#route-group-sub-domain-routing" text:style-name="Internet_20_link" text:visited-style-name="Visited_20_Internet_20_Link">Доменный роутинг</text:a> </text:p>
            </text:list-item>
            <text:list-item>
              <text:p text:style-name="P212"><text:a xlink:type="simple" xlink:href="https://laravel.su/docs/5.4/routing#route-group-prefixes" text:style-name="Internet_20_link" text:visited-style-name="Visited_20_Internet_20_Link">Префиксы роута</text:a> </text:p>
            </text:list-item>
          </text:list>
        </text:list-item>
        <text:list-item>
          <text:p text:style-name="P212"><text:a xlink:type="simple" xlink:href="https://laravel.su/docs/5.4/routing#route-model-binding" text:style-name="Internet_20_link" text:visited-style-name="Visited_20_Internet_20_Link">Привязка модели роута</text:a> </text:p>
          <text:list>
            <text:list-item>
              <text:p text:style-name="P212"><text:a xlink:type="simple" xlink:href="https://laravel.su/docs/5.4/routing#implicit-binding" text:style-name="Internet_20_link" text:visited-style-name="Visited_20_Internet_20_Link">Неявная привязка</text:a> </text:p>
            </text:list-item>
            <text:list-item>
              <text:p text:style-name="P212"><text:a xlink:type="simple" xlink:href="https://laravel.su/docs/5.4/routing#explicit-binding" text:style-name="Internet_20_link" text:visited-style-name="Visited_20_Internet_20_Link">Явная привязка</text:a> </text:p>
            </text:list-item>
          </text:list>
        </text:list-item>
        <text:list-item>
          <text:p text:style-name="P212"><text:a xlink:type="simple" xlink:href="https://laravel.su/docs/5.4/routing#form-method-spoofing" text:style-name="Internet_20_link" text:visited-style-name="Visited_20_Internet_20_Link">Подмена методов</text:a> </text:p>
        </text:list-item>
        <text:list-item>
          <text:p text:style-name="P254"><text:soft-page-break/><text:a xlink:type="simple" xlink:href="https://laravel.su/docs/5.4/routing#accessing-the-current-route" text:style-name="Internet_20_link" text:visited-style-name="Visited_20_Internet_20_Link">Получение текущего роута</text:a> </text:p>
        </text:list-item>
      </text:list>
      <text:h text:style-name="Heading_20_2" text:outline-level="2"><text:bookmark text:name="basic-routing4"/>Простейший роутинг</text:h>
      <text:p text:style-name="Text_20_body">В Laravel простейшие роуты принимают URI (путь) и функцию-замыкание, предоставляя очень простой и выразительный метод определения роутов:</text:p>
      <text:p text:style-name="Preformatted_20_Text"><text:span text:style-name="Source_20_Text">Route::get('foo', function () {</text:span></text:p>
      <text:p text:style-name="Preformatted_20_Text"><text:span text:style-name="Source_20_Text"><text:s text:c="4"/>return 'Hello World';</text:span></text:p>
      <text:p text:style-name="P121"><text:span text:style-name="Source_20_Text">});</text:span></text:p>
      <text:h text:style-name="Heading_20_4" text:outline-level="4">Файлы роутов по умолчанию</text:h>
      <text:p text:style-name="Text_20_body">Все роуты Laravel определены в файлах роутов, которые расположены в директории <text:span text:style-name="Source_20_Text">routes</text:span>. Эти файлы автоматически загружаются фреймворком. В файле <text:span text:style-name="Source_20_Text">routes/web.php</text:span> определены роуты для вашего web-интерфейса. Эти роуты входят в группу посредников <text:span text:style-name="Source_20_Text">web</text:span>, которые обеспечивают такие возможности, как состояние сессии и CSRF-защита. Роуты из файла <text:span text:style-name="Source_20_Text">routes/api.php</text:span> не сохраняют состояние приложения и входят в группу посредников <text:span text:style-name="Source_20_Text">api</text:span>.</text:p>
      <text:p text:style-name="Text_20_body">Для большинства приложений сначала определяются роуты в файле <text:span text:style-name="Source_20_Text">routes/web.php</text:span>.</text:p>
      <text:h text:style-name="Heading_20_4" text:outline-level="4">Доступные методы роутера</text:h>
      <text:p text:style-name="Text_20_body">Роутер (маршрутизатор) позволяет регистрировать роуты для любого HTTP-запроса:</text:p>
      <text:p text:style-name="Preformatted_20_Text"><text:span text:style-name="Source_20_Text">Route::get($uri, $callback);</text:span></text:p>
      <text:p text:style-name="Preformatted_20_Text"><text:span text:style-name="Source_20_Text">Route::post($uri, $callback);</text:span></text:p>
      <text:p text:style-name="Preformatted_20_Text"><text:span text:style-name="Source_20_Text">Route::put($uri, $callback);</text:span></text:p>
      <text:p text:style-name="Preformatted_20_Text"><text:span text:style-name="Source_20_Text">Route::patch($uri, $callback);</text:span></text:p>
      <text:p text:style-name="Preformatted_20_Text"><text:span text:style-name="Source_20_Text">Route::delete($uri, $callback);</text:span></text:p>
      <text:p text:style-name="P121"><text:span text:style-name="Source_20_Text">Route::options($uri, $callback);</text:span></text:p>
      <text:p text:style-name="Text_20_body">Иногда необходимо зарегистрировать роут, который отвечает на HTTP-запросы нескольких типов. Это можно сделать методом <text:span text:style-name="Source_20_Text">match</text:span>. Или вы можете зарегистрировать роут, отвечающий на HTTP-запросы всех типов, с помощью метода <text:span text:style-name="Source_20_Text">any</text:span>:</text:p>
      <text:p text:style-name="Preformatted_20_Text"><text:span text:style-name="Source_20_Text">Route::match(['get', 'post'], '/', function ()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Route::any('foo', function () {</text:span></text:p>
      <text:p text:style-name="Preformatted_20_Text"><text:span text:style-name="Source_20_Text"><text:s text:c="4"/>//</text:span></text:p>
      <text:p text:style-name="P121"><text:span text:style-name="Source_20_Text">});</text:span></text:p>
      <text:h text:style-name="Heading_20_4" text:outline-level="4">CSRF-защита</text:h>
      <text:p text:style-name="Text_20_body">Все HTML-формы, ведущие к роутам <text:span text:style-name="Source_20_Text">POST</text:span>, <text:span text:style-name="Source_20_Text">PUT</text:span> или <text:span text:style-name="Source_20_Text">DELETE</text:span>, которые определены в файле роутов <text:span text:style-name="Source_20_Text">web</text:span> , должны иметь поле CSRF-токена. Иначе запрос будет отклонён. Подробнее о CSRF-защите читайте в <text:a xlink:type="simple" xlink:href="https://laravel.su/docs/5.4/csrf" text:style-name="Internet_20_link" text:visited-style-name="Visited_20_Internet_20_Link">документации CSRF</text:a>:</text:p>
      <text:p text:style-name="Preformatted_20_Text"><text:span text:style-name="Source_20_Text">&lt;form method="POST" action="/profile"&gt;</text:span></text:p>
      <text:p text:style-name="Preformatted_20_Text"><text:span text:style-name="Source_20_Text"><text:s text:c="4"/>{{ csrf_field() }}</text:span></text:p>
      <text:p text:style-name="Preformatted_20_Text"><text:span text:style-name="Source_20_Text"><text:s text:c="4"/>...</text:span></text:p>
      <text:p text:style-name="P121"><text:span text:style-name="Source_20_Text">&lt;/form&gt;</text:span></text:p>
      <text:h text:style-name="Heading_20_2" text:outline-level="2"><text:bookmark text:name="route-parameters4"/><text:soft-page-break/>Параметры роутов</text:h>
      <text:h text:style-name="Heading_20_3" text:outline-level="3"><text:bookmark text:name="required-parameters4"/>Обязательные параметры</text:h>
      <text:p text:style-name="Text_20_body">Разумеется, иногда вам может понадобиться захватить сегменты URI в вашем роуте. Например, если вам необходимо захватить ID пользователя из URL. Это можно сделать, определив параметры роута:</text:p>
      <text:p text:style-name="Preformatted_20_Text"><text:span text:style-name="Source_20_Text">Route::get('user/{id}', function ($id) {</text:span></text:p>
      <text:p text:style-name="Preformatted_20_Text"><text:span text:style-name="Source_20_Text"><text:s text:c="4"/>return 'User '.$id;</text:span></text:p>
      <text:p text:style-name="P121"><text:span text:style-name="Source_20_Text">});</text:span></text:p>
      <text:p text:style-name="Text_20_body">Вы можете определить сколько угодно параметров:</text:p>
      <text:p text:style-name="Preformatted_20_Text"><text:span text:style-name="Source_20_Text">Route::get('posts/{post}/comments/{comment}', function ($postId, $commentId) {</text:span></text:p>
      <text:p text:style-name="Preformatted_20_Text"><text:span text:style-name="Source_20_Text"><text:s text:c="4"/>//</text:span></text:p>
      <text:p text:style-name="P121"><text:span text:style-name="Source_20_Text">});</text:span></text:p>
      <text:p text:style-name="Text_20_body">Параметры роута всегда заключаются в фигурные скобки <text:span text:style-name="Source_20_Text">{}</text:span> и должны состоять из буквенных символов. Параметры роута не могут содержать символ <text:span text:style-name="Source_20_Text">-</text:span>. Используйте вместо него подчёркивание (<text:span text:style-name="Source_20_Text">_</text:span>). Параметры роута внедряются в анонимные функции / контроллеры роута, основываясь на их порядке - названия аргументов анонимных функций / контроллеров не имеют значения.</text:p>
      <text:h text:style-name="Heading_20_3" text:outline-level="3"><text:bookmark text:name="parameters-optional-parameters"/>Необязательные параметры</text:h>
      <text:p text:style-name="Text_20_body">Иногда необходимо указать параметр роута, но при этом сделать его наличие необязательным. Это можно сделать, поместив знак вопроса <text:span text:style-name="Source_20_Text">?</text:span> после названия параметра. Не забудьте задать значение по умолчанию для соответствующей переменной роута:</text:p>
      <text:p text:style-name="Preformatted_20_Text"><text:span text:style-name="Source_20_Text">Route::get('user/{name?}', function ($name = null) {</text:span></text:p>
      <text:p text:style-name="Preformatted_20_Text"><text:span text:style-name="Source_20_Text"><text:s text:c="4"/>return $name;</text:span></text:p>
      <text:p text:style-name="Preformatted_20_Text"><text:span text:style-name="Source_20_Text">});</text:span></text:p>
      <text:p text:style-name="Preformatted_20_Text"/>
      <text:p text:style-name="Preformatted_20_Text"><text:span text:style-name="Source_20_Text">Route::get('user/{name?}', function ($name = 'John') {</text:span></text:p>
      <text:p text:style-name="Preformatted_20_Text"><text:span text:style-name="Source_20_Text"><text:s text:c="4"/>return $name;</text:span></text:p>
      <text:p text:style-name="P121"><text:span text:style-name="Source_20_Text">});</text:span></text:p>
      <text:h text:style-name="Heading_20_3" text:outline-level="3"><text:bookmark text:name="parameters-regular-expression-constraints4"/>Ограничения регулярными выражениями</text:h>
      <text:p text:style-name="Text_20_body">Вы можете ограничить формат параметров вашего роута с помощью метода <text:span text:style-name="Source_20_Text">where</text:span> на экземпляре роута. Метод <text:span text:style-name="Source_20_Text">where</text:span> принимает название параметра и регулярное выражение, определяющее ограничения для параметра:</text:p>
      <text:p text:style-name="Preformatted_20_Text"><text:span text:style-name="Source_20_Text">Route::get('user/{name}', function ($name) {</text:span></text:p>
      <text:p text:style-name="Preformatted_20_Text"><text:span text:style-name="Source_20_Text"><text:s text:c="4"/>//</text:span></text:p>
      <text:p text:style-name="Preformatted_20_Text"><text:span text:style-name="Source_20_Text">})-&gt;where('name', '[A-Za-z]+');</text:span></text:p>
      <text:p text:style-name="Preformatted_20_Text"/>
      <text:p text:style-name="Preformatted_20_Text"><text:span text:style-name="Source_20_Text">Route::get('user/{id}', function ($id) {</text:span></text:p>
      <text:p text:style-name="Preformatted_20_Text"><text:span text:style-name="Source_20_Text"><text:s text:c="4"/>//</text:span></text:p>
      <text:p text:style-name="Preformatted_20_Text"><text:span text:style-name="Source_20_Text">})-&gt;where('id', '[0-9]+');</text:span></text:p>
      <text:p text:style-name="Preformatted_20_Text"/>
      <text:p text:style-name="Preformatted_20_Text"><text:span text:style-name="Source_20_Text">Route::get('user/{id}/{name}', function ($id, $name) {</text:span></text:p>
      <text:p text:style-name="Preformatted_20_Text"><text:span text:style-name="Source_20_Text"><text:s text:c="4"/>//</text:span></text:p>
      <text:p text:style-name="P121"><text:span text:style-name="Source_20_Text">})-&gt;where(['id' =&gt; '[0-9]+', 'name' =&gt; '[a-z]+']);</text:span></text:p>
      <text:h text:style-name="Heading_20_4" text:outline-level="4"><text:bookmark text:name="parameters-global-constraints4"/><text:soft-page-break/>Глобальные ограничения</text:h>
      <text:p text:style-name="Text_20_body">Если вы хотите, чтобы параметр был всегда ограничен заданным регулярным выражением, то можете использовать метод <text:span text:style-name="Source_20_Text">pattern</text:span>. Вам следует определить эти шаблоны в методе <text:span text:style-name="Source_20_Text">boot</text:span> вашего <text:span text:style-name="Source_20_Text">RouteServiceProvider</text:span>:</text:p>
      <text:p text:style-name="Preformatted_20_Text"><text:span text:style-name="Source_20_Text">/**</text:span></text:p>
      <text:p text:style-name="Preformatted_20_Text"><text:span text:style-name="Source_20_Text"><text:s/>* Define your route model bindings, pattern filters, etc.</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Route::pattern('id', '[0-9]+');</text:span></text:p>
      <text:p text:style-name="Preformatted_20_Text"/>
      <text:p text:style-name="Preformatted_20_Text"><text:span text:style-name="Source_20_Text"><text:s text:c="4"/>parent::boot();</text:span></text:p>
      <text:p text:style-name="P121"><text:span text:style-name="Source_20_Text">}</text:span></text:p>
      <text:p text:style-name="Text_20_body">Когда шаблон был определён, он автоматически применится ко всем роутам, использующим этот параметр:</text:p>
      <text:p text:style-name="Preformatted_20_Text"><text:span text:style-name="Source_20_Text">Route::get('user/{id}', function ($id) {</text:span></text:p>
      <text:p text:style-name="Preformatted_20_Text"><text:span text:style-name="Source_20_Text"><text:s text:c="4"/>// Only executed if {id} is numeric...</text:span></text:p>
      <text:p text:style-name="P121"><text:span text:style-name="Source_20_Text">});</text:span></text:p>
      <text:h text:style-name="Heading_20_2" text:outline-level="2"><text:bookmark text:name="named-routes4"/>Именованные роуты</text:h>
      <text:p text:style-name="Text_20_body">Именованные роуты позволяют удобно генерировать URL-адреса и делать переадресацию на конкретный роут. Вы можете задать имя роута, прицепив метод <text:span text:style-name="Source_20_Text">name</text:span> к определению роута:</text:p>
      <text:p text:style-name="Preformatted_20_Text"><text:span text:style-name="Source_20_Text">Route::get('user/profile', function () {</text:span></text:p>
      <text:p text:style-name="Preformatted_20_Text"><text:span text:style-name="Source_20_Text"><text:s text:c="4"/>//</text:span></text:p>
      <text:p text:style-name="P121"><text:span text:style-name="Source_20_Text">})-&gt;name('profile');</text:span></text:p>
      <text:p text:style-name="Text_20_body">Также можно указать имена роутов для действий контроллера:</text:p>
      <text:p text:style-name="P121"><text:span text:style-name="Source_20_Text">Route::get('user/profile', 'UserController@showProfile')-&gt;name('profile');</text:span></text:p>
      <text:h text:style-name="Heading_20_4" text:outline-level="4">Генерирование URL адресов для именованных роутов</text:h>
      <text:p text:style-name="Text_20_body">Когда вы назначили имя роуту, вы можете использовать это имя для генерирования URL адресов и переадресаций глобальным методом <text:span text:style-name="Source_20_Text">route</text:span>:</text:p>
      <text:p text:style-name="Preformatted_20_Text"><text:span text:style-name="Source_20_Text">// Generating URLs...</text:span></text:p>
      <text:p text:style-name="Preformatted_20_Text"><text:span text:style-name="Source_20_Text">$url = route('profile');</text:span></text:p>
      <text:p text:style-name="Preformatted_20_Text"/>
      <text:p text:style-name="Preformatted_20_Text"><text:span text:style-name="Source_20_Text">// Generating Redirects...</text:span></text:p>
      <text:p text:style-name="P121"><text:span text:style-name="Source_20_Text">return redirect()-&gt;route('profile');</text:span></text:p>
      <text:p text:style-name="Text_20_body">Если у именованного роута есть параметры, вы можете передать их вторым аргументом метода <text:span text:style-name="Source_20_Text">route</text:span>. Эти параметры будут автоматически вставлены в соответствующие места URL:</text:p>
      <text:p text:style-name="Preformatted_20_Text"><text:span text:style-name="Source_20_Text">Route::get('user/{id}/profile', function ($id) {</text:span></text:p>
      <text:p text:style-name="Preformatted_20_Text"><text:span text:style-name="Source_20_Text"><text:s text:c="4"/>//</text:span></text:p>
      <text:p text:style-name="Preformatted_20_Text"><text:span text:style-name="Source_20_Text">})-&gt;name('profile');</text:span></text:p>
      <text:p text:style-name="Preformatted_20_Text"/>
      <text:p text:style-name="P121"><text:span text:style-name="Source_20_Text">$url = route('profile', ['id' =&gt; 1]);</text:span></text:p>
      <text:h text:style-name="Heading_20_2" text:outline-level="2"><text:bookmark text:name="route-groups4"/><text:soft-page-break/>Группы роутов</text:h>
      <text:p text:style-name="Text_20_body">Группы роутов позволяют использовать общие атрибуты роутов, такие как посредники и пространства имён, для большого числа роутов без необходимости определять эти атрибуты для каждого отдельного роута. Общие атрибуты указываются в виде массива первым аргументом метода <text:span text:style-name="Source_20_Text">Route::group</text:span>.</text:p>
      <text:h text:style-name="Heading_20_3" text:outline-level="3"><text:bookmark text:name="route-group-middleware"/>Посредники</text:h>
      <text:p text:style-name="Text_20_body">Посредники применяются ко всем роутам в группе путём указания списка этих посредников с параметром <text:span text:style-name="Source_20_Text">middleware</text:span> в массиве групповых атрибутов. Посредники выполняются в порядке перечисления в этом массиве:</text:p>
      <text:p text:style-name="Preformatted_20_Text"><text:span text:style-name="Source_20_Text">Route::middleware(['first', 'second'])-&gt;group(function () {</text:span></text:p>
      <text:p text:style-name="Preformatted_20_Text"><text:span text:style-name="Source_20_Text"><text:s text:c="4"/>Route::get('/', function () {</text:span></text:p>
      <text:p text:style-name="Preformatted_20_Text"><text:span text:style-name="Source_20_Text"><text:s text:c="8"/>// Uses first &amp; second Middleware</text:span></text:p>
      <text:p text:style-name="Preformatted_20_Text"><text:span text:style-name="Source_20_Text"><text:s text:c="4"/>});</text:span></text:p>
      <text:p text:style-name="Preformatted_20_Text"/>
      <text:p text:style-name="Preformatted_20_Text"><text:span text:style-name="Source_20_Text"><text:s text:c="4"/>Route::get('user/profile', function () {</text:span></text:p>
      <text:p text:style-name="Preformatted_20_Text"><text:span text:style-name="Source_20_Text"><text:s text:c="8"/>// Uses first &amp; second Middleware</text:span></text:p>
      <text:p text:style-name="Preformatted_20_Text"><text:span text:style-name="Source_20_Text"><text:s text:c="4"/>});</text:span></text:p>
      <text:p text:style-name="P121"><text:span text:style-name="Source_20_Text">});</text:span></text:p>
      <text:h text:style-name="Heading_20_3" text:outline-level="3"><text:bookmark text:name="route-group-namespaces"/>Пространства имён</text:h>
      <text:p text:style-name="Text_20_body">Другой типичный пример использования групп роутов — назначение одного пространства имён PHP для группы контроллеров, используя параметр <text:span text:style-name="Source_20_Text">namespace</text:span> в массиве группы:</text:p>
      <text:p text:style-name="Preformatted_20_Text"><text:span text:style-name="Source_20_Text">Route::namespace('Admin')-&gt;group(function () {</text:span></text:p>
      <text:p text:style-name="Preformatted_20_Text"><text:span text:style-name="Source_20_Text"><text:s text:c="4"/>// Controllers Within The "App\Http\Controllers\Admin" Namespace</text:span></text:p>
      <text:p text:style-name="P121"><text:span text:style-name="Source_20_Text">});</text:span></text:p>
      <text:p text:style-name="Text_20_body">Помните, по умолчанию <text:span text:style-name="Source_20_Text">RouteServiceProvider</text:span> включает ваши файлы роутов в группу пространства имён, позволяя вам регистрировать роуты контроллера без указания полного префикса пространства имён <text:span text:style-name="Source_20_Text">App\Http\Controllers</text:span>. Поэтому нам надо указать лишь ту часть пространства имён, которая следует за базовым пространством имён <text:span text:style-name="Source_20_Text">App\Http\Controllers</text:span>.</text:p>
      <text:h text:style-name="Heading_20_3" text:outline-level="3"><text:bookmark text:name="route-group-sub-domain-routing"/>Доменный роутинг</text:h>
      <text:p text:style-name="Text_20_body">Группы роутов можно использовать для обработки маршрутизации поддоменов. Поддоменам можно назначать параметры роутов также как URI роутов, поэтому вы можете захватить часть поддомена и использовать в своём роуте или контроллере. Поддомен можно указать с помощью ключа <text:span text:style-name="Source_20_Text">domain</text:span> в массиве атрибутов группы:</text:p>
      <text:p text:style-name="Preformatted_20_Text"><text:span text:style-name="Source_20_Text">Route::domain('{account}.myapp.com')-&gt;group(function () {</text:span></text:p>
      <text:p text:style-name="Preformatted_20_Text"><text:span text:style-name="Source_20_Text"><text:s text:c="4"/>Route::get('user/{id}', function ($account, $id) {</text:span></text:p>
      <text:p text:style-name="Preformatted_20_Text"><text:span text:style-name="Source_20_Text"><text:s text:c="8"/>//</text:span></text:p>
      <text:p text:style-name="Preformatted_20_Text"><text:span text:style-name="Source_20_Text"><text:s text:c="4"/>});</text:span></text:p>
      <text:p text:style-name="P121"><text:span text:style-name="Source_20_Text">});</text:span></text:p>
      <text:h text:style-name="Heading_20_3" text:outline-level="3"><text:bookmark text:name="route-group-prefixes4"/><text:soft-page-break/>Префиксы роута</text:h>
      <text:p text:style-name="Text_20_body">Метод <text:span text:style-name="Source_20_Text">prefix</text:span> можно использовать для указания URI-префикса каждого роута в группе. Например, если вы хотите добавить <text:span text:style-name="Source_20_Text">admin</text:span> ко всем URI роутов в группе:</text:p>
      <text:p text:style-name="Preformatted_20_Text"><text:span text:style-name="Source_20_Text">Route::prefix('admin')-&gt;group(function () {</text:span></text:p>
      <text:p text:style-name="Preformatted_20_Text"><text:span text:style-name="Source_20_Text"><text:s text:c="4"/>Route::get('users', function () {</text:span></text:p>
      <text:p text:style-name="Preformatted_20_Text"><text:span text:style-name="Source_20_Text"><text:s text:c="8"/>// Matches The "/admin/users" URL</text:span></text:p>
      <text:p text:style-name="Preformatted_20_Text"><text:span text:style-name="Source_20_Text"><text:s text:c="4"/>});</text:span></text:p>
      <text:p text:style-name="P121"><text:span text:style-name="Source_20_Text">});</text:span></text:p>
      <text:h text:style-name="Heading_20_2" text:outline-level="2"><text:bookmark text:name="route-model-binding"/>Привязка модели роута</text:h>
      <text:p text:style-name="Text_20_body">При внедрении ID модели в действие роута или контроллера бывает часто необходимо получить модель, соответствующую этому ID. Привязка моделей — удобный способ автоматического внедрения экземпляров модели напрямую в ваши роуты. Например, вместо внедрения ID пользователя вы можете внедрить весь экземпляр модели <text:span text:style-name="Source_20_Text">User</text:span>, который соответствует данному ID.</text:p>
      <text:h text:style-name="Heading_20_3" text:outline-level="3"><text:bookmark text:name="implicit-binding"/>Неявная привязка</text:h>
      <text:p text:style-name="Text_20_body">Laravel автоматически включает модели Eloquent, определённые в действиях роута или контроллера, чьи переменные имеют имена, совпадающие с сегментом роута. Например:</text:p>
      <text:p text:style-name="Preformatted_20_Text"><text:span text:style-name="Source_20_Text">Route::get('api/users/{user}', function (App\User $user) {</text:span></text:p>
      <text:p text:style-name="Preformatted_20_Text"><text:span text:style-name="Source_20_Text"><text:s text:c="4"/>return $user-&gt;email;</text:span></text:p>
      <text:p text:style-name="P121"><text:span text:style-name="Source_20_Text">});</text:span></text:p>
      <text:p text:style-name="Text_20_body">Так как переменная <text:span text:style-name="Source_20_Text">$user</text:span> указывается в качестве аргумента Eloquent модели <text:span text:style-name="Source_20_Text">App\User</text:span> и название переменной совпадает с URI-сегментом <text:span text:style-name="Source_20_Text">{user}</text:span>, автоматически внедрит экземпляр модели, который имеет ID, совпадающий с соответствующим значением из URI запроса. Если совпадающий экземпляр модели не найден в базе данных, будет автоматически сгенерирован HTTP-отклик 404.</text:p>
      <text:p text:style-name="P61"><text:line-break/>Конечно, неявная привязка также возможна при использовании методов контроллера. Опять же, обратите внимание, что сегмент URI {user} соответствует переменной $ user в контроллере, которая содержит подсказку типа App \ Models \ User:</text:p>
      <text:p text:style-name="P40"><text:span text:style-name="Source_20_Text">use App\Http\Controllers\UserController;</text:span></text:p>
      <text:p text:style-name="P38"><text:span text:style-name="Source_20_Text">use App\Models\User;</text:span></text:p>
      <text:p text:style-name="P38"/>
      <text:p text:style-name="P38"><text:span text:style-name="Source_20_Text">Route::get('users/{user}', [UserController::class, 'show']);</text:span></text:p>
      <text:p text:style-name="P38"/>
      <text:p text:style-name="P38"><text:span text:style-name="Source_20_Text">public function show(User $user)</text:span></text:p>
      <text:p text:style-name="P38"><text:span text:style-name="Source_20_Text">{</text:span></text:p>
      <text:p text:style-name="P38"><text:span text:style-name="Source_20_Text"><text:s text:c="4"/>return view('user.profile', ['user' =&gt; $user]);</text:span></text:p>
      <text:p text:style-name="P38"><text:span text:style-name="Source_20_Text">}</text:span></text:p>
      <text:p text:style-name="P38"><text:span text:style-name="Source_20_Text"><text:span text:style-name="T82">Мое: как это работает? Я писал лишний код? </text:span></text:span><text:span text:style-name="Source_20_Text"><text:span text:style-name="T83">А он по умолчанию ищет по id. Если нашел — то вернет эту запись если нет то вернет 404. </text:span></text:span><text:span text:style-name="Source_20_Text"><text:span text:style-name="T84">Но можно указывать по чему имено искать через двоеточие</text:span></text:span></text:p>
      <text:p text:style-name="P38"><text:span text:style-name="Source_20_Text"/></text:p>
      <text:p text:style-name="P38"><text:span text:style-name="Source_20_Text"/></text:p>
      <text:h text:style-name="P35" text:outline-level="4"><text:bookmark text:name="customizing-the-key"/><text:soft-page-break/>Настройка ключа </text:h>
      <text:p text:style-name="P72"><text:span text:style-name="T14">Иногда вы можете захотеть разрешить модели Eloquent, используя столбец, отличный от id. Для этого вы можете указать столбец в определении параметра маршрута:<text:line-break/><text:line-break/>Route :: get ('api / posts / {post: slug}', function (App \ Models \ Post $ post) {<text:line-break/></text:span><text:span text:style-name="Source_20_Text"> <text:s/>return $post;</text:span><text:span text:style-name="T14"><text:line-break/>});</text:span></text:p>
      <text:p text:style-name="P61"/>
      <text:p text:style-name="P71"><text:span text:style-name="T1">Пользовательские ключи и область действия</text:span><text:bookmark text:name="implicit-model-binding-scoping"/><text:span text:style-name="T1"> </text:span></text:p>
      <text:p text:style-name="P57">Иногда при неявном связывании нескольких моделей Eloquent в одном определении маршрута вы можете захотеть охватить вторую модель Eloquent так, чтобы она была дочерней по отношению к первой модели Eloquent. Например, рассмотрим ситуацию, когда сообщение в блоге извлекается по slug для определенного пользователя:</text:p>
      <text:p text:style-name="P40"><text:span text:style-name="Source_20_Text">use App\Models\Post;</text:span></text:p>
      <text:p text:style-name="P38"><text:span text:style-name="Source_20_Text">use App\Models\User;</text:span></text:p>
      <text:p text:style-name="P38"/>
      <text:p text:style-name="P38"><text:span text:style-name="Source_20_Text">Route::get('api/users/{user}/posts/{post:slug}', function (User $user, Post $post) {</text:span></text:p>
      <text:p text:style-name="P38"><text:span text:style-name="Source_20_Text"><text:s text:c="4"/>return $post;</text:span></text:p>
      <text:p text:style-name="P38"><text:span text:style-name="Source_20_Text">});</text:span></text:p>
      <text:p text:style-name="P61">При использовании настраиваемой неявной привязки с ключом в качестве параметра вложенного маршрута Laravel автоматически задает область запроса для получения вложенной модели своим родителем, используя соглашения, чтобы угадать имя отношения на родительском элементе. В этом случае предполагается, что модель User имеет отношение с именем posts (множественное число от имени параметра маршрута), которое можно использовать для получения модели Post.</text:p>
      <text:p text:style-name="P72"><text:span text:style-name="T14"><text:tab/><text:line-break/></text:span><text:span text:style-name="T61">Настройка имени ключа по умолчанию </text:span></text:p>
      <text:p text:style-name="P102"/>
      <text:h text:style-name="Heading_20_1" text:outline-level="1">Роутинг</text:h>
      <text:list xml:id="list4021988244" text:style-name="L2">
        <text:list-item>
          <text:p text:style-name="P213"><text:a xlink:type="simple" xlink:href="https://laravel.su/docs/5.4/routing#basic-routing" text:style-name="Internet_20_link" text:visited-style-name="Visited_20_Internet_20_Link">Простейший роутинг</text:a> </text:p>
        </text:list-item>
        <text:list-item>
          <text:p text:style-name="P213"><text:a xlink:type="simple" xlink:href="https://laravel.su/docs/5.4/routing#route-parameters" text:style-name="Internet_20_link" text:visited-style-name="Visited_20_Internet_20_Link">Параметры роутов</text:a> </text:p>
          <text:list>
            <text:list-item>
              <text:p text:style-name="P213"><text:a xlink:type="simple" xlink:href="https://laravel.su/docs/5.4/routing#required-parameters" text:style-name="Internet_20_link" text:visited-style-name="Visited_20_Internet_20_Link">Обязательные параметры</text:a> </text:p>
            </text:list-item>
            <text:list-item>
              <text:p text:style-name="P213"><text:a xlink:type="simple" xlink:href="https://laravel.su/docs/5.4/routing#parameters-optional-parameters" text:style-name="Internet_20_link" text:visited-style-name="Visited_20_Internet_20_Link">Необязательные параметры</text:a> </text:p>
            </text:list-item>
            <text:list-item>
              <text:p text:style-name="P213"><text:a xlink:type="simple" xlink:href="https://laravel.su/docs/5.4/routing#parameters-regular-expression-constraints" text:style-name="Internet_20_link" text:visited-style-name="Visited_20_Internet_20_Link">Ограничения регулярными выражениями</text:a> </text:p>
            </text:list-item>
          </text:list>
        </text:list-item>
        <text:list-item>
          <text:p text:style-name="P213"><text:a xlink:type="simple" xlink:href="https://laravel.su/docs/5.4/routing#named-routes" text:style-name="Internet_20_link" text:visited-style-name="Visited_20_Internet_20_Link">Именованные роуты</text:a> </text:p>
        </text:list-item>
        <text:list-item>
          <text:p text:style-name="P213"><text:a xlink:type="simple" xlink:href="https://laravel.su/docs/5.4/routing#route-groups" text:style-name="Internet_20_link" text:visited-style-name="Visited_20_Internet_20_Link">Группы роутов</text:a> </text:p>
          <text:list>
            <text:list-item>
              <text:p text:style-name="P213"><text:a xlink:type="simple" xlink:href="https://laravel.su/docs/5.4/routing#route-group-middleware" text:style-name="Internet_20_link" text:visited-style-name="Visited_20_Internet_20_Link">Посредники</text:a> </text:p>
            </text:list-item>
            <text:list-item>
              <text:p text:style-name="P213"><text:a xlink:type="simple" xlink:href="https://laravel.su/docs/5.4/routing#route-group-namespaces" text:style-name="Internet_20_link" text:visited-style-name="Visited_20_Internet_20_Link">Пространства имён</text:a> </text:p>
            </text:list-item>
            <text:list-item>
              <text:p text:style-name="P213"><text:soft-page-break/><text:a xlink:type="simple" xlink:href="https://laravel.su/docs/5.4/routing#route-group-sub-domain-routing" text:style-name="Internet_20_link" text:visited-style-name="Visited_20_Internet_20_Link">Доменный роутинг</text:a> </text:p>
            </text:list-item>
            <text:list-item>
              <text:p text:style-name="P213"><text:a xlink:type="simple" xlink:href="https://laravel.su/docs/5.4/routing#route-group-prefixes" text:style-name="Internet_20_link" text:visited-style-name="Visited_20_Internet_20_Link">Префиксы роута</text:a> </text:p>
            </text:list-item>
          </text:list>
        </text:list-item>
        <text:list-item>
          <text:p text:style-name="P213"><text:a xlink:type="simple" xlink:href="https://laravel.su/docs/5.4/routing#route-model-binding" text:style-name="Internet_20_link" text:visited-style-name="Visited_20_Internet_20_Link">Привязка модели роута</text:a> </text:p>
          <text:list>
            <text:list-item>
              <text:p text:style-name="P213"><text:a xlink:type="simple" xlink:href="https://laravel.su/docs/5.4/routing#implicit-binding" text:style-name="Internet_20_link" text:visited-style-name="Visited_20_Internet_20_Link">Неявная привязка</text:a> </text:p>
            </text:list-item>
            <text:list-item>
              <text:p text:style-name="P213"><text:a xlink:type="simple" xlink:href="https://laravel.su/docs/5.4/routing#explicit-binding" text:style-name="Internet_20_link" text:visited-style-name="Visited_20_Internet_20_Link">Явная привязка</text:a> </text:p>
            </text:list-item>
          </text:list>
        </text:list-item>
        <text:list-item>
          <text:p text:style-name="P213"><text:a xlink:type="simple" xlink:href="https://laravel.su/docs/5.4/routing#form-method-spoofing" text:style-name="Internet_20_link" text:visited-style-name="Visited_20_Internet_20_Link">Подмена методов</text:a> </text:p>
        </text:list-item>
        <text:list-item>
          <text:p text:style-name="P255"><text:a xlink:type="simple" xlink:href="https://laravel.su/docs/5.4/routing#accessing-the-current-route" text:style-name="Internet_20_link" text:visited-style-name="Visited_20_Internet_20_Link">Получение текущего роута</text:a> </text:p>
        </text:list-item>
      </text:list>
      <text:h text:style-name="Heading_20_2" text:outline-level="2"><text:bookmark text:name="basic-routing5"/>Простейший роутинг</text:h>
      <text:p text:style-name="Text_20_body">В Laravel простейшие роуты принимают URI (путь) и функцию-замыкание, предоставляя очень простой и выразительный метод определения роутов:</text:p>
      <text:p text:style-name="Preformatted_20_Text"><text:span text:style-name="Source_20_Text">Route::get('foo', function () {</text:span></text:p>
      <text:p text:style-name="Preformatted_20_Text"><text:span text:style-name="Source_20_Text"><text:s text:c="4"/>return 'Hello World';</text:span></text:p>
      <text:p text:style-name="P121"><text:span text:style-name="Source_20_Text">});</text:span></text:p>
      <text:h text:style-name="Heading_20_4" text:outline-level="4">Файлы роутов по умолчанию</text:h>
      <text:p text:style-name="Text_20_body">Все роуты Laravel определены в файлах роутов, которые расположены в директории <text:span text:style-name="Source_20_Text">routes</text:span>. Эти файлы автоматически загружаются фреймворком. В файле <text:span text:style-name="Source_20_Text">routes/web.php</text:span> определены роуты для вашего web-интерфейса. Эти роуты входят в группу посредников <text:span text:style-name="Source_20_Text">web</text:span>, которые обеспечивают такие возможности, как состояние сессии и CSRF-защита. Роуты из файла <text:span text:style-name="Source_20_Text">routes/api.php</text:span> не сохраняют состояние приложения и входят в группу посредников <text:span text:style-name="Source_20_Text">api</text:span>.</text:p>
      <text:p text:style-name="Text_20_body">Для большинства приложений сначала определяются роуты в файле <text:span text:style-name="Source_20_Text">routes/web.php</text:span>.</text:p>
      <text:h text:style-name="Heading_20_4" text:outline-level="4">Доступные методы роутера</text:h>
      <text:p text:style-name="Text_20_body">Роутер (маршрутизатор) позволяет регистрировать роуты для любого HTTP-запроса:</text:p>
      <text:p text:style-name="Preformatted_20_Text"><text:span text:style-name="Source_20_Text">Route::get($uri, $callback);</text:span></text:p>
      <text:p text:style-name="Preformatted_20_Text"><text:span text:style-name="Source_20_Text">Route::post($uri, $callback);</text:span></text:p>
      <text:p text:style-name="Preformatted_20_Text"><text:span text:style-name="Source_20_Text">Route::put($uri, $callback);</text:span></text:p>
      <text:p text:style-name="Preformatted_20_Text"><text:span text:style-name="Source_20_Text">Route::patch($uri, $callback);</text:span></text:p>
      <text:p text:style-name="Preformatted_20_Text"><text:span text:style-name="Source_20_Text">Route::delete($uri, $callback);</text:span></text:p>
      <text:p text:style-name="P121"><text:span text:style-name="Source_20_Text">Route::options($uri, $callback);</text:span></text:p>
      <text:p text:style-name="Text_20_body">Иногда необходимо зарегистрировать роут, который отвечает на HTTP-запросы нескольких типов. Это можно сделать методом <text:span text:style-name="Source_20_Text">match</text:span>. Или вы можете зарегистрировать роут, отвечающий на HTTP-запросы всех типов, с помощью метода <text:span text:style-name="Source_20_Text">any</text:span>:</text:p>
      <text:p text:style-name="Preformatted_20_Text"><text:span text:style-name="Source_20_Text">Route::match(['get', 'post'], '/', function ()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Route::any('foo', function () {</text:span></text:p>
      <text:p text:style-name="Preformatted_20_Text"><text:span text:style-name="Source_20_Text"><text:s text:c="4"/>//</text:span></text:p>
      <text:p text:style-name="P121"><text:span text:style-name="Source_20_Text">});</text:span></text:p>
      <text:h text:style-name="Heading_20_4" text:outline-level="4"><text:soft-page-break/>CSRF-защита</text:h>
      <text:p text:style-name="Text_20_body">Все HTML-формы, ведущие к роутам <text:span text:style-name="Source_20_Text">POST</text:span>, <text:span text:style-name="Source_20_Text">PUT</text:span> или <text:span text:style-name="Source_20_Text">DELETE</text:span>, которые определены в файле роутов <text:span text:style-name="Source_20_Text">web</text:span> , должны иметь поле CSRF-токена. Иначе запрос будет отклонён. Подробнее о CSRF-защите читайте в <text:a xlink:type="simple" xlink:href="https://laravel.su/docs/5.4/csrf" text:style-name="Internet_20_link" text:visited-style-name="Visited_20_Internet_20_Link">документации CSRF</text:a>:</text:p>
      <text:p text:style-name="Preformatted_20_Text"><text:span text:style-name="Source_20_Text">&lt;form method="POST" action="/profile"&gt;</text:span></text:p>
      <text:p text:style-name="Preformatted_20_Text"><text:span text:style-name="Source_20_Text"><text:s text:c="4"/>{{ csrf_field() }}</text:span></text:p>
      <text:p text:style-name="Preformatted_20_Text"><text:span text:style-name="Source_20_Text"><text:s text:c="4"/>...</text:span></text:p>
      <text:p text:style-name="P121"><text:span text:style-name="Source_20_Text">&lt;/form&gt;</text:span></text:p>
      <text:h text:style-name="Heading_20_2" text:outline-level="2"><text:bookmark text:name="route-parameters5"/>Параметры роутов</text:h>
      <text:h text:style-name="Heading_20_3" text:outline-level="3"><text:bookmark text:name="required-parameters5"/>Обязательные параметры</text:h>
      <text:p text:style-name="Text_20_body">Разумеется, иногда вам может понадобиться захватить сегменты URI в вашем роуте. Например, если вам необходимо захватить ID пользователя из URL. Это можно сделать, определив параметры роута:</text:p>
      <text:p text:style-name="Preformatted_20_Text"><text:span text:style-name="Source_20_Text">Route::get('user/{id}', function ($id) {</text:span></text:p>
      <text:p text:style-name="Preformatted_20_Text"><text:span text:style-name="Source_20_Text"><text:s text:c="4"/>return 'User '.$id;</text:span></text:p>
      <text:p text:style-name="P121"><text:span text:style-name="Source_20_Text">});</text:span></text:p>
      <text:p text:style-name="Text_20_body">Вы можете определить сколько угодно параметров:</text:p>
      <text:p text:style-name="Preformatted_20_Text"><text:span text:style-name="Source_20_Text">Route::get('posts/{post}/comments/{comment}', function ($postId, $commentId) {</text:span></text:p>
      <text:p text:style-name="Preformatted_20_Text"><text:span text:style-name="Source_20_Text"><text:s text:c="4"/>//</text:span></text:p>
      <text:p text:style-name="P121"><text:span text:style-name="Source_20_Text">});</text:span></text:p>
      <text:p text:style-name="Text_20_body">Параметры роута всегда заключаются в фигурные скобки <text:span text:style-name="Source_20_Text">{}</text:span> и должны состоять из буквенных символов. Параметры роута не могут содержать символ <text:span text:style-name="Source_20_Text">-</text:span>. Используйте вместо него подчёркивание (<text:span text:style-name="Source_20_Text">_</text:span>). Параметры роута внедряются в анонимные функции / контроллеры роута, основываясь на их порядке - названия аргументов анонимных функций / контроллеров не имеют значения.</text:p>
      <text:h text:style-name="Heading_20_3" text:outline-level="3"><text:bookmark text:name="parameters-optional-parameters1"/>Необязательные параметры</text:h>
      <text:p text:style-name="Text_20_body">Иногда необходимо указать параметр роута, но при этом сделать его наличие необязательным. Это можно сделать, поместив знак вопроса <text:span text:style-name="Source_20_Text">?</text:span> после названия параметра. Не забудьте задать значение по умолчанию для соответствующей переменной роута:</text:p>
      <text:p text:style-name="Preformatted_20_Text"><text:span text:style-name="Source_20_Text">Route::get('user/{name?}', function ($name = null) {</text:span></text:p>
      <text:p text:style-name="Preformatted_20_Text"><text:span text:style-name="Source_20_Text"><text:s text:c="4"/>return $name;</text:span></text:p>
      <text:p text:style-name="Preformatted_20_Text"><text:span text:style-name="Source_20_Text">});</text:span></text:p>
      <text:p text:style-name="Preformatted_20_Text"/>
      <text:p text:style-name="Preformatted_20_Text"><text:span text:style-name="Source_20_Text">Route::get('user/{name?}', function ($name = 'John') {</text:span></text:p>
      <text:p text:style-name="Preformatted_20_Text"><text:span text:style-name="Source_20_Text"><text:s text:c="4"/>return $name;</text:span></text:p>
      <text:p text:style-name="P121"><text:span text:style-name="Source_20_Text">});</text:span></text:p>
      <text:h text:style-name="Heading_20_3" text:outline-level="3"><text:bookmark text:name="parameters-regular-expression-constraints5"/>Ограничения регулярными выражениями</text:h>
      <text:p text:style-name="Text_20_body">Вы можете ограничить формат параметров вашего роута с помощью метода <text:span text:style-name="Source_20_Text">where</text:span> на экземпляре роута. Метод <text:span text:style-name="Source_20_Text">where</text:span> принимает название параметра и регулярное выражение, определяющее ограничения для параметра:</text:p>
      <text:p text:style-name="Preformatted_20_Text"><text:soft-page-break/><text:span text:style-name="Source_20_Text">Route::get('user/{name}', function ($name) {</text:span></text:p>
      <text:p text:style-name="Preformatted_20_Text"><text:span text:style-name="Source_20_Text"><text:s text:c="4"/>//</text:span></text:p>
      <text:p text:style-name="Preformatted_20_Text"><text:span text:style-name="Source_20_Text">})-&gt;where('name', '[A-Za-z]+');</text:span></text:p>
      <text:p text:style-name="Preformatted_20_Text"/>
      <text:p text:style-name="Preformatted_20_Text"><text:span text:style-name="Source_20_Text">Route::get('user/{id}', function ($id) {</text:span></text:p>
      <text:p text:style-name="Preformatted_20_Text"><text:span text:style-name="Source_20_Text"><text:s text:c="4"/>//</text:span></text:p>
      <text:p text:style-name="Preformatted_20_Text"><text:span text:style-name="Source_20_Text">})-&gt;where('id', '[0-9]+');</text:span></text:p>
      <text:p text:style-name="Preformatted_20_Text"/>
      <text:p text:style-name="Preformatted_20_Text"><text:span text:style-name="Source_20_Text">Route::get('user/{id}/{name}', function ($id, $name) {</text:span></text:p>
      <text:p text:style-name="Preformatted_20_Text"><text:span text:style-name="Source_20_Text"><text:s text:c="4"/>//</text:span></text:p>
      <text:p text:style-name="P121"><text:span text:style-name="Source_20_Text">})-&gt;where(['id' =&gt; '[0-9]+', 'name' =&gt; '[a-z]+']);</text:span></text:p>
      <text:h text:style-name="Heading_20_4" text:outline-level="4"><text:bookmark text:name="parameters-global-constraints5"/>Глобальные ограничения</text:h>
      <text:p text:style-name="Text_20_body">Если вы хотите, чтобы параметр был всегда ограничен заданным регулярным выражением, то можете использовать метод <text:span text:style-name="Source_20_Text">pattern</text:span>. Вам следует определить эти шаблоны в методе <text:span text:style-name="Source_20_Text">boot</text:span> вашего <text:span text:style-name="Source_20_Text">RouteServiceProvider</text:span>:</text:p>
      <text:p text:style-name="Preformatted_20_Text"><text:span text:style-name="Source_20_Text">/**</text:span></text:p>
      <text:p text:style-name="Preformatted_20_Text"><text:span text:style-name="Source_20_Text"><text:s/>* Define your route model bindings, pattern filters, etc.</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Route::pattern('id', '[0-9]+');</text:span></text:p>
      <text:p text:style-name="Preformatted_20_Text"/>
      <text:p text:style-name="Preformatted_20_Text"><text:span text:style-name="Source_20_Text"><text:s text:c="4"/>parent::boot();</text:span></text:p>
      <text:p text:style-name="P121"><text:span text:style-name="Source_20_Text">}</text:span></text:p>
      <text:p text:style-name="Text_20_body">Когда шаблон был определён, он автоматически применится ко всем роутам, использующим этот параметр:</text:p>
      <text:p text:style-name="Preformatted_20_Text"><text:span text:style-name="Source_20_Text">Route::get('user/{id}', function ($id) {</text:span></text:p>
      <text:p text:style-name="Preformatted_20_Text"><text:span text:style-name="Source_20_Text"><text:s text:c="4"/>// Only executed if {id} is numeric...</text:span></text:p>
      <text:p text:style-name="P121"><text:span text:style-name="Source_20_Text">});</text:span></text:p>
      <text:h text:style-name="Heading_20_2" text:outline-level="2"><text:bookmark text:name="named-routes5"/>Именованные роуты</text:h>
      <text:p text:style-name="Text_20_body">Именованные роуты позволяют удобно генерировать URL-адреса и делать переадресацию на конкретный роут. Вы можете задать имя роута, прицепив метод <text:span text:style-name="Source_20_Text">name</text:span> к определению роута:</text:p>
      <text:p text:style-name="Preformatted_20_Text"><text:span text:style-name="Source_20_Text">Route::get('user/profile', function () {</text:span></text:p>
      <text:p text:style-name="Preformatted_20_Text"><text:span text:style-name="Source_20_Text"><text:s text:c="4"/>//</text:span></text:p>
      <text:p text:style-name="P121"><text:span text:style-name="Source_20_Text">})-&gt;name('profile');</text:span></text:p>
      <text:p text:style-name="Text_20_body">Также можно указать имена роутов для действий контроллера:</text:p>
      <text:p text:style-name="P121"><text:span text:style-name="Source_20_Text">Route::get('user/profile', 'UserController@showProfile')-&gt;name('profile');</text:span></text:p>
      <text:h text:style-name="Heading_20_4" text:outline-level="4">Генерирование URL адресов для именованных роутов</text:h>
      <text:p text:style-name="Text_20_body">Когда вы назначили имя роуту, вы можете использовать это имя для генерирования URL адресов и переадресаций глобальным методом <text:span text:style-name="Source_20_Text">route</text:span>:</text:p>
      <text:p text:style-name="Preformatted_20_Text"><text:span text:style-name="Source_20_Text">// Generating URLs...</text:span></text:p>
      <text:p text:style-name="Preformatted_20_Text"><text:span text:style-name="Source_20_Text">$url = route('profile');</text:span></text:p>
      <text:p text:style-name="Preformatted_20_Text"/>
      <text:p text:style-name="Preformatted_20_Text"><text:soft-page-break/><text:span text:style-name="Source_20_Text">// Generating Redirects...</text:span></text:p>
      <text:p text:style-name="P121"><text:span text:style-name="Source_20_Text">return redirect()-&gt;route('profile');</text:span></text:p>
      <text:p text:style-name="Text_20_body">Если у именованного роута есть параметры, вы можете передать их вторым аргументом метода <text:span text:style-name="Source_20_Text">route</text:span>. Эти параметры будут автоматически вставлены в соответствующие места URL:</text:p>
      <text:p text:style-name="Preformatted_20_Text"><text:span text:style-name="Source_20_Text">Route::get('user/{id}/profile', function ($id) {</text:span></text:p>
      <text:p text:style-name="Preformatted_20_Text"><text:span text:style-name="Source_20_Text"><text:s text:c="4"/>//</text:span></text:p>
      <text:p text:style-name="Preformatted_20_Text"><text:span text:style-name="Source_20_Text">})-&gt;name('profile');</text:span></text:p>
      <text:p text:style-name="Preformatted_20_Text"/>
      <text:p text:style-name="P121"><text:span text:style-name="Source_20_Text">$url = route('profile', ['id' =&gt; 1]);</text:span></text:p>
      <text:h text:style-name="Heading_20_2" text:outline-level="2"><text:bookmark text:name="route-groups5"/>Группы роутов</text:h>
      <text:p text:style-name="Text_20_body">Группы роутов позволяют использовать общие атрибуты роутов, такие как посредники и пространства имён, для большого числа роутов без необходимости определять эти атрибуты для каждого отдельного роута. Общие атрибуты указываются в виде массива первым аргументом метода <text:span text:style-name="Source_20_Text">Route::group</text:span>.</text:p>
      <text:h text:style-name="Heading_20_3" text:outline-level="3"><text:bookmark text:name="route-group-middleware1"/>Посредники</text:h>
      <text:p text:style-name="Text_20_body">Посредники применяются ко всем роутам в группе путём указания списка этих посредников с параметром <text:span text:style-name="Source_20_Text">middleware</text:span> в массиве групповых атрибутов. Посредники выполняются в порядке перечисления в этом массиве:</text:p>
      <text:p text:style-name="Preformatted_20_Text"><text:span text:style-name="Source_20_Text">Route::middleware(['first', 'second'])-&gt;group(function () {</text:span></text:p>
      <text:p text:style-name="Preformatted_20_Text"><text:span text:style-name="Source_20_Text"><text:s text:c="4"/>Route::get('/', function () {</text:span></text:p>
      <text:p text:style-name="Preformatted_20_Text"><text:span text:style-name="Source_20_Text"><text:s text:c="8"/>// Uses first &amp; second Middleware</text:span></text:p>
      <text:p text:style-name="Preformatted_20_Text"><text:span text:style-name="Source_20_Text"><text:s text:c="4"/>});</text:span></text:p>
      <text:p text:style-name="Preformatted_20_Text"/>
      <text:p text:style-name="Preformatted_20_Text"><text:span text:style-name="Source_20_Text"><text:s text:c="4"/>Route::get('user/profile', function () {</text:span></text:p>
      <text:p text:style-name="Preformatted_20_Text"><text:span text:style-name="Source_20_Text"><text:s text:c="8"/>// Uses first &amp; second Middleware</text:span></text:p>
      <text:p text:style-name="Preformatted_20_Text"><text:span text:style-name="Source_20_Text"><text:s text:c="4"/>});</text:span></text:p>
      <text:p text:style-name="P121"><text:span text:style-name="Source_20_Text">});</text:span></text:p>
      <text:h text:style-name="Heading_20_3" text:outline-level="3"><text:bookmark text:name="route-group-namespaces1"/>Пространства имён</text:h>
      <text:p text:style-name="Text_20_body">Другой типичный пример использования групп роутов — назначение одного пространства имён PHP для группы контроллеров, используя параметр <text:span text:style-name="Source_20_Text">namespace</text:span> в массиве группы:</text:p>
      <text:p text:style-name="Preformatted_20_Text"><text:span text:style-name="Source_20_Text">Route::namespace('Admin')-&gt;group(function () {</text:span></text:p>
      <text:p text:style-name="Preformatted_20_Text"><text:span text:style-name="Source_20_Text"><text:s text:c="4"/>// Controllers Within The "App\Http\Controllers\Admin" Namespace</text:span></text:p>
      <text:p text:style-name="P121"><text:span text:style-name="Source_20_Text">});</text:span></text:p>
      <text:p text:style-name="Text_20_body">Помните, по умолчанию <text:span text:style-name="Source_20_Text">RouteServiceProvider</text:span> включает ваши файлы роутов в группу пространства имён, позволяя вам регистрировать роуты контроллера без указания полного префикса пространства имён <text:span text:style-name="Source_20_Text">App\Http\Controllers</text:span>. Поэтому нам надо указать лишь ту часть пространства имён, которая следует за базовым пространством имён <text:span text:style-name="Source_20_Text">App\Http\Controllers</text:span>.</text:p>
      <text:h text:style-name="Heading_20_3" text:outline-level="3"><text:bookmark text:name="route-group-sub-domain-routing1"/><text:soft-page-break/>Доменный роутинг</text:h>
      <text:p text:style-name="Text_20_body">Группы роутов можно использовать для обработки маршрутизации поддоменов. Поддоменам можно назначать параметры роутов также как URI роутов, поэтому вы можете захватить часть поддомена и использовать в своём роуте или контроллере. Поддомен можно указать с помощью ключа <text:span text:style-name="Source_20_Text">domain</text:span> в массиве атрибутов группы:</text:p>
      <text:p text:style-name="Preformatted_20_Text"><text:span text:style-name="Source_20_Text">Route::domain('{account}.myapp.com')-&gt;group(function () {</text:span></text:p>
      <text:p text:style-name="Preformatted_20_Text"><text:span text:style-name="Source_20_Text"><text:s text:c="4"/>Route::get('user/{id}', function ($account, $id) {</text:span></text:p>
      <text:p text:style-name="Preformatted_20_Text"><text:span text:style-name="Source_20_Text"><text:s text:c="8"/>//</text:span></text:p>
      <text:p text:style-name="Preformatted_20_Text"><text:span text:style-name="Source_20_Text"><text:s text:c="4"/>});</text:span></text:p>
      <text:p text:style-name="P121"><text:span text:style-name="Source_20_Text">});</text:span></text:p>
      <text:h text:style-name="Heading_20_3" text:outline-level="3"><text:bookmark text:name="route-group-prefixes5"/>Префиксы роута</text:h>
      <text:p text:style-name="Text_20_body">Метод <text:span text:style-name="Source_20_Text">prefix</text:span> можно использовать для указания URI-префикса каждого роута в группе. Например, если вы хотите добавить <text:span text:style-name="Source_20_Text">admin</text:span> ко всем URI роутов в группе:</text:p>
      <text:p text:style-name="Preformatted_20_Text"><text:span text:style-name="Source_20_Text">Route::prefix('admin')-&gt;group(function () {</text:span></text:p>
      <text:p text:style-name="Preformatted_20_Text"><text:span text:style-name="Source_20_Text"><text:s text:c="4"/>Route::get('users', function () {</text:span></text:p>
      <text:p text:style-name="Preformatted_20_Text"><text:span text:style-name="Source_20_Text"><text:s text:c="8"/>// Matches The "/admin/users" URL</text:span></text:p>
      <text:p text:style-name="Preformatted_20_Text"><text:span text:style-name="Source_20_Text"><text:s text:c="4"/>});</text:span></text:p>
      <text:p text:style-name="P121"><text:span text:style-name="Source_20_Text">});</text:span></text:p>
      <text:h text:style-name="Heading_20_2" text:outline-level="2"><text:bookmark text:name="route-model-binding1"/>Привязка модели роута</text:h>
      <text:p text:style-name="Text_20_body">При внедрении ID модели в действие роута или контроллера бывает часто необходимо получить модель, соответствующую этому ID. Привязка моделей — удобный способ автоматического внедрения экземпляров модели напрямую в ваши роуты. Например, вместо внедрения ID пользователя вы можете внедрить весь экземпляр модели <text:span text:style-name="Source_20_Text">User</text:span>, который соответствует данному ID.</text:p>
      <text:h text:style-name="Heading_20_3" text:outline-level="3"><text:bookmark text:name="implicit-binding1"/>Неявная привязка</text:h>
      <text:p text:style-name="Text_20_body">Laravel автоматически включает модели Eloquent, определённые в действиях роута или контроллера, чьи переменные имеют имена, совпадающие с сегментом роута. Например:</text:p>
      <text:p text:style-name="Preformatted_20_Text"><text:span text:style-name="Source_20_Text">Route::get('api/users/{user}', function (App\User $user) {</text:span></text:p>
      <text:p text:style-name="Preformatted_20_Text"><text:span text:style-name="Source_20_Text"><text:s text:c="4"/>return $user-&gt;email;</text:span></text:p>
      <text:p text:style-name="P121"><text:span text:style-name="Source_20_Text">});</text:span></text:p>
      <text:p text:style-name="Text_20_body">Так как переменная <text:span text:style-name="Source_20_Text">$user</text:span> указывается в качестве аргумента Eloquent модели <text:span text:style-name="Source_20_Text">App\User</text:span> и название переменной совпадает с URI-сегментом <text:span text:style-name="Source_20_Text">{user}</text:span>, автоматически внедрит экземпляр модели, который имеет ID, совпадающий с соответствующим значением из URI запроса. Если совпадающий экземпляр модели не найден в базе данных, будет автоматически сгенерирован HTTP-отклик 404.</text:p>
      <text:h text:style-name="Heading_20_4" text:outline-level="4">Изменение имени ключа</text:h>
      <text:p text:style-name="Text_20_body">Если вы хотите, чтобы для получения класса данной модели вместо столбца <text:span text:style-name="Source_20_Text">id</text:span> использовался другой столбец базы данных, вы можете переопределить метод <text:span text:style-name="Source_20_Text">getRouteKeyName</text:span> в своей модели Eloquent:</text:p>
      <text:p text:style-name="P40"><text:soft-page-break/><text:span text:style-name="Source_20_Text">/**</text:span></text:p>
      <text:p text:style-name="P38"><text:span text:style-name="Source_20_Text"><text:s/>* Get the route key for the model.</text:span></text:p>
      <text:p text:style-name="P38"><text:span text:style-name="Source_20_Text"><text:s/>*</text:span></text:p>
      <text:p text:style-name="P38"><text:span text:style-name="Source_20_Text"><text:s/>* @return string</text:span></text:p>
      <text:p text:style-name="P38"><text:span text:style-name="Source_20_Text"><text:s/>*/</text:span></text:p>
      <text:p text:style-name="P38"><text:span text:style-name="Source_20_Text">public function getRouteKeyName()</text:span></text:p>
      <text:p text:style-name="P38"><text:span text:style-name="Source_20_Text">{</text:span></text:p>
      <text:p text:style-name="P38"><text:span text:style-name="Source_20_Text"><text:s text:c="4"/>return 'slug';</text:span></text:p>
      <text:p text:style-name="P38"><text:span text:style-name="Source_20_Text">}</text:span></text:p>
      <text:p text:style-name="P38"><text:span text:style-name="Source_20_Text"><text:span text:style-name="T79"/></text:span></text:p>
      <text:h text:style-name="P143" text:outline-level="3">Явная привязка</text:h>
      <text:p text:style-name="P77"><text:span text:style-name="T14">Для регистрации явной привязки используйте метод роута </text:span><text:span text:style-name="Source_20_Text"><text:span text:style-name="T14">model</text:span></text:span><text:span text:style-name="T14"> для указания класса для данного параметра. Вам надо определить явные привязки вашей модели в методе </text:span><text:span text:style-name="Source_20_Text"><text:span text:style-name="T14">boot</text:span></text:span><text:span text:style-name="T14"> класса </text:span><text:span text:style-name="Source_20_Text"><text:span text:style-name="T14">RouteServiceProvider</text:span></text:span><text:span text:style-name="T14">:</text:span></text:p>
      <text:p text:style-name="P49"><text:span text:style-name="Source_20_Text">/**</text:span></text:p>
      <text:p text:style-name="P38"><text:span text:style-name="Source_20_Text"><text:s/>* Define your route model bindings, pattern filters, etc.</text:span></text:p>
      <text:p text:style-name="P38"><text:span text:style-name="Source_20_Text"><text:s/>*</text:span></text:p>
      <text:p text:style-name="P38"><text:span text:style-name="Source_20_Text"><text:s/>* @return void</text:span></text:p>
      <text:p text:style-name="P38"><text:span text:style-name="Source_20_Text"><text:s/>*/</text:span></text:p>
      <text:p text:style-name="P38"><text:span text:style-name="Source_20_Text">public function boot()</text:span></text:p>
      <text:p text:style-name="P38"><text:span text:style-name="Source_20_Text">{</text:span></text:p>
      <text:p text:style-name="P38"><text:span text:style-name="Source_20_Text"><text:s text:c="4"/>Route::model('user', App\Models\User::class);</text:span></text:p>
      <text:p text:style-name="P38"/>
      <text:p text:style-name="P38"><text:span text:style-name="Source_20_Text"><text:s text:c="4"/>// ...</text:span></text:p>
      <text:p text:style-name="P38"><text:span text:style-name="Source_20_Text">}</text:span></text:p>
      <text:p text:style-name="P61">Затем определите маршрут, содержащий параметр {user}:</text:p>
      <text:p text:style-name="P40"><text:span text:style-name="Source_20_Text">Route::get('profile/{user}', function (App\Models\User $user) {</text:span></text:p>
      <text:p text:style-name="P38"><text:span text:style-name="Source_20_Text"><text:s text:c="4"/>//</text:span></text:p>
      <text:p text:style-name="P38"><text:span text:style-name="Source_20_Text">});</text:span></text:p>
      <text:p text:style-name="P72"><text:span text:style-name="T1">Поскольку мы связали все параметры {user} с моделью App \ Models \ User, экземпляр User будет добавлен в маршрут. Так, например, запрос к </text:span><text:span text:style-name="Source_20_Text">profile</text:span><text:span text:style-name="T1">/ 1 будет вводить экземпляр </text:span><text:span text:style-name="Source_20_Text"><text:span text:style-name="T1">User</text:span></text:span><text:span text:style-name="T1"> из базы данных с идентификатором 1.<text:line-break/><text:line-break/>Если соответствующий экземпляр модели не найден в базе данных, автоматически будет сгенерирован ответ HTTP 404.</text:span></text:p>
      <text:p text:style-name="P84"><text:span text:style-name="T1"><text:line-break/><text:line-break/></text:span><text:span text:style-name="T60">Настройка логики принятия решения</text:span></text:p>
      <text:p text:style-name="P84"><text:span text:style-name="T14">Если вы хотите использовать свою собственную логику принятия решения, вы можете использовать метод Route :: bind. Переданное в метод </text:span><text:span text:style-name="Source_20_Text"><text:span text:style-name="T14">bind</text:span></text:span><text:span text:style-name="T14"> замыкание получит значение сегмента URI, и должно вернуть экземпляр класса, который вы хотите внедрить в роут:</text:span></text:p>
      <text:p text:style-name="P49"><text:span text:style-name="Source_20_Text">/**</text:span></text:p>
      <text:p text:style-name="P38"><text:span text:style-name="Source_20_Text"><text:s/>* Define your route model bindings, pattern filters, etc.</text:span></text:p>
      <text:p text:style-name="P38"><text:span text:style-name="Source_20_Text"><text:s/>*</text:span></text:p>
      <text:p text:style-name="P38"><text:span text:style-name="Source_20_Text"><text:s/>* @return void</text:span></text:p>
      <text:p text:style-name="P38"><text:span text:style-name="Source_20_Text"><text:s/>*/</text:span></text:p>
      <text:p text:style-name="P38"><text:span text:style-name="Source_20_Text">public function boot()</text:span></text:p>
      <text:p text:style-name="P38"><text:span text:style-name="Source_20_Text">{</text:span></text:p>
      <text:p text:style-name="P38"><text:soft-page-break/><text:span text:style-name="Source_20_Text"><text:s text:c="4"/>Route::bind('user', function ($value) {</text:span></text:p>
      <text:p text:style-name="P38"><text:span text:style-name="Source_20_Text"><text:s text:c="8"/>return App\Models\User::where('name', $value)-&gt;firstOrFail();</text:span></text:p>
      <text:p text:style-name="P38"><text:span text:style-name="Source_20_Text"><text:s text:c="4"/>});</text:span></text:p>
      <text:p text:style-name="P38"/>
      <text:p text:style-name="P38"><text:span text:style-name="Source_20_Text"><text:s text:c="4"/>// ...</text:span></text:p>
      <text:p text:style-name="P38"><text:span text:style-name="Source_20_Text">}</text:span></text:p>
      <text:p text:style-name="P61">В качестве альтернативы вы можете переопределить метод resolveRouteBinding в своей модели Eloquent. Этот метод получит значение сегмента URI и должен вернуть экземпляр класса, который должен быть введен в маршрут:</text:p>
      <text:p text:style-name="P40"><text:span text:style-name="Source_20_Text">/**</text:span></text:p>
      <text:p text:style-name="P38"><text:span text:style-name="Source_20_Text"><text:s/>* Retrieve the model for a bound value.</text:span></text:p>
      <text:p text:style-name="P38"><text:span text:style-name="Source_20_Text"><text:s/>*</text:span></text:p>
      <text:p text:style-name="P38"><text:span text:style-name="Source_20_Text"><text:s/>* @param <text:s/>mixed <text:s/>$value</text:span></text:p>
      <text:p text:style-name="P38"><text:span text:style-name="Source_20_Text"><text:s/>* @param <text:s/>string|null <text:s/>$field</text:span></text:p>
      <text:p text:style-name="P38"><text:span text:style-name="Source_20_Text"><text:s/>* @return \Illuminate\Database\Eloquent\Model|null</text:span></text:p>
      <text:p text:style-name="P38"><text:span text:style-name="Source_20_Text"><text:s/>*/</text:span></text:p>
      <text:p text:style-name="P38"><text:span text:style-name="Source_20_Text">public function resolveRouteBinding($value, $field = null)</text:span></text:p>
      <text:p text:style-name="P38"><text:span text:style-name="Source_20_Text">{</text:span></text:p>
      <text:p text:style-name="P38"><text:span text:style-name="Source_20_Text"><text:s text:c="4"/>return $this-&gt;where('name', $value)-&gt;firstOrFail();</text:span></text:p>
      <text:p text:style-name="P38"><text:span text:style-name="Source_20_Text">}</text:span></text:p>
      <text:p text:style-name="P61">Если в маршруте используется неявная область действия привязки, для разрешения дочерней привязки родительской модели будет использоваться метод resolveChildRouteBinding:</text:p>
      <text:p text:style-name="P49"><text:span text:style-name="Source_20_Text">/**</text:span></text:p>
      <text:p text:style-name="P38"><text:span text:style-name="Source_20_Text"><text:s/>* Retrieve the child model for a bound value.</text:span></text:p>
      <text:p text:style-name="P38"><text:span text:style-name="Source_20_Text"><text:s/>*</text:span></text:p>
      <text:p text:style-name="P38"><text:span text:style-name="Source_20_Text"><text:s/>* @param <text:s/>string <text:s/>$childType</text:span></text:p>
      <text:p text:style-name="P38"><text:span text:style-name="Source_20_Text"><text:s/>* @param <text:s/>mixed <text:s/>$value</text:span></text:p>
      <text:p text:style-name="P38"><text:span text:style-name="Source_20_Text"><text:s/>* @param <text:s/>string|null <text:s/>$field</text:span></text:p>
      <text:p text:style-name="P38"><text:span text:style-name="Source_20_Text"><text:s/>* @return \Illuminate\Database\Eloquent\Model|null</text:span></text:p>
      <text:p text:style-name="P38"><text:span text:style-name="Source_20_Text"><text:s/>*/</text:span></text:p>
      <text:p text:style-name="P38"><text:span text:style-name="Source_20_Text">public function resolveChildRouteBinding($childType, $value, $field)</text:span></text:p>
      <text:p text:style-name="P38"><text:span text:style-name="Source_20_Text">{</text:span></text:p>
      <text:p text:style-name="P38"><text:span text:style-name="Source_20_Text"><text:s text:c="4"/>return parent::resolveChildRouteBinding($childType, $value, $field);</text:span></text:p>
      <text:p text:style-name="P38"><text:span text:style-name="Source_20_Text">}</text:span></text:p>
      <text:p text:style-name="P70"/>
      <text:h text:style-name="P13" text:outline-level="2"><text:bookmark text:name="fallback-routes"/>Резервные маршруты</text:h>
      <text:p text:style-name="P72"><text:span text:style-name="T14">Используя метод Route :: fallback, вы можете определить маршрут, который будет выполняться, когда ни один другой маршрут не соответствует входящему запросу. Как правило, необработанные запросы автоматически отображают страницу «404» через обработчик исключений вашего приложения. Однако, поскольку вы можете определить </text:span><text:span text:style-name="Source_20_Text">fallback</text:span><text:span text:style-name="T14"> маршрут в файле routes / web.php, все промежуточное ПО в группе промежуточного программного обеспечения </text:span><text:span text:style-name="Source_20_Text"><text:span text:style-name="T14">web</text:span></text:span><text:span text:style-name="T14"> будет применяться к этому маршруту. При необходимости вы можете добавить дополнительное ПО промежуточного слоя к этому маршруту:<text:line-break/><text:line-break/></text:span><text:soft-page-break/><text:span text:style-name="T14">Route :: fallback (function () {<text:line-break/>//<text:line-break/>});<text:line-break/><text:line-break/>Резервный маршрут всегда должен быть последним маршрутом, зарегистрированным вашим приложением.</text:span></text:p>
      <text:p text:style-name="P70"/>
      <text:h text:style-name="P16" text:outline-level="2"><text:bookmark text:name="rate-limiting"/><text:a xlink:type="simple" xlink:href="https://laravel.com/docs/8.x/routing#rate-limiting" text:style-name="Internet_20_link" text:visited-style-name="Visited_20_Internet_20_Link"><text:span text:style-name="T67">Rate Limiting</text:span></text:a><text:span text:style-name="T67"> </text:span><text:span text:style-name="T73">(</text:span><text:span text:style-name="T1">Ограничение скорости</text:span><text:span text:style-name="T73">)</text:span></text:h>
      <text:h text:style-name="P24" text:outline-level="3"><text:bookmark text:name="defining-rate-limiters"/><text:a xlink:type="simple" xlink:href="https://laravel.com/docs/8.x/routing#defining-rate-limiters" text:style-name="Internet_20_link" text:visited-style-name="Visited_20_Internet_20_Link"><text:span text:style-name="T67">Defining Rate Limiters</text:span></text:a><text:span text:style-name="T67"> </text:span><text:span text:style-name="T73">(</text:span><text:span text:style-name="T1">Определение ограничителей скорости</text:span><text:span text:style-name="T73">)</text:span></text:h>
      <text:p text:style-name="P78"><text:span text:style-name="T14">Laravel включает мощные и настраиваемые службы ограничения скорости, которые вы можете использовать для ограничения объема трафика для данного маршрута или группы маршрутов. Для начала вы должны определить конфигурации ограничителя скорости, которые соответствуют потребностям вашего приложения. Как правило, это можно сделать в RouteServiceProvider вашего приложения.<text:line-break/><text:line-break/>Ограничители скорости определяются с помощью метода for фасада RateLimiter. Метод for принимает имя ограничителя скорости и Closure, которое возвращает конфигурацию ограничения, которая должна применяться к маршрутам, которым назначен этот ограничитель скорости:<text:line-break/></text:span><text:span text:style-name="Source_20_Text"><text:span text:style-name="T14">use Illuminate\Cache\RateLimiting\Limit;</text:span></text:span></text:p>
      <text:p text:style-name="P37"><text:span text:style-name="Source_20_Text">use Illuminate\Support\Facades\RateLimiter;</text:span></text:p>
      <text:p text:style-name="P37"/>
      <text:p text:style-name="P37"><text:span text:style-name="Source_20_Text">RateLimiter::for('global', function (Request $request) {</text:span></text:p>
      <text:p text:style-name="P37"><text:span text:style-name="Source_20_Text"><text:s text:c="4"/>return Limit::perMinute(1000);</text:span></text:p>
      <text:p text:style-name="P37"><text:span text:style-name="Source_20_Text">});</text:span></text:p>
      <text:p text:style-name="P78"><text:span text:style-name="T14">Если входящий запрос превышает указанный предел скорости, Laravel автоматически вернет ответ с кодом состояния HTTP 429. Если вы хотите определить свой собственный ответ, который должен возвращать ограничение скорости, вы можете использовать метод </text:span><text:span text:style-name="Source_20_Text"><text:span text:style-name="T14">response</text:span></text:span><text:span text:style-name="T14">:<text:line-break/></text:span><text:span text:style-name="Source_20_Text"><text:span text:style-name="T14">RateLimiter::for('global', function (Request $request) {</text:span></text:span></text:p>
      <text:p text:style-name="P37"><text:span text:style-name="Source_20_Text"><text:s text:c="4"/>return Limit::perMinute(1000)-&gt;response(function () {</text:span></text:p>
      <text:p text:style-name="P37"><text:span text:style-name="Source_20_Text"><text:s text:c="8"/>return response('Custom response...', 429);</text:span></text:p>
      <text:p text:style-name="P37"><text:span text:style-name="Source_20_Text"><text:s text:c="4"/>});</text:span></text:p>
      <text:p text:style-name="P37"><text:span text:style-name="Source_20_Text">});</text:span></text:p>
      <text:p text:style-name="P78"><text:span text:style-name="T14">Поскольку обратные вызовы ограничителя скорости получают экземпляр входящего HTTP-запроса, вы можете динамически создать соответствующее ограничение скорости на основе входящего запроса </text:span><text:soft-page-break/><text:span text:style-name="T14">или аутентифицированного пользователя:<text:line-break/><text:line-break/></text:span><text:span text:style-name="Source_20_Text"><text:span text:style-name="T14">RateLimiter::for('uploads', function (Request $request) {</text:span></text:span></text:p>
      <text:p text:style-name="P37"><text:span text:style-name="Source_20_Text"><text:s text:c="4"/>return $request-&gt;user()-&gt;vipCustomer()</text:span></text:p>
      <text:p text:style-name="P37"><text:span text:style-name="Source_20_Text"><text:s text:c="16"/>? Limit::none()</text:span></text:p>
      <text:p text:style-name="P37"><text:span text:style-name="Source_20_Text"><text:s text:c="16"/>: Limit::perMinute(100);</text:span></text:p>
      <text:p text:style-name="P37"><text:span text:style-name="Source_20_Text">});</text:span></text:p>
      <text:p text:style-name="P78"><text:span text:style-name="T14"><text:line-break/>Пределы скорости сегментации </text:span><text:span text:style-name="T17">(</text:span><text:bookmark text:name="segmenting-rate-limits"/><text:a xlink:type="simple" xlink:href="https://laravel.com/docs/8.x/routing#segmenting-rate-limits" text:style-name="Internet_20_link" text:visited-style-name="Visited_20_Internet_20_Link">Segmenting Rate Limits</text:a><text:span text:style-name="T17">)</text:span></text:p>
      <text:p text:style-name="P61">Иногда вы можете захотеть сегментировать ограничения скорости на какое-то произвольное значение. Например, вы можете разрешить пользователям получать доступ к заданному маршруту 100 раз в минуту на каждый IP-адрес. Для этого вы можете использовать метод by при создании ограничения скорости:</text:p>
      <text:p text:style-name="P49"><text:span text:style-name="Source_20_Text">RateLimiter::for('uploads', function (Request $request) {</text:span></text:p>
      <text:p text:style-name="P38"><text:span text:style-name="Source_20_Text"><text:s text:c="4"/>return $request-&gt;user()-&gt;vipCustomer()</text:span></text:p>
      <text:p text:style-name="P38"><text:span text:style-name="Source_20_Text"><text:s text:c="16"/>? Limit::none()</text:span></text:p>
      <text:p text:style-name="P38"><text:span text:style-name="Source_20_Text"><text:s text:c="16"/>: Limit::perMinute(100)-&gt;by($request-&gt;ip());</text:span></text:p>
      <text:p text:style-name="P38"><text:span text:style-name="Source_20_Text">});</text:span></text:p>
      <text:h text:style-name="P28" text:outline-level="4"><text:a xlink:type="simple" xlink:href="https://laravel.com/docs/8.x/routing#multiple-rate-limits" text:style-name="Internet_20_link" text:visited-style-name="Visited_20_Internet_20_Link"/></text:h>
      <text:h text:style-name="P34" text:outline-level="4"><text:bookmark text:name="multiple-rate-limits"/><text:span text:style-name="T1">Множественные ограничения </text:span><text:span text:style-name="T7">количества запросов</text:span></text:h>
      <text:p text:style-name="P102">При необходимости вы можете вернуть массив ограничений скорости для данной конфигурации ограничителя скорости. Каждое ограничение скорости будет оцениваться для маршрута в зависимости от порядка, в котором они размещены в массиве:</text:p>
      <text:p text:style-name="P38"><text:span text:style-name="Source_20_Text">RateLimiter::for('login', function (Request $request) {</text:span></text:p>
      <text:p text:style-name="P38"><text:span text:style-name="Source_20_Text"><text:s text:c="4"/>return [</text:span></text:p>
      <text:p text:style-name="P38"><text:span text:style-name="Source_20_Text"><text:s text:c="8"/>Limit::perMinute(500),</text:span></text:p>
      <text:p text:style-name="P38"><text:span text:style-name="Source_20_Text"><text:s text:c="8"/>Limit::perMinute(3)-&gt;by($request-&gt;input('email')),</text:span></text:p>
      <text:p text:style-name="P38"><text:span text:style-name="Source_20_Text"><text:s text:c="4"/>];</text:span></text:p>
      <text:p text:style-name="P38"><text:span text:style-name="Source_20_Text">});</text:span></text:p>
      <text:p text:style-name="P70"/>
      <text:h text:style-name="P140" text:outline-level="3">Добавление ограничителей количества запросов для маршрутов</text:h>
      <text:p text:style-name="P79"><text:span text:style-name="T14">Ограничители скорости могут быть присоединены к маршрутам или группам маршрутов с помощью промежуточного программного обеспечения </text:span><text:span text:style-name="Source_20_Text">throttle </text:span><text:span text:style-name="Source_20_Text"><text:span text:style-name="T85">(</text:span></text:span><text:span text:style-name="T14">дросселирования</text:span><text:span text:style-name="T18">)</text:span><text:span text:style-name="T14">. Промежуточное программное обеспечение </text:span><text:span text:style-name="Source_20_Text"><text:span text:style-name="T14">throttle </text:span></text:span><text:span text:style-name="T14">дроссельной заслонки принимает имя ограничителя скорости, которое вы хотите назначить маршруту:<text:line-break/><text:line-break/></text:span><text:span text:style-name="Source_20_Text"><text:span text:style-name="T14">Route::middleware(['throttle:uploads'])-&gt;group(function () {</text:span></text:span></text:p>
      <text:p text:style-name="P37"><text:soft-page-break/><text:span text:style-name="Source_20_Text"><text:s text:c="4"/>Route::post('/audio', function () {</text:span></text:p>
      <text:p text:style-name="P37"><text:span text:style-name="Source_20_Text"><text:s text:c="8"/>//</text:span></text:p>
      <text:p text:style-name="P37"><text:span text:style-name="Source_20_Text"><text:s text:c="4"/>});</text:span></text:p>
      <text:p text:style-name="P37"/>
      <text:p text:style-name="P37"><text:span text:style-name="Source_20_Text"><text:s text:c="4"/>Route::post('/video', function () {</text:span></text:p>
      <text:p text:style-name="P37"><text:span text:style-name="Source_20_Text"><text:s text:c="8"/>//</text:span></text:p>
      <text:p text:style-name="P37"><text:span text:style-name="Source_20_Text"><text:s text:c="4"/>});</text:span></text:p>
      <text:p text:style-name="P37"><text:span text:style-name="Source_20_Text">});</text:span></text:p>
      <text:p text:style-name="P79"><text:span text:style-name="T14"><text:line-break/></text:span><text:span text:style-name="T61">Регулирование с помощью Redis</text:span></text:p>
      <text:p text:style-name="P79"><text:span text:style-name="T14">Обычно промежуточное программное обеспечение </text:span><text:span text:style-name="Source_20_Text"><text:span text:style-name="T14">throttle </text:span></text:span><text:span text:style-name="T14">дроссельной заслонки сопоставляется с классом Illuminate \ Routing \ Middleware \ ThrottleRequests. Это отображение определяется в HTTP-ядре вашего приложения. Однако, если вы используете Redis в качестве драйвера кеша вашего приложения, вы можете изменить это сопоставление, чтобы использовать класс Illuminate \ Routing \ Middleware \ ThrottleRequestsWithRedis. Этот класс более эффективен при управлении ограничением скорости с помощью Redis:<text:line-break/></text:span><text:span text:style-name="Source_20_Text"><text:span text:style-name="T14">'throttle' =&gt; \Illuminate\Routing\Middleware\ThrottleRequestsWithRedis::class,</text:span></text:span></text:p>
      <text:p text:style-name="P79"><text:span text:style-name="T14"><text:line-break/></text:span><text:span text:style-name="T62">Подмена метода формы</text:span></text:p>
      <text:p text:style-name="P79"><text:span text:style-name="T19">HTML-формы не поддерживают действия PUT, PATCH или DELETE. Итак, при определении маршрутов PUT, PATCH или DELETE, которые вызываются из HTML-формы, вам нужно будет добавить в форму скрытое поле _method. Значение, отправленное с полем _method, будет использоваться в качестве метода HTTP-запроса:<text:line-break/><text:line-break/></text:span><text:span text:style-name="Source_20_Text"><text:span text:style-name="T19">&lt;form action="/foo/bar" method="POST"&gt;</text:span></text:span></text:p>
      <text:p text:style-name="P37"><text:span text:style-name="Source_20_Text"><text:s text:c="4"/>&lt;input type="hidden" name="_method" value="PUT"&gt;</text:span></text:p>
      <text:p text:style-name="P37"><text:span text:style-name="Source_20_Text"><text:s text:c="4"/>&lt;input type="hidden" name="_token" value="{{ csrf_token() }}"&gt;</text:span></text:p>
      <text:p text:style-name="P37"><text:span text:style-name="Source_20_Text">&lt;/form&gt;</text:span></text:p>
      <text:p text:style-name="P79"><text:span text:style-name="T19"><text:line-break/>Вы можете использовать директиву @method Blade для генерации ввода _method:<text:line-break/><text:line-break/></text:span><text:span text:style-name="Source_20_Text">&lt;form action="/foo/bar" method="POST"&gt;</text:span></text:p>
      <text:p text:style-name="P37"><text:span text:style-name="Source_20_Text"><text:s text:c="4"/>@method('PUT')</text:span></text:p>
      <text:p text:style-name="P37"><text:span text:style-name="Source_20_Text"><text:s text:c="4"/>@csrf</text:span></text:p>
      <text:p text:style-name="P37"><text:span text:style-name="Source_20_Text">&lt;/form&gt;</text:span></text:p>
      <text:p text:style-name="P70"/>
      <text:h text:style-name="P130" text:outline-level="2">Доступ к текущему маршруту</text:h>
      <text:p text:style-name="P72"><text:span text:style-name="T14">Вы можете использовать методы current, currentRouteName и currentRouteAction </text:span><text:span text:style-name="T20">методы </text:span><text:span text:style-name="T21">с</text:span><text:span text:style-name="T14"> Route для доступа к информации о маршруте, обрабатывающем входящий запрос:</text:span></text:p>
      <text:p text:style-name="P49"><text:soft-page-break/><text:span text:style-name="Source_20_Text">$route = Route::current();</text:span></text:p>
      <text:p text:style-name="P38"/>
      <text:p text:style-name="P38"><text:span text:style-name="Source_20_Text">$name = Route::currentRouteName();</text:span></text:p>
      <text:p text:style-name="P38"/>
      <text:p text:style-name="P38"><text:span text:style-name="Source_20_Text">$action = Route::currentRouteAction();</text:span></text:p>
      <text:p text:style-name="P72"/>
      <text:p text:style-name="P72"><text:span text:style-name="T60">Совместное использование ресурсов между источниками (CORS)</text:span><text:span text:style-name="T1"><text:line-break/>Laravel может автоматически отвечать на запросы CORS OPTIONS со значениями, которые вы настраиваете. Все параметры CORS могут быть настроены в вашем файле конфигурации cors, а запросы OPTIONS будут автоматически обрабатываться промежуточным программным обеспечением HandleCors, которое по умолчанию включено в ваш глобальный стек промежуточного программного обеспечения.<text:line-break/><text:line-break/>Для получения дополнительной информации о заголовках CORS и CORS обратитесь к веб-документации MDN по CORS </text:span><text:span text:style-name="T2">(</text:span><text:a xlink:type="simple" xlink:href="https://developer.mozilla.org/en-US/docs/Web/HTTP/CORS#The_HTTP_response_headers" text:style-name="Internet_20_link" text:visited-style-name="Visited_20_Internet_20_Link">MDN web documentation on CORS</text:a>.<text:span text:style-name="T2">)</text:span><text:span text:style-name="T1">.</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6" text:outline-level="1"><text:soft-page-break/>Middleware</text:h>
      <text:p text:style-name="P205">Оглавление</text:p>
      <text:p text:style-name="P214">Введение</text:p>
      <text:p text:style-name="P214">Создание посредника</text:p>
      <text:p text:style-name="P214">Регистрация посредника</text:p>
      <text:p text:style-name="P214"><text:tab/>Глобальный посредника</text:p>
      <text:p text:style-name="P214"><text:tab/>Назначение посредника маршрутам </text:p>
      <text:p text:style-name="P214"><text:tab/>Группа посредников </text:p>
      <text:p text:style-name="P214"><text:tab/>Сортировка посредников</text:p>
      <text:p text:style-name="P214">Параметры посредника </text:p>
      <text:p text:style-name="P109"><text:span text:style-name="T80">Посредник </text:span><text:span text:style-name="T109">t</text:span><text:a xlink:type="simple" xlink:href="https://laravel.com/docs/8.x/middleware#terminable-middleware" text:style-name="Internet_20_link" text:visited-style-name="Visited_20_Internet_20_Link"><text:span text:style-name="T108">erminable </text:span></text:a></text:p>
      <text:p text:style-name="P185"/>
      <text:p text:style-name="P185">Вступление</text:p>
      <text:p text:style-name="P63">Лучше всего представить себе промежуточное ПО как серию «слоев» HTTP-запросов, которые должны пройти, прежде чем они попадут в ваше приложение. Каждый уровень может изучить запрос и даже полностью его отклонить.</text:p>
      <text:p text:style-name="P63"/>
      <text:p text:style-name="P66">Промежуточное ПО обеспечивает удобный механизм фильтрации HTTP-запросов, поступающих в ваше приложение. Например, Laravel включает промежуточное ПО, которое проверяет, аутентифицирован ли пользователь вашего приложения. Если пользователь не аутентифицирован, промежуточное ПО перенаправит пользователя на экран входа в систему. Однако, если пользователь аутентифицирован, промежуточное программное обеспечение позволит запросу продолжить работу в приложении.<text:line-break/><text:line-break/>Может быть написано дополнительное промежуточное ПО для выполнения множества задач помимо аутентификации. Промежуточное ПО CORS может отвечать за добавление правильных заголовков ко всем ответам, покидающим ваше приложение. Промежуточное ПО для ведения журнала может регистрировать все входящие запросы к вашему приложению.<text:line-break/><text:line-break/>В структуру Laravel включено несколько промежуточного программного обеспечения, включая промежуточное ПО для <text:soft-page-break/>аутентификации и защиты CSRF. Все это промежуточное ПО находится в каталоге app / Http / Middleware.</text:p>
      <text:p text:style-name="P70"/>
      <text:h text:style-name="P17" text:outline-level="2"><text:span text:style-name="T107">Создание</text:span><text:span text:style-name="T1"> </text:span><text:span text:style-name="T94">посредника</text:span></text:h>
      <text:p text:style-name="P72"><text:span text:style-name="T14">Чтобы создать </text:span><text:span text:style-name="T41">посредника</text:span><text:span text:style-name="T14">, используйте Artisan-команду make: middleware:</text:span></text:p>
      <text:p text:style-name="P40"><text:span text:style-name="Source_20_Text">php artisan make:middleware CheckAge</text:span></text:p>
      <text:p text:style-name="P61">Эта команда поместит новый класс CheckAge в каталог app / Http / Middleware. В этом промежуточном программном обеспечении мы разрешим доступ к маршруту только в том случае, если предоставленный возраст превышает 200. В противном случае мы перенаправим пользователей обратно на домашний URI:</text:p>
      <text:p text:style-name="P49"><text:span text:style-name="Source_20_Text">&lt;?php</text:span></text:p>
      <text:p text:style-name="P38"/>
      <text:p text:style-name="P38"><text:span text:style-name="Source_20_Text">namespace App\Http\Middleware;</text:span></text:p>
      <text:p text:style-name="P38"/>
      <text:p text:style-name="P38"><text:span text:style-name="Source_20_Text">use Closure;</text:span></text:p>
      <text:p text:style-name="P38"/>
      <text:p text:style-name="P38"><text:span text:style-name="Source_20_Text">class CheckAge</text:span></text:p>
      <text:p text:style-name="P38"><text:span text:style-name="Source_20_Text">{</text:span></text:p>
      <text:p text:style-name="P38"><text:span text:style-name="Source_20_Text"><text:s text:c="4"/>/**</text:span></text:p>
      <text:p text:style-name="P38"><text:span text:style-name="Source_20_Text"><text:s text:c="5"/>* Handle an incoming request.</text:span></text:p>
      <text:p text:style-name="P38"><text:span text:style-name="Source_20_Text"><text:s text:c="5"/>*</text:span></text:p>
      <text:p text:style-name="P38"><text:span text:style-name="Source_20_Text"><text:s text:c="5"/>* @param <text:s/>\Illuminate\Http\Request <text:s/>$request</text:span></text:p>
      <text:p text:style-name="P38"><text:span text:style-name="Source_20_Text"><text:s text:c="5"/>* @param <text:s/>\Closure <text:s/>$next</text:span></text:p>
      <text:p text:style-name="P38"><text:span text:style-name="Source_20_Text"><text:s text:c="5"/>* @return mixed</text:span></text:p>
      <text:p text:style-name="P38"><text:span text:style-name="Source_20_Text"><text:s text:c="5"/>*/</text:span></text:p>
      <text:p text:style-name="P38"><text:span text:style-name="Source_20_Text"><text:s text:c="4"/>public function handle($request, Closure $next)</text:span></text:p>
      <text:p text:style-name="P38"><text:span text:style-name="Source_20_Text"><text:s text:c="4"/>{</text:span></text:p>
      <text:p text:style-name="P38"><text:span text:style-name="Source_20_Text"><text:s text:c="8"/>if ($request-&gt;age &lt;= 200) {</text:span></text:p>
      <text:p text:style-name="P38"><text:span text:style-name="Source_20_Text"><text:s text:c="12"/>return redirect('home');</text:span></text:p>
      <text:p text:style-name="P38"><text:span text:style-name="Source_20_Text"><text:s text:c="8"/>}</text:span></text:p>
      <text:p text:style-name="P38"/>
      <text:p text:style-name="P38"><text:span text:style-name="Source_20_Text"><text:s text:c="8"/>return $next($request);</text:span></text:p>
      <text:p text:style-name="P38"><text:span text:style-name="Source_20_Text"><text:s text:c="4"/>}</text:span></text:p>
      <text:p text:style-name="P38"><text:span text:style-name="Source_20_Text">}</text:span></text:p>
      <text:p text:style-name="P85"><text:span text:style-name="T14">Как видите, если заданный возраст меньше или равен 200, промежуточное ПО вернет клиенту HTTP-перенаправление; в противном случае запрос будет передан в приложение. Чтобы передать запрос глубже в приложение</text:span>, просто вызовите функцию <text:span text:style-name="Source_20_Text">$next</text:span> с параметром <text:span text:style-name="Source_20_Text">$request</text:span>.</text:p>
      <text:p text:style-name="P85"><text:span text:style-name="T14"><text:line-break/></text:span><text:span text:style-name="T81">Выполнение посредника "до" или "после" запроса</text:span></text:p>
      <text:p text:style-name="P61">Момент, в который сработает посредник — до или после запроса, зависит от него самого. Например, этот посредник выполнит некоторую задачу <text:span text:style-name="Strong_20_Emphasis">прежде</text:span>, чем запрос будет обработан приложением:</text:p>
      <text:p text:style-name="P40"><text:span text:style-name="Source_20_Text">&lt;?php</text:span></text:p>
      <text:p text:style-name="P38"/>
      <text:p text:style-name="P38"><text:span text:style-name="Source_20_Text">namespace App\Http\Middleware;</text:span></text:p>
      <text:p text:style-name="P38"><text:soft-page-break/></text:p>
      <text:p text:style-name="P38"><text:span text:style-name="Source_20_Text">use Closure;</text:span></text:p>
      <text:p text:style-name="P38"/>
      <text:p text:style-name="P38"><text:span text:style-name="Source_20_Text">class BeforeMiddleware</text:span></text:p>
      <text:p text:style-name="P38"><text:span text:style-name="Source_20_Text">{</text:span></text:p>
      <text:p text:style-name="P38"><text:span text:style-name="Source_20_Text"><text:s text:c="4"/>public function handle($request, Closure $next)</text:span></text:p>
      <text:p text:style-name="P38"><text:span text:style-name="Source_20_Text"><text:s text:c="4"/>{</text:span></text:p>
      <text:p text:style-name="P38"><text:span text:style-name="Source_20_Text"><text:s text:c="8"/>// Perform action</text:span></text:p>
      <text:p text:style-name="P38"/>
      <text:p text:style-name="P38"><text:span text:style-name="Source_20_Text"><text:s text:c="8"/>return $next($request);</text:span></text:p>
      <text:p text:style-name="P38"><text:span text:style-name="Source_20_Text"><text:s text:c="4"/>}</text:span></text:p>
      <text:p text:style-name="P38"><text:span text:style-name="Source_20_Text">}</text:span></text:p>
      <text:p text:style-name="P61">Однако, этот посредник выполнит задачу <text:span text:style-name="Strong_20_Emphasis">после</text:span> того, как запрос будет обработан приложением:</text:p>
      <text:p text:style-name="P40"><text:span text:style-name="Source_20_Text">&lt;?php</text:span></text:p>
      <text:p text:style-name="P38"/>
      <text:p text:style-name="P38"><text:span text:style-name="Source_20_Text">namespace App\Http\Middleware;</text:span></text:p>
      <text:p text:style-name="P38"/>
      <text:p text:style-name="P38"><text:span text:style-name="Source_20_Text">use Closure;</text:span></text:p>
      <text:p text:style-name="P38"/>
      <text:p text:style-name="P38"><text:span text:style-name="Source_20_Text">class AfterMiddleware</text:span></text:p>
      <text:p text:style-name="P38"><text:span text:style-name="Source_20_Text">{</text:span></text:p>
      <text:p text:style-name="P38"><text:span text:style-name="Source_20_Text"><text:s text:c="4"/>public function handle($request, Closure $next)</text:span></text:p>
      <text:p text:style-name="P38"><text:span text:style-name="Source_20_Text"><text:s text:c="4"/>{</text:span></text:p>
      <text:p text:style-name="P38"><text:span text:style-name="Source_20_Text"><text:s text:c="8"/>$response = $next($request);</text:span></text:p>
      <text:p text:style-name="P38"/>
      <text:p text:style-name="P38"><text:span text:style-name="Source_20_Text"><text:s text:c="8"/>// Perform action</text:span></text:p>
      <text:p text:style-name="P38"/>
      <text:p text:style-name="P38"><text:span text:style-name="Source_20_Text"><text:s text:c="8"/>return $response;</text:span></text:p>
      <text:p text:style-name="P38"><text:span text:style-name="Source_20_Text"><text:s text:c="4"/>}</text:span></text:p>
      <text:p text:style-name="P38"><text:span text:style-name="Source_20_Text">}</text:span></text:p>
      <text:p text:style-name="P38"><text:span text:style-name="Source_20_Text"><text:span text:style-name="T79"/></text:span></text:p>
      <text:h text:style-name="P15" text:outline-level="2">Регистрация посредника</text:h>
      <text:h text:style-name="Heading_20_3" text:outline-level="3"><text:bookmark text:name="global-middleware"/>Глобальный посредник</text:h>
      <text:p text:style-name="P72"><text:span text:style-name="T14">Если вы хотите, чтобы посредник запускался для каждого HTTP-запроса в вашем приложении, добавьте этот посредник в свойство </text:span><text:span text:style-name="Source_20_Text"><text:span text:style-name="T14">$middleware</text:span></text:span><text:span text:style-name="T14"> вашего класса </text:span><text:span text:style-name="Source_20_Text"><text:span text:style-name="T14">app/Http/Kernel.php</text:span></text:span><text:span text:style-name="T14">.</text:span></text:p>
      <text:p text:style-name="P61"/>
      <text:h text:style-name="P20" text:outline-level="3">Назначение посредника роутам</text:h>
      <text:p text:style-name="P61">Если вы хотите назначить посредника для конкретных маршрутов, то сначала вам надо добавить ключ посредника в файл <text:span text:style-name="Source_20_Text">app/Http/Kernel.php</text:span>. По умолчанию свойство <text:span text:style-name="Source_20_Text">$routeMiddleware</text:span> этого класса содержит записи посредников Laravel. Чтобы добавить ваш собственный посредник, просто добавьте его к этому списку и присвойте ему ключ на свой выбор. Например:</text:p>
      <text:p text:style-name="P40"><text:span text:style-name="Source_20_Text">// Within App\Http\Kernel Class...</text:span></text:p>
      <text:p text:style-name="P38"/>
      <text:p text:style-name="P38"><text:span text:style-name="Source_20_Text">protected $routeMiddleware = [</text:span></text:p>
      <text:p text:style-name="P38"><text:span text:style-name="Source_20_Text"><text:s text:c="4"/>'auth' =&gt; \App\Http\Middleware\Authenticate::class,</text:span></text:p>
      <text:p text:style-name="P38"><text:soft-page-break/><text:span text:style-name="Source_20_Text"><text:s text:c="4"/>'auth.basic' =&gt; \Illuminate\Auth\Middleware\AuthenticateWithBasicAuth::class,</text:span></text:p>
      <text:p text:style-name="P38"><text:span text:style-name="Source_20_Text"><text:s text:c="4"/>'bindings' =&gt; \Illuminate\Routing\Middleware\SubstituteBindings::class,</text:span></text:p>
      <text:p text:style-name="P38"><text:span text:style-name="Source_20_Text"><text:s text:c="4"/>'cache.headers' =&gt; \Illuminate\Http\Middleware\SetCacheHeaders::class,</text:span></text:p>
      <text:p text:style-name="P38"><text:span text:style-name="Source_20_Text"><text:s text:c="4"/>'can' =&gt; \Illuminate\Auth\Middleware\Authorize::class,</text:span></text:p>
      <text:p text:style-name="P38"><text:span text:style-name="Source_20_Text"><text:s text:c="4"/>'guest' =&gt; \App\Http\Middleware\RedirectIfAuthenticated::class,</text:span></text:p>
      <text:p text:style-name="P38"><text:span text:style-name="Source_20_Text"><text:s text:c="4"/>'signed' =&gt; \Illuminate\Routing\Middleware\ValidateSignature::class,</text:span></text:p>
      <text:p text:style-name="P38"><text:span text:style-name="Source_20_Text"><text:s text:c="4"/>'throttle' =&gt; \Illuminate\Routing\Middleware\ThrottleRequests::class,</text:span></text:p>
      <text:p text:style-name="P38"><text:span text:style-name="Source_20_Text"><text:s text:c="4"/>'verified' =&gt; \Illuminate\Auth\Middleware\EnsureEmailIsVerified::class,</text:span></text:p>
      <text:p text:style-name="P38"><text:span text:style-name="Source_20_Text">];</text:span></text:p>
      <text:p text:style-name="P86"><text:span text:style-name="T14">Когда посредник определён в HTTP-ядре, вы можете использовать метод </text:span><text:span text:style-name="Source_20_Text"><text:span text:style-name="T14">middleware</text:span></text:span><text:span text:style-name="T14"> для назначения посредника роуту:<text:line-break/>Route :: get ('admin / profile', function () {<text:line-break/>//<text:line-break/>}) -&gt; </text:span><text:span text:style-name="Source_20_Text"><text:span text:style-name="T14">middleware</text:span></text:span><text:span text:style-name="T14">('auth');<text:line-break/><text:line-break/>Также можно назначить несколько посредников роуту:<text:line-break/>Route :: get ('/', function () {<text:line-break/>//<text:line-break/>}) -&gt; </text:span><text:span text:style-name="Source_20_Text"><text:span text:style-name="T14">middleware</text:span></text:span><text:span text:style-name="T14">('первое', 'второе');<text:line-break/><text:line-break/>При назначении промежуточного программного обеспечения вы также можете передать полное имя класса:<text:line-break/><text:line-break/></text:span><text:span text:style-name="T22">use</text:span><text:span text:style-name="T14"> App \ Http \ Middleware \ CheckAge;<text:line-break/><text:line-break/>Route :: get ('admin / profile', function () {<text:line-break/>//<text:line-break/>}) -&gt; </text:span><text:span text:style-name="Source_20_Text"><text:span text:style-name="T14">middleware</text:span></text:span><text:span text:style-name="T14">(CheckAge :: class);<text:line-break/><text:line-break/>При назначении промежуточного программного обеспечения группе маршрутов иногда может потребоваться запретить применение промежуточного программного обеспечения к отдельному маршруту в группе. Вы можете сделать это с помощью метода withoutMiddleware:<text:line-break/><text:line-break/>используйте App \ Http \ Middleware \ CheckAge;<text:line-break/><text:line-break/>Route :: middleware ([CheckAge :: class]) -&gt; group (function () {<text:line-break/><text:tab/>Route :: get ('/', function () {<text:line-break/><text:tab/><text:tab/>//<text:line-break/><text:tab/>});<text:line-break/><text:line-break/></text:span><text:soft-page-break/><text:span text:style-name="T14"><text:tab/>Route :: get ('admin / profile', function () {<text:line-break/><text:tab/><text:tab/>//<text:line-break/><text:tab/>}) -&gt; withoutMiddleware ([CheckAge :: class]);<text:line-break/>});<text:line-break/><text:line-break/>Метод withoutMiddleware может удалить только промежуточное ПО маршрутизации и не применяется к </text:span><text:span text:style-name="T22">global </text:span><text:span text:style-name="Source_20_Text"><text:span text:style-name="T22">middleware.</text:span></text:span><text:span text:style-name="T14"><text:line-break/><text:line-break/></text:span><text:span text:style-name="T63">Группы посредников</text:span></text:p>
      <text:p text:style-name="P72"><text:span text:style-name="T14">Иногда вам может потребоваться сгруппировать несколько </text:span><text:span text:style-name="T46">посредников</text:span><text:span text:style-name="T14"> под одним ключом, чтобы упростить их назначение маршрутам. Вы можете сделать это, используя свойство $ middlewareGroups вашего ядра HTTP.<text:line-break/><text:line-break/>Изначально в Laravel есть группы посредников </text:span><text:span text:style-name="Source_20_Text"><text:span text:style-name="T14">web</text:span></text:span><text:span text:style-name="T14"> и </text:span><text:span text:style-name="Source_20_Text"><text:span text:style-name="T14">api</text:span></text:span><text:span text:style-name="T14">, которые содержат те посредники, которые часто применяются к вашим роутам веб-UI и API:</text:span></text:p>
      <text:p text:style-name="P49"><text:span text:style-name="Source_20_Text">/**</text:span></text:p>
      <text:p text:style-name="P38"><text:span text:style-name="Source_20_Text"><text:s/>* The application's route middleware groups.</text:span></text:p>
      <text:p text:style-name="P38"><text:span text:style-name="Source_20_Text"><text:s/>*</text:span></text:p>
      <text:p text:style-name="P38"><text:span text:style-name="Source_20_Text"><text:s/>* @var array</text:span></text:p>
      <text:p text:style-name="P38"><text:span text:style-name="Source_20_Text"><text:s/>*/</text:span></text:p>
      <text:p text:style-name="P38"><text:span text:style-name="Source_20_Text">protected $middlewareGroups = [</text:span></text:p>
      <text:p text:style-name="P38"><text:span text:style-name="Source_20_Text"><text:s text:c="4"/>'web' =&gt; [</text:span></text:p>
      <text:p text:style-name="P38"><text:span text:style-name="Source_20_Text"><text:s text:c="8"/>\App\Http\Middleware\EncryptCookies::class,</text:span></text:p>
      <text:p text:style-name="P38"><text:span text:style-name="Source_20_Text"><text:s text:c="8"/>\Illuminate\Cookie\Middleware\AddQueuedCookiesToResponse::class,</text:span></text:p>
      <text:p text:style-name="P38"><text:span text:style-name="Source_20_Text"><text:s text:c="8"/>\Illuminate\Session\Middleware\StartSession::class,</text:span></text:p>
      <text:p text:style-name="P38"><text:span text:style-name="Source_20_Text"><text:s text:c="8"/>\Illuminate\View\Middleware\ShareErrorsFromSession::class,</text:span></text:p>
      <text:p text:style-name="P38"><text:span text:style-name="Source_20_Text"><text:s text:c="8"/>\App\Http\Middleware\VerifyCsrfToken::class,</text:span></text:p>
      <text:p text:style-name="P38"><text:span text:style-name="Source_20_Text"><text:s text:c="8"/>\Illuminate\Routing\Middleware\SubstituteBindings::class,</text:span></text:p>
      <text:p text:style-name="P38"><text:span text:style-name="Source_20_Text"><text:s text:c="4"/>],</text:span></text:p>
      <text:p text:style-name="P38"/>
      <text:p text:style-name="P38"><text:span text:style-name="Source_20_Text"><text:s text:c="4"/>'api' =&gt; [</text:span></text:p>
      <text:p text:style-name="P38"><text:span text:style-name="Source_20_Text"><text:s text:c="8"/>'throttle:60,1',</text:span></text:p>
      <text:p text:style-name="P38"><text:span text:style-name="Source_20_Text"><text:s text:c="8"/>'auth:api',</text:span></text:p>
      <text:p text:style-name="P38"><text:span text:style-name="Source_20_Text"><text:s text:c="4"/>],</text:span></text:p>
      <text:p text:style-name="P38"><text:span text:style-name="Source_20_Text">];</text:span></text:p>
      <text:p text:style-name="P61">Группы посредников могут быть назначены роутам и действия контроллера с помощью того же синтаксиса, что и для одного посредника. Группы посредников просто делают проще единое назначение нескольких посредников на роут:</text:p>
      <text:p text:style-name="P40"><text:span text:style-name="Source_20_Text">Route::get('/', function () {</text:span></text:p>
      <text:p text:style-name="P38"><text:span text:style-name="Source_20_Text"><text:s text:c="4"/>//</text:span></text:p>
      <text:p text:style-name="P38"><text:span text:style-name="Source_20_Text">})-&gt;middleware('web');</text:span></text:p>
      <text:p text:style-name="P38"/>
      <text:p text:style-name="P38"><text:span text:style-name="Source_20_Text">Route::group(['middleware' =&gt; ['web']], function () {</text:span></text:p>
      <text:p text:style-name="P38"><text:span text:style-name="Source_20_Text"><text:s text:c="4"/>//</text:span></text:p>
      <text:p text:style-name="P38"><text:span text:style-name="Source_20_Text">});</text:span></text:p>
      <text:p text:style-name="P38"/>
      <text:p text:style-name="P38"><text:soft-page-break/><text:span text:style-name="Source_20_Text">Route::middleware(['web', 'subscribed'])-&gt;group(function () {</text:span></text:p>
      <text:p text:style-name="P38"><text:span text:style-name="Source_20_Text"><text:s text:c="4"/>//</text:span></text:p>
      <text:p text:style-name="P38"><text:span text:style-name="Source_20_Text">});</text:span></text:p>
      <text:p text:style-name="P72"><text:span text:style-name="T14">Изначально группа посредников </text:span><text:span text:style-name="Source_20_Text"><text:span text:style-name="T14">web</text:span></text:span><text:span text:style-name="T14"> автоматически применяется к вашему файлу </text:span><text:span text:style-name="Source_20_Text"><text:span text:style-name="T14">routes/web.php</text:span></text:span><text:span text:style-name="T14"> сервис-провайдером </text:span><text:span text:style-name="Source_20_Text"><text:span text:style-name="T14">RouteServiceProvider</text:span></text:span><text:span text:style-name="T14">.</text:span></text:p>
      <text:p text:style-name="P61"/>
      <text:h text:style-name="P141" text:outline-level="3">Сортировка посредников</text:h>
      <text:p text:style-name="P61">В редких случаях вам может понадобиться ваше промежуточное программное обеспечение для выполнения в определенном порядке, но вы не сможете контролировать их порядок, когда они назначены для маршрута. В этом случае вы можете указать свой приоритет промежуточного программного обеспечения, используя свойство $ middlewarePriority вашего файла app / Http / Kernel.php:</text:p>
      <text:p text:style-name="P50"><text:span text:style-name="Source_20_Text"><text:span text:style-name="T67">/**</text:span></text:span></text:p>
      <text:p text:style-name="P38"><text:span text:style-name="Source_20_Text"><text:s/>* The priority-sorted list of middleware.</text:span></text:p>
      <text:p text:style-name="P38"><text:span text:style-name="Source_20_Text"><text:s/>*</text:span></text:p>
      <text:p text:style-name="P38"><text:span text:style-name="Source_20_Text"><text:s/>* This forces non-global middleware to always be in the given order.</text:span></text:p>
      <text:p text:style-name="P38"><text:span text:style-name="Source_20_Text"><text:s/>*</text:span></text:p>
      <text:p text:style-name="P38"><text:span text:style-name="Source_20_Text"><text:s/>* @var array</text:span></text:p>
      <text:p text:style-name="P38"><text:span text:style-name="Source_20_Text"><text:s/>*/</text:span></text:p>
      <text:p text:style-name="P38"><text:span text:style-name="Source_20_Text">protected $middlewarePriority = [</text:span></text:p>
      <text:p text:style-name="P38"><text:span text:style-name="Source_20_Text"><text:s text:c="4"/>\Illuminate\Session\Middleware\StartSession::class,</text:span></text:p>
      <text:p text:style-name="P38"><text:span text:style-name="Source_20_Text"><text:s text:c="4"/>\Illuminate\View\Middleware\ShareErrorsFromSession::class,</text:span></text:p>
      <text:p text:style-name="P38"><text:span text:style-name="Source_20_Text"><text:s text:c="4"/>\Illuminate\Contracts\Auth\Middleware\AuthenticatesRequests::class,</text:span></text:p>
      <text:p text:style-name="P38"><text:span text:style-name="Source_20_Text"><text:s text:c="4"/>\Illuminate\Routing\Middleware\ThrottleRequests::class,</text:span></text:p>
      <text:p text:style-name="P38"><text:span text:style-name="Source_20_Text"><text:s text:c="4"/>\Illuminate\Session\Middleware\AuthenticateSession::class,</text:span></text:p>
      <text:p text:style-name="P38"><text:span text:style-name="Source_20_Text"><text:s text:c="4"/>\Illuminate\Routing\Middleware\SubstituteBindings::class,</text:span></text:p>
      <text:p text:style-name="P38"><text:span text:style-name="Source_20_Text"><text:s text:c="4"/>\Illuminate\Auth\Middleware\Authorize::class,</text:span></text:p>
      <text:p text:style-name="P38"><text:span text:style-name="Source_20_Text">];</text:span></text:p>
      <text:p text:style-name="P61"/>
      <text:h text:style-name="P13" text:outline-level="2">Параметры посредника</text:h>
      <text:p text:style-name="P99"><text:span text:style-name="T67">В посредник можно передавать дополнительные параметры. Например, если в вашем приложении необходима проверка того, есть ли у аутентифицированного пользователя определённая "роль" для выполнения данного действия, вы можете создать посредника </text:span><text:span text:style-name="Source_20_Text"><text:span text:style-name="T67">CheckRole</text:span></text:span><text:span text:style-name="T67">, который принимает название роли в качестве дополнительного аргумента.</text:span></text:p>
      <text:p text:style-name="Text_20_body">Дополнительные параметры посредника будут передаваться в посредник после аргумента <text:span text:style-name="Source_20_Text">$next</text:span>:</text:p>
      <text:p text:style-name="P61"/>
      <text:p text:style-name="P50"><text:span text:style-name="Source_20_Text"><text:span text:style-name="T67">&lt;?php</text:span></text:span></text:p>
      <text:p text:style-name="P38"/>
      <text:p text:style-name="P38"><text:span text:style-name="Source_20_Text">namespace App\Http\Middleware;</text:span></text:p>
      <text:p text:style-name="P38"/>
      <text:p text:style-name="P38"><text:span text:style-name="Source_20_Text">use Closure;</text:span></text:p>
      <text:p text:style-name="P38"/>
      <text:p text:style-name="P38"><text:soft-page-break/><text:span text:style-name="Source_20_Text">class CheckRole</text:span></text:p>
      <text:p text:style-name="P38"><text:span text:style-name="Source_20_Text">{</text:span></text:p>
      <text:p text:style-name="P38"><text:span text:style-name="Source_20_Text"><text:s text:c="4"/>/**</text:span></text:p>
      <text:p text:style-name="P38"><text:span text:style-name="Source_20_Text"><text:s text:c="5"/>* Handle the incoming request.</text:span></text:p>
      <text:p text:style-name="P38"><text:span text:style-name="Source_20_Text"><text:s text:c="5"/>*</text:span></text:p>
      <text:p text:style-name="P38"><text:span text:style-name="Source_20_Text"><text:s text:c="5"/>* @param <text:s/>\Illuminate\Http\Request <text:s/>$request</text:span></text:p>
      <text:p text:style-name="P38"><text:span text:style-name="Source_20_Text"><text:s text:c="5"/>* @param <text:s/>\Closure <text:s/>$next</text:span></text:p>
      <text:p text:style-name="P38"><text:span text:style-name="Source_20_Text"><text:s text:c="5"/>* @param <text:s/>string <text:s/>$role</text:span></text:p>
      <text:p text:style-name="P38"><text:span text:style-name="Source_20_Text"><text:s text:c="5"/>* @return mixed</text:span></text:p>
      <text:p text:style-name="P38"><text:span text:style-name="Source_20_Text"><text:s text:c="5"/>*/</text:span></text:p>
      <text:p text:style-name="P38"><text:span text:style-name="Source_20_Text"><text:s text:c="4"/>public function handle($request, Closure $next, $role)</text:span></text:p>
      <text:p text:style-name="P38"><text:span text:style-name="Source_20_Text"><text:s text:c="4"/>{</text:span></text:p>
      <text:p text:style-name="P38"><text:span text:style-name="Source_20_Text"><text:s text:c="8"/>if (! $request-&gt;user()-&gt;hasRole($role)) {</text:span></text:p>
      <text:p text:style-name="P38"><text:span text:style-name="Source_20_Text"><text:s text:c="12"/>// Redirect...</text:span></text:p>
      <text:p text:style-name="P38"><text:span text:style-name="Source_20_Text"><text:s text:c="8"/>}</text:span></text:p>
      <text:p text:style-name="P38"/>
      <text:p text:style-name="P38"><text:span text:style-name="Source_20_Text"><text:s text:c="8"/>return $next($request);</text:span></text:p>
      <text:p text:style-name="P38"><text:span text:style-name="Source_20_Text"><text:s text:c="4"/>}</text:span></text:p>
      <text:p text:style-name="P38"/>
      <text:p text:style-name="P38"><text:span text:style-name="Source_20_Text">}</text:span></text:p>
      <text:p text:style-name="P80"><text:span text:style-name="T14">Параметры посредника можно указать при определении маршрута, отделив название посредника от параметров двоеточием </text:span><text:span text:style-name="Source_20_Text"><text:span text:style-name="T14">:</text:span></text:span><text:span text:style-name="T14">. Несколько параметров разделяются запятыми:<text:line-break/></text:span><text:span text:style-name="Source_20_Text"><text:span text:style-name="T14">Route::put('post/{id}', function ($id) {</text:span></text:span></text:p>
      <text:p text:style-name="P37"><text:span text:style-name="Source_20_Text"><text:s text:c="4"/>//</text:span></text:p>
      <text:p text:style-name="P37"><text:span text:style-name="Source_20_Text">})-&gt;middleware('role:editor');</text:span></text:p>
      <text:p text:style-name="P80"><text:span text:style-name="T14"><text:line-break/></text:span><text:span text:style-name="T61">Посредник terminable</text:span></text:p>
      <text:p text:style-name="P72"><text:span text:style-name="T14">Иногда промежуточному программному обеспечению может потребоваться выполнить некоторую работу после того, как HTTP-ответ был отправлен браузер</text:span><text:span text:style-name="T47">у</text:span><text:span text:style-name="T14">. Если вы определяете метод </text:span><text:span text:style-name="Source_20_Text">terminate</text:span><text:span text:style-name="T14"> в промежуточном программном обеспечении и ваш веб-сервер использует FastCGI, то он будет автоматически вызываться после отправки ответа в браузер.</text:span></text:p>
      <text:p text:style-name="P38"><text:span text:style-name="Source_20_Text">&lt;?php</text:span></text:p>
      <text:p text:style-name="P37"/>
      <text:p text:style-name="P37"><text:span text:style-name="Source_20_Text">namespace Illuminate\Session\Middleware;</text:span></text:p>
      <text:p text:style-name="P37"/>
      <text:p text:style-name="P37"><text:span text:style-name="Source_20_Text">use Closure;</text:span></text:p>
      <text:p text:style-name="P37"/>
      <text:p text:style-name="P37"><text:span text:style-name="Source_20_Text">class StartSession</text:span></text:p>
      <text:p text:style-name="P37"><text:span text:style-name="Source_20_Text">{</text:span></text:p>
      <text:p text:style-name="P37"><text:span text:style-name="Source_20_Text"><text:s text:c="4"/>public function handle($request, Closure $next)</text:span></text:p>
      <text:p text:style-name="P37"><text:span text:style-name="Source_20_Text"><text:s text:c="4"/>{</text:span></text:p>
      <text:p text:style-name="P37"><text:span text:style-name="Source_20_Text"><text:s text:c="8"/>return $next($request);</text:span></text:p>
      <text:p text:style-name="P37"><text:span text:style-name="Source_20_Text"><text:s text:c="4"/>}</text:span></text:p>
      <text:p text:style-name="P37"/>
      <text:p text:style-name="P37"><text:span text:style-name="Source_20_Text"><text:s text:c="4"/>public function terminate($request, $response)</text:span></text:p>
      <text:p text:style-name="P37"><text:span text:style-name="Source_20_Text"><text:s text:c="4"/>{</text:span></text:p>
      <text:p text:style-name="P37"><text:span text:style-name="Source_20_Text"><text:s text:c="8"/>// Store the session data...</text:span></text:p>
      <text:p text:style-name="P37"><text:span text:style-name="Source_20_Text"><text:s text:c="4"/>}</text:span></text:p>
      <text:p text:style-name="P37"><text:span text:style-name="Source_20_Text">}</text:span></text:p>
      <text:p text:style-name="P38"><text:span text:style-name="Source_20_Text"/></text:p>
      <text:p text:style-name="P87"><text:span text:style-name="T67">The </text:span><text:span text:style-name="Source_20_Text"><text:span text:style-name="T67">terminate </text:span></text:span><text:span text:style-name="Source_20_Text"><text:span text:style-name="T1">должен получать и запрос, и ответ. Определив terminable-посредника, вы должны добавить его в список посредников </text:span></text:span><text:soft-page-break/><text:span text:style-name="Source_20_Text"><text:span text:style-name="T1">роута или глобальных посредников в файл app/Http/Kernel.php.<text:line-break/><text:line-break/>При вызове метода terminate в посреднике, Laravel получит свежий экземпляр посредника из </text:span></text:span><text:a xlink:type="simple" xlink:href="https://laravel.su/docs/5.4/container" text:style-name="Internet_20_link" text:visited-style-name="Visited_20_Internet_20_Link"><text:span text:style-name="Source_20_Text">сервис-контейнера</text:span></text:a><text:span text:style-name="Source_20_Text"><text:span text:style-name="T1">. </text:span></text:span></text:p>
      <text:p text:style-name="P87"><text:span text:style-name="Source_20_Text"><text:span text:style-name="T1">Если вы хотите использовать тот же самый экземпляр посредника при вызовах методов handle и terminate, зарегистрируйте посредника в контейнере при помощи метода singleton. Обычно это должно быть сделано в методе register вашего AppServiceProvider.php:<text:line-break/>use App\Http\Middleware\TerminableMiddleware;</text:span></text:span></text:p>
      <text:p text:style-name="P37"/>
      <text:p text:style-name="P37"><text:span text:style-name="Source_20_Text">/**</text:span></text:p>
      <text:p text:style-name="P37"><text:span text:style-name="Source_20_Text"><text:s/>* Register any application services.</text:span></text:p>
      <text:p text:style-name="P37"><text:span text:style-name="Source_20_Text"><text:s/>*</text:span></text:p>
      <text:p text:style-name="P37"><text:span text:style-name="Source_20_Text"><text:s/>* @return void</text:span></text:p>
      <text:p text:style-name="P37"><text:span text:style-name="Source_20_Text"><text:s/>*/</text:span></text:p>
      <text:p text:style-name="P37"><text:span text:style-name="Source_20_Text">public function register()</text:span></text:p>
      <text:p text:style-name="P37"><text:span text:style-name="Source_20_Text">{</text:span></text:p>
      <text:p text:style-name="P37"><text:span text:style-name="Source_20_Text"><text:s text:c="4"/>$this-&gt;app-&gt;singleton(TerminableMiddleware::class);</text:span></text:p>
      <text:p text:style-name="P37"><text:span text:style-name="Source_20_Text">}</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text:span></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2"><text:span text:style-name="Source_20_Text"><text:span text:style-name="T1"/></text:span></text:p>
      <text:p text:style-name="P70"/>
      <text:p text:style-name="P70"/>
      <text:p text:style-name="P70"/>
      <text:h text:style-name="P7" text:outline-level="1"><text:soft-page-break/><text:span text:style-name="T105">CSRF </text:span><text:span text:style-name="T101">защита</text:span></text:h>
      <text:p text:style-name="P110"><text:a xlink:type="simple" xlink:href="https://laravel.su/docs/5.4/csrf#csrf-introduction" text:style-name="Internet_20_link" text:visited-style-name="Visited_20_Internet_20_Link">Введение</text:a><text:span text:style-name="T110"> </text:span></text:p>
      <text:p text:style-name="P110"><text:a xlink:type="simple" xlink:href="https://laravel.su/docs/5.4/csrf#csrf-excluding-uris" text:style-name="Internet_20_link" text:visited-style-name="Visited_20_Internet_20_Link">Исключение URI</text:a><text:span text:style-name="T110"> </text:span></text:p>
      <text:p text:style-name="P110"><text:a xlink:type="simple" xlink:href="https://laravel.su/docs/5.4/csrf#csrf-x-csrf-token" text:style-name="Internet_20_link" text:visited-style-name="Visited_20_Internet_20_Link">X-CSRF-Token</text:a><text:span text:style-name="T110"> </text:span></text:p>
      <text:p text:style-name="P110"><text:a xlink:type="simple" xlink:href="https://laravel.su/docs/5.4/csrf#csrf-x-xsrf-token" text:style-name="Internet_20_link" text:visited-style-name="Visited_20_Internet_20_Link">X-XSRF-Token</text:a><text:span text:style-name="T110"> </text:span></text:p>
      <text:p text:style-name="P96"/>
      <text:h text:style-name="P15" text:outline-level="2">Введение</text:h>
      <text:p text:style-name="P188">Laravel упрощает защиту вашего приложения от атак с подделкой межсайтовых запросов (CSRF). Подделка межсайтовых запросов — тип атаки на сайты, при котором несанкционированные команды выполняются от имени аутентифицированного пользователя.<text:line-break/><text:line-break/>Laravel автоматически генерирует «токен» CSRF для каждой активной пользовательской сессии в приложении. Этот токен используется для проверки того, что именно авторизованный пользователь делает запрос в приложение.<text:line-break/><text:line-break/>При определении каждой HTML-формы вы должны включать в неё скрытое поле CSRF-токена, чтобы посредник CSRF-защиты мог проверить запрос. Вы можете использовать директиву @csrf Blade для генерирования поля токена:<text:line-break/><text:line-break/>&lt;form method = "POST" action = "/ profile"&gt;<text:line-break/>@csrf<text:line-break/>...<text:line-break/>&lt;/form&gt;<text:line-break/></text:p>
      <text:p text:style-name="P88"><text:span text:style-name="T8">Или Вы можете использовать хелпер </text:span><text:span text:style-name="Source_20_Text"><text:span text:style-name="T8">csrf_field</text:span></text:span><text:span text:style-name="T8"> для генерирования поля токена:</text:span></text:p>
      <text:p text:style-name="P53"><text:span text:style-name="Source_20_Text"><text:span text:style-name="T8">&lt;form method="POST" action="/profile"&gt;</text:span></text:span></text:p>
      <text:p text:style-name="Preformatted_20_Text"><text:span text:style-name="Source_20_Text"><text:s text:c="4"/>{{ csrf_field() }}</text:span></text:p>
      <text:p text:style-name="Preformatted_20_Text"><text:span text:style-name="Source_20_Text"><text:s text:c="4"/>...</text:span></text:p>
      <text:p text:style-name="P53"><text:span text:style-name="Source_20_Text">&lt;/form&gt;</text:span></text:p>
      <text:p text:style-name="P53"><text:a xlink:type="simple" xlink:href="https://laravel.su/docs/5.4/middleware" text:style-name="Internet_20_link" text:visited-style-name="Visited_20_Internet_20_Link">Посредник</text:a><text:span text:style-name="T1"> </text:span><text:span text:style-name="Source_20_Text"><text:span text:style-name="T1">VerifyCsrfToken</text:span></text:span><text:span text:style-name="T1">, входящий в группу посредников </text:span><text:span text:style-name="Source_20_Text"><text:span text:style-name="T1">web</text:span></text:span><text:span text:style-name="T1">, автоматически проверяет совпадение токена в данных запроса с токеном, хранящимся в сессии.</text:span></text:p>
      <text:p text:style-name="P53"><text:span text:style-name="T1"><text:line-break/></text:span><text:span text:style-name="T60">Токены CSRF и JavaScript</text:span></text:p>
      <text:p text:style-name="P61">При создании приложений на основе JavaScript удобно, чтобы ваша HTTP-библиотека JavaScript автоматически прикрепляла токен CSRF к каждому исходящему запросу. По умолчанию HTTP-библиотека Axios, предоставленная в файле resources / js / bootstrap.js, автоматически отправляет заголовок X-XSRF-TOKEN, используя значение зашифрованного файла cookie XSRF-TOKEN. Если вы не используете эту библиотеку, вам нужно будет вручную настроить это поведение для вашего приложения.</text:p>
      <text:p text:style-name="P72"><text:span text:style-name="Source_20_Text"/></text:p>
      <text:h text:style-name="P127" text:outline-level="2">Исключение URI из CSRF-защиты</text:h>
      <text:p text:style-name="P96"><text:span text:style-name="T1">используете </text:span><text:a xlink:type="simple" xlink:href="https://stripe.com/" text:style-name="Internet_20_link" text:visited-style-name="Visited_20_Internet_20_Link">Stripe</text:a><text:span text:style-name="T1"> для обработки платежей и применяете их систему веб-хуков, то вам надо исключить роут вашего обработчика веб-хуков Stripe из-под CSRF-защиты, так как Stripe не будет знать, какой CSRF-токен надо послать в ваш роут.</text:span></text:p>
      <text:p text:style-name="Text_20_body"><text:soft-page-break/>Обычно такие роуты помещаются вне группы посредников <text:span text:style-name="Source_20_Text">web</text:span>, которую <text:span text:style-name="Source_20_Text">RouteServiceProvider</text:span> применяет ко всем роутам в файле <text:span text:style-name="Source_20_Text">routes/web.php</text:span>. Но вы также можете исключить роуты, добавив их URI в свойство <text:span text:style-name="Source_20_Text">$except</text:span> посредника <text:span text:style-name="Source_20_Text">VerifyCsrfToken</text:span>:</text:p>
      <text:p text:style-name="P96"><text:span text:style-name="Source_20_Text">&lt;?php</text:span></text:p>
      <text:p text:style-name="P38"/>
      <text:p text:style-name="P38"><text:span text:style-name="Source_20_Text">namespace App\Http\Middleware;</text:span></text:p>
      <text:p text:style-name="P38"/>
      <text:p text:style-name="P38"><text:span text:style-name="Source_20_Text">use Illuminate\Foundation\Http\Middleware\VerifyCsrfToken as Middleware;</text:span></text:p>
      <text:p text:style-name="P38"/>
      <text:p text:style-name="P38"><text:span text:style-name="Source_20_Text">class VerifyCsrfToken extends Middleware</text:span></text:p>
      <text:p text:style-name="P38"><text:span text:style-name="Source_20_Text">{</text:span></text:p>
      <text:p text:style-name="P38"><text:span text:style-name="Source_20_Text"><text:s text:c="4"/>/**</text:span></text:p>
      <text:p text:style-name="P38"><text:span text:style-name="Source_20_Text"><text:s text:c="5"/>* The URIs that should be excluded from CSRF verification.</text:span></text:p>
      <text:p text:style-name="P38"><text:span text:style-name="Source_20_Text"><text:s text:c="5"/>*</text:span></text:p>
      <text:p text:style-name="P38"><text:span text:style-name="Source_20_Text"><text:s text:c="5"/>* @var array</text:span></text:p>
      <text:p text:style-name="P38"><text:span text:style-name="Source_20_Text"><text:s text:c="5"/>*/</text:span></text:p>
      <text:p text:style-name="P38"><text:span text:style-name="Source_20_Text"><text:s text:c="4"/>protected $except = [</text:span></text:p>
      <text:p text:style-name="P38"><text:span text:style-name="Source_20_Text"><text:s text:c="8"/>'stripe/*',</text:span></text:p>
      <text:p text:style-name="P38"><text:span text:style-name="Source_20_Text"><text:s text:c="8"/>'http://example.com/foo/bar',</text:span></text:p>
      <text:p text:style-name="P38"><text:span text:style-name="Source_20_Text"><text:s text:c="8"/>'http://example.com/foo/*',</text:span></text:p>
      <text:p text:style-name="P38"><text:span text:style-name="Source_20_Text"><text:s text:c="4"/>];</text:span></text:p>
      <text:p text:style-name="P38"><text:span text:style-name="Source_20_Text">}</text:span></text:p>
      <text:p text:style-name="P96">The CSRF middleware is automatically disabled when <text:a xlink:type="simple" xlink:href="https://laravel.com/docs/8.x/testing" text:style-name="Internet_20_link" text:visited-style-name="Visited_20_Internet_20_Link">running tests</text:a>.</text:p>
      <text:p text:style-name="P96"/>
      <text:h text:style-name="P127" text:outline-level="2">X-CSRF-TOKEN</text:h>
      <text:p text:style-name="P111"><text:span text:style-name="T1">Помимо проверки CSRF-токена как POST-параметра, посредник </text:span><text:span text:style-name="Source_20_Text"><text:span text:style-name="T1">VerifyCsrfToken</text:span></text:span><text:span text:style-name="T1"> будет также проверять заголовок запроса </text:span><text:span text:style-name="Source_20_Text"><text:span text:style-name="T1">X-CSRF-TOKEN</text:span></text:span><text:span text:style-name="T1">. Например, вы можете хранить токен в HTML-теге </text:span><text:span text:style-name="Source_20_Text"><text:span text:style-name="T1">meta</text:span></text:span><text:span text:style-name="T1">:<text:line-break/>&lt;meta name = "csrf-token" content = "{{csrf_token ()}}"&gt;<text:line-break/>После создания тега </text:span><text:span text:style-name="Source_20_Text"><text:span text:style-name="T1">meta</text:span></text:span><text:span text:style-name="T1"> вы можете указать библиотеке, такой как jQuery, автоматически добавлять токен в заголовки всех запросов. Это обеспечивает простую, удобную CSRF-защиту для ваших приложений на базе AJAX:<text:line-break/></text:span><text:span text:style-name="Source_20_Text">$.ajaxSetup({</text:span></text:p>
      <text:p text:style-name="P38"><text:span text:style-name="Source_20_Text"><text:s text:c="4"/>headers: {</text:span></text:p>
      <text:p text:style-name="P38"><text:span text:style-name="Source_20_Text"><text:s text:c="8"/>'X-CSRF-TOKEN': $('meta[name="csrf-token"]').attr('content')</text:span></text:p>
      <text:p text:style-name="P38"><text:span text:style-name="Source_20_Text"><text:s text:c="4"/>}</text:span></text:p>
      <text:p text:style-name="P38"><text:span text:style-name="Source_20_Text">});</text:span></text:p>
      <text:p text:style-name="P70"/>
      <text:h text:style-name="P13" text:outline-level="2">X-XSRF-TOKEN</text:h>
      <text:p text:style-name="P108"><text:span text:style-name="T1">Laravel хранит текущий CSRF-токен в cookie </text:span><text:span text:style-name="Source_20_Text"><text:span text:style-name="T1">XSRF-TOKEN</text:span></text:span><text:span text:style-name="T1">, которую включается в каждый отклик, генерируемый фреймворком. Вы можете использовать значение cookie, чтобы задать заголовок запроса </text:span><text:span text:style-name="Source_20_Text"><text:span text:style-name="T1">X-XSRF-TOKEN</text:span></text:span><text:span text:style-name="T1">.</text:span></text:p>
      <text:p text:style-name="Text_20_body">Этот cookie в основном посылается для удобства, потому что некоторые JavaScript-фреймворки, такие как Angular, автоматически помещают его значение в заголовок <text:span text:style-name="Source_20_Text">X-XSRF-TOKEN</text:span>.</text:p>
      <text:p text:style-name="P61"><text:soft-page-break/>По умолчанию файл resources / js / bootstrap.js включает HTTP-библиотеку Axios, которая автоматически отправит это вам.</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8" text:outline-level="1"><text:soft-page-break/>Controllers</text:h>
      <text:p text:style-name="P113">Введение </text:p>
      <text:p text:style-name="P113">Простейший контролер</text:p>
      <text:p text:style-name="P113"><text:tab/>Создание контролера </text:p>
      <text:p text:style-name="P113"><text:tab/>Контролеры одного действия </text:p>
      <text:p text:style-name="P113">Посредник контролера </text:p>
      <text:p text:style-name="P113">Контролеры ресурсов </text:p>
      <text:p text:style-name="P112"><text:tab/><text:span text:style-name="T1">Частичные маршруты ресурсов</text:span></text:p>
      <text:p text:style-name="P208"><text:tab/>Вложенные ресурсы</text:p>
      <text:p text:style-name="P112"><text:span text:style-name="T1"><text:tab/></text:span><text:span text:style-name="T9">Именование маршрутов ресурсов </text:span></text:p>
      <text:p text:style-name="P209"><text:tab/>Именование параметров маршрутов ресурса </text:p>
      <text:p text:style-name="P209"><text:tab/>Обзор машрутов ресурсов </text:p>
      <text:p text:style-name="P210"><text:tab/> Локализация URI ресурсов</text:p>
      <text:p text:style-name="P112"><text:span text:style-name="T9"><text:tab/></text:span><text:span text:style-name="T10">Добавление дополнитльных маршрутов в контролеры ресурсов</text:span></text:p>
      <text:p text:style-name="P210">Внедрение зависимостей и контроллеры</text:p>
      <text:p text:style-name="P210">Кэширование маршрута</text:p>
      <text:p text:style-name="P96"/>
      <text:h text:style-name="P13" text:outline-level="2">Введение</text:h>
      <text:p text:style-name="P72"><text:span text:style-name="T14">Вместо того, чтобы определять всю логику обработки запросов в виде замыканий в файлах роутов, вы можете организовать её с помощью классов контроллеров. Контроллеры могут группировать связанную с обработкой HTTP-запросов логику в отдельный класс. Контроллеры хранятся в директории </text:span><text:span text:style-name="Source_20_Text"><text:span text:style-name="T14">app/Http/Controllers</text:span></text:span><text:span text:style-name="T14">.</text:span></text:p>
      <text:p text:style-name="P61"/>
      <text:h text:style-name="P13" text:outline-level="2">Простейшие контроллеры</text:h>
      <text:h text:style-name="Heading_20_3" text:outline-level="3"><text:bookmark text:name="defining-controllers"/>Определение контроллеров</text:h>
      <text:p text:style-name="P114"><text:span text:style-name="T14">Ниже приведен пример простейшего класса контроллера. Обратите внимание, что контроллер наследует базовый класс контроллера, включенный в Laravel. Базовый класс предоставляет несколько удобных методов, таких как метод </text:span><text:span text:style-name="Source_20_Text">middleware</text:span><text:span text:style-name="Source_20_Text"><text:span text:style-name="T14">,используемый для назначения посредников на действия контроллера:</text:span></text:span><text:span text:style-name="T14"><text:line-break/><text:line-break/></text:span><text:span text:style-name="Source_20_Text"><text:span text:style-name="T14">&lt;?php</text:span></text:span></text:p>
      <text:p text:style-name="P38"/>
      <text:p text:style-name="P38"><text:span text:style-name="Source_20_Text">namespace App\Http\Controllers;</text:span></text:p>
      <text:p text:style-name="P38"/>
      <text:p text:style-name="P38"><text:span text:style-name="Source_20_Text">use App\Http\Controllers\Controller;</text:span></text:p>
      <text:p text:style-name="P38"><text:span text:style-name="Source_20_Text">use App\Models\User;</text:span></text:p>
      <text:p text:style-name="P38"/>
      <text:p text:style-name="P38"><text:span text:style-name="Source_20_Text">class UserController extends Controller</text:span></text:p>
      <text:p text:style-name="P38"><text:span text:style-name="Source_20_Text">{</text:span></text:p>
      <text:p text:style-name="P38"><text:span text:style-name="Source_20_Text"><text:s text:c="4"/>/**</text:span></text:p>
      <text:p text:style-name="P38"><text:span text:style-name="Source_20_Text"><text:s text:c="5"/>* Show the profile for the given user.</text:span></text:p>
      <text:p text:style-name="P38"><text:span text:style-name="Source_20_Text"><text:s text:c="5"/>*</text:span></text:p>
      <text:p text:style-name="P38"><text:soft-page-break/><text:span text:style-name="Source_20_Text"><text:s text:c="5"/>* @param <text:s/>int <text:s/>$id</text:span></text:p>
      <text:p text:style-name="P38"><text:span text:style-name="Source_20_Text"><text:s text:c="5"/>* @return \Illuminate\View\View</text:span></text:p>
      <text:p text:style-name="P38"><text:span text:style-name="Source_20_Text"><text:s text:c="5"/>*/</text:span></text:p>
      <text:p text:style-name="P38"><text:span text:style-name="Source_20_Text"><text:s text:c="4"/>public function show($id)</text:span></text:p>
      <text:p text:style-name="P38"><text:span text:style-name="Source_20_Text"><text:s text:c="4"/>{</text:span></text:p>
      <text:p text:style-name="P38"><text:span text:style-name="Source_20_Text"><text:s text:c="8"/>return view('user.profile', ['user' =&gt; User::findOrFail($id)]);</text:span></text:p>
      <text:p text:style-name="P38"><text:span text:style-name="Source_20_Text"><text:s text:c="4"/>}</text:span></text:p>
      <text:p text:style-name="P102"><text:span text:style-name="Source_20_Text">}</text:span><text:line-break/>Вы можете определить маршрут к этому действию контроллера следующим образом:<text:line-break/><text:line-break/><text:span text:style-name="Source_20_Text">use App\Http\Controllers\UserController;</text:span></text:p>
      <text:p text:style-name="P38"/>
      <text:p text:style-name="P102"><text:span text:style-name="Source_20_Text">Route::get('user/{id}', [UserController::class, 'show']);</text:span></text:p>
      <text:p text:style-name="P115"><text:span text:style-name="T14"><text:line-break/></text:span><text:span text:style-name="T48">Т</text:span><text:span text:style-name="T14">еперь при соответствии запроса указанному URI роута будет выполняться метод </text:span><text:span text:style-name="Source_20_Text"><text:span text:style-name="T14">show</text:span></text:span><text:span text:style-name="T14"> класса </text:span><text:span text:style-name="Source_20_Text"><text:span text:style-name="T14">UserController</text:span></text:span><text:span text:style-name="T14">. Конечно, параметры роута также будут переданы в метод.<text:line-break/><text:line-break/>Контроллеры не обязаны расширять базовый класс. Однако у вас не будет доступа к таким удобным функциям, как </text:span><text:span text:style-name="Source_20_Text">middleware</text:span><text:span text:style-name="T14">, методы </text:span><text:span text:style-name="Source_20_Text"><text:span text:style-name="T14">validate</text:span></text:span><text:span text:style-name="T14"> и </text:span><text:span text:style-name="Source_20_Text"><text:span text:style-name="T14">dispatch</text:span></text:span><text:span text:style-name="T14">.</text:span></text:p>
      <text:p text:style-name="P102"/>
      <text:h text:style-name="P20" text:outline-level="3">Контроллеры одного действия</text:h>
      <text:p text:style-name="P72"><text:span text:style-name="T14">Если вы хотите определить контроллер, который обрабатывает только одно действие, поместите в контроллер единственный метод </text:span><text:span text:style-name="Source_20_Text"><text:span text:style-name="T14">__invoke</text:span></text:span><text:span text:style-name="T14">:</text:span></text:p>
      <text:p text:style-name="P61"/>
      <text:p text:style-name="P49"><text:span text:style-name="Source_20_Text">&lt;?php</text:span></text:p>
      <text:p text:style-name="P38"/>
      <text:p text:style-name="P38"><text:span text:style-name="Source_20_Text">namespace App\Http\Controllers;</text:span></text:p>
      <text:p text:style-name="P38"/>
      <text:p text:style-name="P38"><text:span text:style-name="Source_20_Text">use App\Http\Controllers\Controller;</text:span></text:p>
      <text:p text:style-name="P38"><text:span text:style-name="Source_20_Text">use App\Models\User;</text:span></text:p>
      <text:p text:style-name="P38"/>
      <text:p text:style-name="P38"><text:span text:style-name="Source_20_Text">class ShowProfile extends Controller</text:span></text:p>
      <text:p text:style-name="P38"><text:span text:style-name="Source_20_Text">{</text:span></text:p>
      <text:p text:style-name="P38"><text:span text:style-name="Source_20_Text"><text:s text:c="4"/>/**</text:span></text:p>
      <text:p text:style-name="P38"><text:span text:style-name="Source_20_Text"><text:s text:c="5"/>* Show the profile for the given user.</text:span></text:p>
      <text:p text:style-name="P38"><text:span text:style-name="Source_20_Text"><text:s text:c="5"/>*</text:span></text:p>
      <text:p text:style-name="P38"><text:span text:style-name="Source_20_Text"><text:s text:c="5"/>* @param <text:s/>int <text:s/>$id</text:span></text:p>
      <text:p text:style-name="P38"><text:span text:style-name="Source_20_Text"><text:s text:c="5"/>* @return \Illuminate\View\View</text:span></text:p>
      <text:p text:style-name="P38"><text:span text:style-name="Source_20_Text"><text:s text:c="5"/>*/</text:span></text:p>
      <text:p text:style-name="P38"><text:span text:style-name="Source_20_Text"><text:s text:c="4"/>public function __invoke($id)</text:span></text:p>
      <text:p text:style-name="P38"><text:span text:style-name="Source_20_Text"><text:s text:c="4"/>{</text:span></text:p>
      <text:p text:style-name="P38"><text:soft-page-break/><text:span text:style-name="Source_20_Text"><text:s text:c="8"/>return view('user.profile', ['user' =&gt; User::findOrFail($id)]);</text:span></text:p>
      <text:p text:style-name="P38"><text:span text:style-name="Source_20_Text"><text:s text:c="4"/>}</text:span></text:p>
      <text:p text:style-name="P38"><text:span text:style-name="Source_20_Text">}</text:span></text:p>
      <text:p text:style-name="P61">При регистрации маршрутов для контроллеров одиночного действия вам не нужно указывать метод:</text:p>
      <text:p text:style-name="P40"><text:span text:style-name="Source_20_Text">use App\Http\Controllers\ShowProfile;</text:span></text:p>
      <text:p text:style-name="P38"/>
      <text:p text:style-name="P38"><text:span text:style-name="Source_20_Text">Route::get('user/{id}', ShowProfile::class);</text:span></text:p>
      <text:p text:style-name="P61">Вы можете сгенерировать вызываемый контроллер, используя параметр --invokable Artisan-команды make: controller:<text:line-break/><text:line-break/>php artisan make: controller ShowProfile --invokable<text:line-break/></text:p>
      <text:h text:style-name="P128" text:outline-level="2">Посредник контроллера</text:h>
      <text:p text:style-name="P72"><text:span text:style-name="T49">Посредники</text:span><text:span text:style-name="T23"> может быть назначено маршрутам контроллера в ваших файлах маршрутов:</text:span></text:p>
      <text:p text:style-name="P50"><text:span text:style-name="Source_20_Text"><text:span text:style-name="T69">Route::get('profile', [UserController::class, 'show'])-&gt;middleware('auth');</text:span></text:span></text:p>
      <text:p text:style-name="P72"><text:span text:style-name="T23">Но удобнее указать посредника в конструкторе вашего контроллера. Используя метод </text:span><text:span text:style-name="Source_20_Text"><text:span text:style-name="T23">middleware</text:span></text:span><text:span text:style-name="T23"> в конструкторе контроллера, вы легко можете назначить посредника для действия контроллера. Вы можете даже ограничить использование посредника, назначив его только для определённых методов класса контроллера:</text:span></text:p>
      <text:p text:style-name="P49"><text:span text:style-name="Source_20_Text">class UserController extends Controller</text:span></text:p>
      <text:p text:style-name="P38"><text:span text:style-name="Source_20_Text">{</text:span></text:p>
      <text:p text:style-name="P38"><text:span text:style-name="Source_20_Text"><text:s text:c="4"/>/**</text:span></text:p>
      <text:p text:style-name="P38"><text:span text:style-name="Source_20_Text"><text:s text:c="5"/>* Instantiate a new controller instance.</text:span></text:p>
      <text:p text:style-name="P38"><text:span text:style-name="Source_20_Text"><text:s text:c="5"/>*</text:span></text:p>
      <text:p text:style-name="P38"><text:span text:style-name="Source_20_Text"><text:s text:c="5"/>* @return void</text:span></text:p>
      <text:p text:style-name="P38"><text:span text:style-name="Source_20_Text"><text:s text:c="5"/>*/</text:span></text:p>
      <text:p text:style-name="P38"><text:span text:style-name="Source_20_Text"><text:s text:c="4"/>public function __construct()</text:span></text:p>
      <text:p text:style-name="P38"><text:span text:style-name="Source_20_Text"><text:s text:c="4"/>{</text:span></text:p>
      <text:p text:style-name="P38"><text:span text:style-name="Source_20_Text"><text:s text:c="8"/>$this-&gt;middleware('auth');</text:span></text:p>
      <text:p text:style-name="P38"/>
      <text:p text:style-name="P38"><text:span text:style-name="Source_20_Text"><text:s text:c="8"/>$this-&gt;middleware('log')-&gt;only('index');</text:span></text:p>
      <text:p text:style-name="P38"/>
      <text:p text:style-name="P38"><text:span text:style-name="Source_20_Text"><text:s text:c="8"/>$this-&gt;middleware('subscribed')-&gt;except('store');</text:span></text:p>
      <text:p text:style-name="P38"><text:span text:style-name="Source_20_Text"><text:s text:c="4"/>}</text:span></text:p>
      <text:p text:style-name="P38"><text:span text:style-name="Source_20_Text">}</text:span></text:p>
      <text:p text:style-name="P102"/>
      <text:h text:style-name="Heading_20_1" text:outline-level="1">Контроллеры</text:h>
      <text:list xml:id="list1823601164" text:style-name="L3">
        <text:list-item>
          <text:p text:style-name="P228"><text:a xlink:type="simple" xlink:href="https://laravel.su/docs/5.4/controllers#introduction" text:style-name="Internet_20_link" text:visited-style-name="Visited_20_Internet_20_Link">Введение</text:a> </text:p>
        </text:list-item>
        <text:list-item>
          <text:p text:style-name="P228"><text:a xlink:type="simple" xlink:href="https://laravel.su/docs/5.4/controllers#basic-controllers" text:style-name="Internet_20_link" text:visited-style-name="Visited_20_Internet_20_Link">Простейшие контроллеры</text:a> </text:p>
          <text:list>
            <text:list-item>
              <text:p text:style-name="P228"><text:a xlink:type="simple" xlink:href="https://laravel.su/docs/5.4/controllers#defining-controllers" text:style-name="Internet_20_link" text:visited-style-name="Visited_20_Internet_20_Link">Определение контроллеров</text:a> </text:p>
            </text:list-item>
            <text:list-item>
              <text:p text:style-name="P228"><text:a xlink:type="simple" xlink:href="https://laravel.su/docs/5.4/controllers#controllers-and-namespaces" text:style-name="Internet_20_link" text:visited-style-name="Visited_20_Internet_20_Link">Контроллеры и пространства имён</text:a> </text:p>
            </text:list-item>
            <text:list-item>
              <text:p text:style-name="P228"><text:a xlink:type="simple" xlink:href="https://laravel.su/docs/5.4/controllers#single-action-controllers" text:style-name="Internet_20_link" text:visited-style-name="Visited_20_Internet_20_Link">Контроллеры одного действия</text:a> </text:p>
            </text:list-item>
          </text:list>
        </text:list-item>
        <text:list-item>
          <text:p text:style-name="P228"><text:soft-page-break/><text:a xlink:type="simple" xlink:href="https://laravel.su/docs/5.4/controllers#controller-middleware" text:style-name="Internet_20_link" text:visited-style-name="Visited_20_Internet_20_Link">Посредник контроллера</text:a> </text:p>
        </text:list-item>
        <text:list-item>
          <text:p text:style-name="P228"><text:a xlink:type="simple" xlink:href="https://laravel.su/docs/5.4/controllers#resource-controllers" text:style-name="Internet_20_link" text:visited-style-name="Visited_20_Internet_20_Link">Контроллеры ресурсов</text:a> </text:p>
          <text:list>
            <text:list-item>
              <text:p text:style-name="P228"><text:a xlink:type="simple" xlink:href="https://laravel.su/docs/5.4/controllers#restful-partial-resource-routes" text:style-name="Internet_20_link" text:visited-style-name="Visited_20_Internet_20_Link">Частичные роуты ресурсов</text:a> </text:p>
            </text:list-item>
            <text:list-item>
              <text:p text:style-name="P228"><text:a xlink:type="simple" xlink:href="https://laravel.su/docs/5.4/controllers#restful-naming-resource-routes" text:style-name="Internet_20_link" text:visited-style-name="Visited_20_Internet_20_Link">Именование роутов ресурсов</text:a> </text:p>
            </text:list-item>
            <text:list-item>
              <text:p text:style-name="P228"><text:a xlink:type="simple" xlink:href="https://laravel.su/docs/5.4/controllers#restful-naming-resource-route-parameters" text:style-name="Internet_20_link" text:visited-style-name="Visited_20_Internet_20_Link">Именование параметров роутов ресурса</text:a> </text:p>
            </text:list-item>
            <text:list-item>
              <text:p text:style-name="P228"><text:a xlink:type="simple" xlink:href="https://laravel.su/docs/5.4/controllers#restful-localizing-resource-uris" text:style-name="Internet_20_link" text:visited-style-name="Visited_20_Internet_20_Link">Локализация URI ресурсов</text:a> </text:p>
            </text:list-item>
            <text:list-item>
              <text:p text:style-name="P228"><text:a xlink:type="simple" xlink:href="https://laravel.su/docs/5.4/controllers#restful-supplementing-resource-controllers" text:style-name="Internet_20_link" text:visited-style-name="Visited_20_Internet_20_Link">Добавление дополнительных роутов в контроллеры ресурсов</text:a> </text:p>
            </text:list-item>
          </text:list>
        </text:list-item>
        <text:list-item>
          <text:p text:style-name="P228"><text:a xlink:type="simple" xlink:href="https://laravel.su/docs/5.4/controllers#dependency-injection-and-controllers" text:style-name="Internet_20_link" text:visited-style-name="Visited_20_Internet_20_Link">Внедрение зависимостей и контроллеры</text:a> </text:p>
        </text:list-item>
        <text:list-item>
          <text:p text:style-name="P256"><text:a xlink:type="simple" xlink:href="https://laravel.su/docs/5.4/controllers#route-caching" text:style-name="Internet_20_link" text:visited-style-name="Visited_20_Internet_20_Link">Кэширование роутов</text:a> </text:p>
        </text:list-item>
      </text:list>
      <text:h text:style-name="Heading_20_2" text:outline-level="2"><text:bookmark text:name="introduction"/>Введение</text:h>
      <text:p text:style-name="Text_20_body">Вместо того, чтобы определять всю логику обработки запросов в виде замыканий в файлах роутов, вы можете организовать её с помощью классов контроллеров. Контроллеры могут группировать связанную с обработкой HTTP-запросов логику в отдельный класс. Контроллеры хранятся в директории <text:span text:style-name="Source_20_Text">app/Http/Controllers</text:span>.</text:p>
      <text:h text:style-name="Heading_20_2" text:outline-level="2"><text:bookmark text:name="basic-controllers"/>Простейшие контроллеры</text:h>
      <text:h text:style-name="Heading_20_3" text:outline-level="3"><text:bookmark text:name="defining-controllers1"/>Определение контроллеров</text:h>
      <text:p text:style-name="Text_20_body">Ниже приведён пример простейшего класса контроллера. Обратите внимание, контроллер наследует базовый класс контроллера, встроенный в Laravel. Базовый класс предоставляет несколько удобных методов, таких как метод <text:span text:style-name="Source_20_Text">middleware</text:span>, используемый для назначения посредников на действия контроллера:</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App\Http\Controllers\Controller;</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show($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Вы можете задать роут для этого контроллера следующим образом:</text:p>
      <text:p text:style-name="P121"><text:span text:style-name="Source_20_Text">Route::get('user/{id}', 'UserController@show');</text:span></text:p>
      <text:p text:style-name="Text_20_body">Теперь при соответствии запроса указанному URI роута будет выполняться метод <text:span text:style-name="Source_20_Text">show</text:span> класса <text:span text:style-name="Source_20_Text">UserController</text:span>. Конечно, параметры роута также будут переданы в метод.</text:p>
      <text:p text:style-name="Quotations"><text:soft-page-break/>Контроллерам не <text:span text:style-name="Strong_20_Emphasis">обязательно</text:span> наследовать базовый класс. Но тогда у вас не будет таких удобных возможностей, как методы <text:span text:style-name="Source_20_Text">middleware</text:span>, <text:span text:style-name="Source_20_Text">validate</text:span> и <text:span text:style-name="Source_20_Text">dispatch</text:span>.</text:p>
      <text:h text:style-name="Heading_20_3" text:outline-level="3"><text:bookmark text:name="controllers-and-namespaces"/>Контроллеры и пространства имён</text:h>
      <text:p text:style-name="Text_20_body">Важно помнить, что при определении роута контроллера нам не надо указывать полное пространство имён контроллера. Так как <text:span text:style-name="Source_20_Text">RouteServiceProvider</text:span> загружает файлы вашего роута в группу роута, которая содержит пространство имён, мы указали только ту часть имени класса, которая следует за частью <text:span text:style-name="Source_20_Text">App\Http\Controllers</text:span> пространства имён.</text:p>
      <text:p text:style-name="Text_20_body">Если вы решите разместить свои контроллеры в поддиректориях <text:span text:style-name="Source_20_Text">App\Http\Controllers</text:span>, то просто используйте конкретное имя класса относительно корня пространства имён <text:span text:style-name="Source_20_Text">App\Http\Controllers</text:span>. Тогда, если полный путь к вашему классу будет <text:span text:style-name="Source_20_Text">App\Http\Controllers\Photos\AdminController</text:span>, то вам надо зарегистрировать роуты к контроллеру следующим образом:</text:p>
      <text:p text:style-name="P121"><text:span text:style-name="Source_20_Text">Route::get('foo', 'Photos\AdminController@method');</text:span></text:p>
      <text:h text:style-name="Heading_20_3" text:outline-level="3"><text:bookmark text:name="single-action-controllers"/>Контроллеры одного действия</text:h>
      <text:p text:style-name="Text_20_body">Для определения контроллера, обрабатывающего всего одно действие, поместите в контроллер единственный метод <text:span text:style-name="Source_20_Text">__invoke</text:span>:</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App\Http\Controllers\Controller;</text:span></text:p>
      <text:p text:style-name="Preformatted_20_Text"/>
      <text:p text:style-name="Preformatted_20_Text"><text:span text:style-name="Source_20_Text">class ShowProfile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__invoke($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При регистрации роутов для контроллеров одного действия вам не надо указывать метод:</text:p>
      <text:p text:style-name="P121"><text:span text:style-name="Source_20_Text">Route::get('user/{id}', 'ShowProfile');</text:span></text:p>
      <text:h text:style-name="Heading_20_2" text:outline-level="2"><text:bookmark text:name="controller-middleware"/>Посредник контроллера</text:h>
      <text:p text:style-name="Text_20_body"><text:a xlink:type="simple" xlink:href="https://laravel.su/docs/5.4/middleware" text:style-name="Internet_20_link" text:visited-style-name="Visited_20_Internet_20_Link">Посредников</text:a> можно назначить роутам контроллера в файлах роутов:</text:p>
      <text:p text:style-name="P121"><text:span text:style-name="Source_20_Text">Route::get('profile', 'UserController@show')-&gt;middleware('auth');</text:span></text:p>
      <text:p text:style-name="Text_20_body"><text:soft-page-break/>Но удобнее указать посредника в конструкторе вашего контроллера. Используя метод <text:span text:style-name="Source_20_Text">middleware</text:span> в конструкторе контроллера, вы легко можете назначить посредника для действия контроллера. Вы можете даже ограничить использование посредника, назначив его только для определённых методов класса контроллера:</text:p>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Создание нового экземпляра контроллера.</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__construct()</text:span></text:p>
      <text:p text:style-name="Preformatted_20_Text"><text:span text:style-name="Source_20_Text"><text:s text:c="4"/>{</text:span></text:p>
      <text:p text:style-name="Preformatted_20_Text"><text:span text:style-name="Source_20_Text"><text:s text:c="8"/>$this-&gt;middleware('auth');</text:span></text:p>
      <text:p text:style-name="Preformatted_20_Text"/>
      <text:p text:style-name="Preformatted_20_Text"><text:span text:style-name="Source_20_Text"><text:s text:c="8"/>$this-&gt;middleware('log')-&gt;only('index');</text:span></text:p>
      <text:p text:style-name="Preformatted_20_Text"/>
      <text:p text:style-name="Preformatted_20_Text"><text:span text:style-name="Source_20_Text"><text:s text:c="8"/>$this-&gt;middleware('subscribed')-&gt;except('store');</text:span></text:p>
      <text:p text:style-name="Preformatted_20_Text"><text:span text:style-name="Source_20_Text"><text:s text:c="4"/>}</text:span></text:p>
      <text:p text:style-name="P121"><text:span text:style-name="Source_20_Text">}</text:span></text:p>
      <text:p text:style-name="Text_20_body">Контроллеры также позволяют регистрировать посредников с помощью замыканий. Это удобный способ определения посредника для одного контроллера, не требующий определения целого класса посредника:</text:p>
      <text:p text:style-name="P40"><text:span text:style-name="Source_20_Text">$this-&gt;middleware(function ($request, $next) {</text:span></text:p>
      <text:p text:style-name="P38"><text:span text:style-name="Source_20_Text"><text:s text:c="4"/>// ...</text:span></text:p>
      <text:p text:style-name="P38"/>
      <text:p text:style-name="P38"><text:span text:style-name="Source_20_Text"><text:s text:c="4"/>return $next($request);</text:span></text:p>
      <text:p text:style-name="P38"><text:span text:style-name="Source_20_Text">});</text:span></text:p>
      <text:p text:style-name="P61">Вы можете назначить посредника на определённый набор действий контроллера, но если возникает такая необходимость, возможно ваш контроллер стал слишком велик. Вместо этого вы можете разбить контроллер на несколько меньших контроллеров.</text:p>
      <text:p text:style-name="P61"/>
      <text:h text:style-name="P13" text:outline-level="2">Контроллеры ресурсов</text:h>
      <text:p text:style-name="P61">Маршрутизация ресурсов Laravel назначает обычные CRUD-роуты на контроллеры одной строчкой кода. Например, вы можете создать контроллер, обрабатывающий все HTTP-запросы к фотографиям, хранимым вашим приложением. Вы можете быстро создать такой контроллер с помощью Artisan-команды <text:span text:style-name="Source_20_Text">make:controller</text:span>:</text:p>
      <text:p text:style-name="P40"><text:span text:style-name="Source_20_Text">php artisan make:controller PhotoController --resource</text:span></text:p>
      <text:p text:style-name="P61"/>
      <text:p text:style-name="P72"><text:span text:style-name="T14">Эта команда сгенерирует контроллер в app / Http / Controllers / PhotoController.php. Контроллер будет содержать метод для каждой из доступных операций с ресурсами.<text:line-break/></text:span><text:soft-page-break/><text:span text:style-name="T14"><text:line-break/></text:span>Теперь мы можем зарегистрировать роут контроллера ресурса:</text:p>
      <text:p text:style-name="P40"><text:span text:style-name="Source_20_Text">Route::resource('photos', PhotoController::class);</text:span></text:p>
      <text:p text:style-name="P61"/>
      <text:p text:style-name="P102"/>
      <text:h text:style-name="Heading_20_1" text:outline-level="1">Контроллеры</text:h>
      <text:list xml:id="list3545762991" text:style-name="L4">
        <text:list-item>
          <text:p text:style-name="P229"><text:a xlink:type="simple" xlink:href="https://laravel.su/docs/5.4/controllers#introduction" text:style-name="Internet_20_link" text:visited-style-name="Visited_20_Internet_20_Link">Введение</text:a> </text:p>
        </text:list-item>
        <text:list-item>
          <text:p text:style-name="P229"><text:a xlink:type="simple" xlink:href="https://laravel.su/docs/5.4/controllers#basic-controllers" text:style-name="Internet_20_link" text:visited-style-name="Visited_20_Internet_20_Link">Простейшие контроллеры</text:a> </text:p>
          <text:list>
            <text:list-item>
              <text:p text:style-name="P229"><text:a xlink:type="simple" xlink:href="https://laravel.su/docs/5.4/controllers#defining-controllers" text:style-name="Internet_20_link" text:visited-style-name="Visited_20_Internet_20_Link">Определение контроллеров</text:a> </text:p>
            </text:list-item>
            <text:list-item>
              <text:p text:style-name="P229"><text:a xlink:type="simple" xlink:href="https://laravel.su/docs/5.4/controllers#controllers-and-namespaces" text:style-name="Internet_20_link" text:visited-style-name="Visited_20_Internet_20_Link">Контроллеры и пространства имён</text:a> </text:p>
            </text:list-item>
            <text:list-item>
              <text:p text:style-name="P229"><text:a xlink:type="simple" xlink:href="https://laravel.su/docs/5.4/controllers#single-action-controllers" text:style-name="Internet_20_link" text:visited-style-name="Visited_20_Internet_20_Link">Контроллеры одного действия</text:a> </text:p>
            </text:list-item>
          </text:list>
        </text:list-item>
        <text:list-item>
          <text:p text:style-name="P229"><text:a xlink:type="simple" xlink:href="https://laravel.su/docs/5.4/controllers#controller-middleware" text:style-name="Internet_20_link" text:visited-style-name="Visited_20_Internet_20_Link">Посредник контроллера</text:a> </text:p>
        </text:list-item>
        <text:list-item>
          <text:p text:style-name="P229"><text:a xlink:type="simple" xlink:href="https://laravel.su/docs/5.4/controllers#resource-controllers" text:style-name="Internet_20_link" text:visited-style-name="Visited_20_Internet_20_Link">Контроллеры ресурсов</text:a> </text:p>
          <text:list>
            <text:list-item>
              <text:p text:style-name="P229"><text:a xlink:type="simple" xlink:href="https://laravel.su/docs/5.4/controllers#restful-partial-resource-routes" text:style-name="Internet_20_link" text:visited-style-name="Visited_20_Internet_20_Link">Частичные роуты ресурсов</text:a> </text:p>
            </text:list-item>
            <text:list-item>
              <text:p text:style-name="P229"><text:a xlink:type="simple" xlink:href="https://laravel.su/docs/5.4/controllers#restful-naming-resource-routes" text:style-name="Internet_20_link" text:visited-style-name="Visited_20_Internet_20_Link">Именование роутов ресурсов</text:a> </text:p>
            </text:list-item>
            <text:list-item>
              <text:p text:style-name="P229"><text:a xlink:type="simple" xlink:href="https://laravel.su/docs/5.4/controllers#restful-naming-resource-route-parameters" text:style-name="Internet_20_link" text:visited-style-name="Visited_20_Internet_20_Link">Именование параметров роутов ресурса</text:a> </text:p>
            </text:list-item>
            <text:list-item>
              <text:p text:style-name="P229"><text:a xlink:type="simple" xlink:href="https://laravel.su/docs/5.4/controllers#restful-localizing-resource-uris" text:style-name="Internet_20_link" text:visited-style-name="Visited_20_Internet_20_Link">Локализация URI ресурсов</text:a> </text:p>
            </text:list-item>
            <text:list-item>
              <text:p text:style-name="P229"><text:a xlink:type="simple" xlink:href="https://laravel.su/docs/5.4/controllers#restful-supplementing-resource-controllers" text:style-name="Internet_20_link" text:visited-style-name="Visited_20_Internet_20_Link">Добавление дополнительных роутов в контроллеры ресурсов</text:a> </text:p>
            </text:list-item>
          </text:list>
        </text:list-item>
        <text:list-item>
          <text:p text:style-name="P229"><text:a xlink:type="simple" xlink:href="https://laravel.su/docs/5.4/controllers#dependency-injection-and-controllers" text:style-name="Internet_20_link" text:visited-style-name="Visited_20_Internet_20_Link">Внедрение зависимостей и контроллеры</text:a> </text:p>
        </text:list-item>
        <text:list-item>
          <text:p text:style-name="P257"><text:a xlink:type="simple" xlink:href="https://laravel.su/docs/5.4/controllers#route-caching" text:style-name="Internet_20_link" text:visited-style-name="Visited_20_Internet_20_Link">Кэширование роутов</text:a> </text:p>
        </text:list-item>
      </text:list>
      <text:h text:style-name="Heading_20_2" text:outline-level="2"><text:bookmark text:name="introduction1"/>Введение</text:h>
      <text:p text:style-name="Text_20_body">Вместо того, чтобы определять всю логику обработки запросов в виде замыканий в файлах роутов, вы можете организовать её с помощью классов контроллеров. Контроллеры могут группировать связанную с обработкой HTTP-запросов логику в отдельный класс. Контроллеры хранятся в директории <text:span text:style-name="Source_20_Text">app/Http/Controllers</text:span>.</text:p>
      <text:h text:style-name="Heading_20_2" text:outline-level="2"><text:bookmark text:name="basic-controllers1"/>Простейшие контроллеры</text:h>
      <text:h text:style-name="Heading_20_3" text:outline-level="3"><text:bookmark text:name="defining-controllers2"/>Определение контроллеров</text:h>
      <text:p text:style-name="Text_20_body">Ниже приведён пример простейшего класса контроллера. Обратите внимание, контроллер наследует базовый класс контроллера, встроенный в Laravel. Базовый класс предоставляет несколько удобных методов, таких как метод <text:span text:style-name="Source_20_Text">middleware</text:span>, используемый для назначения посредников на действия контроллера:</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App\Http\Controllers\Controller;</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oft-page-break/><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show($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Вы можете задать роут для этого контроллера следующим образом:</text:p>
      <text:p text:style-name="P121"><text:span text:style-name="Source_20_Text">Route::get('user/{id}', 'UserController@show');</text:span></text:p>
      <text:p text:style-name="Text_20_body">Теперь при соответствии запроса указанному URI роута будет выполняться метод <text:span text:style-name="Source_20_Text">show</text:span> класса <text:span text:style-name="Source_20_Text">UserController</text:span>. Конечно, параметры роута также будут переданы в метод.</text:p>
      <text:p text:style-name="Quotations">Контроллерам не <text:span text:style-name="Strong_20_Emphasis">обязательно</text:span> наследовать базовый класс. Но тогда у вас не будет таких удобных возможностей, как методы <text:span text:style-name="Source_20_Text">middleware</text:span>, <text:span text:style-name="Source_20_Text">validate</text:span> и <text:span text:style-name="Source_20_Text">dispatch</text:span>.</text:p>
      <text:h text:style-name="Heading_20_3" text:outline-level="3"><text:bookmark text:name="controllers-and-namespaces1"/>Контроллеры и пространства имён</text:h>
      <text:p text:style-name="Text_20_body">Важно помнить, что при определении роута контроллера нам не надо указывать полное пространство имён контроллера. Так как <text:span text:style-name="Source_20_Text">RouteServiceProvider</text:span> загружает файлы вашего роута в группу роута, которая содержит пространство имён, мы указали только ту часть имени класса, которая следует за частью <text:span text:style-name="Source_20_Text">App\Http\Controllers</text:span> пространства имён.</text:p>
      <text:p text:style-name="Text_20_body">Если вы решите разместить свои контроллеры в поддиректориях <text:span text:style-name="Source_20_Text">App\Http\Controllers</text:span>, то просто используйте конкретное имя класса относительно корня пространства имён <text:span text:style-name="Source_20_Text">App\Http\Controllers</text:span>. Тогда, если полный путь к вашему классу будет <text:span text:style-name="Source_20_Text">App\Http\Controllers\Photos\AdminController</text:span>, то вам надо зарегистрировать роуты к контроллеру следующим образом:</text:p>
      <text:p text:style-name="P121"><text:span text:style-name="Source_20_Text">Route::get('foo', 'Photos\AdminController@method');</text:span></text:p>
      <text:h text:style-name="Heading_20_3" text:outline-level="3"><text:bookmark text:name="single-action-controllers1"/>Контроллеры одного действия</text:h>
      <text:p text:style-name="Text_20_body">Для определения контроллера, обрабатывающего всего одно действие, поместите в контроллер единственный метод <text:span text:style-name="Source_20_Text">__invoke</text:span>:</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App\Http\Controllers\Controller;</text:span></text:p>
      <text:p text:style-name="Preformatted_20_Text"/>
      <text:p text:style-name="Preformatted_20_Text"><text:span text:style-name="Source_20_Text">class ShowProfile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oft-page-break/><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__invoke($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При регистрации роутов для контроллеров одного действия вам не надо указывать метод:</text:p>
      <text:p text:style-name="P121"><text:span text:style-name="Source_20_Text">Route::get('user/{id}', 'ShowProfile');</text:span></text:p>
      <text:h text:style-name="Heading_20_2" text:outline-level="2"><text:bookmark text:name="controller-middleware1"/>Посредник контроллера</text:h>
      <text:p text:style-name="Text_20_body"><text:a xlink:type="simple" xlink:href="https://laravel.su/docs/5.4/middleware" text:style-name="Internet_20_link" text:visited-style-name="Visited_20_Internet_20_Link">Посредников</text:a> можно назначить роутам контроллера в файлах роутов:</text:p>
      <text:p text:style-name="P121"><text:span text:style-name="Source_20_Text">Route::get('profile', 'UserController@show')-&gt;middleware('auth');</text:span></text:p>
      <text:p text:style-name="Text_20_body">Но удобнее указать посредника в конструкторе вашего контроллера. Используя метод <text:span text:style-name="Source_20_Text">middleware</text:span> в конструкторе контроллера, вы легко можете назначить посредника для действия контроллера. Вы можете даже ограничить использование посредника, назначив его только для определённых методов класса контроллера:</text:p>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Создание нового экземпляра контроллера.</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__construct()</text:span></text:p>
      <text:p text:style-name="Preformatted_20_Text"><text:span text:style-name="Source_20_Text"><text:s text:c="4"/>{</text:span></text:p>
      <text:p text:style-name="Preformatted_20_Text"><text:span text:style-name="Source_20_Text"><text:s text:c="8"/>$this-&gt;middleware('auth');</text:span></text:p>
      <text:p text:style-name="Preformatted_20_Text"/>
      <text:p text:style-name="Preformatted_20_Text"><text:span text:style-name="Source_20_Text"><text:s text:c="8"/>$this-&gt;middleware('log')-&gt;only('index');</text:span></text:p>
      <text:p text:style-name="Preformatted_20_Text"/>
      <text:p text:style-name="Preformatted_20_Text"><text:span text:style-name="Source_20_Text"><text:s text:c="8"/>$this-&gt;middleware('subscribed')-&gt;except('store');</text:span></text:p>
      <text:p text:style-name="Preformatted_20_Text"><text:span text:style-name="Source_20_Text"><text:s text:c="4"/>}</text:span></text:p>
      <text:p text:style-name="P121"><text:span text:style-name="Source_20_Text">}</text:span></text:p>
      <text:p text:style-name="Text_20_body">Контроллеры также позволяют регистрировать посредников с помощью замыканий. Это удобный способ определения посредника для одного контроллера, не требующий определения целого класса посредника:</text:p>
      <text:p text:style-name="Preformatted_20_Text"><text:span text:style-name="Source_20_Text">$this-&gt;middleware(function ($request, $next) {</text:span></text:p>
      <text:p text:style-name="Preformatted_20_Text"><text:span text:style-name="Source_20_Text"><text:s text:c="4"/>// ...</text:span></text:p>
      <text:p text:style-name="Preformatted_20_Text"/>
      <text:p text:style-name="Preformatted_20_Text"><text:span text:style-name="Source_20_Text"><text:s text:c="4"/>return $next($request);</text:span></text:p>
      <text:p text:style-name="P121"><text:span text:style-name="Source_20_Text">});</text:span></text:p>
      <text:p text:style-name="Quotations">Вы можете назначить посредника на определённый набор действий контроллера, но если возникает такая необходимость, возможно ваш контроллер стал слишком велик. Вместо этого вы можете разбить контроллер на несколько меньших контроллеров.</text:p>
      <text:h text:style-name="Heading_20_2" text:outline-level="2"><text:bookmark text:name="resource-controllers"/><text:soft-page-break/>Контроллеры ресурсов</text:h>
      <text:p text:style-name="Text_20_body">Маршрутизация ресурсов Laravel назначает обычные CRUD-роуты на контроллеры одной строчкой кода. Например, вы можете создать контроллер, обрабатывающий все HTTP-запросы к фотографиям, хранимым вашим приложением. Вы можете быстро создать такой контроллер с помощью Artisan-команды <text:span text:style-name="Source_20_Text">make:controller</text:span>:</text:p>
      <text:p text:style-name="P121"><text:span text:style-name="Source_20_Text">php artisan make:controller PhotoController --resource</text:span></text:p>
      <text:p text:style-name="Text_20_body">Эта команда сгенерирует контроллер <text:span text:style-name="Source_20_Text">app/Http/Controllers/PhotoController.php</text:span>. Данный контроллер будет содержать метод для каждой доступной операции с ресурсами.</text:p>
      <text:p text:style-name="Text_20_body">Теперь мы можем зарегистрировать роут контроллера ресурса:</text:p>
      <text:p text:style-name="P121"><text:span text:style-name="Source_20_Text">Route::resource('photos', 'PhotoController');</text:span></text:p>
      <text:p text:style-name="Text_20_body">Один этот вызов создаёт множество роутов для обработки различных действий для ресурса. Сгенерированный контроллер уже имеет методы-заглушки для каждого из этих действий с комментариями о том, какие URI и типы запросов они обрабатывают.</text:p>
      <text:p text:style-name="P61"><text:line-break/>Вы можете зарегистрировать сразу несколько контроллеров ресурсов, передав массив методу <text:span text:style-name="Source_20_Text">resources</text:span>:</text:p>
      <text:p text:style-name="P40"><text:span text:style-name="Source_20_Text">Route::resources([</text:span></text:p>
      <text:p text:style-name="P38"><text:span text:style-name="Source_20_Text"><text:s text:c="4"/>'photos' =&gt; PhotoController::class,</text:span></text:p>
      <text:p text:style-name="P38"><text:span text:style-name="Source_20_Text"><text:s text:c="4"/>'posts' =&gt; PostController::class,</text:span></text:p>
      <text:p text:style-name="P38"><text:span text:style-name="Source_20_Text">]);</text:span></text:p>
      <text:h text:style-name="P28" text:outline-level="4"><text:a xlink:type="simple" xlink:href="https://laravel.com/docs/8.x/controllers#actions-handled-by-resource-controller" text:style-name="Internet_20_link" text:visited-style-name="Visited_20_Internet_20_Link"><text:span text:style-name="T1"/></text:a></text:h>
      <text:h text:style-name="P35" text:outline-level="4">Действия, обрабатываемые контроллером ресурсов</text:h>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Table_20_Heading">Операция</text:p>
            </table:table-cell>
            <table:table-cell table:style-name="Таблица1.A1" office:value-type="string">
              <text:p text:style-name="Table_20_Heading">URI</text:p>
            </table:table-cell>
            <table:table-cell table:style-name="Таблица1.A1" office:value-type="string">
              <text:p text:style-name="Table_20_Heading">Действие</text:p>
            </table:table-cell>
            <table:table-cell table:style-name="Таблица1.A1" office:value-type="string">
              <text:p text:style-name="Table_20_Heading">Название роута</text:p>
            </table:table-cell>
          </table:table-row>
        </table:table-header-rows>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text:span></text:p>
          </table:table-cell>
          <table:table-cell table:style-name="Таблица1.A1" office:value-type="string">
            <text:p text:style-name="Table_20_Contents">index</text:p>
          </table:table-cell>
          <table:table-cell table:style-name="Таблица1.A1" office:value-type="string">
            <text:p text:style-name="Table_20_Contents">photos.index</text:p>
          </table:table-cell>
        </table:table-row>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create</text:span></text:p>
          </table:table-cell>
          <table:table-cell table:style-name="Таблица1.A1" office:value-type="string">
            <text:p text:style-name="Table_20_Contents">create</text:p>
          </table:table-cell>
          <table:table-cell table:style-name="Таблица1.A1" office:value-type="string">
            <text:p text:style-name="Table_20_Contents">photos.create</text:p>
          </table:table-cell>
        </table:table-row>
        <table:table-row>
          <table:table-cell table:style-name="Таблица1.A1" office:value-type="string">
            <text:p text:style-name="Table_20_Contents">POST</text:p>
          </table:table-cell>
          <table:table-cell table:style-name="Таблица1.A1" office:value-type="string">
            <text:p text:style-name="Table_20_Contents"><text:span text:style-name="Source_20_Text">/photos</text:span></text:p>
          </table:table-cell>
          <table:table-cell table:style-name="Таблица1.A1" office:value-type="string">
            <text:p text:style-name="Table_20_Contents">store</text:p>
          </table:table-cell>
          <table:table-cell table:style-name="Таблица1.A1" office:value-type="string">
            <text:p text:style-name="Table_20_Contents">photos.store</text:p>
          </table:table-cell>
        </table:table-row>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photo}</text:span></text:p>
          </table:table-cell>
          <table:table-cell table:style-name="Таблица1.A1" office:value-type="string">
            <text:p text:style-name="Table_20_Contents">show</text:p>
          </table:table-cell>
          <table:table-cell table:style-name="Таблица1.A1" office:value-type="string">
            <text:p text:style-name="Table_20_Contents">photos.show</text:p>
          </table:table-cell>
        </table:table-row>
        <table:table-row>
          <table:table-cell table:style-name="Таблица1.A1" office:value-type="string">
            <text:p text:style-name="Table_20_Contents">GET</text:p>
          </table:table-cell>
          <table:table-cell table:style-name="Таблица1.A1" office:value-type="string">
            <text:p text:style-name="Table_20_Contents"><text:span text:style-name="Source_20_Text">/photos/{photo}/edit</text:span></text:p>
          </table:table-cell>
          <table:table-cell table:style-name="Таблица1.A1" office:value-type="string">
            <text:p text:style-name="Table_20_Contents">edit</text:p>
          </table:table-cell>
          <table:table-cell table:style-name="Таблица1.A1" office:value-type="string">
            <text:p text:style-name="Table_20_Contents">photos.edit</text:p>
          </table:table-cell>
        </table:table-row>
        <table:table-row>
          <table:table-cell table:style-name="Таблица1.A1" office:value-type="string">
            <text:p text:style-name="Table_20_Contents">PUT/PATCH</text:p>
          </table:table-cell>
          <table:table-cell table:style-name="Таблица1.A1" office:value-type="string">
            <text:p text:style-name="Table_20_Contents"><text:span text:style-name="Source_20_Text">/photos/{photo}</text:span></text:p>
          </table:table-cell>
          <table:table-cell table:style-name="Таблица1.A1" office:value-type="string">
            <text:p text:style-name="Table_20_Contents">update</text:p>
          </table:table-cell>
          <table:table-cell table:style-name="Таблица1.A1" office:value-type="string">
            <text:p text:style-name="Table_20_Contents">photos.update</text:p>
          </table:table-cell>
        </table:table-row>
        <table:table-row>
          <table:table-cell table:style-name="Таблица1.A1" office:value-type="string">
            <text:p text:style-name="Table_20_Contents">DELETE</text:p>
          </table:table-cell>
          <table:table-cell table:style-name="Таблица1.A1" office:value-type="string">
            <text:p text:style-name="Table_20_Contents"><text:span text:style-name="Source_20_Text">/photos/{photo}</text:span></text:p>
          </table:table-cell>
          <table:table-cell table:style-name="Таблица1.A1" office:value-type="string">
            <text:p text:style-name="Table_20_Contents">destroy</text:p>
          </table:table-cell>
          <table:table-cell table:style-name="Таблица1.A1" office:value-type="string">
            <text:p text:style-name="Table_20_Contents">photos.destroy</text:p>
          </table:table-cell>
        </table:table-row>
      </table:table>
      <text:p text:style-name="P99"/>
      <text:p text:style-name="P99"/>
      <text:h text:style-name="Heading_20_1" text:outline-level="1">Контроллеры</text:h>
      <text:list xml:id="list3284440656" text:style-name="L5">
        <text:list-item>
          <text:p text:style-name="P230"><text:a xlink:type="simple" xlink:href="https://laravel.su/docs/5.4/controllers#introduction" text:style-name="Internet_20_link" text:visited-style-name="Visited_20_Internet_20_Link">Введение</text:a> </text:p>
        </text:list-item>
        <text:list-item>
          <text:p text:style-name="P230"><text:a xlink:type="simple" xlink:href="https://laravel.su/docs/5.4/controllers#basic-controllers" text:style-name="Internet_20_link" text:visited-style-name="Visited_20_Internet_20_Link">Простейшие контроллеры</text:a> </text:p>
          <text:list>
            <text:list-item>
              <text:p text:style-name="P230"><text:a xlink:type="simple" xlink:href="https://laravel.su/docs/5.4/controllers#defining-controllers" text:style-name="Internet_20_link" text:visited-style-name="Visited_20_Internet_20_Link">Определение контроллеров</text:a> </text:p>
            </text:list-item>
            <text:list-item>
              <text:p text:style-name="P230"><text:a xlink:type="simple" xlink:href="https://laravel.su/docs/5.4/controllers#controllers-and-namespaces" text:style-name="Internet_20_link" text:visited-style-name="Visited_20_Internet_20_Link">Контроллеры и пространства имён</text:a> </text:p>
            </text:list-item>
            <text:list-item>
              <text:p text:style-name="P230"><text:a xlink:type="simple" xlink:href="https://laravel.su/docs/5.4/controllers#single-action-controllers" text:style-name="Internet_20_link" text:visited-style-name="Visited_20_Internet_20_Link">Контроллеры одного действия</text:a> </text:p>
            </text:list-item>
          </text:list>
        </text:list-item>
        <text:list-item>
          <text:p text:style-name="P230"><text:a xlink:type="simple" xlink:href="https://laravel.su/docs/5.4/controllers#controller-middleware" text:style-name="Internet_20_link" text:visited-style-name="Visited_20_Internet_20_Link">Посредник контроллера</text:a> </text:p>
        </text:list-item>
        <text:list-item>
          <text:p text:style-name="P230"><text:soft-page-break/><text:a xlink:type="simple" xlink:href="https://laravel.su/docs/5.4/controllers#resource-controllers" text:style-name="Internet_20_link" text:visited-style-name="Visited_20_Internet_20_Link">Контроллеры ресурсов</text:a> </text:p>
          <text:list>
            <text:list-item>
              <text:p text:style-name="P230"><text:a xlink:type="simple" xlink:href="https://laravel.su/docs/5.4/controllers#restful-partial-resource-routes" text:style-name="Internet_20_link" text:visited-style-name="Visited_20_Internet_20_Link">Частичные роуты ресурсов</text:a> </text:p>
            </text:list-item>
            <text:list-item>
              <text:p text:style-name="P230"><text:a xlink:type="simple" xlink:href="https://laravel.su/docs/5.4/controllers#restful-naming-resource-routes" text:style-name="Internet_20_link" text:visited-style-name="Visited_20_Internet_20_Link">Именование роутов ресурсов</text:a> </text:p>
            </text:list-item>
            <text:list-item>
              <text:p text:style-name="P230"><text:a xlink:type="simple" xlink:href="https://laravel.su/docs/5.4/controllers#restful-naming-resource-route-parameters" text:style-name="Internet_20_link" text:visited-style-name="Visited_20_Internet_20_Link">Именование параметров роутов ресурса</text:a> </text:p>
            </text:list-item>
            <text:list-item>
              <text:p text:style-name="P230"><text:a xlink:type="simple" xlink:href="https://laravel.su/docs/5.4/controllers#restful-localizing-resource-uris" text:style-name="Internet_20_link" text:visited-style-name="Visited_20_Internet_20_Link">Локализация URI ресурсов</text:a> </text:p>
            </text:list-item>
            <text:list-item>
              <text:p text:style-name="P230"><text:a xlink:type="simple" xlink:href="https://laravel.su/docs/5.4/controllers#restful-supplementing-resource-controllers" text:style-name="Internet_20_link" text:visited-style-name="Visited_20_Internet_20_Link">Добавление дополнительных роутов в контроллеры ресурсов</text:a> </text:p>
            </text:list-item>
          </text:list>
        </text:list-item>
        <text:list-item>
          <text:p text:style-name="P230"><text:a xlink:type="simple" xlink:href="https://laravel.su/docs/5.4/controllers#dependency-injection-and-controllers" text:style-name="Internet_20_link" text:visited-style-name="Visited_20_Internet_20_Link">Внедрение зависимостей и контроллеры</text:a> </text:p>
        </text:list-item>
        <text:list-item>
          <text:p text:style-name="P258"><text:a xlink:type="simple" xlink:href="https://laravel.su/docs/5.4/controllers#route-caching" text:style-name="Internet_20_link" text:visited-style-name="Visited_20_Internet_20_Link">Кэширование роутов</text:a> </text:p>
        </text:list-item>
      </text:list>
      <text:h text:style-name="Heading_20_2" text:outline-level="2"><text:bookmark text:name="introduction2"/>Введение</text:h>
      <text:p text:style-name="Text_20_body">Вместо того, чтобы определять всю логику обработки запросов в виде замыканий в файлах роутов, вы можете организовать её с помощью классов контроллеров. Контроллеры могут группировать связанную с обработкой HTTP-запросов логику в отдельный класс. Контроллеры хранятся в директории <text:span text:style-name="Source_20_Text">app/Http/Controllers</text:span>.</text:p>
      <text:h text:style-name="Heading_20_2" text:outline-level="2"><text:bookmark text:name="basic-controllers2"/>Простейшие контроллеры</text:h>
      <text:h text:style-name="Heading_20_3" text:outline-level="3"><text:bookmark text:name="defining-controllers3"/>Определение контроллеров</text:h>
      <text:p text:style-name="Text_20_body">Ниже приведён пример простейшего класса контроллера. Обратите внимание, контроллер наследует базовый класс контроллера, встроенный в Laravel. Базовый класс предоставляет несколько удобных методов, таких как метод <text:span text:style-name="Source_20_Text">middleware</text:span>, используемый для назначения посредников на действия контроллера:</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App\Http\Controllers\Controller;</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show($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Вы можете задать роут для этого контроллера следующим образом:</text:p>
      <text:p text:style-name="P121"><text:span text:style-name="Source_20_Text">Route::get('user/{id}', 'UserController@show');</text:span></text:p>
      <text:p text:style-name="Text_20_body">Теперь при соответствии запроса указанному URI роута будет выполняться метод <text:span text:style-name="Source_20_Text">show</text:span> класса <text:span text:style-name="Source_20_Text">UserController</text:span>. Конечно, параметры роута также будут переданы в метод.</text:p>
      <text:p text:style-name="Quotations"><text:soft-page-break/>Контроллерам не <text:span text:style-name="Strong_20_Emphasis">обязательно</text:span> наследовать базовый класс. Но тогда у вас не будет таких удобных возможностей, как методы <text:span text:style-name="Source_20_Text">middleware</text:span>, <text:span text:style-name="Source_20_Text">validate</text:span> и <text:span text:style-name="Source_20_Text">dispatch</text:span>.</text:p>
      <text:h text:style-name="Heading_20_3" text:outline-level="3"><text:bookmark text:name="controllers-and-namespaces2"/>Контроллеры и пространства имён</text:h>
      <text:p text:style-name="Text_20_body">Важно помнить, что при определении роута контроллера нам не надо указывать полное пространство имён контроллера. Так как <text:span text:style-name="Source_20_Text">RouteServiceProvider</text:span> загружает файлы вашего роута в группу роута, которая содержит пространство имён, мы указали только ту часть имени класса, которая следует за частью <text:span text:style-name="Source_20_Text">App\Http\Controllers</text:span> пространства имён.</text:p>
      <text:p text:style-name="Text_20_body">Если вы решите разместить свои контроллеры в поддиректориях <text:span text:style-name="Source_20_Text">App\Http\Controllers</text:span>, то просто используйте конкретное имя класса относительно корня пространства имён <text:span text:style-name="Source_20_Text">App\Http\Controllers</text:span>. Тогда, если полный путь к вашему классу будет <text:span text:style-name="Source_20_Text">App\Http\Controllers\Photos\AdminController</text:span>, то вам надо зарегистрировать роуты к контроллеру следующим образом:</text:p>
      <text:p text:style-name="P121"><text:span text:style-name="Source_20_Text">Route::get('foo', 'Photos\AdminController@method');</text:span></text:p>
      <text:h text:style-name="Heading_20_3" text:outline-level="3"><text:bookmark text:name="single-action-controllers2"/>Контроллеры одного действия</text:h>
      <text:p text:style-name="Text_20_body">Для определения контроллера, обрабатывающего всего одно действие, поместите в контроллер единственный метод <text:span text:style-name="Source_20_Text">__invoke</text:span>:</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App\Http\Controllers\Controller;</text:span></text:p>
      <text:p text:style-name="Preformatted_20_Text"/>
      <text:p text:style-name="Preformatted_20_Text"><text:span text:style-name="Source_20_Text">class ShowProfile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__invoke($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При регистрации роутов для контроллеров одного действия вам не надо указывать метод:</text:p>
      <text:p text:style-name="P121"><text:span text:style-name="Source_20_Text">Route::get('user/{id}', 'ShowProfile');</text:span></text:p>
      <text:h text:style-name="Heading_20_2" text:outline-level="2"><text:bookmark text:name="controller-middleware2"/>Посредник контроллера</text:h>
      <text:p text:style-name="Text_20_body"><text:a xlink:type="simple" xlink:href="https://laravel.su/docs/5.4/middleware" text:style-name="Internet_20_link" text:visited-style-name="Visited_20_Internet_20_Link">Посредников</text:a> можно назначить роутам контроллера в файлах роутов:</text:p>
      <text:p text:style-name="P121"><text:span text:style-name="Source_20_Text">Route::get('profile', 'UserController@show')-&gt;middleware('auth');</text:span></text:p>
      <text:p text:style-name="Text_20_body"><text:soft-page-break/>Но удобнее указать посредника в конструкторе вашего контроллера. Используя метод <text:span text:style-name="Source_20_Text">middleware</text:span> в конструкторе контроллера, вы легко можете назначить посредника для действия контроллера. Вы можете даже ограничить использование посредника, назначив его только для определённых методов класса контроллера:</text:p>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Создание нового экземпляра контроллера.</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__construct()</text:span></text:p>
      <text:p text:style-name="Preformatted_20_Text"><text:span text:style-name="Source_20_Text"><text:s text:c="4"/>{</text:span></text:p>
      <text:p text:style-name="Preformatted_20_Text"><text:span text:style-name="Source_20_Text"><text:s text:c="8"/>$this-&gt;middleware('auth');</text:span></text:p>
      <text:p text:style-name="Preformatted_20_Text"/>
      <text:p text:style-name="Preformatted_20_Text"><text:span text:style-name="Source_20_Text"><text:s text:c="8"/>$this-&gt;middleware('log')-&gt;only('index');</text:span></text:p>
      <text:p text:style-name="Preformatted_20_Text"/>
      <text:p text:style-name="Preformatted_20_Text"><text:span text:style-name="Source_20_Text"><text:s text:c="8"/>$this-&gt;middleware('subscribed')-&gt;except('store');</text:span></text:p>
      <text:p text:style-name="Preformatted_20_Text"><text:span text:style-name="Source_20_Text"><text:s text:c="4"/>}</text:span></text:p>
      <text:p text:style-name="P121"><text:span text:style-name="Source_20_Text">}</text:span></text:p>
      <text:p text:style-name="Text_20_body">Контроллеры также позволяют регистрировать посредников с помощью замыканий. Это удобный способ определения посредника для одного контроллера, не требующий определения целого класса посредника:</text:p>
      <text:p text:style-name="Preformatted_20_Text"><text:span text:style-name="Source_20_Text">$this-&gt;middleware(function ($request, $next) {</text:span></text:p>
      <text:p text:style-name="Preformatted_20_Text"><text:span text:style-name="Source_20_Text"><text:s text:c="4"/>// ...</text:span></text:p>
      <text:p text:style-name="Preformatted_20_Text"/>
      <text:p text:style-name="Preformatted_20_Text"><text:span text:style-name="Source_20_Text"><text:s text:c="4"/>return $next($request);</text:span></text:p>
      <text:p text:style-name="P121"><text:span text:style-name="Source_20_Text">});</text:span></text:p>
      <text:p text:style-name="Quotations">Вы можете назначить посредника на определённый набор действий контроллера, но если возникает такая необходимость, возможно ваш контроллер стал слишком велик. Вместо этого вы можете разбить контроллер на несколько меньших контроллеров.</text:p>
      <text:h text:style-name="Heading_20_2" text:outline-level="2"><text:bookmark text:name="resource-controllers1"/>Контроллеры ресурсов</text:h>
      <text:p text:style-name="Text_20_body">Маршрутизация ресурсов Laravel назначает обычные CRUD-роуты на контроллеры одной строчкой кода. Например, вы можете создать контроллер, обрабатывающий все HTTP-запросы к фотографиям, хранимым вашим приложением. Вы можете быстро создать такой контроллер с помощью Artisan-команды <text:span text:style-name="Source_20_Text">make:controller</text:span>:</text:p>
      <text:p text:style-name="P121"><text:span text:style-name="Source_20_Text">php artisan make:controller PhotoController --resource</text:span></text:p>
      <text:p text:style-name="Text_20_body">Эта команда сгенерирует контроллер <text:span text:style-name="Source_20_Text">app/Http/Controllers/PhotoController.php</text:span>. Данный контроллер будет содержать метод для каждой доступной операции с ресурсами.</text:p>
      <text:p text:style-name="Text_20_body">Теперь мы можем зарегистрировать роут контроллера ресурса:</text:p>
      <text:p text:style-name="P121"><text:span text:style-name="Source_20_Text">Route::resource('photos', 'PhotoController');</text:span></text:p>
      <text:p text:style-name="Text_20_body"><text:soft-page-break/>Один этот вызов создаёт множество роутов для обработки различных действий для ресурса. Сгенерированный контроллер уже имеет методы-заглушки для каждого из этих действий с комментариями о том, какие URI и типы запросов они обрабатывают.</text:p>
      <text:h text:style-name="Heading_20_4" text:outline-level="4">Действия, обрабатываемые контроллером ресурсов</text:h>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table-cell table:style-name="Таблица2.A1" office:value-type="string">
              <text:p text:style-name="Table_20_Heading">Операция</text:p>
            </table:table-cell>
            <table:table-cell table:style-name="Таблица2.A1" office:value-type="string">
              <text:p text:style-name="Table_20_Heading">URI</text:p>
            </table:table-cell>
            <table:table-cell table:style-name="Таблица2.A1" office:value-type="string">
              <text:p text:style-name="Table_20_Heading">Действие</text:p>
            </table:table-cell>
            <table:table-cell table:style-name="Таблица2.A1" office:value-type="string">
              <text:p text:style-name="Table_20_Heading">Название роута</text:p>
            </table:table-cell>
          </table:table-row>
        </table:table-header-rows>
        <table:table-row>
          <table:table-cell table:style-name="Таблица2.A1" office:value-type="string">
            <text:p text:style-name="Table_20_Contents">GET</text:p>
          </table:table-cell>
          <table:table-cell table:style-name="Таблица2.A1" office:value-type="string">
            <text:p text:style-name="Table_20_Contents"><text:span text:style-name="Source_20_Text">/photos</text:span></text:p>
          </table:table-cell>
          <table:table-cell table:style-name="Таблица2.A1" office:value-type="string">
            <text:p text:style-name="Table_20_Contents">index</text:p>
          </table:table-cell>
          <table:table-cell table:style-name="Таблица2.A1" office:value-type="string">
            <text:p text:style-name="Table_20_Contents">photos.index</text:p>
          </table:table-cell>
        </table:table-row>
        <table:table-row>
          <table:table-cell table:style-name="Таблица2.A1" office:value-type="string">
            <text:p text:style-name="Table_20_Contents">GET</text:p>
          </table:table-cell>
          <table:table-cell table:style-name="Таблица2.A1" office:value-type="string">
            <text:p text:style-name="Table_20_Contents"><text:span text:style-name="Source_20_Text">/photos/create</text:span></text:p>
          </table:table-cell>
          <table:table-cell table:style-name="Таблица2.A1" office:value-type="string">
            <text:p text:style-name="Table_20_Contents">create</text:p>
          </table:table-cell>
          <table:table-cell table:style-name="Таблица2.A1" office:value-type="string">
            <text:p text:style-name="Table_20_Contents">photos.create</text:p>
          </table:table-cell>
        </table:table-row>
        <table:table-row>
          <table:table-cell table:style-name="Таблица2.A1" office:value-type="string">
            <text:p text:style-name="Table_20_Contents">POST</text:p>
          </table:table-cell>
          <table:table-cell table:style-name="Таблица2.A1" office:value-type="string">
            <text:p text:style-name="Table_20_Contents"><text:span text:style-name="Source_20_Text">/photos</text:span></text:p>
          </table:table-cell>
          <table:table-cell table:style-name="Таблица2.A1" office:value-type="string">
            <text:p text:style-name="Table_20_Contents">store</text:p>
          </table:table-cell>
          <table:table-cell table:style-name="Таблица2.A1" office:value-type="string">
            <text:p text:style-name="Table_20_Contents">photos.store</text:p>
          </table:table-cell>
        </table:table-row>
        <table:table-row>
          <table:table-cell table:style-name="Таблица2.A1" office:value-type="string">
            <text:p text:style-name="Table_20_Contents">GET</text:p>
          </table:table-cell>
          <table:table-cell table:style-name="Таблица2.A1" office:value-type="string">
            <text:p text:style-name="Table_20_Contents"><text:span text:style-name="Source_20_Text">/photos/{photo}</text:span></text:p>
          </table:table-cell>
          <table:table-cell table:style-name="Таблица2.A1" office:value-type="string">
            <text:p text:style-name="Table_20_Contents">show</text:p>
          </table:table-cell>
          <table:table-cell table:style-name="Таблица2.A1" office:value-type="string">
            <text:p text:style-name="Table_20_Contents">photos.show</text:p>
          </table:table-cell>
        </table:table-row>
        <table:table-row>
          <table:table-cell table:style-name="Таблица2.A1" office:value-type="string">
            <text:p text:style-name="Table_20_Contents">GET</text:p>
          </table:table-cell>
          <table:table-cell table:style-name="Таблица2.A1" office:value-type="string">
            <text:p text:style-name="Table_20_Contents"><text:span text:style-name="Source_20_Text">/photos/{photo}/edit</text:span></text:p>
          </table:table-cell>
          <table:table-cell table:style-name="Таблица2.A1" office:value-type="string">
            <text:p text:style-name="Table_20_Contents">edit</text:p>
          </table:table-cell>
          <table:table-cell table:style-name="Таблица2.A1" office:value-type="string">
            <text:p text:style-name="Table_20_Contents">photos.edit</text:p>
          </table:table-cell>
        </table:table-row>
        <table:table-row>
          <table:table-cell table:style-name="Таблица2.A1" office:value-type="string">
            <text:p text:style-name="Table_20_Contents">PUT/PATCH</text:p>
          </table:table-cell>
          <table:table-cell table:style-name="Таблица2.A1" office:value-type="string">
            <text:p text:style-name="Table_20_Contents"><text:span text:style-name="Source_20_Text">/photos/{photo}</text:span></text:p>
          </table:table-cell>
          <table:table-cell table:style-name="Таблица2.A1" office:value-type="string">
            <text:p text:style-name="Table_20_Contents">update</text:p>
          </table:table-cell>
          <table:table-cell table:style-name="Таблица2.A1" office:value-type="string">
            <text:p text:style-name="Table_20_Contents">photos.update</text:p>
          </table:table-cell>
        </table:table-row>
        <table:table-row>
          <table:table-cell table:style-name="Таблица2.A1" office:value-type="string">
            <text:p text:style-name="Table_20_Contents">DELETE</text:p>
          </table:table-cell>
          <table:table-cell table:style-name="Таблица2.A1" office:value-type="string">
            <text:p text:style-name="Table_20_Contents"><text:span text:style-name="Source_20_Text">/photos/{photo}</text:span></text:p>
          </table:table-cell>
          <table:table-cell table:style-name="Таблица2.A1" office:value-type="string">
            <text:p text:style-name="Table_20_Contents">destroy</text:p>
          </table:table-cell>
          <table:table-cell table:style-name="Таблица2.A1" office:value-type="string">
            <text:p text:style-name="Table_20_Contents">photos.destroy</text:p>
          </table:table-cell>
        </table:table-row>
      </table:table>
      <text:h text:style-name="Heading_20_4" text:outline-level="4"/>
      <text:h text:style-name="Heading_20_4" text:outline-level="4">Указание модели ресурса</text:h>
      <text:p text:style-name="P96"><text:span text:style-name="T1">Если вы используете связывание моделей роутов и хотели бы, чтобы методы контроллера ресурсов указывали в качестве аргумента экземпляр модели, можно использовать опцию </text:span><text:span text:style-name="Source_20_Text"><text:span text:style-name="T1">--model</text:span></text:span><text:span text:style-name="T1"> при генерировании контроллера:</text:span></text:p>
      <text:p text:style-name="P40"><text:span text:style-name="Source_20_Text">php artisan make:controller PhotoController --resource --model=Photo</text:span></text:p>
      <text:p text:style-name="P61"/>
      <text:h text:style-name="P23" text:outline-level="3"><text:bookmark text:name="restful-partial-resource-routes"/><text:a xlink:type="simple" xlink:href="https://laravel.com/docs/8.x/controllers#restful-partial-resource-routes" text:style-name="Internet_20_link" text:visited-style-name="Visited_20_Internet_20_Link"><text:span text:style-name="T67">Partial Resource Routes</text:span></text:a><text:span text:style-name="T67"> </text:span><text:span text:style-name="T70">(</text:span>Частичные маршруты ресурсов<text:span text:style-name="T70">)</text:span></text:h>
      <text:p text:style-name="P61">При объявлении маршрута ресурса вы можете указать подмножество действий, которые должен обрабатывать контроллер, вместо полного набора действий по умолчанию:</text:p>
      <text:p text:style-name="P40"><text:span text:style-name="Source_20_Text">Route::resource('photos', PhotoController::class)-&gt;only([</text:span></text:p>
      <text:p text:style-name="P38"><text:span text:style-name="Source_20_Text"><text:s text:c="4"/>'index', 'show'</text:span></text:p>
      <text:p text:style-name="P38"><text:span text:style-name="Source_20_Text">]);</text:span></text:p>
      <text:p text:style-name="P38"/>
      <text:p text:style-name="P38"><text:span text:style-name="Source_20_Text">Route::resource('photos', PhotoController::class)-&gt;except([</text:span></text:p>
      <text:p text:style-name="P38"><text:span text:style-name="Source_20_Text"><text:s text:c="4"/>'create', 'store', 'update', 'destroy'</text:span></text:p>
      <text:p text:style-name="P38"><text:span text:style-name="Source_20_Text">]);</text:span></text:p>
      <text:h text:style-name="P29" text:outline-level="4"><text:bookmark text:name="api-resource-routes"/><text:a xlink:type="simple" xlink:href="https://laravel.com/docs/8.x/controllers#api-resource-routes" text:style-name="Internet_20_link" text:visited-style-name="Visited_20_Internet_20_Link">API Resource Routes</text:a></text:h>
      <text:p text:style-name="P72"><text:span text:style-name="T14">При объявлении маршрутов ресурсов, которые будут использоваться API, вы обычно хотите исключить маршруты, которые представляют шаблоны HTML, такие как </text:span><text:span text:style-name="Source_20_Text">create</text:span><text:span text:style-name="T14"> и </text:span><text:span text:style-name="Source_20_Text"><text:span text:style-name="T14">edit</text:span></text:span><text:span text:style-name="T14">. Для удобства вы можете использовать метод apiResource для автоматического исключения этих двух маршрутов:</text:span></text:p>
      <text:p text:style-name="P40"><text:span text:style-name="Source_20_Text">Route::apiResource('photos', PhotoController::class);</text:span></text:p>
      <text:p text:style-name="P61"><text:soft-page-break/>Вы можете зарегистрировать сразу несколько контроллеров ресурсов API, передав массив методу apiResources:</text:p>
      <text:p text:style-name="P40"><text:span text:style-name="Source_20_Text">Route::apiResources([</text:span></text:p>
      <text:p text:style-name="P38"><text:span text:style-name="Source_20_Text"><text:s text:c="4"/>'photos' =&gt; PhotoController::class,</text:span></text:p>
      <text:p text:style-name="P38"><text:span text:style-name="Source_20_Text"><text:s text:c="4"/>'posts' =&gt; PostController::class,</text:span></text:p>
      <text:p text:style-name="P38"><text:span text:style-name="Source_20_Text">]);</text:span></text:p>
      <text:p text:style-name="P72"><text:span text:style-name="T14">Чтобы быстро сгенерировать контроллер ресурсов API, который не включает методы </text:span><text:span text:style-name="Source_20_Text">create</text:span><text:span text:style-name="T14"> или </text:span><text:span text:style-name="Source_20_Text"><text:span text:style-name="T14">edit</text:span></text:span><text:span text:style-name="T14">, используйте переключатель --api при выполнении команды make: controller:</text:span></text:p>
      <text:p text:style-name="P40"><text:span text:style-name="Source_20_Text">php artisan make:controller API/PhotoController --api</text:span></text:p>
      <text:p text:style-name="P61"/>
      <text:h text:style-name="P20" text:outline-level="3"><text:bookmark text:name="restful-nested-resources"/>Вложенные ресурсы <text:span text:style-name="T86">(</text:span><text:a xlink:type="simple" xlink:href="https://laravel.com/docs/8.x/controllers#restful-nested-resources" text:style-name="Internet_20_link" text:visited-style-name="Visited_20_Internet_20_Link">Nested Resources</text:a><text:span text:style-name="T86">)</text:span></text:h>
      <text:p text:style-name="P61">Иногда вам может потребоваться определить маршруты к вложенному ресурсу. Например, фоторесурс может иметь несколько комментариев, которые могут быть прикреплены к фотографии. Чтобы вложить контроллеры ресурсов, используйте нотацию с точкой в объявлении маршрута:</text:p>
      <text:p text:style-name="P40"><text:span text:style-name="Source_20_Text">Route::resource('photos.comments', PhotoCommentController::class);</text:span></text:p>
      <text:p text:style-name="P61">Этот маршрут зарегистрирует вложенный ресурс, к которому можно получить доступ с помощью URI, подобных следующим:</text:p>
      <text:p text:style-name="P40"><text:span text:style-name="Source_20_Text">/photos/{photo}/comments/{comment}</text:span></text:p>
      <text:p text:style-name="P61"/>
      <text:h text:style-name="P29" text:outline-level="4"><text:bookmark text:name="scoping-nested-resources"/><text:a xlink:type="simple" xlink:href="https://laravel.com/docs/8.x/controllers#scoping-nested-resources" text:style-name="Internet_20_link" text:visited-style-name="Visited_20_Internet_20_Link">Scoping Nested Resources</text:a></text:h>
      <text:p text:style-name="P61">Функция неявной привязки модели Laravel может автоматически определять вложенные привязки, так что разрешенная дочерняя модель подтверждается принадлежностью к родительской модели. Используя метод scoped при определении вложенного ресурса, вы можете включить автоматическое определение области, а также указать Laravel, в каком поле дочерний ресурс должен быть получен:</text:p>
      <text:p text:style-name="P40"><text:span text:style-name="Source_20_Text">Route::resource('photos.comments', PhotoCommentController::class)-&gt;scoped([</text:span></text:p>
      <text:p text:style-name="P38"><text:span text:style-name="Source_20_Text"><text:s text:c="4"/>'comment' =&gt; 'slug',</text:span></text:p>
      <text:p text:style-name="P38"><text:span text:style-name="Source_20_Text">]);</text:span></text:p>
      <text:p text:style-name="P61">Этот маршрут зарегистрирует вложенный ресурс с ограниченной областью действия, к которому можно получить доступ с помощью таких URI, как следующие:</text:p>
      <text:p text:style-name="P40"><text:span text:style-name="Source_20_Text">/photos/{photo}/comments/{comment:slug}</text:span></text:p>
      <text:p text:style-name="P61"/>
      <text:h text:style-name="P29" text:outline-level="4"><text:bookmark text:name="shallow-nesting"/><text:soft-page-break/>Неглубокое гнездование <text:span text:style-name="T87">(</text:span><text:a xlink:type="simple" xlink:href="https://laravel.com/docs/8.x/controllers#shallow-nesting" text:style-name="Internet_20_link" text:visited-style-name="Visited_20_Internet_20_Link">Shallow Nesting</text:a><text:span text:style-name="T87">)</text:span></text:h>
      <text:p text:style-name="P61">Часто нет необходимости иметь в URI и родительский, и дочерний идентификаторы, поскольку дочерний идентификатор уже является уникальным идентификатором. При использовании уникальных идентификаторов, таких как автоматически увеличивающиеся первичные ключи, для идентификации ваших моделей в сегментах URI, вы можете выбрать «неглубокую вложенность»:</text:p>
      <text:p text:style-name="P40"><text:span text:style-name="Source_20_Text">Route::resource('photos.comments', CommentController::class)-&gt;shallow();</text:span></text:p>
      <text:p text:style-name="P61">Приведенное выше определение маршрута будет определять следующие маршруты:</text:p>
      <text:p text:style-name="P61"/>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4">Verb</text:p>
            </table:table-cell>
            <table:table-cell table:style-name="Таблица4.A1" office:value-type="string">
              <text:p text:style-name="P4">URI</text:p>
            </table:table-cell>
            <table:table-cell table:style-name="Таблица4.A1" office:value-type="string">
              <text:p text:style-name="P4">Action</text:p>
            </table:table-cell>
            <table:table-cell table:style-name="Таблица4.A1" office:value-type="string">
              <text:p text:style-name="P4">Route Name</text:p>
            </table:table-cell>
          </table:table-row>
        </table:table-header-rows>
        <table:table-row>
          <table:table-cell table:style-name="Таблица4.A1" office:value-type="string">
            <text:p text:style-name="P3">GET</text:p>
          </table:table-cell>
          <table:table-cell table:style-name="Таблица4.A1" office:value-type="string">
            <text:p text:style-name="P3"><text:span text:style-name="Source_20_Text">/photos/{photo}/comments</text:span></text:p>
          </table:table-cell>
          <table:table-cell table:style-name="Таблица4.A1" office:value-type="string">
            <text:p text:style-name="P3">index</text:p>
          </table:table-cell>
          <table:table-cell table:style-name="Таблица4.A1" office:value-type="string">
            <text:p text:style-name="P3">photos.comments.index</text:p>
          </table:table-cell>
        </table:table-row>
        <table:table-row>
          <table:table-cell table:style-name="Таблица4.A1" office:value-type="string">
            <text:p text:style-name="P3">GET</text:p>
          </table:table-cell>
          <table:table-cell table:style-name="Таблица4.A1" office:value-type="string">
            <text:p text:style-name="P3"><text:span text:style-name="Source_20_Text">/photos/{photo}/comments/create</text:span></text:p>
          </table:table-cell>
          <table:table-cell table:style-name="Таблица4.A1" office:value-type="string">
            <text:p text:style-name="P3">create</text:p>
          </table:table-cell>
          <table:table-cell table:style-name="Таблица4.A1" office:value-type="string">
            <text:p text:style-name="P3">photos.comments.create</text:p>
          </table:table-cell>
        </table:table-row>
        <table:table-row>
          <table:table-cell table:style-name="Таблица4.A1" office:value-type="string">
            <text:p text:style-name="P3">POST</text:p>
          </table:table-cell>
          <table:table-cell table:style-name="Таблица4.A1" office:value-type="string">
            <text:p text:style-name="P3"><text:span text:style-name="Source_20_Text">/photos/{photo}/comments</text:span></text:p>
          </table:table-cell>
          <table:table-cell table:style-name="Таблица4.A1" office:value-type="string">
            <text:p text:style-name="P3">store</text:p>
          </table:table-cell>
          <table:table-cell table:style-name="Таблица4.A1" office:value-type="string">
            <text:p text:style-name="P3">photos.comments.store</text:p>
          </table:table-cell>
        </table:table-row>
        <table:table-row>
          <table:table-cell table:style-name="Таблица4.A1" office:value-type="string">
            <text:p text:style-name="P3">GET</text:p>
          </table:table-cell>
          <table:table-cell table:style-name="Таблица4.A1" office:value-type="string">
            <text:p text:style-name="P3"><text:span text:style-name="Source_20_Text">/comments/{comment}</text:span></text:p>
          </table:table-cell>
          <table:table-cell table:style-name="Таблица4.A1" office:value-type="string">
            <text:p text:style-name="P3">show</text:p>
          </table:table-cell>
          <table:table-cell table:style-name="Таблица4.A1" office:value-type="string">
            <text:p text:style-name="P3">comments.show</text:p>
          </table:table-cell>
        </table:table-row>
        <table:table-row>
          <table:table-cell table:style-name="Таблица4.A1" office:value-type="string">
            <text:p text:style-name="P3">GET</text:p>
          </table:table-cell>
          <table:table-cell table:style-name="Таблица4.A1" office:value-type="string">
            <text:p text:style-name="P3"><text:span text:style-name="Source_20_Text">/comments/{comment}/edit</text:span></text:p>
          </table:table-cell>
          <table:table-cell table:style-name="Таблица4.A1" office:value-type="string">
            <text:p text:style-name="P3">edit</text:p>
          </table:table-cell>
          <table:table-cell table:style-name="Таблица4.A1" office:value-type="string">
            <text:p text:style-name="P3">comments.edit</text:p>
          </table:table-cell>
        </table:table-row>
        <table:table-row>
          <table:table-cell table:style-name="Таблица4.A1" office:value-type="string">
            <text:p text:style-name="P3">PUT/PATCH</text:p>
          </table:table-cell>
          <table:table-cell table:style-name="Таблица4.A1" office:value-type="string">
            <text:p text:style-name="P3"><text:span text:style-name="Source_20_Text">/comments/{comment}</text:span></text:p>
          </table:table-cell>
          <table:table-cell table:style-name="Таблица4.A1" office:value-type="string">
            <text:p text:style-name="P3">update</text:p>
          </table:table-cell>
          <table:table-cell table:style-name="Таблица4.A1" office:value-type="string">
            <text:p text:style-name="P3">comments.update</text:p>
          </table:table-cell>
        </table:table-row>
        <table:table-row>
          <table:table-cell table:style-name="Таблица4.A1" office:value-type="string">
            <text:p text:style-name="P3">DELETE</text:p>
          </table:table-cell>
          <table:table-cell table:style-name="Таблица4.A1" office:value-type="string">
            <text:p text:style-name="P3"><text:span text:style-name="Source_20_Text">/comments/{comment}</text:span></text:p>
          </table:table-cell>
          <table:table-cell table:style-name="Таблица4.A1" office:value-type="string">
            <text:p text:style-name="P3">destroy</text:p>
          </table:table-cell>
          <table:table-cell table:style-name="Таблица4.A1" office:value-type="string">
            <text:p text:style-name="P3">comments.destroy</text:p>
          </table:table-cell>
        </table:table-row>
      </table:table>
      <text:p text:style-name="P61"/>
      <text:h text:style-name="P20" text:outline-level="3">Именование роутов ресурса</text:h>
      <text:p text:style-name="P61">По умолчанию все действия контроллера ресурсов имеют имена роутов, но вы можете переопределить эти имена, передав массив <text:span text:style-name="Source_20_Text">names</text:span> вместе с остальными параметрами:</text:p>
      <text:p text:style-name="P40"><text:span text:style-name="Source_20_Text">Route::resource('photos', PhotoController::class)-&gt;names([</text:span></text:p>
      <text:p text:style-name="P38"><text:span text:style-name="Source_20_Text"><text:s text:c="4"/>'create' =&gt; 'photos.build'</text:span></text:p>
      <text:p text:style-name="P38"><text:span text:style-name="Source_20_Text">]);</text:span></text:p>
      <text:p text:style-name="P38"><text:span text:style-name="Source_20_Text"/></text:p>
      <text:h text:style-name="P20" text:outline-level="3">Именование параметров роута ресурса</text:h>
      <text:p text:style-name="P72"><text:span text:style-name="T14">По умолчанию </text:span><text:span text:style-name="Source_20_Text"><text:span text:style-name="T14">Route::resource</text:span></text:span><text:span text:style-name="T14"> создаст параметры для ваших роутов ресурсов на основе имени ресурса в единственном числе. Это легко можно изменить для каждого ресурса, передав </text:span><text:span text:style-name="Source_20_Text"><text:span text:style-name="T14">parameters</text:span></text:span><text:span text:style-name="T14"> в массив опций. Массив </text:span><text:span text:style-name="Source_20_Text"><text:span text:style-name="T14">parameters</text:span></text:span><text:span text:style-name="T14"> должен быть ассоциативным массивом имён ресурсов и имён параметров:</text:span></text:p>
      <text:p text:style-name="P40"><text:span text:style-name="Source_20_Text">Route::resource('users', AdminUserController::class)-&gt;parameters([</text:span></text:p>
      <text:p text:style-name="P38"><text:span text:style-name="Source_20_Text"><text:s text:c="4"/>'users' =&gt; 'admin_user'</text:span></text:p>
      <text:p text:style-name="P38"><text:span text:style-name="Source_20_Text">]);</text:span></text:p>
      <text:p text:style-name="P72"><text:span text:style-name="T14">В приведенном выше примере генерируются следующие URI для маршрута </text:span><text:span text:style-name="Source_20_Text">show</text:span><text:span text:style-name="T14"> ресурса:</text:span></text:p>
      <text:p text:style-name="P40"><text:soft-page-break/><text:span text:style-name="Source_20_Text">/users/{admin_user}</text:span></text:p>
      <text:p text:style-name="P61"/>
      <text:h text:style-name="P20" text:outline-level="3"><text:bookmark text:name="restful-scoping-resource-routes"/><text:a xlink:type="simple" xlink:href="https://laravel.com/docs/8.x/controllers#restful-scoping-resource-routes" text:style-name="Internet_20_link" text:visited-style-name="Visited_20_Internet_20_Link">Scoping Resource Routes</text:a></text:h>
      <text:p text:style-name="P61">Иногда при неявной привязке нескольких моделей Eloquent в определениях маршрутов ресурсов вы можете захотеть ограничить вторую модель Eloquent таким образом, чтобы она была дочерней по отношению к первой модели Eloquent. Например, рассмотрим ситуацию, когда сообщение в блоге извлекается по слагу для определенного пользователя:</text:p>
      <text:p text:style-name="P40"><text:span text:style-name="Source_20_Text">use App\Http\Controllers\PostsController;</text:span></text:p>
      <text:p text:style-name="P38"/>
      <text:p text:style-name="P38"><text:span text:style-name="Source_20_Text">Route::resource('users.posts', PostsController::class)-&gt;scoped();</text:span></text:p>
      <text:p text:style-name="P72"><text:span text:style-name="T14">Вы можете переопределить ключи маршрута модели по умолчанию, передав массив </text:span><text:span text:style-name="Source_20_Text">scoped </text:span><text:span text:style-name="T14">методу</text:span></text:p>
      <text:p text:style-name="P40"><text:span text:style-name="Source_20_Text">use App\Http\Controllers\PostsController;</text:span></text:p>
      <text:p text:style-name="P38"/>
      <text:p text:style-name="P38"><text:span text:style-name="Source_20_Text">Route::resource('users.posts', PostsController::class)-&gt;scoped([</text:span></text:p>
      <text:p text:style-name="P38"><text:span text:style-name="Source_20_Text"><text:s text:c="4"/>'post' =&gt; 'slug',</text:span></text:p>
      <text:p text:style-name="P38"><text:span text:style-name="Source_20_Text">]);</text:span></text:p>
      <text:p text:style-name="P61">При использовании настраиваемой неявной привязки с ключом в качестве параметра вложенного маршрута Laravel автоматически задает область запроса для получения вложенной модели своим родителем, используя соглашения, чтобы угадать имя отношения на родительском элементе. В этом случае предполагается, что модель User имеет отношение с именем posts (множественное число от имени параметра маршрута), которое можно использовать для получения модели Post.</text:p>
      <text:p text:style-name="P61"/>
      <text:h text:style-name="P20" text:outline-level="3">Локализация URI ресурсов</text:h>
      <text:p text:style-name="P61">По умолчанию <text:span text:style-name="Source_20_Text">Route::resource</text:span> будет создавать URI ресурсов, используя английские глаголы. Если вам нужно локализовать глаголы действий <text:span text:style-name="Source_20_Text">create</text:span> и <text:span text:style-name="Source_20_Text">edit</text:span>, вы можете использовать метод <text:span text:style-name="Source_20_Text">Route::resourceVerbs</text:span>. Данную задачу можно выполнить в методе <text:span text:style-name="Source_20_Text">boot</text:span> вашего <text:span text:style-name="Source_20_Text">AppServiceProvider</text:span>:</text:p>
      <text:p text:style-name="P40"><text:span text:style-name="Source_20_Text">use Illuminate\Support\Facades\Route;</text:span></text:p>
      <text:p text:style-name="P37"/>
      <text:p text:style-name="P37"><text:span text:style-name="Source_20_Text">/**</text:span></text:p>
      <text:p text:style-name="P37"><text:span text:style-name="Source_20_Text"><text:s/>* Bootstrap any application services.</text:span></text:p>
      <text:p text:style-name="P37"><text:span text:style-name="Source_20_Text"><text:s/>*</text:span></text:p>
      <text:p text:style-name="P37"><text:span text:style-name="Source_20_Text"><text:s/>* @return void</text:span></text:p>
      <text:p text:style-name="P37"><text:span text:style-name="Source_20_Text"><text:s/>*/</text:span></text:p>
      <text:p text:style-name="P37"><text:span text:style-name="Source_20_Text">public function boot()</text:span></text:p>
      <text:p text:style-name="P37"><text:span text:style-name="Source_20_Text">{</text:span></text:p>
      <text:p text:style-name="P37"><text:span text:style-name="Source_20_Text"><text:s text:c="4"/>Route::resourceVerbs([</text:span></text:p>
      <text:p text:style-name="P37"><text:span text:style-name="Source_20_Text"><text:s text:c="8"/>'create' =&gt; 'crear',</text:span></text:p>
      <text:p text:style-name="P37"><text:soft-page-break/><text:span text:style-name="Source_20_Text"><text:s text:c="8"/>'edit' =&gt; 'editar',</text:span></text:p>
      <text:p text:style-name="P37"><text:span text:style-name="Source_20_Text"><text:s text:c="4"/>]);</text:span></text:p>
      <text:p text:style-name="P37"><text:span text:style-name="Source_20_Text">}</text:span></text:p>
      <text:p text:style-name="P61">После настройки глаголов регистрация маршрута ресурса, такая как Route :: resource ('fotos', 'PhotoController'), создаст следующие URI:</text:p>
      <text:p text:style-name="P40"><text:span text:style-name="Source_20_Text">/fotos/crear</text:span></text:p>
      <text:p text:style-name="P37"/>
      <text:p text:style-name="P37"><text:span text:style-name="Source_20_Text">/fotos/{foto}/editar</text:span></text:p>
      <text:p text:style-name="P61"/>
      <text:p text:style-name="P215"/>
      <text:h text:style-name="Heading_20_1" text:outline-level="1">Контроллеры</text:h>
      <text:list xml:id="list3594024269" text:style-name="L6">
        <text:list-item>
          <text:p text:style-name="P231"><text:a xlink:type="simple" xlink:href="https://laravel.su/docs/5.4/controllers#introduction" text:style-name="Internet_20_link" text:visited-style-name="Visited_20_Internet_20_Link">Введение</text:a> </text:p>
        </text:list-item>
        <text:list-item>
          <text:p text:style-name="P231"><text:a xlink:type="simple" xlink:href="https://laravel.su/docs/5.4/controllers#basic-controllers" text:style-name="Internet_20_link" text:visited-style-name="Visited_20_Internet_20_Link">Простейшие контроллеры</text:a> </text:p>
          <text:list>
            <text:list-item>
              <text:p text:style-name="P231"><text:a xlink:type="simple" xlink:href="https://laravel.su/docs/5.4/controllers#defining-controllers" text:style-name="Internet_20_link" text:visited-style-name="Visited_20_Internet_20_Link">Определение контроллеров</text:a> </text:p>
            </text:list-item>
            <text:list-item>
              <text:p text:style-name="P231"><text:a xlink:type="simple" xlink:href="https://laravel.su/docs/5.4/controllers#controllers-and-namespaces" text:style-name="Internet_20_link" text:visited-style-name="Visited_20_Internet_20_Link">Контроллеры и пространства имён</text:a> </text:p>
            </text:list-item>
            <text:list-item>
              <text:p text:style-name="P231"><text:a xlink:type="simple" xlink:href="https://laravel.su/docs/5.4/controllers#single-action-controllers" text:style-name="Internet_20_link" text:visited-style-name="Visited_20_Internet_20_Link">Контроллеры одного действия</text:a> </text:p>
            </text:list-item>
          </text:list>
        </text:list-item>
        <text:list-item>
          <text:p text:style-name="P231"><text:a xlink:type="simple" xlink:href="https://laravel.su/docs/5.4/controllers#controller-middleware" text:style-name="Internet_20_link" text:visited-style-name="Visited_20_Internet_20_Link">Посредник контроллера</text:a> </text:p>
        </text:list-item>
        <text:list-item>
          <text:p text:style-name="P231"><text:a xlink:type="simple" xlink:href="https://laravel.su/docs/5.4/controllers#resource-controllers" text:style-name="Internet_20_link" text:visited-style-name="Visited_20_Internet_20_Link">Контроллеры ресурсов</text:a> </text:p>
          <text:list>
            <text:list-item>
              <text:p text:style-name="P231"><text:a xlink:type="simple" xlink:href="https://laravel.su/docs/5.4/controllers#restful-partial-resource-routes" text:style-name="Internet_20_link" text:visited-style-name="Visited_20_Internet_20_Link">Частичные роуты ресурсов</text:a> </text:p>
            </text:list-item>
            <text:list-item>
              <text:p text:style-name="P231"><text:a xlink:type="simple" xlink:href="https://laravel.su/docs/5.4/controllers#restful-naming-resource-routes" text:style-name="Internet_20_link" text:visited-style-name="Visited_20_Internet_20_Link">Именование роутов ресурсов</text:a> </text:p>
            </text:list-item>
            <text:list-item>
              <text:p text:style-name="P231"><text:a xlink:type="simple" xlink:href="https://laravel.su/docs/5.4/controllers#restful-naming-resource-route-parameters" text:style-name="Internet_20_link" text:visited-style-name="Visited_20_Internet_20_Link">Именование параметров роутов ресурса</text:a> </text:p>
            </text:list-item>
            <text:list-item>
              <text:p text:style-name="P231"><text:a xlink:type="simple" xlink:href="https://laravel.su/docs/5.4/controllers#restful-localizing-resource-uris" text:style-name="Internet_20_link" text:visited-style-name="Visited_20_Internet_20_Link">Локализация URI ресурсов</text:a> </text:p>
            </text:list-item>
            <text:list-item>
              <text:p text:style-name="P231"><text:a xlink:type="simple" xlink:href="https://laravel.su/docs/5.4/controllers#restful-supplementing-resource-controllers" text:style-name="Internet_20_link" text:visited-style-name="Visited_20_Internet_20_Link">Добавление дополнительных роутов в контроллеры ресурсов</text:a> </text:p>
            </text:list-item>
          </text:list>
        </text:list-item>
        <text:list-item>
          <text:p text:style-name="P231"><text:a xlink:type="simple" xlink:href="https://laravel.su/docs/5.4/controllers#dependency-injection-and-controllers" text:style-name="Internet_20_link" text:visited-style-name="Visited_20_Internet_20_Link">Внедрение зависимостей и контроллеры</text:a> </text:p>
        </text:list-item>
        <text:list-item>
          <text:p text:style-name="P259"><text:a xlink:type="simple" xlink:href="https://laravel.su/docs/5.4/controllers#route-caching" text:style-name="Internet_20_link" text:visited-style-name="Visited_20_Internet_20_Link">Кэширование роутов</text:a> </text:p>
        </text:list-item>
      </text:list>
      <text:h text:style-name="Heading_20_2" text:outline-level="2"><text:bookmark text:name="introduction12"/>Введение</text:h>
      <text:p text:style-name="Text_20_body">Вместо того, чтобы определять всю логику обработки запросов в виде замыканий в файлах роутов, вы можете организовать её с помощью классов контроллеров. Контроллеры могут группировать связанную с обработкой HTTP-запросов логику в отдельный класс. Контроллеры хранятся в директории <text:span text:style-name="Source_20_Text">app/Http/Controllers</text:span>.</text:p>
      <text:h text:style-name="Heading_20_2" text:outline-level="2"><text:bookmark text:name="basic-controllers3"/>Простейшие контроллеры</text:h>
      <text:h text:style-name="Heading_20_3" text:outline-level="3"><text:bookmark text:name="defining-controllers4"/>Определение контроллеров</text:h>
      <text:p text:style-name="Text_20_body">Ниже приведён пример простейшего класса контроллера. Обратите внимание, контроллер наследует базовый класс контроллера, встроенный в Laravel. Базовый класс предоставляет несколько удобных методов, таких как метод <text:span text:style-name="Source_20_Text">middleware</text:span>, используемый для назначения посредников на действия контроллера:</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oft-page-break/><text:span text:style-name="Source_20_Text">use App\Http\Controllers\Controller;</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show($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Вы можете задать роут для этого контроллера следующим образом:</text:p>
      <text:p text:style-name="P121"><text:span text:style-name="Source_20_Text">Route::get('user/{id}', 'UserController@show');</text:span></text:p>
      <text:p text:style-name="Text_20_body">Теперь при соответствии запроса указанному URI роута будет выполняться метод <text:span text:style-name="Source_20_Text">show</text:span> класса <text:span text:style-name="Source_20_Text">UserController</text:span>. Конечно, параметры роута также будут переданы в метод.</text:p>
      <text:p text:style-name="Quotations">Контроллерам не <text:span text:style-name="Strong_20_Emphasis">обязательно</text:span> наследовать базовый класс. Но тогда у вас не будет таких удобных возможностей, как методы <text:span text:style-name="Source_20_Text">middleware</text:span>, <text:span text:style-name="Source_20_Text">validate</text:span> и <text:span text:style-name="Source_20_Text">dispatch</text:span>.</text:p>
      <text:h text:style-name="Heading_20_3" text:outline-level="3"><text:bookmark text:name="controllers-and-namespaces3"/>Контроллеры и пространства имён</text:h>
      <text:p text:style-name="Text_20_body">Важно помнить, что при определении роута контроллера нам не надо указывать полное пространство имён контроллера. Так как <text:span text:style-name="Source_20_Text">RouteServiceProvider</text:span> загружает файлы вашего роута в группу роута, которая содержит пространство имён, мы указали только ту часть имени класса, которая следует за частью <text:span text:style-name="Source_20_Text">App\Http\Controllers</text:span> пространства имён.</text:p>
      <text:p text:style-name="Text_20_body">Если вы решите разместить свои контроллеры в поддиректориях <text:span text:style-name="Source_20_Text">App\Http\Controllers</text:span>, то просто используйте конкретное имя класса относительно корня пространства имён <text:span text:style-name="Source_20_Text">App\Http\Controllers</text:span>. Тогда, если полный путь к вашему классу будет <text:span text:style-name="Source_20_Text">App\Http\Controllers\Photos\AdminController</text:span>, то вам надо зарегистрировать роуты к контроллеру следующим образом:</text:p>
      <text:p text:style-name="P121"><text:span text:style-name="Source_20_Text">Route::get('foo', 'Photos\AdminController@method');</text:span></text:p>
      <text:h text:style-name="Heading_20_3" text:outline-level="3"><text:bookmark text:name="single-action-controllers3"/>Контроллеры одного действия</text:h>
      <text:p text:style-name="Text_20_body">Для определения контроллера, обрабатывающего всего одно действие, поместите в контроллер единственный метод <text:span text:style-name="Source_20_Text">__invoke</text:span>:</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App\Http\Controllers\Controller;</text:span></text:p>
      <text:p text:style-name="Preformatted_20_Text"/>
      <text:p text:style-name="Preformatted_20_Text"><text:span text:style-name="Source_20_Text">class ShowProfile extends Controller</text:span></text:p>
      <text:p text:style-name="Preformatted_20_Text"><text:soft-page-break/><text:span text:style-name="Source_20_Text">{</text:span></text:p>
      <text:p text:style-name="Preformatted_20_Text"><text:span text:style-name="Source_20_Text"><text:s text:c="4"/>/**</text:span></text:p>
      <text:p text:style-name="Preformatted_20_Text"><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__invoke($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При регистрации роутов для контроллеров одного действия вам не надо указывать метод:</text:p>
      <text:p text:style-name="P121"><text:span text:style-name="Source_20_Text">Route::get('user/{id}', 'ShowProfile');</text:span></text:p>
      <text:h text:style-name="Heading_20_2" text:outline-level="2"><text:bookmark text:name="controller-middleware3"/>Посредник контроллера</text:h>
      <text:p text:style-name="Text_20_body"><text:a xlink:type="simple" xlink:href="https://laravel.su/docs/5.4/middleware" text:style-name="Internet_20_link" text:visited-style-name="Visited_20_Internet_20_Link">Посредников</text:a> можно назначить роутам контроллера в файлах роутов:</text:p>
      <text:p text:style-name="P121"><text:span text:style-name="Source_20_Text">Route::get('profile', 'UserController@show')-&gt;middleware('auth');</text:span></text:p>
      <text:p text:style-name="Text_20_body">Но удобнее указать посредника в конструкторе вашего контроллера. Используя метод <text:span text:style-name="Source_20_Text">middleware</text:span> в конструкторе контроллера, вы легко можете назначить посредника для действия контроллера. Вы можете даже ограничить использование посредника, назначив его только для определённых методов класса контроллера:</text:p>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Создание нового экземпляра контроллера.</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__construct()</text:span></text:p>
      <text:p text:style-name="Preformatted_20_Text"><text:span text:style-name="Source_20_Text"><text:s text:c="4"/>{</text:span></text:p>
      <text:p text:style-name="Preformatted_20_Text"><text:span text:style-name="Source_20_Text"><text:s text:c="8"/>$this-&gt;middleware('auth');</text:span></text:p>
      <text:p text:style-name="Preformatted_20_Text"/>
      <text:p text:style-name="Preformatted_20_Text"><text:span text:style-name="Source_20_Text"><text:s text:c="8"/>$this-&gt;middleware('log')-&gt;only('index');</text:span></text:p>
      <text:p text:style-name="Preformatted_20_Text"/>
      <text:p text:style-name="Preformatted_20_Text"><text:span text:style-name="Source_20_Text"><text:s text:c="8"/>$this-&gt;middleware('subscribed')-&gt;except('store');</text:span></text:p>
      <text:p text:style-name="Preformatted_20_Text"><text:span text:style-name="Source_20_Text"><text:s text:c="4"/>}</text:span></text:p>
      <text:p text:style-name="P121"><text:span text:style-name="Source_20_Text">}</text:span></text:p>
      <text:p text:style-name="Text_20_body">Контроллеры также позволяют регистрировать посредников с помощью замыканий. Это удобный способ определения посредника для одного контроллера, не требующий определения целого класса посредника:</text:p>
      <text:p text:style-name="Preformatted_20_Text"><text:span text:style-name="Source_20_Text">$this-&gt;middleware(function ($request, $next) {</text:span></text:p>
      <text:p text:style-name="Preformatted_20_Text"><text:span text:style-name="Source_20_Text"><text:s text:c="4"/>// ...</text:span></text:p>
      <text:p text:style-name="Preformatted_20_Text"/>
      <text:p text:style-name="Preformatted_20_Text"><text:span text:style-name="Source_20_Text"><text:s text:c="4"/>return $next($request);</text:span></text:p>
      <text:p text:style-name="P121"><text:span text:style-name="Source_20_Text">});</text:span></text:p>
      <text:p text:style-name="Quotations">Вы можете назначить посредника на определённый набор действий контроллера, но если возникает такая необходимость, возможно ваш контроллер стал слишком <text:soft-page-break/>велик. Вместо этого вы можете разбить контроллер на несколько меньших контроллеров.</text:p>
      <text:h text:style-name="Heading_20_2" text:outline-level="2"><text:bookmark text:name="resource-controllers2"/>Контроллеры ресурсов</text:h>
      <text:p text:style-name="Text_20_body">Маршрутизация ресурсов Laravel назначает обычные CRUD-роуты на контроллеры одной строчкой кода. Например, вы можете создать контроллер, обрабатывающий все HTTP-запросы к фотографиям, хранимым вашим приложением. Вы можете быстро создать такой контроллер с помощью Artisan-команды <text:span text:style-name="Source_20_Text">make:controller</text:span>:</text:p>
      <text:p text:style-name="P121"><text:span text:style-name="Source_20_Text">php artisan make:controller PhotoController --resource</text:span></text:p>
      <text:p text:style-name="Text_20_body">Эта команда сгенерирует контроллер <text:span text:style-name="Source_20_Text">app/Http/Controllers/PhotoController.php</text:span>. Данный контроллер будет содержать метод для каждой доступной операции с ресурсами.</text:p>
      <text:p text:style-name="Text_20_body">Теперь мы можем зарегистрировать роут контроллера ресурса:</text:p>
      <text:p text:style-name="P121"><text:span text:style-name="Source_20_Text">Route::resource('photos', 'PhotoController');</text:span></text:p>
      <text:p text:style-name="Text_20_body">Один этот вызов создаёт множество роутов для обработки различных действий для ресурса. Сгенерированный контроллер уже имеет методы-заглушки для каждого из этих действий с комментариями о том, какие URI и типы запросов они обрабатывают.</text:p>
      <text:h text:style-name="Heading_20_4" text:outline-level="4">Действия, обрабатываемые контроллером ресурсов</text:h>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Table_20_Heading">Операция</text:p>
            </table:table-cell>
            <table:table-cell table:style-name="Таблица3.A1" office:value-type="string">
              <text:p text:style-name="Table_20_Heading">URI</text:p>
            </table:table-cell>
            <table:table-cell table:style-name="Таблица3.A1" office:value-type="string">
              <text:p text:style-name="Table_20_Heading">Действие</text:p>
            </table:table-cell>
            <table:table-cell table:style-name="Таблица3.A1" office:value-type="string">
              <text:p text:style-name="Table_20_Heading">Название роута</text:p>
            </table:table-cell>
          </table:table-row>
        </table:table-header-rows>
        <table:table-row>
          <table:table-cell table:style-name="Таблица3.A1" office:value-type="string">
            <text:p text:style-name="Table_20_Contents">GET</text:p>
          </table:table-cell>
          <table:table-cell table:style-name="Таблица3.A1" office:value-type="string">
            <text:p text:style-name="Table_20_Contents"><text:span text:style-name="Source_20_Text">/photos</text:span></text:p>
          </table:table-cell>
          <table:table-cell table:style-name="Таблица3.A1" office:value-type="string">
            <text:p text:style-name="Table_20_Contents">index</text:p>
          </table:table-cell>
          <table:table-cell table:style-name="Таблица3.A1" office:value-type="string">
            <text:p text:style-name="Table_20_Contents">photos.index</text:p>
          </table:table-cell>
        </table:table-row>
        <table:table-row>
          <table:table-cell table:style-name="Таблица3.A1" office:value-type="string">
            <text:p text:style-name="Table_20_Contents">GET</text:p>
          </table:table-cell>
          <table:table-cell table:style-name="Таблица3.A1" office:value-type="string">
            <text:p text:style-name="Table_20_Contents"><text:span text:style-name="Source_20_Text">/photos/create</text:span></text:p>
          </table:table-cell>
          <table:table-cell table:style-name="Таблица3.A1" office:value-type="string">
            <text:p text:style-name="Table_20_Contents">create</text:p>
          </table:table-cell>
          <table:table-cell table:style-name="Таблица3.A1" office:value-type="string">
            <text:p text:style-name="Table_20_Contents">photos.create</text:p>
          </table:table-cell>
        </table:table-row>
        <table:table-row>
          <table:table-cell table:style-name="Таблица3.A1" office:value-type="string">
            <text:p text:style-name="Table_20_Contents">POST</text:p>
          </table:table-cell>
          <table:table-cell table:style-name="Таблица3.A1" office:value-type="string">
            <text:p text:style-name="Table_20_Contents"><text:span text:style-name="Source_20_Text">/photos</text:span></text:p>
          </table:table-cell>
          <table:table-cell table:style-name="Таблица3.A1" office:value-type="string">
            <text:p text:style-name="Table_20_Contents">store</text:p>
          </table:table-cell>
          <table:table-cell table:style-name="Таблица3.A1" office:value-type="string">
            <text:p text:style-name="Table_20_Contents">photos.store</text:p>
          </table:table-cell>
        </table:table-row>
        <table:table-row>
          <table:table-cell table:style-name="Таблица3.A1" office:value-type="string">
            <text:p text:style-name="Table_20_Contents">GET</text:p>
          </table:table-cell>
          <table:table-cell table:style-name="Таблица3.A1" office:value-type="string">
            <text:p text:style-name="Table_20_Contents"><text:span text:style-name="Source_20_Text">/photos/{photo}</text:span></text:p>
          </table:table-cell>
          <table:table-cell table:style-name="Таблица3.A1" office:value-type="string">
            <text:p text:style-name="Table_20_Contents">show</text:p>
          </table:table-cell>
          <table:table-cell table:style-name="Таблица3.A1" office:value-type="string">
            <text:p text:style-name="Table_20_Contents">photos.show</text:p>
          </table:table-cell>
        </table:table-row>
        <table:table-row>
          <table:table-cell table:style-name="Таблица3.A1" office:value-type="string">
            <text:p text:style-name="Table_20_Contents">GET</text:p>
          </table:table-cell>
          <table:table-cell table:style-name="Таблица3.A1" office:value-type="string">
            <text:p text:style-name="Table_20_Contents"><text:span text:style-name="Source_20_Text">/photos/{photo}/edit</text:span></text:p>
          </table:table-cell>
          <table:table-cell table:style-name="Таблица3.A1" office:value-type="string">
            <text:p text:style-name="Table_20_Contents">edit</text:p>
          </table:table-cell>
          <table:table-cell table:style-name="Таблица3.A1" office:value-type="string">
            <text:p text:style-name="Table_20_Contents">photos.edit</text:p>
          </table:table-cell>
        </table:table-row>
        <table:table-row>
          <table:table-cell table:style-name="Таблица3.A1" office:value-type="string">
            <text:p text:style-name="Table_20_Contents">PUT/PATCH</text:p>
          </table:table-cell>
          <table:table-cell table:style-name="Таблица3.A1" office:value-type="string">
            <text:p text:style-name="Table_20_Contents"><text:span text:style-name="Source_20_Text">/photos/{photo}</text:span></text:p>
          </table:table-cell>
          <table:table-cell table:style-name="Таблица3.A1" office:value-type="string">
            <text:p text:style-name="Table_20_Contents">update</text:p>
          </table:table-cell>
          <table:table-cell table:style-name="Таблица3.A1" office:value-type="string">
            <text:p text:style-name="Table_20_Contents">photos.update</text:p>
          </table:table-cell>
        </table:table-row>
        <table:table-row>
          <table:table-cell table:style-name="Таблица3.A1" office:value-type="string">
            <text:p text:style-name="Table_20_Contents">DELETE</text:p>
          </table:table-cell>
          <table:table-cell table:style-name="Таблица3.A1" office:value-type="string">
            <text:p text:style-name="Table_20_Contents"><text:span text:style-name="Source_20_Text">/photos/{photo}</text:span></text:p>
          </table:table-cell>
          <table:table-cell table:style-name="Таблица3.A1" office:value-type="string">
            <text:p text:style-name="Table_20_Contents">destroy</text:p>
          </table:table-cell>
          <table:table-cell table:style-name="Таблица3.A1" office:value-type="string">
            <text:p text:style-name="Table_20_Contents">photos.destroy</text:p>
          </table:table-cell>
        </table:table-row>
      </table:table>
      <text:h text:style-name="Heading_20_4" text:outline-level="4">Указание модели ресурса</text:h>
      <text:p text:style-name="Text_20_body">Если вы используете связывание моделей роутов и хотели бы, чтобы методы контроллера ресурсов указывали в качестве аргумента экземпляр модели, можно использовать опцию <text:span text:style-name="Source_20_Text">--model</text:span> при генерировании контроллера:</text:p>
      <text:p text:style-name="P121"><text:span text:style-name="Source_20_Text">php artisan make:controller PhotoController --resource --model=Photo</text:span></text:p>
      <text:h text:style-name="Heading_20_4" text:outline-level="4">Подмена методов формы</text:h>
      <text:p text:style-name="Text_20_body">Поскольку HTML-формы не могут выполнять запросы <text:span text:style-name="Source_20_Text">PUT</text:span>, <text:span text:style-name="Source_20_Text">PATCH</text:span> или <text:span text:style-name="Source_20_Text">DELETE</text:span>, вам надо добавить скрытое поле <text:span text:style-name="Source_20_Text">_method</text:span> для подмены этих HTTP-запросов. Хелпер <text:span text:style-name="Source_20_Text">method_field</text:span> создаст это поле для вас:</text:p>
      <text:p text:style-name="P121"><text:span text:style-name="Source_20_Text">{{ method_field('PUT') }}</text:span></text:p>
      <text:h text:style-name="Heading_20_3" text:outline-level="3"><text:bookmark text:name="restful-partial-resource-routes1"/><text:soft-page-break/>Частичные роуты ресурсов</text:h>
      <text:p text:style-name="Text_20_body">При объявлении роута вы можете указать подмножество всех возможных действий, которые должен обрабатывать контроллер вместо полного набора стандартных действий:</text:p>
      <text:p text:style-name="Preformatted_20_Text"><text:span text:style-name="Source_20_Text">Route::resource('photo', 'PhotoController', ['only' =&gt; [</text:span></text:p>
      <text:p text:style-name="Preformatted_20_Text"><text:span text:style-name="Source_20_Text"><text:s text:c="4"/>'index', 'show'</text:span></text:p>
      <text:p text:style-name="Preformatted_20_Text"><text:span text:style-name="Source_20_Text">]]);</text:span></text:p>
      <text:p text:style-name="Preformatted_20_Text"/>
      <text:p text:style-name="Preformatted_20_Text"><text:span text:style-name="Source_20_Text">Route::resource('photo', 'PhotoController', ['except' =&gt; [</text:span></text:p>
      <text:p text:style-name="Preformatted_20_Text"><text:span text:style-name="Source_20_Text"><text:s text:c="4"/>'create', 'store', 'update', 'destroy'</text:span></text:p>
      <text:p text:style-name="P121"><text:span text:style-name="Source_20_Text">]]);</text:span></text:p>
      <text:h text:style-name="Heading_20_3" text:outline-level="3"><text:bookmark text:name="restful-naming-resource-routes"/>Именование роутов ресурса</text:h>
      <text:p text:style-name="Text_20_body">По умолчанию все действия контроллера ресурсов имеют имена роутов, но вы можете переопределить эти имена, передав массив <text:span text:style-name="Source_20_Text">names</text:span> вместе с остальными параметрами:</text:p>
      <text:p text:style-name="Preformatted_20_Text"><text:span text:style-name="Source_20_Text">Route::resource('photo', 'PhotoController', ['names' =&gt; [</text:span></text:p>
      <text:p text:style-name="Preformatted_20_Text"><text:span text:style-name="Source_20_Text"><text:s text:c="4"/>'create' =&gt; 'photo.build'</text:span></text:p>
      <text:p text:style-name="P121"><text:span text:style-name="Source_20_Text">]]);</text:span></text:p>
      <text:h text:style-name="Heading_20_3" text:outline-level="3"><text:bookmark text:name="restful-naming-resource-route-parameters"/>Именование параметров роута ресурса</text:h>
      <text:p text:style-name="Text_20_body">По умолчанию <text:span text:style-name="Source_20_Text">Route::resource</text:span> создаст параметры для ваших роутов ресурсов на основе имени ресурса в единственном числе. Это легко можно изменить для каждого ресурса, передав <text:span text:style-name="Source_20_Text">parameters</text:span> в массив опций. Массив <text:span text:style-name="Source_20_Text">parameters</text:span> должен быть ассоциативным массивом имён ресурсов и имён параметров:</text:p>
      <text:p text:style-name="Preformatted_20_Text"><text:span text:style-name="Source_20_Text">Route::resource('user', 'AdminUserController', ['parameters' =&gt; [</text:span></text:p>
      <text:p text:style-name="Preformatted_20_Text"><text:span text:style-name="Source_20_Text"><text:s text:c="4"/>'user' =&gt; 'admin_user'</text:span></text:p>
      <text:p text:style-name="P121"><text:span text:style-name="Source_20_Text">]]);</text:span></text:p>
      <text:p text:style-name="Text_20_body">Этот пример генерирует следующие URI для роута ресурса <text:span text:style-name="Source_20_Text">show</text:span>:</text:p>
      <text:p text:style-name="P121"><text:span text:style-name="Source_20_Text">/user/{admin_user}</text:span></text:p>
      <text:h text:style-name="Heading_20_3" text:outline-level="3"><text:bookmark text:name="restful-localizing-resource-uris"/>Локализация URI ресурсов</text:h>
      <text:p text:style-name="Text_20_body">По умолчанию <text:span text:style-name="Source_20_Text">Route::resource</text:span> будет создавать URI ресурсов, используя английские глаголы. Если вам нужно локализовать глаголы действий <text:span text:style-name="Source_20_Text">create</text:span> и <text:span text:style-name="Source_20_Text">edit</text:span>, вы можете использовать метод <text:span text:style-name="Source_20_Text">Route::resourceVerbs</text:span>. Данную задачу можно выполнить в методе <text:span text:style-name="Source_20_Text">boot</text:span> вашего <text:span text:style-name="Source_20_Text">AppServiceProvider</text:span>:</text:p>
      <text:p text:style-name="Preformatted_20_Text"><text:span text:style-name="Source_20_Text">use Illuminate\Support\Facades\Route;</text:span></text:p>
      <text:p text:style-name="Preformatted_20_Text"/>
      <text:p text:style-name="Preformatted_20_Text"><text:span text:style-name="Source_20_Text">/**</text:span></text:p>
      <text:p text:style-name="Preformatted_20_Text"><text:span text:style-name="Source_20_Text"><text:s/>* Первоначальная загрузка любых сервисов приложения.</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Route::resourceVerbs([</text:span></text:p>
      <text:p text:style-name="Preformatted_20_Text"><text:span text:style-name="Source_20_Text"><text:s text:c="8"/>'create' =&gt; 'crear',</text:span></text:p>
      <text:p text:style-name="Preformatted_20_Text"><text:span text:style-name="Source_20_Text"><text:s text:c="8"/>'edit' =&gt; 'editar',</text:span></text:p>
      <text:p text:style-name="Preformatted_20_Text"><text:span text:style-name="Source_20_Text"><text:s text:c="4"/>]);</text:span></text:p>
      <text:p text:style-name="P121"><text:soft-page-break/><text:span text:style-name="Source_20_Text">}</text:span></text:p>
      <text:p text:style-name="Text_20_body">Как только глаголы были настроены, регистрация роута ресурса, такая как <text:span text:style-name="Source_20_Text">Route::resource('fotos', 'PhotoController')</text:span>, воспроизведет следующие URI:</text:p>
      <text:p text:style-name="Preformatted_20_Text"><text:span text:style-name="Source_20_Text">/fotos/crear</text:span></text:p>
      <text:p text:style-name="Preformatted_20_Text"/>
      <text:p text:style-name="P121"><text:span text:style-name="Source_20_Text">/fotos/{foto}/editar</text:span></text:p>
      <text:p text:style-name="P121"><text:span text:style-name="Source_20_Text"/></text:p>
      <text:h text:style-name="P119" text:outline-level="3"><text:bookmark text:name="restful-supplementing-resource-controllers"/>Добавление дополнительных роутов в контроллеры ресурсов</text:h>
      <text:p text:style-name="P81"><text:span text:style-name="T14">Если вам надо добавить дополнительные роуты в контроллер ресурсов, не входящие в набор роутов ресурсов по умолчанию, их надо определить до вызова </text:span><text:span text:style-name="Source_20_Text"><text:span text:style-name="T14">Route::resource</text:span></text:span><text:span text:style-name="T14">; в ином случае, определенные методом </text:span><text:span text:style-name="Source_20_Text"><text:span text:style-name="T14">resource</text:span></text:span><text:span text:style-name="T14"> роуты могут нечаянно превзойти по важности ваши дополнительные роуты:</text:span></text:p>
      <text:p text:style-name="P40"><text:span text:style-name="Source_20_Text">Route::get('photos/popular', [PhotoController::class, 'popular']);</text:span></text:p>
      <text:p text:style-name="P37"/>
      <text:p text:style-name="P37"><text:span text:style-name="Source_20_Text">Route::resource('photos', PhotoController::class);</text:span></text:p>
      <text:p text:style-name="P61">Старайтесь, чтобы контроллеры были узкоспециализированными. Если вам постоянно требуются методы вне стандартного набора действий с ресурсами, попробуйте разделить контроллер на два небольших контроллера.</text:p>
      <text:p text:style-name="P61"/>
      <text:p text:style-name="P102"/>
      <text:h text:style-name="Heading_20_1" text:outline-level="1">Контроллеры</text:h>
      <text:list xml:id="list1036385617" text:style-name="L7">
        <text:list-item>
          <text:p text:style-name="P232"><text:a xlink:type="simple" xlink:href="https://laravel.su/docs/5.4/controllers#introduction" text:style-name="Internet_20_link" text:visited-style-name="Visited_20_Internet_20_Link">Введение</text:a> </text:p>
        </text:list-item>
        <text:list-item>
          <text:p text:style-name="P232"><text:a xlink:type="simple" xlink:href="https://laravel.su/docs/5.4/controllers#basic-controllers" text:style-name="Internet_20_link" text:visited-style-name="Visited_20_Internet_20_Link">Простейшие контроллеры</text:a> </text:p>
          <text:list>
            <text:list-item>
              <text:p text:style-name="P232"><text:a xlink:type="simple" xlink:href="https://laravel.su/docs/5.4/controllers#defining-controllers" text:style-name="Internet_20_link" text:visited-style-name="Visited_20_Internet_20_Link">Определение контроллеров</text:a> </text:p>
            </text:list-item>
            <text:list-item>
              <text:p text:style-name="P232"><text:a xlink:type="simple" xlink:href="https://laravel.su/docs/5.4/controllers#controllers-and-namespaces" text:style-name="Internet_20_link" text:visited-style-name="Visited_20_Internet_20_Link">Контроллеры и пространства имён</text:a> </text:p>
            </text:list-item>
            <text:list-item>
              <text:p text:style-name="P232"><text:a xlink:type="simple" xlink:href="https://laravel.su/docs/5.4/controllers#single-action-controllers" text:style-name="Internet_20_link" text:visited-style-name="Visited_20_Internet_20_Link">Контроллеры одного действия</text:a> </text:p>
            </text:list-item>
          </text:list>
        </text:list-item>
        <text:list-item>
          <text:p text:style-name="P232"><text:a xlink:type="simple" xlink:href="https://laravel.su/docs/5.4/controllers#controller-middleware" text:style-name="Internet_20_link" text:visited-style-name="Visited_20_Internet_20_Link">Посредник контроллера</text:a> </text:p>
        </text:list-item>
        <text:list-item>
          <text:p text:style-name="P232"><text:a xlink:type="simple" xlink:href="https://laravel.su/docs/5.4/controllers#resource-controllers" text:style-name="Internet_20_link" text:visited-style-name="Visited_20_Internet_20_Link">Контроллеры ресурсов</text:a> </text:p>
          <text:list>
            <text:list-item>
              <text:p text:style-name="P232"><text:a xlink:type="simple" xlink:href="https://laravel.su/docs/5.4/controllers#restful-partial-resource-routes" text:style-name="Internet_20_link" text:visited-style-name="Visited_20_Internet_20_Link">Частичные роуты ресурсов</text:a> </text:p>
            </text:list-item>
            <text:list-item>
              <text:p text:style-name="P232"><text:a xlink:type="simple" xlink:href="https://laravel.su/docs/5.4/controllers#restful-naming-resource-routes" text:style-name="Internet_20_link" text:visited-style-name="Visited_20_Internet_20_Link">Именование роутов ресурсов</text:a> </text:p>
            </text:list-item>
            <text:list-item>
              <text:p text:style-name="P232"><text:a xlink:type="simple" xlink:href="https://laravel.su/docs/5.4/controllers#restful-naming-resource-route-parameters" text:style-name="Internet_20_link" text:visited-style-name="Visited_20_Internet_20_Link">Именование параметров роутов ресурса</text:a> </text:p>
            </text:list-item>
            <text:list-item>
              <text:p text:style-name="P232"><text:a xlink:type="simple" xlink:href="https://laravel.su/docs/5.4/controllers#restful-localizing-resource-uris" text:style-name="Internet_20_link" text:visited-style-name="Visited_20_Internet_20_Link">Локализация URI ресурсов</text:a> </text:p>
            </text:list-item>
            <text:list-item>
              <text:p text:style-name="P232"><text:a xlink:type="simple" xlink:href="https://laravel.su/docs/5.4/controllers#restful-supplementing-resource-controllers" text:style-name="Internet_20_link" text:visited-style-name="Visited_20_Internet_20_Link">Добавление дополнительных роутов в контроллеры ресурсов</text:a> </text:p>
            </text:list-item>
          </text:list>
        </text:list-item>
        <text:list-item>
          <text:p text:style-name="P232"><text:a xlink:type="simple" xlink:href="https://laravel.su/docs/5.4/controllers#dependency-injection-and-controllers" text:style-name="Internet_20_link" text:visited-style-name="Visited_20_Internet_20_Link">Внедрение зависимостей и контроллеры</text:a> </text:p>
        </text:list-item>
        <text:list-item>
          <text:p text:style-name="P260"><text:a xlink:type="simple" xlink:href="https://laravel.su/docs/5.4/controllers#route-caching" text:style-name="Internet_20_link" text:visited-style-name="Visited_20_Internet_20_Link">Кэширование роутов</text:a> </text:p>
        </text:list-item>
      </text:list>
      <text:h text:style-name="Heading_20_2" text:outline-level="2"><text:bookmark text:name="introduction13"/><text:soft-page-break/>Введение</text:h>
      <text:p text:style-name="Text_20_body">Вместо того, чтобы определять всю логику обработки запросов в виде замыканий в файлах роутов, вы можете организовать её с помощью классов контроллеров. Контроллеры могут группировать связанную с обработкой HTTP-запросов логику в отдельный класс. Контроллеры хранятся в директории <text:span text:style-name="Source_20_Text">app/Http/Controllers</text:span>.</text:p>
      <text:h text:style-name="Heading_20_2" text:outline-level="2"><text:bookmark text:name="basic-controllers4"/>Простейшие контроллеры</text:h>
      <text:h text:style-name="Heading_20_3" text:outline-level="3"><text:bookmark text:name="defining-controllers5"/>Определение контроллеров</text:h>
      <text:p text:style-name="Text_20_body">Ниже приведён пример простейшего класса контроллера. Обратите внимание, контроллер наследует базовый класс контроллера, встроенный в Laravel. Базовый класс предоставляет несколько удобных методов, таких как метод <text:span text:style-name="Source_20_Text">middleware</text:span>, используемый для назначения посредников на действия контроллера:</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App\Http\Controllers\Controller;</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show($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Вы можете задать роут для этого контроллера следующим образом:</text:p>
      <text:p text:style-name="P121"><text:span text:style-name="Source_20_Text">Route::get('user/{id}', 'UserController@show');</text:span></text:p>
      <text:p text:style-name="Text_20_body">Теперь при соответствии запроса указанному URI роута будет выполняться метод <text:span text:style-name="Source_20_Text">show</text:span> класса <text:span text:style-name="Source_20_Text">UserController</text:span>. Конечно, параметры роута также будут переданы в метод.</text:p>
      <text:p text:style-name="Quotations">Контроллерам не <text:span text:style-name="Strong_20_Emphasis">обязательно</text:span> наследовать базовый класс. Но тогда у вас не будет таких удобных возможностей, как методы <text:span text:style-name="Source_20_Text">middleware</text:span>, <text:span text:style-name="Source_20_Text">validate</text:span> и <text:span text:style-name="Source_20_Text">dispatch</text:span>.</text:p>
      <text:h text:style-name="Heading_20_3" text:outline-level="3"><text:bookmark text:name="controllers-and-namespaces4"/>Контроллеры и пространства имён</text:h>
      <text:p text:style-name="Text_20_body">Важно помнить, что при определении роута контроллера нам не надо указывать полное пространство имён контроллера. Так как <text:span text:style-name="Source_20_Text">RouteServiceProvider</text:span> загружает файлы вашего роута в группу роута, которая содержит пространство имён, мы указали только ту <text:soft-page-break/>часть имени класса, которая следует за частью <text:span text:style-name="Source_20_Text">App\Http\Controllers</text:span> пространства имён.</text:p>
      <text:p text:style-name="Text_20_body">Если вы решите разместить свои контроллеры в поддиректориях <text:span text:style-name="Source_20_Text">App\Http\Controllers</text:span>, то просто используйте конкретное имя класса относительно корня пространства имён <text:span text:style-name="Source_20_Text">App\Http\Controllers</text:span>. Тогда, если полный путь к вашему классу будет <text:span text:style-name="Source_20_Text">App\Http\Controllers\Photos\AdminController</text:span>, то вам надо зарегистрировать роуты к контроллеру следующим образом:</text:p>
      <text:p text:style-name="P121"><text:span text:style-name="Source_20_Text">Route::get('foo', 'Photos\AdminController@method');</text:span></text:p>
      <text:h text:style-name="Heading_20_3" text:outline-level="3"><text:bookmark text:name="single-action-controllers4"/>Контроллеры одного действия</text:h>
      <text:p text:style-name="Text_20_body">Для определения контроллера, обрабатывающего всего одно действие, поместите в контроллер единственный метод <text:span text:style-name="Source_20_Text">__invoke</text:span>:</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User;</text:span></text:p>
      <text:p text:style-name="Preformatted_20_Text"><text:span text:style-name="Source_20_Text">use App\Http\Controllers\Controller;</text:span></text:p>
      <text:p text:style-name="Preformatted_20_Text"/>
      <text:p text:style-name="Preformatted_20_Text"><text:span text:style-name="Source_20_Text">class ShowProfile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Показать профиль данного пользователя.</text:span></text:p>
      <text:p text:style-name="Preformatted_20_Text"><text:span text:style-name="Source_20_Text"><text:s text:c="5"/>*</text:span></text:p>
      <text:p text:style-name="Preformatted_20_Text"><text:span text:style-name="Source_20_Text"><text:s text:c="5"/>* @param <text:s/>int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__invoke($id)</text:span></text:p>
      <text:p text:style-name="Preformatted_20_Text"><text:span text:style-name="Source_20_Text"><text:s text:c="4"/>{</text:span></text:p>
      <text:p text:style-name="Preformatted_20_Text"><text:span text:style-name="Source_20_Text"><text:s text:c="8"/>return view('user.profile', ['user' =&gt; User::findOrFail($id)]);</text:span></text:p>
      <text:p text:style-name="Preformatted_20_Text"><text:span text:style-name="Source_20_Text"><text:s text:c="4"/>}</text:span></text:p>
      <text:p text:style-name="P121"><text:span text:style-name="Source_20_Text">}</text:span></text:p>
      <text:p text:style-name="Text_20_body">При регистрации роутов для контроллеров одного действия вам не надо указывать метод:</text:p>
      <text:p text:style-name="P121"><text:span text:style-name="Source_20_Text">Route::get('user/{id}', 'ShowProfile');</text:span></text:p>
      <text:h text:style-name="Heading_20_2" text:outline-level="2"><text:bookmark text:name="controller-middleware4"/>Посредник контроллера</text:h>
      <text:p text:style-name="Text_20_body"><text:a xlink:type="simple" xlink:href="https://laravel.su/docs/5.4/middleware" text:style-name="Internet_20_link" text:visited-style-name="Visited_20_Internet_20_Link">Посредников</text:a> можно назначить роутам контроллера в файлах роутов:</text:p>
      <text:p text:style-name="P121"><text:span text:style-name="Source_20_Text">Route::get('profile', 'UserController@show')-&gt;middleware('auth');</text:span></text:p>
      <text:p text:style-name="Text_20_body">Но удобнее указать посредника в конструкторе вашего контроллера. Используя метод <text:span text:style-name="Source_20_Text">middleware</text:span> в конструкторе контроллера, вы легко можете назначить посредника для действия контроллера. Вы можете даже ограничить использование посредника, назначив его только для определённых методов класса контроллера:</text:p>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Создание нового экземпляра контроллера.</text:span></text:p>
      <text:p text:style-name="Preformatted_20_Text"><text:span text:style-name="Source_20_Text"><text:s text:c="5"/>*</text:span></text:p>
      <text:p text:style-name="Preformatted_20_Text"><text:soft-page-break/><text:span text:style-name="Source_20_Text"><text:s text:c="5"/>* @return void</text:span></text:p>
      <text:p text:style-name="Preformatted_20_Text"><text:span text:style-name="Source_20_Text"><text:s text:c="5"/>*/</text:span></text:p>
      <text:p text:style-name="Preformatted_20_Text"><text:span text:style-name="Source_20_Text"><text:s text:c="4"/>public function __construct()</text:span></text:p>
      <text:p text:style-name="Preformatted_20_Text"><text:span text:style-name="Source_20_Text"><text:s text:c="4"/>{</text:span></text:p>
      <text:p text:style-name="Preformatted_20_Text"><text:span text:style-name="Source_20_Text"><text:s text:c="8"/>$this-&gt;middleware('auth');</text:span></text:p>
      <text:p text:style-name="Preformatted_20_Text"/>
      <text:p text:style-name="Preformatted_20_Text"><text:span text:style-name="Source_20_Text"><text:s text:c="8"/>$this-&gt;middleware('log')-&gt;only('index');</text:span></text:p>
      <text:p text:style-name="Preformatted_20_Text"/>
      <text:p text:style-name="Preformatted_20_Text"><text:span text:style-name="Source_20_Text"><text:s text:c="8"/>$this-&gt;middleware('subscribed')-&gt;except('store');</text:span></text:p>
      <text:p text:style-name="Preformatted_20_Text"><text:span text:style-name="Source_20_Text"><text:s text:c="4"/>}</text:span></text:p>
      <text:p text:style-name="P121"><text:span text:style-name="Source_20_Text">}</text:span></text:p>
      <text:p text:style-name="Text_20_body">Контроллеры также позволяют регистрировать посредников с помощью замыканий. Это удобный способ определения посредника для одного контроллера, не требующий определения целого класса посредника:</text:p>
      <text:p text:style-name="Preformatted_20_Text"><text:span text:style-name="Source_20_Text">$this-&gt;middleware(function ($request, $next) {</text:span></text:p>
      <text:p text:style-name="Preformatted_20_Text"><text:span text:style-name="Source_20_Text"><text:s text:c="4"/>// ...</text:span></text:p>
      <text:p text:style-name="Preformatted_20_Text"/>
      <text:p text:style-name="Preformatted_20_Text"><text:span text:style-name="Source_20_Text"><text:s text:c="4"/>return $next($request);</text:span></text:p>
      <text:p text:style-name="P121"><text:span text:style-name="Source_20_Text">});</text:span></text:p>
      <text:p text:style-name="Quotations">Вы можете назначить посредника на определённый набор действий контроллера, но если возникает такая необходимость, возможно ваш контроллер стал слишком велик. Вместо этого вы можете разбить контроллер на несколько меньших контроллеров.</text:p>
      <text:h text:style-name="Heading_20_2" text:outline-level="2"><text:bookmark text:name="resource-controllers3"/>Контроллеры ресурсов</text:h>
      <text:p text:style-name="Text_20_body">Маршрутизация ресурсов Laravel назначает обычные CRUD-роуты на контроллеры одной строчкой кода. Например, вы можете создать контроллер, обрабатывающий все HTTP-запросы к фотографиям, хранимым вашим приложением. Вы можете быстро создать такой контроллер с помощью Artisan-команды <text:span text:style-name="Source_20_Text">make:controller</text:span>:</text:p>
      <text:p text:style-name="P121"><text:span text:style-name="Source_20_Text">php artisan make:controller PhotoController --resource</text:span></text:p>
      <text:p text:style-name="Text_20_body">Эта команда сгенерирует контроллер <text:span text:style-name="Source_20_Text">app/Http/Controllers/PhotoController.php</text:span>. Данный контроллер будет содержать метод для каждой доступной операции с ресурсами.</text:p>
      <text:p text:style-name="Text_20_body">Теперь мы можем зарегистрировать роут контроллера ресурса:</text:p>
      <text:p text:style-name="P121"><text:span text:style-name="Source_20_Text">Route::resource('photos', 'PhotoController');</text:span></text:p>
      <text:p text:style-name="Text_20_body">Один этот вызов создаёт множество роутов для обработки различных действий для ресурса. Сгенерированный контроллер уже имеет методы-заглушки для каждого из этих действий с комментариями о том, какие URI и типы запросов они обрабатывают.</text:p>
      <text:h text:style-name="Heading_20_4" text:outline-level="4">Действия, обрабатываемые контроллером ресурсов</text:h>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Table_20_Heading">Операция</text:p>
            </table:table-cell>
            <table:table-cell table:style-name="Таблица5.A1" office:value-type="string">
              <text:p text:style-name="Table_20_Heading">URI</text:p>
            </table:table-cell>
            <table:table-cell table:style-name="Таблица5.A1" office:value-type="string">
              <text:p text:style-name="Table_20_Heading">Действие</text:p>
            </table:table-cell>
            <table:table-cell table:style-name="Таблица5.A1" office:value-type="string">
              <text:p text:style-name="Table_20_Heading">Название роута</text:p>
            </table:table-cell>
          </table:table-row>
        </table:table-header-rows>
        <table:table-row>
          <table:table-cell table:style-name="Таблица5.A1" office:value-type="string">
            <text:p text:style-name="Table_20_Contents">GET</text:p>
          </table:table-cell>
          <table:table-cell table:style-name="Таблица5.A1" office:value-type="string">
            <text:p text:style-name="Table_20_Contents"><text:span text:style-name="Source_20_Text">/photos</text:span></text:p>
          </table:table-cell>
          <table:table-cell table:style-name="Таблица5.A1" office:value-type="string">
            <text:p text:style-name="Table_20_Contents">index</text:p>
          </table:table-cell>
          <table:table-cell table:style-name="Таблица5.A1" office:value-type="string">
            <text:p text:style-name="Table_20_Contents">photos.index</text:p>
          </table:table-cell>
        </table:table-row>
        <table:table-row>
          <table:table-cell table:style-name="Таблица5.A1" office:value-type="string">
            <text:p text:style-name="Table_20_Contents">GET</text:p>
          </table:table-cell>
          <table:table-cell table:style-name="Таблица5.A1" office:value-type="string">
            <text:p text:style-name="Table_20_Contents"><text:span text:style-name="Source_20_Text">/photos/create</text:span></text:p>
          </table:table-cell>
          <table:table-cell table:style-name="Таблица5.A1" office:value-type="string">
            <text:p text:style-name="Table_20_Contents">create</text:p>
          </table:table-cell>
          <table:table-cell table:style-name="Таблица5.A1" office:value-type="string">
            <text:p text:style-name="Table_20_Contents">photos.create</text:p>
          </table:table-cell>
        </table:table-row>
        <table:table-row>
          <table:table-cell table:style-name="Таблица5.A1" office:value-type="string">
            <text:p text:style-name="Table_20_Contents">POST</text:p>
          </table:table-cell>
          <table:table-cell table:style-name="Таблица5.A1" office:value-type="string">
            <text:p text:style-name="Table_20_Contents"><text:span text:style-name="Source_20_Text">/photos</text:span></text:p>
          </table:table-cell>
          <table:table-cell table:style-name="Таблица5.A1" office:value-type="string">
            <text:p text:style-name="Table_20_Contents">store</text:p>
          </table:table-cell>
          <table:table-cell table:style-name="Таблица5.A1" office:value-type="string">
            <text:p text:style-name="Table_20_Contents">photos.store</text:p>
          </table:table-cell>
        </table:table-row>
        <text:soft-page-break/>
        <table:table-row>
          <table:table-cell table:style-name="Таблица5.A1" office:value-type="string">
            <text:p text:style-name="Table_20_Contents">GET</text:p>
          </table:table-cell>
          <table:table-cell table:style-name="Таблица5.A1" office:value-type="string">
            <text:p text:style-name="Table_20_Contents"><text:span text:style-name="Source_20_Text">/photos/{photo}</text:span></text:p>
          </table:table-cell>
          <table:table-cell table:style-name="Таблица5.A1" office:value-type="string">
            <text:p text:style-name="Table_20_Contents">show</text:p>
          </table:table-cell>
          <table:table-cell table:style-name="Таблица5.A1" office:value-type="string">
            <text:p text:style-name="Table_20_Contents">photos.show</text:p>
          </table:table-cell>
        </table:table-row>
        <table:table-row>
          <table:table-cell table:style-name="Таблица5.A1" office:value-type="string">
            <text:p text:style-name="Table_20_Contents">GET</text:p>
          </table:table-cell>
          <table:table-cell table:style-name="Таблица5.A1" office:value-type="string">
            <text:p text:style-name="Table_20_Contents"><text:span text:style-name="Source_20_Text">/photos/{photo}/edit</text:span></text:p>
          </table:table-cell>
          <table:table-cell table:style-name="Таблица5.A1" office:value-type="string">
            <text:p text:style-name="Table_20_Contents">edit</text:p>
          </table:table-cell>
          <table:table-cell table:style-name="Таблица5.A1" office:value-type="string">
            <text:p text:style-name="Table_20_Contents">photos.edit</text:p>
          </table:table-cell>
        </table:table-row>
        <table:table-row>
          <table:table-cell table:style-name="Таблица5.A1" office:value-type="string">
            <text:p text:style-name="Table_20_Contents">PUT/PATCH</text:p>
          </table:table-cell>
          <table:table-cell table:style-name="Таблица5.A1" office:value-type="string">
            <text:p text:style-name="Table_20_Contents"><text:span text:style-name="Source_20_Text">/photos/{photo}</text:span></text:p>
          </table:table-cell>
          <table:table-cell table:style-name="Таблица5.A1" office:value-type="string">
            <text:p text:style-name="Table_20_Contents">update</text:p>
          </table:table-cell>
          <table:table-cell table:style-name="Таблица5.A1" office:value-type="string">
            <text:p text:style-name="Table_20_Contents">photos.update</text:p>
          </table:table-cell>
        </table:table-row>
        <table:table-row>
          <table:table-cell table:style-name="Таблица5.A1" office:value-type="string">
            <text:p text:style-name="Table_20_Contents">DELETE</text:p>
          </table:table-cell>
          <table:table-cell table:style-name="Таблица5.A1" office:value-type="string">
            <text:p text:style-name="Table_20_Contents"><text:span text:style-name="Source_20_Text">/photos/{photo}</text:span></text:p>
          </table:table-cell>
          <table:table-cell table:style-name="Таблица5.A1" office:value-type="string">
            <text:p text:style-name="Table_20_Contents">destroy</text:p>
          </table:table-cell>
          <table:table-cell table:style-name="Таблица5.A1" office:value-type="string">
            <text:p text:style-name="Table_20_Contents">photos.destroy</text:p>
          </table:table-cell>
        </table:table-row>
      </table:table>
      <text:h text:style-name="Heading_20_4" text:outline-level="4">Указание модели ресурса</text:h>
      <text:p text:style-name="Text_20_body">Если вы используете связывание моделей роутов и хотели бы, чтобы методы контроллера ресурсов указывали в качестве аргумента экземпляр модели, можно использовать опцию <text:span text:style-name="Source_20_Text">--model</text:span> при генерировании контроллера:</text:p>
      <text:p text:style-name="P121"><text:span text:style-name="Source_20_Text">php artisan make:controller PhotoController --resource --model=Photo</text:span></text:p>
      <text:h text:style-name="Heading_20_4" text:outline-level="4">Подмена методов формы</text:h>
      <text:p text:style-name="Text_20_body">Поскольку HTML-формы не могут выполнять запросы <text:span text:style-name="Source_20_Text">PUT</text:span>, <text:span text:style-name="Source_20_Text">PATCH</text:span> или <text:span text:style-name="Source_20_Text">DELETE</text:span>, вам надо добавить скрытое поле <text:span text:style-name="Source_20_Text">_method</text:span> для подмены этих HTTP-запросов. Хелпер <text:span text:style-name="Source_20_Text">method_field</text:span> создаст это поле для вас:</text:p>
      <text:p text:style-name="P121"><text:span text:style-name="Source_20_Text">{{ method_field('PUT') }}</text:span></text:p>
      <text:h text:style-name="Heading_20_3" text:outline-level="3"><text:bookmark text:name="restful-partial-resource-routes2"/>Частичные роуты ресурсов</text:h>
      <text:p text:style-name="Text_20_body">При объявлении роута вы можете указать подмножество всех возможных действий, которые должен обрабатывать контроллер вместо полного набора стандартных действий:</text:p>
      <text:p text:style-name="Preformatted_20_Text"><text:span text:style-name="Source_20_Text">Route::resource('photo', 'PhotoController', ['only' =&gt; [</text:span></text:p>
      <text:p text:style-name="Preformatted_20_Text"><text:span text:style-name="Source_20_Text"><text:s text:c="4"/>'index', 'show'</text:span></text:p>
      <text:p text:style-name="Preformatted_20_Text"><text:span text:style-name="Source_20_Text">]]);</text:span></text:p>
      <text:p text:style-name="Preformatted_20_Text"/>
      <text:p text:style-name="Preformatted_20_Text"><text:span text:style-name="Source_20_Text">Route::resource('photo', 'PhotoController', ['except' =&gt; [</text:span></text:p>
      <text:p text:style-name="Preformatted_20_Text"><text:span text:style-name="Source_20_Text"><text:s text:c="4"/>'create', 'store', 'update', 'destroy'</text:span></text:p>
      <text:p text:style-name="P121"><text:span text:style-name="Source_20_Text">]]);</text:span></text:p>
      <text:h text:style-name="Heading_20_3" text:outline-level="3"><text:bookmark text:name="restful-naming-resource-routes1"/>Именование роутов ресурса</text:h>
      <text:p text:style-name="Text_20_body">По умолчанию все действия контроллера ресурсов имеют имена роутов, но вы можете переопределить эти имена, передав массив <text:span text:style-name="Source_20_Text">names</text:span> вместе с остальными параметрами:</text:p>
      <text:p text:style-name="Preformatted_20_Text"><text:span text:style-name="Source_20_Text">Route::resource('photo', 'PhotoController', ['names' =&gt; [</text:span></text:p>
      <text:p text:style-name="Preformatted_20_Text"><text:span text:style-name="Source_20_Text"><text:s text:c="4"/>'create' =&gt; 'photo.build'</text:span></text:p>
      <text:p text:style-name="P121"><text:span text:style-name="Source_20_Text">]]);</text:span></text:p>
      <text:h text:style-name="Heading_20_3" text:outline-level="3"><text:bookmark text:name="restful-naming-resource-route-parameters1"/>Именование параметров роута ресурса</text:h>
      <text:p text:style-name="Text_20_body">По умолчанию <text:span text:style-name="Source_20_Text">Route::resource</text:span> создаст параметры для ваших роутов ресурсов на основе имени ресурса в единственном числе. Это легко можно изменить для каждого ресурса, передав <text:span text:style-name="Source_20_Text">parameters</text:span> в массив опций. Массив <text:span text:style-name="Source_20_Text">parameters</text:span> должен быть ассоциативным массивом имён ресурсов и имён параметров:</text:p>
      <text:p text:style-name="Preformatted_20_Text"><text:span text:style-name="Source_20_Text">Route::resource('user', 'AdminUserController', ['parameters' =&gt; [</text:span></text:p>
      <text:p text:style-name="Preformatted_20_Text"><text:span text:style-name="Source_20_Text"><text:s text:c="4"/>'user' =&gt; 'admin_user'</text:span></text:p>
      <text:p text:style-name="P121"><text:span text:style-name="Source_20_Text">]]);</text:span></text:p>
      <text:p text:style-name="Text_20_body"><text:soft-page-break/>Этот пример генерирует следующие URI для роута ресурса <text:span text:style-name="Source_20_Text">show</text:span>:</text:p>
      <text:p text:style-name="P121"><text:span text:style-name="Source_20_Text">/user/{admin_user}</text:span></text:p>
      <text:h text:style-name="Heading_20_3" text:outline-level="3"><text:bookmark text:name="restful-localizing-resource-uris1"/>Локализация URI ресурсов</text:h>
      <text:p text:style-name="Text_20_body">По умолчанию <text:span text:style-name="Source_20_Text">Route::resource</text:span> будет создавать URI ресурсов, используя английские глаголы. Если вам нужно локализовать глаголы действий <text:span text:style-name="Source_20_Text">create</text:span> и <text:span text:style-name="Source_20_Text">edit</text:span>, вы можете использовать метод <text:span text:style-name="Source_20_Text">Route::resourceVerbs</text:span>. Данную задачу можно выполнить в методе <text:span text:style-name="Source_20_Text">boot</text:span> вашего <text:span text:style-name="Source_20_Text">AppServiceProvider</text:span>:</text:p>
      <text:p text:style-name="Preformatted_20_Text"><text:span text:style-name="Source_20_Text">use Illuminate\Support\Facades\Route;</text:span></text:p>
      <text:p text:style-name="Preformatted_20_Text"/>
      <text:p text:style-name="Preformatted_20_Text"><text:span text:style-name="Source_20_Text">/**</text:span></text:p>
      <text:p text:style-name="Preformatted_20_Text"><text:span text:style-name="Source_20_Text"><text:s/>* Первоначальная загрузка любых сервисов приложения.</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Route::resourceVerbs([</text:span></text:p>
      <text:p text:style-name="Preformatted_20_Text"><text:span text:style-name="Source_20_Text"><text:s text:c="8"/>'create' =&gt; 'crear',</text:span></text:p>
      <text:p text:style-name="Preformatted_20_Text"><text:span text:style-name="Source_20_Text"><text:s text:c="8"/>'edit' =&gt; 'editar',</text:span></text:p>
      <text:p text:style-name="Preformatted_20_Text"><text:span text:style-name="Source_20_Text"><text:s text:c="4"/>]);</text:span></text:p>
      <text:p text:style-name="P121"><text:span text:style-name="Source_20_Text">}</text:span></text:p>
      <text:p text:style-name="Text_20_body">Как только глаголы были настроены, регистрация роута ресурса, такая как <text:span text:style-name="Source_20_Text">Route::resource('fotos', 'PhotoController')</text:span>, воспроизведет следующие URI:</text:p>
      <text:p text:style-name="Preformatted_20_Text"><text:span text:style-name="Source_20_Text">/fotos/crear</text:span></text:p>
      <text:p text:style-name="Preformatted_20_Text"/>
      <text:p text:style-name="P121"><text:span text:style-name="Source_20_Text">/fotos/{foto}/editar</text:span></text:p>
      <text:h text:style-name="Heading_20_3" text:outline-level="3"><text:bookmark text:name="restful-supplementing-resource-controllers1"/>Добавление дополнительных роутов в контроллеры ресурсов</text:h>
      <text:p text:style-name="Text_20_body">Если вам надо добавить дополнительные роуты в контроллер ресурсов, не входящие в набор роутов ресурсов по умолчанию, их надо определить до вызова <text:span text:style-name="Source_20_Text">Route::resource</text:span>; в ином случае, определенные методом <text:span text:style-name="Source_20_Text">resource</text:span> роуты могут нечаянно превзойти по важности ваши дополнительные роуты:</text:p>
      <text:p text:style-name="Preformatted_20_Text"><text:span text:style-name="Source_20_Text">Route::get('photos/popular', 'PhotoController@method');</text:span></text:p>
      <text:p text:style-name="Preformatted_20_Text"/>
      <text:p text:style-name="P121"><text:span text:style-name="Source_20_Text">Route::resource('photos', 'PhotoController');</text:span></text:p>
      <text:p text:style-name="Quotations">Старайтесь, чтобы контроллеры были узкоспециализированными. Если вам постоянно требуются методы вне стандартного набора действий с ресурсами, попробуйте разделить контроллер на два небольших контроллера.</text:p>
      <text:h text:style-name="Heading_20_2" text:outline-level="2"><text:bookmark text:name="dependency-injection-and-controllers"/>Внедрение зависимостей и контроллеры</text:h>
      <text:h text:style-name="Heading_20_4" text:outline-level="4">Внедрение в конструктор</text:h>
      <text:p text:style-name="P61"><text:a xlink:type="simple" xlink:href="https://laravel.su/docs/5.4/container" text:style-name="Internet_20_link" text:visited-style-name="Visited_20_Internet_20_Link">Сервис-контейнер</text:a> Laravel используется для работы всех контроллеров Laravel. В результате вы можете указывать типы любых <text:soft-page-break/>зависимостей, которые могут потребоваться вашему контроллеру в его конструкторе. Заявленные зависимости будут автоматически получены и внедрены в экземпляр контроллера:</text:p>
      <text:p text:style-name="P40"><text:span text:style-name="Source_20_Text">&lt;?php</text:span></text:p>
      <text:p text:style-name="P37"/>
      <text:p text:style-name="P37"><text:span text:style-name="Source_20_Text">namespace App\Http\Controllers;</text:span></text:p>
      <text:p text:style-name="P37"/>
      <text:p text:style-name="P37"><text:span text:style-name="Source_20_Text">use App\Repositories\UserRepository;</text:span></text:p>
      <text:p text:style-name="P37"/>
      <text:p text:style-name="P37"><text:span text:style-name="Source_20_Text">class UserController extends Controller</text:span></text:p>
      <text:p text:style-name="P37"><text:span text:style-name="Source_20_Text">{</text:span></text:p>
      <text:p text:style-name="P37"><text:span text:style-name="Source_20_Text"><text:s text:c="4"/>/**</text:span></text:p>
      <text:p text:style-name="P37"><text:span text:style-name="Source_20_Text"><text:s text:c="5"/>* The user repository instance.</text:span></text:p>
      <text:p text:style-name="P37"><text:span text:style-name="Source_20_Text"><text:s text:c="5"/>*/</text:span></text:p>
      <text:p text:style-name="P37"><text:span text:style-name="Source_20_Text"><text:s text:c="4"/>protected $users;</text:span></text:p>
      <text:p text:style-name="P37"/>
      <text:p text:style-name="P37"><text:span text:style-name="Source_20_Text"><text:s text:c="4"/>/**</text:span></text:p>
      <text:p text:style-name="P37"><text:span text:style-name="Source_20_Text"><text:s text:c="5"/>* Create a new controller instance.</text:span></text:p>
      <text:p text:style-name="P37"><text:span text:style-name="Source_20_Text"><text:s text:c="5"/>*</text:span></text:p>
      <text:p text:style-name="P37"><text:span text:style-name="Source_20_Text"><text:s text:c="5"/>* @param <text:s/>UserRepository <text:s/>$users</text:span></text:p>
      <text:p text:style-name="P37"><text:span text:style-name="Source_20_Text"><text:s text:c="5"/>* @return void</text:span></text:p>
      <text:p text:style-name="P37"><text:span text:style-name="Source_20_Text"><text:s text:c="5"/>*/</text:span></text:p>
      <text:p text:style-name="P37"><text:span text:style-name="Source_20_Text"><text:s text:c="4"/>public function __construct(UserRepository $users)</text:span></text:p>
      <text:p text:style-name="P37"><text:span text:style-name="Source_20_Text"><text:s text:c="4"/>{</text:span></text:p>
      <text:p text:style-name="P37"><text:span text:style-name="Source_20_Text"><text:s text:c="8"/>$this-&gt;users = $users;</text:span></text:p>
      <text:p text:style-name="P37"><text:span text:style-name="Source_20_Text"><text:s text:c="4"/>}</text:span></text:p>
      <text:p text:style-name="P37"><text:span text:style-name="Source_20_Text">}</text:span></text:p>
      <text:p text:style-name="P61">Разумеется, вы можете также указать в качестве аргумента тип любого <text:a xlink:type="simple" xlink:href="https://laravel.su/docs/5.4/contracts" text:style-name="Internet_20_link" text:visited-style-name="Visited_20_Internet_20_Link">Laravel-контракта</text:a>. Если контейнер может с ним работать, значит вы можете указывать его тип. В некоторых случаях внедрение зависимостей в контроллер обеспечивает лучшую тестируемость приложения.</text:p>
      <text:p text:style-name="P61"/>
      <text:h text:style-name="P29" text:outline-level="4">Внедрение в метод</text:h>
      <text:p text:style-name="P61">Кроме внедрения в конструктор, вы также можете указывать типы зависимостей в методах вашего контроллера. Распространённый пример внедрения в метод — внедрение экземпляра <text:span text:style-name="Source_20_Text">Illuminate\Http\Request</text:span> в один из методов контроллера:</text:p>
      <text:p text:style-name="P40"><text:span text:style-name="Source_20_Text">&lt;?php</text:span></text:p>
      <text:p text:style-name="P37"/>
      <text:p text:style-name="P37"><text:span text:style-name="Source_20_Text">namespace App\Http\Controllers;</text:span></text:p>
      <text:p text:style-name="P37"/>
      <text:p text:style-name="P37"><text:span text:style-name="Source_20_Text">use Illuminate\Http\Request;</text:span></text:p>
      <text:p text:style-name="P37"/>
      <text:p text:style-name="P37"><text:span text:style-name="Source_20_Text">class UserController extends Controller</text:span></text:p>
      <text:p text:style-name="P37"><text:span text:style-name="Source_20_Text">{</text:span></text:p>
      <text:p text:style-name="P37"><text:span text:style-name="Source_20_Text"><text:s text:c="4"/>/**</text:span></text:p>
      <text:p text:style-name="P37"><text:span text:style-name="Source_20_Text"><text:s text:c="5"/>* Store a new user.</text:span></text:p>
      <text:p text:style-name="P37"><text:span text:style-name="Source_20_Text"><text:s text:c="5"/>*</text:span></text:p>
      <text:p text:style-name="P37"><text:span text:style-name="Source_20_Text"><text:s text:c="5"/>* @param <text:s/>Request <text:s/>$request</text:span></text:p>
      <text:p text:style-name="P37"><text:span text:style-name="Source_20_Text"><text:s text:c="5"/>* @return Response</text:span></text:p>
      <text:p text:style-name="P37"><text:span text:style-name="Source_20_Text"><text:s text:c="5"/>*/</text:span></text:p>
      <text:p text:style-name="P37"><text:span text:style-name="Source_20_Text"><text:s text:c="4"/>public function store(Request $request)</text:span></text:p>
      <text:p text:style-name="P37"><text:span text:style-name="Source_20_Text"><text:s text:c="4"/>{</text:span></text:p>
      <text:p text:style-name="P37"><text:soft-page-break/><text:span text:style-name="Source_20_Text"><text:s text:c="8"/>$name = $request-&gt;name;</text:span></text:p>
      <text:p text:style-name="P37"/>
      <text:p text:style-name="P37"><text:span text:style-name="Source_20_Text"><text:s text:c="8"/>//</text:span></text:p>
      <text:p text:style-name="P37"><text:span text:style-name="Source_20_Text"><text:s text:c="4"/>}</text:span></text:p>
      <text:p text:style-name="P37"><text:span text:style-name="Source_20_Text">}</text:span></text:p>
      <text:p text:style-name="P61">Если ваш метод контроллера также ожидает ввода от параметра маршрута, укажите аргументы маршрута после других зависимостей. Например, если ваш маршрут определен так:</text:p>
      <text:p text:style-name="P40"><text:span text:style-name="Source_20_Text">Route::put('user/{id}', [UserController::class, 'update']);</text:span></text:p>
      <text:p text:style-name="P61">Вы по-прежнему можете указать Illuminate \ Http \ Request и получить доступ к своему параметру id, определив метод вашего контроллера следующим образом:</text:p>
      <text:p text:style-name="P40"><text:span text:style-name="Source_20_Text">&lt;?php</text:span></text:p>
      <text:p text:style-name="P37"/>
      <text:p text:style-name="P37"><text:span text:style-name="Source_20_Text">namespace App\Http\Controllers;</text:span></text:p>
      <text:p text:style-name="P37"/>
      <text:p text:style-name="P37"><text:span text:style-name="Source_20_Text">use Illuminate\Http\Request;</text:span></text:p>
      <text:p text:style-name="P37"/>
      <text:p text:style-name="P37"><text:span text:style-name="Source_20_Text">class UserController extends Controller</text:span></text:p>
      <text:p text:style-name="P37"><text:span text:style-name="Source_20_Text">{</text:span></text:p>
      <text:p text:style-name="P37"><text:span text:style-name="Source_20_Text"><text:s text:c="4"/>/**</text:span></text:p>
      <text:p text:style-name="P37"><text:span text:style-name="Source_20_Text"><text:s text:c="5"/>* Update the given user.</text:span></text:p>
      <text:p text:style-name="P37"><text:span text:style-name="Source_20_Text"><text:s text:c="5"/>*</text:span></text:p>
      <text:p text:style-name="P37"><text:span text:style-name="Source_20_Text"><text:s text:c="5"/>* @param <text:s/>Request <text:s/>$request</text:span></text:p>
      <text:p text:style-name="P37"><text:span text:style-name="Source_20_Text"><text:s text:c="5"/>* @param <text:s/>string <text:s/>$id</text:span></text:p>
      <text:p text:style-name="P37"><text:span text:style-name="Source_20_Text"><text:s text:c="5"/>* @return Response</text:span></text:p>
      <text:p text:style-name="P37"><text:span text:style-name="Source_20_Text"><text:s text:c="5"/>*/</text:span></text:p>
      <text:p text:style-name="P37"><text:span text:style-name="Source_20_Text"><text:s text:c="4"/>public function update(Request $request, $id)</text:span></text:p>
      <text:p text:style-name="P37"><text:span text:style-name="Source_20_Text"><text:s text:c="4"/>{</text:span></text:p>
      <text:p text:style-name="P37"><text:span text:style-name="Source_20_Text"><text:s text:c="8"/>//</text:span></text:p>
      <text:p text:style-name="P37"><text:span text:style-name="Source_20_Text"><text:s text:c="4"/>}</text:span></text:p>
      <text:p text:style-name="P37"><text:span text:style-name="Source_20_Text">}</text:span></text:p>
      <text:p text:style-name="P61"/>
      <text:h text:style-name="P13" text:outline-level="2">Кэширование роутов</text:h>
      <text:p text:style-name="P61">Если ваше приложение единолично использует роуты контроллера, то вы можете воспользоваться преимуществом кэширования роутов в Laravel. Использование кэша роутов радикально уменьшит время, требуемое для регистрации всех роутов вашего приложения. В некоторых случаях регистрация ваших роутов может стать быстрее в 100 раз. Для создания кэша роутов просто выполните Artisan-команду <text:span text:style-name="Source_20_Text">route:cache</text:span>:</text:p>
      <text:p text:style-name="P40"><text:span text:style-name="Source_20_Text">php artisan route:cache</text:span></text:p>
      <text:p text:style-name="P102">После выполнения этой команды ваши кэшированные роуты будут загружаться при каждом запросе. Помните, после добавления новых роутов, вам необходимо заново сгенерировать свежий кэш роутов. Поэтому нужно выполнить команду <text:span text:style-name="Source_20_Text">route:cache</text:span> уже при развёртывании вашего проекта.</text:p>
      <text:p text:style-name="Text_20_body"><text:soft-page-break/>Для очистки кэша роутов используйте команду <text:span text:style-name="Source_20_Text">route:clear</text:span>:</text:p>
      <text:p text:style-name="P40"><text:span text:style-name="Source_20_Text">php artisan route:clear</text:span></text:p>
      <text:p text:style-name="P61"/>
      <text:p text:style-name="P61"/>
      <text:p text:style-name="P61"/>
      <text:p text:style-name="P61"/>
      <text:p text:style-name="P61"/>
      <text:p text:style-name="P61"/>
      <text:p text:style-name="P61"><text:line-break/><text:lin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2" text:outline-level="1"><text:soft-page-break/><text:span text:style-name="T111">HTTP </text:span><text:span text:style-name="T102">запросы</text:span></text:h>
      <text:p text:style-name="P91">Получение экземпляра запроса </text:p>
      <text:p text:style-name="P89"><text:tab/><text:span text:style-name="T112">Методы и пути запроса </text:span></text:p>
      <text:p text:style-name="P90"><text:tab/> Запросы PSR-7</text:p>
      <text:p text:style-name="P90">Обрезка и нормализация ввода</text:p>
      <text:p text:style-name="P90">Получение ввода</text:p>
      <text:p text:style-name="P90"><text:tab/>Старый ввод</text:p>
      <text:p text:style-name="P90"><text:tab/>Cookies</text:p>
      <text:p text:style-name="P91">Файлы</text:p>
      <text:p text:style-name="P91"><text:tab/> Получение загруженных файлов</text:p>
      <text:p text:style-name="P91"><text:tab/>Хранение загруженных файлов</text:p>
      <text:p text:style-name="P91"><text:tab/>Настройка доверенных прокси</text:p>
      <text:p text:style-name="P56"/>
      <text:p text:style-name="P187">Получение экземпляра запроса </text:p>
      <text:p text:style-name="P96"><text:span text:style-name="T1">Чтобы получить экземпляр текущего HTTP-запроса через внедрение </text:span><text:span text:style-name="T14">зависимостей, вы должны ввести класс Illuminate \ Http \ Request в методе вашего контроллера. Экземпляр входящего запроса будет автоматически внедрен </text:span><text:span text:style-name="T50">сервис-</text:span><text:span text:style-name="T14">контейнером:</text:span></text:p>
      <text:p text:style-name="P49"><text:span text:style-name="Source_20_Text">&lt;?php</text:span></text:p>
      <text:p text:style-name="P38"/>
      <text:p text:style-name="P38"><text:span text:style-name="Source_20_Text">namespace App\Http\Controllers;</text:span></text:p>
      <text:p text:style-name="P38"/>
      <text:p text:style-name="P38"><text:span text:style-name="Source_20_Text">use Illuminate\Http\Request;</text:span></text:p>
      <text:p text:style-name="P38"/>
      <text:p text:style-name="P38"><text:span text:style-name="Source_20_Text">class UserController extends Controller</text:span></text:p>
      <text:p text:style-name="P38"><text:span text:style-name="Source_20_Text">{</text:span></text:p>
      <text:p text:style-name="P38"><text:span text:style-name="Source_20_Text"><text:s text:c="4"/>/**</text:span></text:p>
      <text:p text:style-name="P38"><text:span text:style-name="Source_20_Text"><text:s text:c="5"/>* Store a new user.</text:span></text:p>
      <text:p text:style-name="P38"><text:span text:style-name="Source_20_Text"><text:s text:c="5"/>*</text:span></text:p>
      <text:p text:style-name="P38"><text:span text:style-name="Source_20_Text"><text:s text:c="5"/>* @param <text:s/>Request <text:s/>$request</text:span></text:p>
      <text:p text:style-name="P38"><text:span text:style-name="Source_20_Text"><text:s text:c="5"/>* @return Response</text:span></text:p>
      <text:p text:style-name="P38"><text:span text:style-name="Source_20_Text"><text:s text:c="5"/>*/</text:span></text:p>
      <text:p text:style-name="P38"><text:span text:style-name="Source_20_Text"><text:s text:c="4"/>public function store(Request $request)</text:span></text:p>
      <text:p text:style-name="P38"><text:span text:style-name="Source_20_Text"><text:s text:c="4"/>{</text:span></text:p>
      <text:p text:style-name="P38"><text:span text:style-name="Source_20_Text"><text:s text:c="8"/>$name = $request-&gt;input('name');</text:span></text:p>
      <text:p text:style-name="P38"/>
      <text:p text:style-name="P38"><text:span text:style-name="Source_20_Text"><text:s text:c="8"/>//</text:span></text:p>
      <text:p text:style-name="P38"><text:span text:style-name="Source_20_Text"><text:s text:c="4"/>}</text:span></text:p>
      <text:p text:style-name="P38"><text:span text:style-name="Source_20_Text">}</text:span></text:p>
      <text:p text:style-name="P70"/>
      <text:h text:style-name="P29" text:outline-level="4"><text:bookmark text:name="dependency-injection-route-parameters"/>Внедрение зависимостей и параметры маршрута </text:h>
      <text:p text:style-name="P92"><text:span text:style-name="T14">Если метод вашего контроллера также ожидает ввода </text:span>из<text:span text:style-name="T14"> параметра маршрута, вы должны указать параметры маршрута после других зависимостей. Например, если ваш маршрут определен так:</text:span></text:p>
      <text:p text:style-name="P49"><text:span text:style-name="Source_20_Text">use App\Http\Controllers\UserController;</text:span></text:p>
      <text:p text:style-name="P38"/>
      <text:p text:style-name="P38"><text:span text:style-name="Source_20_Text">Route::put('user/{id}', [UserController::class, 'update']);</text:span></text:p>
      <text:p text:style-name="P72"><text:soft-page-break/><text:span text:style-name="T14">Вы по-прежнему можете ввести Illuminate \ Http \ Request и получить доступ к своему </text:span><text:span text:style-name="Source_20_Text">id</text:span><text:span text:style-name="T14"> параметра маршрута, определив свой метод контроллера следующим образом:</text:span></text:p>
      <text:p text:style-name="P49"><text:span text:style-name="Source_20_Text">&lt;?php</text:span></text:p>
      <text:p text:style-name="P38"/>
      <text:p text:style-name="P38"><text:span text:style-name="Source_20_Text">namespace App\Http\Controllers;</text:span></text:p>
      <text:p text:style-name="P38"/>
      <text:p text:style-name="P38"><text:span text:style-name="Source_20_Text">use Illuminate\Http\Request;</text:span></text:p>
      <text:p text:style-name="P38"/>
      <text:p text:style-name="P38"><text:span text:style-name="Source_20_Text">class UserController extends Controller</text:span></text:p>
      <text:p text:style-name="P38"><text:span text:style-name="Source_20_Text">{</text:span></text:p>
      <text:p text:style-name="P38"><text:span text:style-name="Source_20_Text"><text:s text:c="4"/>/**</text:span></text:p>
      <text:p text:style-name="P38"><text:span text:style-name="Source_20_Text"><text:s text:c="5"/>* Update the specified user.</text:span></text:p>
      <text:p text:style-name="P38"><text:span text:style-name="Source_20_Text"><text:s text:c="5"/>*</text:span></text:p>
      <text:p text:style-name="P38"><text:span text:style-name="Source_20_Text"><text:s text:c="5"/>* @param <text:s/>Request <text:s/>$request</text:span></text:p>
      <text:p text:style-name="P38"><text:span text:style-name="Source_20_Text"><text:s text:c="5"/>* @param <text:s/>string <text:s/>$id</text:span></text:p>
      <text:p text:style-name="P38"><text:span text:style-name="Source_20_Text"><text:s text:c="5"/>* @return Response</text:span></text:p>
      <text:p text:style-name="P38"><text:span text:style-name="Source_20_Text"><text:s text:c="5"/>*/</text:span></text:p>
      <text:p text:style-name="P38"><text:span text:style-name="Source_20_Text"><text:s text:c="4"/>public function update(Request $request, $id)</text:span></text:p>
      <text:p text:style-name="P38"><text:span text:style-name="Source_20_Text"><text:s text:c="4"/>{</text:span></text:p>
      <text:p text:style-name="P38"><text:span text:style-name="Source_20_Text"><text:s text:c="8"/>//</text:span></text:p>
      <text:p text:style-name="P38"><text:span text:style-name="Source_20_Text"><text:s text:c="4"/>}</text:span></text:p>
      <text:p text:style-name="P38"><text:span text:style-name="Source_20_Text">}</text:span></text:p>
      <text:p text:style-name="P38"><text:span text:style-name="Source_20_Text"/></text:p>
      <text:h text:style-name="P33" text:outline-level="4"><text:span text:style-name="T1">Обращение к запросу через замыкания </text:span><text:span text:style-name="T11">маршруто</text:span><text:span text:style-name="T1">в</text:span></text:h>
      <text:p text:style-name="P70"><text:span text:style-name="T1">Также вы можете указать в качестве аргумента класс </text:span><text:span text:style-name="Source_20_Text"><text:span text:style-name="T1">Illuminate\Http\Request</text:span></text:span><text:span text:style-name="T1"> в замыкании роута. Сервис-контейнер автоматически внедрит входящий запрос в замыкание при его выполнении:</text:span></text:p>
      <text:p text:style-name="P40"><text:span text:style-name="Source_20_Text">use Illuminate\Http\Request;</text:span></text:p>
      <text:p text:style-name="P38"/>
      <text:p text:style-name="P38"><text:span text:style-name="Source_20_Text">Route::get('/', function (Request $request) {</text:span></text:p>
      <text:p text:style-name="P38"><text:span text:style-name="Source_20_Text"><text:s text:c="4"/>//</text:span></text:p>
      <text:p text:style-name="P38"><text:span text:style-name="Source_20_Text">});</text:span></text:p>
      <text:p text:style-name="P61"/>
      <text:h text:style-name="P20" text:outline-level="3">Методы и путь запроса</text:h>
      <text:p text:style-name="P61">Экземпляр Illuminate \ Http \ Request предоставляет множество методов для проверки HTTP-запроса для вашего приложения и расширяет класс Symfony \ Component \ HttpFoundation \ Request. Ниже мы обсудим несколько наиболее важных методов.</text:p>
      <text:p text:style-name="P61"/>
      <text:p text:style-name="P184">Получение пути запроса</text:p>
      <text:p text:style-name="P72"><text:span text:style-name="T14">Метод </text:span><text:span text:style-name="Source_20_Text">path</text:span><text:span text:style-name="T14"> возвращает информацию о пути запроса. Итак, если входящий запрос нацелен на http://domain.com/foo/bar, метод </text:span><text:span text:style-name="Source_20_Text"><text:span text:style-name="T14">path</text:span></text:span><text:span text:style-name="T14"> вернет foo / bar:</text:span></text:p>
      <text:p text:style-name="P49"><text:span text:style-name="Source_20_Text">$uri = $request-&gt;path();</text:span></text:p>
      <text:p text:style-name="P61"><text:soft-page-break/>Метод <text:span text:style-name="Source_20_Text">is</text:span> позволяет проверить соответствие пути запроса заданной маске. При использовании этого метода можно использовать символ звёздочки <text:span text:style-name="Source_20_Text">*</text:span> в качестве маски:</text:p>
      <text:p text:style-name="P49"><text:span text:style-name="Source_20_Text">if ($request-&gt;is('admin/*')) {</text:span></text:p>
      <text:p text:style-name="P38"><text:span text:style-name="Source_20_Text"><text:s text:c="4"/>//</text:span></text:p>
      <text:p text:style-name="P38"><text:span text:style-name="Source_20_Text">}</text:span></text:p>
      <text:p text:style-name="P70"/>
      <text:h text:style-name="P29" text:outline-level="4"><text:bookmark text:name="retrieving-the-request-url"/>Получение URL-адреса запроса </text:h>
      <text:p text:style-name="P61">Чтобы получить полный URL-адрес входящего запроса, вы можете использовать методы url или fullUrl. Метод url вернет URL без строки запроса, а метод fullUrl включает строку запроса:</text:p>
      <text:p text:style-name="P49"><text:span text:style-name="Source_20_Text">// Without Query String...</text:span></text:p>
      <text:p text:style-name="P38"><text:span text:style-name="Source_20_Text">$url = $request-&gt;url();</text:span></text:p>
      <text:p text:style-name="P49"><text:span text:style-name="Source_20_Text">// With Query String...</text:span></text:p>
      <text:p text:style-name="P38"><text:span text:style-name="Source_20_Text">$url = $request-&gt;fullUrl();</text:span></text:p>
      <text:p text:style-name="P70"/>
      <text:h text:style-name="P33" text:outline-level="4">Получение метода запроса</text:h>
      <text:p text:style-name="P70">Метод <text:span text:style-name="Source_20_Text">method</text:span> вернёт HTTP-действие запроса. Вы можете использовать метод <text:span text:style-name="Source_20_Text">isMethod</text:span> для проверки соответствия HTTP-действия заданной строке:</text:p>
      <text:p text:style-name="P49"><text:span text:style-name="Source_20_Text">$method = $request-&gt;method();</text:span></text:p>
      <text:p text:style-name="P38"/>
      <text:p text:style-name="P38"><text:span text:style-name="Source_20_Text">if ($request-&gt;isMethod('post')) {</text:span></text:p>
      <text:p text:style-name="P38"><text:span text:style-name="Source_20_Text"><text:s text:c="4"/>//</text:span></text:p>
      <text:p text:style-name="P54"><text:span text:style-name="Source_20_Text">}</text:span></text:p>
      <text:p text:style-name="P54"><text:span text:style-name="Source_20_Text"/></text:p>
      <text:p text:style-name="P54"><text:span text:style-name="Source_20_Text"><text:span text:style-name="T81">Запросы PSR-7</text:span></text:span></text:p>
      <text:p text:style-name="P72"><text:a xlink:type="simple" xlink:href="http://www.php-fig.org/psr/psr-7/" text:style-name="Internet_20_link" text:visited-style-name="Visited_20_Internet_20_Link"><text:span text:style-name="T67">Стандарт PSR-7</text:span></text:a><text:span text:style-name="T67"> описывает интерфейсы для HTTP-сообщений, включая запросы и отклики. Если вы хотите получить экземпляр запроса PSR-7 вместо Laravel-запроса, сначала вам надо установить несколько библиотек. Laravel использует компонент </text:span><text:span text:style-name="Emphasis"><text:span text:style-name="T67">Symfony HTTP Message Bridge</text:span></text:span><text:span text:style-name="T67"> для конвертации обычных запросов и откликов Laravel в совместимые с PSR-7:</text:span></text:p>
      <text:p text:style-name="P38"><text:span text:style-name="Source_20_Text"><text:span text:style-name="T67">composer require symfony/psr-http-message-bridge</text:span></text:span></text:p>
      <text:p text:style-name="P121"><text:span text:style-name="Source_20_Text">composer require nyholm/psr7</text:span></text:p>
      <text:p text:style-name="P70">Когда вы установите эти библиотеки, вы можете получить запрос PSR-7, указав интерфейс запроса в замыкании вашего роута или методе контроллера:</text:p>
      <text:p text:style-name="P38"><text:span text:style-name="Source_20_Text"><text:span text:style-name="T67">use Psr\Http\Message\ServerRequestInterface;</text:span></text:span></text:p>
      <text:p text:style-name="Preformatted_20_Text"/>
      <text:p text:style-name="Preformatted_20_Text"><text:span text:style-name="Source_20_Text">Route::get('/', function (ServerRequestInterface $request) {</text:span></text:p>
      <text:p text:style-name="Preformatted_20_Text"><text:span text:style-name="Source_20_Text"><text:s text:c="4"/>//</text:span></text:p>
      <text:p text:style-name="P121"><text:span text:style-name="Source_20_Text">});</text:span></text:p>
      <text:p text:style-name="P70"><text:soft-page-break/>Если вы возвращаете экземпляр отклика PSR-7 из роута или контроллера, он будет автоматически конвертирован обратно в экземпляр отклика Laravel и будет отображён фреймворком.</text:p>
      <text:p text:style-name="P70"/>
      <text:h text:style-name="P13" text:outline-level="2"><text:bookmark text:name="input-trimming-and-normalization"/>Обрезка и нормализация ввода </text:h>
      <text:p text:style-name="P102">По умолчанию Laravel включает посредников <text:span text:style-name="Source_20_Text">TrimStrings</text:span> и <text:span text:style-name="Source_20_Text">ConvertEmptyStringsToNull</text:span> в глобальном стеке посредников вашего приложения. Эти посредники перечислены в стеке по классу <text:span text:style-name="Source_20_Text">App\Http\Kernel</text:span>. Данные посредники будут автоматически обрезать все поля входящих строк по запросу, а также конвертировать любые пустые поля строк в <text:span text:style-name="Source_20_Text">null</text:span>. Это позволит вам не беспокоиться о проблемах нормализации в ваших роутах и контроллерах.</text:p>
      <text:p text:style-name="Text_20_body">Если вы хотите отключить подобное поведение, то можете убрать двух посредников из стека посредников своего приложения, убрав их из свойства <text:span text:style-name="Source_20_Text">$middleware</text:span> своего класса <text:span text:style-name="Source_20_Text">App\Http\Kernel</text:span>.</text:p>
      <text:p text:style-name="P108"/>
      <text:h text:style-name="P13" text:outline-level="2">Получение ввода</text:h>
      <text:h text:style-name="Heading_20_4" text:outline-level="4">Получение всех данных ввода</text:h>
      <text:p text:style-name="P61">Вы также можете получить все входные данные в виде массива, используя метод all:</text:p>
      <text:p text:style-name="P49"><text:span text:style-name="Source_20_Text">$input = $request→all();</text:span></text:p>
      <text:p text:style-name="P49"><text:span text:style-name="Source_20_Text"/></text:p>
      <text:h text:style-name="P29" text:outline-level="4">Получения значения из ввода</text:h>
      <text:p text:style-name="P72"><text:span text:style-name="T14">Используя несколько простых методов, вы можете получить доступ ко всему пользовательскому вводу из вашего экземпляра Illuminate \ Http \ Request, не беспокоясь о том, какой HTTP-запроса был использован, метод </text:span><text:span text:style-name="Source_20_Text"><text:span text:style-name="T14">input</text:span></text:span><text:span text:style-name="T14"> работает одинаково для любого из них:</text:span></text:p>
      <text:p text:style-name="P49"><text:span text:style-name="Source_20_Text">$name = $request-&gt;input('name');</text:span></text:p>
      <text:p text:style-name="P72"><text:span text:style-name="T14">Вы можете передать значение по умолчанию в качестве второго аргумента метода </text:span><text:span text:style-name="Source_20_Text">input</text:span><text:span text:style-name="T14">. Это значение будет возвращено, если запрошенное входное значение отсутствует в запросе:</text:span></text:p>
      <text:p text:style-name="P49"><text:span text:style-name="Source_20_Text">$name = $request-&gt;input('name', 'Sally');</text:span></text:p>
      <text:p text:style-name="P61">При работе с формами, которые содержат входные данные массива, используйте "точечную" нотацию для доступа к массивам:</text:p>
      <text:p text:style-name="P40"><text:span text:style-name="Source_20_Text">$name = $request-&gt;input('products.0.name');</text:span></text:p>
      <text:p text:style-name="P38"/>
      <text:p text:style-name="P38"><text:span text:style-name="Source_20_Text">$names = $request-&gt;input('products.*.name');</text:span></text:p>
      <text:p text:style-name="P72"><text:soft-page-break/><text:span text:style-name="T14">Вы можете вызвать метод </text:span><text:span text:style-name="Source_20_Text">input</text:span><text:span text:style-name="T14"> без каких-либо аргументов, чтобы получить все входные значения в виде ассоциативного массива:</text:span></text:p>
      <text:p text:style-name="P40"><text:span text:style-name="Source_20_Text">$input = $request-&gt;input();</text:span></text:p>
      <text:p text:style-name="P61"/>
      <text:h text:style-name="P29" text:outline-level="4"><text:bookmark text:name="retrieving-input-from-the-query-string"/>Получение ввода из строки запроса</text:h>
      <text:p text:style-name="P72"><text:span text:style-name="T14">В то время как метод </text:span><text:span text:style-name="Source_20_Text">input</text:span><text:span text:style-name="T14"> извлекает значения из всей полезной нагрузки запроса (включая строку запроса), метод </text:span><text:span text:style-name="Source_20_Text"><text:span text:style-name="T14">query</text:span></text:span><text:span text:style-name="T14"> будет извлекать значения только из строки запроса:<text:line-break/></text:span><text:span text:style-name="Source_20_Text"><text:span text:style-name="T14">$name = $request-&gt;query('name');</text:span></text:span></text:p>
      <text:p text:style-name="P61">Если данные значения запрошенной строки запроса отсутствуют, будет возвращен второй аргумент этого метода:</text:p>
      <text:p text:style-name="P50"><text:span text:style-name="Source_20_Text"><text:span text:style-name="T67">$name = $request-&gt;query('name', 'Helen');</text:span></text:span></text:p>
      <text:p text:style-name="P72"><text:span text:style-name="T14">Вы можете вызвать метод </text:span><text:span text:style-name="Source_20_Text"><text:span text:style-name="T67">query</text:span></text:span><text:span text:style-name="T14"> без каких-либо аргументов, чтобы получить все значения строки запроса в виде ассоциативного массива:</text:span></text:p>
      <text:p text:style-name="P50"><text:span text:style-name="Source_20_Text"><text:span text:style-name="T67">$query = $request-&gt;query();</text:span></text:span></text:p>
      <text:p text:style-name="P68">Мое: то есть можно не прописывать в замыкание аргументы для получения параметром из запроса, можно все получать из requst?</text:p>
      <text:p text:style-name="P61"/>
      <text:h text:style-name="P29" text:outline-level="4">Получение ввода через динамические свойства</text:h>
      <text:p text:style-name="P72"><text:span text:style-name="T14">Также вы можете получать пользовательский ввод, используя динамический свойства экземпляра </text:span><text:span text:style-name="Source_20_Text"><text:span text:style-name="T14">Illuminate\Http\Request</text:span></text:span><text:span text:style-name="T14">. Например, если одна из форм приложения содержит поле name, вы можете получить значение отправленного поля вот так:</text:span></text:p>
      <text:p text:style-name="P50"><text:span text:style-name="Source_20_Text"><text:span text:style-name="T67">$name = $request-&gt;name;</text:span></text:span></text:p>
      <text:p text:style-name="P61">При использовании динамических свойств Laravel сначала ищет значение параметра в данных запроса. Если его там нет, Laravel будет искать поле в параметрах роута.</text:p>
      <text:p text:style-name="P61"/>
      <text:h text:style-name="P29" text:outline-level="4">Получения значения из ввода JSON</text:h>
      <text:p text:style-name="P72"><text:span text:style-name="T14">При отправке запросов JSON в ваше приложение вы можете получить доступ к данным JSON через метод </text:span><text:span text:style-name="Source_20_Text"><text:span text:style-name="T67">input</text:span></text:span><text:span text:style-name="T14">, если заголовок Content-Type запроса правильно установлен на application / json. Вы даже можете использовать «точечный» синтаксис, чтобы погружаться в массивы JSON:</text:span></text:p>
      <text:p text:style-name="P50"><text:span text:style-name="Source_20_Text"><text:span text:style-name="T67">$name = $request→input('user.name');</text:span></text:span></text:p>
      <text:p text:style-name="P50"><text:span text:style-name="Source_20_Text"><text:span text:style-name="T67"/></text:span></text:p>
      <text:p text:style-name="P50"><text:span text:style-name="Source_20_Text"><text:span text:style-name="T67"/></text:span></text:p>
      <text:p text:style-name="P50"><text:span text:style-name="Source_20_Text"><text:span text:style-name="T67"/></text:span></text:p>
      <text:p text:style-name="P93"><text:soft-page-break/><text:span text:style-name="T14">Получение </text:span><text:span text:style-name="T51">булевых</text:span><text:span text:style-name="T14"> значений</text:span></text:p>
      <text:p text:style-name="P181">При работе с элементами HTML, такими как флажки, ваше приложение может получать «правдивые» значения, которые на самом деле являются строками. Например, «верно» или «включено». Для удобства вы можете использовать логический метод для получения этих значений как логических. Логический метод возвращает true для 1, «1», true, «true», «on» и «yes». Все остальные значения вернут false:</text:p>
      <text:p text:style-name="P50"><text:span text:style-name="Source_20_Text"><text:span text:style-name="T67">$archived = $request-&gt;boolean('archived');</text:span></text:span></text:p>
      <text:p text:style-name="P61"/>
      <text:h text:style-name="P29" text:outline-level="4">Получение части переменных запроса</text:h>
      <text:p text:style-name="P57"><text:span text:style-name="T67">Если вам необходимо получить только часть данных ввода, используйте методы </text:span><text:span text:style-name="Source_20_Text"><text:span text:style-name="T67">only</text:span></text:span><text:span text:style-name="T67"> и </text:span><text:span text:style-name="Source_20_Text"><text:span text:style-name="T67">except</text:span></text:span><text:span text:style-name="T67">. Оба этих метода принимают один массив или динамический список аргументов:</text:span></text:p>
      <text:p text:style-name="P50"><text:span text:style-name="Source_20_Text"><text:span text:style-name="T67">$input = $request-&gt;only(['username', 'password']);</text:span></text:span></text:p>
      <text:p text:style-name="P38"/>
      <text:p text:style-name="P38"><text:span text:style-name="Source_20_Text">$input = $request-&gt;only('username', 'password');</text:span></text:p>
      <text:p text:style-name="P38"/>
      <text:p text:style-name="P38"><text:span text:style-name="Source_20_Text">$input = $request-&gt;except(['credit_card']);</text:span></text:p>
      <text:p text:style-name="P38"/>
      <text:p text:style-name="P38"><text:span text:style-name="Source_20_Text">$input = $request-&gt;except('credit_card');</text:span></text:p>
      <text:p text:style-name="P57"><text:span text:style-name="Source_20_Text"><text:span text:style-name="T67">only</text:span></text:span><text:span text:style-name="T67"> метод возвращает все запрошенные пары ключ / значение; однако он не вернет пары ключ / значение, которых нет в запросе.</text:span></text:p>
      <text:p text:style-name="P61"/>
      <text:p text:style-name="P99"><text:a xlink:type="simple" xlink:href="https://laravel.com/docs/8.x/requests#determining-if-an-input-value-is-present" text:style-name="Internet_20_link" text:visited-style-name="Visited_20_Internet_20_Link"><text:span text:style-name="T67"/></text:a></text:p>
      <text:h text:style-name="Heading_20_1" text:outline-level="1">HTTP запросы</text:h>
      <text:list xml:id="list316248758" text:style-name="L8">
        <text:list-item>
          <text:p text:style-name="P233"><text:a xlink:type="simple" xlink:href="https://laravel.su/docs/5.4/requests#accessing-the-request" text:style-name="Internet_20_link" text:visited-style-name="Visited_20_Internet_20_Link">Получение экземпляра запроса</text:a> </text:p>
          <text:list>
            <text:list-item>
              <text:p text:style-name="P233"><text:a xlink:type="simple" xlink:href="https://laravel.su/docs/5.4/requests#request-path-and-method" text:style-name="Internet_20_link" text:visited-style-name="Visited_20_Internet_20_Link">Методы и путь запроса</text:a> </text:p>
            </text:list-item>
            <text:list-item>
              <text:p text:style-name="P233"><text:a xlink:type="simple" xlink:href="https://laravel.su/docs/5.4/requests#psr7-requests" text:style-name="Internet_20_link" text:visited-style-name="Visited_20_Internet_20_Link">Запросы PSR-7</text:a> </text:p>
            </text:list-item>
          </text:list>
        </text:list-item>
        <text:list-item>
          <text:p text:style-name="P233"><text:a xlink:type="simple" xlink:href="https://laravel.su/docs/5.4/requests#input-trimming-and-normalization" text:style-name="Internet_20_link" text:visited-style-name="Visited_20_Internet_20_Link">Обрезка и нормализация ввода</text:a> </text:p>
        </text:list-item>
        <text:list-item>
          <text:p text:style-name="P233"><text:a xlink:type="simple" xlink:href="https://laravel.su/docs/5.4/requests#retrieving-input" text:style-name="Internet_20_link" text:visited-style-name="Visited_20_Internet_20_Link">Получение ввода</text:a> </text:p>
          <text:list>
            <text:list-item>
              <text:p text:style-name="P233"><text:a xlink:type="simple" xlink:href="https://laravel.su/docs/5.4/requests#old-input" text:style-name="Internet_20_link" text:visited-style-name="Visited_20_Internet_20_Link">Старый ввод</text:a> </text:p>
            </text:list-item>
            <text:list-item>
              <text:p text:style-name="P233"><text:a xlink:type="simple" xlink:href="https://laravel.su/docs/5.4/requests#cookies" text:style-name="Internet_20_link" text:visited-style-name="Visited_20_Internet_20_Link">Cookies</text:a> </text:p>
            </text:list-item>
          </text:list>
        </text:list-item>
        <text:list-item>
          <text:p text:style-name="P233"><text:a xlink:type="simple" xlink:href="https://laravel.su/docs/5.4/requests#files" text:style-name="Internet_20_link" text:visited-style-name="Visited_20_Internet_20_Link">Файлы</text:a> </text:p>
          <text:list>
            <text:list-item>
              <text:p text:style-name="P233"><text:a xlink:type="simple" xlink:href="https://laravel.su/docs/5.4/requests#retrieving-uploaded-files" text:style-name="Internet_20_link" text:visited-style-name="Visited_20_Internet_20_Link">Получение загруженных файлов</text:a> </text:p>
            </text:list-item>
            <text:list-item>
              <text:p text:style-name="P261"><text:a xlink:type="simple" xlink:href="https://laravel.su/docs/5.4/requests#storing-uploaded-files" text:style-name="Internet_20_link" text:visited-style-name="Visited_20_Internet_20_Link">Хранение загруженных файлов</text:a> </text:p>
            </text:list-item>
          </text:list>
        </text:list-item>
      </text:list>
      <text:h text:style-name="Heading_20_2" text:outline-level="2"><text:bookmark text:name="accessing-the-request"/>Получение экземпляра запроса</text:h>
      <text:p text:style-name="Text_20_body">Для получения экземпляра текущего HTTP-запроса через внедрение зависимости вам надо указать тип класса <text:span text:style-name="Source_20_Text">Illuminate\Http\Request</text:span> в методе вашего контроллера. Экземпляр входящего запроса будет автоматически внедрён <text:a xlink:type="simple" xlink:href="https://laravel.su/docs/5.4/container" text:style-name="Internet_20_link" text:visited-style-name="Visited_20_Internet_20_Link">сервис-контейнером</text:a>:</text:p>
      <text:p text:style-name="Preformatted_20_Text"><text:soft-page-break/><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Http\Request;</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Хранить нового пользователя.</text:span></text:p>
      <text:p text:style-name="Preformatted_20_Text"><text:span text:style-name="Source_20_Text"><text:s text:c="5"/>*</text:span></text:p>
      <text:p text:style-name="Preformatted_20_Text"><text:span text:style-name="Source_20_Text"><text:s text:c="5"/>* @param <text:s/>Request <text:s/>$request</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store(Request $request)</text:span></text:p>
      <text:p text:style-name="Preformatted_20_Text"><text:span text:style-name="Source_20_Text"><text:s text:c="4"/>{</text:span></text:p>
      <text:p text:style-name="Preformatted_20_Text"><text:span text:style-name="Source_20_Text"><text:s text:c="8"/>$name = $request-&gt;input('name');</text:span></text:p>
      <text:p text:style-name="Preformatted_20_Text"/>
      <text:p text:style-name="Preformatted_20_Text"><text:span text:style-name="Source_20_Text"><text:s text:c="8"/>//</text:span></text:p>
      <text:p text:style-name="Preformatted_20_Text"><text:span text:style-name="Source_20_Text"><text:s text:c="4"/>}</text:span></text:p>
      <text:p text:style-name="P121"><text:span text:style-name="Source_20_Text">}</text:span></text:p>
      <text:h text:style-name="Heading_20_4" text:outline-level="4">Внедрение зависимости и параметры роута</text:h>
      <text:p text:style-name="Text_20_body">Если метод вашего контроллера также ожидает ввода из параметров роута, вам надо перечислить параметры вашего роута после других зависимостей. Например, если ваш роут определён вот так:</text:p>
      <text:p text:style-name="P121"><text:span text:style-name="Source_20_Text">Route::put('user/{id}', 'UserController@update');</text:span></text:p>
      <text:p text:style-name="Text_20_body">То вы так же можете указать тип <text:span text:style-name="Source_20_Text">Illuminate\Http\Request</text:span> и получить параметр <text:span text:style-name="Source_20_Text">id</text:span> вашего роута, определив метод вашего контроллера таким образом:</text:p>
      <text:p text:style-name="Preformatted_20_Text"><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Http\Request;</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Обновить указанного пользователя.</text:span></text:p>
      <text:p text:style-name="Preformatted_20_Text"><text:span text:style-name="Source_20_Text"><text:s text:c="5"/>*</text:span></text:p>
      <text:p text:style-name="Preformatted_20_Text"><text:span text:style-name="Source_20_Text"><text:s text:c="5"/>* @param <text:s/>Request <text:s/>$request</text:span></text:p>
      <text:p text:style-name="Preformatted_20_Text"><text:span text:style-name="Source_20_Text"><text:s text:c="5"/>* @param <text:s/>string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update(Request $request, $id)</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121"><text:span text:style-name="Source_20_Text">}</text:span></text:p>
      <text:h text:style-name="Heading_20_4" text:outline-level="4">Обращение к запросу через замыкания роутов</text:h>
      <text:p text:style-name="Text_20_body">Также вы можете указать в качестве аргумента класс <text:span text:style-name="Source_20_Text">Illuminate\Http\Request</text:span> в замыкании роута. Сервис-контейнер автоматически внедрит входящий запрос в замыкание при его выполнении:</text:p>
      <text:p text:style-name="Preformatted_20_Text"><text:soft-page-break/><text:span text:style-name="Source_20_Text">use Illuminate\Http\Request;</text:span></text:p>
      <text:p text:style-name="Preformatted_20_Text"/>
      <text:p text:style-name="Preformatted_20_Text"><text:span text:style-name="Source_20_Text">Route::get('/', function (Request $request) {</text:span></text:p>
      <text:p text:style-name="Preformatted_20_Text"><text:span text:style-name="Source_20_Text"><text:s text:c="4"/>//</text:span></text:p>
      <text:p text:style-name="P121"><text:span text:style-name="Source_20_Text">});</text:span></text:p>
      <text:h text:style-name="Heading_20_3" text:outline-level="3"><text:bookmark text:name="request-path-and-method"/>Методы и путь запроса</text:h>
      <text:p text:style-name="Text_20_body">Экземпляр <text:span text:style-name="Source_20_Text">Illuminate\Http\Request</text:span> содержит множество методов для изучения входящего в ваше приложение запроса. Он наследует класс <text:span text:style-name="Source_20_Text">Symfony\Component\HttpFoundation\Request</text:span>. Ниже мы обсудим несколько наиболее полезных методов этого класса.</text:p>
      <text:h text:style-name="Heading_20_4" text:outline-level="4">Получение пути запроса</text:h>
      <text:p text:style-name="Text_20_body">Метод <text:span text:style-name="Source_20_Text">path</text:span> возвращает информацию о пути запроса. Например, если входящий запрос обращён к <text:span text:style-name="Source_20_Text">http://domain.com/foo/bar</text:span>, то метод <text:span text:style-name="Source_20_Text">path</text:span> вернёт <text:span text:style-name="Source_20_Text">foo/bar</text:span>:</text:p>
      <text:p text:style-name="P121"><text:span text:style-name="Source_20_Text">$uri = $request-&gt;path();</text:span></text:p>
      <text:p text:style-name="Text_20_body">Метод <text:span text:style-name="Source_20_Text">is</text:span> позволяет проверить соответствие пути запроса заданной маске. При использовании этого метода можно использовать символ звёздочки <text:span text:style-name="Source_20_Text">*</text:span> в качестве маски:</text:p>
      <text:p text:style-name="Preformatted_20_Text"><text:span text:style-name="Source_20_Text">if ($request-&gt;is('admin/*')) {</text:span></text:p>
      <text:p text:style-name="Preformatted_20_Text"><text:span text:style-name="Source_20_Text"><text:s text:c="4"/>//</text:span></text:p>
      <text:p text:style-name="P121"><text:span text:style-name="Source_20_Text">}</text:span></text:p>
      <text:h text:style-name="Heading_20_4" text:outline-level="4">Получение URL запроса</text:h>
      <text:p text:style-name="Text_20_body">Для получения полного URL без строки запроса используйте методы <text:span text:style-name="Source_20_Text">url</text:span> или <text:span text:style-name="Source_20_Text">fullUrl</text:span>. Метод <text:span text:style-name="Source_20_Text">url</text:span> вернет URL без строки запроса, а метод <text:span text:style-name="Source_20_Text">fullUrl</text:span> - со строкой запроса:</text:p>
      <text:p text:style-name="Preformatted_20_Text"><text:span text:style-name="Source_20_Text">// Без строки запроса...</text:span></text:p>
      <text:p text:style-name="Preformatted_20_Text"><text:span text:style-name="Source_20_Text">$url = $request-&gt;url();</text:span></text:p>
      <text:p text:style-name="Preformatted_20_Text"/>
      <text:p text:style-name="Preformatted_20_Text"><text:span text:style-name="Source_20_Text">// Со строкой запроса...</text:span></text:p>
      <text:p text:style-name="P121"><text:span text:style-name="Source_20_Text">$url = $request-&gt;fullUrl();</text:span></text:p>
      <text:h text:style-name="Heading_20_4" text:outline-level="4">Получение метода запроса</text:h>
      <text:p text:style-name="Text_20_body">Метод <text:span text:style-name="Source_20_Text">method</text:span> вернёт HTTP-действие запроса. Вы можете использовать метод <text:span text:style-name="Source_20_Text">isMethod</text:span> для проверки соответствия HTTP-действия заданной строке:</text:p>
      <text:p text:style-name="Preformatted_20_Text"><text:span text:style-name="Source_20_Text">$method = $request-&gt;method();</text:span></text:p>
      <text:p text:style-name="Preformatted_20_Text"/>
      <text:p text:style-name="Preformatted_20_Text"><text:span text:style-name="Source_20_Text">if ($request-&gt;isMethod('post')) {</text:span></text:p>
      <text:p text:style-name="Preformatted_20_Text"><text:span text:style-name="Source_20_Text"><text:s text:c="4"/>//</text:span></text:p>
      <text:p text:style-name="P121"><text:span text:style-name="Source_20_Text">}</text:span></text:p>
      <text:h text:style-name="Heading_20_3" text:outline-level="3"><text:bookmark text:name="psr7-requests"/>Запросы PSR-7</text:h>
      <text:p text:style-name="Text_20_body"><text:a xlink:type="simple" xlink:href="http://www.php-fig.org/psr/psr-7/" text:style-name="Internet_20_link" text:visited-style-name="Visited_20_Internet_20_Link">Стандарт PSR-7</text:a> описывает интерфейсы для HTTP-сообщений, включая запросы и отклики. Если вы хотите получить экземпляр запроса PSR-7 вместо Laravel-запроса, сначала вам надо установить несколько библиотек. Laravel использует компонент <text:span text:style-name="Emphasis">Symfony HTTP Message Bridge</text:span> для конвертации обычных запросов и откликов Laravel в совместимые с PSR-7:</text:p>
      <text:p text:style-name="Preformatted_20_Text"><text:soft-page-break/><text:span text:style-name="Source_20_Text">composer require symfony/psr-http-message-bridge</text:span></text:p>
      <text:p text:style-name="P121"><text:span text:style-name="Source_20_Text">composer require zendframework/zend-diactoros</text:span></text:p>
      <text:p text:style-name="Text_20_body">Когда вы установите эти библиотеки, вы можете получить запрос PSR-7, указав интерфейс запроса в замыкании вашего роута или методе контроллера:</text:p>
      <text:p text:style-name="Preformatted_20_Text"><text:span text:style-name="Source_20_Text">use Psr\Http\Message\ServerRequestInterface;</text:span></text:p>
      <text:p text:style-name="Preformatted_20_Text"/>
      <text:p text:style-name="Preformatted_20_Text"><text:span text:style-name="Source_20_Text">Route::get('/', function (ServerRequestInterface $request) {</text:span></text:p>
      <text:p text:style-name="Preformatted_20_Text"><text:span text:style-name="Source_20_Text"><text:s text:c="4"/>//</text:span></text:p>
      <text:p text:style-name="P121"><text:span text:style-name="Source_20_Text">});</text:span></text:p>
      <text:p text:style-name="Quotations">IЕсли вы возвращаете экземпляр отклика PSR-7 из роута или контроллера, он будет автоматически конвертирован обратно в экземпляр отклика Laravel и будет отображён фреймворком.</text:p>
      <text:h text:style-name="Heading_20_2" text:outline-level="2"><text:bookmark text:name="input-trimming-and-normalization2"/>Обрезка и нормализация ввода</text:h>
      <text:p text:style-name="Text_20_body">По умолчанию Laravel включает посредников <text:span text:style-name="Source_20_Text">TrimStrings</text:span> и <text:span text:style-name="Source_20_Text">ConvertEmptyStringsToNull</text:span> в глобальном стеке посредников вашего приложения. Эти посредники перечислены в стеке по классу <text:span text:style-name="Source_20_Text">App\Http\Kernel</text:span>. Данные посредники будут автоматически обрезать все поля входящих строк по запросу, а также конвертировать любые пустые поля строк в <text:span text:style-name="Source_20_Text">null</text:span>. Это позволит вам не беспокоиться о проблемах нормализации в ваших роутах и контроллерах.</text:p>
      <text:p text:style-name="Text_20_body">Если вы хотите отключить подобное поведение, то можете убрать двух посредников из стека посредников своего приложения, убрав их из свойства <text:span text:style-name="Source_20_Text">$middleware</text:span> своего класса <text:span text:style-name="Source_20_Text">App\Http\Kernel</text:span>.</text:p>
      <text:h text:style-name="Heading_20_2" text:outline-level="2"><text:bookmark text:name="retrieving-input"/>Получение ввода</text:h>
      <text:h text:style-name="Heading_20_4" text:outline-level="4">Получение всех данных ввода</text:h>
      <text:p text:style-name="Text_20_body">Вы можете получить все данные ввода в виде массива с помощью метода <text:span text:style-name="Source_20_Text">all</text:span>:</text:p>
      <text:p text:style-name="P121"><text:span text:style-name="Source_20_Text">$input = $request-&gt;all();</text:span></text:p>
      <text:h text:style-name="Heading_20_4" text:outline-level="4">Получения значения из ввода</text:h>
      <text:p text:style-name="Text_20_body">Вы можете получить доступ ко всем введённым данным из экземпляра <text:span text:style-name="Source_20_Text">Illuminate\Http\Request</text:span>, используя всего несколько простых методов. Вам не нужно думать о том, какой тип HTTP-запроса был использован, метод <text:span text:style-name="Source_20_Text">input</text:span> работает одинаково для любого из них:</text:p>
      <text:p text:style-name="P121"><text:span text:style-name="Source_20_Text">$name = $request-&gt;input('name');</text:span></text:p>
      <text:p text:style-name="Text_20_body">Вы можете передать значение по умолчанию вторым аргументом метода <text:span text:style-name="Source_20_Text">input</text:span>. Это значение будет возвращено, когда запрашиваемый ввод отсутствует в запросе:</text:p>
      <text:p text:style-name="P121"><text:span text:style-name="Source_20_Text">$name = $request-&gt;input('name', 'Sally');</text:span></text:p>
      <text:p text:style-name="Text_20_body">При работе с формами, имеющими переменные-массивы, вы можете использовать синтаксис с точкой для обращения к массивам:</text:p>
      <text:p text:style-name="Preformatted_20_Text"><text:soft-page-break/><text:span text:style-name="Source_20_Text">$name = $request-&gt;input('products.0.name');</text:span></text:p>
      <text:p text:style-name="Preformatted_20_Text"/>
      <text:p text:style-name="P121"><text:span text:style-name="Source_20_Text">$names = $request-&gt;input('products.*.name');</text:span></text:p>
      <text:h text:style-name="Heading_20_4" text:outline-level="4">Получение ввода через динамические свойства</text:h>
      <text:p text:style-name="Text_20_body">Также вы можете получать пользовательский ввод, используя динамический свойства экземпляра <text:span text:style-name="Source_20_Text">Illuminate\Http\Request</text:span>. Например, если одна из форм приложения содержит поле name, вы можете получить значение отправленного поля вот так:</text:p>
      <text:p text:style-name="P121"><text:span text:style-name="Source_20_Text">$name = $request-&gt;name;</text:span></text:p>
      <text:p text:style-name="Text_20_body">При использовании динамических свойств Laravel сначала ищет значение параметра в данных запроса. Если его там нет, Laravel будет искать поле в параметрах роута.</text:p>
      <text:p text:style-name="Text_20_body"/>
      <text:h text:style-name="P120" text:outline-level="4">Получения значения из ввода JSON</text:h>
      <text:p text:style-name="P122">При отправке JSON-запросов в приложение вы можете получить доступ к JSON-данным методом <text:span text:style-name="Source_20_Text">input</text:span> , поскольку заголовок <text:span text:style-name="Source_20_Text">Content-Type</text:span> запроса установлен в <text:span text:style-name="Source_20_Text">application/json</text:span>. Вы даже можете использовать «точечный» синтаксис, чтобы погружаться в массивы JSON:</text:p>
      <text:p text:style-name="P122"><text:span text:style-name="Source_20_Text">$name = $request→input('user.name');</text:span></text:p>
      <text:p text:style-name="P122"><text:span text:style-name="Source_20_Text"/></text:p>
      <text:h text:style-name="P32" text:outline-level="4">Получение части переменных запроса</text:h>
      <text:p text:style-name="P95"><text:span text:style-name="T113">Если вам необходимо получить только часть данных ввода, используйте методы </text:span><text:span text:style-name="Source_20_Text"><text:span text:style-name="T113">only</text:span></text:span><text:span text:style-name="T113"> и </text:span><text:span text:style-name="Source_20_Text"><text:span text:style-name="T113">except</text:span></text:span><text:span text:style-name="T113">. Оба этих метода принимают один массив или динамический список аргументов:</text:span></text:p>
      <text:p text:style-name="P37"><text:span text:style-name="Source_20_Text"><text:span text:style-name="T113">$input = $request-&gt;only(['username', 'password']);</text:span></text:span></text:p>
      <text:p text:style-name="P55"/>
      <text:p text:style-name="P37"><text:span text:style-name="Source_20_Text"><text:span text:style-name="T113">$input = $request-&gt;only('username', 'password');</text:span></text:span></text:p>
      <text:p text:style-name="P55"/>
      <text:p text:style-name="P37"><text:span text:style-name="Source_20_Text"><text:span text:style-name="T113">$input = $request-&gt;except(['credit_card']);</text:span></text:span></text:p>
      <text:p text:style-name="P55"/>
      <text:p text:style-name="P37"><text:span text:style-name="Source_20_Text"><text:span text:style-name="T113">$input = $request-&gt;except('credit_card');</text:span></text:span></text:p>
      <text:p text:style-name="P95"><text:span text:style-name="T113">Метод </text:span><text:span text:style-name="Source_20_Text"><text:span text:style-name="T113">only</text:span></text:span><text:span text:style-name="T113"> возвращает все пары ключ / значение, которые вы запрашиваете, даже если ключа нет во входящих запросах. Когда ключ не присутствует в запросе, значение будет </text:span><text:span text:style-name="Source_20_Text"><text:span text:style-name="T113">null</text:span></text:span><text:span text:style-name="T113">. Если вы хотите получить часть входных данных, которые действительно присутствуют в запросе, можно использовать метод </text:span><text:span text:style-name="Source_20_Text"><text:span text:style-name="T113">intersect</text:span></text:span><text:span text:style-name="T113">:</text:span></text:p>
      <text:p text:style-name="P37"><text:span text:style-name="Source_20_Text"><text:span text:style-name="T113">$input = $request-&gt;intersect(['username', 'password']);</text:span></text:span></text:p>
      <text:p text:style-name="P37"><text:span text:style-name="Source_20_Text"/></text:p>
      <text:p text:style-name="P37"><text:span text:style-name="Source_20_Text"/></text:p>
      <text:h text:style-name="P32" text:outline-level="4"><text:soft-page-break/>Была ли передана переменная?</text:h>
      <text:p text:style-name="P61">Вы должны использовать метод has, чтобы определить, присутствует ли значение в запросе. Метод has возвращает true, если значение присутствует в запросе:</text:p>
      <text:p text:style-name="P38"><text:span text:style-name="Source_20_Text"><text:span text:style-name="T14">if ($request-&gt;has('name')) {</text:span></text:span></text:p>
      <text:p text:style-name="P38"><text:span text:style-name="Source_20_Text"><text:s text:c="4"/>//</text:span></text:p>
      <text:p text:style-name="P38"><text:span text:style-name="Source_20_Text">}</text:span></text:p>
      <text:p text:style-name="P61">При задании массива метод has определит, присутствуют ли все указанные значения:</text:p>
      <text:p text:style-name="P38"><text:span text:style-name="Source_20_Text"><text:span text:style-name="T14">if ($request-&gt;has(['name', 'email'])) {</text:span></text:span></text:p>
      <text:p text:style-name="P38"><text:span text:style-name="Source_20_Text"><text:s text:c="4"/>//</text:span></text:p>
      <text:p text:style-name="P38"><text:span text:style-name="Source_20_Text">}</text:span></text:p>
      <text:p text:style-name="P61">Метод whenHas выполнит данный обратный вызов, если в запросе присутствует значение:</text:p>
      <text:p text:style-name="P50"><text:span text:style-name="Source_20_Text"><text:span text:style-name="T67">$request-&gt;whenHas('name', function ($input) {</text:span></text:span></text:p>
      <text:p text:style-name="P38"><text:span text:style-name="Source_20_Text"><text:s text:c="4"/>//</text:span></text:p>
      <text:p text:style-name="P38"><text:span text:style-name="Source_20_Text">});</text:span></text:p>
      <text:p text:style-name="P61">Метод hasAny возвращает true, если присутствует любое из указанных значений:</text:p>
      <text:p text:style-name="P50"><text:span text:style-name="Source_20_Text"><text:span text:style-name="T67">if ($request-&gt;hasAny(['name', 'email'])) {</text:span></text:span></text:p>
      <text:p text:style-name="P38"><text:span text:style-name="Source_20_Text"><text:s text:c="4"/>//</text:span></text:p>
      <text:p text:style-name="P38"><text:span text:style-name="Source_20_Text">}</text:span></text:p>
      <text:p text:style-name="P72"><text:span text:style-name="T14">Если вы хотите определить, присутствует ли значение в запросе и не является ли оно пустым, вы можете использовать метод </text:span><text:span text:style-name="Source_20_Text"><text:span text:style-name="T67">filled</text:span></text:span><text:span text:style-name="T14">:</text:span></text:p>
      <text:p text:style-name="P50"><text:span text:style-name="Source_20_Text"><text:span text:style-name="T67">if ($request-&gt;filled('name')) {</text:span></text:span></text:p>
      <text:p text:style-name="P38"><text:span text:style-name="Source_20_Text"><text:s text:c="4"/>//</text:span></text:p>
      <text:p text:style-name="P38"><text:span text:style-name="Source_20_Text">}</text:span></text:p>
      <text:p text:style-name="P61">Метод whenFilled выполнит заданный обратный вызов, если значение присутствует в запросе и не является пустым:</text:p>
      <text:p text:style-name="P38"><text:span text:style-name="Source_20_Text"><text:span text:style-name="T14">$request-&gt;whenFilled('name', function ($input) {</text:span></text:span></text:p>
      <text:p text:style-name="P38"><text:span text:style-name="Source_20_Text"><text:s text:c="4"/>//</text:span></text:p>
      <text:p text:style-name="P38"><text:span text:style-name="Source_20_Text">});</text:span></text:p>
      <text:p text:style-name="P61">Чтобы определить, отсутствует ли данный ключ в запросе, вы можете использовать метод missing:</text:p>
      <text:p text:style-name="P50"><text:span text:style-name="Source_20_Text"><text:span text:style-name="T67">if ($request-&gt;missing('name')) {</text:span></text:span></text:p>
      <text:p text:style-name="P38"><text:span text:style-name="Source_20_Text"><text:s text:c="4"/>//</text:span></text:p>
      <text:p text:style-name="P38"><text:span text:style-name="Source_20_Text">}</text:span></text:p>
      <text:p text:style-name="P61"/>
      <text:h text:style-name="P20" text:outline-level="3">Старый ввод</text:h>
      <text:p text:style-name="P57"><text:span text:style-name="T67">Laravel позволяет сохранить ввод от одного запроса во время следующего запроса. Это может пригодиться во время повторного наполнения форм после обнаружения ошибок валидации. Однако, если вы используете включённые в Laravel </text:span><text:a xlink:type="simple" xlink:href="https://laravel.su/docs/5.4/validation" text:style-name="Internet_20_link" text:visited-style-name="Visited_20_Internet_20_Link"><text:span text:style-name="T67">возможности проверки ввода</text:span></text:a><text:span text:style-name="T67">, то вряд ли вам понадобиться использовать эти методы </text:span><text:soft-page-break/><text:span text:style-name="T67">вручную, так как встроенные возможности Laravel вызовут их автоматически.</text:span></text:p>
      <text:p text:style-name="P61"/>
      <text:h text:style-name="P29" text:outline-level="4">Передача ввода в сессию</text:h>
      <text:p text:style-name="P57"><text:span text:style-name="T67">Метод </text:span><text:span text:style-name="Source_20_Text"><text:span text:style-name="T67">flash</text:span></text:span><text:span text:style-name="T67"> класса </text:span><text:span text:style-name="Source_20_Text"><text:span text:style-name="T67">Illuminate\Http\Request</text:span></text:span><text:span text:style-name="T67"> передаст текущий ввод в </text:span><text:a xlink:type="simple" xlink:href="https://laravel.su/docs/5.4/session" text:style-name="Internet_20_link" text:visited-style-name="Visited_20_Internet_20_Link"><text:span text:style-name="T67">сессию</text:span></text:a><text:span text:style-name="T67">, и он будет доступен во время следующего пользовательского запроса к приложению:</text:span></text:p>
      <text:p text:style-name="P50"><text:span text:style-name="Source_20_Text"><text:span text:style-name="T67">$request-&gt;flash();</text:span></text:span></text:p>
      <text:p text:style-name="P61">Вы также можете использовать методы <text:span text:style-name="Source_20_Text">flashOnly</text:span> и <text:span text:style-name="Source_20_Text">flashExcept</text:span> для передачи некоторых переменных в сессию. Эти методы полезны для хранения важной информации (например, паролей) вне сессии:</text:p>
      <text:p text:style-name="P50"><text:span text:style-name="Source_20_Text"><text:span text:style-name="T67">$request-&gt;flashOnly(['username', 'email']);</text:span></text:span></text:p>
      <text:p text:style-name="P38"/>
      <text:p text:style-name="P38"><text:span text:style-name="Source_20_Text">$request-&gt;flashExcept('password');</text:span></text:p>
      <text:p text:style-name="P61"/>
      <text:h text:style-name="P29" text:outline-level="4">Передача ввода и последующее перенаправление</text:h>
      <text:p text:style-name="P61">Поскольку вам часто требуется выполнить мигание ввода в сеанс, а затем перенаправить на предыдущую страницу, вы можете легко связать мигание ввода с перенаправлением, используя метод withInput:</text:p>
      <text:p text:style-name="P50"><text:span text:style-name="Source_20_Text"><text:span text:style-name="T67">return redirect('form')-&gt;withInput();</text:span></text:span></text:p>
      <text:p text:style-name="P38"/>
      <text:p text:style-name="P38"><text:span text:style-name="Source_20_Text">return redirect('form')-&gt;withInput(</text:span></text:p>
      <text:p text:style-name="P38"><text:span text:style-name="Source_20_Text"><text:s text:c="4"/>$request-&gt;except('password')</text:span></text:p>
      <text:p text:style-name="P38"><text:span text:style-name="Source_20_Text">);</text:span></text:p>
      <text:p text:style-name="P38"><text:span text:style-name="Source_20_Text"/></text:p>
      <text:h text:style-name="P29" text:outline-level="4"><text:bookmark text:name="retrieving-old-input"/>Получение старого ввода</text:h>
      <text:p text:style-name="P96"><text:span text:style-name="T24">Для получения переданного ввода из предыдущего запроса используйте метод </text:span><text:span text:style-name="Source_20_Text"><text:span text:style-name="T24">old</text:span></text:span><text:span text:style-name="T24"> на экземпляре </text:span><text:span text:style-name="Source_20_Text"><text:span text:style-name="T24">Request</text:span></text:span><text:span text:style-name="T24">. Метод </text:span><text:span text:style-name="Source_20_Text"><text:span text:style-name="T24">old</text:span></text:span><text:span text:style-name="T24"> получит переданные ранее данные ввода из </text:span><text:a xlink:type="simple" xlink:href="https://laravel.su/docs/5.4/session" text:style-name="Internet_20_link" text:visited-style-name="Visited_20_Internet_20_Link">сессии</text:a><text:span text:style-name="T24">:</text:span></text:p>
      <text:p text:style-name="P50"><text:span text:style-name="Source_20_Text"><text:span text:style-name="T67">$username = $request-&gt;old('username');</text:span></text:span></text:p>
      <text:p text:style-name="P72"><text:span text:style-name="T14">В Laravel есть также и глобальный хелпер </text:span><text:span text:style-name="Source_20_Text"><text:span text:style-name="T14">old</text:span></text:span><text:span text:style-name="T14">. Когда вы выводите старый ввод в </text:span><text:a xlink:type="simple" xlink:href="https://laravel.su/docs/5.4/blade" text:style-name="Internet_20_link" text:visited-style-name="Visited_20_Internet_20_Link">шалоне Blade</text:a><text:span text:style-name="T14">, удобнее использовать этот хелпер </text:span><text:span text:style-name="Source_20_Text"><text:span text:style-name="T14">old</text:span></text:span><text:span text:style-name="T14">. Если для данного поля нет старого ввода, вернётся </text:span><text:span text:style-name="Source_20_Text"><text:span text:style-name="T14">null</text:span></text:span><text:span text:style-name="T14">:</text:span></text:p>
      <text:p text:style-name="P50"><text:span text:style-name="Source_20_Text"><text:span text:style-name="T67">&lt;input type="text" name="username" value="{{ old('username') }}"&gt;</text:span></text:span></text:p>
      <text:p text:style-name="P61"/>
      <text:h text:style-name="P20" text:outline-level="3">Cookies</text:h>
      <text:h text:style-name="Heading_20_4" text:outline-level="4">Получение Cookies из запросов</text:h>
      <text:p text:style-name="P57"><text:span text:style-name="T67">Все cookie, создаваемые Laravel, шифруются и подписываются специальным кодом — таким образом, если клиент изменит их </text:span><text:soft-page-break/><text:span text:style-name="T67">значение, то они станут недействительными. Для получения значения cookie из запроса используйте метод </text:span><text:span text:style-name="Source_20_Text"><text:span text:style-name="T67">cookie</text:span></text:span><text:span text:style-name="T67"> на экземпляре </text:span><text:span text:style-name="Source_20_Text"><text:span text:style-name="T67">Illuminate\Http\Request</text:span></text:span><text:span text:style-name="T67">:</text:span></text:p>
      <text:p text:style-name="P50"><text:span text:style-name="Source_20_Text"><text:span text:style-name="T67">$value = $request-&gt;cookie('name');</text:span></text:span></text:p>
      <text:p text:style-name="P61">В качестве альтернативы вы можете использовать фасад Cookie для доступа к значениям cookie:</text:p>
      <text:p text:style-name="P50"><text:span text:style-name="Source_20_Text"><text:span text:style-name="T67">use Illuminate\Support\Facades\Cookie;</text:span></text:span></text:p>
      <text:p text:style-name="P38"/>
      <text:p text:style-name="P38"><text:span text:style-name="Source_20_Text">$value = Cookie::get('name');</text:span></text:p>
      <text:p text:style-name="P61"/>
      <text:h text:style-name="P29" text:outline-level="4"><text:bookmark text:name="attaching-cookies-to-responses"/>Прикрепление файлов cookie к ответам</text:h>
      <text:p text:style-name="P103">Вы можете прикрепить cookie к исходящему экземпляру <text:span text:style-name="Source_20_Text">Illuminate\Http\Response</text:span> с помощью метода <text:span text:style-name="Source_20_Text">cookie</text:span>. Вы должны передать в этот метод имя, значение и количество минут, в течение которого cookie должен считаться действующим:</text:p>
      <text:p text:style-name="P50"><text:span text:style-name="Source_20_Text"><text:span text:style-name="T67">return response('Hello World')-&gt;cookie(</text:span></text:span></text:p>
      <text:p text:style-name="P38"><text:span text:style-name="Source_20_Text"><text:s text:c="4"/>'name', 'value', $minutes</text:span></text:p>
      <text:p text:style-name="P38"><text:span text:style-name="Source_20_Text">);</text:span></text:p>
      <text:p text:style-name="P61">Метод cookie также принимает еще несколько аргументов, которые используются реже. Как правило, эти аргументы имеют то же назначение и значение, что и аргументы, передаваемые встроенному в PHP методу setcookie:</text:p>
      <text:p text:style-name="P50"><text:span text:style-name="Source_20_Text"><text:span text:style-name="T67">return response('Hello World')-&gt;cookie(</text:span></text:span></text:p>
      <text:p text:style-name="P38"><text:span text:style-name="Source_20_Text"><text:s text:c="4"/>'name', 'value', $minutes, $path, $domain, $secure, $httpOnly</text:span></text:p>
      <text:p text:style-name="P38"><text:span text:style-name="Source_20_Text">);</text:span></text:p>
      <text:p text:style-name="P72"><text:span text:style-name="T14">В качестве альтернативы вы можете использовать фасад Cookie, чтобы «поставить в очередь» файлы cookie для вложения в исходящий ответ от вашего приложения. Метод </text:span><text:span text:style-name="Source_20_Text"><text:span text:style-name="T67">queue</text:span></text:span><text:span text:style-name="T14"> принимает экземпляр Cookie или аргументы, необходимые для создания экземпляра Cookie. Эти файлы cookie будут прикреплены к исходящему ответу перед его отправкой в браузер:</text:span></text:p>
      <text:p text:style-name="P50"><text:span text:style-name="Source_20_Text"><text:span text:style-name="T67">Cookie::queue(Cookie::make('name', 'value', $minutes));</text:span></text:span></text:p>
      <text:p text:style-name="P38"/>
      <text:p text:style-name="P38"><text:span text:style-name="Source_20_Text">Cookie::queue('name', 'value', $minutes);</text:span></text:p>
      <text:p text:style-name="P61"/>
      <text:h text:style-name="P29" text:outline-level="4">Генерация экземпляров Cookie</text:h>
      <text:p text:style-name="P57"><text:span text:style-name="T67">Если вы хотите сгенерировать экземпляр </text:span><text:span text:style-name="Source_20_Text"><text:span text:style-name="T67">Symfony\Component\HttpFoundation\Cookie</text:span></text:span><text:span text:style-name="T67">, который позднее можно будет передать экземпляру отклика, используйте глобальный хелпер </text:span><text:span text:style-name="Source_20_Text"><text:span text:style-name="T67">cookie</text:span></text:span><text:span text:style-name="T67">. Этот </text:span><text:soft-page-break/><text:span text:style-name="T67">cookie не будет отправлен обратно клиенту до тех пор, пока не будет прикреплён к экземпляру отклика:</text:span></text:p>
      <text:p text:style-name="P50"><text:span text:style-name="Source_20_Text"><text:span text:style-name="T67">$cookie = cookie('name', 'value', $minutes);</text:span></text:span></text:p>
      <text:p text:style-name="P38"/>
      <text:p text:style-name="P38"><text:span text:style-name="Source_20_Text">return response('Hello World')-&gt;cookie($cookie);</text:span></text:p>
      <text:p text:style-name="P61"/>
      <text:p text:style-name="P234">Устаревшие файлы cookie </text:p>
      <text:p text:style-name="P72"><text:span text:style-name="T14">Вы можете удалить файл cookie, истек его срок действия с помощью метода </text:span><text:span text:style-name="Source_20_Text"><text:span text:style-name="T67">forget</text:span></text:span><text:span text:style-name="T14"> фасада Cookie:</text:span></text:p>
      <text:p text:style-name="P50"><text:span text:style-name="Source_20_Text"><text:span text:style-name="T67">Cookie::queue(Cookie::forget('name'));</text:span></text:span></text:p>
      <text:p text:style-name="P61">В качестве альтернативы вы можете прикрепить просроченный файл cookie к экземпляру ответа:</text:p>
      <text:p text:style-name="P50"><text:span text:style-name="Source_20_Text"><text:span text:style-name="T67">$cookie = Cookie::forget('name');</text:span></text:span></text:p>
      <text:p text:style-name="P38"/>
      <text:p text:style-name="P38"><text:span text:style-name="Source_20_Text">return response('Hello World')-&gt;withCookie($cookie);</text:span></text:p>
      <text:p text:style-name="P61"/>
      <text:h text:style-name="P13" text:outline-level="2">Файлы</text:h>
      <text:h text:style-name="Heading_20_3" text:outline-level="3"><text:bookmark text:name="retrieving-uploaded-files"/>Получение загруженных файлов</text:h>
      <text:p text:style-name="P72"><text:span text:style-name="T14">Вы можете получить доступ к загруженным файлам из экземпляра Illuminate \ Http \ Request, используя </text:span><text:span text:style-name="Source_20_Text"><text:span text:style-name="T67">file</text:span></text:span><text:span text:style-name="T14"> метод или используя динамические свойства. Метод </text:span><text:span text:style-name="Source_20_Text"><text:span text:style-name="T14">file</text:span></text:span><text:span text:style-name="T14"> возвращает экземпляр класса Illuminate \ Http \ UploadedFile, который расширяет класс PHP SplFileInfo и предоставляет различные методы для взаимодействия с файлом:</text:span></text:p>
      <text:p text:style-name="P50"><text:span text:style-name="Source_20_Text"><text:span text:style-name="T67">$file = $request-&gt;file('photo');</text:span></text:span></text:p>
      <text:p text:style-name="P38"/>
      <text:p text:style-name="P38"><text:span text:style-name="Source_20_Text">$file = $request-&gt;photo;</text:span></text:p>
      <text:p text:style-name="P61">Вы можете определить, присутствует ли файл в запросе, используя метод hasFile:</text:p>
      <text:p text:style-name="P50"><text:span text:style-name="Source_20_Text"><text:span text:style-name="T67">if ($request-&gt;hasFile('photo')) {</text:span></text:span></text:p>
      <text:p text:style-name="P38"><text:span text:style-name="Source_20_Text"><text:s text:c="4"/>//</text:span></text:p>
      <text:p text:style-name="P38"><text:span text:style-name="Source_20_Text">}</text:span></text:p>
      <text:p text:style-name="P61"/>
      <text:h text:style-name="P29" text:outline-level="4">Прошёл ли загруженный файл проверку?</text:h>
      <text:p text:style-name="P61">Помимо проверки наличия файла, вы можете убедиться, что не было проблем с загрузкой файла с помощью метода isValid:</text:p>
      <text:p text:style-name="P50"><text:span text:style-name="Source_20_Text"><text:span text:style-name="T67">if ($request-&gt;file('photo')-&gt;isValid()) {</text:span></text:span></text:p>
      <text:p text:style-name="P38"><text:span text:style-name="Source_20_Text"><text:s text:c="4"/>//</text:span></text:p>
      <text:p text:style-name="P38"><text:span text:style-name="Source_20_Text">}</text:span></text:p>
      <text:p text:style-name="P61"/>
      <text:p text:style-name="P61"/>
      <text:h text:style-name="P29" text:outline-level="4"><text:soft-page-break/>Пути и расширения файла</text:h>
      <text:p text:style-name="P72"><text:span text:style-name="T14">Класс UploadedFile также содержит методы для доступа к полному пути к файлу и его расширению. Метод </text:span><text:span text:style-name="Source_20_Text"><text:span text:style-name="T67">extension</text:span></text:span><text:span text:style-name="T14"> попытается угадать расширение файла на основе его содержимого. Это расширение может отличаться от расширения, предоставленного клиентом:</text:span></text:p>
      <text:p text:style-name="P50"><text:span text:style-name="Source_20_Text"><text:span text:style-name="T67">$path = $request-&gt;photo-&gt;path();</text:span></text:span></text:p>
      <text:p text:style-name="P38"/>
      <text:p text:style-name="P38"><text:span text:style-name="Source_20_Text">$extension = $request-&gt;photo-&gt;extension();</text:span></text:p>
      <text:p text:style-name="P61"/>
      <text:h text:style-name="P29" text:outline-level="4">Другие методы для работы с файлами</text:h>
      <text:p text:style-name="P94"><text:span text:style-name="T14">Есть множество других методов для экземпляров </text:span><text:span text:style-name="Source_20_Text"><text:span text:style-name="T14">UploadedFile</text:span></text:span><text:span text:style-name="T14">. Загляните в </text:span><text:a xlink:type="simple" xlink:href="https://api.symfony.com/master/Symfony/Component/HttpFoundation/File/UploadedFile.html" text:style-name="Internet_20_link" text:visited-style-name="Visited_20_Internet_20_Link">API documentation for the class</text:a><text:span text:style-name="T14"> для получения более подробной информации об этих методах.</text:span></text:p>
      <text:p text:style-name="P61"/>
      <text:h text:style-name="P20" text:outline-level="3">Хранение загруженных файлов</text:h>
      <text:p text:style-name="P61">Для хранения загруженного файла обычно используется одна из настроенных файловых систем. У класса UploadedFile есть метод store, который перемещает загруженный файл на один из ваших дисков, который может быть местом в вашей локальной файловой системе или даже в облачном хранилище, например Amazon S3.<text:line-break/><text:line-break/>Метод store принимает путь, по которому файл должен храниться относительно настроенного корневого каталога файловой системы. Этот путь не должен содержать имя файла, так как уникальный идентификатор будет автоматически сгенерирован в качестве имени файла.<text:line-break/><text:line-break/>Метод store также принимает необязательный второй аргумент для имени диска, который следует использовать для хранения файла. Метод вернет путь к файлу относительно корня диска:</text:p>
      <text:p text:style-name="P50"><text:span text:style-name="Source_20_Text"><text:span text:style-name="T67">$path = $request-&gt;photo-&gt;store('images');</text:span></text:span></text:p>
      <text:p text:style-name="P38"/>
      <text:p text:style-name="P38"><text:span text:style-name="Source_20_Text">$path = $request-&gt;photo-&gt;store('images', 's3');</text:span></text:p>
      <text:p text:style-name="P61">Если вы не хотите, чтобы имя файла создавалось автоматически, вы можете использовать метод storeAs, который принимает в качестве аргументов путь, имя файла и имя диска:</text:p>
      <text:p text:style-name="P50"><text:span text:style-name="Source_20_Text"><text:span text:style-name="T67">$path = $request-&gt;photo-&gt;storeAs('images', 'filename.jpg');</text:span></text:span></text:p>
      <text:p text:style-name="P38"/>
      <text:p text:style-name="P38"><text:span text:style-name="Source_20_Text">$path = $request-&gt;photo-&gt;storeAs('images', 'filename.jpg', 's3');</text:span></text:p>
      <text:p text:style-name="P61"><text:soft-page-break/></text:p>
      <text:h text:style-name="P18" text:outline-level="2"><text:bookmark text:name="configuring-trusted-proxies"/><text:span text:style-name="T67">Настройка доверенных прокси </text:span><text:span text:style-name="T71">(</text:span><text:a xlink:type="simple" xlink:href="https://laravel.com/docs/8.x/requests#configuring-trusted-proxies" text:style-name="Internet_20_link" text:visited-style-name="Visited_20_Internet_20_Link"><text:span text:style-name="T67">Configuring Trusted Proxies</text:span></text:a><text:span text:style-name="T71">)</text:span></text:h>
      <text:p text:style-name="P99"><text:a xlink:type="simple" xlink:href="https://laravel.com/docs/8.x/requests" text:style-name="Internet_20_link" text:visited-style-name="Visited_20_Internet_20_Link"><text:span text:style-name="T71">https://laravel.com/docs/8.x/requests</text:span></text:a></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9" text:outline-level="1"><text:soft-page-break/></text:h>
      <text:h text:style-name="P9" text:outline-level="1"/>
      <text:h text:style-name="P11" text:outline-level="1"><text:span text:style-name="T25">HTTP </text:span><text:span text:style-name="T95">ответы</text:span></text:h>
      <text:p text:style-name="P107">Создание ответов</text:p>
      <text:p text:style-name="P100"><text:span text:style-name="T76"><text:tab/> </text:span><text:span text:style-name="T71">Прикрепление заголовков к ответам</text:span></text:p>
      <text:p text:style-name="P100"><text:span text:style-name="T71"><text:tab/></text:span><text:span text:style-name="T76">Добавление cookie в ответы </text:span></text:p>
      <text:p text:style-name="P107"><text:tab/>Cookies и шифрование </text:p>
      <text:p text:style-name="P107">Перенаправления</text:p>
      <text:p text:style-name="P107"><text:tab/>Перенаправление на именованные маршруты</text:p>
      <text:p text:style-name="P107"><text:tab/> Перенаправление на действия контроллеров </text:p>
      <text:p text:style-name="P107"><text:tab/> Перенаправление на внешние домены</text:p>
      <text:p text:style-name="P107"><text:tab/> Перенаправление с одноразовыми переменными сессии</text:p>
      <text:p text:style-name="P107">Другие типы ответов </text:p>
      <text:p text:style-name="P107"><text:tab/>Ответы шаблонов </text:p>
      <text:p text:style-name="P107"><text:tab/>Ответы JSON </text:p>
      <text:p text:style-name="P107"><text:tab/>Скачивания файлов </text:p>
      <text:p text:style-name="P107"><text:tab/>Ответы файлов</text:p>
      <text:p text:style-name="P107">Макросы ответа</text:p>
      <text:p text:style-name="P107"/>
      <text:h text:style-name="P15" text:outline-level="2"><text:span text:style-name="T25">Создание </text:span><text:span text:style-name="T96">ответов</text:span></text:h>
      <text:h text:style-name="Heading_20_4" text:outline-level="4">Строки и массивы</text:h>
      <text:p text:style-name="P104">Все маршруты и контроллеры должны возвращать ответ, который будет отправлен обратно в браузер пользователя. Laravel предоставляет несколько разных способов вернуть ответы. Самый простой ответ - это возврат строки от маршрута или контроллера. Фреймворк автоматически преобразует строку в полный HTTP-ответ:</text:p>
      <text:p text:style-name="P50"><text:span text:style-name="Source_20_Text"><text:span text:style-name="T71">Route::get('/', function () {</text:span></text:span></text:p>
      <text:p text:style-name="P38"><text:span text:style-name="Source_20_Text"><text:s text:c="4"/>return 'Hello World';</text:span></text:p>
      <text:p text:style-name="P38"><text:span text:style-name="Source_20_Text">});</text:span></text:p>
      <text:p text:style-name="P104">Помимо возврата строк из ваших маршрутов и контроллеров, вы также можете возвращать массивы. Фреймворк автоматически преобразует массив в ответ JSON-<text:span text:style-name="T115">ответ</text:span>:</text:p>
      <text:p text:style-name="P50"><text:span text:style-name="Source_20_Text"><text:span text:style-name="T71">Route::get('/', function () {</text:span></text:span></text:p>
      <text:p text:style-name="P38"><text:span text:style-name="Source_20_Text"><text:s text:c="4"/>return [1, 2, 3];</text:span></text:p>
      <text:p text:style-name="P38"><text:span text:style-name="Source_20_Text">});</text:span></text:p>
      <text:p text:style-name="P38"><text:span text:style-name="Source_20_Text">Вы знали, что вы можете также возвращать </text:span><text:a xlink:type="simple" xlink:href="https://laravel.su/docs/5.4/eloquent-collections" text:style-name="Internet_20_link" text:visited-style-name="Visited_20_Internet_20_Link"><text:span text:style-name="Source_20_Text">коллекции Eloquent</text:span></text:a><text:span text:style-name="Source_20_Text"> из роутов и контроллеров? Они будут автоматически сконвертированы в JSON. Попробуйте!</text:span></text:p>
      <text:p text:style-name="P38"><text:span text:style-name="Source_20_Text"/></text:p>
      <text:h text:style-name="P30" text:outline-level="4"><text:bookmark text:name="response-objects"/><text:soft-page-break/>Объекты ответа</text:h>
      <text:p text:style-name="P116"><text:span text:style-name="T25">Как правило, вы не будете просто возвращать простые строки или массивы из действий маршрута. Вместо этого вы вернете полные экземпляры Illuminate \ Http \ Response или </text:span><text:span text:style-name="T52">шаблоны</text:span><text:span text:style-name="T25">.<text:line-break/><text:line-break/>Возврат полного экземпляра Response позволяет вам изменять HTTP-код состояния и заголовки <text:s/>ответа. Экземпляр Response наследуется от класса Symfony \ Component \ HttpFoundation \ Response, который предоставляет множество методов для создания HTTP-ответов:</text:span></text:p>
      <text:p text:style-name="P50"><text:span text:style-name="Source_20_Text"><text:span text:style-name="T71">Route::get('home', function () {</text:span></text:span></text:p>
      <text:p text:style-name="P38"><text:span text:style-name="Source_20_Text"><text:s text:c="4"/>return response('Hello World', 200)</text:span></text:p>
      <text:p text:style-name="P38"><text:span text:style-name="Source_20_Text"><text:s text:c="18"/>-&gt;header('Content-Type', 'text/plain');</text:span></text:p>
      <text:p text:style-name="P38"><text:span text:style-name="Source_20_Text">});</text:span></text:p>
      <text:p text:style-name="P104"/>
      <text:h text:style-name="P30" text:outline-level="4">Добавление заголовков в ответам</text:h>
      <text:p text:style-name="P116"><text:span text:style-name="T25">Имейте в виду, что большинство методов ответа объединяются в цепочку, что делает создание откликов более гибким. <text:s/>Например, вы можете использовать метод </text:span><text:span text:style-name="Source_20_Text"><text:span text:style-name="T71">header</text:span></text:span><text:span text:style-name="T25">, чтобы добавить серию заголовков к ответу перед отправкой его обратно пользователю:</text:span></text:p>
      <text:p text:style-name="P50"><text:span text:style-name="Source_20_Text"><text:span text:style-name="T71">return response($content)</text:span></text:span></text:p>
      <text:p text:style-name="P38"><text:span text:style-name="Source_20_Text"><text:s text:c="12"/>-&gt;header('Content-Type', $type)</text:span></text:p>
      <text:p text:style-name="P38"><text:span text:style-name="Source_20_Text"><text:s text:c="12"/>-&gt;header('X-Header-One', 'Header Value')</text:span></text:p>
      <text:p text:style-name="P38"><text:span text:style-name="Source_20_Text"><text:s text:c="12"/>-&gt;header('X-Header-Two', 'Header Value');</text:span></text:p>
      <text:p text:style-name="P104">Или вы можете использовать метод withHeaders, чтобы указать массив заголовков, которые нужно добавить в ответ:</text:p>
      <text:p text:style-name="P50"><text:span text:style-name="Source_20_Text"><text:span text:style-name="T71">return response($content)</text:span></text:span></text:p>
      <text:p text:style-name="P38"><text:span text:style-name="Source_20_Text"><text:s text:c="12"/>-&gt;withHeaders([</text:span></text:p>
      <text:p text:style-name="P38"><text:span text:style-name="Source_20_Text"><text:s text:c="16"/>'Content-Type' =&gt; $type,</text:span></text:p>
      <text:p text:style-name="P38"><text:span text:style-name="Source_20_Text"><text:s text:c="16"/>'X-Header-One' =&gt; 'Header Value',</text:span></text:p>
      <text:p text:style-name="P38"><text:span text:style-name="Source_20_Text"><text:s text:c="16"/>'X-Header-Two' =&gt; 'Header Value',</text:span></text:p>
      <text:p text:style-name="P38"><text:span text:style-name="Source_20_Text"><text:s text:c="12"/>]);</text:span></text:p>
      <text:p text:style-name="P104"/>
      <text:h text:style-name="P35" text:outline-level="4"><text:bookmark text:name="cache-control-middleware"/><text:span text:style-name="T71">ПО промежуточного слоя управления кешем </text:span><text:span text:style-name="T74">(</text:span><text:a xlink:type="simple" xlink:href="https://laravel.com/docs/8.x/responses#cache-control-middleware" text:style-name="Internet_20_link" text:visited-style-name="Visited_20_Internet_20_Link"><text:span text:style-name="T71">Cache Control Middleware</text:span></text:a><text:span text:style-name="T74">)</text:span></text:h>
      <text:p text:style-name="P104">Laravel включает промежуточное ПО cache.headers, которое можно использовать для быстрой установки заголовка Cache-Control для группы маршрутов. Если в списке директив указан etag, в качестве идентификатора ETag автоматически будет установлен хеш MD5 содержимого ответа:</text:p>
      <text:p text:style-name="P50"><text:soft-page-break/><text:span text:style-name="Source_20_Text"><text:span text:style-name="T71">Route::middleware('cache.headers:public;max_age=2628000;etag')-&gt;group(function () {</text:span></text:span></text:p>
      <text:p text:style-name="P38"><text:span text:style-name="Source_20_Text"><text:s text:c="4"/>Route::get('privacy', function () {</text:span></text:p>
      <text:p text:style-name="P38"><text:span text:style-name="Source_20_Text"><text:s text:c="8"/>// ...</text:span></text:p>
      <text:p text:style-name="P38"><text:span text:style-name="Source_20_Text"><text:s text:c="4"/>});</text:span></text:p>
      <text:p text:style-name="P38"/>
      <text:p text:style-name="P38"><text:span text:style-name="Source_20_Text"><text:s text:c="4"/>Route::get('terms', function () {</text:span></text:p>
      <text:p text:style-name="P38"><text:span text:style-name="Source_20_Text"><text:s text:c="8"/>// ...</text:span></text:p>
      <text:p text:style-name="P38"><text:span text:style-name="Source_20_Text"><text:s text:c="4"/>});</text:span></text:p>
      <text:p text:style-name="P38"><text:span text:style-name="Source_20_Text">});</text:span></text:p>
      <text:p text:style-name="P104"/>
      <text:h text:style-name="P30" text:outline-level="4"><text:bookmark text:name="attaching-cookies-to-responses1"/>Прикрепление файлов cookie к ответам </text:h>
      <text:p text:style-name="P104">Метод cookie в экземплярах ответа позволяет легко прикреплять файлы cookie к ответу. Например, вы можете использовать метод cookie, чтобы сгенерировать cookie и легко прикрепить его к экземпляру ответа следующим образом:</text:p>
      <text:p text:style-name="P50"><text:span text:style-name="Source_20_Text"><text:span text:style-name="T71">return response($content)</text:span></text:span></text:p>
      <text:p text:style-name="P38"><text:span text:style-name="Source_20_Text"><text:s text:c="16"/>-&gt;header('Content-Type', $type)</text:span></text:p>
      <text:p text:style-name="P38"><text:span text:style-name="Source_20_Text"><text:s text:c="16"/>-&gt;cookie('name', 'value', $minutes);</text:span></text:p>
      <text:p text:style-name="P104">Метод cookie также принимает еще несколько аргументов, которые используются реже. Как правило, эти аргументы имеют то же назначение и значение, что и аргументы, передаваемые встроенному в PHP методу setcookie:</text:p>
      <text:p text:style-name="P50"><text:span text:style-name="Source_20_Text"><text:span text:style-name="T71">-&gt;cookie($name, $value, $minutes, $path, $domain, $secure, $httpOnly)</text:span></text:span></text:p>
      <text:p text:style-name="P96"><text:span text:style-name="T25">В качестве альтернативы вы можете использовать фасад Cookie, чтобы «поставить в очередь» файлы cookie для вложения в исходящий ответ от вашего приложения. Метод </text:span><text:span text:style-name="Source_20_Text"><text:span text:style-name="T71">queue</text:span></text:span><text:span text:style-name="T25"> принимает экземпляр Cookie или аргументы, необходимые для создания экземпляра Cookie. Эти файлы cookie будут прикреплены к исходящему ответу перед его отправкой в браузер:</text:span></text:p>
      <text:p text:style-name="P50"><text:span text:style-name="Source_20_Text"><text:span text:style-name="T71">Cookie::queue(Cookie::make('name', 'value', $minutes));</text:span></text:span></text:p>
      <text:p text:style-name="P38"/>
      <text:p text:style-name="P38"><text:span text:style-name="Source_20_Text">Cookie::queue('name', 'value', $minutes);</text:span></text:p>
      <text:p text:style-name="P104"/>
      <text:h text:style-name="P30" text:outline-level="4">Cookies и шифрование</text:h>
      <text:p text:style-name="P99"><text:span text:style-name="T71">По умолчанию все файлы cookie, генерируемые Laravel, зашифрованы и подписаны, поэтому клиент не может их изменить или прочитать. Если вы хотите отключить шифрование для подмножества файлов cookie, создаваемых вашим приложением, вы </text:span><text:soft-page-break/><text:span text:style-name="T71">можете использовать свойство $ except промежуточного программного обеспечения App \ Http \ Middleware \ EncryptCookies, которое находится в каталоге app / Http / Middleware:</text:span></text:p>
      <text:p text:style-name="P50"><text:span text:style-name="Source_20_Text"><text:span text:style-name="T71">/**</text:span></text:span></text:p>
      <text:p text:style-name="P38"><text:span text:style-name="Source_20_Text"><text:s/>* The names of the cookies that should not be encrypted.</text:span></text:p>
      <text:p text:style-name="P38"><text:span text:style-name="Source_20_Text"><text:s/>*</text:span></text:p>
      <text:p text:style-name="P38"><text:span text:style-name="Source_20_Text"><text:s/>* @var array</text:span></text:p>
      <text:p text:style-name="P38"><text:span text:style-name="Source_20_Text"><text:s/>*/</text:span></text:p>
      <text:p text:style-name="P38"><text:span text:style-name="Source_20_Text">protected $except = [</text:span></text:p>
      <text:p text:style-name="P38"><text:span text:style-name="Source_20_Text"><text:s text:c="4"/>'cookie_name',</text:span></text:p>
      <text:p text:style-name="P38"><text:span text:style-name="Source_20_Text">];</text:span></text:p>
      <text:p text:style-name="P104"/>
      <text:h text:style-name="P19" text:outline-level="2"><text:span text:style-name="T114">П</text:span>еренаправления</text:h>
      <text:p text:style-name="P96"><text:span text:style-name="T25">Ответы на перенаправление являются экземплярами класса Illuminate \ Http \ RedirectResponse и содержат правильные заголовки, необходимые для перенаправления пользователя на другой URL-адрес. Есть несколько способов создать экземпляр RedirectResponse. Самый простой способ - использовать глобальн</text:span><text:span text:style-name="T26">ый </text:span><text:span text:style-name="T25">помощник </text:span><text:span text:style-name="Source_20_Text"><text:span text:style-name="T71">redirect</text:span></text:span><text:span text:style-name="T25">:</text:span></text:p>
      <text:p text:style-name="P50"><text:span text:style-name="Source_20_Text"><text:span text:style-name="T71">Route::get('dashboard', function () {</text:span></text:span></text:p>
      <text:p text:style-name="P38"><text:span text:style-name="Source_20_Text"><text:s text:c="4"/>return redirect('home/dashboard');</text:span></text:p>
      <text:p text:style-name="P38"><text:span text:style-name="Source_20_Text">});</text:span></text:p>
      <text:p text:style-name="P117"><text:span text:style-name="T25">Если вы захотите переадресовать пользователя на предыдущую страницу (например, после отправки формы с некорректными данными), используйте глобальный </text:span><text:span text:style-name="T53">в</text:span><text:span text:style-name="T25">спомогательной функции <text:s/></text:span><text:span text:style-name="Source_20_Text"><text:span text:style-name="T71">back</text:span></text:span><text:span text:style-name="T25">. Поскольку для этого используются </text:span><text:a xlink:type="simple" xlink:href="https://laravel.su/docs/5.4/session" text:style-name="Internet_20_link" text:visited-style-name="Visited_20_Internet_20_Link">сессии</text:a><text:span text:style-name="T25">, роут, вызывающий метод </text:span><text:span text:style-name="Source_20_Text"><text:span text:style-name="T25">back</text:span></text:span><text:span text:style-name="T25"> должен использовать группу посредников </text:span><text:span text:style-name="Source_20_Text"><text:span text:style-name="T25">web</text:span></text:span><text:span text:style-name="T25"> или должен применять всех посредников сессий:</text:span></text:p>
      <text:p text:style-name="P50"><text:span text:style-name="Source_20_Text"><text:span text:style-name="T71">Route::post('user/profile', function () {</text:span></text:span></text:p>
      <text:p text:style-name="P38"><text:span text:style-name="Source_20_Text"><text:s text:c="4"/>// Validate the request...</text:span></text:p>
      <text:p text:style-name="P38"/>
      <text:p text:style-name="P38"><text:span text:style-name="Source_20_Text"><text:s text:c="4"/>return back()-&gt;withInput();</text:span></text:p>
      <text:p text:style-name="P38"><text:span text:style-name="Source_20_Text">});</text:span></text:p>
      <text:p text:style-name="P104"/>
      <text:h text:style-name="P21" text:outline-level="3">Редиректы на именованные роуты</text:h>
      <text:p text:style-name="P96"><text:span text:style-name="T25">Когда вы вызываете помощник </text:span><text:span text:style-name="Source_20_Text"><text:span text:style-name="T71">redirect</text:span></text:span><text:span text:style-name="T25"> без параметров, возвращается экземпляр Illuminate \ Routing \ Redirector, позволяющий вызывать любой метод в экземпляре Redirector. Например, чтобы сгенерировать RedirectResponse на именованный маршрут, вы можете использовать метод маршрута:</text:span></text:p>
      <text:p text:style-name="P50"><text:soft-page-break/><text:span text:style-name="Source_20_Text"><text:span text:style-name="T71">return redirect()-&gt;route('login');</text:span></text:span></text:p>
      <text:p text:style-name="P96"><text:span text:style-name="T25">Если ваш маршрут имеет параметры, вы можете передать их в качестве второго аргумента метода </text:span><text:span text:style-name="Source_20_Text"><text:span text:style-name="T71">route</text:span></text:span><text:span text:style-name="T25">:</text:span></text:p>
      <text:p text:style-name="P50"><text:span text:style-name="Source_20_Text"><text:span text:style-name="T71">// For a route with the following URI: profile/{id}</text:span></text:span></text:p>
      <text:p text:style-name="P38"/>
      <text:p text:style-name="P38"><text:span text:style-name="Source_20_Text">return redirect()-&gt;route('profile', ['id' =&gt; 1]);</text:span></text:p>
      <text:p text:style-name="P104"/>
      <text:h text:style-name="P157" text:outline-level="4">Заполнение параметров через модели Eloquent</text:h>
      <text:p text:style-name="P96"><text:span text:style-name="T25">Если вы перенаправляете на маршрут с параметром «ID»</text:span><text:span text:style-name="T71">, который был взят из модели Eloquent, то вы можете просто передать саму модель. ID будет извлечён автоматически:</text:span></text:p>
      <text:p text:style-name="P50"><text:span text:style-name="Source_20_Text"><text:span text:style-name="T71">// For a route with the following URI: profile/{id}</text:span></text:span></text:p>
      <text:p text:style-name="P38"/>
      <text:p text:style-name="P38"><text:span text:style-name="Source_20_Text">return redirect()-&gt;route('profile', [$user]);</text:span></text:p>
      <text:p text:style-name="P104">Если вы хотите настроить значение, которое помещается в параметр маршрута, вы можете указать столбец в определении параметра маршрута (profile / {id: slug}) или переопределить метод getRouteKey в своей модели Eloquent:</text:p>
      <text:p text:style-name="P50"><text:span text:style-name="Source_20_Text"><text:span text:style-name="T71">/**</text:span></text:span></text:p>
      <text:p text:style-name="P38"><text:span text:style-name="Source_20_Text"><text:s/>* Get the value of the model's route key.</text:span></text:p>
      <text:p text:style-name="P38"><text:span text:style-name="Source_20_Text"><text:s/>*</text:span></text:p>
      <text:p text:style-name="P38"><text:span text:style-name="Source_20_Text"><text:s/>* @return mixed</text:span></text:p>
      <text:p text:style-name="P38"><text:span text:style-name="Source_20_Text"><text:s/>*/</text:span></text:p>
      <text:p text:style-name="P38"><text:span text:style-name="Source_20_Text">public function getRouteKey()</text:span></text:p>
      <text:p text:style-name="P38"><text:span text:style-name="Source_20_Text">{</text:span></text:p>
      <text:p text:style-name="P38"><text:span text:style-name="Source_20_Text"><text:s text:c="4"/>return $this-&gt;slug;</text:span></text:p>
      <text:p text:style-name="P38"><text:span text:style-name="Source_20_Text">}</text:span></text:p>
      <text:p text:style-name="P99"><text:span text:style-name="Source_20_Text"><text:span text:style-name="T71"/></text:span></text:p>
      <text:h text:style-name="P23" text:outline-level="3"><text:span text:style-name="Source_20_Text"><text:span text:style-name="T71">Перенаправление к действиям контроллера </text:span></text:span></text:h>
      <text:p text:style-name="P118"><text:span text:style-name="Source_20_Text"><text:span text:style-name="T25">Вы также можете создавать перенаправления на действия контроллера. Для этого передайте контроллер и имя действия методу </text:span></text:span><text:span text:style-name="Source_20_Text"><text:span text:style-name="T71">action</text:span></text:span><text:span text:style-name="Source_20_Text"><text:span text:style-name="T25">:</text:span></text:span></text:p>
      <text:p text:style-name="P50"><text:span text:style-name="Source_20_Text"><text:span text:style-name="T71">use App\Http\Controllers\HomeController;</text:span></text:span></text:p>
      <text:p text:style-name="P38"/>
      <text:p text:style-name="P38"><text:span text:style-name="Source_20_Text">return redirect()-&gt;action([HomeController::class, 'index']);</text:span></text:p>
      <text:p text:style-name="P96"><text:span text:style-name="T1">Если ваш маршрут контроллера требует параметров, вы можете передать их в качестве второго аргумента методу </text:span><text:span text:style-name="Source_20_Text">action</text:span><text:span text:style-name="T1">:</text:span></text:p>
      <text:p text:style-name="P50"><text:span text:style-name="Source_20_Text">return redirect()-&gt;action(</text:span></text:p>
      <text:p text:style-name="P38"><text:span text:style-name="Source_20_Text"><text:s text:c="4"/>[UserController::class, 'profile'], ['id' =&gt; 1]</text:span></text:p>
      <text:p text:style-name="P38"><text:span text:style-name="Source_20_Text">);</text:span></text:p>
      <text:p text:style-name="P99"/>
      <text:h text:style-name="P27" text:outline-level="3"><text:bookmark text:name="redirecting-external-domains"/><text:soft-page-break/>Перенаправление на внешние домены</text:h>
      <text:p text:style-name="P99">Иногда может потребоваться перенаправление на домен за пределами вашего приложения. Вы можете сделать это, вызвав метод away, который создает RedirectResponse без какой-либо дополнительной кодировки URL, проверки или проверки:</text:p>
      <text:p text:style-name="P50"><text:span text:style-name="Source_20_Text">return redirect()-&gt;away('https://www.google.com');</text:span></text:p>
      <text:p text:style-name="P99"/>
      <text:h text:style-name="P27" text:outline-level="3">Редиректы с одноразовыми переменными сессии</text:h>
      <text:p text:style-name="P99">Редирект на новый URL и <text:a xlink:type="simple" xlink:href="https://laravel.su/docs/5.4/session#flash-data" text:style-name="Internet_20_link" text:visited-style-name="Visited_20_Internet_20_Link">передача данных в сессию</text:a> обычно происходят в одно и то же время. Обычно это делается после успешного выполнения действия, когда вы передаёте сообщение об этом в сессию. Для удобства вы можете создать экземпляр <text:span text:style-name="Source_20_Text">RedirectResponse</text:span> и передать данные в сессию в одной гибкой связке методов:</text:p>
      <text:p text:style-name="P50"><text:span text:style-name="Source_20_Text">Route::post('user/profile', function () {</text:span></text:p>
      <text:p text:style-name="P38"><text:span text:style-name="Source_20_Text"><text:s text:c="4"/>// Update the user's profile...</text:span></text:p>
      <text:p text:style-name="P38"/>
      <text:p text:style-name="P38"><text:span text:style-name="Source_20_Text"><text:s text:c="4"/>return redirect('dashboard')-&gt;with('status', 'Profile updated!');</text:span></text:p>
      <text:p text:style-name="P38"><text:span text:style-name="Source_20_Text">});</text:span></text:p>
      <text:p text:style-name="P99">Когда пользователь переадресован, вы можете вывести одноразовое сообщение из <text:a xlink:type="simple" xlink:href="https://laravel.su/docs/5.4/session" text:style-name="Internet_20_link" text:visited-style-name="Visited_20_Internet_20_Link">сессии</text:a>. Например, с помощью <text:a xlink:type="simple" xlink:href="https://laravel.su/docs/5.4/blade" text:style-name="Internet_20_link" text:visited-style-name="Visited_20_Internet_20_Link">синтаксиса Blade</text:a>:</text:p>
      <text:p text:style-name="P50"><text:span text:style-name="Source_20_Text">@if (session('status'))</text:span></text:p>
      <text:p text:style-name="P38"><text:span text:style-name="Source_20_Text"><text:s text:c="4"/>&lt;div class="alert alert-success"&gt;</text:span></text:p>
      <text:p text:style-name="P38"><text:span text:style-name="Source_20_Text"><text:s text:c="8"/>{{ session('status') }}</text:span></text:p>
      <text:p text:style-name="P38"><text:span text:style-name="Source_20_Text"><text:s text:c="4"/>&lt;/div&gt;</text:span></text:p>
      <text:p text:style-name="P38"><text:span text:style-name="Source_20_Text">@endif</text:span></text:p>
      <text:p text:style-name="P99"/>
      <text:h text:style-name="P15" text:outline-level="2"><text:span text:style-name="T1">Другие типы </text:span><text:span text:style-name="T92">ответов</text:span></text:h>
      <text:p text:style-name="P96"><text:span text:style-name="T1">Помощник </text:span><text:span text:style-name="Source_20_Text">response</text:span><text:span text:style-name="T1"> может использоваться для генерации других типов экземпляров ответа. Когда помощник </text:span><text:span text:style-name="Source_20_Text"><text:span text:style-name="T1">response</text:span></text:span><text:span text:style-name="T1"> вызывается без аргументов, возвращается реализация контракта Illuminate \ Contracts \ Routing \ ResponseFactory. Этот контракт предоставляет несколько полезных методов для генерации ответов.</text:span></text:p>
      <text:p text:style-name="P99"/>
      <text:h text:style-name="P22" text:outline-level="3"><text:span text:style-name="T103">Ответы</text:span><text:span text:style-name="T1"> шаблона</text:span></text:h>
      <text:p text:style-name="P96"><text:span text:style-name="T1">Если вам нужен контроль над статусом и заголовками ответа, но также необходимо вернуть представление в качестве содержимого ответа, вы должны использовать метод </text:span><text:span text:style-name="Source_20_Text">view</text:span><text:span text:style-name="T1">:</text:span></text:p>
      <text:p text:style-name="P50"><text:span text:style-name="Source_20_Text">return response()</text:span></text:p>
      <text:p text:style-name="P38"><text:span text:style-name="Source_20_Text"><text:s text:c="12"/>-&gt;view('hello', $data, 200)</text:span></text:p>
      <text:p text:style-name="P38"><text:span text:style-name="Source_20_Text"><text:s text:c="12"/>-&gt;header('Content-Type', $type);</text:span></text:p>
      <text:p text:style-name="P96"><text:span text:style-name="T1">Конечно, если вам не нужно передавать настраиваемый код состояния HTTP или настраиваемые заголовки, следует использовать вспомогательную функцию глобального </text:span><text:span text:style-name="Source_20_Text">view</text:span><text:span text:style-name="T1">.</text:span></text:p>
      <text:p text:style-name="P104"/>
      <text:h text:style-name="P22" text:outline-level="3"><text:span text:style-name="T97">Ответы</text:span><text:span text:style-name="T25"> JSON</text:span></text:h>
      <text:p text:style-name="P104">Метод json автоматически установит заголовок Content-Type в application / json, а также преобразует данный массив в JSON с помощью PHP-функции json_encode:</text:p>
      <text:p text:style-name="P50"><text:span text:style-name="Source_20_Text"><text:span text:style-name="T71">return response()-&gt;json([</text:span></text:span></text:p>
      <text:p text:style-name="P38"><text:span text:style-name="Source_20_Text"><text:s text:c="4"/>'name' =&gt; 'Abigail',</text:span></text:p>
      <text:p text:style-name="P38"><text:span text:style-name="Source_20_Text"><text:s text:c="4"/>'state' =&gt; 'CA',</text:span></text:p>
      <text:p text:style-name="P38"><text:soft-page-break/><text:span text:style-name="Source_20_Text">]);</text:span></text:p>
      <text:p text:style-name="P104">Если вы хотите создать ответ JSONP, вы можете использовать метод json в сочетании с методом withCallback:</text:p>
      <text:p text:style-name="P50"><text:span text:style-name="Source_20_Text"><text:span text:style-name="T71">return response()</text:span></text:span></text:p>
      <text:p text:style-name="P38"><text:span text:style-name="Source_20_Text"><text:s text:c="12"/>-&gt;json(['name' =&gt; 'Abigail', 'state' =&gt; 'CA'])</text:span></text:p>
      <text:p text:style-name="P38"><text:span text:style-name="Source_20_Text"><text:s text:c="12"/>-&gt;withCallback($request-&gt;input('callback'));</text:span></text:p>
      <text:p text:style-name="P104"/>
      <text:h text:style-name="P21" text:outline-level="3">Скачивание файлов</text:h>
      <text:p text:style-name="P96"><text:span text:style-name="T25">Метод </text:span><text:span text:style-name="Source_20_Text"><text:span text:style-name="T25">download</text:span></text:span><text:span text:style-name="T25"> используется для создания отклика, получив который, браузер пользователя скачивает файл по указанному пути. Метод </text:span><text:span text:style-name="Source_20_Text"><text:span text:style-name="T25">download</text:span></text:span><text:span text:style-name="T25"> принимает вторым аргументом имя файла, именно это имя увидит пользователь при скачивании файла. И наконец, вы можете передать массив HTTP-заголовков третьим аргументом метода:</text:span></text:p>
      <text:p text:style-name="P44"><text:span text:style-name="Source_20_Text">return response()-&gt;download($pathToFile);</text:span></text:p>
      <text:p text:style-name="P38"/>
      <text:p text:style-name="P38"><text:span text:style-name="Source_20_Text">return response()-&gt;download($pathToFile, $name, $headers);</text:span></text:p>
      <text:p text:style-name="P38"/>
      <text:p text:style-name="P38"><text:span text:style-name="Source_20_Text">return response()-&gt;download($pathToFile)-&gt;deleteFileAfterSend();</text:span></text:p>
      <text:p text:style-name="P104">Класс Symfony HttpFoundation, который управляет скачиванием файлов, требует, чтобы загружаемый файл имел ASCII-имя.</text:p>
      <text:p text:style-name="P104"/>
      <text:h text:style-name="P30" text:outline-level="4"><text:bookmark text:name="streamed-downloads"/><text:a xlink:type="simple" xlink:href="https://laravel.com/docs/8.x/responses#streamed-downloads" text:style-name="Internet_20_link" text:visited-style-name="Visited_20_Internet_20_Link">Streamed Downloads</text:a></text:h>
      <text:p text:style-name="P104">Иногда вы можете захотеть превратить строковый ответ данной операции в загружаемый ответ без необходимости записывать содержимое операции на диск. В этом сценарии вы можете использовать метод streamDownload. Этот метод принимает в качестве аргументов обратный вызов, имя файла и необязательный массив заголовков:</text:p>
      <text:p text:style-name="P44"><text:span text:style-name="Source_20_Text">return response()-&gt;streamDownload(function () {</text:span></text:p>
      <text:p text:style-name="P38"><text:span text:style-name="Source_20_Text"><text:s text:c="4"/>echo GitHub::api('repo')</text:span></text:p>
      <text:p text:style-name="P38"><text:span text:style-name="Source_20_Text"><text:s text:c="16"/>-&gt;contents()</text:span></text:p>
      <text:p text:style-name="P38"><text:span text:style-name="Source_20_Text"><text:s text:c="16"/>-&gt;readme('laravel', 'laravel')['contents'];</text:span></text:p>
      <text:p text:style-name="P38"><text:span text:style-name="Source_20_Text">}, 'laravel-readme.md');</text:span></text:p>
      <text:p text:style-name="P104"/>
      <text:h text:style-name="P21" text:outline-level="3">Отклик отображения файла</text:h>
      <text:p text:style-name="P104">Метод <text:span text:style-name="Source_20_Text">file</text:span> служит для вывода файла (такого как изображение или PDF) прямо в браузере пользователя, вместо запуска его скачивания. Этот метод принимает первым аргументом путь к файлу, а вторым аргументом — массив заголовков:</text:p>
      <text:p text:style-name="P44"><text:soft-page-break/><text:span text:style-name="Source_20_Text">return response()-&gt;file($pathToFile);</text:span></text:p>
      <text:p text:style-name="P38"/>
      <text:p text:style-name="P38"><text:span text:style-name="Source_20_Text">return response()-&gt;file($pathToFile, $headers);</text:span></text:p>
      <text:p text:style-name="P38"><text:span text:style-name="Source_20_Text"/></text:p>
      <text:h text:style-name="P14" text:outline-level="2">Макрос отклика</text:h>
      <text:p text:style-name="P96"><text:span text:style-name="T25">Если вы хотите определить собственный отклик, который вы смогли бы использовать повторно в различных роутах и контроллерах, то можете использовать метод </text:span><text:span text:style-name="Source_20_Text"><text:span text:style-name="T25">macro</text:span></text:span><text:span text:style-name="T25"> на фасаде </text:span><text:span text:style-name="Source_20_Text"><text:span text:style-name="T25">Response</text:span></text:span><text:span text:style-name="T25">. Например, из метода </text:span><text:span text:style-name="Source_20_Text"><text:span text:style-name="T25">boot</text:span></text:span><text:span text:style-name="T25"> </text:span><text:a xlink:type="simple" xlink:href="https://laravel.su/docs/5.4/providers" text:style-name="Internet_20_link" text:visited-style-name="Visited_20_Internet_20_Link">сервис-провайдера</text:a><text:span text:style-name="T25">:</text:span></text:p>
      <text:p text:style-name="P44"><text:span text:style-name="Source_20_Text">&lt;?php</text:span></text:p>
      <text:p text:style-name="P38"/>
      <text:p text:style-name="P38"><text:span text:style-name="Source_20_Text">namespace App\Providers;</text:span></text:p>
      <text:p text:style-name="P38"/>
      <text:p text:style-name="P38"><text:span text:style-name="Source_20_Text">use Illuminate\Support\Facades\Response;</text:span></text:p>
      <text:p text:style-name="P38"><text:span text:style-name="Source_20_Text">use Illuminate\Support\ServiceProvider;</text:span></text:p>
      <text:p text:style-name="P38"/>
      <text:p text:style-name="P38"><text:span text:style-name="Source_20_Text">class ResponseMacroServiceProvider extends ServiceProvider</text:span></text:p>
      <text:p text:style-name="P38"><text:span text:style-name="Source_20_Text">{</text:span></text:p>
      <text:p text:style-name="P38"><text:span text:style-name="Source_20_Text"><text:s text:c="4"/>/**</text:span></text:p>
      <text:p text:style-name="P38"><text:span text:style-name="Source_20_Text"><text:s text:c="5"/>* Register the application's response macros.</text:span></text:p>
      <text:p text:style-name="P38"><text:span text:style-name="Source_20_Text"><text:s text:c="5"/>*</text:span></text:p>
      <text:p text:style-name="P38"><text:span text:style-name="Source_20_Text"><text:s text:c="5"/>* @return void</text:span></text:p>
      <text:p text:style-name="P38"><text:span text:style-name="Source_20_Text"><text:s text:c="5"/>*/</text:span></text:p>
      <text:p text:style-name="P38"><text:span text:style-name="Source_20_Text"><text:s text:c="4"/>public function boot()</text:span></text:p>
      <text:p text:style-name="P38"><text:span text:style-name="Source_20_Text"><text:s text:c="4"/>{</text:span></text:p>
      <text:p text:style-name="P38"><text:span text:style-name="Source_20_Text"><text:s text:c="8"/>Response::macro('caps', function ($value) {</text:span></text:p>
      <text:p text:style-name="P38"><text:span text:style-name="Source_20_Text"><text:s text:c="12"/>return Response::make(strtoupper($value));</text:span></text:p>
      <text:p text:style-name="P38"><text:span text:style-name="Source_20_Text"><text:s text:c="8"/>});</text:span></text:p>
      <text:p text:style-name="P38"><text:span text:style-name="Source_20_Text"><text:s text:c="4"/>}</text:span></text:p>
      <text:p text:style-name="P38"><text:span text:style-name="Source_20_Text">}</text:span></text:p>
      <text:p text:style-name="P96"><text:span text:style-name="T25">Функция </text:span><text:span text:style-name="Source_20_Text"><text:span text:style-name="T25">macro</text:span></text:span><text:span text:style-name="T25"> принимает имя в качестве первого аргумента и замыкание в качестве второго. Замыкание макроса будет выполнено при вызове имени макроса из реализации </text:span><text:span text:style-name="Source_20_Text"><text:span text:style-name="T25">ResponseFactory</text:span></text:span><text:span text:style-name="T25"> или из хелпера </text:span><text:span text:style-name="Source_20_Text"><text:span text:style-name="T25">response</text:span></text:span><text:span text:style-name="T25">:</text:span></text:p>
      <text:p text:style-name="P44"><text:span text:style-name="Source_20_Text">return response()-&gt;caps('foo');</text:span></text:p>
      <text:p text:style-name="P104"/>
      <text:p text:style-name="P104"/>
      <text:p text:style-name="P104"/>
      <text:p text:style-name="P104"/>
      <text:p text:style-name="P104"/>
      <text:p text:style-name="P104"/>
      <text:p text:style-name="P104"/>
      <text:p text:style-name="P104"/>
      <text:p text:style-name="P104"/>
      <text:p text:style-name="P104"/>
      <text:h text:style-name="P9" text:outline-level="1"><text:soft-page-break/>Views</text:h>
      <text:p text:style-name="P236"><text:span text:style-name="T116">Создание шаблонов </text:span></text:p>
      <text:p text:style-name="P237">Передача данных в шаблоны </text:p>
      <text:p text:style-name="P237"><text:tab/>Передача данных во все шаблоны </text:p>
      <text:p text:style-name="P237">Вью-композер </text:p>
      <text:p text:style-name="P237">Оптимизация шаблонов</text:p>
      <text:p text:style-name="P96"/>
      <text:h text:style-name="P15" text:outline-level="2"><text:span text:style-name="T25">Создание шаблонов</text:span></text:h>
      <text:p text:style-name="P96"><text:span text:style-name="T25">Шаблоны содержат HTML-разметку вашего приложения и отделяют контроллеры/бизнес-логику от логики отображения данных. Шаблоны расположены в директории </text:span><text:span text:style-name="Source_20_Text"><text:span text:style-name="T25">resources/views</text:span></text:span><text:span text:style-name="T25">. </text:span></text:p>
      <text:p text:style-name="P96"><text:span text:style-name="T54">М</text:span><text:span text:style-name="T25">ы можем вернуть </text:span><text:span text:style-name="T54">шаблон</text:span><text:span text:style-name="T25">, используя помощник глобального </text:span><text:span text:style-name="Source_20_Text">view</text:span></text:p>
      <text:p text:style-name="P44"><text:span text:style-name="Source_20_Text">Route::get('/', function () {</text:span></text:p>
      <text:p text:style-name="P38"><text:span text:style-name="Source_20_Text"><text:s text:c="4"/>return view('greeting', ['name' =&gt; 'James']);</text:span></text:p>
      <text:p text:style-name="P38"><text:span text:style-name="Source_20_Text">});</text:span></text:p>
      <text:p text:style-name="P96"><text:span text:style-name="T25">Как видите, первый аргумент, переданный помощнику представления, соответствует имени файла представления в каталоге </text:span><text:span text:style-name="Source_20_Text">resources/views</text:span><text:span text:style-name="T25">.</text:span></text:p>
      <text:p text:style-name="P104">Второй аргумент - это массив данных, которые должны быть доступны для представления. В этом случае мы передаем переменную имени, которая отображается в представлении.</text:p>
      <text:p text:style-name="P96"><text:span text:style-name="T25">Представления также могут быть вложены в подкаталоги каталога </text:span><text:span text:style-name="Source_20_Text">resources/views.</text:span><text:span text:style-name="T25"> Обозначение «точка» может использоваться для ссылки на вложенные представления. Например, если ваше представление хранится в resources / views / admin / profile.blade.php, вы можете ссылаться на него следующим образом:</text:span></text:p>
      <text:p text:style-name="P44"><text:span text:style-name="Source_20_Text">return view('admin.profile', $data);</text:span></text:p>
      <text:p text:style-name="P104">Имена каталогов просмотра не должны содержать «.» <text:span text:style-name="T88">знак</text:span>.</text:p>
      <text:p text:style-name="P104"/>
      <text:h text:style-name="P28" text:outline-level="4"><text:span text:style-name="T25">Проверка существования шаблона</text:span></text:h>
      <text:p text:style-name="P96"><text:span text:style-name="T25">Если вам нужно определить, существует ли представление, вы можете использовать фасад View. </text:span><text:span text:style-name="Source_20_Text">exists</text:span><text:span text:style-name="T25"> метод вернет истину, если представление существует:</text:span></text:p>
      <text:p text:style-name="P44"><text:span text:style-name="Source_20_Text">use Illuminate\Support\Facades\View;</text:span></text:p>
      <text:p text:style-name="P38"/>
      <text:p text:style-name="P38"><text:span text:style-name="Source_20_Text">if (View::exists('emails.customer')) {</text:span></text:p>
      <text:p text:style-name="P38"><text:span text:style-name="Source_20_Text"><text:s text:c="4"/>//</text:span></text:p>
      <text:p text:style-name="P38"><text:span text:style-name="Source_20_Text">}</text:span></text:p>
      <text:p text:style-name="P104"/>
      <text:p text:style-name="P96"><text:a xlink:type="simple" xlink:href="https://laravel.com/docs/8.x/views#creating-the-first-available-view" text:style-name="Internet_20_link" text:visited-style-name="Visited_20_Internet_20_Link"><text:span text:style-name="T25"/></text:a></text:p>
      <text:p text:style-name="P238"><text:soft-page-break/><text:span text:style-name="T25">С</text:span><text:span text:style-name="T13">оздание первого доступного шаблона</text:span></text:p>
      <text:p text:style-name="P96"><text:span text:style-name="T25">Используя </text:span><text:span text:style-name="Source_20_Text">first</text:span><text:span text:style-name="T25"> метод, вы можете создать первое представление, которое существует в данном массиве представлений. Это полезно, если ваше приложение или пакет позволяет настраивать или перезаписывать представления:<text:line-break/></text:span><text:span text:style-name="Source_20_Text"><text:span text:style-name="T25">return view()-&gt;first(['custom.admin', 'admin'], $data);</text:span></text:span></text:p>
      <text:p text:style-name="P96"><text:span text:style-name="T25">Вы также можете вызвать этот метод через фасад View:<text:line-break/></text:span><text:span text:style-name="Source_20_Text"><text:span text:style-name="T25">use Illuminate\Support\Facades\View;</text:span></text:span></text:p>
      <text:p text:style-name="P38"><text:span text:style-name="Source_20_Text">return View::first(['custom.admin', 'admin'], $data);</text:span></text:p>
      <text:p text:style-name="P104"/>
      <text:h text:style-name="P15" text:outline-level="2"><text:span text:style-name="T25">Передача данных в шаблоны</text:span></text:h>
      <text:p text:style-name="P96"><text:span text:style-name="T25">вы можете передать в представления массив данных:</text:span></text:p>
      <text:p text:style-name="P50"><text:span text:style-name="Source_20_Text"><text:span text:style-name="T71">return view('greetings', ['name' =&gt; 'Victoria']);</text:span></text:span></text:p>
      <text:p text:style-name="P241"><text:span text:style-name="T25">При передаче информации таким образом данные должны быть массивом с парами ключ / значение. Затем внутри вашего представления вы можете получить доступ к каждому значению, используя соответствующий ему ключ, например &lt;? Php echo $ key; ?&gt;. </text:span></text:p>
      <text:p text:style-name="P241"><text:span text:style-name="T25">В качестве альтернативы передаче полного массива данных вспомогательной функции </text:span><text:span text:style-name="Source_20_Text"><text:span text:style-name="T71">view</text:span></text:span><text:span text:style-name="T25"> вы можете использовать метод with для добавления отдельных фрагментов данных в представление:</text:span></text:p>
      <text:p text:style-name="P50"><text:span text:style-name="Source_20_Text"><text:span text:style-name="T71">return view('greeting')-&gt;with('name', 'Victoria');</text:span></text:span></text:p>
      <text:p text:style-name="P169"><text:span text:style-name="Source_20_Text"><text:span text:style-name="T77">Еще альтернатива compact?</text:span></text:span></text:p>
      <text:p text:style-name="P104"/>
      <text:h text:style-name="P28" text:outline-level="4"><text:span text:style-name="T25">Передача данных во все шаблоны</text:span></text:h>
      <text:p text:style-name="P96"><text:span text:style-name="T25">Иногда необходимо передавать часть данных во все шаблоны, которые используются в вашем приложении. Это можно сделать с помощью метода </text:span><text:span text:style-name="Source_20_Text"><text:span text:style-name="T25">share</text:span></text:span><text:span text:style-name="T25"> внутри метода </text:span><text:span text:style-name="Source_20_Text"><text:span text:style-name="T25">boot</text:span></text:span><text:span text:style-name="T25"> сервис-провайдера. Его можно добавить в провайдер </text:span><text:span text:style-name="Source_20_Text"><text:span text:style-name="T25">AppServiceProvider</text:span></text:span><text:span text:style-name="T25"> или создать отдельный провайдер для этого:</text:span></text:p>
      <text:p text:style-name="P44"><text:span text:style-name="Source_20_Text">&lt;?php</text:span></text:p>
      <text:p text:style-name="P38"/>
      <text:p text:style-name="P38"><text:span text:style-name="Source_20_Text">namespace App\Providers;</text:span></text:p>
      <text:p text:style-name="P38"/>
      <text:p text:style-name="P38"><text:span text:style-name="Source_20_Text">use Illuminate\Support\Facades\View;</text:span></text:p>
      <text:p text:style-name="P38"/>
      <text:p text:style-name="P38"><text:span text:style-name="Source_20_Text">class AppServiceProvider extends ServiceProvider</text:span></text:p>
      <text:p text:style-name="P38"><text:soft-page-break/><text:span text:style-name="Source_20_Text">{</text:span></text:p>
      <text:p text:style-name="P38"><text:span text:style-name="Source_20_Text"><text:s text:c="4"/>/**</text:span></text:p>
      <text:p text:style-name="P38"><text:span text:style-name="Source_20_Text"><text:s text:c="5"/>* Register any application services.</text:span></text:p>
      <text:p text:style-name="P38"><text:span text:style-name="Source_20_Text"><text:s text:c="5"/>*</text:span></text:p>
      <text:p text:style-name="P38"><text:span text:style-name="Source_20_Text"><text:s text:c="5"/>* @return void</text:span></text:p>
      <text:p text:style-name="P38"><text:span text:style-name="Source_20_Text"><text:s text:c="5"/>*/</text:span></text:p>
      <text:p text:style-name="P38"><text:span text:style-name="Source_20_Text"><text:s text:c="4"/>public function register()</text:span></text:p>
      <text:p text:style-name="P38"><text:span text:style-name="Source_20_Text"><text:s text:c="4"/>{</text:span></text:p>
      <text:p text:style-name="P38"><text:span text:style-name="Source_20_Text"><text:s text:c="8"/>//</text:span></text:p>
      <text:p text:style-name="P38"><text:span text:style-name="Source_20_Text"><text:s text:c="4"/>}</text:span></text:p>
      <text:p text:style-name="P38"/>
      <text:p text:style-name="P38"><text:span text:style-name="Source_20_Text"><text:s text:c="4"/>/**</text:span></text:p>
      <text:p text:style-name="P38"><text:span text:style-name="Source_20_Text"><text:s text:c="5"/>* Bootstrap any application services.</text:span></text:p>
      <text:p text:style-name="P38"><text:span text:style-name="Source_20_Text"><text:s text:c="5"/>*</text:span></text:p>
      <text:p text:style-name="P38"><text:span text:style-name="Source_20_Text"><text:s text:c="5"/>* @return void</text:span></text:p>
      <text:p text:style-name="P38"><text:span text:style-name="Source_20_Text"><text:s text:c="5"/>*/</text:span></text:p>
      <text:p text:style-name="P38"><text:span text:style-name="Source_20_Text"><text:s text:c="4"/>public function boot()</text:span></text:p>
      <text:p text:style-name="P38"><text:span text:style-name="Source_20_Text"><text:s text:c="4"/>{</text:span></text:p>
      <text:p text:style-name="P38"><text:span text:style-name="Source_20_Text"><text:s text:c="8"/>View::share('key', 'value');</text:span></text:p>
      <text:p text:style-name="P38"><text:span text:style-name="Source_20_Text"><text:s text:c="4"/>}</text:span></text:p>
      <text:p text:style-name="P38"><text:span text:style-name="Source_20_Text">}</text:span></text:p>
      <text:p text:style-name="P104"/>
      <text:h text:style-name="P14" text:outline-level="2">Вью-композеры</text:h>
      <text:p text:style-name="P104">Вью-композеры — это функции обратного вызова или методы класса, которые вызываются при отображении шаблона. Если у вас есть данные, которые вы хотели бы отправлять в шаблон при каждом его отображении, то композеры могут помочь организовать такую логику в одном месте.</text:p>
      <text:p text:style-name="Text_20_body">Давайте для примера зарегистрируем композер внутри <text:a xlink:type="simple" xlink:href="https://laravel.su/docs/5.4/providers" text:style-name="Internet_20_link" text:visited-style-name="Visited_20_Internet_20_Link">сервис провайдера</text:a>. Мы будем использовать фасад <text:span text:style-name="Source_20_Text">View</text:span> для доступа к основному контракту <text:span text:style-name="Source_20_Text">Illuminate\Contracts\View\Factory</text:span>. По умолчанию в Laravel нет папки для хранения вью-композеров. Вы можете создать её там, где посчитаете нужным. Например, можно создать папку <text:span text:style-name="Source_20_Text">app\Http\ViewComposers</text:span>:</text:p>
      <text:p text:style-name="P44"><text:span text:style-name="Source_20_Text">&lt;?php</text:span></text:p>
      <text:p text:style-name="P38"/>
      <text:p text:style-name="P38"><text:span text:style-name="Source_20_Text">namespace App\Providers;</text:span></text:p>
      <text:p text:style-name="P38"/>
      <text:p text:style-name="P38"><text:span text:style-name="Source_20_Text">use Illuminate\Support\Facades\View;</text:span></text:p>
      <text:p text:style-name="P38"><text:span text:style-name="Source_20_Text">use Illuminate\Support\ServiceProvider;</text:span></text:p>
      <text:p text:style-name="P38"/>
      <text:p text:style-name="P38"><text:span text:style-name="Source_20_Text">class ViewServiceProvider extends ServiceProvider</text:span></text:p>
      <text:p text:style-name="P38"><text:span text:style-name="Source_20_Text">{</text:span></text:p>
      <text:p text:style-name="P38"><text:span text:style-name="Source_20_Text"><text:s text:c="4"/>/**</text:span></text:p>
      <text:p text:style-name="P38"><text:span text:style-name="Source_20_Text"><text:s text:c="5"/>* Register any application services.</text:span></text:p>
      <text:p text:style-name="P38"><text:span text:style-name="Source_20_Text"><text:s text:c="5"/>*</text:span></text:p>
      <text:p text:style-name="P38"><text:span text:style-name="Source_20_Text"><text:s text:c="5"/>* @return void</text:span></text:p>
      <text:p text:style-name="P38"><text:span text:style-name="Source_20_Text"><text:s text:c="5"/>*/</text:span></text:p>
      <text:p text:style-name="P38"><text:span text:style-name="Source_20_Text"><text:s text:c="4"/>public function register()</text:span></text:p>
      <text:p text:style-name="P38"><text:span text:style-name="Source_20_Text"><text:s text:c="4"/>{</text:span></text:p>
      <text:p text:style-name="P38"><text:span text:style-name="Source_20_Text"><text:s text:c="8"/>//</text:span></text:p>
      <text:p text:style-name="P38"><text:span text:style-name="Source_20_Text"><text:s text:c="4"/>}</text:span></text:p>
      <text:p text:style-name="P38"/>
      <text:p text:style-name="P38"><text:span text:style-name="Source_20_Text"><text:s text:c="4"/>/**</text:span></text:p>
      <text:p text:style-name="P38"><text:span text:style-name="Source_20_Text"><text:s text:c="5"/>* Bootstrap any application services.</text:span></text:p>
      <text:p text:style-name="P38"><text:soft-page-break/><text:span text:style-name="Source_20_Text"><text:s text:c="5"/>*</text:span></text:p>
      <text:p text:style-name="P38"><text:span text:style-name="Source_20_Text"><text:s text:c="5"/>* @return void</text:span></text:p>
      <text:p text:style-name="P38"><text:span text:style-name="Source_20_Text"><text:s text:c="5"/>*/</text:span></text:p>
      <text:p text:style-name="P38"><text:span text:style-name="Source_20_Text"><text:s text:c="4"/>public function boot()</text:span></text:p>
      <text:p text:style-name="P38"><text:span text:style-name="Source_20_Text"><text:s text:c="4"/>{</text:span></text:p>
      <text:p text:style-name="P38"><text:span text:style-name="Source_20_Text"><text:s text:c="8"/>// Using class based composers...</text:span></text:p>
      <text:p text:style-name="P38"><text:span text:style-name="Source_20_Text"><text:s text:c="8"/>View::composer(</text:span></text:p>
      <text:p text:style-name="P38"><text:span text:style-name="Source_20_Text"><text:s text:c="12"/>'profile', 'App\Http\View\Composers\ProfileComposer'</text:span></text:p>
      <text:p text:style-name="P38"><text:span text:style-name="Source_20_Text"><text:s text:c="8"/>);</text:span></text:p>
      <text:p text:style-name="P38"/>
      <text:p text:style-name="P38"><text:span text:style-name="Source_20_Text"><text:s text:c="8"/>// Using Closure based composers...</text:span></text:p>
      <text:p text:style-name="P38"><text:span text:style-name="Source_20_Text"><text:s text:c="8"/>View::composer('dashboard', function ($view) {</text:span></text:p>
      <text:p text:style-name="P38"><text:span text:style-name="Source_20_Text"><text:s text:c="12"/>//</text:span></text:p>
      <text:p text:style-name="P38"><text:span text:style-name="Source_20_Text"><text:s text:c="8"/>});</text:span></text:p>
      <text:p text:style-name="P38"><text:span text:style-name="Source_20_Text"><text:s text:c="4"/>}</text:span></text:p>
      <text:p text:style-name="P38"><text:span text:style-name="Source_20_Text">}</text:span></text:p>
      <text:p text:style-name="P38"><text:span text:style-name="Source_20_Text"/></text:p>
      <text:p text:style-name="P72"><text:span text:style-name="T25">Помните, если вы создаёте новый сервис-провайдер для хранения ваших композеров, то также следует добавить его в массив </text:span><text:span text:style-name="Source_20_Text"><text:span text:style-name="T25">providers</text:span></text:span><text:span text:style-name="T25"> внутри конфига </text:span><text:span text:style-name="Source_20_Text"><text:span text:style-name="T25">config/app.php</text:span></text:span><text:span text:style-name="T25">.</text:span></text:p>
      <text:p text:style-name="P72"><text:span text:style-name="T25"/></text:p>
      <text:p text:style-name="P96"><text:span text:style-name="T25">Теперь, когда мы зарегистрировали композитор, метод ProfileComposer @ compose будет выполняться каждый раз при визуализации представления </text:span><text:span text:style-name="Source_20_Text">profile</text:span><text:span text:style-name="T25">. Итак, давайте определим класс композитора:</text:span></text:p>
      <text:p text:style-name="P44"><text:span text:style-name="Source_20_Text">&lt;?php</text:span></text:p>
      <text:p text:style-name="P38"/>
      <text:p text:style-name="P38"><text:span text:style-name="Source_20_Text">namespace App\Http\View\Composers;</text:span></text:p>
      <text:p text:style-name="P38"/>
      <text:p text:style-name="P38"><text:span text:style-name="Source_20_Text">use App\Repositories\UserRepository;</text:span></text:p>
      <text:p text:style-name="P38"><text:span text:style-name="Source_20_Text">use Illuminate\View\View;</text:span></text:p>
      <text:p text:style-name="P38"/>
      <text:p text:style-name="P38"><text:span text:style-name="Source_20_Text">class ProfileComposer</text:span></text:p>
      <text:p text:style-name="P38"><text:span text:style-name="Source_20_Text">{</text:span></text:p>
      <text:p text:style-name="P38"><text:span text:style-name="Source_20_Text"><text:s text:c="4"/>/**</text:span></text:p>
      <text:p text:style-name="P38"><text:span text:style-name="Source_20_Text"><text:s text:c="5"/>* The user repository implementation.</text:span></text:p>
      <text:p text:style-name="P38"><text:span text:style-name="Source_20_Text"><text:s text:c="5"/>*</text:span></text:p>
      <text:p text:style-name="P38"><text:span text:style-name="Source_20_Text"><text:s text:c="5"/>* @var UserRepository</text:span></text:p>
      <text:p text:style-name="P38"><text:span text:style-name="Source_20_Text"><text:s text:c="5"/>*/</text:span></text:p>
      <text:p text:style-name="P38"><text:span text:style-name="Source_20_Text"><text:s text:c="4"/>protected $users;</text:span></text:p>
      <text:p text:style-name="P38"/>
      <text:p text:style-name="P38"><text:span text:style-name="Source_20_Text"><text:s text:c="4"/>/**</text:span></text:p>
      <text:p text:style-name="P38"><text:span text:style-name="Source_20_Text"><text:s text:c="5"/>* Create a new profile composer.</text:span></text:p>
      <text:p text:style-name="P38"><text:span text:style-name="Source_20_Text"><text:s text:c="5"/>*</text:span></text:p>
      <text:p text:style-name="P38"><text:span text:style-name="Source_20_Text"><text:s text:c="5"/>* @param <text:s/>UserRepository <text:s/>$users</text:span></text:p>
      <text:p text:style-name="P38"><text:span text:style-name="Source_20_Text"><text:s text:c="5"/>* @return void</text:span></text:p>
      <text:p text:style-name="P38"><text:span text:style-name="Source_20_Text"><text:s text:c="5"/>*/</text:span></text:p>
      <text:p text:style-name="P38"><text:span text:style-name="Source_20_Text"><text:s text:c="4"/>public function __construct(UserRepository $users)</text:span></text:p>
      <text:p text:style-name="P38"><text:span text:style-name="Source_20_Text"><text:s text:c="4"/>{</text:span></text:p>
      <text:p text:style-name="P38"><text:span text:style-name="Source_20_Text"><text:s text:c="8"/>// Dependencies automatically resolved by service container...</text:span></text:p>
      <text:p text:style-name="P38"><text:span text:style-name="Source_20_Text"><text:s text:c="8"/>$this-&gt;users = $users;</text:span></text:p>
      <text:p text:style-name="P38"><text:span text:style-name="Source_20_Text"><text:s text:c="4"/>}</text:span></text:p>
      <text:p text:style-name="P38"/>
      <text:p text:style-name="P38"><text:span text:style-name="Source_20_Text"><text:s text:c="4"/>/**</text:span></text:p>
      <text:p text:style-name="P38"><text:span text:style-name="Source_20_Text"><text:s text:c="5"/>* Bind data to the view.</text:span></text:p>
      <text:p text:style-name="P38"><text:span text:style-name="Source_20_Text"><text:s text:c="5"/>*</text:span></text:p>
      <text:p text:style-name="P38"><text:span text:style-name="Source_20_Text"><text:s text:c="5"/>* @param <text:s/>View <text:s/>$view</text:span></text:p>
      <text:p text:style-name="P38"><text:soft-page-break/><text:span text:style-name="Source_20_Text"><text:s text:c="5"/>* @return void</text:span></text:p>
      <text:p text:style-name="P38"><text:span text:style-name="Source_20_Text"><text:s text:c="5"/>*/</text:span></text:p>
      <text:p text:style-name="P38"><text:span text:style-name="Source_20_Text"><text:s text:c="4"/>public function compose(View $view)</text:span></text:p>
      <text:p text:style-name="P38"><text:span text:style-name="Source_20_Text"><text:s text:c="4"/>{</text:span></text:p>
      <text:p text:style-name="P38"><text:span text:style-name="Source_20_Text"><text:s text:c="8"/>$view-&gt;with('count', $this-&gt;users-&gt;count());</text:span></text:p>
      <text:p text:style-name="P38"><text:span text:style-name="Source_20_Text"><text:s text:c="4"/>}</text:span></text:p>
      <text:p text:style-name="P38"><text:span text:style-name="Source_20_Text">}</text:span></text:p>
      <text:p text:style-name="P104">Непосредственно перед визуализацией представления вызывается метод compose композитора с экземпляром Illuminate \ View \ View. Вы можете использовать метод with для привязки данных к представлению.</text:p>
      <text:p text:style-name="P104">Все композеры подключаются через <text:a xlink:type="simple" xlink:href="https://laravel.su/docs/5.4/container" text:style-name="Internet_20_link" text:visited-style-name="Visited_20_Internet_20_Link">сервис контейнер</text:a>, поэтому можно применить любое внедрение зависимостей внутри конструктора композера.</text:p>
      <text:p text:style-name="P104"/>
      <text:h text:style-name="P28" text:outline-level="4"><text:span text:style-name="T25">Подключение композера к нескольким шаблонам</text:span></text:h>
      <text:p text:style-name="P96"><text:span text:style-name="T25">Вы можете подключить к композеру несколько шаблонов одновременно, передав их в качестве первого аргумента метода </text:span><text:span text:style-name="Source_20_Text"><text:span text:style-name="T25">composer</text:span></text:span><text:span text:style-name="T25">:</text:span></text:p>
      <text:p text:style-name="P38"><text:span text:style-name="Source_20_Text"><text:span text:style-name="T25">View::composer(</text:span></text:span></text:p>
      <text:p text:style-name="P38"><text:span text:style-name="Source_20_Text"><text:s text:c="4"/>['profile', 'dashboard'],</text:span></text:p>
      <text:p text:style-name="P38"><text:span text:style-name="Source_20_Text"><text:s text:c="4"/>'App\Http\View\Composers\MyViewComposer'</text:span></text:p>
      <text:p text:style-name="P38"><text:span text:style-name="Source_20_Text">);</text:span></text:p>
      <text:p text:style-name="P104">Метод <text:span text:style-name="Source_20_Text">composer</text:span> также принимает специальный символ <text:span text:style-name="Source_20_Text">*</text:span>, что позволяет подключить его ко всем шаблонам:</text:p>
      <text:p text:style-name="P44"><text:span text:style-name="Source_20_Text">View::composer('*', function ($view) {</text:span></text:p>
      <text:p text:style-name="P38"><text:span text:style-name="Source_20_Text"><text:s text:c="4"/>//</text:span></text:p>
      <text:p text:style-name="P38"><text:span text:style-name="Source_20_Text">});</text:span></text:p>
      <text:p text:style-name="P104"/>
      <text:h text:style-name="P28" text:outline-level="4"><text:span text:style-name="T25">Создатели шаблонов</text:span></text:h>
      <text:p text:style-name="P96"><text:span text:style-name="T25">Создатели шаблонов очень похожи на композеры, однако они выполняются сразу после инициализации шаблонов, не дожидаясь их отображения. Для регистрации создателя используется метод </text:span><text:span text:style-name="Source_20_Text"><text:span text:style-name="T25">creator</text:span></text:span><text:span text:style-name="T25">:</text:span></text:p>
      <text:p text:style-name="P44"><text:span text:style-name="Source_20_Text">View::creator('profile', 'App\Http\View\Creators\ProfileCreator');</text:span></text:p>
      <text:p text:style-name="P96"><text:span text:style-name="T27"/></text:p>
      <text:p text:style-name="P239"><text:span text:style-name="T27">О</text:span><text:span text:style-name="T13">птимизация шаблонов</text:span></text:p>
      <text:p text:style-name="P96"><text:span text:style-name="T27">По умолчанию представления компилируются по запросу. Когда выполняется запрос, который отображает представление, Laravel </text:span><text:soft-page-break/><text:span text:style-name="T27">определяет, существует ли скомпилированная версия представления. Если файл существует, Laravel затем определит, было ли некомпилированное представление изменено позже, чем скомпилированное представление. Если скомпилированное представление либо не существует, либо некомпилированное представление было изменено, Laravel перекомпилирует представление.<text:line-break/><text:line-break/>Компиляция представлений во время запроса отрицательно влияет на производительность, поэтому Laravel предоставляет Artisan-команду view: cache для предварительной компиляции всех представлений, используемых вашим приложением. Для повышения производительности вы можете выполнить эту команду как часть процесса развертывания:<text:line-break/><text:line-break/></text:span><text:span text:style-name="Source_20_Text"><text:span text:style-name="T27">php artisan view:cache</text:span></text:span></text:p>
      <text:p text:style-name="P96"><text:span text:style-name="T27">Вы можете использовать команду view: clear для очистки кеша просмотра:<text:line-break/></text:span><text:span text:style-name="Source_20_Text">php artisan view:clear</text:span></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0" text:outline-level="1"><text:soft-page-break/>URL Generation</text:h>
      <text:p text:style-name="P242"><text:span text:style-name="T1">Введение</text:span></text:p>
      <text:p text:style-name="P243"><text:span text:style-name="T1">Основы </text:span></text:p>
      <text:p text:style-name="P243"><text:span text:style-name="T1"><text:tab/>Создание базовых <text:s/>URL-адресов</text:span></text:p>
      <text:p text:style-name="P243"><text:span text:style-name="T1"><text:s/><text:tab/>Доступ к текущему URL</text:span></text:p>
      <text:p text:style-name="P243"><text:span text:style-name="T1">URL-адреса для именованных маршрутов</text:span></text:p>
      <text:p text:style-name="P243"><text:span text:style-name="T1"><text:tab/> Подписанные URL</text:span></text:p>
      <text:p text:style-name="P243"><text:span text:style-name="T1">URL-адреса для действий контроллера</text:span></text:p>
      <text:p text:style-name="P243"><text:span text:style-name="T1">Значения по умолчанию</text:span></text:p>
      <text:p text:style-name="P96"><text:span text:style-name="T1"/></text:p>
      <text:p text:style-name="P227"><text:span text:style-name="T120">В</text:span><text:span text:style-name="T119">ведение</text:span></text:p>
      <text:p text:style-name="P244"><text:span text:style-name="T27">Laravel предоставляет несколько помощников, которые помогут вам в создании URL-адресов для вашего приложения. В основном они полезны при построении ссылок в ваших шаблонах и ответах API или при создании ответов перенаправления в другую часть вашего приложения.</text:span></text:p>
      <text:p text:style-name="P105"/>
      <text:p text:style-name="P223">Основы</text:p>
      <text:p text:style-name="P224">Создание базовых <text:s/>URL-адресов</text:p>
      <text:p text:style-name="P105">Помощник url может использоваться для генерации произвольных URL-адресов для вашего приложения. Сгенерированный URL-адрес будет автоматически использовать схему (HTTP или HTTPS) и хост из текущего запроса:</text:p>
      <text:p text:style-name="P45"><text:span text:style-name="Source_20_Text">$post = App\Models\Post::find(1);</text:span></text:p>
      <text:p text:style-name="P38"/>
      <text:p text:style-name="P38"><text:span text:style-name="Source_20_Text">echo url("/posts/{$post-&gt;id}");</text:span></text:p>
      <text:p text:style-name="P38"/>
      <text:p text:style-name="P38"><text:span text:style-name="Source_20_Text">// http://example.com/posts/1</text:span></text:p>
      <text:p text:style-name="P105"/>
      <text:p text:style-name="P225">Доступ к текущему URL</text:p>
      <text:p text:style-name="P96"><text:span text:style-name="T27">Если путь к </text:span><text:span text:style-name="Source_20_Text">url </text:span><text:span text:style-name="Source_20_Text"><text:span text:style-name="T89">помошнику не указан</text:span></text:span><text:span text:style-name="T27">, возвращается экземпляр Illuminate \ Routing \ UrlGenerator, позволяющий получить доступ к информации о текущем URL-адресе:</text:span></text:p>
      <text:p text:style-name="P44"><text:span text:style-name="Source_20_Text">// Get the current URL without the query string...</text:span></text:p>
      <text:p text:style-name="P38"><text:span text:style-name="Source_20_Text">echo url()-&gt;current();</text:span></text:p>
      <text:p text:style-name="P38"/>
      <text:p text:style-name="P38"><text:span text:style-name="Source_20_Text">// Get the current URL including the query string...</text:span></text:p>
      <text:p text:style-name="P38"><text:span text:style-name="Source_20_Text">echo url()-&gt;full();</text:span></text:p>
      <text:p text:style-name="P38"/>
      <text:p text:style-name="P38"><text:span text:style-name="Source_20_Text">// Get the full URL for the previous request...</text:span></text:p>
      <text:p text:style-name="P38"><text:span text:style-name="Source_20_Text">echo url()-&gt;previous();</text:span></text:p>
      <text:p text:style-name="P96">Each of these methods may also be accessed via the <text:span text:style-name="Source_20_Text">URL</text:span> <text:a xlink:type="simple" xlink:href="https://laravel.com/docs/8.x/facades" text:style-name="Internet_20_link" text:visited-style-name="Visited_20_Internet_20_Link">facade</text:a>:</text:p>
      <text:p text:style-name="P38"><text:soft-page-break/><text:span text:style-name="Source_20_Text">use Illuminate\Support\Facades\URL;</text:span></text:p>
      <text:p text:style-name="P38"/>
      <text:p text:style-name="P38"><text:span text:style-name="Source_20_Text">echo URL::current();</text:span></text:p>
      <text:p text:style-name="P104"/>
      <text:p text:style-name="P226">URL для именованных маргрутов</text:p>
      <text:p text:style-name="P96"><text:span text:style-name="T25">Помощник </text:span><text:span text:style-name="Source_20_Text">route</text:span><text:span text:style-name="T25"> может использоваться для генерации URL-адресов именованных маршрутов. Именованные маршруты позволяют создавать URL-адреса без привязки к фактическому URL-адресу, определенному в маршруте. Следовательно, если URL-адрес маршрута изменяется, никаких изменений в вызовах функций маршрута вносить не требуется. Например, представьте, что ваше приложение содержит маршрут, определенный следующим образом:</text:span></text:p>
      <text:p text:style-name="P46"><text:span text:style-name="Source_20_Text">Route::get('/post/{post}', function () {</text:span></text:p>
      <text:p text:style-name="P38"><text:span text:style-name="Source_20_Text"><text:s text:c="4"/>//</text:span></text:p>
      <text:p text:style-name="P38"><text:span text:style-name="Source_20_Text">})-&gt;name('post.show');</text:span></text:p>
      <text:p text:style-name="P96"><text:span text:style-name="T28">Чтобы сгенерировать URL-адрес этого маршрута, вы можете использовать </text:span><text:span text:style-name="Source_20_Text">route </text:span><text:span text:style-name="T28">помощник:</text:span></text:p>
      <text:p text:style-name="P44"><text:span text:style-name="Source_20_Text">echo route('post.show', ['post' =&gt; 1]);</text:span></text:p>
      <text:p text:style-name="P38"/>
      <text:p text:style-name="P38"><text:span text:style-name="Source_20_Text">// http://example.com/post/1</text:span></text:p>
      <text:p text:style-name="P104">Любые дополнительные параметры массива, не соответствующие параметрам определения маршрута, будут добавлены в строку запроса URL:</text:p>
      <text:p text:style-name="P44"><text:span text:style-name="Source_20_Text">echo route('post.show', ['post' =&gt; 1, 'search' =&gt; 'rocket']);</text:span></text:p>
      <text:p text:style-name="P38"/>
      <text:p text:style-name="P38"><text:span text:style-name="Source_20_Text">// http://example.com/post/1?search=rocket</text:span></text:p>
      <text:p text:style-name="P96"><text:span text:style-name="T25"/></text:p>
      <text:p text:style-name="P96"><text:span text:style-name="T25">Вы часто будете генерировать URL-адреса, используя первичный ключ моделей Eloquent. По этой причине вы можете передавать модели Eloquent в качестве значений параметров. Помощник </text:span><text:span text:style-name="Source_20_Text">route</text:span><text:span text:style-name="T25"> автоматически извлечет первичный ключ модели:</text:span></text:p>
      <text:p text:style-name="P44"><text:span text:style-name="Source_20_Text">echo route('post.show', ['post' =&gt; $post]);</text:span></text:p>
      <text:p text:style-name="P96"><text:span text:style-name="T25">Помощник </text:span><text:span text:style-name="Source_20_Text">route</text:span><text:span text:style-name="T25"> также может использоваться для генерации URL-адресов для маршрутов с несколькими параметрами:</text:span></text:p>
      <text:p text:style-name="P44"><text:span text:style-name="Source_20_Text">Route::get('/post/{post}/comment/{comment}', function () {</text:span></text:p>
      <text:p text:style-name="P38"><text:span text:style-name="Source_20_Text"><text:s text:c="4"/>//</text:span></text:p>
      <text:p text:style-name="P38"><text:span text:style-name="Source_20_Text">})-&gt;name('comment.show');</text:span></text:p>
      <text:p text:style-name="P38"/>
      <text:p text:style-name="P38"><text:span text:style-name="Source_20_Text">echo route('comment.show', ['post' =&gt; 1, 'comment' =&gt; 3]);</text:span></text:p>
      <text:p text:style-name="P38"><text:soft-page-break/></text:p>
      <text:p text:style-name="P38"><text:span text:style-name="Source_20_Text">// http://example.com/post/1/comment/3</text:span></text:p>
      <text:p text:style-name="P104"/>
      <text:h text:style-name="P21" text:outline-level="3"><text:bookmark text:name="signed-urls"/>Подписанные URL</text:h>
      <text:p text:style-name="P104">Laravel позволяет вам легко создавать «подписанные» URL-адреса для именованных маршрутов. Эти URL-адреса имеют хэш «подписи», добавленный к строке запроса, который позволяет Laravel проверять, что URL-адрес не был изменен с момента его создания. Подписанные URL-адреса особенно полезны для маршрутов, которые являются общедоступными, но нуждаются в защите от манипуляций с URL-адресами.<text:line-break/><text:line-break/>Например, вы можете использовать подписанные URL-адреса для реализации общедоступной ссылки «отказаться от подписки», которая отправляется вашим клиентам по электронной почте. Чтобы создать подписанный URL-адрес для именованного маршрута, используйте метод signedRoute фасада URL-адреса:</text:p>
      <text:p text:style-name="P44"><text:span text:style-name="Source_20_Text">use Illuminate\Support\Facades\URL;</text:span></text:p>
      <text:p text:style-name="P38"/>
      <text:p text:style-name="P38"><text:span text:style-name="Source_20_Text">return URL::signedRoute('unsubscribe', ['user' =&gt; 1]);</text:span></text:p>
      <text:p text:style-name="P245"><text:span text:style-name="T25">Если вы хотите сгенерировать временный подписанный URL-адрес маршрута, срок действия которого истекает, вы можете использовать метод </text:span><text:span text:style-name="Source_20_Text">temporarySignedRoute</text:span><text:span text:style-name="T25">:</text:span></text:p>
      <text:p text:style-name="P44"><text:span text:style-name="Source_20_Text">use Illuminate\Support\Facades\URL;</text:span></text:p>
      <text:p text:style-name="P38"/>
      <text:p text:style-name="P38"><text:span text:style-name="Source_20_Text">return URL::temporarySignedRoute(</text:span></text:p>
      <text:p text:style-name="P38"><text:span text:style-name="Source_20_Text"><text:s text:c="4"/>'unsubscribe', now()-&gt;addMinutes(30), ['user' =&gt; 1]</text:span></text:p>
      <text:p text:style-name="P38"><text:span text:style-name="Source_20_Text">);</text:span></text:p>
      <text:p text:style-name="P104"/>
      <text:p text:style-name="P218"><text:span text:style-name="T121">Проверка подписанных запросов маршрута</text:span></text:p>
      <text:p text:style-name="P218">Чтобы убедиться, что входящий запрос имеет действительную подпись, вы должны вызвать метод hasValidSignature для входящего запроса:</text:p>
      <text:p text:style-name="P44"><text:span text:style-name="Source_20_Text">use Illuminate\Http\Request;</text:span></text:p>
      <text:p text:style-name="P38"/>
      <text:p text:style-name="P38"><text:span text:style-name="Source_20_Text">Route::get('/unsubscribe/{user}', function (Request $request) {</text:span></text:p>
      <text:p text:style-name="P38"><text:span text:style-name="Source_20_Text"><text:s text:c="4"/>if (! $request-&gt;hasValidSignature()) {</text:span></text:p>
      <text:p text:style-name="P38"><text:span text:style-name="Source_20_Text"><text:s text:c="8"/>abort(401);</text:span></text:p>
      <text:p text:style-name="P38"><text:span text:style-name="Source_20_Text"><text:s text:c="4"/>}</text:span></text:p>
      <text:p text:style-name="P38"/>
      <text:p text:style-name="P38"><text:span text:style-name="Source_20_Text"><text:s text:c="4"/>// ...</text:span></text:p>
      <text:p text:style-name="P38"><text:span text:style-name="Source_20_Text">})-&gt;name('unsubscribe');</text:span></text:p>
      <text:p text:style-name="P104"><text:soft-page-break/>В качестве альтернативы вы можете назначить для маршрута промежуточное программное обеспечение Illuminate \ Routing \ Middleware \ ValidateSignature. Если его еще нет, вы должны назначить этому промежуточному программному обеспечению ключ в массиве routeMiddleware вашего ядра HTTP:</text:p>
      <text:p text:style-name="P44"><text:span text:style-name="Source_20_Text">/**</text:span></text:p>
      <text:p text:style-name="P38"><text:span text:style-name="Source_20_Text"><text:s/>* The application's route middleware.</text:span></text:p>
      <text:p text:style-name="P38"><text:span text:style-name="Source_20_Text"><text:s/>*</text:span></text:p>
      <text:p text:style-name="P38"><text:span text:style-name="Source_20_Text"><text:s/>* These middleware may be assigned to groups or used individually.</text:span></text:p>
      <text:p text:style-name="P38"><text:span text:style-name="Source_20_Text"><text:s/>*</text:span></text:p>
      <text:p text:style-name="P38"><text:span text:style-name="Source_20_Text"><text:s/>* @var array</text:span></text:p>
      <text:p text:style-name="P38"><text:span text:style-name="Source_20_Text"><text:s/>*/</text:span></text:p>
      <text:p text:style-name="P38"><text:span text:style-name="Source_20_Text">protected $routeMiddleware = [</text:span></text:p>
      <text:p text:style-name="P38"><text:span text:style-name="Source_20_Text"><text:s text:c="4"/>'signed' =&gt; \Illuminate\Routing\Middleware\ValidateSignature::class,</text:span></text:p>
      <text:p text:style-name="P38"><text:span text:style-name="Source_20_Text">];</text:span></text:p>
      <text:p text:style-name="P104">После того, как вы зарегистрировали промежуточное ПО в своем ядре, вы можете присоединить его к маршруту. Если входящий запрос не имеет действительной подписи, промежуточное ПО автоматически вернет ответ об ошибке 403:</text:p>
      <text:p text:style-name="P44"><text:span text:style-name="Source_20_Text">Route::post('/unsubscribe/{user}', function (Request $request) {</text:span></text:p>
      <text:p text:style-name="P38"><text:span text:style-name="Source_20_Text"><text:s text:c="4"/>// ...</text:span></text:p>
      <text:p text:style-name="P38"><text:span text:style-name="Source_20_Text">})-&gt;name('unsubscribe')-&gt;middleware('signed');</text:span></text:p>
      <text:p text:style-name="P104"/>
      <text:p text:style-name="P245"><text:span text:style-name="T64">URL-адреса для действий контроллера</text:span></text:p>
      <text:p text:style-name="P245"><text:span text:style-name="T25">Функция </text:span><text:span text:style-name="Source_20_Text">action</text:span><text:span text:style-name="T25"> генерирует URL-адрес для данного действия контроллера:</text:span></text:p>
      <text:p text:style-name="P44"><text:span text:style-name="Source_20_Text">use App\Http\Controllers\HomeController;</text:span></text:p>
      <text:p text:style-name="P38"/>
      <text:p text:style-name="P38"><text:span text:style-name="Source_20_Text">$url = action([HomeController::class, 'index']);</text:span></text:p>
      <text:p text:style-name="P104">Если метод контроллера принимает параметры маршрута, вы можете передать их в качестве второго аргумента функции:</text:p>
      <text:p text:style-name="P44"><text:span text:style-name="Source_20_Text">$url = action([UserController::class, 'profile'], ['id' =&gt; 1]);</text:span></text:p>
      <text:p text:style-name="P104"/>
      <text:p text:style-name="P218"><text:span text:style-name="T122">Значения по-умолчанию</text:span></text:p>
      <text:p text:style-name="P104">Для некоторых приложений вы можете указать значения по умолчанию для определенных параметров URL-адреса. Например, представьте, что многие из ваших маршрутов определяют параметр {locale}:</text:p>
      <text:p text:style-name="P44"><text:span text:style-name="Source_20_Text">Route::get('/{locale}/posts', function () {</text:span></text:p>
      <text:p text:style-name="P38"><text:soft-page-break/><text:span text:style-name="Source_20_Text"><text:s text:c="4"/>//</text:span></text:p>
      <text:p text:style-name="P38"><text:span text:style-name="Source_20_Text">})-&gt;name('post.index');</text:span></text:p>
      <text:p text:style-name="P96"><text:span text:style-name="T25">Обременительно всегда передавать </text:span><text:span text:style-name="Source_20_Text">locale</text:span><text:span text:style-name="T25"> каждый раз при вызове помощника </text:span><text:span text:style-name="Source_20_Text"><text:span text:style-name="T25">route</text:span></text:span><text:span text:style-name="T25">. Таким образом, вы можете использовать метод URL :: defaults, чтобы определить значение по умолчанию для этого параметра, которое всегда будет применяться во время текущего запроса. Вы можете вызвать этот метод из промежуточного программного обеспечения маршрута, чтобы иметь доступ к текущему запросу:</text:span></text:p>
      <text:p text:style-name="P44"><text:span text:style-name="Source_20_Text">&lt;?php</text:span></text:p>
      <text:p text:style-name="P38"/>
      <text:p text:style-name="P38"><text:span text:style-name="Source_20_Text">namespace App\Http\Middleware;</text:span></text:p>
      <text:p text:style-name="P38"/>
      <text:p text:style-name="P38"><text:span text:style-name="Source_20_Text">use Closure;</text:span></text:p>
      <text:p text:style-name="P38"><text:span text:style-name="Source_20_Text">use Illuminate\Support\Facades\URL;</text:span></text:p>
      <text:p text:style-name="P38"/>
      <text:p text:style-name="P38"><text:span text:style-name="Source_20_Text">class SetDefaultLocaleForUrls</text:span></text:p>
      <text:p text:style-name="P38"><text:span text:style-name="Source_20_Text">{</text:span></text:p>
      <text:p text:style-name="P38"><text:span text:style-name="Source_20_Text"><text:s text:c="4"/>public function handle($request, Closure $next)</text:span></text:p>
      <text:p text:style-name="P38"><text:span text:style-name="Source_20_Text"><text:s text:c="4"/>{</text:span></text:p>
      <text:p text:style-name="P38"><text:span text:style-name="Source_20_Text"><text:s text:c="8"/>URL::defaults(['locale' =&gt; $request-&gt;user()-&gt;locale]);</text:span></text:p>
      <text:p text:style-name="P38"/>
      <text:p text:style-name="P38"><text:span text:style-name="Source_20_Text"><text:s text:c="8"/>return $next($request);</text:span></text:p>
      <text:p text:style-name="P38"><text:span text:style-name="Source_20_Text"><text:s text:c="4"/>}</text:span></text:p>
      <text:p text:style-name="P38"><text:span text:style-name="Source_20_Text">}</text:span></text:p>
      <text:p text:style-name="P96"><text:span text:style-name="T25">После установки значения по умолчанию для параметра locale вам больше не требуется передавать его значение при генерации URL-адресов с помощью помощника </text:span><text:span text:style-name="Source_20_Text">route</text:span><text:span text:style-name="T25">.</text:span></text:p>
      <text:p text:style-name="P104"/>
      <text:p text:style-name="P240"><text:span text:style-name="T25">Параметры URL по умолчанию и приоритет </text:span><text:span text:style-name="T55">посредников</text:span></text:p>
      <text:p text:style-name="P218">Установка значений URL по умолчанию может мешать Laravel обрабатывать неявные привязки модели. Следовательно, вы должны отдавать приоритет своему промежуточному программному обеспечению, которое устанавливает значения URL по умолчанию для выполнения, перед собственным промежуточным программным обеспечением Laravel SubstituteBindings. Вы можете добиться этого, убедившись, что ваше промежуточное ПО находится перед промежуточным ПО SubstituteBindings в свойстве $ middlewarePriority HTTP-ядра вашего приложения.<text:line-break/><text:line-break/>Свойство $ middlewarePriority определено в базовом классе Illuminate \ Foundation \ Http \ Kernel. Вы можете скопировать его <text:soft-page-break/>определение из этого класса и перезаписать его в ядре HTTP вашего приложения, чтобы изменить его:</text:p>
      <text:p text:style-name="P44"><text:span text:style-name="Source_20_Text">/**</text:span></text:p>
      <text:p text:style-name="P38"><text:span text:style-name="Source_20_Text"><text:s/>* The priority-sorted list of middleware.</text:span></text:p>
      <text:p text:style-name="P38"><text:span text:style-name="Source_20_Text"><text:s/>*</text:span></text:p>
      <text:p text:style-name="P38"><text:span text:style-name="Source_20_Text"><text:s/>* This forces non-global middleware to always be in the given order.</text:span></text:p>
      <text:p text:style-name="P38"><text:span text:style-name="Source_20_Text"><text:s/>*</text:span></text:p>
      <text:p text:style-name="P38"><text:span text:style-name="Source_20_Text"><text:s/>* @var array</text:span></text:p>
      <text:p text:style-name="P38"><text:span text:style-name="Source_20_Text"><text:s/>*/</text:span></text:p>
      <text:p text:style-name="P38"><text:span text:style-name="Source_20_Text">protected $middlewarePriority = [</text:span></text:p>
      <text:p text:style-name="P38"><text:span text:style-name="Source_20_Text"><text:s text:c="4"/>// ...</text:span></text:p>
      <text:p text:style-name="P38"><text:span text:style-name="Source_20_Text"><text:s text:c="5"/>\App\Http\Middleware\SetDefaultLocaleForUrls::class,</text:span></text:p>
      <text:p text:style-name="P38"><text:span text:style-name="Source_20_Text"><text:s text:c="5"/>\Illuminate\Routing\Middleware\SubstituteBindings::class,</text:span></text:p>
      <text:p text:style-name="P38"><text:span text:style-name="Source_20_Text"><text:s text:c="5"/>// ...</text:span></text:p>
      <text:p text:style-name="P38"><text:span text:style-name="Source_20_Text">];</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11" text:outline-level="1"><text:soft-page-break/><text:span text:style-name="T25">HTTP </text:span><text:span text:style-name="T98">сессии</text:span></text:h>
      <text:p text:style-name="P219"><text:span text:style-name="T124">Введение</text:span></text:p>
      <text:p text:style-name="P219"><text:tab/><text:span text:style-name="T124">Настройка </text:span></text:p>
      <text:p text:style-name="P219"><text:tab/><text:span text:style-name="T124">Требования для драйверов </text:span></text:p>
      <text:p text:style-name="P221">Использование сессий</text:p>
      <text:p text:style-name="P221"><text:tab/>Получение данных</text:p>
      <text:p text:style-name="P221"><text:tab/>Запись данных </text:p>
      <text:p text:style-name="P221"><text:tab/>Флеш-данные </text:p>
      <text:p text:style-name="P221"><text:tab/>Удаление данных</text:p>
      <text:p text:style-name="P221"><text:tab/>Обновление ID сессии</text:p>
      <text:p text:style-name="P222">Блокировка сессии</text:p>
      <text:p text:style-name="P222">Добавление своих драйвером сессий</text:p>
      <text:p text:style-name="P222"><text:tab/>Реализация драуйвера </text:p>
      <text:p text:style-name="P222"><text:tab/>Регистрация драйвера</text:p>
      <text:p text:style-name="P104"/>
      <text:h text:style-name="P15" text:outline-level="2"><text:span text:style-name="T25">Введение</text:span></text:h>
      <text:p text:style-name="P96"><text:span text:style-name="T25">HTTP-приложения не имеют своего внутреннего состояния. Сессии — способ сохранения информации о пользователе между отдельными запросами. Laravel поставляется со множеством различных механизмов сессий, доступных через единый выразительный API. Из коробки поддерживаются такие популярные системы, как </text:span><text:a xlink:type="simple" xlink:href="https://memcached.org/" text:style-name="Internet_20_link" text:visited-style-name="Visited_20_Internet_20_Link">Memcached</text:a><text:span text:style-name="T25">, </text:span><text:a xlink:type="simple" xlink:href="http://redis.io/" text:style-name="Internet_20_link" text:visited-style-name="Visited_20_Internet_20_Link">Redis</text:a><text:span text:style-name="T25"> и СУБД.</text:span></text:p>
      <text:p text:style-name="P104"/>
      <text:h text:style-name="P22" text:outline-level="3"><text:span text:style-name="T25">Настройка</text:span></text:h>
      <text:p text:style-name="P246"><text:span text:style-name="T25">Настройки сессии содержатся в файле </text:span><text:span text:style-name="Source_20_Text"><text:span text:style-name="T25">config/session.php</text:span></text:span><text:span text:style-name="T25">. Обязательно просмотрите параметры, доступные вам в этом файле. По умолчанию Laravel использует драйвер сессий </text:span><text:span text:style-name="Source_20_Text"><text:span text:style-name="T25">file</text:span></text:span><text:span text:style-name="T25"> , который подходит для большинства приложений. Для увеличения производительности сессий в продакшне вы можете использовать драйверы </text:span><text:span text:style-name="Source_20_Text"><text:span text:style-name="T25">memcached</text:span></text:span><text:span text:style-name="T25"> или </text:span><text:span text:style-name="Source_20_Text"><text:span text:style-name="T25">redis</text:span></text:span><text:span text:style-name="T25">.<text:line-break/><text:line-break/>Настройки драйвера </text:span><text:span text:style-name="Source_20_Text"><text:span text:style-name="T25">driver</text:span></text:span><text:span text:style-name="T25"> сессии определяют где будут храниться данные сессии для каждого запроса. Laravel поставляется с целым набором замечательных драйверов:</text:span></text:p>
      <text:p text:style-name="P246"><text:soft-page-break/><text:span text:style-name="Source_20_Text"><text:span text:style-name="T25">- file</text:span></text:span><text:span text:style-name="T25"> - сессии хранятся в </text:span><text:span text:style-name="Source_20_Text"><text:span text:style-name="T25">storage/framework/sessions</text:span></text:span><text:span text:style-name="T25">.</text:span></text:p>
      <text:p text:style-name="P246"><text:span text:style-name="T25">-</text:span><text:span text:style-name="T56"> </text:span><text:span text:style-name="Source_20_Text">cookie</text:span> - сессии хранятся в виде зашифрованных cookie.</text:p>
      <text:p text:style-name="P246"><text:span text:style-name="Source_20_Text">- database</text:span> - хранение сессий в реляционной БД.</text:p>
      <text:p text:style-name="P246"><text:span text:style-name="Source_20_Text">- memcached</text:span> / <text:span text:style-name="Source_20_Text">redis</text:span> - для хранения используются эти быстрые кэширующие хранилища. - <text:span text:style-name="Source_20_Text">array</text:span> - сессии хранятся в виде PHP-массивов и не будут сохраняться между запросами. </text:p>
      <text:p text:style-name="P246"><text:span text:style-name="T25"><text:line-break/>Драйвер массива используется во время тестирования и предотвращает сохранение данных, хранящихся в сеансе.</text:span></text:p>
      <text:p text:style-name="P104"/>
      <text:h text:style-name="P21" text:outline-level="3">Требования к драйверам</text:h>
      <text:h text:style-name="P28" text:outline-level="4"><text:bookmark text:name="database"/><text:a xlink:type="simple" xlink:href="https://laravel.com/docs/8.x/session#database" text:style-name="Internet_20_link" text:visited-style-name="Visited_20_Internet_20_Link">Database</text:a> </text:h>
      <text:p text:style-name="P247"><text:span text:style-name="T25">При использовании драйвера сессий </text:span><text:span text:style-name="Source_20_Text"><text:span text:style-name="T25">database</text:span></text:span><text:span text:style-name="T25"> вам необходимо создать таблицу для хранения данных сессии. Ниже — пример такого объявления с помощью </text:span><text:span text:style-name="Source_20_Text"><text:span text:style-name="T25">Schema</text:span></text:span><text:span text:style-name="T25">:</text:span></text:p>
      <text:p text:style-name="P44"><text:span text:style-name="Source_20_Text">Schema::create('sessions', function ($table) {</text:span></text:p>
      <text:p text:style-name="P38"><text:span text:style-name="Source_20_Text"><text:s text:c="4"/>$table-&gt;string('id')-&gt;unique();</text:span></text:p>
      <text:p text:style-name="P38"><text:span text:style-name="Source_20_Text"><text:s text:c="4"/>$table-&gt;foreignId('user_id')-&gt;nullable();</text:span></text:p>
      <text:p text:style-name="P38"><text:span text:style-name="Source_20_Text"><text:s text:c="4"/>$table-&gt;string('ip_address', 45)-&gt;nullable();</text:span></text:p>
      <text:p text:style-name="P38"><text:span text:style-name="Source_20_Text"><text:s text:c="4"/>$table-&gt;text('user_agent')-&gt;nullable();</text:span></text:p>
      <text:p text:style-name="P38"><text:span text:style-name="Source_20_Text"><text:s text:c="4"/>$table-&gt;text('payload');</text:span></text:p>
      <text:p text:style-name="P38"><text:span text:style-name="Source_20_Text"><text:s text:c="4"/>$table-&gt;integer('last_activity');</text:span></text:p>
      <text:p text:style-name="P38"><text:span text:style-name="Source_20_Text">});</text:span></text:p>
      <text:p text:style-name="P104">Вы можете использовать Artisan-команду session: table для генерации этой миграции:</text:p>
      <text:p text:style-name="P44"><text:span text:style-name="Source_20_Text">php artisan session:table</text:span></text:p>
      <text:p text:style-name="P38"/>
      <text:p text:style-name="P38"><text:span text:style-name="Source_20_Text">php artisan migrate</text:span></text:p>
      <text:p text:style-name="P104"/>
      <text:h text:style-name="P30" text:outline-level="4"><text:bookmark text:name="redis"/><text:a xlink:type="simple" xlink:href="https://laravel.com/docs/8.x/session#redis" text:style-name="Internet_20_link" text:visited-style-name="Visited_20_Internet_20_Link">Redis</text:a></text:h>
      <text:p text:style-name="P96"><text:span text:style-name="T25">Перед использованием сеансов Redis с Laravel вам нужно будет либо установить расширение PHP PhpRedis через PECL, либо установить пакет predis / predis (~ 1.0) через Composer. <text:line-break/>А в конфиге </text:span><text:span text:style-name="Source_20_Text"><text:span text:style-name="T25">session</text:span></text:span><text:span text:style-name="T25"> в параметре </text:span><text:span text:style-name="Source_20_Text"><text:span text:style-name="T25">connection</text:span></text:span><text:span text:style-name="T25"> можно указать конкретное подключение Redis для сессии.</text:span></text:p>
      <text:p text:style-name="P104"/>
      <text:h text:style-name="P15" text:outline-level="2"><text:span text:style-name="T25">Использование сессий</text:span></text:h>
      <text:h text:style-name="Heading_20_3" text:outline-level="3"><text:bookmark text:name="retrieving-data"/>Получение данных</text:h>
      <text:p text:style-name="P96"><text:span text:style-name="T25">В Laravel есть два основных способа работы с данными сессии: с помощью глобального хелпера </text:span><text:span text:style-name="Source_20_Text"><text:span text:style-name="T25">session</text:span></text:span><text:span text:style-name="T25"> и через экземпляр </text:span><text:soft-page-break/><text:span text:style-name="Source_20_Text"><text:span text:style-name="T25">Request</text:span></text:span><text:span text:style-name="T25">. Сначала давайте обратимся сессии через экземпляр </text:span><text:span text:style-name="Source_20_Text"><text:span text:style-name="T25">Request</text:span></text:span><text:span text:style-name="T25">, который может быть указан в качестве зависимости в методе контроллера. Учтите, зависимости метода контроллера автоматически внедряются при помощи </text:span><text:a xlink:type="simple" xlink:href="https://laravel.su/docs/5.4/container" text:style-name="Internet_20_link" text:visited-style-name="Visited_20_Internet_20_Link">сервис-контейнера</text:a><text:span text:style-name="T25"> Laravel:</text:span></text:p>
      <text:p text:style-name="P44"><text:span text:style-name="Source_20_Text">&lt;?php</text:span></text:p>
      <text:p text:style-name="P38"/>
      <text:p text:style-name="P38"><text:span text:style-name="Source_20_Text">namespace App\Http\Controllers;</text:span></text:p>
      <text:p text:style-name="P38"/>
      <text:p text:style-name="P38"><text:span text:style-name="Source_20_Text">use App\Http\Controllers\Controller;</text:span></text:p>
      <text:p text:style-name="P38"><text:span text:style-name="Source_20_Text">use Illuminate\Http\Request;</text:span></text:p>
      <text:p text:style-name="P38"/>
      <text:p text:style-name="P38"><text:span text:style-name="Source_20_Text">class UserController extends Controller</text:span></text:p>
      <text:p text:style-name="P38"><text:span text:style-name="Source_20_Text">{</text:span></text:p>
      <text:p text:style-name="P38"><text:span text:style-name="Source_20_Text"><text:s text:c="4"/>/**</text:span></text:p>
      <text:p text:style-name="P38"><text:span text:style-name="Source_20_Text"><text:s text:c="5"/>* Show the profile for the given user.</text:span></text:p>
      <text:p text:style-name="P38"><text:span text:style-name="Source_20_Text"><text:s text:c="5"/>*</text:span></text:p>
      <text:p text:style-name="P38"><text:span text:style-name="Source_20_Text"><text:s text:c="5"/>* @param <text:s/>Request <text:s/>$request</text:span></text:p>
      <text:p text:style-name="P38"><text:span text:style-name="Source_20_Text"><text:s text:c="5"/>* @param <text:s/>int <text:s/>$id</text:span></text:p>
      <text:p text:style-name="P38"><text:span text:style-name="Source_20_Text"><text:s text:c="5"/>* @return Response</text:span></text:p>
      <text:p text:style-name="P38"><text:span text:style-name="Source_20_Text"><text:s text:c="5"/>*/</text:span></text:p>
      <text:p text:style-name="P38"><text:span text:style-name="Source_20_Text"><text:s text:c="4"/>public function show(Request $request, $id)</text:span></text:p>
      <text:p text:style-name="P38"><text:span text:style-name="Source_20_Text"><text:s text:c="4"/>{</text:span></text:p>
      <text:p text:style-name="P38"><text:span text:style-name="Source_20_Text"><text:s text:c="8"/>$value = $request-&gt;session()-&gt;get('key');</text:span></text:p>
      <text:p text:style-name="P38"/>
      <text:p text:style-name="P38"><text:span text:style-name="Source_20_Text"><text:s text:c="8"/>//</text:span></text:p>
      <text:p text:style-name="P38"><text:span text:style-name="Source_20_Text"><text:s text:c="4"/>}</text:span></text:p>
      <text:p text:style-name="P38"><text:span text:style-name="Source_20_Text">}</text:span></text:p>
      <text:p text:style-name="P104">При получении значения из сессии, вы можете передать значение по умолчанию вторым аргументом метода <text:span text:style-name="Source_20_Text">get</text:span>. Это значение будет возвращено, если указанного ключа нет в сессии. Если вы передадите в метод функцию <text:span text:style-name="Source_20_Text">Closure</text:span> в качестве значения по умолчанию, и запрашиваемого ключа не существует, то будет выполняться это замыкание и возвращаться его результат:</text:p>
      <text:p text:style-name="P44"><text:span text:style-name="Source_20_Text">$value = $request-&gt;session()-&gt;get('key', 'default');</text:span></text:p>
      <text:p text:style-name="P38"/>
      <text:p text:style-name="P38"><text:span text:style-name="Source_20_Text">$value = $request-&gt;session()-&gt;get('key', function () {</text:span></text:p>
      <text:p text:style-name="P38"><text:span text:style-name="Source_20_Text"><text:s text:c="4"/>return 'default';</text:span></text:p>
      <text:p text:style-name="P38"><text:span text:style-name="Source_20_Text">});</text:span></text:p>
      <text:p text:style-name="P104"/>
      <text:h text:style-name="P28" text:outline-level="4"><text:span text:style-name="T25">Глобальный хелпер Session</text:span></text:h>
      <text:p text:style-name="P96"><text:span text:style-name="T25">Вы также можете использовать глобальн</text:span><text:span text:style-name="T29">ую <text:s/></text:span><text:span text:style-name="T25">функцию PHP </text:span><text:span text:style-name="Source_20_Text">session</text:span><text:span text:style-name="T25"> для извлечения и хранения данных в сеансе. Когда помощник </text:span><text:span text:style-name="Source_20_Text"><text:span text:style-name="T25">session</text:span></text:span><text:span text:style-name="T25"> вызывается с одним строковым аргументом, он возвращает значение этого сеансового ключа. Когда помощник вызывается с </text:span><text:soft-page-break/><text:span text:style-name="T25">массивом пар ключ / значение, эти значения будут сохранены в сеансе:</text:span></text:p>
      <text:p text:style-name="P44"><text:span text:style-name="Source_20_Text">Route::get('home', function () {</text:span></text:p>
      <text:p text:style-name="P38"><text:span text:style-name="Source_20_Text"><text:s text:c="4"/>// Retrieve a piece of data from the session...</text:span></text:p>
      <text:p text:style-name="P38"><text:span text:style-name="Source_20_Text"><text:s text:c="4"/>$value = session('key');</text:span></text:p>
      <text:p text:style-name="P38"/>
      <text:p text:style-name="P38"><text:span text:style-name="Source_20_Text"><text:s text:c="4"/>// Specifying a default value...</text:span></text:p>
      <text:p text:style-name="P38"><text:span text:style-name="Source_20_Text"><text:s text:c="4"/>$value = session('key', 'default');</text:span></text:p>
      <text:p text:style-name="P38"/>
      <text:p text:style-name="P38"><text:span text:style-name="Source_20_Text"><text:s text:c="4"/>// Store a piece of data in the session...</text:span></text:p>
      <text:p text:style-name="P38"><text:span text:style-name="Source_20_Text"><text:s text:c="4"/>session(['key' =&gt; 'value']);</text:span></text:p>
      <text:p text:style-name="P38"><text:span text:style-name="Source_20_Text">});</text:span></text:p>
      <text:p text:style-name="P96"><text:span text:style-name="T25">Есть небольшое практическое отличие между использованием сессий через экземпляр HTTP-запроса и использованием глобального хелпера </text:span><text:span text:style-name="Source_20_Text"><text:span text:style-name="T25">session</text:span></text:span><text:span text:style-name="T25">. Оба способа </text:span><text:a xlink:type="simple" xlink:href="https://laravel.su/docs/5.4/testing" text:style-name="Internet_20_link" text:visited-style-name="Visited_20_Internet_20_Link">тестируются</text:a><text:span text:style-name="T25"> методом </text:span><text:span text:style-name="Source_20_Text"><text:span text:style-name="T25">assertSessionHas</text:span></text:span><text:span text:style-name="T25">, доступным во всех ваших тест-кейсах.</text:span></text:p>
      <text:p text:style-name="P104"/>
      <text:h text:style-name="P30" text:outline-level="4">Получение всех данных сессии</text:h>
      <text:p text:style-name="P104">Если вы хотите получить все данные в сеансе, вы можете использовать метод all:</text:p>
      <text:p text:style-name="P44"><text:span text:style-name="Source_20_Text">$data = $request-&gt;session()-&gt;all();</text:span></text:p>
      <text:p text:style-name="P104"/>
      <text:h text:style-name="P28" text:outline-level="4"><text:span text:style-name="T25">Определение наличия элемента в сессии</text:span></text:h>
      <text:p text:style-name="P96"><text:span text:style-name="T25">Для проверки существования значения в сессии можно использовать метод </text:span><text:span text:style-name="Source_20_Text"><text:span text:style-name="T25">has</text:span></text:span><text:span text:style-name="T25">. Этот метод вернёт </text:span><text:span text:style-name="Source_20_Text"><text:span text:style-name="T25">true</text:span></text:span><text:span text:style-name="T25">, если значение существует и не равно </text:span><text:span text:style-name="Source_20_Text"><text:span text:style-name="T25">null</text:span></text:span><text:span text:style-name="T25">:</text:span></text:p>
      <text:p text:style-name="P44"><text:span text:style-name="Source_20_Text">if ($request-&gt;session()-&gt;has('users')) {</text:span></text:p>
      <text:p text:style-name="P38"><text:span text:style-name="Source_20_Text"><text:s text:c="4"/>//</text:span></text:p>
      <text:p text:style-name="P38"><text:span text:style-name="Source_20_Text">}</text:span></text:p>
      <text:p text:style-name="P104">Для проверки существования значения в сессии, даже если оно равно <text:span text:style-name="Source_20_Text">null</text:span>, можно использовать метод <text:span text:style-name="Source_20_Text">exists</text:span>. Этот метод вернёт <text:span text:style-name="Source_20_Text">true</text:span>, если значение существует:</text:p>
      <text:p text:style-name="P44"><text:span text:style-name="Source_20_Text">if ($request-&gt;session()-&gt;exists('users')) {</text:span></text:p>
      <text:p text:style-name="P38"><text:span text:style-name="Source_20_Text"><text:s text:c="4"/>//</text:span></text:p>
      <text:p text:style-name="P38"><text:span text:style-name="Source_20_Text">}</text:span></text:p>
      <text:p text:style-name="P104"/>
      <text:h text:style-name="P22" text:outline-level="3"><text:span text:style-name="T25">Хранение данных</text:span></text:h>
      <text:p text:style-name="P96"><text:span text:style-name="T25">Чтобы сохранить данные в сеансе, вы обычно будете использовать метод put или помощник </text:span><text:span text:style-name="Source_20_Text">session</text:span><text:span text:style-name="T25">:</text:span></text:p>
      <text:p text:style-name="P44"><text:span text:style-name="Source_20_Text">// Via a request instance...</text:span></text:p>
      <text:p text:style-name="P38"><text:span text:style-name="Source_20_Text">$request-&gt;session()-&gt;put('key', 'value');</text:span></text:p>
      <text:p text:style-name="P38"/>
      <text:p text:style-name="P38"><text:soft-page-break/><text:span text:style-name="Source_20_Text">// Via the global helper...</text:span></text:p>
      <text:p text:style-name="P38"><text:span text:style-name="Source_20_Text">session(['key' =&gt; 'value']);</text:span></text:p>
      <text:p text:style-name="P104"/>
      <text:h text:style-name="P28" text:outline-level="4"><text:span text:style-name="T25">Запись данных в массивы сессии</text:span></text:h>
      <text:p text:style-name="P96"><text:span text:style-name="T25">Метод </text:span><text:span text:style-name="Source_20_Text"><text:span text:style-name="T25">push</text:span></text:span><text:span text:style-name="T25"> служит для записи нового значения в элемент сессии, который является массивом. Например, если ключ </text:span><text:span text:style-name="Source_20_Text"><text:span text:style-name="T25">user.teams</text:span></text:span><text:span text:style-name="T25"> содержит массив с именами команд, вы можете записать новое значение в массив вот так:<text:line-break/></text:span><text:span text:style-name="Source_20_Text">$request-&gt;session()-&gt;push('user.teams', 'developers');</text:span></text:p>
      <text:p text:style-name="P104"/>
      <text:h text:style-name="P30" text:outline-level="4">Чтение и удаление элемента</text:h>
      <text:p text:style-name="P104">Метод <text:span text:style-name="Source_20_Text">pull</text:span> прочитает и удалит элемент из сессии за одно действие:</text:p>
      <text:p text:style-name="P44"><text:span text:style-name="Source_20_Text">$value = $request-&gt;session()-&gt;pull('key', 'default');</text:span></text:p>
      <text:p text:style-name="P104"/>
      <text:h text:style-name="P22" text:outline-level="3"><text:span text:style-name="T25">Флеш-данные</text:span></text:h>
      <text:p text:style-name="P96"><text:span text:style-name="T25">Иногда вам нужно сохранить переменную в сессии только для следующего запроса. Вы можете сделать это методом </text:span><text:span text:style-name="Source_20_Text"><text:span text:style-name="T25">flash</text:span></text:span><text:span text:style-name="T25">. Сохранённые этим методом данные будут доступны только во время следующего HTTP-запроса, а затем будут удалены. В основном такие данные полезны для кратковременных сообщений о состоянии:<text:line-break/></text:span><text:span text:style-name="Source_20_Text"><text:span text:style-name="T25">$request-&gt;session()-&gt;flash('status', 'Task was successful!');</text:span></text:span></text:p>
      <text:p text:style-name="P96"><text:span text:style-name="T25">Для сохранения одноразовых данных в течение большего числа запросов используйте метод </text:span><text:span text:style-name="Source_20_Text"><text:span text:style-name="T25">reflash</text:span></text:span><text:span text:style-name="T25">, который оставит все эти данные для следующего запроса. А если вам надо хранить только определённые данные, то используйте метод </text:span><text:span text:style-name="Source_20_Text"><text:span text:style-name="T25">keep</text:span></text:span><text:span text:style-name="T25">:<text:line-break/></text:span><text:span text:style-name="Source_20_Text"><text:span text:style-name="T25">$request-&gt;session()-&gt;reflash();</text:span></text:span></text:p>
      <text:p text:style-name="P38"/>
      <text:p text:style-name="P38"><text:span text:style-name="Source_20_Text">$request-&gt;session()-&gt;keep(['username', 'email']);</text:span></text:p>
      <text:p text:style-name="P104"/>
      <text:h text:style-name="P21" text:outline-level="3">Удаление данных</text:h>
      <text:p text:style-name="P104">Метод <text:span text:style-name="Source_20_Text">forget</text:span> удалит куски данных из сессии. Для удаления из сессии всех данных используйте метод <text:span text:style-name="Source_20_Text">flush</text:span>:</text:p>
      <text:p text:style-name="P44"><text:span text:style-name="Source_20_Text">// Forget a single key...</text:span></text:p>
      <text:p text:style-name="P38"><text:span text:style-name="Source_20_Text">$request-&gt;session()-&gt;forget('key');</text:span></text:p>
      <text:p text:style-name="P38"/>
      <text:p text:style-name="P38"><text:span text:style-name="Source_20_Text">// Forget multiple keys...</text:span></text:p>
      <text:p text:style-name="P38"><text:soft-page-break/><text:span text:style-name="Source_20_Text">$request-&gt;session()-&gt;forget(['key1', 'key2']);</text:span></text:p>
      <text:p text:style-name="P38"/>
      <text:p text:style-name="P38"><text:span text:style-name="Source_20_Text">$request-&gt;session()-&gt;flush();</text:span></text:p>
      <text:p text:style-name="P104"/>
      <text:h text:style-name="P21" text:outline-level="3">Обновление ID сессии</text:h>
      <text:p text:style-name="P104">Обновление ID сессии часто используется для защиты приложения от злоумышленников, применяющих атаку <text:a xlink:type="simple" xlink:href="https://en.wikipedia.org/wiki/Session_fixation" text:style-name="Internet_20_link" text:visited-style-name="Visited_20_Internet_20_Link">фиксации сессии</text:a> на ваше приложение. <text:span text:style-name="T90">(https://owasp.org/www-community/attacks/Session_fixation)</text:span></text:p>
      <text:p text:style-name="P248"><text:span text:style-name="T25">Laravel автоматически обновляет ID сессии во время аутентификации, если вы используете Laravel Jetstream; но если вы хотите обновлять ID сессии вручную, используйте метод </text:span><text:span text:style-name="Source_20_Text"><text:span text:style-name="T25">regenerate</text:span></text:span><text:span text:style-name="T25">.<text:line-break/></text:span><text:span text:style-name="Source_20_Text"><text:span text:style-name="T25">$request-&gt;session()-&gt;regenerate();</text:span></text:span></text:p>
      <text:p text:style-name="P104"/>
      <text:p text:style-name="P248"><text:span text:style-name="T64">Блокировка сеанса</text:span></text:p>
      <text:p text:style-name="P248"><text:span text:style-name="T25">Чтобы использовать блокировку сеанса, ваше приложение должно использовать драйвер кеша, поддерживающий атомарные блокировки. В настоящее время эти драйверы кеширования включают в себя драйверы memcached, Dynamodb, redis и </text:span><text:span text:style-name="Source_20_Text"><text:span text:style-name="T25">database </text:span></text:span><text:span text:style-name="Source_20_Text"><text:span text:style-name="T30">драйвера</text:span></text:span><text:span text:style-name="T25">. Кроме того, вы не можете использовать драйвер сеанса cookie.<text:line-break/></text:span></text:p>
      <text:p text:style-name="P72"><text:span text:style-name="T14">По умолчанию Laravel позволяет запросам, использующим один и тот же сеанс, выполняться одновременно. Так, например, если вы используете HTTP-библиотеку JavaScript для выполнения двух HTTP-запросов к вашему приложению, они оба будут выполняться одновременно. Для многих приложений это не проблема; однако потеря данных сеанса может произойти в небольшом подмножестве приложений, которые выполняют одновременные запросы к двум разным конечным точкам приложений, которые записывают данные в сеанс.<text:line-break/>Чтобы смягчить это, Laravel предоставляет функциональность, которая позволяет ограничивать количество одновременных запросов для данного сеанса. Для начала вы можете просто привязать метод </text:span><text:span text:style-name="Source_20_Text">block</text:span><text:span text:style-name="T14"> к определению маршрута. В этом примере входящий запрос к конечной точке / profile получит блокировку сеанса. Пока эта блокировка удерживается, любые входящие запросы к конечным точкам / profile или / order с одним и тем же идентификатором сеанса </text:span><text:soft-page-break/><text:span text:style-name="T14">будут ждать завершения выполнения первого запроса, прежде чем продолжить свое выполнение:</text:span></text:p>
      <text:p text:style-name="P40"><text:span text:style-name="Source_20_Text">Route::post('/profile', function () {</text:span></text:p>
      <text:p text:style-name="P38"><text:span text:style-name="Source_20_Text"><text:s text:c="4"/>//</text:span></text:p>
      <text:p text:style-name="P38"><text:span text:style-name="Source_20_Text">})-&gt;block($lockSeconds = 10, $waitSeconds = 10)</text:span></text:p>
      <text:p text:style-name="P38"/>
      <text:p text:style-name="P38"><text:span text:style-name="Source_20_Text">Route::post('/order', function () {</text:span></text:p>
      <text:p text:style-name="P38"><text:span text:style-name="Source_20_Text"><text:s text:c="4"/>//</text:span></text:p>
      <text:p text:style-name="P38"><text:span text:style-name="Source_20_Text">})-&gt;block($lockSeconds = 10, $waitSeconds = 10)</text:span></text:p>
      <text:p text:style-name="P72"><text:span text:style-name="T14">Метод </text:span><text:span text:style-name="Source_20_Text">block</text:span><text:span text:style-name="T14"> принимает два необязательных аргумента. Первый аргумент, принимаемый блочным методом, - это максимальное количество секунд, в течение которых блокировка сеанса должна удерживаться, прежде чем она будет снята. Конечно, если выполнение запроса завершится до этого времени, блокировка будет снята раньше.<text:line-break/><text:line-break/>Второй аргумент, принимаемый </text:span><text:span text:style-name="Source_20_Text"><text:span text:style-name="T14">block</text:span></text:span><text:span text:style-name="T14"> методом, - это количество секунд, в течение которых запрос должен ждать при попытке получить блокировку сеанса. Будет выброшено исключение Illuminate \ Contracts \ Cache \ LockTimeoutException, если запрос не сможет получить блокировку сеанса в течение заданного количества секунд.<text:line-break/>Если ни один из этих аргументов не передан, блокировка будет получена максимум на 10 секунд, а запросы будут ждать максимум 10 секунд при попытке получить блокировку:</text:span></text:p>
      <text:p text:style-name="P40"><text:span text:style-name="Source_20_Text">Route::post('/profile', function () {</text:span></text:p>
      <text:p text:style-name="P38"><text:span text:style-name="Source_20_Text"><text:s text:c="4"/>//</text:span></text:p>
      <text:p text:style-name="P38"><text:span text:style-name="Source_20_Text">})-&gt;block()</text:span></text:p>
      <text:p text:style-name="P61"/>
      <text:h text:style-name="P13" text:outline-level="2">Добавление своих драйверов сессий</text:h>
      <text:h text:style-name="Heading_20_4" text:outline-level="4"><text:bookmark text:name="implementing-the-driver"/>Реализация драйвера</text:h>
      <text:p text:style-name="P61">Ваш драйвер сессий должен реализовывать <text:span text:style-name="Source_20_Text">SessionHandlerInterface</text:span>. Этот интерфейс содержит всего несколько простых методов, которые надо реализовать. Заглушка реализации MongoDB выглядит приблизительно так:</text:p>
      <text:p text:style-name="P40"><text:span text:style-name="Source_20_Text">&lt;?php</text:span></text:p>
      <text:p text:style-name="P38"/>
      <text:p text:style-name="P38"><text:span text:style-name="Source_20_Text">namespace App\Extensions;</text:span></text:p>
      <text:p text:style-name="P38"/>
      <text:p text:style-name="P38"><text:span text:style-name="Source_20_Text">class MongoSessionHandler implements \SessionHandlerInterface</text:span></text:p>
      <text:p text:style-name="P38"><text:span text:style-name="Source_20_Text">{</text:span></text:p>
      <text:p text:style-name="P38"><text:span text:style-name="Source_20_Text"><text:s text:c="4"/>public function open($savePath, $sessionName) {}</text:span></text:p>
      <text:p text:style-name="P38"><text:span text:style-name="Source_20_Text"><text:s text:c="4"/>public function close() {}</text:span></text:p>
      <text:p text:style-name="P38"><text:span text:style-name="Source_20_Text"><text:s text:c="4"/>public function read($sessionId) {}</text:span></text:p>
      <text:p text:style-name="P38"><text:span text:style-name="Source_20_Text"><text:s text:c="4"/>public function write($sessionId, $data) {}</text:span></text:p>
      <text:p text:style-name="P38"><text:span text:style-name="Source_20_Text"><text:s text:c="4"/>public function destroy($sessionId) {}</text:span></text:p>
      <text:p text:style-name="P38"><text:span text:style-name="Source_20_Text"><text:s text:c="4"/>public function gc($lifetime) {}</text:span></text:p>
      <text:p text:style-name="P38"><text:soft-page-break/><text:span text:style-name="Source_20_Text">}</text:span></text:p>
      <text:p text:style-name="P182">В Laravel нет стандартной директории для ваших расширений. Вы можете разместить их где угодно. В этом примере мы создали директорию <text:span text:style-name="Source_20_Text">Extensions</text:span> для хранения в нём <text:span text:style-name="Source_20_Text">MongoHandler</text:span>.</text:p>
      <text:p text:style-name="P192"><text:span text:style-name="T14"><text:line-break/>Поскольку задачи этих методов не так очевидны, давайте коротко рассмотрим каждый из них:</text:span></text:p>
      <text:list xml:id="list4049600241" text:style-name="L19">
        <text:list-item>
          <text:p text:style-name="P249">Метод <text:span text:style-name="Source_20_Text">open</text:span> обычно используется в системе хранения файл-сессий. Поскольку Laravel поставляется с драйвером сессий <text:span text:style-name="Source_20_Text">file</text:span>, вам почти никогда не потребуется делать что-либо в этом методе. Вы можете оставить его пустым как заглушку. То, что PHP требует реализовать данный метод, — это пример плохого проектирования интерфейса (обсудим это позже). </text:p>
        </text:list-item>
        <text:list-item>
          <text:p text:style-name="P249">Методом <text:span text:style-name="Source_20_Text">close</text:span> зачастую можно пренебречь, как и методом <text:span text:style-name="Source_20_Text">open</text:span>. Для большинства драйверов он не нужен. </text:p>
        </text:list-item>
        <text:list-item>
          <text:p text:style-name="P249">Метод <text:span text:style-name="Source_20_Text">read</text:span> должен вернуть данные сессии по <text:span text:style-name="Source_20_Text">$sessionId</text:span> в виде строки. Не нужно выполнять сериализацию или другое преобразование при получении или сохранении данных сессии в ваш драйвер, поскольку Laravel выполнит сериализацию за вас. </text:p>
        </text:list-item>
        <text:list-item>
          <text:p text:style-name="P249">Метод <text:span text:style-name="Source_20_Text">write</text:span> должен записать указанную строку <text:span text:style-name="Source_20_Text">$data</text:span> в соответствии с <text:span text:style-name="Source_20_Text">$sessionId</text:span> в какое-либо постоянное хранилище, такое как MongoDB, Dynamo и т.п. И снова, не нужно выполнять сериализацию — Laravel выполнит её за вас. </text:p>
        </text:list-item>
        <text:list-item>
          <text:p text:style-name="P249">Метод <text:span text:style-name="Source_20_Text">destroy</text:span> должен удалить из постоянного хранилища данные, соответствующие <text:span text:style-name="Source_20_Text">$sessionId</text:span>. </text:p>
        </text:list-item>
        <text:list-item>
          <text:p text:style-name="P262">Метод <text:span text:style-name="Source_20_Text">gc</text:span> должен удалить все данные сессий, которые старше заданного <text:span text:style-name="Source_20_Text">$lifetime</text:span>, который в свою очередь является отметкой времени UNIX. Для самоочищающихся систем, таких как Memcached и Redis, этот метод можно оставить пустым. </text:p>
        </text:list-item>
      </text:list>
      <text:p text:style-name="P192"><text:span text:style-name="T14"/></text:p>
      <text:p text:style-name="P61"/>
      <text:h text:style-name="P29" text:outline-level="4">Регистрация драйвера</text:h>
      <text:p text:style-name="P102">После реализации драйвера его можно зарегистрировать в фреймворке. Для добавления дополнительных драйверов для работы с сессиями в Laravel используйте метод <text:span text:style-name="Source_20_Text">extend</text:span> <text:a xlink:type="simple" xlink:href="https://laravel.su/docs/5.4/facades" text:style-name="Internet_20_link" text:visited-style-name="Visited_20_Internet_20_Link">фасада</text:a> <text:span text:style-name="Source_20_Text">Session</text:span>. Вам надо вызвать метод <text:span text:style-name="Source_20_Text">extend</text:span> из метода <text:span text:style-name="Source_20_Text">boot</text:span> <text:a xlink:type="simple" xlink:href="https://laravel.su/docs/5.4/providers" text:style-name="Internet_20_link" text:visited-style-name="Visited_20_Internet_20_Link">сервис-провайдера</text:a>. Это можно сделать в имеющемся AppServiceProvider или создать абсолютно новый провайдер:</text:p>
      <text:p text:style-name="P38"><text:span text:style-name="Source_20_Text">&lt;?php</text:span></text:p>
      <text:p text:style-name="P38"/>
      <text:p text:style-name="P38"><text:span text:style-name="Source_20_Text">namespace App\Providers;</text:span></text:p>
      <text:p text:style-name="P38"/>
      <text:p text:style-name="P38"><text:span text:style-name="Source_20_Text">use App\Extensions\MongoSessionHandler;</text:span></text:p>
      <text:p text:style-name="P38"><text:span text:style-name="Source_20_Text">use Illuminate\Support\Facades\Session;</text:span></text:p>
      <text:p text:style-name="P38"><text:span text:style-name="Source_20_Text">use Illuminate\Support\ServiceProvider;</text:span></text:p>
      <text:p text:style-name="P38"/>
      <text:p text:style-name="P38"><text:span text:style-name="Source_20_Text">class SessionServiceProvider extends ServiceProvider</text:span></text:p>
      <text:p text:style-name="P38"><text:span text:style-name="Source_20_Text">{</text:span></text:p>
      <text:p text:style-name="P38"><text:soft-page-break/><text:span text:style-name="Source_20_Text"><text:s text:c="4"/>/**</text:span></text:p>
      <text:p text:style-name="P38"><text:span text:style-name="Source_20_Text"><text:s text:c="5"/>* Register any application services.</text:span></text:p>
      <text:p text:style-name="P38"><text:span text:style-name="Source_20_Text"><text:s text:c="5"/>*</text:span></text:p>
      <text:p text:style-name="P38"><text:span text:style-name="Source_20_Text"><text:s text:c="5"/>* @return void</text:span></text:p>
      <text:p text:style-name="P38"><text:span text:style-name="Source_20_Text"><text:s text:c="5"/>*/</text:span></text:p>
      <text:p text:style-name="P38"><text:span text:style-name="Source_20_Text"><text:s text:c="4"/>public function register()</text:span></text:p>
      <text:p text:style-name="P38"><text:span text:style-name="Source_20_Text"><text:s text:c="4"/>{</text:span></text:p>
      <text:p text:style-name="P38"><text:span text:style-name="Source_20_Text"><text:s text:c="8"/>//</text:span></text:p>
      <text:p text:style-name="P38"><text:span text:style-name="Source_20_Text"><text:s text:c="4"/>}</text:span></text:p>
      <text:p text:style-name="P38"/>
      <text:p text:style-name="P38"><text:span text:style-name="Source_20_Text"><text:s text:c="4"/>/**</text:span></text:p>
      <text:p text:style-name="P38"><text:span text:style-name="Source_20_Text"><text:s text:c="5"/>* Bootstrap any application services.</text:span></text:p>
      <text:p text:style-name="P38"><text:span text:style-name="Source_20_Text"><text:s text:c="5"/>*</text:span></text:p>
      <text:p text:style-name="P38"><text:span text:style-name="Source_20_Text"><text:s text:c="5"/>* @return void</text:span></text:p>
      <text:p text:style-name="P38"><text:span text:style-name="Source_20_Text"><text:s text:c="5"/>*/</text:span></text:p>
      <text:p text:style-name="P38"><text:span text:style-name="Source_20_Text"><text:s text:c="4"/>public function boot()</text:span></text:p>
      <text:p text:style-name="P38"><text:span text:style-name="Source_20_Text"><text:s text:c="4"/>{</text:span></text:p>
      <text:p text:style-name="P38"><text:span text:style-name="Source_20_Text"><text:s text:c="8"/>Session::extend('mongo', function ($app) {</text:span></text:p>
      <text:p text:style-name="P38"><text:span text:style-name="Source_20_Text"><text:s text:c="12"/>// Return implementation of SessionHandlerInterface...</text:span></text:p>
      <text:p text:style-name="P38"><text:span text:style-name="Source_20_Text"><text:s text:c="12"/>return new MongoSessionHandler;</text:span></text:p>
      <text:p text:style-name="P38"><text:span text:style-name="Source_20_Text"><text:s text:c="8"/>});</text:span></text:p>
      <text:p text:style-name="P38"><text:span text:style-name="Source_20_Text"><text:s text:c="4"/>}</text:span></text:p>
      <text:p text:style-name="P38"><text:span text:style-name="Source_20_Text">}</text:span></text:p>
      <text:p text:style-name="P96">Когда драйвер сессий зарегистрирован, вы можете использовать драйвер <text:span text:style-name="Source_20_Text">mongo</text:span> в своём конфиге <text:span text:style-name="Source_20_Text">config/session.php</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8" text:outline-level="1"><text:soft-page-break/>Validation</text:h>
      <text:p text:style-name="P96"><text:a xlink:type="simple" xlink:href="https://laravel.com/docs/8.x/validation#introduction" text:style-name="Internet_20_link" text:visited-style-name="Visited_20_Internet_20_Link"/></text:p>
      <text:p text:style-name="P250"><text:span text:style-name="T125">Введение </text:span></text:p>
      <text:p text:style-name="P251">Быстрый старт</text:p>
      <text:p text:style-name="P251"><text:tab/>Определение маршрутов </text:p>
      <text:p text:style-name="P251"><text:tab/>Создание контроллера </text:p>
      <text:p text:style-name="P251"><text:tab/>Написание логики валидации</text:p>
      <text:p text:style-name="P251"><text:tab/>Отображение ошибок валидации</text:p>
      <text:p text:style-name="P251"><text:tab/>Дополнительные поля</text:p>
      <text:p text:style-name="P251">Валидация в классах Form Request </text:p>
      <text:p text:style-name="P251"><text:tab/>Создание Form Requist </text:p>
      <text:p text:style-name="P252"><text:span text:style-name="T126"><text:tab/>Авторизация в <text:s/>Form Requist </text:span></text:p>
      <text:p text:style-name="P252"><text:tab/><text:span text:style-name="T126">Настройка сообщений об ошибках</text:span></text:p>
      <text:p text:style-name="P96"><text:tab/><text:span text:style-name="T126">Настройка атрибутов валидации </text:span></text:p>
      <text:p text:style-name="P96"><text:tab/><text:span text:style-name="T126">Подготовка input для валидации</text:span></text:p>
      <text:p text:style-name="P251">Создание валидаторов вручню</text:p>
      <text:p text:style-name="P251"><text:tab/>Автоматическое перенаправление</text:p>
      <text:p text:style-name="P251"><text:tab/><text:a xlink:type="simple" xlink:href="https://laravel.su/docs/5.4/validation#named-error-bags" text:style-name="Internet_20_link" text:visited-style-name="Visited_20_Internet_20_Link">MessageBag</text:a></text:p>
      <text:p text:style-name="P251"><text:tab/>Хус после валидации</text:p>
      <text:p text:style-name="P251">Работа с сообщениями об ошибках </text:p>
      <text:p text:style-name="P251"><text:tab/>Пользовательские сообщения об ошибках</text:p>
      <text:p text:style-name="P251">Доступные правила валидации</text:p>
      <text:p text:style-name="P251">Добавление правил с условиями </text:p>
      <text:p text:style-name="P251">Валидация массивов </text:p>
      <text:p text:style-name="P251">Собственные правила валидации</text:p>
      <text:p text:style-name="P251"><text:tab/>Использование <text:a xlink:type="simple" xlink:href="https://laravel.com/docs/8.x/validation#using-rule-objects" text:style-name="Internet_20_link" text:visited-style-name="Visited_20_Internet_20_Link">Rule Objects</text:a> </text:p>
      <text:p text:style-name="P251"><text:tab/>Использование <text:a xlink:type="simple" xlink:href="https://laravel.com/docs/8.x/validation#using-closures" text:style-name="Internet_20_link" text:visited-style-name="Visited_20_Internet_20_Link">Closures</text:a> </text:p>
      <text:p text:style-name="P252"><text:span text:style-name="T126"><text:tab/>Использование </text:span><text:span text:style-name="T118">расширений</text:span></text:p>
      <text:p text:style-name="P251"><text:tab/>Неявные расширения</text:p>
      <text:p text:style-name="P96"/>
      <text:h text:style-name="P15" text:outline-level="2"><text:span text:style-name="T14">Введение</text:span></text:h>
      <text:p text:style-name="P72"><text:span text:style-name="T14">Laravel предоставляет несколько способов для валидации входящих данных. По умолчанию базовый контроллер использует трейт </text:span><text:span text:style-name="Source_20_Text"><text:span text:style-name="T14">ValidatesRequests</text:span></text:span><text:span text:style-name="T14">, который обеспечивает удобный способ валидации HTTP запросов c большим количеством правил валидации.</text:span></text:p>
      <text:p text:style-name="P61"/>
      <text:h text:style-name="P13" text:outline-level="2">Быстрый старт</text:h>
      <text:p text:style-name="P61">Чтобы узнать о мощных функциях проверки Laravel, давайте рассмотрим полный пример проверки формы и отображения сообщений об ошибках обратно пользователю.</text:p>
      <text:p text:style-name="P61"/>
      <text:p text:style-name="P61"><text:span text:style-name="Source_20_Text">routes/web.php</text:span> file:</text:p>
      <text:p text:style-name="P40"><text:span text:style-name="Source_20_Text">use App\Http\Controllers\PostController;</text:span></text:p>
      <text:p text:style-name="P38"><text:soft-page-break/></text:p>
      <text:p text:style-name="P38"><text:span text:style-name="Source_20_Text">Route::get('post/create', [PostController::class, 'create']);</text:span></text:p>
      <text:p text:style-name="P38"/>
      <text:p text:style-name="P38"><text:span text:style-name="Source_20_Text">Route::post('post', [PostController::class, 'store']);</text:span></text:p>
      <text:p text:style-name="P106">controller file:</text:p>
      <text:p text:style-name="P47"><text:span text:style-name="Source_20_Text">&lt;?php</text:span></text:p>
      <text:p text:style-name="P38"/>
      <text:p text:style-name="P38"><text:span text:style-name="Source_20_Text">namespace App\Http\Controllers;</text:span></text:p>
      <text:p text:style-name="P38"/>
      <text:p text:style-name="P38"><text:span text:style-name="Source_20_Text">use App\Http\Controllers\Controller;</text:span></text:p>
      <text:p text:style-name="P38"><text:span text:style-name="Source_20_Text">use Illuminate\Http\Request;</text:span></text:p>
      <text:p text:style-name="P38"/>
      <text:p text:style-name="P38"><text:span text:style-name="Source_20_Text">class PostController extends Controller</text:span></text:p>
      <text:p text:style-name="P38"><text:span text:style-name="Source_20_Text">{</text:span></text:p>
      <text:p text:style-name="P38"><text:span text:style-name="Source_20_Text"><text:s text:c="4"/>/**</text:span></text:p>
      <text:p text:style-name="P38"><text:span text:style-name="Source_20_Text"><text:s text:c="5"/>* Show the form to create a new blog post.</text:span></text:p>
      <text:p text:style-name="P38"><text:span text:style-name="Source_20_Text"><text:s text:c="5"/>*</text:span></text:p>
      <text:p text:style-name="P38"><text:span text:style-name="Source_20_Text"><text:s text:c="5"/>* @return Response</text:span></text:p>
      <text:p text:style-name="P38"><text:span text:style-name="Source_20_Text"><text:s text:c="5"/>*/</text:span></text:p>
      <text:p text:style-name="P38"><text:span text:style-name="Source_20_Text"><text:s text:c="4"/>public function create()</text:span></text:p>
      <text:p text:style-name="P38"><text:span text:style-name="Source_20_Text"><text:s text:c="4"/>{</text:span></text:p>
      <text:p text:style-name="P38"><text:span text:style-name="Source_20_Text"><text:s text:c="8"/>return view('post.create');</text:span></text:p>
      <text:p text:style-name="P38"><text:span text:style-name="Source_20_Text"><text:s text:c="4"/>}</text:span></text:p>
      <text:p text:style-name="P38"/>
      <text:p text:style-name="P38"><text:span text:style-name="Source_20_Text"><text:s text:c="4"/>/**</text:span></text:p>
      <text:p text:style-name="P38"><text:span text:style-name="Source_20_Text"><text:s text:c="5"/>* Store a new blog post.</text:span></text:p>
      <text:p text:style-name="P38"><text:span text:style-name="Source_20_Text"><text:s text:c="5"/>*</text:span></text:p>
      <text:p text:style-name="P38"><text:span text:style-name="Source_20_Text"><text:s text:c="5"/>* @param <text:s/>Request <text:s/>$request</text:span></text:p>
      <text:p text:style-name="P38"><text:span text:style-name="Source_20_Text"><text:s text:c="5"/>* @return Response</text:span></text:p>
      <text:p text:style-name="P38"><text:span text:style-name="Source_20_Text"><text:s text:c="5"/>*/</text:span></text:p>
      <text:p text:style-name="P38"><text:span text:style-name="Source_20_Text"><text:s text:c="4"/>public function store(Request $request)</text:span></text:p>
      <text:p text:style-name="P38"><text:span text:style-name="Source_20_Text"><text:s text:c="4"/>{</text:span></text:p>
      <text:p text:style-name="P38"><text:span text:style-name="Source_20_Text"><text:s text:c="8"/>// Validate and store the blog post...</text:span></text:p>
      <text:p text:style-name="P38"><text:span text:style-name="Source_20_Text"><text:s text:c="4"/>}</text:span></text:p>
      <text:p text:style-name="P38"><text:span text:style-name="Source_20_Text">}</text:span></text:p>
      <text:p text:style-name="P38"><text:span text:style-name="Source_20_Text"/></text:p>
      <text:h text:style-name="P22" text:outline-level="3"><text:span text:style-name="T31">Написание логики валидации</text:span></text:h>
      <text:p text:style-name="P96"><text:span text:style-name="T31">Теперь мы готовы заполнить наш метод </text:span><text:span text:style-name="Source_20_Text">store</text:span><text:span text:style-name="T31"> логикой для проверки нового сообщения в блоге. Для этого мы будем использовать метод </text:span><text:span text:style-name="Source_20_Text"><text:span text:style-name="T31">validate</text:span></text:span><text:span text:style-name="T31">, предоставляемый объектом Illuminate \ Http \ Request. Если правила проверки пройдут, ваш код продолжит нормально выполняться; однако, если проверка завершится неудачно, будет сгенерировано исключение, и правильный ответ об ошибке будет автоматически отправлен обратно пользователю. В случае традиционного HTTP-запроса будет сгенерирован ответ перенаправления, а для запросов AJAX будет отправлен ответ JSON.<text:line-break/><text:line-break/>Чтобы лучше понять метод </text:span><text:span text:style-name="Source_20_Text"><text:span text:style-name="T31">validate</text:span></text:span><text:span text:style-name="T31">, вернемся к методу store:</text:span></text:p>
      <text:p text:style-name="P40"><text:span text:style-name="Source_20_Text">/**</text:span></text:p>
      <text:p text:style-name="P38"><text:span text:style-name="Source_20_Text"><text:s/>* Store a new blog post.</text:span></text:p>
      <text:p text:style-name="P38"><text:span text:style-name="Source_20_Text"><text:s/>*</text:span></text:p>
      <text:p text:style-name="P38"><text:soft-page-break/><text:span text:style-name="Source_20_Text"><text:s/>* @param <text:s/>Request <text:s/>$request</text:span></text:p>
      <text:p text:style-name="P38"><text:span text:style-name="Source_20_Text"><text:s/>* @return Response</text:span></text:p>
      <text:p text:style-name="P38"><text:span text:style-name="Source_20_Text"><text:s/>*/</text:span></text:p>
      <text:p text:style-name="P38"><text:span text:style-name="Source_20_Text">public function store(Request $request)</text:span></text:p>
      <text:p text:style-name="P38"><text:span text:style-name="Source_20_Text">{</text:span></text:p>
      <text:p text:style-name="P38"><text:span text:style-name="Source_20_Text"><text:s text:c="4"/>$validatedData = $request-&gt;validate([</text:span></text:p>
      <text:p text:style-name="P38"><text:span text:style-name="Source_20_Text"><text:s text:c="8"/>'title' =&gt; 'required|unique:posts|max:255',</text:span></text:p>
      <text:p text:style-name="P38"><text:span text:style-name="Source_20_Text"><text:s text:c="8"/>'body' =&gt; 'required',</text:span></text:p>
      <text:p text:style-name="P38"><text:span text:style-name="Source_20_Text"><text:s text:c="4"/>]);</text:span></text:p>
      <text:p text:style-name="P38"/>
      <text:p text:style-name="P38"><text:span text:style-name="Source_20_Text"><text:s text:c="4"/>// The blog post is valid...</text:span></text:p>
      <text:p text:style-name="P38"><text:span text:style-name="Source_20_Text">}</text:span></text:p>
      <text:p text:style-name="P72"><text:span text:style-name="T14">Как видите, мы передаем желаемые правила проверки в метод </text:span><text:span text:style-name="Source_20_Text">validate</text:span><text:span text:style-name="T14">. Опять же, если проверка не удалась, правильный ответ будет автоматически сгенерирован. Если проверка пройдет успешно, наш контроллер продолжит нормальную работу.<text:line-break/><text:line-break/>В качестве альтернативы правила проверки могут быть указаны в виде массивов правил вместо одного | строка с разделителями:</text:span></text:p>
      <text:p text:style-name="P40"><text:span text:style-name="Source_20_Text">$validatedData = $request-&gt;validate([</text:span></text:p>
      <text:p text:style-name="P38"><text:span text:style-name="Source_20_Text"><text:s text:c="4"/>'title' =&gt; ['required', 'unique:posts', 'max:255'],</text:span></text:p>
      <text:p text:style-name="P38"><text:span text:style-name="Source_20_Text"><text:s text:c="4"/>'body' =&gt; ['required'],</text:span></text:p>
      <text:p text:style-name="P38"><text:span text:style-name="Source_20_Text">]);</text:span></text:p>
      <text:p text:style-name="P61">Вы можете использовать метод validateWithBag для проверки запроса и сохранения любых сообщений об ошибках в именованном пакете ошибок:</text:p>
      <text:p text:style-name="P40"><text:span text:style-name="Source_20_Text">$validatedData = $request-&gt;validateWithBag('post', [</text:span></text:p>
      <text:p text:style-name="P38"><text:span text:style-name="Source_20_Text"><text:s text:c="4"/>'title' =&gt; ['required', 'unique:posts', 'max:255'],</text:span></text:p>
      <text:p text:style-name="P38"><text:span text:style-name="Source_20_Text"><text:s text:c="4"/>'body' =&gt; ['required'],</text:span></text:p>
      <text:p text:style-name="P38"><text:span text:style-name="Source_20_Text">]);</text:span></text:p>
      <text:p text:style-name="P38"><text:span text:style-name="Source_20_Text"/></text:p>
      <text:p text:style-name="P38"><text:a xlink:type="simple" xlink:href="https://laravel.su/docs/5.4/validation" text:style-name="Internet_20_link" text:visited-style-name="Visited_20_Internet_20_Link"><text:span text:style-name="Source_20_Text">https://laravel.su/docs/5.4/validation</text:span></text:a><text:span text:style-name="Source_20_Text"> — </text:span><text:span text:style-name="Source_20_Text"><text:span text:style-name="T127">тут немного по другому, на практике нужно проверить. </text:span></text:span><text:span text:style-name="Source_20_Text"><text:span text:style-name="T128">Он там использует методы через $this а не через класс requist</text:span></text:span></text:p>
      <text:p text:style-name="P38"><text:span text:style-name="Source_20_Text"/></text:p>
      <text:p text:style-name="P61"/>
      <text:h text:style-name="P28" text:outline-level="4"><text:span text:style-name="T14">Остановка после первой неудачной проверки</text:span></text:h>
      <text:p text:style-name="P72"><text:span text:style-name="T14">Иногда нужно остановить выполнение остальных правил после первой неудачной проверки. Для этого используется атрибут </text:span><text:span text:style-name="Source_20_Text"><text:span text:style-name="T14">bail</text:span></text:span><text:span text:style-name="T14">:</text:span></text:p>
      <text:p text:style-name="P40"><text:span text:style-name="Source_20_Text">$request-&gt;validate([</text:span></text:p>
      <text:p text:style-name="P38"><text:span text:style-name="Source_20_Text"><text:s text:c="4"/>'title' =&gt; 'bail|required|unique:posts|max:255',</text:span></text:p>
      <text:p text:style-name="P38"><text:span text:style-name="Source_20_Text"><text:s text:c="4"/>'body' =&gt; 'required',</text:span></text:p>
      <text:p text:style-name="P38"><text:span text:style-name="Source_20_Text">]);</text:span></text:p>
      <text:p text:style-name="P61">В этом примере, если уникальное правило атрибута title не работает, правило max не будет проверяться. Правила будут проверяться в порядке их назначения.</text:p>
      <text:p text:style-name="P61"/>
      <text:h text:style-name="P35" text:outline-level="4"><text:soft-page-break/><text:span text:style-name="T72">Заметка о вложенных атрибутах</text:span></text:h>
      <text:p text:style-name="P57"><text:span text:style-name="T78">Если ваш HTTP-запрос содержит «вложенные» параметры, вы можете указать их в своих правилах проверки, используя синтаксис «точка»:</text:span></text:p>
      <text:p text:style-name="P48"><text:span text:style-name="Source_20_Text">$request-&gt;validate([</text:span></text:p>
      <text:p text:style-name="P38"><text:span text:style-name="Source_20_Text"><text:s text:c="4"/>'title' =&gt; 'required|unique:posts|max:255',</text:span></text:p>
      <text:p text:style-name="P38"><text:span text:style-name="Source_20_Text"><text:s text:c="4"/>'author.name' =&gt; 'required',</text:span></text:p>
      <text:p text:style-name="P38"><text:span text:style-name="Source_20_Text"><text:s text:c="4"/>'author.description' =&gt; 'required',</text:span></text:p>
      <text:p text:style-name="P38"><text:span text:style-name="Source_20_Text">]);</text:span></text:p>
      <text:p text:style-name="P67">С другой стороны, если ваше имя поля содержит буквальную точку, вы можете явно запретить ее интерпретацию как синтаксис «точка», экранировав точку с помощью обратной косой черты:</text:p>
      <text:p text:style-name="P48"><text:span text:style-name="Source_20_Text">$request-&gt;validate([</text:span></text:p>
      <text:p text:style-name="P38"><text:span text:style-name="Source_20_Text"><text:s text:c="4"/>'title' =&gt; 'required|unique:posts|max:255',</text:span></text:p>
      <text:p text:style-name="P38"><text:span text:style-name="Source_20_Text"><text:s text:c="4"/>'v1\.0' =&gt; 'required',</text:span></text:p>
      <text:p text:style-name="P38"><text:span text:style-name="Source_20_Text">]);</text:span></text:p>
      <text:p text:style-name="P67"/>
      <text:h text:style-name="P23" text:outline-level="3">Отображение ошибок валидации</text:h>
      <text:p text:style-name="P99">Что, если входящие данные не проходят проверку с учетом правил? Как упоминалось ранее, Laravel автоматически перенаправляет пользователя на предыдущую страницу. Кроме того, все ошибки валидации будут автоматически записаны во <text:a xlink:type="simple" xlink:href="https://laravel.su/docs/5.4/session#flash-data" text:style-name="Internet_20_link" text:visited-style-name="Visited_20_Internet_20_Link">flash-переменные</text:a>.</text:p>
      <text:p text:style-name="Text_20_body">Опять же, обратите внимание, что мы не должны явно передавать сообщения об ошибках в шаблоне роута <text:span text:style-name="Source_20_Text">GET</text:span>. Это потому, что Laravel будет проверять наличие ошибок в текущем сеансе и автоматически привязывать их к шаблону, если они доступны. Переменная <text:span text:style-name="Source_20_Text">$errors</text:span> является экземпляром <text:span text:style-name="Source_20_Text">Illuminate\Support\MessageBag</text:span>. Для получения дополнительных сведений о работе с этим объектом, <text:a xlink:type="simple" xlink:href="https://laravel.su/docs/5.4/validation#working-with-error-messages" text:style-name="Internet_20_link" text:visited-style-name="Visited_20_Internet_20_Link">смотрите в документации</text:a>.</text:p>
      <text:p text:style-name="Quotations">Переменная <text:span text:style-name="Source_20_Text">$errors</text:span>привязана к посреднику <text:span text:style-name="Source_20_Text">Illuminate\View\Middleware\ShareErrorsFromSession</text:span>, который входит в группу посредников <text:span text:style-name="Source_20_Text">web </text:span>. При использовании этого посредника, <text:span text:style-name="Strong_20_Emphasis"><text:span text:style-name="Source_20_Text">$errors</text:span></text:span><text:span text:style-name="Strong_20_Emphasis"> всегда будет доступна в ваших шаблонах</text:span>, что позволяет удобно и безопасно ее использовать.</text:p>
      <text:p text:style-name="Text_20_body">В нашем примере пользователь будет перенаправлен в метод <text:span text:style-name="Source_20_Text">create</text:span> вашего контроллера и можно отобразить сообщения об ошибках в шаблоне:</text:p>
      <text:p text:style-name="P50"><text:span text:style-name="Source_20_Text"><text:span text:style-name="T78">&lt;!-- /resources/views/post/create.blade.php --&gt;</text:span></text:span></text:p>
      <text:p text:style-name="P38"/>
      <text:p text:style-name="P38"><text:span text:style-name="Source_20_Text">&lt;h1&gt;Create Post&lt;/h1&gt;</text:span></text:p>
      <text:p text:style-name="P38"/>
      <text:p text:style-name="P38"><text:span text:style-name="Source_20_Text">@if ($errors-&gt;any())</text:span></text:p>
      <text:p text:style-name="P38"><text:span text:style-name="Source_20_Text"><text:s text:c="4"/>&lt;div class="alert alert-danger"&gt;</text:span></text:p>
      <text:p text:style-name="P38"><text:span text:style-name="Source_20_Text"><text:s text:c="8"/>&lt;ul&gt;</text:span></text:p>
      <text:p text:style-name="P38"><text:span text:style-name="Source_20_Text"><text:s text:c="12"/>@foreach ($errors-&gt;all() as $error)</text:span></text:p>
      <text:p text:style-name="P38"><text:span text:style-name="Source_20_Text"><text:s text:c="16"/>&lt;li&gt;{{ $error }}&lt;/li&gt;</text:span></text:p>
      <text:p text:style-name="P38"><text:span text:style-name="Source_20_Text"><text:s text:c="12"/>@endforeach</text:span></text:p>
      <text:p text:style-name="P38"><text:span text:style-name="Source_20_Text"><text:s text:c="8"/>&lt;/ul&gt;</text:span></text:p>
      <text:p text:style-name="P38"><text:span text:style-name="Source_20_Text"><text:s text:c="4"/>&lt;/div&gt;</text:span></text:p>
      <text:p text:style-name="P38"><text:span text:style-name="Source_20_Text">@endif</text:span></text:p>
      <text:p text:style-name="P38"/>
      <text:p text:style-name="P38"><text:span text:style-name="Source_20_Text">&lt;!-- Create Post Form --&gt;</text:span></text:p>
      <text:p text:style-name="P67"/>
      <text:h text:style-name="P31" text:outline-level="4"><text:bookmark text:name="the-at-error-directive"/><text:soft-page-break/><text:a xlink:type="simple" xlink:href="https://laravel.com/docs/8.x/validation#the-at-error-directive" text:style-name="Internet_20_link" text:visited-style-name="Visited_20_Internet_20_Link">The </text:a><text:a xlink:type="simple" xlink:href="https://laravel.com/docs/8.x/validation#the-at-error-directive" text:style-name="Internet_20_link" text:visited-style-name="Visited_20_Internet_20_Link"><text:span text:style-name="Source_20_Text">@error</text:span></text:a><text:a xlink:type="simple" xlink:href="https://laravel.com/docs/8.x/validation#the-at-error-directive" text:style-name="Internet_20_link" text:visited-style-name="Visited_20_Internet_20_Link"> Directive</text:a></text:h>
      <text:p text:style-name="P67">Вы также можете использовать директиву @error Blade, чтобы быстро проверить, существуют ли сообщения об ошибках проверки для данного атрибута. В директиве @error вы можете повторить переменную $ message, чтобы отобразить сообщение об ошибке:</text:p>
      <text:p text:style-name="P40"><text:span text:style-name="Source_20_Text">&lt;!-- /resources/views/post/create.blade.php --&gt;</text:span></text:p>
      <text:p text:style-name="P38"/>
      <text:p text:style-name="P38"><text:span text:style-name="Source_20_Text">&lt;label for="title"&gt;Post Title&lt;/label&gt;</text:span></text:p>
      <text:p text:style-name="P38"/>
      <text:p text:style-name="P38"><text:span text:style-name="Source_20_Text">&lt;input id="title" type="text" class="@error('title') is-invalid @enderror"&gt;</text:span></text:p>
      <text:p text:style-name="P38"/>
      <text:p text:style-name="P38"><text:span text:style-name="Source_20_Text">@error('title')</text:span></text:p>
      <text:p text:style-name="P38"><text:span text:style-name="Source_20_Text"><text:s text:c="4"/>&lt;div class="alert alert-danger"&gt;{{ $message }}&lt;/div&gt;</text:span></text:p>
      <text:p text:style-name="P38"><text:span text:style-name="Source_20_Text">@enderror</text:span></text:p>
      <text:p text:style-name="P61"/>
      <text:h text:style-name="P22" text:outline-level="3"><text:span text:style-name="T57">Заметка о дополнительных полях</text:span></text:h>
      <text:p text:style-name="P193"><text:span text:style-name="T14">По умолчанию в Laravel включены глобальные посредники </text:span><text:span text:style-name="Source_20_Text"><text:span text:style-name="T14">TrimStrings</text:span></text:span><text:span text:style-name="T14"> и </text:span><text:span text:style-name="Source_20_Text"><text:span text:style-name="T14">ConvertEmptyStringsToNull</text:span></text:span><text:span text:style-name="T14">. Они перечислены в свойстве </text:span><text:span text:style-name="Source_20_Text"><text:span text:style-name="T14">$middleware</text:span></text:span><text:span text:style-name="T14"> класса </text:span><text:span text:style-name="Source_20_Text"><text:span text:style-name="T14">App\Http\Kernel</text:span></text:span><text:span text:style-name="T14">. Из-за этого нужно часто помечать дополнительные поля как </text:span><text:span text:style-name="Source_20_Text"><text:span text:style-name="T14">nullable</text:span></text:span><text:span text:style-name="T14">, если не нужно, чтобы валидатор считал не действительным значение </text:span><text:span text:style-name="Source_20_Text"><text:span text:style-name="T14">null</text:span></text:span><text:span text:style-name="T14">. Например:</text:span></text:p>
      <text:p text:style-name="P193"><text:span text:style-name="T14"><text:s/>Например:</text:span></text:p>
      <text:p text:style-name="P40"><text:span text:style-name="Source_20_Text">$request-&gt;validate([</text:span></text:p>
      <text:p text:style-name="P38"><text:span text:style-name="Source_20_Text"><text:s text:c="4"/>'title' =&gt; 'required|unique:posts|max:255',</text:span></text:p>
      <text:p text:style-name="P38"><text:span text:style-name="Source_20_Text"><text:s text:c="4"/>'body' =&gt; 'required',</text:span></text:p>
      <text:p text:style-name="P38"><text:span text:style-name="Source_20_Text"><text:s text:c="4"/>'publish_at' =&gt; 'nullable|date',</text:span></text:p>
      <text:p text:style-name="P38"><text:span text:style-name="Source_20_Text">]);</text:span></text:p>
      <text:p text:style-name="P193"><text:span text:style-name="T14">В этом примере мы указываем что поле </text:span><text:span text:style-name="Source_20_Text"><text:span text:style-name="T14">publish_at</text:span></text:span><text:span text:style-name="T14"> может быть </text:span><text:span text:style-name="Source_20_Text"><text:span text:style-name="T14">null</text:span></text:span><text:span text:style-name="T14"> или должно содержать дату. Если модификатор </text:span><text:span text:style-name="Source_20_Text"><text:span text:style-name="T14">nullable</text:span></text:span><text:span text:style-name="T14"> не добавляется в правило, проверяющий элемент будет рассматривать </text:span><text:span text:style-name="Source_20_Text"><text:span text:style-name="T14">null</text:span></text:span><text:span text:style-name="T14"> как недопустимую дату.<text:line-break/><text:line-break/></text:span><text:span text:style-name="T65">AJAX запросы и валидация</text:span></text:p>
      <text:p text:style-name="P193"><text:span text:style-name="T14">В последнем примере мы использовали традиционные формы для отправки данных в наше приложение. Однако многие приложения используют AJAX-запросы. При использовании метода </text:span><text:span text:style-name="Source_20_Text"><text:span text:style-name="T14">validate</text:span></text:span><text:span text:style-name="T14"> во время запроса AJAX, Laravel не будет генерировать ответ с перенаправлением. Вместо этого Laravel генерирует ответ с JSON данными, содержащий в себе все ошибки проверки. Этот ответ будет отправлен с кодом состояния HTTP 422.</text:span></text:p>
      <text:p text:style-name="P61"/>
      <text:h text:style-name="P13" text:outline-level="2"><text:soft-page-break/>Валидация Form Request</text:h>
      <text:h text:style-name="Heading_20_3" text:outline-level="3"><text:bookmark text:name="creating-form-requests"/>Создание Form Request</text:h>
      <text:p text:style-name="P61">Для более сложных сценариев валидаций, будут более удобны <text:span text:style-name="Source_20_Text">Form Requests</text:span>. Form Requests это специальные классы, которые содержат в себе логику проверки. Для создания класса, используйте artisan-команду <text:span text:style-name="Source_20_Text">make:request</text:span>:</text:p>
      <text:p text:style-name="P40"><text:span text:style-name="Source_20_Text">php artisan make:request StoreBlogPost</text:span></text:p>
      <text:p text:style-name="P61">Сгенерированный класс будет помещен в каталог app / Http / Requests. Если этот каталог не существует, он будет создан при запуске команды make: request. Давайте добавим несколько правил проверки в метод rules:</text:p>
      <text:p text:style-name="P40"><text:span text:style-name="Source_20_Text">/**</text:span></text:p>
      <text:p text:style-name="P38"><text:span text:style-name="Source_20_Text"><text:s/>* Get the validation rules that apply to the request.</text:span></text:p>
      <text:p text:style-name="P38"><text:span text:style-name="Source_20_Text"><text:s/>*</text:span></text:p>
      <text:p text:style-name="P38"><text:span text:style-name="Source_20_Text"><text:s/>* @return array</text:span></text:p>
      <text:p text:style-name="P38"><text:span text:style-name="Source_20_Text"><text:s/>*/</text:span></text:p>
      <text:p text:style-name="P38"><text:span text:style-name="Source_20_Text">public function rules()</text:span></text:p>
      <text:p text:style-name="P38"><text:span text:style-name="Source_20_Text">{</text:span></text:p>
      <text:p text:style-name="P38"><text:span text:style-name="Source_20_Text"><text:s text:c="4"/>return [</text:span></text:p>
      <text:p text:style-name="P38"><text:span text:style-name="Source_20_Text"><text:s text:c="8"/>'title' =&gt; 'required|unique:posts|max:255',</text:span></text:p>
      <text:p text:style-name="P38"><text:span text:style-name="Source_20_Text"><text:s text:c="8"/>'body' =&gt; 'required',</text:span></text:p>
      <text:p text:style-name="P38"><text:span text:style-name="Source_20_Text"><text:s text:c="4"/>];</text:span></text:p>
      <text:p text:style-name="P38"><text:span text:style-name="Source_20_Text">}</text:span></text:p>
      <text:p text:style-name="P72"><text:span text:style-name="Source_20_Text"><text:span text:style-name="T14">Вы можете указать любые зависимости, которые вам нужны, в сигнатуре метода </text:span></text:span><text:span text:style-name="Source_20_Text">rules</text:span><text:span text:style-name="Source_20_Text"><text:span text:style-name="T14">. Они будут автоматически разрешены через сервисный контейнер Laravel.</text:span></text:span></text:p>
      <text:p text:style-name="P61"><text:span text:style-name="Source_20_Text"/></text:p>
      <text:p text:style-name="P61"><text:span text:style-name="Source_20_Text">Так как же здесь работают правила валидации? Все, что нужно сделать — это указать класс Form Request в аргументах метода вашего контроллера. Входящий запрос перед вызовом метода контроллера будет валидироваться автоматически, что позволит загромождать контроллер логикой валидации:</text:span></text:p>
      <text:p text:style-name="P61"><text:span text:style-name="Source_20_Text"/></text:p>
      <text:p text:style-name="P40"><text:span text:style-name="Source_20_Text">/**</text:span></text:p>
      <text:p text:style-name="P38"><text:span text:style-name="Source_20_Text"><text:s/>* Store the incoming blog post.</text:span></text:p>
      <text:p text:style-name="P38"><text:span text:style-name="Source_20_Text"><text:s/>*</text:span></text:p>
      <text:p text:style-name="P38"><text:span text:style-name="Source_20_Text"><text:s/>* @param <text:s/>StoreBlogPost <text:s/>$request</text:span></text:p>
      <text:p text:style-name="P38"><text:span text:style-name="Source_20_Text"><text:s/>* @return Response</text:span></text:p>
      <text:p text:style-name="P38"><text:span text:style-name="Source_20_Text"><text:s/>*/</text:span></text:p>
      <text:p text:style-name="P38"><text:span text:style-name="Source_20_Text">public function store(StoreBlogPost $request)</text:span></text:p>
      <text:p text:style-name="P38"><text:span text:style-name="Source_20_Text">{</text:span></text:p>
      <text:p text:style-name="P38"><text:span text:style-name="Source_20_Text"><text:s text:c="4"/>// The incoming request is valid...</text:span></text:p>
      <text:p text:style-name="P38"/>
      <text:p text:style-name="P38"><text:span text:style-name="Source_20_Text"><text:s text:c="4"/>// Retrieve the validated input data...</text:span></text:p>
      <text:p text:style-name="P38"><text:span text:style-name="Source_20_Text"><text:s text:c="4"/>$validated = $request-&gt;validated();</text:span></text:p>
      <text:p text:style-name="P38"><text:soft-page-break/><text:span text:style-name="Source_20_Text">}</text:span></text:p>
      <text:p text:style-name="P61"><text:span text:style-name="Source_20_Text">Если проверка не пройдена, то при традиционном запросе ошибки будут записываться в сессию и будут доступны в шаблонах, иначе, если запрос был AJAX, HTTP-ответ с кодом 422 будет возвращен пользователю, включая JSON с ошибками валидации.</text:span></text:p>
      <text:p text:style-name="P61"><text:span text:style-name="Source_20_Text"/></text:p>
      <text:p text:style-name="P61"><text:span text:style-name="Source_20_Text"/></text:p>
      <text:h text:style-name="P28" text:outline-level="4"><text:span text:style-name="Source_20_Text"><text:span text:style-name="T32">Добавление хуков в Form Request</text:span></text:span></text:h>
      <text:p text:style-name="P72"><text:span text:style-name="T1">Если вы хотите добавить хук "after" в Form Requests, можно использовать метод </text:span><text:span text:style-name="Source_20_Text"><text:span text:style-name="T1">withValidator</text:span></text:span><text:span text:style-name="T1">. Этот метод получает полностью сформированный валидатор, позволяя вызвать любой из его методов, прежде чем фактически применяются правила:</text:span></text:p>
      <text:p text:style-name="P40"><text:span text:style-name="Source_20_Text">/**</text:span></text:p>
      <text:p text:style-name="P38"><text:span text:style-name="Source_20_Text"><text:s/>* Configure the validator instance.</text:span></text:p>
      <text:p text:style-name="P38"><text:span text:style-name="Source_20_Text"><text:s/>*</text:span></text:p>
      <text:p text:style-name="P38"><text:span text:style-name="Source_20_Text"><text:s/>* @param <text:s/>\Illuminate\Validation\Validator <text:s/>$validator</text:span></text:p>
      <text:p text:style-name="P38"><text:span text:style-name="Source_20_Text"><text:s/>* @return void</text:span></text:p>
      <text:p text:style-name="P38"><text:span text:style-name="Source_20_Text"><text:s/>*/</text:span></text:p>
      <text:p text:style-name="P38"><text:span text:style-name="Source_20_Text">public function withValidator($validator)</text:span></text:p>
      <text:p text:style-name="P38"><text:span text:style-name="Source_20_Text">{</text:span></text:p>
      <text:p text:style-name="P38"><text:span text:style-name="Source_20_Text"><text:s text:c="4"/>$validator-&gt;after(function ($validator) {</text:span></text:p>
      <text:p text:style-name="P38"><text:span text:style-name="Source_20_Text"><text:s text:c="8"/>if ($this-&gt;somethingElseIsInvalid()) {</text:span></text:p>
      <text:p text:style-name="P38"><text:span text:style-name="Source_20_Text"><text:s text:c="12"/>$validator-&gt;errors()-&gt;add('field', 'Something is wrong with this field!');</text:span></text:p>
      <text:p text:style-name="P38"><text:span text:style-name="Source_20_Text"><text:s text:c="8"/>}</text:span></text:p>
      <text:p text:style-name="P38"><text:span text:style-name="Source_20_Text"><text:s text:c="4"/>});</text:span></text:p>
      <text:p text:style-name="P38"><text:span text:style-name="Source_20_Text">}</text:span></text:p>
      <text:p text:style-name="P61"><text:span text:style-name="Source_20_Text"/></text:p>
      <text:h text:style-name="P22" text:outline-level="3"><text:span text:style-name="Source_20_Text"><text:span text:style-name="T33">Авторизация Form Request</text:span></text:span></text:h>
      <text:p text:style-name="P72"><text:span text:style-name="Source_20_Text"><text:span text:style-name="T14">Класс Form Request содержит в себе метод authorize. В этом методе можно проверить, имеет ли аутентифицированный пользователь права на выполнение данного запроса. Например, можно проверить, есть ли у пользователя право для добавления комментариев в блог:</text:span></text:span></text:p>
      <text:p text:style-name="P40"><text:span text:style-name="Source_20_Text">/**</text:span></text:p>
      <text:p text:style-name="P38"><text:span text:style-name="Source_20_Text"><text:s/>* Determine if the user is authorized to make this request.</text:span></text:p>
      <text:p text:style-name="P38"><text:span text:style-name="Source_20_Text"><text:s/>*</text:span></text:p>
      <text:p text:style-name="P38"><text:span text:style-name="Source_20_Text"><text:s/>* @return bool</text:span></text:p>
      <text:p text:style-name="P38"><text:span text:style-name="Source_20_Text"><text:s/>*/</text:span></text:p>
      <text:p text:style-name="P38"><text:span text:style-name="Source_20_Text">public function authorize()</text:span></text:p>
      <text:p text:style-name="P38"><text:span text:style-name="Source_20_Text">{</text:span></text:p>
      <text:p text:style-name="P38"><text:span text:style-name="Source_20_Text"><text:s text:c="4"/>$comment = Comment::find($this-&gt;route('comment'));</text:span></text:p>
      <text:p text:style-name="P38"/>
      <text:p text:style-name="P38"><text:span text:style-name="Source_20_Text"><text:s text:c="4"/>return $comment &amp;&amp; $this-&gt;user()-&gt;can('update', $comment);</text:span></text:p>
      <text:p text:style-name="P38"><text:span text:style-name="Source_20_Text">}</text:span></text:p>
      <text:p text:style-name="P72"><text:span text:style-name="Source_20_Text"><text:span text:style-name="T14">Так как все Form Request расширяют базовый класс Request, мы можем использовать метод user, чтобы получить доступ к текущему пользователю.Так же обратите внимание на вызов метода route. Этот </text:span></text:span><text:soft-page-break/><text:span text:style-name="Source_20_Text"><text:span text:style-name="T14">метод предоставляет доступ к параметрам URI, определенным в роуте (в приведенном ниже примере это {comment}):</text:span></text:span></text:p>
      <text:p text:style-name="P40"><text:span text:style-name="Source_20_Text">Route::post('comment/{comment}');</text:span></text:p>
      <text:p text:style-name="P96"><text:span text:style-name="Source_20_Text"><text:span text:style-name="T14">Если метод authorize возвращает false, автоматически генерируется ответ с кодом 403 и метод контроллера не выполняется.</text:span></text:span></text:p>
      <text:p text:style-name="Text_20_body">Если же логика авторизации организована в другом месте вашего приложения, просто верните <text:span text:style-name="Source_20_Text">true</text:span> из метода <text:span text:style-name="Source_20_Text">authorize</text:span>:</text:p>
      <text:p text:style-name="P38"><text:span text:style-name="Source_20_Text"><text:span text:style-name="T14">/**</text:span></text:span></text:p>
      <text:p text:style-name="P38"><text:span text:style-name="Source_20_Text"><text:s/>* Determine if the user is authorized to make this request.</text:span></text:p>
      <text:p text:style-name="P38"><text:span text:style-name="Source_20_Text"><text:s/>*</text:span></text:p>
      <text:p text:style-name="P38"><text:span text:style-name="Source_20_Text"><text:s/>* @return bool</text:span></text:p>
      <text:p text:style-name="P38"><text:span text:style-name="Source_20_Text"><text:s/>*/</text:span></text:p>
      <text:p text:style-name="P38"><text:span text:style-name="Source_20_Text">public function authorize()</text:span></text:p>
      <text:p text:style-name="P38"><text:span text:style-name="Source_20_Text">{</text:span></text:p>
      <text:p text:style-name="P38"><text:span text:style-name="Source_20_Text"><text:s text:c="4"/>return true;</text:span></text:p>
      <text:p text:style-name="P38"><text:span text:style-name="Source_20_Text">}</text:span></text:p>
      <text:p text:style-name="P72"><text:span text:style-name="Source_20_Text"><text:span text:style-name="T14">Вы можете указать любые необходимые зависимости в подписи метода </text:span></text:span><text:span text:style-name="Source_20_Text">authorize</text:span><text:span text:style-name="Source_20_Text"><text:span text:style-name="T14">. Они будут автоматически разрешены через сервисный контейнер Laravel.</text:span></text:span></text:p>
      <text:p text:style-name="P61"><text:span text:style-name="Source_20_Text"/></text:p>
      <text:h text:style-name="P22" text:outline-level="3"><text:span text:style-name="Source_20_Text"><text:span text:style-name="T14">Настройка сообщений об ошибках</text:span></text:span></text:h>
      <text:p text:style-name="P72"><text:span text:style-name="Source_20_Text"><text:span text:style-name="T14">Вы можете кастомизировать сообщения об ошибках, используя в form request метод messages. Этот метод должен возвращать массив атрибутов/правил и их соответствующие сообщения об ошибках:</text:span></text:span></text:p>
      <text:p text:style-name="P40"><text:span text:style-name="Source_20_Text">/**</text:span></text:p>
      <text:p text:style-name="P38"><text:span text:style-name="Source_20_Text"><text:s/>* Get the error messages for the defined validation rules.</text:span></text:p>
      <text:p text:style-name="P38"><text:span text:style-name="Source_20_Text"><text:s/>*</text:span></text:p>
      <text:p text:style-name="P38"><text:span text:style-name="Source_20_Text"><text:s/>* @return array</text:span></text:p>
      <text:p text:style-name="P38"><text:span text:style-name="Source_20_Text"><text:s/>*/</text:span></text:p>
      <text:p text:style-name="P38"><text:span text:style-name="Source_20_Text">public function messages()</text:span></text:p>
      <text:p text:style-name="P38"><text:span text:style-name="Source_20_Text">{</text:span></text:p>
      <text:p text:style-name="P38"><text:span text:style-name="Source_20_Text"><text:s text:c="4"/>return [</text:span></text:p>
      <text:p text:style-name="P38"><text:span text:style-name="Source_20_Text"><text:s text:c="8"/>'title.required' =&gt; 'A title is required',</text:span></text:p>
      <text:p text:style-name="P38"><text:span text:style-name="Source_20_Text"><text:s text:c="8"/>'body.required' =&gt; 'A message is required',</text:span></text:p>
      <text:p text:style-name="P38"><text:span text:style-name="Source_20_Text"><text:s text:c="4"/>];</text:span></text:p>
      <text:p text:style-name="P38"><text:span text:style-name="Source_20_Text">}</text:span></text:p>
      <text:p text:style-name="P61"><text:span text:style-name="Source_20_Text"/></text:p>
      <text:p text:style-name="P194"><text:span text:style-name="Source_20_Text"><text:span text:style-name="T61">Настройка атрибутов проверки</text:span></text:span></text:p>
      <text:p text:style-name="P194"><text:span text:style-name="Source_20_Text"><text:span text:style-name="T14">Если вы хотите, чтобы часть: attribute вашего сообщения проверки была заменена именем настраиваемого атрибута, вы можете указать настраиваемые имена, переопределив метод </text:span></text:span><text:span text:style-name="Source_20_Text">attributes</text:span><text:span text:style-name="Source_20_Text"><text:span text:style-name="T14">. </text:span></text:span><text:soft-page-break/><text:span text:style-name="Source_20_Text"><text:span text:style-name="T14">Этот метод должен возвращать массив пар атрибут / имя:</text:span></text:span></text:p>
      <text:p text:style-name="P40"><text:span text:style-name="Source_20_Text">/**</text:span></text:p>
      <text:p text:style-name="P38"><text:span text:style-name="Source_20_Text"><text:s/>* Get custom attributes for validator errors.</text:span></text:p>
      <text:p text:style-name="P38"><text:span text:style-name="Source_20_Text"><text:s/>*</text:span></text:p>
      <text:p text:style-name="P38"><text:span text:style-name="Source_20_Text"><text:s/>* @return array</text:span></text:p>
      <text:p text:style-name="P38"><text:span text:style-name="Source_20_Text"><text:s/>*/</text:span></text:p>
      <text:p text:style-name="P38"><text:span text:style-name="Source_20_Text">public function attributes()</text:span></text:p>
      <text:p text:style-name="P38"><text:span text:style-name="Source_20_Text">{</text:span></text:p>
      <text:p text:style-name="P38"><text:span text:style-name="Source_20_Text"><text:s text:c="4"/>return [</text:span></text:p>
      <text:p text:style-name="P38"><text:span text:style-name="Source_20_Text"><text:s text:c="8"/>'email' =&gt; 'email address',</text:span></text:p>
      <text:p text:style-name="P38"><text:span text:style-name="Source_20_Text"><text:s text:c="4"/>];</text:span></text:p>
      <text:p text:style-name="P38"><text:span text:style-name="Source_20_Text">}</text:span></text:p>
      <text:p text:style-name="P61"><text:span text:style-name="Source_20_Text"/></text:p>
      <text:p text:style-name="P183"><text:span text:style-name="Source_20_Text"><text:span text:style-name="T121">Подготов</text:span></text:span><text:span text:style-name="Source_20_Text"><text:span text:style-name="T123">ка</text:span></text:span><text:span text:style-name="Source_20_Text"><text:span text:style-name="T121"> </text:span></text:span><text:span text:style-name="Source_20_Text"><text:span text:style-name="T123">input</text:span></text:span><text:span text:style-name="Source_20_Text"><text:span text:style-name="T121"> для проверки</text:span></text:span></text:p>
      <text:p text:style-name="P183"><text:span text:style-name="Source_20_Text">Если вам нужно очистить какие-либо данные из запроса перед применением правил проверки, вы можете использовать метод prepareForValidation:</text:span></text:p>
      <text:p text:style-name="P40"><text:span text:style-name="Source_20_Text">use Illuminate\Support\Str;</text:span></text:p>
      <text:p text:style-name="P38"/>
      <text:p text:style-name="P38"><text:span text:style-name="Source_20_Text">/**</text:span></text:p>
      <text:p text:style-name="P38"><text:span text:style-name="Source_20_Text"><text:s/>* Prepare the data for validation.</text:span></text:p>
      <text:p text:style-name="P38"><text:span text:style-name="Source_20_Text"><text:s/>*</text:span></text:p>
      <text:p text:style-name="P38"><text:span text:style-name="Source_20_Text"><text:s/>* @return void</text:span></text:p>
      <text:p text:style-name="P38"><text:span text:style-name="Source_20_Text"><text:s/>*/</text:span></text:p>
      <text:p text:style-name="P38"><text:span text:style-name="Source_20_Text">protected function prepareForValidation()</text:span></text:p>
      <text:p text:style-name="P38"><text:span text:style-name="Source_20_Text">{</text:span></text:p>
      <text:p text:style-name="P38"><text:span text:style-name="Source_20_Text"><text:s text:c="4"/>$this-&gt;merge([</text:span></text:p>
      <text:p text:style-name="P38"><text:span text:style-name="Source_20_Text"><text:s text:c="8"/>'slug' =&gt; Str::slug($this-&gt;slug),</text:span></text:p>
      <text:p text:style-name="P38"><text:span text:style-name="Source_20_Text"><text:s text:c="4"/>]);</text:span></text:p>
      <text:p text:style-name="P38"><text:span text:style-name="Source_20_Text">}</text:span></text:p>
      <text:p text:style-name="P61"><text:span text:style-name="Source_20_Text"/></text:p>
      <text:h text:style-name="P15" text:outline-level="2"><text:span text:style-name="Source_20_Text"><text:span text:style-name="T14">Создание валидаторов вручную</text:span></text:span></text:h>
      <text:p text:style-name="P195"><text:span text:style-name="Source_20_Text"><text:span text:style-name="T14">Если вы не хотите использовать метод </text:span></text:span><text:span text:style-name="Source_20_Text">validate</text:span><text:span text:style-name="Source_20_Text"><text:span text:style-name="T14"> в запросе, вы можете создать экземпляр валидатора вручную с помощью фасада Validator, используя метод make. Метод make на фасаде генерирует новый экземпляр валидатора:</text:span></text:span></text:p>
      <text:p text:style-name="P40"><text:span text:style-name="Source_20_Text">&lt;?php</text:span></text:p>
      <text:p text:style-name="P38"/>
      <text:p text:style-name="P38"><text:span text:style-name="Source_20_Text">namespace App\Http\Controllers;</text:span></text:p>
      <text:p text:style-name="P38"/>
      <text:p text:style-name="P38"><text:span text:style-name="Source_20_Text">use App\Http\Controllers\Controller;</text:span></text:p>
      <text:p text:style-name="P38"><text:span text:style-name="Source_20_Text">use Illuminate\Http\Request;</text:span></text:p>
      <text:p text:style-name="P38"><text:span text:style-name="Source_20_Text">use Illuminate\Support\Facades\Validator;</text:span></text:p>
      <text:p text:style-name="P38"/>
      <text:p text:style-name="P38"><text:span text:style-name="Source_20_Text">class PostController extends Controller</text:span></text:p>
      <text:p text:style-name="P38"><text:span text:style-name="Source_20_Text">{</text:span></text:p>
      <text:p text:style-name="P38"><text:span text:style-name="Source_20_Text"><text:s text:c="4"/>/**</text:span></text:p>
      <text:p text:style-name="P38"><text:span text:style-name="Source_20_Text"><text:s text:c="5"/>* Store a new blog post.</text:span></text:p>
      <text:p text:style-name="P38"><text:span text:style-name="Source_20_Text"><text:s text:c="5"/>*</text:span></text:p>
      <text:p text:style-name="P38"><text:span text:style-name="Source_20_Text"><text:s text:c="5"/>* @param <text:s/>Request <text:s/>$request</text:span></text:p>
      <text:p text:style-name="P38"><text:span text:style-name="Source_20_Text"><text:s text:c="5"/>* @return Response</text:span></text:p>
      <text:p text:style-name="P38"><text:span text:style-name="Source_20_Text"><text:s text:c="5"/>*/</text:span></text:p>
      <text:p text:style-name="P38"><text:soft-page-break/><text:span text:style-name="Source_20_Text"><text:s text:c="4"/>public function store(Request $request)</text:span></text:p>
      <text:p text:style-name="P38"><text:span text:style-name="Source_20_Text"><text:s text:c="4"/>{</text:span></text:p>
      <text:p text:style-name="P38"><text:span text:style-name="Source_20_Text"><text:s text:c="8"/>$validator = Validator::make($request-&gt;all(), [</text:span></text:p>
      <text:p text:style-name="P38"><text:span text:style-name="Source_20_Text"><text:s text:c="12"/>'title' =&gt; 'required|unique:posts|max:255',</text:span></text:p>
      <text:p text:style-name="P38"><text:span text:style-name="Source_20_Text"><text:s text:c="12"/>'body' =&gt; 'required',</text:span></text:p>
      <text:p text:style-name="P38"><text:span text:style-name="Source_20_Text"><text:s text:c="8"/>]);</text:span></text:p>
      <text:p text:style-name="P38"/>
      <text:p text:style-name="P38"><text:span text:style-name="Source_20_Text"><text:s text:c="8"/>if ($validator-&gt;fails()) {</text:span></text:p>
      <text:p text:style-name="P38"><text:span text:style-name="Source_20_Text"><text:s text:c="12"/>return redirect('post/create')</text:span></text:p>
      <text:p text:style-name="P38"><text:span text:style-name="Source_20_Text"><text:s text:c="24"/>-&gt;withErrors($validator)</text:span></text:p>
      <text:p text:style-name="P38"><text:span text:style-name="Source_20_Text"><text:s text:c="24"/>-&gt;withInput();</text:span></text:p>
      <text:p text:style-name="P38"><text:span text:style-name="Source_20_Text"><text:s text:c="8"/>}</text:span></text:p>
      <text:p text:style-name="P38"/>
      <text:p text:style-name="P38"><text:span text:style-name="Source_20_Text"><text:s text:c="8"/>// Store the blog post...</text:span></text:p>
      <text:p text:style-name="P38"><text:span text:style-name="Source_20_Text"><text:s text:c="4"/>}</text:span></text:p>
      <text:p text:style-name="P38"><text:span text:style-name="Source_20_Text">}</text:span></text:p>
      <text:p text:style-name="P72"><text:span text:style-name="T14">Первый аргумент, переданный методу make, - это проверяемые данные. Второй аргумент - это массив правил проверки, которые должны применяться к данным.<text:line-break/><text:line-break/></text:span>После проверки, если валидация не будет пройдена, вы можете использовать метод <text:span text:style-name="Source_20_Text">withErrors</text:span> для загрузки ошибок во flash-переменные. При использовании этого метода переменная <text:span text:style-name="Source_20_Text">$errors</text:span> будет автоматически передаваться в ваши макеты, после перенаправления, что позволяет легко отображать данные пользователю. Метод <text:span text:style-name="Source_20_Text">withErrors</text:span> принимает экземпляр валидатора и <text:span text:style-name="Source_20_Text">MessageBag</text:span> или простой массив.</text:p>
      <text:p text:style-name="P61"/>
      <text:h text:style-name="P22" text:outline-level="3"><text:span text:style-name="T1">Автоматическое перенаправление</text:span></text:h>
      <text:p text:style-name="P72"><text:span text:style-name="T1">Если вы хотите создать экземпляр валидатора вручную, но при этом использовать автоматическое перенаправление, предлагаемое методом </text:span><text:span text:style-name="Source_20_Text"><text:span text:style-name="T1">validate</text:span></text:span><text:span text:style-name="T1"> запроса, вы можете вызвать метод </text:span><text:span text:style-name="Source_20_Text"><text:span text:style-name="T1">validate</text:span></text:span><text:span text:style-name="T1"> на существующем экземпляре валидатора. Если проверка не удалась, пользователь будет автоматически перенаправлен или, в случае запроса AJAX, будет возвращен ответ JSON:</text:span></text:p>
      <text:p text:style-name="P40"><text:span text:style-name="Source_20_Text">Validator::make($request-&gt;all(), [</text:span></text:p>
      <text:p text:style-name="P38"><text:span text:style-name="Source_20_Text"><text:s text:c="4"/>'title' =&gt; 'required|unique:posts|max:255',</text:span></text:p>
      <text:p text:style-name="P38"><text:span text:style-name="Source_20_Text"><text:s text:c="4"/>'body' =&gt; 'required',</text:span></text:p>
      <text:p text:style-name="P38"><text:span text:style-name="Source_20_Text">])-&gt;validate();</text:span></text:p>
      <text:p text:style-name="P61">Вы можете использовать метод validateWithBag для сохранения сообщений об ошибках в именованном пакете ошибок, если проверка не удалась:</text:p>
      <text:p text:style-name="P40"><text:span text:style-name="Source_20_Text">Validator::make($request-&gt;all(), [</text:span></text:p>
      <text:p text:style-name="P38"><text:span text:style-name="Source_20_Text"><text:s text:c="4"/>'title' =&gt; 'required|unique:posts|max:255',</text:span></text:p>
      <text:p text:style-name="P38"><text:span text:style-name="Source_20_Text"><text:s text:c="4"/>'body' =&gt; 'required',</text:span></text:p>
      <text:p text:style-name="P38"><text:span text:style-name="Source_20_Text">])-&gt;validateWithBag('post');</text:span></text:p>
      <text:p text:style-name="P61"/>
      <text:h text:style-name="P20" text:outline-level="3">MessageBag</text:h>
      <text:p text:style-name="P61">Если у вас есть несколько форм на одной странице, которые необходимо провалидировать, вам понадобится <text:span text:style-name="Source_20_Text">MessageBag</text:span> — он позволяет получать сообщения об ошибках для определенной формы. Просто передайте имя в качестве второго аргумента <text:span text:style-name="Source_20_Text">withErrors</text:span>:</text:p>
      <text:p text:style-name="P40"><text:span text:style-name="Source_20_Text">return redirect('register')</text:span></text:p>
      <text:p text:style-name="P38"><text:soft-page-break/><text:span text:style-name="Source_20_Text"><text:s text:c="12"/>-&gt;withErrors($validator, 'login');</text:span></text:p>
      <text:p text:style-name="P61">Затем вы можете получить доступ к названному экземпляру MessageBag из переменной $ errors:</text:p>
      <text:p text:style-name="P40"><text:span text:style-name="Source_20_Text">{{ $errors-&gt;login-&gt;first('email') }}</text:span></text:p>
      <text:p text:style-name="P61"/>
      <text:h text:style-name="P20" text:outline-level="3">Хук после валидации</text:h>
      <text:p text:style-name="P61">Валидатор также позволяет вам использовать функции обратного вызова после завершения всех проверок. Это позволяет легко выполнять дальнейшие проверки и даже добавить больше сообщений об ошибках в коллекции сообщений. Чтобы начать работу, используйте метод <text:span text:style-name="Source_20_Text">after</text:span> на экземпляре валидатора:</text:p>
      <text:p text:style-name="P40"><text:span text:style-name="Source_20_Text">$validator = Validator::make(...);</text:span></text:p>
      <text:p text:style-name="P38"/>
      <text:p text:style-name="P38"><text:span text:style-name="Source_20_Text">$validator-&gt;after(function ($validator) {</text:span></text:p>
      <text:p text:style-name="P38"><text:span text:style-name="Source_20_Text"><text:s text:c="4"/>if ($this-&gt;somethingElseIsInvalid()) {</text:span></text:p>
      <text:p text:style-name="P38"><text:span text:style-name="Source_20_Text"><text:s text:c="8"/>$validator-&gt;errors()-&gt;add('field', 'Something is wrong with this field!');</text:span></text:p>
      <text:p text:style-name="P38"><text:span text:style-name="Source_20_Text"><text:s text:c="4"/>}</text:span></text:p>
      <text:p text:style-name="P38"><text:span text:style-name="Source_20_Text">});</text:span></text:p>
      <text:p text:style-name="P38"/>
      <text:p text:style-name="P38"><text:span text:style-name="Source_20_Text">if ($validator-&gt;fails()) {</text:span></text:p>
      <text:p text:style-name="P38"><text:span text:style-name="Source_20_Text"><text:s text:c="4"/>//</text:span></text:p>
      <text:p text:style-name="P38"><text:span text:style-name="Source_20_Text">}</text:span></text:p>
      <text:p text:style-name="P61"/>
      <text:h text:style-name="P15" text:outline-level="2"><text:span text:style-name="T14">Работа с сообщениями об ошибках</text:span></text:h>
      <text:p text:style-name="P72"><text:span text:style-name="T14">После вызова метода </text:span><text:span text:style-name="Source_20_Text">errors</text:span><text:span text:style-name="T14"> в экземпляре Validator вы получите экземпляр Illuminate \ Support \ MessageBag, который имеет множество удобных методов для работы с сообщениями об ошибках. Переменная $ errors, которая автоматически становится доступной для всех представлений, также является экземпляром класса MessageBag.</text:span></text:p>
      <text:p text:style-name="P61"/>
      <text:h text:style-name="P28" text:outline-level="4"><text:span text:style-name="T14">Извлечение первого для поля сообщения об ошибке</text:span></text:h>
      <text:p text:style-name="P72"><text:span text:style-name="T14">Чтобы получить первое сообщение об ошибке для данного поля, используйте </text:span><text:span text:style-name="Source_20_Text">first</text:span><text:span text:style-name="T14"> метод:</text:span></text:p>
      <text:p text:style-name="P40"><text:span text:style-name="Source_20_Text">$errors = $validator-&gt;errors();</text:span></text:p>
      <text:p text:style-name="P38"/>
      <text:p text:style-name="P38"><text:span text:style-name="Source_20_Text">echo $errors-&gt;first('email');</text:span></text:p>
      <text:p text:style-name="P61"/>
      <text:h text:style-name="P29" text:outline-level="4">Извлечение всех сообщений об ошибках для одного поля</text:h>
      <text:p text:style-name="P61">Если вам нужно получить массив всех сообщений для данного поля, используйте метод get:</text:p>
      <text:p text:style-name="P40"><text:span text:style-name="Source_20_Text">foreach ($errors-&gt;get('email') as $message) {</text:span></text:p>
      <text:p text:style-name="P38"><text:span text:style-name="Source_20_Text"><text:s text:c="4"/>//</text:span></text:p>
      <text:p text:style-name="P38"><text:span text:style-name="Source_20_Text">}</text:span></text:p>
      <text:p text:style-name="P61"><text:soft-page-break/>Если вы проверяете поле формы массива, вы можете получить все сообщения для каждого из элементов массива, используя символ *:</text:p>
      <text:p text:style-name="P40"><text:span text:style-name="Source_20_Text">foreach ($errors-&gt;get('attachments.*') as $message) {</text:span></text:p>
      <text:p text:style-name="P38"><text:span text:style-name="Source_20_Text"><text:s text:c="4"/>//</text:span></text:p>
      <text:p text:style-name="P38"><text:span text:style-name="Source_20_Text">}</text:span></text:p>
      <text:p text:style-name="P61"/>
      <text:h text:style-name="P29" text:outline-level="4">Получение всех сообщений об ошибках для всех полей</text:h>
      <text:p text:style-name="P61">Чтобы получить массив всех сообщений для всех полей, используйте метод all:</text:p>
      <text:p text:style-name="P40"><text:span text:style-name="Source_20_Text">foreach ($errors-&gt;all() as $message) {</text:span></text:p>
      <text:p text:style-name="P38"><text:span text:style-name="Source_20_Text"><text:s text:c="4"/>//</text:span></text:p>
      <text:p text:style-name="P38"><text:span text:style-name="Source_20_Text">}</text:span></text:p>
      <text:p text:style-name="P61"/>
      <text:h text:style-name="P29" text:outline-level="4">Определить наличие сообщения для определенного поля</text:h>
      <text:p text:style-name="P61">Метод has может использоваться для определения наличия сообщений об ошибках для данного поля:</text:p>
      <text:p text:style-name="P40"><text:span text:style-name="Source_20_Text">if ($errors-&gt;has('email')) {</text:span></text:p>
      <text:p text:style-name="P38"><text:span text:style-name="Source_20_Text"><text:s text:c="4"/>//</text:span></text:p>
      <text:p text:style-name="P38"><text:span text:style-name="Source_20_Text">}</text:span></text:p>
      <text:p text:style-name="P61"/>
      <text:h text:style-name="P20" text:outline-level="3">Пользовательские сообщения об ошибках</text:h>
      <text:p text:style-name="P61">При необходимости, вы можете использовать свои сообщения об ошибках вместо значений по умолчанию. Существует несколько способов для указания кастомных сообщений. Во-первых, можно передать сообщения в качестве третьего аргумента в метод <text:span text:style-name="Source_20_Text">Validator::make</text:span>:</text:p>
      <text:p text:style-name="P40"><text:span text:style-name="Source_20_Text">$messages = [</text:span></text:p>
      <text:p text:style-name="P38"><text:span text:style-name="Source_20_Text"><text:s text:c="4"/>'required' =&gt; 'The :attribute field is required.',</text:span></text:p>
      <text:p text:style-name="P38"><text:span text:style-name="Source_20_Text">];</text:span></text:p>
      <text:p text:style-name="P40"><text:span text:style-name="Source_20_Text">$validator = Validator::make($input, $rules, $messages);</text:span></text:p>
      <text:p text:style-name="P61"><text:span text:style-name="Source_20_Text"/></text:p>
      <text:p text:style-name="P72"><text:span text:style-name="Source_20_Text"><text:span text:style-name="T14">В этом примере :attributeбудет заменен на имя проверяемого поля. Вы также можете использовать и другие строки-переменные. Пример:</text:span></text:span></text:p>
      <text:p text:style-name="P40"><text:span text:style-name="Source_20_Text">$messages = [</text:span></text:p>
      <text:p text:style-name="P38"><text:span text:style-name="Source_20_Text"><text:s text:c="4"/>'same' =&gt; 'The :attribute and :other must match.',</text:span></text:p>
      <text:p text:style-name="P38"><text:span text:style-name="Source_20_Text"><text:s text:c="4"/>'size' =&gt; 'The :attribute must be exactly :size.',</text:span></text:p>
      <text:p text:style-name="P38"><text:span text:style-name="Source_20_Text"><text:s text:c="4"/>'between' =&gt; 'The :attribute value :input is not between :min - :max.',</text:span></text:p>
      <text:p text:style-name="P38"><text:span text:style-name="Source_20_Text"><text:s text:c="4"/>'in' =&gt; 'The :attribute must be one of the following types: :values',</text:span></text:p>
      <text:p text:style-name="P38"><text:span text:style-name="Source_20_Text">];</text:span></text:p>
      <text:p text:style-name="P61"/>
      <text:h text:style-name="P29" text:outline-level="4"><text:soft-page-break/>Указание пользовательского сообщения для заданного атрибута</text:h>
      <text:p text:style-name="P61">Иногда есть необходимость указать собственное сообщение для конкретного поля, это можно сделать с помощью синтаксиса с точкой. Просто укажите имя атрибута и текст сообщения:</text:p>
      <text:p text:style-name="P40"><text:span text:style-name="Source_20_Text">$messages = [</text:span></text:p>
      <text:p text:style-name="P38"><text:span text:style-name="Source_20_Text"><text:s text:c="4"/>'email.required' =&gt; 'We need to know your e-mail address!',</text:span></text:p>
      <text:p text:style-name="P38"><text:span text:style-name="Source_20_Text">];</text:span></text:p>
      <text:p text:style-name="P61"/>
      <text:h text:style-name="P28" text:outline-level="4"><text:span text:style-name="T14">Указание собственных сообщений в файлах </text:span><text:span text:style-name="T99">языков</text:span></text:h>
      <text:p text:style-name="P72"><text:span text:style-name="T14">Также можно определять сообщения в файле локализации вместо того, чтобы передавать их в валидатор напрямую. Для этого добавьте сообщения в массив </text:span><text:span text:style-name="Source_20_Text"><text:span text:style-name="T14">custom</text:span></text:span><text:span text:style-name="T14"> файла локализации </text:span><text:span text:style-name="Source_20_Text"><text:span text:style-name="T14">resources/lang/xx/validation.php</text:span></text:span><text:span text:style-name="T14">.</text:span></text:p>
      <text:p text:style-name="P40"><text:span text:style-name="Source_20_Text">'custom' =&gt; [</text:span></text:p>
      <text:p text:style-name="P38"><text:span text:style-name="Source_20_Text"><text:s text:c="4"/>'email' =&gt; [</text:span></text:p>
      <text:p text:style-name="P38"><text:span text:style-name="Source_20_Text"><text:s text:c="8"/>'required' =&gt; 'We need to know your e-mail address!',</text:span></text:p>
      <text:p text:style-name="P38"><text:span text:style-name="Source_20_Text"><text:s text:c="4"/>],</text:span></text:p>
      <text:p text:style-name="P38"><text:span text:style-name="Source_20_Text">],</text:span></text:p>
      <text:p text:style-name="P61"/>
      <text:h text:style-name="P28" text:outline-level="4"><text:span text:style-name="T14">Указание пользовательских атрибутов в файлах локализации</text:span></text:h>
      <text:p text:style-name="P72"><text:span text:style-name="T14">Если вы хотите, чтобы </text:span><text:span text:style-name="Source_20_Text"><text:span text:style-name="T14">:attribute</text:span></text:span><text:span text:style-name="T14"> был заменен на кастомное имя, можно указать в массиве </text:span><text:span text:style-name="Source_20_Text"><text:span text:style-name="T14">attributes</text:span></text:span><text:span text:style-name="T14"> файле локализации </text:span><text:span text:style-name="Source_20_Text"><text:span text:style-name="T14">resources/lang/xx/validation.php</text:span></text:span><text:span text:style-name="T14">:</text:span></text:p>
      <text:p text:style-name="P40"><text:span text:style-name="Source_20_Text">'attributes' =&gt; [</text:span></text:p>
      <text:p text:style-name="P38"><text:span text:style-name="Source_20_Text"><text:s text:c="4"/>'email' =&gt; 'email address',</text:span></text:p>
      <text:p text:style-name="P38"><text:span text:style-name="Source_20_Text">],</text:span></text:p>
      <text:p text:style-name="P61">Вы также можете передать настраиваемые атрибуты в качестве четвертого аргумента методу Validator :: make:</text:p>
      <text:p text:style-name="P40"><text:span text:style-name="Source_20_Text">$customAttributes = [</text:span></text:p>
      <text:p text:style-name="P38"><text:span text:style-name="Source_20_Text"><text:s text:c="4"/>'email' =&gt; 'email address',</text:span></text:p>
      <text:p text:style-name="P38"><text:span text:style-name="Source_20_Text">];</text:span></text:p>
      <text:p text:style-name="P40"><text:span text:style-name="Source_20_Text">$validator = Validator::make($input, $rules, $messages, $customAttributes);</text:span></text:p>
      <text:p text:style-name="P61"/>
      <text:h text:style-name="P160" text:outline-level="4"><text:span text:style-name="T14">Указание пользовательских </text:span><text:span text:style-name="T100">знчения</text:span><text:span text:style-name="T14"> в файлах локализации</text:span></text:h>
      <text:p text:style-name="P61">Иногда вам может потребоваться заменить часть: value вашего сообщения проверки пользовательским представлением значения. Например, рассмотрим следующее правило, которое определяет, что номер кредитной карты требуется, если payment_type имеет значение cc:</text:p>
      <text:p text:style-name="P40"><text:span text:style-name="Source_20_Text">$request-&gt;validate([</text:span></text:p>
      <text:p text:style-name="P38"><text:span text:style-name="Source_20_Text"><text:s text:c="4"/>'credit_card_number' =&gt; 'required_if:payment_type,cc'</text:span></text:p>
      <text:p text:style-name="P38"><text:span text:style-name="Source_20_Text">]);</text:span></text:p>
      <text:p text:style-name="P61"><text:soft-page-break/>Если это правило проверки не срабатывает, будет выдано следующее сообщение об ошибке:</text:p>
      <text:p text:style-name="P40"><text:span text:style-name="Source_20_Text">The credit card number field is required when payment type is cc.</text:span></text:p>
      <text:p text:style-name="P61"/>
      <text:p text:style-name="P72"><text:span text:style-name="T14">Вместо того, чтобы отображать cc в качестве значения типа платежа, вы можете указать пользовательское представление значения в вашем языковом файле </text:span><text:span text:style-name="Source_20_Text">validation</text:span><text:span text:style-name="T14">, определив массив </text:span><text:span text:style-name="Source_20_Text"><text:span text:style-name="T14">values</text:span></text:span><text:span text:style-name="T14">:</text:span></text:p>
      <text:p text:style-name="P38"><text:span text:style-name="Source_20_Text"><text:span text:style-name="T14">'values' =&gt; [</text:span></text:span></text:p>
      <text:p text:style-name="P38"><text:span text:style-name="Source_20_Text"><text:s text:c="4"/>'payment_type' =&gt; [</text:span></text:p>
      <text:p text:style-name="P38"><text:span text:style-name="Source_20_Text"><text:s text:c="8"/>'cc' =&gt; 'credit card'</text:span></text:p>
      <text:p text:style-name="P38"><text:span text:style-name="Source_20_Text"><text:s text:c="4"/>],</text:span></text:p>
      <text:p text:style-name="P38"><text:span text:style-name="Source_20_Text">],</text:span></text:p>
      <text:p text:style-name="P265">Now if the validation rule fails it will produce the following message:</text:p>
      <text:p text:style-name="P174"><text:span text:style-name="Source_20_Text">The credit card number field is required when payment type is credit card.</text:span></text:p>
      <text:p text:style-name="P196"/>
      <text:h text:style-name="P132" text:outline-level="2"><text:span text:style-name="T14">Доступные правила валидации</text:span></text:h>
      <text:p text:style-name="P265">Ниже приведен список всех доступных правил и их функции:</text:p>
      <text:p text:style-name="P264"><text:a xlink:type="simple" xlink:href="https://laravel.com/docs/8.x/validation#rule-accepted" text:style-name="Internet_20_link" text:visited-style-name="Visited_20_Internet_20_Link">Accepted</text:a> <text:a xlink:type="simple" xlink:href="https://laravel.com/docs/8.x/validation#rule-active-url" text:style-name="Internet_20_link" text:visited-style-name="Visited_20_Internet_20_Link">Active URL</text:a> <text:a xlink:type="simple" xlink:href="https://laravel.com/docs/8.x/validation#rule-after" text:style-name="Internet_20_link" text:visited-style-name="Visited_20_Internet_20_Link">After (Date)</text:a> <text:a xlink:type="simple" xlink:href="https://laravel.com/docs/8.x/validation#rule-after-or-equal" text:style-name="Internet_20_link" text:visited-style-name="Visited_20_Internet_20_Link">After Or Equal (Date)</text:a> <text:a xlink:type="simple" xlink:href="https://laravel.com/docs/8.x/validation#rule-alpha" text:style-name="Internet_20_link" text:visited-style-name="Visited_20_Internet_20_Link">Alpha</text:a> <text:a xlink:type="simple" xlink:href="https://laravel.com/docs/8.x/validation#rule-alpha-dash" text:style-name="Internet_20_link" text:visited-style-name="Visited_20_Internet_20_Link">Alpha Dash</text:a> <text:a xlink:type="simple" xlink:href="https://laravel.com/docs/8.x/validation#rule-alpha-num" text:style-name="Internet_20_link" text:visited-style-name="Visited_20_Internet_20_Link">Alpha Numeric</text:a> <text:a xlink:type="simple" xlink:href="https://laravel.com/docs/8.x/validation#rule-array" text:style-name="Internet_20_link" text:visited-style-name="Visited_20_Internet_20_Link">Array</text:a> <text:a xlink:type="simple" xlink:href="https://laravel.com/docs/8.x/validation#rule-bail" text:style-name="Internet_20_link" text:visited-style-name="Visited_20_Internet_20_Link">Bail</text:a> <text:a xlink:type="simple" xlink:href="https://laravel.com/docs/8.x/validation#rule-before" text:style-name="Internet_20_link" text:visited-style-name="Visited_20_Internet_20_Link">Before (Date)</text:a> <text:a xlink:type="simple" xlink:href="https://laravel.com/docs/8.x/validation#rule-before-or-equal" text:style-name="Internet_20_link" text:visited-style-name="Visited_20_Internet_20_Link">Before Or Equal (Date)</text:a> <text:a xlink:type="simple" xlink:href="https://laravel.com/docs/8.x/validation#rule-between" text:style-name="Internet_20_link" text:visited-style-name="Visited_20_Internet_20_Link">Between</text:a> <text:a xlink:type="simple" xlink:href="https://laravel.com/docs/8.x/validation#rule-boolean" text:style-name="Internet_20_link" text:visited-style-name="Visited_20_Internet_20_Link">Boolean</text:a> <text:a xlink:type="simple" xlink:href="https://laravel.com/docs/8.x/validation#rule-confirmed" text:style-name="Internet_20_link" text:visited-style-name="Visited_20_Internet_20_Link">Confirmed</text:a> <text:a xlink:type="simple" xlink:href="https://laravel.com/docs/8.x/validation#rule-date" text:style-name="Internet_20_link" text:visited-style-name="Visited_20_Internet_20_Link">Date</text:a> <text:a xlink:type="simple" xlink:href="https://laravel.com/docs/8.x/validation#rule-date-equals" text:style-name="Internet_20_link" text:visited-style-name="Visited_20_Internet_20_Link">Date Equals</text:a> <text:a xlink:type="simple" xlink:href="https://laravel.com/docs/8.x/validation#rule-date-format" text:style-name="Internet_20_link" text:visited-style-name="Visited_20_Internet_20_Link">Date Format</text:a> <text:a xlink:type="simple" xlink:href="https://laravel.com/docs/8.x/validation#rule-different" text:style-name="Internet_20_link" text:visited-style-name="Visited_20_Internet_20_Link">Different</text:a> <text:a xlink:type="simple" xlink:href="https://laravel.com/docs/8.x/validation#rule-digits" text:style-name="Internet_20_link" text:visited-style-name="Visited_20_Internet_20_Link">Digits</text:a> <text:a xlink:type="simple" xlink:href="https://laravel.com/docs/8.x/validation#rule-digits-between" text:style-name="Internet_20_link" text:visited-style-name="Visited_20_Internet_20_Link">Digits Between</text:a> <text:a xlink:type="simple" xlink:href="https://laravel.com/docs/8.x/validation#rule-dimensions" text:style-name="Internet_20_link" text:visited-style-name="Visited_20_Internet_20_Link">Dimensions (Image Files)</text:a> <text:a xlink:type="simple" xlink:href="https://laravel.com/docs/8.x/validation#rule-distinct" text:style-name="Internet_20_link" text:visited-style-name="Visited_20_Internet_20_Link">Distinct</text:a> <text:a xlink:type="simple" xlink:href="https://laravel.com/docs/8.x/validation#rule-email" text:style-name="Internet_20_link" text:visited-style-name="Visited_20_Internet_20_Link">Email</text:a> <text:a xlink:type="simple" xlink:href="https://laravel.com/docs/8.x/validation#rule-ends-with" text:style-name="Internet_20_link" text:visited-style-name="Visited_20_Internet_20_Link">Ends With</text:a> <text:a xlink:type="simple" xlink:href="https://laravel.com/docs/8.x/validation#rule-exclude-if" text:style-name="Internet_20_link" text:visited-style-name="Visited_20_Internet_20_Link">Exclude If</text:a> <text:a xlink:type="simple" xlink:href="https://laravel.com/docs/8.x/validation#rule-exclude-unless" text:style-name="Internet_20_link" text:visited-style-name="Visited_20_Internet_20_Link">Exclude Unless</text:a> <text:a xlink:type="simple" xlink:href="https://laravel.com/docs/8.x/validation#rule-exists" text:style-name="Internet_20_link" text:visited-style-name="Visited_20_Internet_20_Link">Exists (Database)</text:a> <text:a xlink:type="simple" xlink:href="https://laravel.com/docs/8.x/validation#rule-file" text:style-name="Internet_20_link" text:visited-style-name="Visited_20_Internet_20_Link">File</text:a> <text:a xlink:type="simple" xlink:href="https://laravel.com/docs/8.x/validation#rule-filled" text:style-name="Internet_20_link" text:visited-style-name="Visited_20_Internet_20_Link">Filled</text:a> <text:a xlink:type="simple" xlink:href="https://laravel.com/docs/8.x/validation#rule-gt" text:style-name="Internet_20_link" text:visited-style-name="Visited_20_Internet_20_Link">Greater Than</text:a> <text:a xlink:type="simple" xlink:href="https://laravel.com/docs/8.x/validation#rule-gte" text:style-name="Internet_20_link" text:visited-style-name="Visited_20_Internet_20_Link">Greater Than Or Equal</text:a> <text:a xlink:type="simple" xlink:href="https://laravel.com/docs/8.x/validation#rule-image" text:style-name="Internet_20_link" text:visited-style-name="Visited_20_Internet_20_Link">Image (File)</text:a> <text:a xlink:type="simple" xlink:href="https://laravel.com/docs/8.x/validation#rule-in" text:style-name="Internet_20_link" text:visited-style-name="Visited_20_Internet_20_Link">In</text:a> <text:a xlink:type="simple" xlink:href="https://laravel.com/docs/8.x/validation#rule-in-array" text:style-name="Internet_20_link" text:visited-style-name="Visited_20_Internet_20_Link">In Array</text:a> <text:a xlink:type="simple" xlink:href="https://laravel.com/docs/8.x/validation#rule-integer" text:style-name="Internet_20_link" text:visited-style-name="Visited_20_Internet_20_Link">Integer</text:a> <text:a xlink:type="simple" xlink:href="https://laravel.com/docs/8.x/validation#rule-ip" text:style-name="Internet_20_link" text:visited-style-name="Visited_20_Internet_20_Link">IP Address</text:a> <text:a xlink:type="simple" xlink:href="https://laravel.com/docs/8.x/validation#rule-json" text:style-name="Internet_20_link" text:visited-style-name="Visited_20_Internet_20_Link">JSON</text:a> <text:a xlink:type="simple" xlink:href="https://laravel.com/docs/8.x/validation#rule-lt" text:style-name="Internet_20_link" text:visited-style-name="Visited_20_Internet_20_Link">Less Than</text:a> <text:a xlink:type="simple" xlink:href="https://laravel.com/docs/8.x/validation#rule-lte" text:style-name="Internet_20_link" text:visited-style-name="Visited_20_Internet_20_Link">Less Than Or Equal</text:a> <text:a xlink:type="simple" xlink:href="https://laravel.com/docs/8.x/validation#rule-max" text:style-name="Internet_20_link" text:visited-style-name="Visited_20_Internet_20_Link">Max</text:a> <text:a xlink:type="simple" xlink:href="https://laravel.com/docs/8.x/validation#rule-mimetypes" text:style-name="Internet_20_link" text:visited-style-name="Visited_20_Internet_20_Link">MIME Types</text:a> <text:a xlink:type="simple" xlink:href="https://laravel.com/docs/8.x/validation#rule-mimes" text:style-name="Internet_20_link" text:visited-style-name="Visited_20_Internet_20_Link">MIME Type By File Extension</text:a> <text:a xlink:type="simple" xlink:href="https://laravel.com/docs/8.x/validation#rule-min" text:style-name="Internet_20_link" text:visited-style-name="Visited_20_Internet_20_Link">Min</text:a> <text:a xlink:type="simple" xlink:href="https://laravel.com/docs/8.x/validation#multiple-of" text:style-name="Internet_20_link" text:visited-style-name="Visited_20_Internet_20_Link">Multiple Of</text:a> <text:a xlink:type="simple" xlink:href="https://laravel.com/docs/8.x/validation#rule-not-in" text:style-name="Internet_20_link" text:visited-style-name="Visited_20_Internet_20_Link">Not In</text:a> <text:a xlink:type="simple" xlink:href="https://laravel.com/docs/8.x/validation#rule-not-regex" text:style-name="Internet_20_link" text:visited-style-name="Visited_20_Internet_20_Link">Not Regex</text:a> <text:a xlink:type="simple" xlink:href="https://laravel.com/docs/8.x/validation#rule-nullable" text:style-name="Internet_20_link" text:visited-style-name="Visited_20_Internet_20_Link">Nullable</text:a> <text:a xlink:type="simple" xlink:href="https://laravel.com/docs/8.x/validation#rule-numeric" text:style-name="Internet_20_link" text:visited-style-name="Visited_20_Internet_20_Link">Numeric</text:a> <text:a xlink:type="simple" xlink:href="https://laravel.com/docs/8.x/validation#rule-password" text:style-name="Internet_20_link" text:visited-style-name="Visited_20_Internet_20_Link">Password</text:a> <text:a xlink:type="simple" xlink:href="https://laravel.com/docs/8.x/validation#rule-present" text:style-name="Internet_20_link" text:visited-style-name="Visited_20_Internet_20_Link">Present</text:a> <text:a xlink:type="simple" xlink:href="https://laravel.com/docs/8.x/validation#rule-regex" text:style-name="Internet_20_link" text:visited-style-name="Visited_20_Internet_20_Link">Regular Expression</text:a> <text:a xlink:type="simple" xlink:href="https://laravel.com/docs/8.x/validation#rule-required" text:style-name="Internet_20_link" text:visited-style-name="Visited_20_Internet_20_Link">Required</text:a> <text:a xlink:type="simple" xlink:href="https://laravel.com/docs/8.x/validation#rule-required-if" text:style-name="Internet_20_link" text:visited-style-name="Visited_20_Internet_20_Link">Required If</text:a> <text:a xlink:type="simple" xlink:href="https://laravel.com/docs/8.x/validation#rule-required-unless" text:style-name="Internet_20_link" text:visited-style-name="Visited_20_Internet_20_Link">Required Unless</text:a> <text:a xlink:type="simple" xlink:href="https://laravel.com/docs/8.x/validation#rule-required-with" text:style-name="Internet_20_link" text:visited-style-name="Visited_20_Internet_20_Link">Required With</text:a> <text:a xlink:type="simple" xlink:href="https://laravel.com/docs/8.x/validation#rule-required-with-all" text:style-name="Internet_20_link" text:visited-style-name="Visited_20_Internet_20_Link">Required With All</text:a> <text:a xlink:type="simple" xlink:href="https://laravel.com/docs/8.x/validation#rule-required-without" text:style-name="Internet_20_link" text:visited-style-name="Visited_20_Internet_20_Link">Required Without</text:a> <text:a xlink:type="simple" xlink:href="https://laravel.com/docs/8.x/validation#rule-required-without-all" text:style-name="Internet_20_link" text:visited-style-name="Visited_20_Internet_20_Link">Required Without All</text:a> <text:a xlink:type="simple" xlink:href="https://laravel.com/docs/8.x/validation#rule-same" text:style-name="Internet_20_link" text:visited-style-name="Visited_20_Internet_20_Link">Same</text:a> <text:a xlink:type="simple" xlink:href="https://laravel.com/docs/8.x/validation#rule-size" text:style-name="Internet_20_link" text:visited-style-name="Visited_20_Internet_20_Link">Size</text:a> <text:a xlink:type="simple" xlink:href="https://laravel.com/docs/8.x/validation#conditionally-adding-rules" text:style-name="Internet_20_link" text:visited-style-name="Visited_20_Internet_20_Link">Sometimes</text:a> <text:a xlink:type="simple" xlink:href="https://laravel.com/docs/8.x/validation#rule-starts-with" text:style-name="Internet_20_link" text:visited-style-name="Visited_20_Internet_20_Link">Starts With</text:a> <text:a xlink:type="simple" xlink:href="https://laravel.com/docs/8.x/validation#rule-string" text:style-name="Internet_20_link" text:visited-style-name="Visited_20_Internet_20_Link">String</text:a> <text:a xlink:type="simple" xlink:href="https://laravel.com/docs/8.x/validation#rule-timezone" text:style-name="Internet_20_link" text:visited-style-name="Visited_20_Internet_20_Link">Timezone</text:a> <text:a xlink:type="simple" xlink:href="https://laravel.com/docs/8.x/validation#rule-unique" text:style-name="Internet_20_link" text:visited-style-name="Visited_20_Internet_20_Link">Unique (Database)</text:a> <text:a xlink:type="simple" xlink:href="https://laravel.com/docs/8.x/validation#rule-url" text:style-name="Internet_20_link" text:visited-style-name="Visited_20_Internet_20_Link">URL</text:a> <text:a xlink:type="simple" xlink:href="https://laravel.com/docs/8.x/validation#rule-uuid" text:style-name="Internet_20_link" text:visited-style-name="Visited_20_Internet_20_Link">UUID</text:a></text:p>
      <text:h text:style-name="P162" text:outline-level="4"><text:a xlink:type="simple" xlink:href="https://laravel.com/docs/8.x/validation#rule-accepted" text:style-name="Internet_20_link" text:visited-style-name="Visited_20_Internet_20_Link"><text:span text:style-name="T14"/></text:a></text:h>
      <text:h text:style-name="P162" text:outline-level="4"><text:bookmark text:name="rule-accepted"/><text:a xlink:type="simple" xlink:href="https://laravel.com/docs/8.x/validation#rule-accepted" text:style-name="Internet_20_link" text:visited-style-name="Visited_20_Internet_20_Link">accepted</text:a></text:h>
      <text:p text:style-name="P267">Проверяемое поле должно иметь значение «да», «включено», «1» или «истина». Это полезно для подтверждения принятия "Условий использования".</text:p>
      <text:p text:style-name="P267"/>
      <text:h text:style-name="P161" text:outline-level="4"><text:bookmark text:name="rule-active-url"/><text:a xlink:type="simple" xlink:href="https://laravel.com/docs/8.x/validation#rule-active-url" text:style-name="Internet_20_link" text:visited-style-name="Visited_20_Internet_20_Link">active_url</text:a></text:h>
      <text:p text:style-name="P267">Проверяемое поле должно иметь допустимую запись A или AAAA в соответствии с функцией PHP dns_get_record. Имя хоста предоставленного URL-адреса извлекается с помощью PHP-функции parse_url перед передачей в dns_get_record.</text:p>
      <text:p text:style-name="P267"/>
      <text:h text:style-name="P161" text:outline-level="4"><text:bookmark text:name="rule-after"/><text:a xlink:type="simple" xlink:href="https://laravel.com/docs/8.x/validation#rule-after" text:style-name="Internet_20_link" text:visited-style-name="Visited_20_Internet_20_Link">after:</text:a><text:a xlink:type="simple" xlink:href="https://laravel.com/docs/8.x/validation#rule-after" text:style-name="Internet_20_link" text:visited-style-name="Visited_20_Internet_20_Link"><text:span text:style-name="Emphasis">date</text:span></text:a></text:h>
      <text:p text:style-name="P267">Проверяемое поле должно иметь значение после заданной даты. Даты будут переданы в PHP-функцию strtotime:</text:p>
      <text:p text:style-name="P173"><text:span text:style-name="Source_20_Text">'start_date' =&gt; 'required|date|after:tomorrow'</text:span></text:p>
      <text:p text:style-name="P267">Вместо передачи строки даты для оценки strtotime вы можете указать другое поле для сравнения с датой:</text:p>
      <text:p text:style-name="P173"><text:span text:style-name="Source_20_Text">'finish_date' =&gt; 'required|date|after:start_date'</text:span></text:p>
      <text:p text:style-name="P173"><text:span text:style-name="Source_20_Text"/></text:p>
      <text:h text:style-name="P161" text:outline-level="4"><text:bookmark text:name="rule-after-or-equal"/><text:soft-page-break/><text:a xlink:type="simple" xlink:href="https://laravel.com/docs/8.x/validation#rule-after-or-equal" text:style-name="Internet_20_link" text:visited-style-name="Visited_20_Internet_20_Link">after_or_equal:</text:a><text:a xlink:type="simple" xlink:href="https://laravel.com/docs/8.x/validation#rule-after-or-equal" text:style-name="Internet_20_link" text:visited-style-name="Visited_20_Internet_20_Link"><text:span text:style-name="Emphasis">date</text:span></text:a></text:h>
      <text:p text:style-name="P271"><text:span text:style-name="T1">Проверяемое поле должно иметь значение после указанной даты или равное ей. Для получения дополнительной информации см. </text:span><text:s/><text:a xlink:type="simple" xlink:href="https://laravel.com/docs/8.x/validation#rule-after" text:style-name="Internet_20_link" text:visited-style-name="Visited_20_Internet_20_Link">after</text:a> rule.</text:p>
      <text:p text:style-name="P264"/>
      <text:h text:style-name="P161" text:outline-level="4"><text:bookmark text:name="rule-alpha"/><text:a xlink:type="simple" xlink:href="https://laravel.com/docs/8.x/validation#rule-alpha" text:style-name="Internet_20_link" text:visited-style-name="Visited_20_Internet_20_Link">alpha</text:a></text:h>
      <text:p text:style-name="P267">Проверяемое поле должно состоять полностью из буквенных символов.</text:p>
      <text:p text:style-name="P264"/>
      <text:h text:style-name="P161" text:outline-level="4"><text:bookmark text:name="rule-alpha-dash"/><text:a xlink:type="simple" xlink:href="https://laravel.com/docs/8.x/validation#rule-alpha-dash" text:style-name="Internet_20_link" text:visited-style-name="Visited_20_Internet_20_Link">alpha_dash</text:a></text:h>
      <text:p text:style-name="P267">Проверяемое поле может содержать буквенно-цифровые символы, а также дефисы и подчеркивания.</text:p>
      <text:p text:style-name="P264"/>
      <text:h text:style-name="P161" text:outline-level="4"><text:bookmark text:name="rule-alpha-num"/><text:a xlink:type="simple" xlink:href="https://laravel.com/docs/8.x/validation#rule-alpha-num" text:style-name="Internet_20_link" text:visited-style-name="Visited_20_Internet_20_Link">alpha_num</text:a></text:h>
      <text:p text:style-name="P267">Проверяемое поле должно состоять полностью из буквенно-цифровых символов.</text:p>
      <text:p text:style-name="P264"/>
      <text:h text:style-name="P161" text:outline-level="4"><text:bookmark text:name="rule-array"/><text:a xlink:type="simple" xlink:href="https://laravel.com/docs/8.x/validation#rule-array" text:style-name="Internet_20_link" text:visited-style-name="Visited_20_Internet_20_Link">array</text:a></text:h>
      <text:p text:style-name="P267">Проверяемое поле должно быть массивом PHP.</text:p>
      <text:p text:style-name="P267"/>
      <text:h text:style-name="P161" text:outline-level="4"><text:bookmark text:name="rule-bail"/><text:a xlink:type="simple" xlink:href="https://laravel.com/docs/8.x/validation#rule-bail" text:style-name="Internet_20_link" text:visited-style-name="Visited_20_Internet_20_Link">bail</text:a></text:h>
      <text:p text:style-name="P267">Остановите выполнение правил проверки после первого сбоя проверки.</text:p>
      <text:p text:style-name="P267"/>
      <text:h text:style-name="P161" text:outline-level="4"><text:bookmark text:name="rule-before"/><text:a xlink:type="simple" xlink:href="https://laravel.com/docs/8.x/validation#rule-before" text:style-name="Internet_20_link" text:visited-style-name="Visited_20_Internet_20_Link">before:</text:a><text:a xlink:type="simple" xlink:href="https://laravel.com/docs/8.x/validation#rule-before" text:style-name="Internet_20_link" text:visited-style-name="Visited_20_Internet_20_Link"><text:span text:style-name="Emphasis">date</text:span></text:a></text:h>
      <text:p text:style-name="P267">Проверяемое поле должно быть значением, предшествующим указанной дате. Даты будут переданы в функцию PHP strtotime. Вдобавок, как и в правиле after, имя другого проверяемого поля может быть указано как значение даты.</text:p>
      <text:p text:style-name="P264"/>
      <text:h text:style-name="P161" text:outline-level="4"><text:bookmark text:name="rule-before-or-equal"/><text:a xlink:type="simple" xlink:href="https://laravel.com/docs/8.x/validation#rule-before-or-equal" text:style-name="Internet_20_link" text:visited-style-name="Visited_20_Internet_20_Link">before_or_equal:</text:a><text:a xlink:type="simple" xlink:href="https://laravel.com/docs/8.x/validation#rule-before-or-equal" text:style-name="Internet_20_link" text:visited-style-name="Visited_20_Internet_20_Link"><text:span text:style-name="Emphasis">date</text:span></text:a></text:h>
      <text:p text:style-name="P267">Проверяемое поле должно иметь значение, предшествующее указанной дате или равное ей. Даты будут переданы в функцию PHP strtotime. Вдобавок, как и в правиле after, имя другого проверяемого поля может быть указано как значение даты.</text:p>
      <text:p text:style-name="P264"/>
      <text:h text:style-name="P161" text:outline-level="4"><text:bookmark text:name="rule-between"/><text:a xlink:type="simple" xlink:href="https://laravel.com/docs/8.x/validation#rule-between" text:style-name="Internet_20_link" text:visited-style-name="Visited_20_Internet_20_Link">between:</text:a><text:a xlink:type="simple" xlink:href="https://laravel.com/docs/8.x/validation#rule-between" text:style-name="Internet_20_link" text:visited-style-name="Visited_20_Internet_20_Link"><text:span text:style-name="Emphasis">min</text:span></text:a><text:a xlink:type="simple" xlink:href="https://laravel.com/docs/8.x/validation#rule-between" text:style-name="Internet_20_link" text:visited-style-name="Visited_20_Internet_20_Link">,</text:a><text:a xlink:type="simple" xlink:href="https://laravel.com/docs/8.x/validation#rule-between" text:style-name="Internet_20_link" text:visited-style-name="Visited_20_Internet_20_Link"><text:span text:style-name="Emphasis">max</text:span></text:a></text:h>
      <text:p text:style-name="P264">Поле должно быть числом в диапазоне от <text:span text:style-name="Emphasis">min</text:span> до <text:span text:style-name="Emphasis">max</text:span>. Размеры строк, чисел и файлов трактуются аналогично правилу <text:a xlink:type="simple" xlink:href="https://laravel.su/docs/5.4/validation#rule-size" text:style-name="Internet_20_link" text:visited-style-name="Visited_20_Internet_20_Link"><text:span text:style-name="Source_20_Text">size</text:span></text:a>.</text:p>
      <text:p text:style-name="P264"/>
      <text:h text:style-name="P161" text:outline-level="4"><text:bookmark text:name="rule-boolean"/><text:a xlink:type="simple" xlink:href="https://laravel.com/docs/8.x/validation#rule-boolean" text:style-name="Internet_20_link" text:visited-style-name="Visited_20_Internet_20_Link">boolean</text:a></text:h>
      <text:p text:style-name="P264">Поле должно быть логическим (булевым). Разрешенные значения: <text:span text:style-name="Source_20_Text">true</text:span>, <text:span text:style-name="Source_20_Text">false</text:span>, <text:span text:style-name="Source_20_Text">1</text:span>, <text:span text:style-name="Source_20_Text">0</text:span>, <text:span text:style-name="Source_20_Text">"1"</text:span>, и <text:span text:style-name="Source_20_Text">"0"</text:span>.</text:p>
      <text:p text:style-name="P264"/>
      <text:h text:style-name="P161" text:outline-level="4"><text:bookmark text:name="rule-confirmed"/><text:a xlink:type="simple" xlink:href="https://laravel.com/docs/8.x/validation#rule-confirmed" text:style-name="Internet_20_link" text:visited-style-name="Visited_20_Internet_20_Link">confirmed</text:a></text:h>
      <text:p text:style-name="P264">Значение поля должно соответствовать значению поля с этим именем, плюс <text:span text:style-name="Source_20_Text">foo_confirmation</text:span>. Например, если проверяется поле <text:span text:style-name="Source_20_Text">password</text:span>, то на вход должно быть передано совпадающее по значению поле <text:span text:style-name="Source_20_Text">password_confirmation</text:span>.</text:p>
      <text:p text:style-name="P264"/>
      <text:h text:style-name="P161" text:outline-level="4"><text:bookmark text:name="rule-date"/><text:a xlink:type="simple" xlink:href="https://laravel.com/docs/8.x/validation#rule-date" text:style-name="Internet_20_link" text:visited-style-name="Visited_20_Internet_20_Link">date</text:a></text:h>
      <text:p text:style-name="P264">Поле должно быть правильной датой в соответствии с PHP функцией <text:span text:style-name="Source_20_Text">strtotime</text:span>.</text:p>
      <text:p text:style-name="P264"/>
      <text:h text:style-name="P161" text:outline-level="4"><text:bookmark text:name="rule-date-equals"/><text:soft-page-break/><text:a xlink:type="simple" xlink:href="https://laravel.com/docs/8.x/validation#rule-date-equals" text:style-name="Internet_20_link" text:visited-style-name="Visited_20_Internet_20_Link">date_equals:</text:a><text:a xlink:type="simple" xlink:href="https://laravel.com/docs/8.x/validation#rule-date-equals" text:style-name="Internet_20_link" text:visited-style-name="Visited_20_Internet_20_Link"><text:span text:style-name="Emphasis">date</text:span></text:a></text:h>
      <text:p text:style-name="P267">Проверяемое поле должно быть равно указанной дате. Даты будут переданы в функцию PHP strtotime.</text:p>
      <text:p text:style-name="P264"/>
      <text:h text:style-name="P161" text:outline-level="4"><text:bookmark text:name="rule-date-format"/><text:a xlink:type="simple" xlink:href="https://laravel.com/docs/8.x/validation#rule-date-format" text:style-name="Internet_20_link" text:visited-style-name="Visited_20_Internet_20_Link">date_format:</text:a><text:a xlink:type="simple" xlink:href="https://laravel.com/docs/8.x/validation#rule-date-format" text:style-name="Internet_20_link" text:visited-style-name="Visited_20_Internet_20_Link"><text:span text:style-name="Emphasis">format</text:span></text:a></text:h>
      <text:p text:style-name="P264">Поле должно соответствовать заданному <text:span text:style-name="Emphasis">формату</text:span>. Необходимо <text:span text:style-name="Strong_20_Emphasis">использовать</text:span> функцию <text:span text:style-name="Source_20_Text">date</text:span> или <text:span text:style-name="Source_20_Text">date_format</text:span> при проверке поля, но не обе. <text:span text:style-name="T1">Это правило проверки поддерживает все форматы, поддерживаемые классом DateTime PHP.</text:span></text:p>
      <text:p text:style-name="P264"><text:span text:style-name="T1"/></text:p>
      <text:h text:style-name="P161" text:outline-level="4"><text:bookmark text:name="rule-different"/><text:a xlink:type="simple" xlink:href="https://laravel.com/docs/8.x/validation#rule-different" text:style-name="Internet_20_link" text:visited-style-name="Visited_20_Internet_20_Link">different:</text:a><text:a xlink:type="simple" xlink:href="https://laravel.com/docs/8.x/validation#rule-different" text:style-name="Internet_20_link" text:visited-style-name="Visited_20_Internet_20_Link"><text:span text:style-name="Emphasis">field</text:span></text:a></text:h>
      <text:p text:style-name="P264">Значение проверяемого поля должно отличаться от значения поля <text:span text:style-name="Emphasis">field</text:span>.</text:p>
      <text:p text:style-name="P264"/>
      <text:h text:style-name="P161" text:outline-level="4"><text:bookmark text:name="rule-digits"/><text:a xlink:type="simple" xlink:href="https://laravel.com/docs/8.x/validation#rule-digits" text:style-name="Internet_20_link" text:visited-style-name="Visited_20_Internet_20_Link">digits:</text:a><text:a xlink:type="simple" xlink:href="https://laravel.com/docs/8.x/validation#rule-digits" text:style-name="Internet_20_link" text:visited-style-name="Visited_20_Internet_20_Link"><text:span text:style-name="Emphasis">value</text:span></text:a></text:h>
      <text:p text:style-name="P264">Поле должно быть <text:span text:style-name="Emphasis">числовым</text:span> и иметь точную длину <text:span text:style-name="Emphasis">значения</text:span>.</text:p>
      <text:p text:style-name="P264"/>
      <text:h text:style-name="P161" text:outline-level="4"><text:bookmark text:name="rule-digits-between"/><text:a xlink:type="simple" xlink:href="https://laravel.com/docs/8.x/validation#rule-digits-between" text:style-name="Internet_20_link" text:visited-style-name="Visited_20_Internet_20_Link">digits_between:</text:a><text:a xlink:type="simple" xlink:href="https://laravel.com/docs/8.x/validation#rule-digits-between" text:style-name="Internet_20_link" text:visited-style-name="Visited_20_Internet_20_Link"><text:span text:style-name="Emphasis">min</text:span></text:a><text:a xlink:type="simple" xlink:href="https://laravel.com/docs/8.x/validation#rule-digits-between" text:style-name="Internet_20_link" text:visited-style-name="Visited_20_Internet_20_Link">,</text:a><text:a xlink:type="simple" xlink:href="https://laravel.com/docs/8.x/validation#rule-digits-between" text:style-name="Internet_20_link" text:visited-style-name="Visited_20_Internet_20_Link"><text:span text:style-name="Emphasis">max</text:span></text:a></text:h>
      <text:p text:style-name="P264">Длина значения поля проверки должна быть между <text:span text:style-name="Emphasis">min</text:span> и <text:span text:style-name="Emphasis">max</text:span>.</text:p>
      <text:p text:style-name="P264"/>
      <text:h text:style-name="P161" text:outline-level="4"><text:bookmark text:name="rule-dimensions"/><text:a xlink:type="simple" xlink:href="https://laravel.com/docs/8.x/validation#rule-dimensions" text:style-name="Internet_20_link" text:visited-style-name="Visited_20_Internet_20_Link">dimensions</text:a></text:h>
      <text:p text:style-name="P264">Файл изображения должен иметь ограничения согласно параметрам:</text:p>
      <text:p text:style-name="P173"><text:span text:style-name="Source_20_Text">'avatar' =&gt; 'dimensions:min_width=100,min_height=200'</text:span></text:p>
      <text:p text:style-name="P264">Доступные ограничения: <text:span text:style-name="Emphasis">min_width</text:span>, <text:span text:style-name="Emphasis">max_width</text:span>, <text:span text:style-name="Emphasis">min_height</text:span>, <text:span text:style-name="Emphasis">max_height</text:span>, <text:span text:style-name="Emphasis">width</text:span>, <text:span text:style-name="Emphasis">height</text:span>, <text:span text:style-name="Emphasis">ratio</text:span>.</text:p>
      <text:p text:style-name="Text_20_body">Ограничение <text:span text:style-name="Emphasis">ratio</text:span> должно быть представлено как ширина к высоте. Это может быть обыкновенная (<text:span text:style-name="Source_20_Text">3/2</text:span>) или десятичная (<text:span text:style-name="Source_20_Text">1.5</text:span>) дробь:</text:p>
      <text:p text:style-name="P173"><text:span text:style-name="Source_20_Text">'avatar' =&gt; 'dimensions:ratio=3/2'</text:span></text:p>
      <text:p text:style-name="P264">Поскольку это правило требует несколько аргументов, вы можете использовать метод <text:span text:style-name="Source_20_Text">Rule::dimensions</text:span>:</text:p>
      <text:p text:style-name="P173"><text:span text:style-name="Source_20_Text">use Illuminate\Validation\Rule;</text:span></text:p>
      <text:p text:style-name="P173"/>
      <text:p text:style-name="P173"><text:span text:style-name="Source_20_Text">Validator::make($data, [</text:span></text:p>
      <text:p text:style-name="P173"><text:span text:style-name="Source_20_Text"><text:s text:c="4"/>'avatar' =&gt; [</text:span></text:p>
      <text:p text:style-name="P173"><text:span text:style-name="Source_20_Text"><text:s text:c="8"/>'required',</text:span></text:p>
      <text:p text:style-name="P173"><text:span text:style-name="Source_20_Text"><text:s text:c="8"/>Rule::dimensions()-&gt;maxWidth(1000)-&gt;maxHeight(500)-&gt;ratio(3 / 2),</text:span></text:p>
      <text:p text:style-name="P173"><text:span text:style-name="Source_20_Text"><text:s text:c="4"/>],</text:span></text:p>
      <text:p text:style-name="P173"><text:span text:style-name="Source_20_Text">]);</text:span></text:p>
      <text:p text:style-name="P173"><text:span text:style-name="Source_20_Text"/></text:p>
      <text:h text:style-name="P161" text:outline-level="4"><text:bookmark text:name="rule-distinct"/><text:a xlink:type="simple" xlink:href="https://laravel.com/docs/8.x/validation#rule-distinct" text:style-name="Internet_20_link" text:visited-style-name="Visited_20_Internet_20_Link">distinct</text:a></text:h>
      <text:p text:style-name="P264">При работе с массивами, поле не должно иметь повторяющихся значений.</text:p>
      <text:p text:style-name="P178"><text:span text:style-name="Source_20_Text">'foo.*.id' =&gt; 'distinct'</text:span></text:p>
      <text:p text:style-name="P178"><text:span text:style-name="Source_20_Text"/></text:p>
      <text:h text:style-name="P166" text:outline-level="4"><text:bookmark text:name="rule-email"/><text:a xlink:type="simple" xlink:href="https://laravel.com/docs/8.x/validation#rule-email" text:style-name="Internet_20_link" text:visited-style-name="Visited_20_Internet_20_Link">email</text:a></text:h>
      <text:p text:style-name="P267">Проверяемое поле должно быть отформатировано как адрес электронной почты. Под капотом это правило проверки использует пакет egulias / email-validator для проверки адреса электронной почты. По умолчанию применяется валидатор RFCValidation, но вы также можете применить другие стили проверки:</text:p>
      <text:p text:style-name="P173"><text:span text:style-name="Source_20_Text">'email' =&gt; 'email:rfc,dns'</text:span></text:p>
      <text:p text:style-name="P267">В приведенном выше примере будут применяться проверки RFCValidation и DNSCheckValidation. Вот полный список стилей проверки, которые вы можете применить:</text:p>
      <text:list xml:id="list3375933561" text:style-name="L27">
        <text:list-item>
          <text:p text:style-name="P268"><text:span text:style-name="Source_20_Text">rfc</text:span>: <text:span text:style-name="Source_20_Text">RFCValidation</text:span> </text:p>
        </text:list-item>
        <text:list-item>
          <text:p text:style-name="P268"><text:span text:style-name="Source_20_Text">strict</text:span>: <text:span text:style-name="Source_20_Text">NoRFCWarningsValidation</text:span> </text:p>
        </text:list-item>
        <text:list-item>
          <text:p text:style-name="P268"><text:soft-page-break/><text:span text:style-name="Source_20_Text">dns</text:span>: <text:span text:style-name="Source_20_Text">DNSCheckValidation</text:span> </text:p>
        </text:list-item>
        <text:list-item>
          <text:p text:style-name="P268"><text:span text:style-name="Source_20_Text">spoof</text:span>: <text:span text:style-name="Source_20_Text">SpoofCheckValidation</text:span> </text:p>
        </text:list-item>
        <text:list-item>
          <text:p text:style-name="P268"><text:span text:style-name="Source_20_Text">filter</text:span>: <text:span text:style-name="Source_20_Text">FilterEmailValidation</text:span> </text:p>
        </text:list-item>
      </text:list>
      <text:p text:style-name="P267">Валидатор фильтра, который использует функцию PHP filter_var под капотом, поставляется с Laravel и является поведением Laravel до версии 5.8. Для валидаторов dns и spoof требуется расширение PHP intl.</text:p>
      <text:p text:style-name="P267"/>
      <text:h text:style-name="P161" text:outline-level="4"><text:bookmark text:name="rule-ends-with"/><text:a xlink:type="simple" xlink:href="https://laravel.com/docs/8.x/validation#rule-ends-with" text:style-name="Internet_20_link" text:visited-style-name="Visited_20_Internet_20_Link">ends_with:</text:a><text:a xlink:type="simple" xlink:href="https://laravel.com/docs/8.x/validation#rule-ends-with" text:style-name="Internet_20_link" text:visited-style-name="Visited_20_Internet_20_Link"><text:span text:style-name="Emphasis">foo</text:span></text:a><text:a xlink:type="simple" xlink:href="https://laravel.com/docs/8.x/validation#rule-ends-with" text:style-name="Internet_20_link" text:visited-style-name="Visited_20_Internet_20_Link">,</text:a><text:a xlink:type="simple" xlink:href="https://laravel.com/docs/8.x/validation#rule-ends-with" text:style-name="Internet_20_link" text:visited-style-name="Visited_20_Internet_20_Link"><text:span text:style-name="Emphasis">bar</text:span></text:a><text:a xlink:type="simple" xlink:href="https://laravel.com/docs/8.x/validation#rule-ends-with" text:style-name="Internet_20_link" text:visited-style-name="Visited_20_Internet_20_Link">,...</text:a></text:h>
      <text:p text:style-name="P267">Проверяемое поле должно заканчиваться одним из указанных значений.</text:p>
      <text:p text:style-name="P267"/>
      <text:h text:style-name="P161" text:outline-level="4"><text:bookmark text:name="rule-exclude-if"/><text:a xlink:type="simple" xlink:href="https://laravel.com/docs/8.x/validation#rule-exclude-if" text:style-name="Internet_20_link" text:visited-style-name="Visited_20_Internet_20_Link">exclude_if:</text:a><text:a xlink:type="simple" xlink:href="https://laravel.com/docs/8.x/validation#rule-exclude-if" text:style-name="Internet_20_link" text:visited-style-name="Visited_20_Internet_20_Link"><text:span text:style-name="Emphasis">anotherfield</text:span></text:a><text:a xlink:type="simple" xlink:href="https://laravel.com/docs/8.x/validation#rule-exclude-if" text:style-name="Internet_20_link" text:visited-style-name="Visited_20_Internet_20_Link">,</text:a><text:a xlink:type="simple" xlink:href="https://laravel.com/docs/8.x/validation#rule-exclude-if" text:style-name="Internet_20_link" text:visited-style-name="Visited_20_Internet_20_Link"><text:span text:style-name="Emphasis">value</text:span></text:a></text:h>
      <text:p text:style-name="P267">Проверяемое поле будет исключено из данных запроса, возвращаемых методами проверки и проверки, если поле другого поля равно значению.</text:p>
      <text:p text:style-name="P267"/>
      <text:h text:style-name="P161" text:outline-level="4"><text:bookmark text:name="rule-exclude-unless"/><text:a xlink:type="simple" xlink:href="https://laravel.com/docs/8.x/validation#rule-exclude-unless" text:style-name="Internet_20_link" text:visited-style-name="Visited_20_Internet_20_Link">exclude_unless:</text:a><text:a xlink:type="simple" xlink:href="https://laravel.com/docs/8.x/validation#rule-exclude-unless" text:style-name="Internet_20_link" text:visited-style-name="Visited_20_Internet_20_Link"><text:span text:style-name="Emphasis">anotherfield</text:span></text:a><text:a xlink:type="simple" xlink:href="https://laravel.com/docs/8.x/validation#rule-exclude-unless" text:style-name="Internet_20_link" text:visited-style-name="Visited_20_Internet_20_Link">,</text:a><text:a xlink:type="simple" xlink:href="https://laravel.com/docs/8.x/validation#rule-exclude-unless" text:style-name="Internet_20_link" text:visited-style-name="Visited_20_Internet_20_Link"><text:span text:style-name="Emphasis">value</text:span></text:a></text:h>
      <text:p text:style-name="P267">Проверяемое поле будет исключено из данных запроса, возвращаемых методами проверки и проверки, если только поле другого поля не равно значению.</text:p>
      <text:p text:style-name="P267"/>
      <text:h text:style-name="P161" text:outline-level="4"><text:bookmark text:name="rule-exists"/><text:a xlink:type="simple" xlink:href="https://laravel.com/docs/8.x/validation#rule-exists" text:style-name="Internet_20_link" text:visited-style-name="Visited_20_Internet_20_Link">exists:</text:a><text:a xlink:type="simple" xlink:href="https://laravel.com/docs/8.x/validation#rule-exists" text:style-name="Internet_20_link" text:visited-style-name="Visited_20_Internet_20_Link"><text:span text:style-name="Emphasis">table</text:span></text:a><text:a xlink:type="simple" xlink:href="https://laravel.com/docs/8.x/validation#rule-exists" text:style-name="Internet_20_link" text:visited-style-name="Visited_20_Internet_20_Link">,</text:a><text:a xlink:type="simple" xlink:href="https://laravel.com/docs/8.x/validation#rule-exists" text:style-name="Internet_20_link" text:visited-style-name="Visited_20_Internet_20_Link"><text:span text:style-name="Emphasis">column</text:span></text:a></text:h>
      <text:p text:style-name="P264">Поле должно существовать в указанной таблице базы данных.</text:p>
      <text:p text:style-name="P264"/>
      <text:h text:style-name="P161" text:outline-level="4"><text:bookmark text:name="basic-usage-of-exists-rule"/><text:a xlink:type="simple" xlink:href="https://laravel.com/docs/8.x/validation#basic-usage-of-exists-rule" text:style-name="Internet_20_link" text:visited-style-name="Visited_20_Internet_20_Link">Basic Usage Of Exists Rule</text:a></text:h>
      <text:p text:style-name="P173"><text:span text:style-name="Source_20_Text">'state' =&gt; 'exists:states'</text:span></text:p>
      <text:p text:style-name="P267">Если параметр столбца не указан, будет использоваться имя поля.</text:p>
      <text:p text:style-name="P264"/>
      <text:h text:style-name="P161" text:outline-level="4">Указание пользовательского названия столбца</text:h>
      <text:p text:style-name="P173"><text:span text:style-name="Source_20_Text">'state' =&gt; 'exists:states,abbreviation'</text:span></text:p>
      <text:p text:style-name="P264">Иногда может потребоваться подключение к базе данных и использование в запросе <text:span text:style-name="Source_20_Text">exists</text:span>, этого можно добиться путем добавления к соединению название таблицы, используя синтаксис с точкой:</text:p>
      <text:p text:style-name="P173"><text:span text:style-name="Source_20_Text">'email' =&gt; 'exists:connection.staff,email'</text:span></text:p>
      <text:p text:style-name="P267">Вместо того, чтобы указывать имя таблицы напрямую, вы можете указать модель Eloquent, которая должна использоваться для определения имени таблицы:</text:p>
      <text:p text:style-name="P173"><text:span text:style-name="Source_20_Text">'user_id' =&gt; 'exists:App\Models\User,id'</text:span></text:p>
      <text:p text:style-name="P264">Если бы вы хотите модифицировать запрос, можно использовать класс <text:span text:style-name="Source_20_Text">Rule</text:span>, в данном примере мы будем использовать массив вместо знака <text:span text:style-name="Source_20_Text">|</text:span>:</text:p>
      <text:p text:style-name="P173"><text:span text:style-name="Source_20_Text">use Illuminate\Validation\Rule;</text:span></text:p>
      <text:p text:style-name="P173"/>
      <text:p text:style-name="P173"><text:span text:style-name="Source_20_Text">Validator::make($data, [</text:span></text:p>
      <text:p text:style-name="P173"><text:span text:style-name="Source_20_Text"><text:s text:c="4"/>'email' =&gt; [</text:span></text:p>
      <text:p text:style-name="P173"><text:span text:style-name="Source_20_Text"><text:s text:c="8"/>'required',</text:span></text:p>
      <text:p text:style-name="P173"><text:span text:style-name="Source_20_Text"><text:s text:c="8"/>Rule::exists('staff')-&gt;where(function ($query) {</text:span></text:p>
      <text:p text:style-name="P173"><text:span text:style-name="Source_20_Text"><text:s text:c="12"/>$query-&gt;where('account_id', 1);</text:span></text:p>
      <text:p text:style-name="P173"><text:span text:style-name="Source_20_Text"><text:s text:c="8"/>}),</text:span></text:p>
      <text:p text:style-name="P173"><text:span text:style-name="Source_20_Text"><text:s text:c="4"/>],</text:span></text:p>
      <text:p text:style-name="P173"><text:span text:style-name="Source_20_Text">]);</text:span></text:p>
      <text:p text:style-name="P173"><text:span text:style-name="Source_20_Text"/></text:p>
      <text:h text:style-name="P161" text:outline-level="4"><text:bookmark text:name="rule-file"/><text:a xlink:type="simple" xlink:href="https://laravel.com/docs/8.x/validation#rule-file" text:style-name="Internet_20_link" text:visited-style-name="Visited_20_Internet_20_Link">file</text:a></text:h>
      <text:p text:style-name="P264">Поле должно быть успешно загруженным файлом.</text:p>
      <text:p text:style-name="P264"/>
      <text:h text:style-name="P161" text:outline-level="4"><text:bookmark text:name="rule-filled"/><text:soft-page-break/><text:a xlink:type="simple" xlink:href="https://laravel.com/docs/8.x/validation#rule-filled" text:style-name="Internet_20_link" text:visited-style-name="Visited_20_Internet_20_Link">filled</text:a></text:h>
      <text:p text:style-name="P264">Поле не должно быть пустым.</text:p>
      <text:p text:style-name="P264"/>
      <text:h text:style-name="P161" text:outline-level="4"><text:bookmark text:name="rule-gt"/><text:a xlink:type="simple" xlink:href="https://laravel.com/docs/8.x/validation#rule-gt" text:style-name="Internet_20_link" text:visited-style-name="Visited_20_Internet_20_Link">gt:</text:a><text:a xlink:type="simple" xlink:href="https://laravel.com/docs/8.x/validation#rule-gt" text:style-name="Internet_20_link" text:visited-style-name="Visited_20_Internet_20_Link"><text:span text:style-name="Emphasis">field</text:span></text:a></text:h>
      <text:p text:style-name="P267">Проверяемое поле должно быть больше заданного поля. Два поля должны быть одного типа. Строки, числа, массивы и файлы оцениваются с использованием тех же соглашений, что и правило размера.</text:p>
      <text:p text:style-name="P264"/>
      <text:h text:style-name="P161" text:outline-level="4"><text:bookmark text:name="rule-gte"/><text:a xlink:type="simple" xlink:href="https://laravel.com/docs/8.x/validation#rule-gte" text:style-name="Internet_20_link" text:visited-style-name="Visited_20_Internet_20_Link">gte:</text:a><text:a xlink:type="simple" xlink:href="https://laravel.com/docs/8.x/validation#rule-gte" text:style-name="Internet_20_link" text:visited-style-name="Visited_20_Internet_20_Link"><text:span text:style-name="Emphasis">field</text:span></text:a></text:h>
      <text:p text:style-name="P267">Проверяемое поле должно быть больше или равно заданному полю. Два поля должны быть одного типа. Строки, числа, массивы и файлы оцениваются с использованием тех же соглашений, что и правило размера.</text:p>
      <text:p text:style-name="P267"/>
      <text:h text:style-name="P161" text:outline-level="4"><text:bookmark text:name="rule-image"/><text:a xlink:type="simple" xlink:href="https://laravel.com/docs/8.x/validation#rule-image" text:style-name="Internet_20_link" text:visited-style-name="Visited_20_Internet_20_Link">image</text:a></text:h>
      <text:p text:style-name="P264">Загруженный файл должен быть в формате jpeg, png, bmp, gif или svg.</text:p>
      <text:p text:style-name="P264"/>
      <text:h text:style-name="P161" text:outline-level="4"><text:bookmark text:name="rule-in"/><text:a xlink:type="simple" xlink:href="https://laravel.com/docs/8.x/validation#rule-in" text:style-name="Internet_20_link" text:visited-style-name="Visited_20_Internet_20_Link">in:</text:a><text:a xlink:type="simple" xlink:href="https://laravel.com/docs/8.x/validation#rule-in" text:style-name="Internet_20_link" text:visited-style-name="Visited_20_Internet_20_Link"><text:span text:style-name="Emphasis">foo</text:span></text:a><text:a xlink:type="simple" xlink:href="https://laravel.com/docs/8.x/validation#rule-in" text:style-name="Internet_20_link" text:visited-style-name="Visited_20_Internet_20_Link">,</text:a><text:a xlink:type="simple" xlink:href="https://laravel.com/docs/8.x/validation#rule-in" text:style-name="Internet_20_link" text:visited-style-name="Visited_20_Internet_20_Link"><text:span text:style-name="Emphasis">bar</text:span></text:a><text:a xlink:type="simple" xlink:href="https://laravel.com/docs/8.x/validation#rule-in" text:style-name="Internet_20_link" text:visited-style-name="Visited_20_Internet_20_Link">,...</text:a></text:h>
      <text:p text:style-name="P264">Значение поля должно быть одним из перечисленных. Поскольку это правило иногда вынуждает вас использовать функцию <text:span text:style-name="Source_20_Text">implode</text:span>, для этого случая есть метод <text:span text:style-name="Source_20_Text">Rule::in </text:span><text:s/><text:span text:style-name="T1">можно использовать для быстрого построения правила:</text:span></text:p>
      <text:p text:style-name="P173"><text:span text:style-name="Source_20_Text">use Illuminate\Validation\Rule;</text:span></text:p>
      <text:p text:style-name="P173"/>
      <text:p text:style-name="P173"><text:span text:style-name="Source_20_Text">Validator::make($data, [</text:span></text:p>
      <text:p text:style-name="P173"><text:span text:style-name="Source_20_Text"><text:s text:c="4"/>'zones' =&gt; [</text:span></text:p>
      <text:p text:style-name="P173"><text:span text:style-name="Source_20_Text"><text:s text:c="8"/>'required',</text:span></text:p>
      <text:p text:style-name="P173"><text:span text:style-name="Source_20_Text"><text:s text:c="8"/>Rule::in(['first-zone', 'second-zone']),</text:span></text:p>
      <text:p text:style-name="P173"><text:span text:style-name="Source_20_Text"><text:s text:c="4"/>],</text:span></text:p>
      <text:p text:style-name="P173"><text:span text:style-name="Source_20_Text">]);</text:span></text:p>
      <text:h text:style-name="P161" text:outline-level="4"><text:bookmark text:name="rule-in-array"/><text:a xlink:type="simple" xlink:href="https://laravel.com/docs/8.x/validation#rule-in-array" text:style-name="Internet_20_link" text:visited-style-name="Visited_20_Internet_20_Link">in_array:</text:a><text:a xlink:type="simple" xlink:href="https://laravel.com/docs/8.x/validation#rule-in-array" text:style-name="Internet_20_link" text:visited-style-name="Visited_20_Internet_20_Link"><text:span text:style-name="Emphasis">anotherfield</text:span></text:a><text:a xlink:type="simple" xlink:href="https://laravel.com/docs/8.x/validation#rule-in-array" text:style-name="Internet_20_link" text:visited-style-name="Visited_20_Internet_20_Link">.*</text:a></text:h>
      <text:p text:style-name="P264">В массиве должны существовать значения <text:span text:style-name="Emphasis">anotherfield</text:span>.</text:p>
      <text:p text:style-name="P264"/>
      <text:h text:style-name="P161" text:outline-level="4"><text:bookmark text:name="rule-integer"/><text:a xlink:type="simple" xlink:href="https://laravel.com/docs/8.x/validation#rule-integer" text:style-name="Internet_20_link" text:visited-style-name="Visited_20_Internet_20_Link">integer</text:a></text:h>
      <text:p text:style-name="P267">Проверяемое поле должно быть целым числом. Это правило проверки не проверяет, что ввод относится к типу переменной «целое число», а только то, что ввод является строковым или числовым значением, содержащим целое число.</text:p>
      <text:p text:style-name="P267"/>
      <text:h text:style-name="P161" text:outline-level="4"><text:bookmark text:name="rule-ip"/><text:a xlink:type="simple" xlink:href="https://laravel.com/docs/8.x/validation#rule-ip" text:style-name="Internet_20_link" text:visited-style-name="Visited_20_Internet_20_Link">ip</text:a></text:h>
      <text:p text:style-name="P264">Поле должно быть корректным IP-адресом.</text:p>
      <text:p text:style-name="P264"/>
      <text:h text:style-name="P161" text:outline-level="4"><text:bookmark text:name="ipv4"/><text:a xlink:type="simple" xlink:href="https://laravel.com/docs/8.x/validation#ipv4" text:style-name="Internet_20_link" text:visited-style-name="Visited_20_Internet_20_Link">ipv4</text:a></text:h>
      <text:p text:style-name="P264">Поле должно быть IPv4-адресом.</text:p>
      <text:p text:style-name="P264"/>
      <text:h text:style-name="P161" text:outline-level="4"><text:bookmark text:name="ipv6"/><text:a xlink:type="simple" xlink:href="https://laravel.com/docs/8.x/validation#ipv6" text:style-name="Internet_20_link" text:visited-style-name="Visited_20_Internet_20_Link">ipv6</text:a></text:h>
      <text:p text:style-name="P264">Поле должно быть IPv6-адресом.</text:p>
      <text:p text:style-name="P264"/>
      <text:h text:style-name="P161" text:outline-level="4"><text:bookmark text:name="rule-json"/><text:a xlink:type="simple" xlink:href="https://laravel.com/docs/8.x/validation#rule-json" text:style-name="Internet_20_link" text:visited-style-name="Visited_20_Internet_20_Link">json</text:a></text:h>
      <text:p text:style-name="P264">Поле должно быть валидной строкой JSON.</text:p>
      <text:p text:style-name="P264"/>
      <text:h text:style-name="P161" text:outline-level="4"><text:bookmark text:name="rule-lt"/><text:soft-page-break/><text:a xlink:type="simple" xlink:href="https://laravel.com/docs/8.x/validation#rule-lt" text:style-name="Internet_20_link" text:visited-style-name="Visited_20_Internet_20_Link">lt:</text:a><text:a xlink:type="simple" xlink:href="https://laravel.com/docs/8.x/validation#rule-lt" text:style-name="Internet_20_link" text:visited-style-name="Visited_20_Internet_20_Link"><text:span text:style-name="Emphasis">field</text:span></text:a></text:h>
      <text:p text:style-name="P267">Проверяемое поле должно быть меньше указанного поля. Два поля должны быть одного типа. Строки, числа, массивы и файлы оцениваются с использованием тех же соглашений, что и правило размера.</text:p>
      <text:p text:style-name="P267"/>
      <text:h text:style-name="P161" text:outline-level="4"><text:bookmark text:name="rule-lte"/><text:a xlink:type="simple" xlink:href="https://laravel.com/docs/8.x/validation#rule-lte" text:style-name="Internet_20_link" text:visited-style-name="Visited_20_Internet_20_Link">lte:</text:a><text:a xlink:type="simple" xlink:href="https://laravel.com/docs/8.x/validation#rule-lte" text:style-name="Internet_20_link" text:visited-style-name="Visited_20_Internet_20_Link"><text:span text:style-name="Emphasis">field</text:span></text:a></text:h>
      <text:p text:style-name="P267">Проверяемое поле должно быть меньше или равно заданному полю. Два поля должны быть одного типа. Строки, числа, массивы и файлы оцениваются с использованием тех же соглашений, что и правило размера.</text:p>
      <text:p text:style-name="P267"/>
      <text:h text:style-name="P161" text:outline-level="4"><text:bookmark text:name="rule-max"/><text:a xlink:type="simple" xlink:href="https://laravel.com/docs/8.x/validation#rule-max" text:style-name="Internet_20_link" text:visited-style-name="Visited_20_Internet_20_Link">max:</text:a><text:a xlink:type="simple" xlink:href="https://laravel.com/docs/8.x/validation#rule-max" text:style-name="Internet_20_link" text:visited-style-name="Visited_20_Internet_20_Link"><text:span text:style-name="Emphasis">value</text:span></text:a></text:h>
      <text:p text:style-name="P264">Значение поля должно быть меньше или равно <text:span text:style-name="Emphasis">value</text:span>. Размеры строк, чисел и файлов трактуются аналогично правилу <text:a xlink:type="simple" xlink:href="https://laravel.su/docs/5.4/validation#rule-size" text:style-name="Internet_20_link" text:visited-style-name="Visited_20_Internet_20_Link"><text:span text:style-name="Source_20_Text">size</text:span></text:a>.</text:p>
      <text:p text:style-name="P264"/>
      <text:h text:style-name="P161" text:outline-level="4"><text:bookmark text:name="rule-mimetypes"/><text:a xlink:type="simple" xlink:href="https://laravel.com/docs/8.x/validation#rule-mimetypes" text:style-name="Internet_20_link" text:visited-style-name="Visited_20_Internet_20_Link">mimetypes:</text:a><text:a xlink:type="simple" xlink:href="https://laravel.com/docs/8.x/validation#rule-mimetypes" text:style-name="Internet_20_link" text:visited-style-name="Visited_20_Internet_20_Link"><text:span text:style-name="Emphasis">text/plain</text:span></text:a><text:a xlink:type="simple" xlink:href="https://laravel.com/docs/8.x/validation#rule-mimetypes" text:style-name="Internet_20_link" text:visited-style-name="Visited_20_Internet_20_Link">,...</text:a></text:h>
      <text:p text:style-name="P264">MIME-тип загруженного файла должен быть одним из перечисленных:</text:p>
      <text:p text:style-name="P173"><text:span text:style-name="Source_20_Text">'video' =&gt; 'mimetypes:video/avi,video/mpeg,video/quicktime'</text:span></text:p>
      <text:p text:style-name="P264">Чтобы определить MIME-тип загруженного файла, фреймворк будет читать содержимое и пытаться угадать MIME-тип, который может отличаться от того, что указал пользователь.</text:p>
      <text:p text:style-name="P264"/>
      <text:h text:style-name="P161" text:outline-level="4"><text:bookmark text:name="rule-mimes"/><text:a xlink:type="simple" xlink:href="https://laravel.com/docs/8.x/validation#rule-mimes" text:style-name="Internet_20_link" text:visited-style-name="Visited_20_Internet_20_Link">mimes:</text:a><text:a xlink:type="simple" xlink:href="https://laravel.com/docs/8.x/validation#rule-mimes" text:style-name="Internet_20_link" text:visited-style-name="Visited_20_Internet_20_Link"><text:span text:style-name="Emphasis">foo</text:span></text:a><text:a xlink:type="simple" xlink:href="https://laravel.com/docs/8.x/validation#rule-mimes" text:style-name="Internet_20_link" text:visited-style-name="Visited_20_Internet_20_Link">,</text:a><text:a xlink:type="simple" xlink:href="https://laravel.com/docs/8.x/validation#rule-mimes" text:style-name="Internet_20_link" text:visited-style-name="Visited_20_Internet_20_Link"><text:span text:style-name="Emphasis">bar</text:span></text:a><text:a xlink:type="simple" xlink:href="https://laravel.com/docs/8.x/validation#rule-mimes" text:style-name="Internet_20_link" text:visited-style-name="Visited_20_Internet_20_Link">,...</text:a></text:h>
      <text:p text:style-name="P264">MIME-тип загруженного файла должен быть одним из перечисленных.</text:p>
      <text:p text:style-name="P264"/>
      <text:h text:style-name="P161" text:outline-level="4"><text:bookmark text:name="basic-usage-of-mime-rule"/><text:a xlink:type="simple" xlink:href="https://laravel.com/docs/8.x/validation#basic-usage-of-mime-rule" text:style-name="Internet_20_link" text:visited-style-name="Visited_20_Internet_20_Link">Basic Usage Of MIME Rule</text:a></text:h>
      <text:p text:style-name="P173"><text:span text:style-name="Source_20_Text">'photo' =&gt; 'mimes:jpeg,bmp,png'</text:span></text:p>
      <text:p text:style-name="P264">Даже если необходимо только указать расширение, это правило проверяет MIME-тип файла, читая содержимое файла и пытаясь угадать его.</text:p>
      <text:p text:style-name="Text_20_body">Полный список MIME-типов и соответствующие им расширения можно найти в: <text:a xlink:type="simple" xlink:href="https://svn.apache.org/repos/asf/httpd/httpd/trunk/docs/conf/mime.types" text:style-name="Internet_20_link" text:visited-style-name="Visited_20_Internet_20_Link">https://svn.apache.org/repos/asf/httpd/httpd/trunk/docs/conf/mime.types</text:a></text:p>
      <text:p text:style-name="P264"/>
      <text:h text:style-name="P161" text:outline-level="4"><text:bookmark text:name="rule-min"/><text:a xlink:type="simple" xlink:href="https://laravel.com/docs/8.x/validation#rule-min" text:style-name="Internet_20_link" text:visited-style-name="Visited_20_Internet_20_Link">min:</text:a><text:a xlink:type="simple" xlink:href="https://laravel.com/docs/8.x/validation#rule-min" text:style-name="Internet_20_link" text:visited-style-name="Visited_20_Internet_20_Link"><text:span text:style-name="Emphasis">value</text:span></text:a></text:h>
      <text:p text:style-name="P264">Значение поля должно быть больше <text:span text:style-name="Emphasis">value</text:span>. Размеры строк, чисел и файлов трактуются аналогично правилу <text:a xlink:type="simple" xlink:href="https://laravel.su/docs/5.4/validation#rule-size" text:style-name="Internet_20_link" text:visited-style-name="Visited_20_Internet_20_Link"><text:span text:style-name="Source_20_Text">size</text:span></text:a>.</text:p>
      <text:p text:style-name="P264"/>
      <text:h text:style-name="P161" text:outline-level="4"><text:bookmark text:name="multiple-of"/><text:a xlink:type="simple" xlink:href="https://laravel.com/docs/8.x/validation#multiple-of" text:style-name="Internet_20_link" text:visited-style-name="Visited_20_Internet_20_Link">multiple_of:</text:a><text:a xlink:type="simple" xlink:href="https://laravel.com/docs/8.x/validation#multiple-of" text:style-name="Internet_20_link" text:visited-style-name="Visited_20_Internet_20_Link"><text:span text:style-name="Emphasis">value</text:span></text:a></text:h>
      <text:p text:style-name="P267">Проверяемое поле должно быть кратным значению.</text:p>
      <text:p text:style-name="P267"/>
      <text:h text:style-name="P161" text:outline-level="4"><text:bookmark text:name="rule-not-in"/><text:a xlink:type="simple" xlink:href="https://laravel.com/docs/8.x/validation#rule-not-in" text:style-name="Internet_20_link" text:visited-style-name="Visited_20_Internet_20_Link">not_in:</text:a><text:a xlink:type="simple" xlink:href="https://laravel.com/docs/8.x/validation#rule-not-in" text:style-name="Internet_20_link" text:visited-style-name="Visited_20_Internet_20_Link"><text:span text:style-name="Emphasis">foo</text:span></text:a><text:a xlink:type="simple" xlink:href="https://laravel.com/docs/8.x/validation#rule-not-in" text:style-name="Internet_20_link" text:visited-style-name="Visited_20_Internet_20_Link">,</text:a><text:a xlink:type="simple" xlink:href="https://laravel.com/docs/8.x/validation#rule-not-in" text:style-name="Internet_20_link" text:visited-style-name="Visited_20_Internet_20_Link"><text:span text:style-name="Emphasis">bar</text:span></text:a><text:a xlink:type="simple" xlink:href="https://laravel.com/docs/8.x/validation#rule-not-in" text:style-name="Internet_20_link" text:visited-style-name="Visited_20_Internet_20_Link">,...</text:a></text:h>
      <text:p text:style-name="P267">Проверяемое поле не должно быть включено в данный список значений. Метод Rule :: notIn может использоваться для плавного построения правила:</text:p>
      <text:p text:style-name="P173"><text:span text:style-name="Source_20_Text">use Illuminate\Validation\Rule;</text:span></text:p>
      <text:p text:style-name="P173"/>
      <text:p text:style-name="P173"><text:span text:style-name="Source_20_Text">Validator::make($data, [</text:span></text:p>
      <text:p text:style-name="P173"><text:span text:style-name="Source_20_Text"><text:s text:c="4"/>'toppings' =&gt; [</text:span></text:p>
      <text:p text:style-name="P173"><text:span text:style-name="Source_20_Text"><text:s text:c="8"/>'required',</text:span></text:p>
      <text:p text:style-name="P173"><text:span text:style-name="Source_20_Text"><text:s text:c="8"/>Rule::notIn(['sprinkles', 'cherries']),</text:span></text:p>
      <text:p text:style-name="P173"><text:span text:style-name="Source_20_Text"><text:s text:c="4"/>],</text:span></text:p>
      <text:p text:style-name="P173"><text:span text:style-name="Source_20_Text">]);</text:span></text:p>
      <text:p text:style-name="P173"><text:span text:style-name="Source_20_Text"/></text:p>
      <text:h text:style-name="P161" text:outline-level="4"><text:bookmark text:name="rule-not-regex"/><text:soft-page-break/><text:a xlink:type="simple" xlink:href="https://laravel.com/docs/8.x/validation#rule-not-regex" text:style-name="Internet_20_link" text:visited-style-name="Visited_20_Internet_20_Link">not_regex:</text:a><text:a xlink:type="simple" xlink:href="https://laravel.com/docs/8.x/validation#rule-not-regex" text:style-name="Internet_20_link" text:visited-style-name="Visited_20_Internet_20_Link"><text:span text:style-name="Emphasis">pattern</text:span></text:a></text:h>
      <text:p text:style-name="P272"><text:span text:style-name="T1">Проверяемое поле не должно соответствовать заданному регулярному выражению. Внутренне это правило использует функцию PHP preg_match. Указанный шаблон должен подчиняться тому же форматированию, которое требуется preg_match, и, таким образом, также включать допустимые разделители. Например:</text:span></text:p>
      <text:p text:style-name="P272"><text:s/><text:span text:style-name="Source_20_Text">'email' =&gt; 'not_regex:/^.+$/i'</text:span>.</text:p>
      <text:p text:style-name="P267">Примечание. При использовании шаблонов regex / not_regex может потребоваться указать правила в массиве вместо использования разделителей каналов, особенно если регулярное выражение содержит символ вертикальной черты.</text:p>
      <text:p text:style-name="P267"/>
      <text:h text:style-name="P161" text:outline-level="4"><text:bookmark text:name="rule-nullable"/><text:a xlink:type="simple" xlink:href="https://laravel.com/docs/8.x/validation#rule-nullable" text:style-name="Internet_20_link" text:visited-style-name="Visited_20_Internet_20_Link">nullable</text:a></text:h>
      <text:p text:style-name="P264">Поле может быть равно <text:span text:style-name="Source_20_Text">null</text:span>. Это особенно полезно при проверке примитивов, такие как строки и целые числа, которые могут содержать <text:span text:style-name="Source_20_Text">null</text:span> значения.</text:p>
      <text:p text:style-name="P264"/>
      <text:h text:style-name="P161" text:outline-level="4"><text:bookmark text:name="rule-numeric"/><text:a xlink:type="simple" xlink:href="https://laravel.com/docs/8.x/validation#rule-numeric" text:style-name="Internet_20_link" text:visited-style-name="Visited_20_Internet_20_Link">numeric</text:a></text:h>
      <text:p text:style-name="P264">Поле должно иметь корректное числовое или дробное значение.</text:p>
      <text:p text:style-name="P264"/>
      <text:h text:style-name="P161" text:outline-level="4"><text:bookmark text:name="rule-password"/><text:a xlink:type="simple" xlink:href="https://laravel.com/docs/8.x/validation#rule-password" text:style-name="Internet_20_link" text:visited-style-name="Visited_20_Internet_20_Link">password</text:a></text:h>
      <text:p text:style-name="P267">Проверяемое поле должно соответствовать паролю аутентифицированного пользователя. Вы можете указать защиту аутентификации, используя первый параметр правила:</text:p>
      <text:p text:style-name="P173"><text:span text:style-name="Source_20_Text">'password' =&gt; 'password:api'</text:span></text:p>
      <text:p text:style-name="P173"><text:span text:style-name="Source_20_Text"/></text:p>
      <text:h text:style-name="P161" text:outline-level="4"><text:bookmark text:name="rule-present"/><text:a xlink:type="simple" xlink:href="https://laravel.com/docs/8.x/validation#rule-present" text:style-name="Internet_20_link" text:visited-style-name="Visited_20_Internet_20_Link">present</text:a></text:h>
      <text:p text:style-name="P264">Поле для проверки должно присутствовать во входных данных, но может быть пустым.</text:p>
      <text:p text:style-name="P264"/>
      <text:h text:style-name="P161" text:outline-level="4"><text:bookmark text:name="rule-regex"/><text:a xlink:type="simple" xlink:href="https://laravel.com/docs/8.x/validation#rule-regex" text:style-name="Internet_20_link" text:visited-style-name="Visited_20_Internet_20_Link">regex:</text:a><text:a xlink:type="simple" xlink:href="https://laravel.com/docs/8.x/validation#rule-regex" text:style-name="Internet_20_link" text:visited-style-name="Visited_20_Internet_20_Link"><text:span text:style-name="Emphasis">pattern</text:span></text:a></text:h>
      <text:p text:style-name="P272"><text:span text:style-name="T1">Проверяемое поле должно соответствовать заданному регулярному выражению. Внутренне это правило использует функцию PHP preg_match. Указанный шаблон должен подчиняться тому же форматированию, которое требуется preg_match, и, таким образом, также включать допустимые разделители. Например:</text:span> <text:span text:style-name="Source_20_Text">'email' =&gt; 'regex:/^.+@.+$/i'</text:span>.</text:p>
      <text:p text:style-name="P267">Примечание. При использовании шаблонов regex / not_regex может потребоваться указать правила в массиве вместо использования разделителей каналов, особенно если регулярное выражение содержит символ вертикальной черты.</text:p>
      <text:p text:style-name="P267"/>
      <text:h text:style-name="P161" text:outline-level="4"><text:bookmark text:name="rule-required"/><text:a xlink:type="simple" xlink:href="https://laravel.com/docs/8.x/validation#rule-required" text:style-name="Internet_20_link" text:visited-style-name="Visited_20_Internet_20_Link">required</text:a></text:h>
      <text:p text:style-name="P264">Проверяемое поле должно иметь непустое значение. Поле считается пустым, если одно из следующих значений верно:</text:p>
      <text:list xml:id="list3652293761" text:style-name="L29">
        <text:list-item>
          <text:p text:style-name="P253">Если значение равно <text:span text:style-name="Source_20_Text">null</text:span>. </text:p>
        </text:list-item>
        <text:list-item>
          <text:p text:style-name="P253">Если значение — пустая строка. </text:p>
        </text:list-item>
        <text:list-item>
          <text:p text:style-name="P253">Если значение является пустым массивом или пустым объектом <text:span text:style-name="Source_20_Text">Countable</text:span>. </text:p>
        </text:list-item>
        <text:list-item>
          <text:p text:style-name="P263">Если значение это загруженный файл без пути. </text:p>
        </text:list-item>
      </text:list>
      <text:p text:style-name="P264"/>
      <text:h text:style-name="P161" text:outline-level="4"><text:bookmark text:name="rule-required-if"/><text:a xlink:type="simple" xlink:href="https://laravel.com/docs/8.x/validation#rule-required-if" text:style-name="Internet_20_link" text:visited-style-name="Visited_20_Internet_20_Link">required_if:</text:a><text:a xlink:type="simple" xlink:href="https://laravel.com/docs/8.x/validation#rule-required-if" text:style-name="Internet_20_link" text:visited-style-name="Visited_20_Internet_20_Link"><text:span text:style-name="Emphasis">anotherfield</text:span></text:a><text:a xlink:type="simple" xlink:href="https://laravel.com/docs/8.x/validation#rule-required-if" text:style-name="Internet_20_link" text:visited-style-name="Visited_20_Internet_20_Link">,</text:a><text:a xlink:type="simple" xlink:href="https://laravel.com/docs/8.x/validation#rule-required-if" text:style-name="Internet_20_link" text:visited-style-name="Visited_20_Internet_20_Link"><text:span text:style-name="Emphasis">value</text:span></text:a><text:a xlink:type="simple" xlink:href="https://laravel.com/docs/8.x/validation#rule-required-if" text:style-name="Internet_20_link" text:visited-style-name="Visited_20_Internet_20_Link">,...</text:a></text:h>
      <text:p text:style-name="P264">Поле должно присутствовать и не быть пустым, если <text:span text:style-name="Emphasis">anotherfield</text:span> равно любому <text:span text:style-name="Emphasis">value</text:span>.</text:p>
      <text:p text:style-name="P264"/>
      <text:p text:style-name="P267"><text:soft-page-break/>Если вы хотите создать более сложное условие для правила required_if, вы можете использовать метод Rule :: requiredIf. Этот метод принимает логическое значение или закрытие. При передаче Closure оно должно возвращать истину или ложь, чтобы указать, требуется ли проверяемое поле:</text:p>
      <text:p text:style-name="P173"><text:span text:style-name="Source_20_Text">use Illuminate\Validation\Rule;</text:span></text:p>
      <text:p text:style-name="P173"/>
      <text:p text:style-name="P173"><text:span text:style-name="Source_20_Text">Validator::make($request-&gt;all(), [</text:span></text:p>
      <text:p text:style-name="P173"><text:span text:style-name="Source_20_Text"><text:s text:c="4"/>'role_id' =&gt; Rule::requiredIf($request-&gt;user()-&gt;is_admin),</text:span></text:p>
      <text:p text:style-name="P173"><text:span text:style-name="Source_20_Text">]);</text:span></text:p>
      <text:p text:style-name="P173"/>
      <text:p text:style-name="P173"><text:span text:style-name="Source_20_Text">Validator::make($request-&gt;all(), [</text:span></text:p>
      <text:p text:style-name="P173"><text:span text:style-name="Source_20_Text"><text:s text:c="4"/>'role_id' =&gt; Rule::requiredIf(function () use ($request) {</text:span></text:p>
      <text:p text:style-name="P173"><text:span text:style-name="Source_20_Text"><text:s text:c="8"/>return $request-&gt;user()-&gt;is_admin;</text:span></text:p>
      <text:p text:style-name="P173"><text:span text:style-name="Source_20_Text"><text:s text:c="4"/>}),</text:span></text:p>
      <text:p text:style-name="P173"><text:span text:style-name="Source_20_Text">]);</text:span></text:p>
      <text:p text:style-name="P173"><text:span text:style-name="Source_20_Text"/></text:p>
      <text:h text:style-name="P161" text:outline-level="4"><text:bookmark text:name="rule-required-unless"/><text:a xlink:type="simple" xlink:href="https://laravel.com/docs/8.x/validation#rule-required-unless" text:style-name="Internet_20_link" text:visited-style-name="Visited_20_Internet_20_Link">required_unless:</text:a><text:a xlink:type="simple" xlink:href="https://laravel.com/docs/8.x/validation#rule-required-unless" text:style-name="Internet_20_link" text:visited-style-name="Visited_20_Internet_20_Link"><text:span text:style-name="Emphasis">anotherfield</text:span></text:a><text:a xlink:type="simple" xlink:href="https://laravel.com/docs/8.x/validation#rule-required-unless" text:style-name="Internet_20_link" text:visited-style-name="Visited_20_Internet_20_Link">,</text:a><text:a xlink:type="simple" xlink:href="https://laravel.com/docs/8.x/validation#rule-required-unless" text:style-name="Internet_20_link" text:visited-style-name="Visited_20_Internet_20_Link"><text:span text:style-name="Emphasis">value</text:span></text:a><text:a xlink:type="simple" xlink:href="https://laravel.com/docs/8.x/validation#rule-required-unless" text:style-name="Internet_20_link" text:visited-style-name="Visited_20_Internet_20_Link">,...</text:a></text:h>
      <text:p text:style-name="P264">Поле должно присутствовать и не быть пустым, если <text:span text:style-name="Emphasis">anotherfield</text:span> равно любому <text:span text:style-name="Emphasis">value</text:span>.</text:p>
      <text:p text:style-name="P264"/>
      <text:h text:style-name="P161" text:outline-level="4"><text:bookmark text:name="rule-required-with"/><text:a xlink:type="simple" xlink:href="https://laravel.com/docs/8.x/validation#rule-required-with" text:style-name="Internet_20_link" text:visited-style-name="Visited_20_Internet_20_Link">required_with:</text:a><text:a xlink:type="simple" xlink:href="https://laravel.com/docs/8.x/validation#rule-required-with" text:style-name="Internet_20_link" text:visited-style-name="Visited_20_Internet_20_Link"><text:span text:style-name="Emphasis">foo</text:span></text:a><text:a xlink:type="simple" xlink:href="https://laravel.com/docs/8.x/validation#rule-required-with" text:style-name="Internet_20_link" text:visited-style-name="Visited_20_Internet_20_Link">,</text:a><text:a xlink:type="simple" xlink:href="https://laravel.com/docs/8.x/validation#rule-required-with" text:style-name="Internet_20_link" text:visited-style-name="Visited_20_Internet_20_Link"><text:span text:style-name="Emphasis">bar</text:span></text:a><text:a xlink:type="simple" xlink:href="https://laravel.com/docs/8.x/validation#rule-required-with" text:style-name="Internet_20_link" text:visited-style-name="Visited_20_Internet_20_Link">,...</text:a></text:h>
      <text:p text:style-name="P264">Поле должно присутствовать и не быть пустым, за исключением случая, когда <text:span text:style-name="Emphasis">anotherfield</text:span> равно любому <text:span text:style-name="Emphasis">value</text:span>.</text:p>
      <text:p text:style-name="P264"/>
      <text:h text:style-name="P161" text:outline-level="4"><text:bookmark text:name="rule-required-with-all"/><text:a xlink:type="simple" xlink:href="https://laravel.com/docs/8.x/validation#rule-required-with-all" text:style-name="Internet_20_link" text:visited-style-name="Visited_20_Internet_20_Link">required_with_all:</text:a><text:a xlink:type="simple" xlink:href="https://laravel.com/docs/8.x/validation#rule-required-with-all" text:style-name="Internet_20_link" text:visited-style-name="Visited_20_Internet_20_Link"><text:span text:style-name="Emphasis">foo</text:span></text:a><text:a xlink:type="simple" xlink:href="https://laravel.com/docs/8.x/validation#rule-required-with-all" text:style-name="Internet_20_link" text:visited-style-name="Visited_20_Internet_20_Link">,</text:a><text:a xlink:type="simple" xlink:href="https://laravel.com/docs/8.x/validation#rule-required-with-all" text:style-name="Internet_20_link" text:visited-style-name="Visited_20_Internet_20_Link"><text:span text:style-name="Emphasis">bar</text:span></text:a><text:a xlink:type="simple" xlink:href="https://laravel.com/docs/8.x/validation#rule-required-with-all" text:style-name="Internet_20_link" text:visited-style-name="Visited_20_Internet_20_Link">,...</text:a></text:h>
      <text:p text:style-name="P264">Проверяемое поле должно иметь непустое значение, но только если присутствует хотя бы одно из перечисленных полей (foo, bar и т.д.).</text:p>
      <text:p text:style-name="P264"/>
      <text:h text:style-name="P161" text:outline-level="4"><text:bookmark text:name="rule-required-without"/><text:a xlink:type="simple" xlink:href="https://laravel.com/docs/8.x/validation#rule-required-without" text:style-name="Internet_20_link" text:visited-style-name="Visited_20_Internet_20_Link">required_without:</text:a><text:a xlink:type="simple" xlink:href="https://laravel.com/docs/8.x/validation#rule-required-without" text:style-name="Internet_20_link" text:visited-style-name="Visited_20_Internet_20_Link"><text:span text:style-name="Emphasis">foo</text:span></text:a><text:a xlink:type="simple" xlink:href="https://laravel.com/docs/8.x/validation#rule-required-without" text:style-name="Internet_20_link" text:visited-style-name="Visited_20_Internet_20_Link">,</text:a><text:a xlink:type="simple" xlink:href="https://laravel.com/docs/8.x/validation#rule-required-without" text:style-name="Internet_20_link" text:visited-style-name="Visited_20_Internet_20_Link"><text:span text:style-name="Emphasis">bar</text:span></text:a><text:a xlink:type="simple" xlink:href="https://laravel.com/docs/8.x/validation#rule-required-without" text:style-name="Internet_20_link" text:visited-style-name="Visited_20_Internet_20_Link">,...</text:a></text:h>
      <text:p text:style-name="P264">Проверяемое поле должно иметь непустое значение, но только если не присутствует хотя бы одно из перечисленных полей (foo, bar и т.д.).</text:p>
      <text:p text:style-name="P264"/>
      <text:h text:style-name="P161" text:outline-level="4"><text:bookmark text:name="rule-required-without-all"/><text:a xlink:type="simple" xlink:href="https://laravel.com/docs/8.x/validation#rule-required-without-all" text:style-name="Internet_20_link" text:visited-style-name="Visited_20_Internet_20_Link">required_without_all:</text:a><text:a xlink:type="simple" xlink:href="https://laravel.com/docs/8.x/validation#rule-required-without-all" text:style-name="Internet_20_link" text:visited-style-name="Visited_20_Internet_20_Link"><text:span text:style-name="Emphasis">foo</text:span></text:a><text:a xlink:type="simple" xlink:href="https://laravel.com/docs/8.x/validation#rule-required-without-all" text:style-name="Internet_20_link" text:visited-style-name="Visited_20_Internet_20_Link">,</text:a><text:a xlink:type="simple" xlink:href="https://laravel.com/docs/8.x/validation#rule-required-without-all" text:style-name="Internet_20_link" text:visited-style-name="Visited_20_Internet_20_Link"><text:span text:style-name="Emphasis">bar</text:span></text:a><text:a xlink:type="simple" xlink:href="https://laravel.com/docs/8.x/validation#rule-required-without-all" text:style-name="Internet_20_link" text:visited-style-name="Visited_20_Internet_20_Link">,...</text:a></text:h>
      <text:p text:style-name="P264">Проверяемое поле должно иметь непустое значение, но только если не присутствуют все перечисленные поля (foo, bar и т.д.).</text:p>
      <text:p text:style-name="P264"/>
      <text:h text:style-name="P161" text:outline-level="4"><text:bookmark text:name="rule-same"/><text:a xlink:type="simple" xlink:href="https://laravel.com/docs/8.x/validation#rule-same" text:style-name="Internet_20_link" text:visited-style-name="Visited_20_Internet_20_Link">same:</text:a><text:a xlink:type="simple" xlink:href="https://laravel.com/docs/8.x/validation#rule-same" text:style-name="Internet_20_link" text:visited-style-name="Visited_20_Internet_20_Link"><text:span text:style-name="Emphasis">field</text:span></text:a></text:h>
      <text:p text:style-name="P264">Поле должно иметь то же значение, что и поле field.</text:p>
      <text:p text:style-name="P264"/>
      <text:h text:style-name="P161" text:outline-level="4"><text:bookmark text:name="rule-size"/><text:a xlink:type="simple" xlink:href="https://laravel.com/docs/8.x/validation#rule-size" text:style-name="Internet_20_link" text:visited-style-name="Visited_20_Internet_20_Link">size:</text:a><text:a xlink:type="simple" xlink:href="https://laravel.com/docs/8.x/validation#rule-size" text:style-name="Internet_20_link" text:visited-style-name="Visited_20_Internet_20_Link"><text:span text:style-name="Emphasis">value</text:span></text:a></text:h>
      <text:p text:style-name="P267">Проверяемое поле должно иметь размер, соответствующий заданному значению. Для строковых данных значение соответствует количеству символов. Для числовых данных значение соответствует заданному целочисленному значению (атрибут также должен иметь числовое или целочисленное правило). Для массива размер соответствует количеству в массиве. Для файлов размер соответствует размеру файла в килобайтах. Давайте посмотрим на несколько примеров:</text:p>
      <text:p text:style-name="P173"><text:span text:style-name="Source_20_Text">// Validate that a string is exactly 12 characters long...</text:span></text:p>
      <text:p text:style-name="P173"><text:span text:style-name="Source_20_Text">'title' =&gt; 'size:12';</text:span></text:p>
      <text:p text:style-name="P173"/>
      <text:p text:style-name="P173"><text:span text:style-name="Source_20_Text">// Validate that a provided integer equals 10...</text:span></text:p>
      <text:p text:style-name="P173"><text:span text:style-name="Source_20_Text">'seats' =&gt; 'integer|size:10';</text:span></text:p>
      <text:p text:style-name="P173"/>
      <text:p text:style-name="P173"><text:span text:style-name="Source_20_Text">// Validate that an array has exactly 5 elements...</text:span></text:p>
      <text:p text:style-name="P173"><text:soft-page-break/><text:span text:style-name="Source_20_Text">'tags' =&gt; 'array|size:5';</text:span></text:p>
      <text:p text:style-name="P173"/>
      <text:p text:style-name="P173"><text:span text:style-name="Source_20_Text">// Validate that an uploaded file is exactly 512 kilobytes...</text:span></text:p>
      <text:p text:style-name="P173"><text:span text:style-name="Source_20_Text">'image' =&gt; 'file|size:512';</text:span></text:p>
      <text:p text:style-name="P173"><text:span text:style-name="Source_20_Text"/></text:p>
      <text:h text:style-name="P161" text:outline-level="4"><text:bookmark text:name="rule-starts-with"/><text:a xlink:type="simple" xlink:href="https://laravel.com/docs/8.x/validation#rule-starts-with" text:style-name="Internet_20_link" text:visited-style-name="Visited_20_Internet_20_Link">starts_with:</text:a><text:a xlink:type="simple" xlink:href="https://laravel.com/docs/8.x/validation#rule-starts-with" text:style-name="Internet_20_link" text:visited-style-name="Visited_20_Internet_20_Link"><text:span text:style-name="Emphasis">foo</text:span></text:a><text:a xlink:type="simple" xlink:href="https://laravel.com/docs/8.x/validation#rule-starts-with" text:style-name="Internet_20_link" text:visited-style-name="Visited_20_Internet_20_Link">,</text:a><text:a xlink:type="simple" xlink:href="https://laravel.com/docs/8.x/validation#rule-starts-with" text:style-name="Internet_20_link" text:visited-style-name="Visited_20_Internet_20_Link"><text:span text:style-name="Emphasis">bar</text:span></text:a><text:a xlink:type="simple" xlink:href="https://laravel.com/docs/8.x/validation#rule-starts-with" text:style-name="Internet_20_link" text:visited-style-name="Visited_20_Internet_20_Link">,...</text:a></text:h>
      <text:p text:style-name="P267">Проверяемое поле должно начинаться с одного из указанных значений.</text:p>
      <text:p text:style-name="P267"/>
      <text:h text:style-name="P161" text:outline-level="4"><text:bookmark text:name="rule-string"/><text:a xlink:type="simple" xlink:href="https://laravel.com/docs/8.x/validation#rule-string" text:style-name="Internet_20_link" text:visited-style-name="Visited_20_Internet_20_Link">string</text:a></text:h>
      <text:p text:style-name="P264">Поле должно быть строкой. Если вы хотите, чтобы поле было <text:span text:style-name="Source_20_Text">null</text:span>, следует доолнитель указать это полю правило <text:span text:style-name="Source_20_Text">nullable</text:span>.</text:p>
      <text:p text:style-name="P264"/>
      <text:h text:style-name="P161" text:outline-level="4"><text:bookmark text:name="rule-timezone"/><text:a xlink:type="simple" xlink:href="https://laravel.com/docs/8.x/validation#rule-timezone" text:style-name="Internet_20_link" text:visited-style-name="Visited_20_Internet_20_Link">timezone</text:a></text:h>
      <text:p text:style-name="P264">Поле должно содержать идентификатор часового пояса (таймзоны), один из перечисленных в php-функции <text:span text:style-name="Source_20_Text">timezone_identifiers_list</text:span>.</text:p>
      <text:p text:style-name="P264"/>
      <text:h text:style-name="P161" text:outline-level="4"><text:bookmark text:name="rule-unique"/><text:a xlink:type="simple" xlink:href="https://laravel.com/docs/8.x/validation#rule-unique" text:style-name="Internet_20_link" text:visited-style-name="Visited_20_Internet_20_Link">unique:</text:a><text:a xlink:type="simple" xlink:href="https://laravel.com/docs/8.x/validation#rule-unique" text:style-name="Internet_20_link" text:visited-style-name="Visited_20_Internet_20_Link"><text:span text:style-name="Emphasis">table</text:span></text:a><text:a xlink:type="simple" xlink:href="https://laravel.com/docs/8.x/validation#rule-unique" text:style-name="Internet_20_link" text:visited-style-name="Visited_20_Internet_20_Link">,</text:a><text:a xlink:type="simple" xlink:href="https://laravel.com/docs/8.x/validation#rule-unique" text:style-name="Internet_20_link" text:visited-style-name="Visited_20_Internet_20_Link"><text:span text:style-name="Emphasis">column</text:span></text:a><text:a xlink:type="simple" xlink:href="https://laravel.com/docs/8.x/validation#rule-unique" text:style-name="Internet_20_link" text:visited-style-name="Visited_20_Internet_20_Link">,</text:a><text:a xlink:type="simple" xlink:href="https://laravel.com/docs/8.x/validation#rule-unique" text:style-name="Internet_20_link" text:visited-style-name="Visited_20_Internet_20_Link"><text:span text:style-name="Emphasis">except</text:span></text:a><text:a xlink:type="simple" xlink:href="https://laravel.com/docs/8.x/validation#rule-unique" text:style-name="Internet_20_link" text:visited-style-name="Visited_20_Internet_20_Link">,</text:a><text:a xlink:type="simple" xlink:href="https://laravel.com/docs/8.x/validation#rule-unique" text:style-name="Internet_20_link" text:visited-style-name="Visited_20_Internet_20_Link"><text:span text:style-name="Emphasis">idColumn</text:span></text:a></text:h>
      <text:p text:style-name="P264"><text:span text:style-name="Source_20_Text">Значение поля должно быть уникальным в заданной таблице базы данных. Если column не указано, то будет использовано имя поля.</text:span></text:p>
      <text:p text:style-name="Text_20_body"><text:span text:style-name="Strong_20_Emphasis">Указание пользовательского названия столбца:</text:span></text:p>
      <text:p text:style-name="P121"><text:span text:style-name="Source_20_Text">'email' =&gt; 'unique:users,email_address'</text:span></text:p>
      <text:p text:style-name="Text_20_body"><text:span text:style-name="Strong_20_Emphasis">Пользовательское подключение к БД</text:span></text:p>
      <text:p text:style-name="Text_20_body">Иногда вам может понадобиться установить собственное соединение с базой данных, как замечено выше, параметр <text:span text:style-name="Source_20_Text">unique:users</text:span>, будет использовать соединение по умолчанию. Чтобы переопределить это, укажите подключение и имя таблицы через синтаксис с точкой:</text:p>
      <text:p text:style-name="P121"><text:span text:style-name="Source_20_Text">'email' =&gt; 'unique:connection.users,email_address'</text:span></text:p>
      <text:p text:style-name="Text_20_body"><text:span text:style-name="Strong_20_Emphasis">Игнорирование ID при проверке на уникальность:</text:span></text:p>
      <text:p text:style-name="Text_20_body">Иногда потребуется игнорировать ID при проверке на уникальность. Например, рассмотрим обновление профиля пользователя, который включает в себя имя пользователя, адрес электронной почты и местоположение. Конечно, вы хотите убедиться, что адрес электронной почты является уникальным. Однако, если пользователь изменяет только имя и не изменяет электронную почту, нам не требуется вывод ошибки, но тем не менее возникнет исключение, поскольку пользователь уже является владельцем адреса электронной почты.</text:p>
      <text:p text:style-name="Text_20_body">Для того, чтобы игнорировать ID пользователя, мы будем использовать класс <text:span text:style-name="Source_20_Text">Rule</text:span> который позволяет гибко строить наши правила в таком случае. В примере, мы укажем правила в качестве массива вместо <text:span text:style-name="Source_20_Text">|</text:span> символа-разделителя:</text:p>
      <text:p text:style-name="Preformatted_20_Text"><text:span text:style-name="Source_20_Text">use Illuminate\Validation\Rule;</text:span></text:p>
      <text:p text:style-name="Preformatted_20_Text"/>
      <text:p text:style-name="Preformatted_20_Text"><text:span text:style-name="Source_20_Text">Validator::make($data, [</text:span></text:p>
      <text:p text:style-name="Preformatted_20_Text"><text:span text:style-name="Source_20_Text"><text:s text:c="4"/>'email' =&gt; [</text:span></text:p>
      <text:p text:style-name="Preformatted_20_Text"><text:span text:style-name="Source_20_Text"><text:s text:c="8"/>'required',</text:span></text:p>
      <text:p text:style-name="Preformatted_20_Text"><text:span text:style-name="Source_20_Text"><text:s text:c="8"/>Rule::unique('users')-&gt;ignore($user-&gt;id),</text:span></text:p>
      <text:p text:style-name="Preformatted_20_Text"><text:span text:style-name="Source_20_Text"><text:s text:c="4"/>],</text:span></text:p>
      <text:p text:style-name="P121"><text:span text:style-name="Source_20_Text">]);</text:span></text:p>
      <text:p text:style-name="Text_20_body"><text:soft-page-break/>Если таблица использует имя столбца первичного ключа помимо <text:span text:style-name="Source_20_Text">id</text:span>, можно указать имя столбца при вызове метода <text:span text:style-name="Source_20_Text">ignore</text:span>:</text:p>
      <text:p text:style-name="P121"><text:span text:style-name="Source_20_Text">'email' =&gt; Rule::unique('users')-&gt;ignore($user-&gt;id, 'user_id')</text:span></text:p>
      <text:p text:style-name="Text_20_body"><text:span text:style-name="Strong_20_Emphasis">Добавление дополнительных условий Where:</text:span></text:p>
      <text:p text:style-name="Text_20_body">Вы также можете указать дополнительные условия, используя метод <text:span text:style-name="Source_20_Text">where</text:span>. Например, давайте добавим ограничение, которое проверяет, что <text:span text:style-name="Source_20_Text">account_id</text:span> равно <text:span text:style-name="Source_20_Text">1</text:span>:</text:p>
      <text:p text:style-name="Preformatted_20_Text"><text:span text:style-name="Source_20_Text">'email' =&gt; Rule::unique('users')-&gt;where(function ($query) {</text:span></text:p>
      <text:p text:style-name="Preformatted_20_Text"><text:span text:style-name="Source_20_Text"><text:s text:c="4"/>$query-&gt;where('account_id', 1);</text:span></text:p>
      <text:p text:style-name="P121"><text:span text:style-name="Source_20_Text">})</text:span></text:p>
      <text:p text:style-name="P264"><text:span text:style-name="Source_20_Text"/></text:p>
      <text:h text:style-name="P161" text:outline-level="4"><text:bookmark text:name="rule-url"/><text:a xlink:type="simple" xlink:href="https://laravel.com/docs/8.x/validation#rule-url" text:style-name="Internet_20_link" text:visited-style-name="Visited_20_Internet_20_Link">url</text:a></text:h>
      <text:p text:style-name="P264">Поле должно быть корректным URL.</text:p>
      <text:p text:style-name="P264"/>
      <text:h text:style-name="P161" text:outline-level="4"><text:bookmark text:name="rule-uuid"/><text:a xlink:type="simple" xlink:href="https://laravel.com/docs/8.x/validation#rule-uuid" text:style-name="Internet_20_link" text:visited-style-name="Visited_20_Internet_20_Link">uuid</text:a></text:h>
      <text:p text:style-name="P267">Проверяемое поле должно быть действительным универсальным уникальным идентификатором (UUID) RFC 4122 (версии 1, 3, 4 или 5).</text:p>
      <text:p text:style-name="P196"><text:span text:style-name="T14"/></text:p>
      <text:h text:style-name="P136" text:outline-level="2"><text:span text:style-name="T14">Добавление правил с условиями</text:span></text:h>
      <text:p text:style-name="P202"><text:span text:style-name="T14">Пропуск проверки, когда поля имеют определенные значения</text:span></text:p>
      <text:p text:style-name="P201"><text:span text:style-name="T14">Иногда вы можете захотеть не проверять данное поле, если другое поле имеет заданное значение. Вы можете сделать это с помощью правила проверки exclude_if. В этом примере поля </text:span><text:span text:style-name="Source_20_Text"><text:span text:style-name="T67">appointment_date</text:span></text:span><text:span text:style-name="T14">_date и doctor_name не будут проверяться, если поле has_appointment имеет значение false:</text:span></text:p>
      <text:p text:style-name="P174"><text:span text:style-name="Source_20_Text"><text:span text:style-name="T14">$v = Validator::make($data, [</text:span></text:span></text:p>
      <text:p text:style-name="P174"><text:span text:style-name="Source_20_Text"><text:s text:c="4"/>'has_appointment' =&gt; 'required|bool',</text:span></text:p>
      <text:p text:style-name="P174"><text:span text:style-name="Source_20_Text"><text:s text:c="4"/>'appointment_date' =&gt; 'exclude_if:has_appointment,false|required|date',</text:span></text:p>
      <text:p text:style-name="P174"><text:span text:style-name="Source_20_Text"><text:s text:c="4"/>'doctor_name' =&gt; 'exclude_if:has_appointment,false|required|string',</text:span></text:p>
      <text:p text:style-name="P174"><text:span text:style-name="Source_20_Text">]);</text:span></text:p>
      <text:p text:style-name="P196">В качестве альтернативы вы можете использовать правило exclude_unless, чтобы не проверять данное поле, если другое поле не имеет заданного значения:</text:p>
      <text:p text:style-name="P175"><text:span text:style-name="Source_20_Text"><text:span text:style-name="T67">$v = Validator::make($data, [</text:span></text:span></text:p>
      <text:p text:style-name="P174"><text:span text:style-name="Source_20_Text"><text:s text:c="4"/>'has_appointment' =&gt; 'required|bool',</text:span></text:p>
      <text:p text:style-name="P174"><text:span text:style-name="Source_20_Text"><text:s text:c="4"/>'appointment_date' =&gt; 'exclude_unless:has_appointment,true|required|date',</text:span></text:p>
      <text:p text:style-name="P174"><text:span text:style-name="Source_20_Text"><text:s text:c="4"/>'doctor_name' =&gt; 'exclude_unless:has_appointment,true|required|string',</text:span></text:p>
      <text:p text:style-name="P174"><text:span text:style-name="Source_20_Text">]);</text:span></text:p>
      <text:p text:style-name="P196"/>
      <text:h text:style-name="P165" text:outline-level="4"><text:span text:style-name="T67">Валидация при наличии поля</text:span></text:h>
      <text:p text:style-name="P199"><text:span text:style-name="T14">Иногда вам нужно проверить некое поле </text:span><text:span text:style-name="Strong_20_Emphasis"><text:span text:style-name="T14">только</text:span></text:span><text:span text:style-name="T14"> тогда, когда оно присутствует во входных данных. Для этого добавьте правило </text:span><text:span text:style-name="Source_20_Text"><text:span text:style-name="T14">sometimes</text:span></text:span><text:span text:style-name="T14">:</text:span></text:p>
      <text:p text:style-name="P174"><text:span text:style-name="Source_20_Text"><text:span text:style-name="T14">$v = Validator::make($data, [</text:span></text:span></text:p>
      <text:p text:style-name="P174"><text:soft-page-break/><text:span text:style-name="Source_20_Text"><text:s text:c="4"/>'email' =&gt; 'sometimes|required|email',</text:span></text:p>
      <text:p text:style-name="P174"><text:span text:style-name="Source_20_Text">]);</text:span></text:p>
      <text:p text:style-name="P196">В примере выше для поля <text:span text:style-name="Source_20_Text">email</text:span> будет запущена валидация только, когда оно присутствует в массиве <text:span text:style-name="Source_20_Text">$data</text:span>.</text:p>
      <text:p text:style-name="P196"/>
      <text:p text:style-name="P196"/>
      <text:h text:style-name="P165" text:outline-level="4"><text:span text:style-name="T67">Сложная составная проверка</text:span></text:h>
      <text:p text:style-name="P200"><text:span text:style-name="T67">Иногда возникает необходимость добавить правила с более сложной логикой проверки. Например, потребовать поле, только если другое поле имеет значение большее, чем 100. Или понадобится два поля, когда другое поле присутствует. Добавление этих правил не должно вызывать затруднения. Во-первых, создайте экземпляр </text:span><text:span text:style-name="Source_20_Text"><text:span text:style-name="T67">Validator</text:span></text:span><text:span text:style-name="T67"> с вашими </text:span><text:span text:style-name="Emphasis"><text:span text:style-name="T67">постоянными правилами</text:span></text:span><text:span text:style-name="T67">, которые никогда не изменятся:</text:span></text:p>
      <text:p text:style-name="P176"><text:span text:style-name="Source_20_Text">$v = Validator::make($data, [</text:span></text:p>
      <text:p text:style-name="P174"><text:span text:style-name="Source_20_Text"><text:s text:c="4"/>'email' =&gt; 'required|email',</text:span></text:p>
      <text:p text:style-name="P174"><text:span text:style-name="Source_20_Text"><text:s text:c="4"/>'games' =&gt; 'required|numeric',</text:span></text:p>
      <text:p text:style-name="P174"><text:span text:style-name="Source_20_Text">]);</text:span></text:p>
      <text:p text:style-name="P196">Давайте предположим, что наше веб-приложение для коллекционеров игр. Если коллекционер регистрирует в нашем приложении игру и он владеет больше чем 100 играми в данный момент, мы хотим, чтобы он объяснил, почему он владеет таким количеством игр. Возможно, он управляет магазином игр, или возможно, он просто любит их собирать. Чтобы добавить это требование, мы можем использовать метод <text:span text:style-name="Source_20_Text">sometimes</text:span> в экземпляре валидатора:</text:p>
      <text:p text:style-name="P176"><text:span text:style-name="Source_20_Text">$v-&gt;sometimes('reason', 'required|max:500', function ($input) {</text:span></text:p>
      <text:p text:style-name="P174"><text:span text:style-name="Source_20_Text"><text:s text:c="4"/>return $input-&gt;games &gt;= 100;</text:span></text:p>
      <text:p text:style-name="P174"><text:span text:style-name="Source_20_Text">});</text:span></text:p>
      <text:p text:style-name="P197">Первый аргумент, переданный в метод <text:span text:style-name="Source_20_Text">sometimes</text:span> это имя поля, которое мы условно проверяем. Второй аргумент — правила, которые мы хотим добавить. Если анонимная функция передается как третий аргумент, и возвращает значение <text:span text:style-name="Source_20_Text">true</text:span>, то правила будут добавлены. Этот метод универсален для того, чтобы строить целый комплекс условных проверок. Вы можете даже добавить условные проверки на нескольких полях одновременно:</text:p>
      <text:p text:style-name="P176"><text:span text:style-name="Source_20_Text">$v-&gt;sometimes(['reason', 'cost'], 'required', function ($input) {</text:span></text:p>
      <text:p text:style-name="P174"><text:span text:style-name="Source_20_Text"><text:s text:c="4"/>return $input-&gt;games &gt;= 100;</text:span></text:p>
      <text:p text:style-name="P174"><text:span text:style-name="Source_20_Text">});</text:span></text:p>
      <text:p text:style-name="P196">Параметр <text:span text:style-name="Source_20_Text">$input</text:span> переданный в анонимную функцию, будет экземпляром <text:span text:style-name="Source_20_Text">Illuminate\Support\Fluent</text:span> и может быть использован для доступа к вашим полям и файлам.</text:p>
      <text:p text:style-name="P196"><text:soft-page-break/></text:p>
      <text:h text:style-name="P133" text:outline-level="2">Валидация массивов</text:h>
      <text:p text:style-name="P199"><text:span text:style-name="T14">Проверка полей ввода формы на основе массива не должна быть проблемой. Вы можете использовать "точечную нотацию" для проверки атрибутов в массиве. Например, если входящий HTTP-запрос содержит поле </text:span><text:span text:style-name="Source_20_Text">photos[profile]</text:span><text:span text:style-name="T14">, вы можете проверить его следующим образом:<text:line-break/></text:span><text:span text:style-name="Source_20_Text"><text:span text:style-name="T14">$validator = Validator::make($request-&gt;all(), [</text:span></text:span></text:p>
      <text:p text:style-name="P174"><text:span text:style-name="Source_20_Text"><text:s text:c="4"/>'photos.profile' =&gt; 'required|image',</text:span></text:p>
      <text:p text:style-name="P174"><text:span text:style-name="Source_20_Text">]);</text:span></text:p>
      <text:p text:style-name="P196">Вы также можете проверить каждый элемент массива. Например, чтобы убедиться, что каждое электронное письмо в заданном поле ввода массива уникально, вы можете сделать следующее:</text:p>
      <text:p text:style-name="P174"><text:span text:style-name="Source_20_Text"><text:span text:style-name="T14">$validator = Validator::make($request-&gt;all(), [</text:span></text:span></text:p>
      <text:p text:style-name="P174"><text:span text:style-name="Source_20_Text"><text:s text:c="4"/>'person.*.email' =&gt; 'email|unique:users',</text:span></text:p>
      <text:p text:style-name="P174"><text:span text:style-name="Source_20_Text"><text:s text:c="4"/>'person.*.first_name' =&gt; 'required_with:person.*.last_name',</text:span></text:p>
      <text:p text:style-name="P174"><text:span text:style-name="Source_20_Text">]);</text:span></text:p>
      <text:p text:style-name="P196">Точно так же вы можете использовать символ * при указании сообщений проверки в языковых файлах, что упрощает использование одного сообщения проверки для полей на основе массива:</text:p>
      <text:p text:style-name="P175"><text:span text:style-name="Source_20_Text"><text:span text:style-name="T67">'custom' =&gt; [</text:span></text:span></text:p>
      <text:p text:style-name="P174"><text:span text:style-name="Source_20_Text"><text:s text:c="4"/>'person.*.email' =&gt; [</text:span></text:p>
      <text:p text:style-name="P174"><text:span text:style-name="Source_20_Text"><text:s text:c="8"/>'unique' =&gt; 'Each person must have a unique e-mail address',</text:span></text:p>
      <text:p text:style-name="P174"><text:span text:style-name="Source_20_Text"><text:s text:c="4"/>]</text:span></text:p>
      <text:p text:style-name="P174"><text:span text:style-name="Source_20_Text">],</text:span></text:p>
      <text:p text:style-name="P174"><text:span text:style-name="Source_20_Text"/></text:p>
      <text:h text:style-name="P135" text:outline-level="2"><text:span text:style-name="T67">Собственные правила валидации</text:span></text:h>
      <text:h text:style-name="P148" text:outline-level="3"><text:bookmark text:name="using-rule-objects"/><text:a xlink:type="simple" xlink:href="https://laravel.com/docs/8.x/validation#using-rule-objects" text:style-name="Internet_20_link" text:visited-style-name="Visited_20_Internet_20_Link">Using Rule Objects</text:a></text:h>
      <text:p text:style-name="P196">Laravel предоставляет множество полезных правил проверки; однако вы можете указать свои собственные. Один из методов регистрации настраиваемых правил проверки - использование объектов правил. Чтобы сгенерировать новый объект правила, вы можете использовать Artisan-команду make: rule. Давайте воспользуемся этой командой, чтобы сгенерировать правило, которое проверяет, что строка является прописной. Laravel поместит новое правило в каталог app / Rules:</text:p>
      <text:p text:style-name="P175"><text:span text:style-name="Source_20_Text"><text:span text:style-name="T67">php artisan make:rule Uppercase</text:span></text:span></text:p>
      <text:p text:style-name="P199"><text:span text:style-name="T14">Как только правило создано, мы готовы определить его поведение. Объект правила содержит два метода: </text:span><text:span text:style-name="Source_20_Text"><text:span text:style-name="T67">passes</text:span></text:span><text:span text:style-name="T14"> и </text:span><text:span text:style-name="Source_20_Text"><text:span text:style-name="T14">message</text:span></text:span><text:span text:style-name="T14">. Метод </text:span><text:span text:style-name="Source_20_Text"><text:span text:style-name="T14">passes</text:span></text:span><text:span text:style-name="T14"> получает значение и имя атрибута и должен возвращать истину или ложь в зависимости от того, допустимо значение атрибута или нет.Метод </text:span><text:span text:style-name="Source_20_Text"><text:span text:style-name="T14">message</text:span></text:span><text:span text:style-name="T14"> должен возвращать сообщение об ошибке проверки, которое следует использовать в случае сбоя проверки:</text:span></text:p>
      <text:p text:style-name="P175"><text:soft-page-break/><text:span text:style-name="Source_20_Text"><text:span text:style-name="T67">&lt;?php</text:span></text:span></text:p>
      <text:p text:style-name="P174"/>
      <text:p text:style-name="P174"><text:span text:style-name="Source_20_Text">namespace App\Rules;</text:span></text:p>
      <text:p text:style-name="P174"/>
      <text:p text:style-name="P174"><text:span text:style-name="Source_20_Text">use Illuminate\Contracts\Validation\Rule;</text:span></text:p>
      <text:p text:style-name="P174"/>
      <text:p text:style-name="P174"><text:span text:style-name="Source_20_Text">class Uppercase implements Rule</text:span></text:p>
      <text:p text:style-name="P174"><text:span text:style-name="Source_20_Text">{</text:span></text:p>
      <text:p text:style-name="P174"><text:span text:style-name="Source_20_Text"><text:s text:c="4"/>/**</text:span></text:p>
      <text:p text:style-name="P174"><text:span text:style-name="Source_20_Text"><text:s text:c="5"/>* Determine if the validation rule passes.</text:span></text:p>
      <text:p text:style-name="P174"><text:span text:style-name="Source_20_Text"><text:s text:c="5"/>*</text:span></text:p>
      <text:p text:style-name="P174"><text:span text:style-name="Source_20_Text"><text:s text:c="5"/>* @param <text:s/>string <text:s/>$attribute</text:span></text:p>
      <text:p text:style-name="P174"><text:span text:style-name="Source_20_Text"><text:s text:c="5"/>* @param <text:s/>mixed <text:s/>$value</text:span></text:p>
      <text:p text:style-name="P174"><text:span text:style-name="Source_20_Text"><text:s text:c="5"/>* @return bool</text:span></text:p>
      <text:p text:style-name="P174"><text:span text:style-name="Source_20_Text"><text:s text:c="5"/>*/</text:span></text:p>
      <text:p text:style-name="P174"><text:span text:style-name="Source_20_Text"><text:s text:c="4"/>public function passes($attribute, $value)</text:span></text:p>
      <text:p text:style-name="P174"><text:span text:style-name="Source_20_Text"><text:s text:c="4"/>{</text:span></text:p>
      <text:p text:style-name="P174"><text:span text:style-name="Source_20_Text"><text:s text:c="8"/>return strtoupper($value) === $value;</text:span></text:p>
      <text:p text:style-name="P174"><text:span text:style-name="Source_20_Text"><text:s text:c="4"/>}</text:span></text:p>
      <text:p text:style-name="P174"/>
      <text:p text:style-name="P174"><text:span text:style-name="Source_20_Text"><text:s text:c="4"/>/**</text:span></text:p>
      <text:p text:style-name="P174"><text:span text:style-name="Source_20_Text"><text:s text:c="5"/>* Get the validation error message.</text:span></text:p>
      <text:p text:style-name="P174"><text:span text:style-name="Source_20_Text"><text:s text:c="5"/>*</text:span></text:p>
      <text:p text:style-name="P174"><text:span text:style-name="Source_20_Text"><text:s text:c="5"/>* @return string</text:span></text:p>
      <text:p text:style-name="P174"><text:span text:style-name="Source_20_Text"><text:s text:c="5"/>*/</text:span></text:p>
      <text:p text:style-name="P174"><text:span text:style-name="Source_20_Text"><text:s text:c="4"/>public function message()</text:span></text:p>
      <text:p text:style-name="P174"><text:span text:style-name="Source_20_Text"><text:s text:c="4"/>{</text:span></text:p>
      <text:p text:style-name="P174"><text:span text:style-name="Source_20_Text"><text:s text:c="8"/>return 'The :attribute must be uppercase.';</text:span></text:p>
      <text:p text:style-name="P174"><text:span text:style-name="Source_20_Text"><text:s text:c="4"/>}</text:span></text:p>
      <text:p text:style-name="P174"><text:span text:style-name="Source_20_Text">}</text:span></text:p>
      <text:p text:style-name="P199"><text:span text:style-name="T14">Вы можете вызвать trans helper из вашего метода </text:span><text:span text:style-name="Source_20_Text"><text:span text:style-name="T67">message</text:span></text:span><text:span text:style-name="T14">, если хотите вернуть сообщение об ошибке из ваших файлов перевода:</text:span></text:p>
      <text:p text:style-name="P174"><text:span text:style-name="Source_20_Text"><text:span text:style-name="T14">/**</text:span></text:span></text:p>
      <text:p text:style-name="P174"><text:span text:style-name="Source_20_Text"><text:s/>* Get the validation error message.</text:span></text:p>
      <text:p text:style-name="P174"><text:span text:style-name="Source_20_Text"><text:s/>*</text:span></text:p>
      <text:p text:style-name="P174"><text:span text:style-name="Source_20_Text"><text:s/>* @return string</text:span></text:p>
      <text:p text:style-name="P174"><text:span text:style-name="Source_20_Text"><text:s/>*/</text:span></text:p>
      <text:p text:style-name="P174"><text:span text:style-name="Source_20_Text">public function message()</text:span></text:p>
      <text:p text:style-name="P174"><text:span text:style-name="Source_20_Text">{</text:span></text:p>
      <text:p text:style-name="P174"><text:span text:style-name="Source_20_Text"><text:s text:c="4"/>return trans('validation.uppercase');</text:span></text:p>
      <text:p text:style-name="P174"><text:span text:style-name="Source_20_Text">}</text:span></text:p>
      <text:p text:style-name="P196">После определения правила вы можете прикрепить его к валидатору, передав экземпляр объекта правила с другими вашими правилами валидации:</text:p>
      <text:p text:style-name="P175"><text:span text:style-name="Source_20_Text"><text:span text:style-name="T67">use App\Rules\Uppercase;</text:span></text:span></text:p>
      <text:p text:style-name="P174"/>
      <text:p text:style-name="P174"><text:span text:style-name="Source_20_Text">$request-&gt;validate([</text:span></text:p>
      <text:p text:style-name="P174"><text:span text:style-name="Source_20_Text"><text:s text:c="4"/>'name' =&gt; ['required', 'string', new Uppercase],</text:span></text:p>
      <text:p text:style-name="P174"><text:span text:style-name="Source_20_Text">]);</text:span></text:p>
      <text:p text:style-name="P174"><text:span text:style-name="Source_20_Text"/></text:p>
      <text:h text:style-name="P149" text:outline-level="3"><text:bookmark text:name="using-closures"/><text:a xlink:type="simple" xlink:href="https://laravel.com/docs/8.x/validation#using-closures" text:style-name="Internet_20_link" text:visited-style-name="Visited_20_Internet_20_Link"><text:span text:style-name="T67">Using Closures</text:span></text:a></text:h>
      <text:p text:style-name="P196">Если вам нужна функциональность настраиваемого правила только один раз во всем приложении, вы можете использовать Closure вместо объекта правила. Closure получает имя атрибута, значение атрибута и <text:soft-page-break/>обратный вызов $ fail, который должен быть вызван, если проверка не удалась:</text:p>
      <text:p text:style-name="P175"><text:span text:style-name="Source_20_Text"><text:span text:style-name="T67">$validator = Validator::make($request-&gt;all(), [</text:span></text:span></text:p>
      <text:p text:style-name="P174"><text:span text:style-name="Source_20_Text"><text:s text:c="4"/>'title' =&gt; [</text:span></text:p>
      <text:p text:style-name="P174"><text:span text:style-name="Source_20_Text"><text:s text:c="8"/>'required',</text:span></text:p>
      <text:p text:style-name="P174"><text:span text:style-name="Source_20_Text"><text:s text:c="8"/>'max:255',</text:span></text:p>
      <text:p text:style-name="P174"><text:span text:style-name="Source_20_Text"><text:s text:c="8"/>function ($attribute, $value, $fail) {</text:span></text:p>
      <text:p text:style-name="P174"><text:span text:style-name="Source_20_Text"><text:s text:c="12"/>if ($value === 'foo') {</text:span></text:p>
      <text:p text:style-name="P174"><text:span text:style-name="Source_20_Text"><text:s text:c="16"/>$fail($attribute.' is invalid.');</text:span></text:p>
      <text:p text:style-name="P174"><text:span text:style-name="Source_20_Text"><text:s text:c="12"/>}</text:span></text:p>
      <text:p text:style-name="P174"><text:span text:style-name="Source_20_Text"><text:s text:c="8"/>},</text:span></text:p>
      <text:p text:style-name="P174"><text:span text:style-name="Source_20_Text"><text:s text:c="4"/>],</text:span></text:p>
      <text:p text:style-name="P174"><text:span text:style-name="Source_20_Text">]);</text:span></text:p>
      <text:p text:style-name="P196"/>
      <text:h text:style-name="P149" text:outline-level="3"><text:bookmark text:name="using-extensions"/><text:a xlink:type="simple" xlink:href="https://laravel.com/docs/8.x/validation#using-extensions" text:style-name="Internet_20_link" text:visited-style-name="Visited_20_Internet_20_Link"><text:span text:style-name="T67">Using Extensions</text:span></text:a></text:h>
      <text:p text:style-name="P196">Другой метод регистрации настраиваемых правил проверки - использование метода extension на фасаде Validator. Давайте воспользуемся этим методом внутри поставщика услуг для регистрации настраиваемого правила проверки:</text:p>
      <text:p text:style-name="P175"><text:span text:style-name="Source_20_Text"><text:span text:style-name="T67">&lt;?php</text:span></text:span></text:p>
      <text:p text:style-name="P174"/>
      <text:p text:style-name="P174"><text:span text:style-name="Source_20_Text">namespace App\Providers;</text:span></text:p>
      <text:p text:style-name="P174"/>
      <text:p text:style-name="P174"><text:span text:style-name="Source_20_Text">use Illuminate\Support\ServiceProvider;</text:span></text:p>
      <text:p text:style-name="P174"><text:span text:style-name="Source_20_Text">use Illuminate\Support\Facades\Validator;</text:span></text:p>
      <text:p text:style-name="P174"/>
      <text:p text:style-name="P174"><text:span text:style-name="Source_20_Text">class AppServiceProvider extends ServiceProvider</text:span></text:p>
      <text:p text:style-name="P174"><text:span text:style-name="Source_20_Text">{</text:span></text:p>
      <text:p text:style-name="P174"><text:span text:style-name="Source_20_Text"><text:s text:c="4"/>/**</text:span></text:p>
      <text:p text:style-name="P174"><text:span text:style-name="Source_20_Text"><text:s text:c="5"/>* Register any application services.</text:span></text:p>
      <text:p text:style-name="P174"><text:span text:style-name="Source_20_Text"><text:s text:c="5"/>*</text:span></text:p>
      <text:p text:style-name="P174"><text:span text:style-name="Source_20_Text"><text:s text:c="5"/>* @return void</text:span></text:p>
      <text:p text:style-name="P174"><text:span text:style-name="Source_20_Text"><text:s text:c="5"/>*/</text:span></text:p>
      <text:p text:style-name="P174"><text:span text:style-name="Source_20_Text"><text:s text:c="4"/>public function register()</text:span></text:p>
      <text:p text:style-name="P174"><text:span text:style-name="Source_20_Text"><text:s text:c="4"/>{</text:span></text:p>
      <text:p text:style-name="P174"><text:span text:style-name="Source_20_Text"><text:s text:c="8"/>//</text:span></text:p>
      <text:p text:style-name="P174"><text:span text:style-name="Source_20_Text"><text:s text:c="4"/>}</text:span></text:p>
      <text:p text:style-name="P174"/>
      <text:p text:style-name="P174"><text:span text:style-name="Source_20_Text"><text:s text:c="4"/>/**</text:span></text:p>
      <text:p text:style-name="P174"><text:span text:style-name="Source_20_Text"><text:s text:c="5"/>* Bootstrap any application services.</text:span></text:p>
      <text:p text:style-name="P174"><text:span text:style-name="Source_20_Text"><text:s text:c="5"/>*</text:span></text:p>
      <text:p text:style-name="P174"><text:span text:style-name="Source_20_Text"><text:s text:c="5"/>* @return void</text:span></text:p>
      <text:p text:style-name="P174"><text:span text:style-name="Source_20_Text"><text:s text:c="5"/>*/</text:span></text:p>
      <text:p text:style-name="P174"><text:span text:style-name="Source_20_Text"><text:s text:c="4"/>public function boot()</text:span></text:p>
      <text:p text:style-name="P174"><text:span text:style-name="Source_20_Text"><text:s text:c="4"/>{</text:span></text:p>
      <text:p text:style-name="P174"><text:span text:style-name="Source_20_Text"><text:s text:c="8"/>Validator::extend('foo', function ($attribute, $value, $parameters, $validator) {</text:span></text:p>
      <text:p text:style-name="P174"><text:span text:style-name="Source_20_Text"><text:s text:c="12"/>return $value == 'foo';</text:span></text:p>
      <text:p text:style-name="P174"><text:span text:style-name="Source_20_Text"><text:s text:c="8"/>});</text:span></text:p>
      <text:p text:style-name="P174"><text:span text:style-name="Source_20_Text"><text:s text:c="4"/>}</text:span></text:p>
      <text:p text:style-name="P174"><text:span text:style-name="Source_20_Text">}</text:span></text:p>
      <text:p text:style-name="P196">Закрытие настраиваемого валидатора получает четыре аргумента: имя проверяемого атрибута $, значение $ атрибута, массив параметров $, переданных в правило, и экземпляр валидатора.</text:p>
      <text:p text:style-name="P269"><text:soft-page-break/><text:span text:style-name="T14">You may also pass a class and method to the </text:span><text:span text:style-name="Source_20_Text"><text:span text:style-name="T14">extend</text:span></text:span><text:span text:style-name="T14"> method instead of a Closure:</text:span></text:p>
      <text:p text:style-name="P174"><text:span text:style-name="Source_20_Text">Validator::extend('foo', 'FooValidator@validate');</text:span></text:p>
      <text:p text:style-name="P196"/>
      <text:h text:style-name="P164" text:outline-level="4"><text:span text:style-name="T14">Определение сообщения об ошибки</text:span></text:h>
      <text:p text:style-name="P199"><text:span text:style-name="T14">Необходимо будет также определить сообщение об ошибке для вашего правила. Вы можете сделать это, либо передавая его в виде массива строк в валидатор, либо добавив в файл локализации. Это сообщение должно помещаться на первом уровне массива, но не в массиве </text:span><text:span text:style-name="Source_20_Text"><text:span text:style-name="T14">custom</text:span></text:span><text:span text:style-name="T14">, который появляется только для сообщения об ошибке конкретного атрибута:</text:span></text:p>
      <text:p text:style-name="P174"><text:span text:style-name="Source_20_Text"><text:span text:style-name="T14">"foo" =&gt; "Your input was invalid!",</text:span></text:span></text:p>
      <text:p text:style-name="P174"/>
      <text:p text:style-name="P174"><text:span text:style-name="Source_20_Text">"accepted" =&gt; "The :attribute must be accepted.",</text:span></text:p>
      <text:p text:style-name="P174"/>
      <text:p text:style-name="P174"><text:span text:style-name="Source_20_Text">// The rest of the validation error messages...</text:span></text:p>
      <text:p text:style-name="P199"><text:span text:style-name="T14">При создании своих правил проверки, может потребоваться определить места замены для сообщений об ошибках. Вы можете сделать это, реализовав через метод </text:span><text:span text:style-name="Source_20_Text"><text:span text:style-name="T14">replacer</text:span></text:span><text:span text:style-name="T14"> в фасаде </text:span><text:span text:style-name="Source_20_Text"><text:span text:style-name="T14">Validator</text:span></text:span><text:span text:style-name="T14">. Действие необходимо определить внутри метода </text:span><text:span text:style-name="Source_20_Text"><text:span text:style-name="T14">boot</text:span></text:span><text:span text:style-name="T14"> </text:span><text:a xlink:type="simple" xlink:href="https://laravel.su/docs/5.4/providers" text:style-name="Internet_20_link" text:visited-style-name="Visited_20_Internet_20_Link"><text:span text:style-name="Source_20_Text"><text:span text:style-name="T14">сервис-провайдера</text:span></text:span></text:a><text:span text:style-name="T14">:<text:line-break/></text:span><text:span text:style-name="Source_20_Text"><text:span text:style-name="T14">/**</text:span></text:span></text:p>
      <text:p text:style-name="P174"><text:span text:style-name="Source_20_Text"><text:s/>* Bootstrap any application services.</text:span></text:p>
      <text:p text:style-name="P174"><text:span text:style-name="Source_20_Text"><text:s/>*</text:span></text:p>
      <text:p text:style-name="P174"><text:span text:style-name="Source_20_Text"><text:s/>* @return void</text:span></text:p>
      <text:p text:style-name="P174"><text:span text:style-name="Source_20_Text"><text:s/>*/</text:span></text:p>
      <text:p text:style-name="P174"><text:span text:style-name="Source_20_Text">public function boot()</text:span></text:p>
      <text:p text:style-name="P174"><text:span text:style-name="Source_20_Text">{</text:span></text:p>
      <text:p text:style-name="P174"><text:span text:style-name="Source_20_Text"><text:s text:c="4"/>Validator::extend(...);</text:span></text:p>
      <text:p text:style-name="P174"/>
      <text:p text:style-name="P174"><text:span text:style-name="Source_20_Text"><text:s text:c="4"/>Validator::replacer('foo', function ($message, $attribute, $rule, $parameters) {</text:span></text:p>
      <text:p text:style-name="P174"><text:span text:style-name="Source_20_Text"><text:s text:c="8"/>return str_replace(...);</text:span></text:p>
      <text:p text:style-name="P174"><text:span text:style-name="Source_20_Text"><text:s text:c="4"/>});</text:span></text:p>
      <text:p text:style-name="P174"><text:span text:style-name="Source_20_Text">}</text:span></text:p>
      <text:p text:style-name="P196"/>
      <text:h text:style-name="P164" text:outline-level="4"><text:span text:style-name="T14">Скрытые расширения</text:span></text:h>
      <text:p text:style-name="P199"><text:span text:style-name="T14">По умолчанию, когда проверяемый атрибут отсутствует или содержит пустое значение, как в правиле </text:span><text:a xlink:type="simple" xlink:href="https://laravel.su/docs/5.4/validation#rule-required" text:style-name="Internet_20_link" text:visited-style-name="Visited_20_Internet_20_Link"><text:span text:style-name="Source_20_Text"><text:span text:style-name="T14">required</text:span></text:span></text:a><text:span text:style-name="T14">, валидация не выполняется, в том числе и для ваших расширений. Например, </text:span><text:a xlink:type="simple" xlink:href="https://laravel.su/docs/5.4/validation#rule-unique" text:style-name="Internet_20_link" text:visited-style-name="Visited_20_Internet_20_Link"><text:span text:style-name="Source_20_Text"><text:span text:style-name="T14">unique</text:span></text:span></text:a><text:span text:style-name="T14"> не будет выполнено для значения </text:span><text:span text:style-name="Source_20_Text"><text:span text:style-name="T14">null</text:span></text:span><text:span text:style-name="T14">:<text:line-break/><text:line-break/></text:span><text:span text:style-name="Source_20_Text"><text:span text:style-name="T14">$rules = ['name' =&gt; 'unique:users,name'];</text:span></text:span></text:p>
      <text:p text:style-name="P174"/>
      <text:p text:style-name="P174"><text:span text:style-name="Source_20_Text">$input = ['name' =&gt; ''];</text:span></text:p>
      <text:p text:style-name="P174"/>
      <text:p text:style-name="P174"><text:span text:style-name="Source_20_Text">Validator::make($input, $rules)-&gt;passes(); // true</text:span></text:p>
      <text:p text:style-name="P196"><text:soft-page-break/>Правило должно подразумевать, что атрибут обязателен, даже, если он пуст. Для создания «скрытых» расширений используйте метод <text:span text:style-name="Source_20_Text">Validator::extendImplicit()</text:span>:</text:p>
      <text:p text:style-name="P196"/>
      <text:p text:style-name="P174"><text:span text:style-name="Source_20_Text"><text:span text:style-name="T14">Validator::extendImplicit('foo', function ($attribute, $value, $parameters, $validator) {</text:span></text:span></text:p>
      <text:p text:style-name="P174"><text:span text:style-name="Source_20_Text"><text:s text:c="4"/>return $value == 'foo';</text:span></text:p>
      <text:p text:style-name="P174"><text:span text:style-name="Source_20_Text">});</text:span></text:p>
      <text:p text:style-name="P196"/>
      <text:p text:style-name="P196">"Скрытое" расширение лишь <text:span text:style-name="Emphasis">подразумевает</text:span>, что атрибут является обязательным. Будет ли это на самом деле недействительный или пустой атрибут, зависит только от вас.</text:p>
      <text:p text:style-name="P196"/>
      <text:h text:style-name="P164" text:outline-level="4"><text:bookmark text:name="implicit-rule-objects"/><text:a xlink:type="simple" xlink:href="https://laravel.com/docs/8.x/validation#implicit-rule-objects" text:style-name="Internet_20_link" text:visited-style-name="Visited_20_Internet_20_Link"><text:span text:style-name="T14">Implicit Rule Objects</text:span></text:a></text:h>
      <text:p text:style-name="P196">Если вы хотите, чтобы объект правила запускался, когда атрибут пуст, вы должны реализовать интерфейс Illuminate \ Contracts \ Validation \ ImplicitRule. Этот интерфейс служит «маркерным интерфейсом» для валидатора; следовательно, он не содержит каких-либо методов, которые необходимо реализовать.</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73"><text:soft-page-break/>Обработка ошибок</text:p>
      <text:p text:style-name="P275">Введение </text:p>
      <text:p text:style-name="P275">Настройка </text:p>
      <text:p text:style-name="P275">Обработчик исключений </text:p>
      <text:p text:style-name="P275"><text:tab/>Отчет об исключениях</text:p>
      <text:p text:style-name="P275"><text:tab/>Исключения рендеринга </text:p>
      <text:p text:style-name="P275"><text:tab/><text:span text:style-name="T1">Отчетные и отображаемые исключения</text:span></text:p>
      <text:p text:style-name="P275">HTTP-исключения </text:p>
      <text:p text:style-name="P275"><text:tab/>Пользовательские страницы http ошибок </text:p>
      <text:p text:style-name="P274"/>
      <text:h text:style-name="P132" text:outline-level="2"><text:span text:style-name="T14">Введение</text:span></text:h>
      <text:p text:style-name="P199"><text:span text:style-name="T14">Когда вы начинаете новый Laravel проект, обработка ошибок и исключений уже настроена для вас. Все происходящие в вашем приложении исключения записываются в журнал и отображаются пользователю в классе </text:span><text:span text:style-name="Source_20_Text"><text:span text:style-name="T14">App\Exceptions\Handler</text:span></text:span><text:span text:style-name="T14">. В этой документации мы подробно рассмотрим этот класс.</text:span></text:p>
      <text:p text:style-name="P196"/>
      <text:h text:style-name="P135" text:outline-level="2"><text:span text:style-name="T67">Настройка</text:span></text:h>
      <text:p text:style-name="P199"><text:span text:style-name="T14">Параметр </text:span><text:span text:style-name="Source_20_Text"><text:span text:style-name="T67">debug</text:span></text:span><text:span text:style-name="T14"> в файле конфигурации config / app.php определяет, сколько информации об ошибке фактически отображается пользователю. По умолчанию для этого параметра задано значение переменной среды APP_DEBUG, которая хранится в вашем файле .env.<text:line-break/><text:line-break/>Для локальной разработки вы должны установить для переменной среды APP_DEBUG значение true. В вашей производственной среде это значение всегда должно быть ложным. Если в производственной среде установлено значение true, вы рискуете раскрыть конфиденциальные значения конфигурации конечным пользователям вашего приложения.</text:span></text:p>
      <text:p text:style-name="P196"/>
      <text:h text:style-name="P132" text:outline-level="2"><text:span text:style-name="T14">Обработчик исключений</text:span></text:h>
      <text:h text:style-name="P148" text:outline-level="3"><text:bookmark text:name="reporting-exceptions"/><text:a xlink:type="simple" xlink:href="https://laravel.com/docs/8.x/errors#reporting-exceptions" text:style-name="Internet_20_link" text:visited-style-name="Visited_20_Internet_20_Link">Reporting Exceptions</text:a></text:h>
      <text:p text:style-name="P199"><text:span text:style-name="T14">Все исключения обрабатываются классом App \ Exceptions \ Handler. Этот класс содержит метод </text:span><text:span text:style-name="Source_20_Text"><text:span text:style-name="T14">register</text:span></text:span><text:span text:style-name="T14">, в котором вы можете зарегистрировать пользовательские обратные вызовы репортера исключений и средства визуализации. Мы подробно рассмотрим каждую из этих концепций. Отчеты об исключениях используются для регистрации исключений или отправки их во внешнюю службу, </text:span><text:soft-page-break/><text:span text:style-name="T14">такую как </text:span><text:a xlink:type="simple" xlink:href="https://flareapp.io/" text:style-name="Internet_20_link" text:visited-style-name="Visited_20_Internet_20_Link">Flare</text:a><text:span text:style-name="T14">, </text:span><text:a xlink:type="simple" xlink:href="https://bugsnag.com/" text:style-name="Internet_20_link" text:visited-style-name="Visited_20_Internet_20_Link">Bugsnag</text:a><text:span text:style-name="T14"> or </text:span><text:a xlink:type="simple" xlink:href="https://github.com/getsentry/sentry-laravel" text:style-name="Internet_20_link" text:visited-style-name="Visited_20_Internet_20_Link">Sentry</text:a><text:span text:style-name="T14">. <text:s/>По умолчанию исключения будут регистрироваться в зависимости от вашей конфигурации ведения журнала. Однако вы можете регистрировать исключения как хотите.<text:line-break/><text:line-break/>Например, если вам нужно сообщить о разных типах исключений разными способами, вы можете использовать метод reportable для регистрации закрытия, которое должно выполняться, когда необходимо сообщить об исключении данного типа. Laravel определит, о каком типе исключения сообщает Closure, изучив подсказку типа Closure:</text:span></text:p>
      <text:p text:style-name="P199"><text:span text:style-name="T14"><text:line-break/></text:span><text:span text:style-name="Source_20_Text"><text:span text:style-name="T14">use App\Exceptions\CustomException;</text:span></text:span></text:p>
      <text:p text:style-name="P174"/>
      <text:p text:style-name="P174"><text:span text:style-name="Source_20_Text">/**</text:span></text:p>
      <text:p text:style-name="P174"><text:span text:style-name="Source_20_Text"><text:s/>* Register the exception handling callbacks for the application.</text:span></text:p>
      <text:p text:style-name="P174"><text:span text:style-name="Source_20_Text"><text:s/>*</text:span></text:p>
      <text:p text:style-name="P174"><text:span text:style-name="Source_20_Text"><text:s/>* @return void</text:span></text:p>
      <text:p text:style-name="P174"><text:span text:style-name="Source_20_Text"><text:s/>*/</text:span></text:p>
      <text:p text:style-name="P174"><text:span text:style-name="Source_20_Text">public function register()</text:span></text:p>
      <text:p text:style-name="P174"><text:span text:style-name="Source_20_Text">{</text:span></text:p>
      <text:p text:style-name="P174"><text:span text:style-name="Source_20_Text"><text:s text:c="4"/>$this-&gt;reportable(function (CustomException $e) {</text:span></text:p>
      <text:p text:style-name="P174"><text:span text:style-name="Source_20_Text"><text:s text:c="8"/>//</text:span></text:p>
      <text:p text:style-name="P174"><text:span text:style-name="Source_20_Text"><text:s text:c="4"/>});</text:span></text:p>
      <text:p text:style-name="P174"><text:span text:style-name="Source_20_Text">}</text:span></text:p>
      <text:p text:style-name="P176"/>
      <text:p text:style-name="P174"><text:span text:style-name="T14">Когда вы регистрируете настраиваемый обратный вызов для создания отчетов об исключениях, используя </text:span><text:span text:style-name="Source_20_Text"><text:span text:style-name="T67">reportable</text:span></text:span><text:span text:style-name="T14"> метод, Laravel по-прежнему будет регистрировать исключение, используя конфигурацию ведения журнала по умолчанию для приложения. Если вы хотите остановить распространение исключения в стек журналов по умолчанию, вы можете использовать метод stop при определении обратного вызова для отчетов:</text:span></text:p>
      <text:p text:style-name="P174"><text:span text:style-name="Source_20_Text"><text:span text:style-name="T14">$this-&gt;reportable(function (CustomException $e) {</text:span></text:span></text:p>
      <text:p text:style-name="P174"><text:span text:style-name="Source_20_Text"><text:s text:c="4"/>//</text:span></text:p>
      <text:p text:style-name="P174"><text:span text:style-name="Source_20_Text">})-&gt;stop();</text:span></text:p>
      <text:p text:style-name="P269"><text:span text:style-name="T14">To customize the exception reporting for a given exception, you may also consider using </text:span><text:a xlink:type="simple" xlink:href="https://laravel.com/docs/8.x/errors#renderable-exceptions" text:style-name="Internet_20_link" text:visited-style-name="Visited_20_Internet_20_Link">reportable exceptions</text:a></text:p>
      <text:p text:style-name="P196"/>
      <text:h text:style-name="P164" text:outline-level="4"><text:bookmark text:name="global-log-context"/><text:a xlink:type="simple" xlink:href="https://laravel.com/docs/8.x/errors#global-log-context" text:style-name="Internet_20_link" text:visited-style-name="Visited_20_Internet_20_Link"><text:span text:style-name="T14">Global Log Context</text:span></text:a></text:h>
      <text:p text:style-name="P199"><text:span text:style-name="T14">Если доступно, Laravel автоматически добавляет идентификатор текущего пользователя в каждое сообщение журнала исключения в качестве контекстных данных. Вы можете определить свои </text:span><text:soft-page-break/><text:span text:style-name="T14">собственные глобальные контекстные данные, переопределив метод </text:span><text:span text:style-name="Source_20_Text"><text:span text:style-name="T14">context</text:span></text:span><text:span text:style-name="T14"> класса App \ Exceptions \ Handler вашего приложения. Эта информация будет включена в каждое сообщение журнала исключения, написанное вашим приложением:<text:line-break/></text:span><text:span text:style-name="Source_20_Text"><text:span text:style-name="T14">/**</text:span></text:span></text:p>
      <text:p text:style-name="P174"><text:span text:style-name="Source_20_Text"><text:s/>* Get the default context variables for logging.</text:span></text:p>
      <text:p text:style-name="P174"><text:span text:style-name="Source_20_Text"><text:s/>*</text:span></text:p>
      <text:p text:style-name="P174"><text:span text:style-name="Source_20_Text"><text:s/>* @return array</text:span></text:p>
      <text:p text:style-name="P174"><text:span text:style-name="Source_20_Text"><text:s/>*/</text:span></text:p>
      <text:p text:style-name="P174"><text:span text:style-name="Source_20_Text">protected function context()</text:span></text:p>
      <text:p text:style-name="P174"><text:span text:style-name="Source_20_Text">{</text:span></text:p>
      <text:p text:style-name="P174"><text:span text:style-name="Source_20_Text"><text:s text:c="4"/>return array_merge(parent::context(), [</text:span></text:p>
      <text:p text:style-name="P174"><text:span text:style-name="Source_20_Text"><text:s text:c="8"/>'foo' =&gt; 'bar',</text:span></text:p>
      <text:p text:style-name="P174"><text:span text:style-name="Source_20_Text"><text:s text:c="4"/>]);</text:span></text:p>
      <text:p text:style-name="P174"><text:span text:style-name="Source_20_Text">}</text:span></text:p>
      <text:p text:style-name="P196"/>
      <text:h text:style-name="P148" text:outline-level="3"><text:span text:style-name="T14">Метод Report</text:span></text:h>
      <text:p text:style-name="P199"><text:span text:style-name="T14">Иногда вам может потребоваться сообщить об исключении, но продолжить обработку текущего запроса. Вспомогательная функция </text:span><text:span text:style-name="Source_20_Text"><text:span text:style-name="T14">report</text:span></text:span><text:span text:style-name="T14"> позволяет быстро сообщить об исключении с помощью обработчика исключений без отображения страницы ошибки:<text:line-break/></text:span><text:span text:style-name="Source_20_Text"><text:span text:style-name="T14">public function isValid($value)</text:span></text:span></text:p>
      <text:p text:style-name="P174"><text:span text:style-name="Source_20_Text">{</text:span></text:p>
      <text:p text:style-name="P174"><text:span text:style-name="Source_20_Text"><text:s text:c="4"/>try {</text:span></text:p>
      <text:p text:style-name="P174"><text:span text:style-name="Source_20_Text"><text:s text:c="8"/>// Validate the value...</text:span></text:p>
      <text:p text:style-name="P174"><text:span text:style-name="Source_20_Text"><text:s text:c="4"/>} catch (Throwable $e) {</text:span></text:p>
      <text:p text:style-name="P174"><text:span text:style-name="Source_20_Text"><text:s text:c="8"/>report($e);</text:span></text:p>
      <text:p text:style-name="P174"/>
      <text:p text:style-name="P174"><text:span text:style-name="Source_20_Text"><text:s text:c="8"/>return false;</text:span></text:p>
      <text:p text:style-name="P174"><text:span text:style-name="Source_20_Text"><text:s text:c="4"/>}</text:span></text:p>
      <text:p text:style-name="P174"><text:span text:style-name="Source_20_Text">}</text:span></text:p>
      <text:p text:style-name="P196"/>
      <text:h text:style-name="P167" text:outline-level="4"><text:span text:style-name="T14">Игнорирование исключений заданного типа</text:span></text:h>
      <text:p text:style-name="P199"><text:span text:style-name="T14">Свойство обработчика исключений </text:span><text:span text:style-name="Source_20_Text"><text:span text:style-name="T14">$dontReport</text:span></text:span><text:span text:style-name="T14"> содержит массив с типами исключений, которые не будут заноситься в журнал. Например, исключения, возникающие при ошибке 404, а также при некоторых других типах ошибок, не записываются в журналы. При необходимости вы можете включить другие типы исключений в этот массив:</text:span></text:p>
      <text:p text:style-name="P174"><text:span text:style-name="Source_20_Text"><text:span text:style-name="T14">/**</text:span></text:span></text:p>
      <text:p text:style-name="P174"><text:span text:style-name="Source_20_Text"><text:s/>* A list of the exception types that should not be reported.</text:span></text:p>
      <text:p text:style-name="P174"><text:span text:style-name="Source_20_Text"><text:s/>*</text:span></text:p>
      <text:p text:style-name="P174"><text:span text:style-name="Source_20_Text"><text:s/>* @var array</text:span></text:p>
      <text:p text:style-name="P174"><text:span text:style-name="Source_20_Text"><text:s/>*/</text:span></text:p>
      <text:p text:style-name="P174"><text:span text:style-name="Source_20_Text">protected $dontReport = [</text:span></text:p>
      <text:p text:style-name="P174"><text:span text:style-name="Source_20_Text"><text:s text:c="4"/>\Illuminate\Auth\AuthenticationException::class,</text:span></text:p>
      <text:p text:style-name="P174"><text:span text:style-name="Source_20_Text"><text:s text:c="4"/>\Illuminate\Auth\Access\AuthorizationException::class,</text:span></text:p>
      <text:p text:style-name="P174"><text:span text:style-name="Source_20_Text"><text:s text:c="4"/>\Symfony\Component\HttpKernel\Exception\HttpException::class,</text:span></text:p>
      <text:p text:style-name="P174"><text:span text:style-name="Source_20_Text"><text:s text:c="4"/>\Illuminate\Database\Eloquent\ModelNotFoundException::class,</text:span></text:p>
      <text:p text:style-name="P174"><text:soft-page-break/><text:span text:style-name="Source_20_Text"><text:s text:c="4"/>\Illuminate\Validation\ValidationException::class,</text:span></text:p>
      <text:p text:style-name="P174"><text:span text:style-name="Source_20_Text">];</text:span></text:p>
      <text:p text:style-name="P196"/>
      <text:h text:style-name="P148" text:outline-level="3"><text:bookmark text:name="rendering-exceptions"/><text:a xlink:type="simple" xlink:href="https://laravel.com/docs/8.x/errors#rendering-exceptions" text:style-name="Internet_20_link" text:visited-style-name="Visited_20_Internet_20_Link"><text:span text:style-name="T14">Rendering Exceptions</text:span></text:a></text:h>
      <text:p text:style-name="P199"><text:span text:style-name="T14">По умолчанию обработчик исключений Laravel будет преобразовывать исключения в HTTP-ответ за вас. Однако вы можете зарегистрировать пользовательское закрытие отрисовки для исключений данного типа. Вы можете сделать это с помощью метода </text:span><text:span text:style-name="Source_20_Text"><text:span text:style-name="T14">renderable</text:span></text:span><text:span text:style-name="T14"> вашего обработчика исключений. Laravel определит, какой тип исключения отображает Closure, изучив подсказку типа Closure:<text:line-break/></text:span><text:span text:style-name="Source_20_Text"><text:span text:style-name="T14">use App\Exceptions\CustomException;</text:span></text:span></text:p>
      <text:p text:style-name="P174"/>
      <text:p text:style-name="P174"><text:span text:style-name="Source_20_Text">/**</text:span></text:p>
      <text:p text:style-name="P174"><text:span text:style-name="Source_20_Text"><text:s/>* Register the exception handling callbacks for the application.</text:span></text:p>
      <text:p text:style-name="P174"><text:span text:style-name="Source_20_Text"><text:s/>*</text:span></text:p>
      <text:p text:style-name="P174"><text:span text:style-name="Source_20_Text"><text:s/>* @return void</text:span></text:p>
      <text:p text:style-name="P174"><text:span text:style-name="Source_20_Text"><text:s/>*/</text:span></text:p>
      <text:p text:style-name="P174"><text:span text:style-name="Source_20_Text">public function register()</text:span></text:p>
      <text:p text:style-name="P174"><text:span text:style-name="Source_20_Text">{</text:span></text:p>
      <text:p text:style-name="P174"><text:span text:style-name="Source_20_Text"><text:s text:c="4"/>$this-&gt;renderable(function (CustomException $e, $request) {</text:span></text:p>
      <text:p text:style-name="P174"><text:span text:style-name="Source_20_Text"><text:s text:c="8"/>return response()-&gt;view('errors.custom', [], 500);</text:span></text:p>
      <text:p text:style-name="P174"><text:span text:style-name="Source_20_Text"><text:s text:c="4"/>});</text:span></text:p>
      <text:p text:style-name="P174"><text:span text:style-name="Source_20_Text">}</text:span></text:p>
      <text:p text:style-name="P196"/>
      <text:h text:style-name="P148" text:outline-level="3"><text:bookmark text:name="renderable-exceptions"/><text:a xlink:type="simple" xlink:href="https://laravel.com/docs/8.x/errors#renderable-exceptions" text:style-name="Internet_20_link" text:visited-style-name="Visited_20_Internet_20_Link"><text:span text:style-name="T14">Reportable &amp; Renderable Exceptions</text:span></text:a></text:h>
      <text:p text:style-name="P199"><text:span text:style-name="T14">Вместо исключений проверки типов в отчетах обработчика </text:span><text:span text:style-name="Source_20_Text"><text:span text:style-name="T14">report</text:span></text:span><text:span text:style-name="T14"> и методах </text:span><text:span text:style-name="Source_20_Text"><text:span text:style-name="T14">render</text:span></text:span><text:span text:style-name="T14"> вы можете определить методы </text:span><text:span text:style-name="Source_20_Text"><text:span text:style-name="T14">report</text:span></text:span><text:span text:style-name="T14"> и </text:span><text:span text:style-name="Source_20_Text"><text:span text:style-name="T14">render</text:span></text:span><text:span text:style-name="T14"> непосредственно для вашего настраиваемого исключения. Когда эти методы существуют, они будут автоматически вызываться фреймворком:<text:line-break/></text:span></text:p>
      <text:p text:style-name="P177"><text:span text:style-name="Source_20_Text">&lt;?php</text:span></text:p>
      <text:p text:style-name="P174"/>
      <text:p text:style-name="P174"><text:span text:style-name="Source_20_Text">namespace App\Exceptions;</text:span></text:p>
      <text:p text:style-name="P174"/>
      <text:p text:style-name="P174"><text:span text:style-name="Source_20_Text">use Exception;</text:span></text:p>
      <text:p text:style-name="P174"/>
      <text:p text:style-name="P174"><text:span text:style-name="Source_20_Text">class RenderException extends Exception</text:span></text:p>
      <text:p text:style-name="P174"><text:span text:style-name="Source_20_Text">{</text:span></text:p>
      <text:p text:style-name="P174"><text:span text:style-name="Source_20_Text"><text:s text:c="4"/>/**</text:span></text:p>
      <text:p text:style-name="P174"><text:span text:style-name="Source_20_Text"><text:s text:c="5"/>* Report the exception.</text:span></text:p>
      <text:p text:style-name="P174"><text:span text:style-name="Source_20_Text"><text:s text:c="5"/>*</text:span></text:p>
      <text:p text:style-name="P174"><text:span text:style-name="Source_20_Text"><text:s text:c="5"/>* @return void</text:span></text:p>
      <text:p text:style-name="P174"><text:span text:style-name="Source_20_Text"><text:s text:c="5"/>*/</text:span></text:p>
      <text:p text:style-name="P174"><text:span text:style-name="Source_20_Text"><text:s text:c="4"/>public function report()</text:span></text:p>
      <text:p text:style-name="P174"><text:span text:style-name="Source_20_Text"><text:s text:c="4"/>{</text:span></text:p>
      <text:p text:style-name="P174"><text:span text:style-name="Source_20_Text"><text:s text:c="8"/>//</text:span></text:p>
      <text:p text:style-name="P174"><text:span text:style-name="Source_20_Text"><text:s text:c="4"/>}</text:span></text:p>
      <text:p text:style-name="P174"/>
      <text:p text:style-name="P174"><text:span text:style-name="Source_20_Text"><text:s text:c="4"/>/**</text:span></text:p>
      <text:p text:style-name="P174"><text:span text:style-name="Source_20_Text"><text:s text:c="5"/>* Render the exception into an HTTP response.</text:span></text:p>
      <text:p text:style-name="P174"><text:soft-page-break/><text:span text:style-name="Source_20_Text"><text:s text:c="5"/>*</text:span></text:p>
      <text:p text:style-name="P174"><text:span text:style-name="Source_20_Text"><text:s text:c="5"/>* @param <text:s/>\Illuminate\Http\Request <text:s/>$request</text:span></text:p>
      <text:p text:style-name="P174"><text:span text:style-name="Source_20_Text"><text:s text:c="5"/>* @return \Illuminate\Http\Response</text:span></text:p>
      <text:p text:style-name="P174"><text:span text:style-name="Source_20_Text"><text:s text:c="5"/>*/</text:span></text:p>
      <text:p text:style-name="P174"><text:span text:style-name="Source_20_Text"><text:s text:c="4"/>public function render($request)</text:span></text:p>
      <text:p text:style-name="P174"><text:span text:style-name="Source_20_Text"><text:s text:c="4"/>{</text:span></text:p>
      <text:p text:style-name="P174"><text:span text:style-name="Source_20_Text"><text:s text:c="8"/>return response(...);</text:span></text:p>
      <text:p text:style-name="P174"><text:span text:style-name="Source_20_Text"><text:s text:c="4"/>}</text:span></text:p>
      <text:p text:style-name="P174"><text:span text:style-name="Source_20_Text">}</text:span></text:p>
      <text:p text:style-name="P199"><text:span text:style-name="T14">Если ваше исключение содержит настраиваемую логику отчетности, которая возникает только при соблюдении определенных условий, вам может потребоваться указать Laravel сообщать об исключении, используя конфигурацию обработки исключений по умолчанию. Для этого вы можете вернуть false из метода </text:span><text:span text:style-name="Source_20_Text">report</text:span><text:span text:style-name="T14"> об исключении:</text:span></text:p>
      <text:p text:style-name="P176"><text:span text:style-name="Source_20_Text">/**</text:span></text:p>
      <text:p text:style-name="P174"><text:span text:style-name="Source_20_Text"><text:s/>* Report the exception.</text:span></text:p>
      <text:p text:style-name="P174"><text:span text:style-name="Source_20_Text"><text:s/>*</text:span></text:p>
      <text:p text:style-name="P174"><text:span text:style-name="Source_20_Text"><text:s/>* @return bool|void</text:span></text:p>
      <text:p text:style-name="P174"><text:span text:style-name="Source_20_Text"><text:s/>*/</text:span></text:p>
      <text:p text:style-name="P174"><text:span text:style-name="Source_20_Text">public function report()</text:span></text:p>
      <text:p text:style-name="P174"><text:span text:style-name="Source_20_Text">{</text:span></text:p>
      <text:p text:style-name="P174"><text:span text:style-name="Source_20_Text"><text:s text:c="4"/>// Determine if the exception needs custom reporting...</text:span></text:p>
      <text:p text:style-name="P174"/>
      <text:p text:style-name="P174"><text:span text:style-name="Source_20_Text"><text:s text:c="4"/>return false;</text:span></text:p>
      <text:p text:style-name="P174"><text:span text:style-name="Source_20_Text">}</text:span></text:p>
      <text:p text:style-name="P196">You may type-hint any required dependencies of the <text:span text:style-name="Source_20_Text">report</text:span> method and they will automatically be injected into the method by Laravel's <text:a xlink:type="simple" xlink:href="https://laravel.com/docs/8.x/container" text:style-name="Internet_20_link" text:visited-style-name="Visited_20_Internet_20_Link">service container</text:a>.</text:p>
      <text:p text:style-name="P196"/>
      <text:h text:style-name="P133" text:outline-level="2">HTTP-исключения</text:h>
      <text:p text:style-name="P199"><text:span text:style-name="T14">Некоторые исключения описывают коды HTTP-ошибок от сервера. Например, это может быть ошибка "страница не найдена" (404), "ошибка авторизации" (401) или даже сгенерированная разработчиком ошибка 500. Для возврата такого отклика из любого места в приложении можете использовать хелпер </text:span><text:span text:style-name="Source_20_Text"><text:span text:style-name="T14">abort</text:span></text:span><text:span text:style-name="T14">:<text:line-break/></text:span><text:span text:style-name="Source_20_Text">abort(404);</text:span></text:p>
      <text:p text:style-name="P196"/>
      <text:h text:style-name="P150" text:outline-level="3">Пользовательские страницы HTTP-ошибок</text:h>
      <text:p text:style-name="P199"><text:span text:style-name="T14">В Laravel можно легко возвращать свои собственные страницы для различных кодов HTTP-ошибок. Например, для выдачи собственной страницы для ошибки 404 создайте файл </text:span><text:span text:style-name="Source_20_Text"><text:span text:style-name="T14">resources/views/errors/404.blade.php</text:span></text:span><text:span text:style-name="T14">. Этот файл будет использован для всех ошибок 404, генерируемых вашим приложением. Представления в этой папке должны иметь имена, соответствующие кодам ошибок. Экземпляр </text:span><text:span text:style-name="Source_20_Text"><text:span text:style-name="T14">HttpException</text:span></text:span><text:span text:style-name="T14">, </text:span><text:soft-page-break/><text:span text:style-name="T14">созданный функцией </text:span><text:span text:style-name="Source_20_Text"><text:span text:style-name="T14">abort</text:span></text:span><text:span text:style-name="T14">, будет передан в представление как переменная </text:span><text:span text:style-name="Source_20_Text"><text:span text:style-name="T14">$exception</text:span></text:span><text:span text:style-name="T14">:</text:span></text:p>
      <text:p text:style-name="P177"><text:span text:style-name="Source_20_Text">&lt;h2&gt;{{ $exception-&gt;getMessage() }}&lt;/h2&gt;</text:span></text:p>
      <text:p text:style-name="P196">Вы можете опубликовать шаблоны страниц ошибок Laravel с помощью Artisan-команды vendor: publish. После публикации шаблонов вы можете настроить их по своему вкусу:</text:p>
      <text:p text:style-name="P176"><text:span text:style-name="Source_20_Text">php artisan vendor:publish --tag=laravel-errors</text:span></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24" text:outline-level="1"><text:soft-page-break/>Logging</text:h>
      <text:p text:style-name="P276">Введение </text:p>
      <text:p text:style-name="P276">Настройка </text:p>
      <text:p text:style-name="P276"><text:tab/>Построение лог журналов</text:p>
      <text:p text:style-name="P276">Записать лога </text:p>
      <text:p text:style-name="P276"><text:tab/>Запись в определенные каналы </text:p>
      <text:p text:style-name="P276"><text:span text:style-name="T1">Расширенная настройка канала Monolog </text:span></text:p>
      <text:p text:style-name="P276"><text:span text:style-name="T1"><text:tab/>Настройка Monolog для каналов</text:span></text:p>
      <text:p text:style-name="P276"><text:span text:style-name="T1"><text:tab/>Создание каналов обработчика Monolog</text:span></text:p>
      <text:p text:style-name="P278"><text:span text:style-name="T12"><text:tab/>Создание каналов через фабрики</text:span></text:p>
      <text:p text:style-name="P269"><text:span text:style-name="T1"/></text:p>
      <text:p text:style-name="P277"><text:span text:style-name="T129">Введение</text:span></text:p>
      <text:p text:style-name="P199"><text:span text:style-name="T14">Чтобы помочь вам узнать больше о том, что происходит в вашем приложении, Laravel предоставляет надежные службы ведения журнала, которые позволяют записывать сообщения в файлы, журнал системных ошибок и даже в Slack, чтобы уведомить всю вашу команду.<text:line-break/><text:line-break/>Под капотом Laravel использует библиотеку </text:span><text:a xlink:type="simple" xlink:href="https://github.com/Seldaek/monolog" text:style-name="Internet_20_link" text:visited-style-name="Visited_20_Internet_20_Link">Monolog</text:a><text:span text:style-name="T14">, которая обеспечивает поддержку множества мощных обработчиков журналов. Laravel упрощает настройку этих обработчиков, позволяя вам смешивать и сопоставлять их для настройки обработки журналов вашего приложения.</text:span></text:p>
      <text:p text:style-name="P198"/>
      <text:h text:style-name="P137" text:outline-level="2"><text:span text:style-name="T117">Настройка</text:span></text:h>
      <text:p text:style-name="P199"><text:span text:style-name="T14">Вся конфигурация системы регистрации вашего приложения содержится в файле конфигурации config / logging.php. Этот файл позволяет вам настраивать каналы журнала вашего приложения, поэтому обязательно просмотрите каждый из доступных каналов и их параметры. Ниже мы рассмотрим несколько распространенных вариантов.<text:line-break/><text:line-break/>По умолчанию Laravel будет использовать канал </text:span><text:span text:style-name="Source_20_Text">stack</text:span><text:span text:style-name="T14"> при регистрации сообщений. Канал </text:span><text:span text:style-name="Source_20_Text"><text:span text:style-name="T14">stack</text:span></text:span><text:span text:style-name="T14"> используется для объединения нескольких каналов журнала в один канал. </text:span></text:p>
      <text:p text:style-name="P196"/>
      <text:h text:style-name="P162" text:outline-level="4"><text:bookmark text:name="configuring-the-channel-name"/><text:a xlink:type="simple" xlink:href="https://laravel.com/docs/8.x/logging#configuring-the-channel-name" text:style-name="Internet_20_link" text:visited-style-name="Visited_20_Internet_20_Link">Configuring The Channel Name</text:a></text:h>
      <text:p text:style-name="P199"><text:span text:style-name="T14">По умолчанию Monolog создается с «именем канала», которое соответствует текущей среде, например </text:span><text:span text:style-name="Source_20_Text">production</text:span><text:span text:style-name="T14"> или </text:span><text:span text:style-name="Source_20_Text"><text:span text:style-name="T14">local</text:span></text:span><text:span text:style-name="T14">. Чтобы </text:span><text:soft-page-break/><text:span text:style-name="T14">изменить это значение, добавьте параметр </text:span><text:span text:style-name="Source_20_Text"><text:span text:style-name="T14">name</text:span></text:span><text:span text:style-name="T14"> в конфигурацию вашего канала:</text:span></text:p>
      <text:p text:style-name="P177"><text:span text:style-name="Source_20_Text">'stack' =&gt; [</text:span></text:p>
      <text:p text:style-name="P174"><text:span text:style-name="Source_20_Text"><text:s text:c="4"/>'driver' =&gt; 'stack',</text:span></text:p>
      <text:p text:style-name="P174"><text:span text:style-name="Source_20_Text"><text:s text:c="4"/>'name' =&gt; 'channel-name',</text:span></text:p>
      <text:p text:style-name="P174"><text:span text:style-name="Source_20_Text"><text:s text:c="4"/>'channels' =&gt; ['single', 'slack'],</text:span></text:p>
      <text:p text:style-name="P174"><text:span text:style-name="Source_20_Text">],</text:span></text:p>
      <text:p text:style-name="P198"/>
      <text:h text:style-name="P163" text:outline-level="4"><text:bookmark text:name="available-channel-drivers"/><text:a xlink:type="simple" xlink:href="https://laravel.com/docs/8.x/logging#available-channel-drivers" text:style-name="Internet_20_link" text:visited-style-name="Visited_20_Internet_20_Link">Available Channel Drivers</text:a></text:h>
      <text:p text:style-name="P198"><text:a xlink:type="simple" xlink:href="https://laravel.com/docs/8.x/logging#available-channel-drivers" text:style-name="Internet_20_link" text:visited-style-name="Visited_20_Internet_20_Link"/></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Table_20_Heading">Name</text:p>
            </table:table-cell>
            <table:table-cell table:style-name="Таблица6.A1" office:value-type="string">
              <text:p text:style-name="Table_20_Heading">Description</text:p>
            </table:table-cell>
          </table:table-row>
        </table:table-header-rows>
        <table:table-row>
          <table:table-cell table:style-name="Таблица6.A1" office:value-type="string">
            <text:p text:style-name="Table_20_Contents"><text:span text:style-name="Source_20_Text">stack</text:span></text:p>
          </table:table-cell>
          <table:table-cell table:style-name="Таблица6.A1" office:value-type="string">
            <text:p text:style-name="Table_20_Contents">A wrapper to facilitate creating "multi-channel" channels</text:p>
          </table:table-cell>
        </table:table-row>
        <table:table-row>
          <table:table-cell table:style-name="Таблица6.A1" office:value-type="string">
            <text:p text:style-name="Table_20_Contents"><text:span text:style-name="Source_20_Text">single</text:span></text:p>
          </table:table-cell>
          <table:table-cell table:style-name="Таблица6.A1" office:value-type="string">
            <text:p text:style-name="Table_20_Contents">A single file or path based logger channel (<text:span text:style-name="Source_20_Text">StreamHandler</text:span>)</text:p>
          </table:table-cell>
        </table:table-row>
        <table:table-row>
          <table:table-cell table:style-name="Таблица6.A1" office:value-type="string">
            <text:p text:style-name="Table_20_Contents"><text:span text:style-name="Source_20_Text">daily</text:span></text:p>
          </table:table-cell>
          <table:table-cell table:style-name="Таблица6.A1" office:value-type="string">
            <text:p text:style-name="Table_20_Contents">A <text:span text:style-name="Source_20_Text">RotatingFileHandler</text:span> based Monolog driver which rotates daily</text:p>
          </table:table-cell>
        </table:table-row>
        <table:table-row>
          <table:table-cell table:style-name="Таблица6.A1" office:value-type="string">
            <text:p text:style-name="Table_20_Contents"><text:span text:style-name="Source_20_Text">slack</text:span></text:p>
          </table:table-cell>
          <table:table-cell table:style-name="Таблица6.A1" office:value-type="string">
            <text:p text:style-name="Table_20_Contents">A <text:span text:style-name="Source_20_Text">SlackWebhookHandler</text:span> based Monolog driver</text:p>
          </table:table-cell>
        </table:table-row>
        <table:table-row>
          <table:table-cell table:style-name="Таблица6.A1" office:value-type="string">
            <text:p text:style-name="Table_20_Contents"><text:span text:style-name="Source_20_Text">papertrail</text:span></text:p>
          </table:table-cell>
          <table:table-cell table:style-name="Таблица6.A1" office:value-type="string">
            <text:p text:style-name="Table_20_Contents">A <text:span text:style-name="Source_20_Text">SyslogUdpHandler</text:span> based Monolog driver</text:p>
          </table:table-cell>
        </table:table-row>
        <table:table-row>
          <table:table-cell table:style-name="Таблица6.A1" office:value-type="string">
            <text:p text:style-name="Table_20_Contents"><text:span text:style-name="Source_20_Text">syslog</text:span></text:p>
          </table:table-cell>
          <table:table-cell table:style-name="Таблица6.A1" office:value-type="string">
            <text:p text:style-name="Table_20_Contents">A <text:span text:style-name="Source_20_Text">SyslogHandler</text:span> based Monolog driver</text:p>
          </table:table-cell>
        </table:table-row>
        <table:table-row>
          <table:table-cell table:style-name="Таблица6.A1" office:value-type="string">
            <text:p text:style-name="Table_20_Contents"><text:span text:style-name="Source_20_Text">errorlog</text:span></text:p>
          </table:table-cell>
          <table:table-cell table:style-name="Таблица6.A1" office:value-type="string">
            <text:p text:style-name="Table_20_Contents">A <text:span text:style-name="Source_20_Text">ErrorLogHandler</text:span> based Monolog driver</text:p>
          </table:table-cell>
        </table:table-row>
        <table:table-row>
          <table:table-cell table:style-name="Таблица6.A1" office:value-type="string">
            <text:p text:style-name="Table_20_Contents"><text:span text:style-name="Source_20_Text">monolog</text:span></text:p>
          </table:table-cell>
          <table:table-cell table:style-name="Таблица6.A1" office:value-type="string">
            <text:p text:style-name="Table_20_Contents">A Monolog factory driver that may use any supported Monolog handler</text:p>
          </table:table-cell>
        </table:table-row>
        <table:table-row>
          <table:table-cell table:style-name="Таблица6.A1" office:value-type="string">
            <text:p text:style-name="Table_20_Contents"><text:span text:style-name="Source_20_Text">custom</text:span></text:p>
          </table:table-cell>
          <table:table-cell table:style-name="Таблица6.A1" office:value-type="string">
            <text:p text:style-name="Table_20_Contents">A driver that calls a specified factory to create a channel</text:p>
          </table:table-cell>
        </table:table-row>
      </table:table>
      <text:p text:style-name="P198"/>
      <text:p text:style-name="P198"/>
      <text:p text:style-name="P269"><text:span text:style-name="T14">Настройка одиночного и </text:span><text:span text:style-name="T58">ежедневного</text:span><text:span text:style-name="T14"> каналов</text:span></text:p>
      <text:p text:style-name="P203"><text:span text:style-name="Source_20_Text"><text:span text:style-name="T14">single</text:span></text:span><text:span text:style-name="T14"> и </text:span><text:span text:style-name="Source_20_Text">daily</text:span><text:span text:style-name="T14"> каналы имеют три дополнительных параметра конфигурации: </text:span><text:span text:style-name="Source_20_Text"><text:span text:style-name="T14">bubble</text:span></text:span><text:span text:style-name="T14">, </text:span><text:span text:style-name="Source_20_Text"><text:span text:style-name="T14">permission</text:span></text:span><text:span text:style-name="T14"> и </text:span><text:span text:style-name="Source_20_Text"><text:span text:style-name="T14">locking</text:span></text:span><text:span text:style-name="T14">.</text:span></text:p>
      <text:p text:style-name="P196"/>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Table_20_Heading">Name</text:p>
            </table:table-cell>
            <table:table-cell table:style-name="Таблица7.A1" office:value-type="string">
              <text:p text:style-name="Table_20_Heading">Description</text:p>
            </table:table-cell>
            <table:table-cell table:style-name="Таблица7.A1" office:value-type="string">
              <text:p text:style-name="Table_20_Heading">Default</text:p>
            </table:table-cell>
          </table:table-row>
        </table:table-header-rows>
        <table:table-row>
          <table:table-cell table:style-name="Таблица7.A1" office:value-type="string">
            <text:p text:style-name="Table_20_Contents"><text:span text:style-name="Source_20_Text">bubble</text:span></text:p>
          </table:table-cell>
          <table:table-cell table:style-name="Таблица7.A1" office:value-type="string">
            <text:p text:style-name="Table_20_Contents">Indicates if messages should bubble up to other channels after being handled</text:p>
          </table:table-cell>
          <table:table-cell table:style-name="Таблица7.A1" office:value-type="string">
            <text:p text:style-name="Table_20_Contents"><text:span text:style-name="Source_20_Text">true</text:span></text:p>
          </table:table-cell>
        </table:table-row>
        <table:table-row>
          <table:table-cell table:style-name="Таблица7.A1" office:value-type="string">
            <text:p text:style-name="Table_20_Contents"><text:span text:style-name="Source_20_Text">permission</text:span></text:p>
          </table:table-cell>
          <table:table-cell table:style-name="Таблица7.A1" office:value-type="string">
            <text:p text:style-name="Table_20_Contents">The log file's permissions</text:p>
          </table:table-cell>
          <table:table-cell table:style-name="Таблица7.A1" office:value-type="string">
            <text:p text:style-name="Table_20_Contents"><text:span text:style-name="Source_20_Text">0644</text:span></text:p>
          </table:table-cell>
        </table:table-row>
        <table:table-row>
          <table:table-cell table:style-name="Таблица7.A1" office:value-type="string">
            <text:p text:style-name="Table_20_Contents"><text:span text:style-name="Source_20_Text">locking</text:span></text:p>
          </table:table-cell>
          <table:table-cell table:style-name="Таблица7.A1" office:value-type="string">
            <text:p text:style-name="Table_20_Contents">Attempt to lock the log file before writing to it</text:p>
          </table:table-cell>
          <table:table-cell table:style-name="Таблица7.A1" office:value-type="string">
            <text:p text:style-name="Table_20_Contents"><text:span text:style-name="Source_20_Text">false</text:span></text:p>
          </table:table-cell>
        </table:table-row>
      </table:table>
      <text:p text:style-name="P196"/>
      <text:h text:style-name="P163" text:outline-level="4"><text:bookmark text:name="configuring-the-papertrail-channel"/><text:a xlink:type="simple" xlink:href="https://laravel.com/docs/8.x/logging#configuring-the-papertrail-channel" text:style-name="Internet_20_link" text:visited-style-name="Visited_20_Internet_20_Link">Configuring The Papertrail Channel</text:a></text:h>
      <text:p text:style-name="P203"><text:span text:style-name="T14">Для канала papertrail требуются параметры конфигурации URL и </text:span><text:span text:style-name="Source_20_Text">port</text:span><text:span text:style-name="T14">. Вы можете получить эти значения в </text:span><text:a xlink:type="simple" xlink:href="https://help.papertrailapp.com/kb/configuration/configuring-centralized-logging-from-php-apps/#send-events-from-php-app" text:style-name="Internet_20_link" text:visited-style-name="Visited_20_Internet_20_Link">Papertrail</text:a><text:span text:style-name="T14">.</text:span></text:p>
      <text:p text:style-name="P196"/>
      <text:p text:style-name="P266"><text:span text:style-name="T1">Настройка Slack Channel</text:span></text:p>
      <text:p text:style-name="P203"><text:span text:style-name="T14">Для </text:span><text:span text:style-name="Source_20_Text">slack</text:span><text:span text:style-name="T14"> канала требуется опция конфигурации </text:span><text:span text:style-name="Source_20_Text"><text:span text:style-name="T14">url</text:span></text:span><text:span text:style-name="T14">. Этот URL-адрес должен соответствовать URL-адресу входящего веб-перехватчика, который вы настроили для своей команды Slack. По умолчанию Slack будет получать логи только </text:span><text:span text:style-name="Source_20_Text"><text:span text:style-name="T14">critical</text:span></text:span><text:span text:style-name="T14"> уровня и </text:span><text:soft-page-break/><text:span text:style-name="T14">выше; однако вы можете настроить это в файле конфигурации </text:span><text:span text:style-name="Source_20_Text"><text:span text:style-name="T14">logging</text:span></text:span><text:span text:style-name="T14"> журнала.</text:span></text:p>
      <text:p text:style-name="P198"/>
      <text:h text:style-name="P151" text:outline-level="3"><text:bookmark text:name="building-log-stacks"/><text:a xlink:type="simple" xlink:href="https://laravel.com/docs/8.x/logging#building-log-stacks" text:style-name="Internet_20_link" text:visited-style-name="Visited_20_Internet_20_Link">Building Log Stacks</text:a></text:h>
      <text:p text:style-name="P203"><text:span text:style-name="T14">Как упоминалось ранее, драйвер </text:span><text:span text:style-name="Source_20_Text">stack</text:span><text:span text:style-name="T14"> позволяет объединить несколько каналов в один канал журнала. Чтобы проиллюстрировать, как использовать стеки журналов, давайте рассмотрим пример конфигурации, которую вы можете увидеть в производственном приложении:</text:span></text:p>
      <text:p text:style-name="P176"><text:span text:style-name="Source_20_Text">'channels' =&gt; [</text:span></text:p>
      <text:p text:style-name="Preformatted_20_Text"><text:span text:style-name="Source_20_Text"><text:s text:c="4"/>'stack' =&gt; [</text:span></text:p>
      <text:p text:style-name="Preformatted_20_Text"><text:span text:style-name="Source_20_Text"><text:s text:c="8"/>'driver' =&gt; 'stack',</text:span></text:p>
      <text:p text:style-name="Preformatted_20_Text"><text:span text:style-name="Source_20_Text"><text:s text:c="8"/>'channels' =&gt; ['syslog', 'slack'],</text:span></text:p>
      <text:p text:style-name="Preformatted_20_Text"><text:span text:style-name="Source_20_Text"><text:s text:c="4"/>],</text:span></text:p>
      <text:p text:style-name="Preformatted_20_Text"/>
      <text:p text:style-name="Preformatted_20_Text"><text:span text:style-name="Source_20_Text"><text:s text:c="4"/>'syslog' =&gt; [</text:span></text:p>
      <text:p text:style-name="Preformatted_20_Text"><text:span text:style-name="Source_20_Text"><text:s text:c="8"/>'driver' =&gt; 'syslog',</text:span></text:p>
      <text:p text:style-name="Preformatted_20_Text"><text:span text:style-name="Source_20_Text"><text:s text:c="8"/>'level' =&gt; 'debug',</text:span></text:p>
      <text:p text:style-name="Preformatted_20_Text"><text:span text:style-name="Source_20_Text"><text:s text:c="4"/>],</text:span></text:p>
      <text:p text:style-name="Preformatted_20_Text"/>
      <text:p text:style-name="Preformatted_20_Text"><text:span text:style-name="Source_20_Text"><text:s text:c="4"/>'slack' =&gt; [</text:span></text:p>
      <text:p text:style-name="Preformatted_20_Text"><text:span text:style-name="Source_20_Text"><text:s text:c="8"/>'driver' =&gt; 'slack',</text:span></text:p>
      <text:p text:style-name="Preformatted_20_Text"><text:span text:style-name="Source_20_Text"><text:s text:c="8"/>'url' =&gt; env('LOG_SLACK_WEBHOOK_URL'),</text:span></text:p>
      <text:p text:style-name="Preformatted_20_Text"><text:span text:style-name="Source_20_Text"><text:s text:c="8"/>'username' =&gt; 'Laravel Log',</text:span></text:p>
      <text:p text:style-name="Preformatted_20_Text"><text:span text:style-name="Source_20_Text"><text:s text:c="8"/>'emoji' =&gt; ':boom:',</text:span></text:p>
      <text:p text:style-name="Preformatted_20_Text"><text:span text:style-name="Source_20_Text"><text:s text:c="8"/>'level' =&gt; 'critical',</text:span></text:p>
      <text:p text:style-name="Preformatted_20_Text"><text:span text:style-name="Source_20_Text"><text:s text:c="4"/>],</text:span></text:p>
      <text:p text:style-name="P121"><text:span text:style-name="Source_20_Text">],</text:span></text:p>
      <text:p text:style-name="P203"><text:span text:style-name="T14">Давайте разберем эту конфигурацию. Во-первых, обратите внимание, что наш канал </text:span><text:span text:style-name="Source_20_Text">stack</text:span><text:span text:style-name="T14"> объединяет два других канала с помощью параметра </text:span><text:span text:style-name="Source_20_Text"><text:span text:style-name="T14">channels</text:span></text:span><text:span text:style-name="T14">: syslog и slack. Таким образом, при регистрации сообщений оба этих канала будут иметь возможность регистрировать сообщение.</text:span></text:p>
      <text:p text:style-name="P196"/>
      <text:h text:style-name="P163" text:outline-level="4"><text:bookmark text:name="log-levels"/><text:a xlink:type="simple" xlink:href="https://laravel.com/docs/8.x/logging#log-levels" text:style-name="Internet_20_link" text:visited-style-name="Visited_20_Internet_20_Link">Log Levels</text:a></text:h>
      <text:p text:style-name="P278"><text:span text:style-name="T14">Обратите внимание на параметр конфигурации </text:span><text:span text:style-name="Source_20_Text">level</text:span><text:span text:style-name="T14">, присутствующий в конфигурациях </text:span><text:span text:style-name="Source_20_Text"><text:span text:style-name="T14">syslog</text:span></text:span><text:span text:style-name="T14"> и </text:span><text:span text:style-name="Source_20_Text"><text:span text:style-name="T14">slack</text:span></text:span><text:span text:style-name="T14"> каналов в приведенном выше примере. Эта опция определяет минимальный «уровень» сообщения, которое должно быть зарегистрировано каналом. Monolog, на котором работают службы ведения журналов Laravel, предлагает все уровни журналов, определенные в </text:span><text:a xlink:type="simple" xlink:href="https://tools.ietf.org/html/rfc5424" text:style-name="Internet_20_link" text:visited-style-name="Visited_20_Internet_20_Link">RFC 5424 specification</text:a><text:span text:style-name="T14">:аварийный, аварийный, критический, ошибка, предупреждение, уведомление, информация и отладка.</text:span></text:p>
      <text:p text:style-name="P198"/>
      <text:h text:style-name="P134" text:outline-level="2"><text:bookmark text:name="writing-log-messages"/><text:soft-page-break/><text:a xlink:type="simple" xlink:href="https://laravel.com/docs/8.x/logging#writing-log-messages" text:style-name="Internet_20_link" text:visited-style-name="Visited_20_Internet_20_Link">Writing Log Messages</text:a></text:h>
      <text:p text:style-name="P198"/>
      <text:h text:style-name="P163" text:outline-level="4"><text:bookmark text:name="contextual-information"/><text:a xlink:type="simple" xlink:href="https://laravel.com/docs/8.x/logging#contextual-information" text:style-name="Internet_20_link" text:visited-style-name="Visited_20_Internet_20_Link">Contextual Information</text:a></text:h>
      <text:p text:style-name="P198"/>
      <text:h text:style-name="P151" text:outline-level="3"><text:bookmark text:name="writing-to-specific-channels"/><text:a xlink:type="simple" xlink:href="https://laravel.com/docs/8.x/logging#writing-to-specific-channels" text:style-name="Internet_20_link" text:visited-style-name="Visited_20_Internet_20_Link">Writing To Specific Channels</text:a></text:h>
      <text:p text:style-name="P198"/>
      <text:h text:style-name="P134" text:outline-level="2"><text:bookmark text:name="advanced-monolog-channel-customization"/><text:a xlink:type="simple" xlink:href="https://laravel.com/docs/8.x/logging#advanced-monolog-channel-customization" text:style-name="Internet_20_link" text:visited-style-name="Visited_20_Internet_20_Link">Advanced Monolog Channel Customization</text:a></text:h>
      <text:p text:style-name="P198"/>
      <text:h text:style-name="P151" text:outline-level="3"><text:bookmark text:name="customizing-monolog-for-channels"/><text:a xlink:type="simple" xlink:href="https://laravel.com/docs/8.x/logging#customizing-monolog-for-channels" text:style-name="Internet_20_link" text:visited-style-name="Visited_20_Internet_20_Link">Customizing Monolog For Channels</text:a></text:h>
      <text:p text:style-name="P198"/>
      <text:h text:style-name="P151" text:outline-level="3"><text:bookmark text:name="creating-monolog-handler-channels"/><text:a xlink:type="simple" xlink:href="https://laravel.com/docs/8.x/logging#creating-monolog-handler-channels" text:style-name="Internet_20_link" text:visited-style-name="Visited_20_Internet_20_Link">Creating Monolog Handler Channels</text:a></text:h>
      <text:p text:style-name="P198"/>
      <text:h text:style-name="P163" text:outline-level="4"><text:bookmark text:name="monolog-formatters"/><text:a xlink:type="simple" xlink:href="https://laravel.com/docs/8.x/logging#monolog-formatters" text:style-name="Internet_20_link" text:visited-style-name="Visited_20_Internet_20_Link">Monolog Formatters</text:a></text:h>
      <text:p text:style-name="P198"/>
      <text:h text:style-name="P151" text:outline-level="3"><text:bookmark text:name="creating-channels-via-factories"/><text:a xlink:type="simple" xlink:href="https://laravel.com/docs/8.x/logging#creating-channels-via-factories" text:style-name="Internet_20_link" text:visited-style-name="Visited_20_Internet_20_Link">Creating Channels Via Factories</text:a></text:h>
      <text:p text:style-name="P266"/>
      <text:p text:style-name="P266"/>
      <text:p text:style-name="P266"/>
      <text:p text:style-name="P198"><text:a xlink:type="simple" xlink:href="https://laravel.com/docs/8.x/logging#configuration" text:style-name="Internet_20_link" text:visited-style-name="Visited_20_Internet_20_Link">https://laravel.com/docs/8.x/logging#configuration</text:a></text:p>
      <text:p text:style-name="P19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21:56:32.705310352</meta:creation-date>
    <meta:generator>LibreOffice/6.4.6.2$Linux_X86_64 LibreOffice_project/40$Build-2</meta:generator>
    <dc:date>2020-11-05T17:13:45.267592323</dc:date>
    <meta:editing-duration>PT9H43M59S</meta:editing-duration>
    <meta:editing-cycles>219</meta:editing-cycles>
    <meta:document-statistic meta:table-count="7" meta:image-count="0" meta:object-count="0" meta:page-count="152" meta:paragraph-count="3857" meta:word-count="26526" meta:character-count="218545" meta:non-whitespace-character-count="189855"/>
  </office:meta>
</office:document-meta>
</file>